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amyanka, Petro-Ivanivka, Novomlynsk, Dvorichna, K...</text:span>
</text:h>
      <text:p text:style-name="P4">
Authors: liveuamap (Language: en)</text:p>
      <text:p text:style-name="P4">
Time: 2023-04-04T-60:40:00</text:p>
      <text:p text:style-name="P4">
Location: Donetsk (Latitude:48.91641 Longtitude:38.13063)</text:p>
      <text:p text:style-name="P4">
Videos: []</text:p>
      <text:p text:style-name="P4">
Images: []</text:p>
      <text:p text:style-name="P4">
Tags: ["Russia"]</text:p>
      <text:p text:style-name="P4">
ID: 22553592</text:p>
      <!--METADATA-->
      <text:p text:style-name="P4">
At Kupiansk direction Russian army shelled Kamyanka, Petro-Ivanivka,Novomlynsk, Dvorichna, Kutkivka, Zapadne, Masutivka of Kharkiv region;Krokhmalne of Luhansk region and Terny and Serebryanka of Donetsk region, -General Staff of Armed Forces of Ukraine says in the morning report</text:p>
      <text:p text:style-name="P4">
News Collection Link: <text:a xlink:type="simple" xlink:href="https://liveuamap.com/en/2023/4-april-at-kupiansk-direction-russian-army-shelled-kamyanka" text:style-name="Internet_20_link" text:visited-style-name="Visited_20_Internet_20_Link">
https://liveuamap.com/en/2023/4-april-at-kupiansk-direction-russian-army-shelled-kamyanka</text:a>
</text:p>
      <text:p text:style-name="P4">
Source: <text:a xlink:type="simple" xlink:href="https://t.me/lumsrc/4407" text:style-name="Internet_20_link" text:visited-style-name="Visited_20_Internet_20_Link">
https://t.me/lumsrc/4407</text:a>
</text:p>
      <!--NEWS-->
      <text:h text:style-name="P10" text:outline-level="1">
<text:span text:style-name="T4">
At Lyman direction Russian army shelled Makiyivka, Nevske, Kreminna, Dibrova, Bilohorivka of ...</text:span>
</text:h>
      <text:p text:style-name="P4">
Authors: liveuamap (Language: en)</text:p>
      <text:p text:style-name="P4">
Time: 2023-04-04T-62:40:00</text:p>
      <text:p text:style-name="P4">
Location: Donetsk (Latitude:48.75438 Longtitude:38.07518)</text:p>
      <text:p text:style-name="P4">
Videos: []</text:p>
      <text:p text:style-name="P4">
Images: []</text:p>
      <text:p text:style-name="P4">
Tags: ["Russia"]</text:p>
      <text:p text:style-name="P4">
ID: 22553591</text:p>
      <!--METADATA-->
      <text:p text:style-name="P4">
At Lyman direction Russian army shelled Makiyivka, Nevske, Kreminna, Dibrova,Bilohorivka of Luhansk region and Terny, Vesele, Zvanivka, Spirne andRozdolivka of Donetsk region, - General Staff of Armed Forces of Ukraine saysin the morning report</text:p>
      <text:p text:style-name="P4">
News Collection Link: <text:a xlink:type="simple" xlink:href="https://liveuamap.com/en/2023/4-april-at-lyman-direction-russian-army-shelled-makiyivka" text:style-name="Internet_20_link" text:visited-style-name="Visited_20_Internet_20_Link">
https://liveuamap.com/en/2023/4-april-at-lyman-direction-russian-army-shelled-makiyivka</text:a>
</text:p>
      <text:p text:style-name="P4">
Source: <text:a xlink:type="simple" xlink:href="https://t.me/lumsrc/4408" text:style-name="Internet_20_link" text:visited-style-name="Visited_20_Internet_20_Link">
https://t.me/lumsrc/4408</text:a>
</text:p>
      <!--NEWS-->
      <text:h text:style-name="P10" text:outline-level="1">
<text:span text:style-name="T4">
At Bakhmut direction Russian army shelled Vasukivka, Orikhovo-Vasylivka, Novomarkove, Bohdani...</text:span>
</text:h>
      <text:p text:style-name="P4">
Authors: liveuamap (Language: en)</text:p>
      <text:p text:style-name="P4">
Time: 2023-04-04T-64:40:00</text:p>
      <text:p text:style-name="P4">
Location: Bakhmut (Latitude:48.41512 Longtitude:37.87943)</text:p>
      <text:p text:style-name="P4">
Videos: []</text:p>
      <text:p text:style-name="P4">
Images: []</text:p>
      <text:p text:style-name="P4">
Tags: ["Russia"]</text:p>
      <text:p text:style-name="P4">
ID: 22553590</text:p>
      <!--METADATA-->
      <text:p text:style-name="P4">
At Bakhmut direction Russian army shelled Vasukivka, Orikhovo-Vasylivka,Novomarkove, Bohdanivka, Bakhmut, Ivanivske, Chasiv Yar, Ozaryanivka, Dachne,Oleksandro-Shulhyne, Zalizne and New York of Donetsk region, - General Staffof Armed Forces of Ukraine says in the morning report</text:p>
      <text:p text:style-name="P4">
News Collection Link: <text:a xlink:type="simple" xlink:href="https://liveuamap.com/en/2023/4-april-at-bakhmut-direction-russian-army-shelled-vasukivka" text:style-name="Internet_20_link" text:visited-style-name="Visited_20_Internet_20_Link">
https://liveuamap.com/en/2023/4-april-at-bakhmut-direction-russian-army-shelled-vasukivka</text:a>
</text:p>
      <text:p text:style-name="P4">
Source: <text:a xlink:type="simple" xlink:href="https://t.me/lumsrc/4409" text:style-name="Internet_20_link" text:visited-style-name="Visited_20_Internet_20_Link">
https://t.me/lumsrc/4409</text:a>
</text:p>
      <!--NEWS-->
      <text:h text:style-name="P10" text:outline-level="1">
<text:span text:style-name="T4">
At Avdiyivka and Maryinka directions Russian army shelled Avdiyivka, Vodyane, Syeverne, Netay...</text:span>
</text:h>
      <text:p text:style-name="P4">
Authors: liveuamap (Language: en)</text:p>
      <text:p text:style-name="P4">
Time: 2023-04-04T-66:40:00</text:p>
      <text:p text:style-name="P4">
Location: Donetsk Oblast (Latitude:47.916 Longtitude:37.4608)</text:p>
      <text:p text:style-name="P4">
Videos: []</text:p>
      <text:p text:style-name="P4">
Images: []</text:p>
      <text:p text:style-name="P4">
Tags: ["Russia"]</text:p>
      <text:p text:style-name="P4">
ID: 22553589</text:p>
      <!--METADATA-->
      <text:p text:style-name="P4">
At Avdiyivka and Maryinka directions Russian army shelled Avdiyivka, Vodyane,Syeverne, Netaylove, Pervomayske, Krasnohorivka, Heorhiyivka, Maryinka andPobyeda of Donetsk region, - General Staff of Armed Forces of Ukraine says inthe morning report</text:p>
      <text:p text:style-name="P4">
News Collection Link: <text:a xlink:type="simple" xlink:href="https://liveuamap.com/en/2023/4-april-at-avdiyivka-and-maryinka-directions-russian-army" text:style-name="Internet_20_link" text:visited-style-name="Visited_20_Internet_20_Link">
https://liveuamap.com/en/2023/4-april-at-avdiyivka-and-maryinka-directions-russian-army</text:a>
</text:p>
      <text:p text:style-name="P4">
Source: <text:a xlink:type="simple" xlink:href="https://t.me/lumsrc/4410" text:style-name="Internet_20_link" text:visited-style-name="Visited_20_Internet_20_Link">
https://t.me/lumsrc/4410</text:a>
</text:p>
      <!--NEWS-->
      <text:h text:style-name="P10" text:outline-level="1">
<text:span text:style-name="T4">
At Shaktarske direction Russian army shelled Novomykhaylivka, Vuhledar, Prechystivka, Zolota ...</text:span>
</text:h>
      <text:p text:style-name="P4">
Authors: liveuamap (Language: en)</text:p>
      <text:p text:style-name="P4">
Time: 2023-04-04T-68:40:00</text:p>
      <text:p text:style-name="P4">
Location: Velyka Novosilka (Latitude:47.8324 Longtitude:36.81467)</text:p>
      <text:p text:style-name="P4">
Videos: []</text:p>
      <text:p text:style-name="P4">
Images: []</text:p>
      <text:p text:style-name="P4">
Tags: ["Russia"]</text:p>
      <text:p text:style-name="P4">
ID: 22553588</text:p>
      <!--METADATA-->
      <text:p text:style-name="P4">
At Shaktarske direction Russian army shelled Novomykhaylivka, Vuhledar,Prechystivka, Zolota Nyva, Velyka Novosilka and Vremivka of Donetsk region, -General Staff of Armed Forces of Ukraine says in the morning report</text:p>
      <text:p text:style-name="P4">
News Collection Link: <text:a xlink:type="simple" xlink:href="https://liveuamap.com/en/2023/4-april-at-shaktarske-direction-russian-army-shelled-novomykhaylivka" text:style-name="Internet_20_link" text:visited-style-name="Visited_20_Internet_20_Link">
https://liveuamap.com/en/2023/4-april-at-shaktarske-direction-russian-army-shelled-novomykhaylivka</text:a>
</text:p>
      <text:p text:style-name="P4">
Source: <text:a xlink:type="simple" xlink:href="https://t.me/lumsrc/4411" text:style-name="Internet_20_link" text:visited-style-name="Visited_20_Internet_20_Link">
https://t.me/lumsrc/4411</text:a>
</text:p>
      <!--NEWS-->
      <text:h text:style-name="P10" text:outline-level="1">
<text:span text:style-name="T4">
At Zaporizhzhia and Kherson directions Russian army shelled Olhivske, Huliaipole, Charivne, B...</text:span>
</text:h>
      <text:p text:style-name="P4">
Authors: liveuamap (Language: en)</text:p>
      <text:p text:style-name="P4">
Time: 2023-04-04T-70:40:00</text:p>
      <text:p text:style-name="P4">
Location: Kherson, Khersons'ka oblast (Latitude:46.6122 Longtitude:32.59109)</text:p>
      <text:p text:style-name="P4">
Videos: []</text:p>
      <text:p text:style-name="P4">
Images: []</text:p>
      <text:p text:style-name="P4">
Tags: ["Russia"]</text:p>
      <text:p text:style-name="P4">
ID: 22553587</text:p>
      <!--METADATA-->
      <text:p text:style-name="P4">
At Zaporizhzhia and Kherson directions Russian army shelled Olhivske,Huliaipole, Charivne, Bilohirya, Mala Tokmachka, Novodanylivka, Kamyanske ofZaporizhzhia region, also Antonivka of Kherson region and Kherson city, -General Staff of Armed Forces of Ukraine says in the morning report</text:p>
      <text:p text:style-name="P4">
News Collection Link: <text:a xlink:type="simple" xlink:href="https://liveuamap.com/en/2023/4-april-at-zaporizhzhia-and-kherson-directions-russian-army" text:style-name="Internet_20_link" text:visited-style-name="Visited_20_Internet_20_Link">
https://liveuamap.com/en/2023/4-april-at-zaporizhzhia-and-kherson-directions-russian-army</text:a>
</text:p>
      <text:p text:style-name="P4">
Source: <text:a xlink:type="simple" xlink:href="https://t.me/lumsrc/4412" text:style-name="Internet_20_link" text:visited-style-name="Visited_20_Internet_20_Link">
https://t.me/lumsrc/4412</text:a>
</text:p>
      <!--NEWS-->
      <text:h text:style-name="P10" text:outline-level="1">
<text:span text:style-name="T4">
Kharkiv, Kharkivska Oblast, Donetsk Oblast, Zaporizka Oblast, Dnipro, Dnipropetrovska Oblast(...</text:span>
</text:h>
      <text:p text:style-name="P4">
Authors: liveuamap (Language: en)</text:p>
      <text:p text:style-name="P4">
Time: 2023-04-04T16:38:00</text:p>
      <text:p text:style-name="P4">
Location: Kharkiv (Latitude:49.98081000 Longtitude:36.25272000)</text:p>
      <text:p text:style-name="P4">
Videos: []</text:p>
      <text:p text:style-name="P4">
Images: []</text:p>
      <text:p text:style-name="P4">
Tags: ["Europe", "Central and Eastern Europe"]</text:p>
      <text:p text:style-name="P4">
ID: 22553751</text:p>
      <!--METADATA-->
      <text:p text:style-name="P4">
Kharkiv, Kharkivska Oblast, Donetsk Oblast, Zaporizka Oblast, Dnipro,Dnipropetrovska Oblast(22:37). Red Alert: aerial threat. Sirens sounding. Takecover now!</text:p>
      <text:p text:style-name="P4">
News Collection Link: <text:a xlink:type="simple" xlink:href="https://liveuamap.com/en/2023/04-april-kharkiv-kharkivska-oblast-donetsk-obg" text:style-name="Internet_20_link" text:visited-style-name="Visited_20_Internet_20_Link">
https://liveuamap.com/en/2023/04-april-kharkiv-kharkivska-oblast-donetsk-obg</text:a>
</text:p>
      <text:p text:style-name="P4">
Source: <text:a xlink:type="simple" xlink:href="https://t.me/air_alert_ua/42613" text:style-name="Internet_20_link" text:visited-style-name="Visited_20_Internet_20_Link">
https://t.me/air_alert_ua/42613</text:a>
</text:p>
      <!--NEWS-->
      <text:h text:style-name="P10" text:outline-level="1">
<text:span text:style-name="T4">
Zaporizka Oblast(01:27). Red Alert: aerial threat. Sirens sounding. Take cover now!</text:span>
</text:h>
      <text:p text:style-name="P4">
Authors: liveuamap (Language: en)</text:p>
      <text:p text:style-name="P4">
Time: 2023-04-04T19:28:00</text:p>
      <text:p text:style-name="P4">
Location: Zaporizka Oblast (Latitude:47.612021 Longtitude:35.765261)</text:p>
      <text:p text:style-name="P4">
Videos: []</text:p>
      <text:p text:style-name="P4">
Images: []</text:p>
      <text:p text:style-name="P4">
Tags: ["Europe", "Central and Eastern Europe"]</text:p>
      <text:p text:style-name="P4">
ID: 22553756</text:p>
      <!--METADATA-->
      <text:p text:style-name="P4">
Zaporizka Oblast(01:27). Red Alert: aerial threat. Sirens sounding. Take covernow!</text:p>
      <text:p text:style-name="P4">
News Collection Link: <text:a xlink:type="simple" xlink:href="https://liveuamap.com/en/2023/04-april-zaporizka-oblast0127-red-alert-aeriag" text:style-name="Internet_20_link" text:visited-style-name="Visited_20_Internet_20_Link">
https://liveuamap.com/en/2023/04-april-zaporizka-oblast0127-red-alert-aeriag</text:a>
</text:p>
      <text:p text:style-name="P4">
Source: <text:a xlink:type="simple" xlink:href="https://t.me/air_alert_ua/42618" text:style-name="Internet_20_link" text:visited-style-name="Visited_20_Internet_20_Link">
https://t.me/air_alert_ua/42618</text:a>
</text:p>
      <!--NEWS-->
      <text:h text:style-name="P10" text:outline-level="1">
<text:span text:style-name="T4">
Donetsk Oblast(01:30). Red Alert: aerial threat. Sirens sounding. Take cover now!</text:span>
</text:h>
      <text:p text:style-name="P4">
Authors: liveuamap (Language: en)</text:p>
      <text:p text:style-name="P4">
Time: 2023-04-04T19:32:00</text:p>
      <text:p text:style-name="P4">
Location: Donetsk Oblast (Latitude:48.72744 Longtitude:37.5781)</text:p>
      <text:p text:style-name="P4">
Videos: []</text:p>
      <text:p text:style-name="P4">
Images: []</text:p>
      <text:p text:style-name="P4">
Tags: ["Europe", "Central and Eastern Europe"]</text:p>
      <text:p text:style-name="P4">
ID: 22553757</text:p>
      <!--METADATA-->
      <text:p text:style-name="P4">
Donetsk Oblast(01:30). Red Alert: aerial threat. Sirens sounding. Take covernow!</text:p>
      <text:p text:style-name="P4">
News Collection Link: <text:a xlink:type="simple" xlink:href="https://liveuamap.com/en/2023/04-april-donetsk-oblast0130-red-alert-aerial-g" text:style-name="Internet_20_link" text:visited-style-name="Visited_20_Internet_20_Link">
https://liveuamap.com/en/2023/04-april-donetsk-oblast0130-red-alert-aerial-g</text:a>
</text:p>
      <text:p text:style-name="P4">
Source: <text:a xlink:type="simple" xlink:href="https://t.me/air_alert_ua/42619" text:style-name="Internet_20_link" text:visited-style-name="Visited_20_Internet_20_Link">
https://t.me/air_alert_ua/42619</text:a>
</text:p>
      <!--NEWS-->
      <text:h text:style-name="P10" text:outline-level="1">
<text:span text:style-name="T4">
Нідерланди виділили Україні пакет допомоги на 274 мільйони євро</text:span>
</text:h>
      <text:p text:style-name="P4">
Author: ['АРМІЯINFORM']</text:p>
      <text:p text:style-name="P4">
Time: 2023-04-04T45:00:00-04:00</text:p>
      <text:p text:style-name="P4">
Description: Нідерланди надали Україні новий пакет допомоги у розмірі 274 млн євро. Це перший транш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etherland_ukraine.jpg" text:style-name="Internet_20_link" text:visited-style-name="Visited_20_Internet_20_Link">
netherland_ukraine.jpg</text:a>
']</text:p>
      <text:p text:style-name="P4">
Tags: ['ДОПОМОГА ПАРТНЕРІВ', 'НІДЕРЛАНДИ', 'СВІТ ПІДТРИМУЄ УКРАЇНУ']</text:p>
      <text:p text:style-name="P4">
Category: News</text:p>
      <!--METADATA-->
      <text:p text:style-name="P4">
<draw:frame draw:style-name="fr1" draw:name="Image2" text:anchor-type="as-char" svg:width="6.9236in" svg:height="3.894525in" draw:z-index="0">
<draw:image xlink:href="../Images/AРМІЯINFORM/2023-04-04T45-00-00-04-00/netherland_ukraine.jpg" xlink:type="simple" xlink:show="embed" xlink:actuate="onLoad" draw:mime-type="image/jpeg"/>
</draw:frame>
</text:p>
      <text:p text:style-name="P4">
Нідерланди надали Україні новий пакет допомоги у розмірі 274 млн євро. Цеперший транш із передбачених нідерландським урядом коштів у розмірі 2,5 млрдєвро на 2023 рік.</text:p>
      <text:p text:style-name="P4">
Про це повідомили міністерка зовнішньої торгівлі та розвитку співробітництваНідерландів Лієсьє Шрайнемахер та міністр закордонних справ Нідерландів ВопкеГукстра. Рішення про це<text:a xlink:type="simple" xlink:href="https://www.rijksoverheid.nl/actueel/nieuws/2023/04/03/eerste-steunpakket-voor-oekraine-in-2023-274-miljoen-euro-voor-strijd-en-herstel" text:style-name="Internet_20_link" text:visited-style-name="Visited_20_Internet_20_Link">
розміщене</text:a>
 насайті нідерландського уряду.</text:p>
      <text:p text:style-name="P4">
Згідно з повідомленням, 180 млн євро призначено на гуманітарну допомогу,сільське господарство та реабілітаційні роботи. З цієї суми 20 мільйонів європідуть на гуманітарну допомогу, 10 мільйонів євро — на програми психічногоздоров’я та психосоціальну підтримку, а 10 мільйонів — на розмінуваннясільськогосподарських земель. Також Нідерланди виділять 40 мільйонів євро назакупівлю насіння та обладнання для українського сільського господарства. Крімтого, 100 мільйонів євро підуть на відновлення лікарень та закладів охорониздоров’я, енергопостачання, житло та інфраструктуру.</text:p>
      <text:p text:style-name="P4">
Решта 94 мільйони євро підуть на нелетальну підтримку Збройних Сил України,боротьбу з безкарністю та збереження культурної спадщини.</text:p>
      <text:p text:style-name="P4">
Source: <text:a xlink:type="simple" xlink:href="https://armyinform.com.ua/2023/04/04/niderlandy-vydilyly-ukrayini-paket-dopomogy-na-274-miljony-yevro/" text:style-name="Internet_20_link" text:visited-style-name="Visited_20_Internet_20_Link">
https://armyinform.com.ua/2023/04/04/niderlandy-vydilyly-ukrayini-paket-dopomogy-na-274-miljony-yevro/</text:a>
</text:p>
      <!--NEWS-->
      <text:h text:style-name="P10" text:outline-level="1">
<text:span text:style-name="T4">
Внаслідок встановлення неліцензійної програми стався кіберінцидент — Держспецзв’язку</text:span>
</text:h>
      <text:p text:style-name="P4">
Author: ['АРМІЯINFORM']</text:p>
      <text:p text:style-name="P4">
Time: 2023-04-04T46:00:00-04:00</text:p>
      <text:p text:style-name="P4">
Description: Урядова команда реагування на комп'ютерні надзвичайні події України CERT-UA, що діє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osijski-hakery.jpg" text:style-name="Internet_20_link" text:visited-style-name="Visited_20_Internet_20_Link">
rosijski-hakery.jpg</text:a>
']</text:p>
      <text:p text:style-name="P4">
Tags: ['ДЕРЖСПЕЦЗВ’ЯЗКУ', 'КІБЕРБЕЗПЕКА', 'КІБЕРІНЦИДЕНТИ', 'ХАКЕРСЬКА АТАКА']</text:p>
      <text:p text:style-name="P4">
Category: News</text:p>
      <!--METADATA-->
      <text:p text:style-name="P4">
<draw:frame draw:style-name="fr1" draw:name="Image3" text:anchor-type="as-char" svg:width="6.9236in" svg:height="4.615733in" draw:z-index="0">
<draw:image xlink:href="../Images/AРМІЯINFORM/2023-04-04T46-00-00-04-00/rosijski-hakery.jpg" xlink:type="simple" xlink:show="embed" xlink:actuate="onLoad" draw:mime-type="image/jpeg"/>
</draw:frame>
Хакери. Ілюстративне фото</text:p>
      <text:p text:style-name="P4">
Урядова команда реагування на комп'ютерні надзвичайні події України CERT-UA,що діє при Держспецзв’язку, повідомляє про кіберінцидент, який ставсявнаслідок встановлення неліцензійної програми. Піратські програми відкриваютьдля хакерів двері до комп’ютерних систем підприємств та організацій.</text:p>
      <text:p text:style-name="P4">
Про це<text:a xlink:type="simple" xlink:href="https://www.facebook.com/dsszzi/posts/pfbid0nBxBmDd1R1ZRxzyxyqCMYrrVmcRfburNoHt8vysAF9fMLb6EBWCFTVks5tPo74uQl" text:style-name="Internet_20_link" text:visited-style-name="Visited_20_Internet_20_Link">
повідомляє</text:a>
Державна служба спеціального зв'язку та захисту інформації України.</text:p>
      <text:p text:style-name="P4">
У березні 2023 року фахівці команди отримали дані про виявлення ознакнесанкціонованого доступу до інформаційно-комунікаційної системи (ІКС) одногоз комунальних підприємств. Під час комп’ютерно-технічного дослідженняелектронно-обчислювальних машин фахівці з’ясували, що первинна компрометаціявідбулася ще у січні цього року. Тоді один із користувачів завантаживнеліцензійну версію Microsoft Office 2019. Разом з нею на пристрій буловстановлено шкідливу програму DarkCrystal RAT та засіб віддаленогоадміністрування DWAgent. Це створило передумови для несанкціонованого доступусторонніх до ІКС підприємства у період від 19 січня до 22 березня 2023 року.</text:p>
      <text:p text:style-name="P4">
У CERT-UA зауважують, що такий вектор первинної компрометації зустрічається невперше. Відомі випадки інфікування пристроїв не тільки після використаннянеліцензійних програм Microsoft Office, а й під час завантаження з неофіційнихджерел операційних систем, а також інших програм (сканерів, засобіввідновлення паролів тощо).</text:p>
      <text:p text:style-name="P4">
Водночас реалізації зловмисного задуму сприяє виконання згаданих дій накомп’ютері системного адміністратора або від імені привілейованогокористувача. Детальніше про інцидент та дослідження – на<text:a xlink:type="simple" xlink:href="https://cert.gov.ua/article/4279195" text:style-name="Internet_20_link" text:visited-style-name="Visited_20_Internet_20_Link">
сайті</text:a>
 CERT-UA.</text:p>
      <text:p text:style-name="P4">
Держспецзв’язку нагадує:</text:p>
      <ul>
        <li>
завжди використовуйте ліцензійне програмне забезпечення, не довіряйте піратським версіям,  * завантажуйте програми з офіційних сайтів компаній-розробників,  * вчасно встановлюйте оновлення програмного забезпечення,  * не відкривайте підозрілих посилань і вкладень, надісланих невідомими відправниками, та дотримуйтеся інших правил кібергігієни.</li>
      </ul>
      <text:p text:style-name="P4">
Source: <text:a xlink:type="simple" xlink:href="https://armyinform.com.ua/2023/04/04/vnaslidok-vstanovlennya-neliczenzijnoyi-programy-stavsya-kiberinczydent-derzhspeczzvyazku/" text:style-name="Internet_20_link" text:visited-style-name="Visited_20_Internet_20_Link">
https://armyinform.com.ua/2023/04/04/vnaslidok-vstanovlennya-neliczenzijnoyi-programy-stavsya-kiberinczydent-derzhspeczzvyazku/</text:a>
</text:p>
      <!--NEWS-->
      <text:h text:style-name="P10" text:outline-level="1">
<text:span text:style-name="T4">
Володимир Зеленський подякував Данії та Норвегії за надання артснарядів</text:span>
</text:h>
      <text:p text:style-name="P4">
Author: ['АРМІЯINFORM']</text:p>
      <text:p text:style-name="P4">
Time: 2023-04-04T47:00:00-04:00</text:p>
      <text:p text:style-name="P4">
Description: Президент України Володимир Зеленський подякував урядам Данії та Норвегії за на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227ee3df7f0da52474a4fa0d8e93bb36a900c32.jpg" text:style-name="Internet_20_link" text:visited-style-name="Visited_20_Internet_20_Link">
c227ee3df7f0da52474a4fa0d8e93bb36a900c32.jpg</text:a>
']</text:p>
      <text:p text:style-name="P4">
Tags: ['STOPRUSSIA', 'ДАНІЯ', 'НОРВЕГІЯ', 'ПІДТРИМКА УКРАЇНИ', 'ПРЕЗИДЕНТ']</text:p>
      <text:p text:style-name="P4">
Category: News</text:p>
      <!--METADATA-->
      <text:p text:style-name="P4">
<draw:frame draw:style-name="fr1" draw:name="Image4" text:anchor-type="as-char" svg:width="6.9236in" svg:height="3.892313in" draw:z-index="0">
<draw:image xlink:href="../Images/AРМІЯINFORM/2023-04-04T47-00-00-04-00/c227ee3df7f0da52474a4fa0d8e93bb36a900c32.jpg" xlink:type="simple" xlink:show="embed" xlink:actuate="onLoad" draw:mime-type="image/jpeg"/>
</draw:frame>
</text:p>
      <text:p text:style-name="P4">
Президент України Володимир Зеленський подякував урядам Данії та Норвегії занадання Україні снарядів 155 мм калібру для САУ CAESAR.</text:p>
      <text:p text:style-name="P4">
Про це<text:a xlink:type="simple" xlink:href="https://twitter.com/ZelenskyyUa/status/1642899923669512193" text:style-name="Internet_20_link" text:visited-style-name="Visited_20_Internet_20_Link">
йдеться</text:a>
у його Твіттері.</text:p>
      <text:p text:style-name="P4">
«Вдячний данському та норвезькому урядам, на чолі з Метте Фредеріксен таЙонасом Гаром Стере, за спільну ініціативу з передачі Україні додатковоїпартії артилерійських снарядів. Своєчасна військова допомога партнерів —запорука наближення нашої спільної перемоги!» — написав глава держави.</text:p>
      <text:p text:style-name="P4">
Як <text:a xlink:type="simple" xlink:href="https://armyinform.com.ua/2023/04/03/daniya-i-norvegiya-peredayut-ukrayini-tysyachi-artylerijskyh-snaryadiv/" text:style-name="Internet_20_link" text:visited-style-name="Visited_20_Internet_20_Link">
повідомили</text:a>
 у Міністерстві оборониДанії, вони спільно з Норвегією передадуть Україні снаряди 155 мм калібру длясамохідних артилерійських установок CAESAR.</text:p>
      <text:p text:style-name="P4">
Source: <text:a xlink:type="simple" xlink:href="https://armyinform.com.ua/2023/04/04/volodymyr-zelenskyj-podyakuvav-daniyi-ta-norvegiyi-za-nadannya-artsnaryadiv/" text:style-name="Internet_20_link" text:visited-style-name="Visited_20_Internet_20_Link">
https://armyinform.com.ua/2023/04/04/volodymyr-zelenskyj-podyakuvav-daniyi-ta-norvegiyi-za-nadannya-artsnaryadiv/</text:a>
</text:p>
      <!--NEWS-->
      <text:h text:style-name="P10" text:outline-level="1">
<text:span text:style-name="T4">
У Варшаві обговорили гармонізацію української системи кібербезпеки зі стандартами ЄС</text:span>
</text:h>
      <text:p text:style-name="P4">
Author: ['АРМІЯINFORM']</text:p>
      <text:p text:style-name="P4">
Time: 2023-04-04T48:00:00-04:00</text:p>
      <text:p text:style-name="P4">
Description: У Польщі відбулося ХVІІI засідання Національного кластера кібербезпеки на т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484705_779940476895715_1958536264276706596_n.jpg" text:style-name="Internet_20_link" text:visited-style-name="Visited_20_Internet_20_Link">
339484705_779940476895715_1958536264276706596_n.jpg</text:a>
']</text:p>
      <text:p text:style-name="P4">
Tags: ['CRDF GLOBAL', 'НАЦІОНАЛЬНИЙ КЛАСТЕР КІБЕРБЕЗПЕКИ', 'НКЦК', 'РНБО УКРАЇНИ']</text:p>
      <text:p text:style-name="P4">
Category: News</text:p>
      <!--METADATA-->
      <text:p text:style-name="P4">
<draw:frame draw:style-name="fr1" draw:name="Image5" text:anchor-type="as-char" svg:width="6.9236in" svg:height="4.615733in" draw:z-index="0">
<draw:image xlink:href="../Images/AРМІЯINFORM/2023-04-04T48-00-00-04-00/339484705_779940476895715_1958536264276706596_n.jpg" xlink:type="simple" xlink:show="embed" xlink:actuate="onLoad" draw:mime-type="image/jpeg"/>
</draw:frame>
</text:p>
      <text:p text:style-name="P4">
У Польщі відбулося ХVІІI засідання Національного кластера кібербезпеки натему: «Гармонізація систем кібербезпеки критичної інфраструктури ізстандартами ЄС». Захід організовано Національним координаційним центромкібербезпеки спільно з Фондом цивільних досліджень та розвитку США запідтримки Державного департаменту США.</text:p>
      <text:p text:style-name="P4">
Про це <text:a xlink:type="simple" xlink:href="https://www.rnbo.gov.ua/ua/Diialnist/6229.html" text:style-name="Internet_20_link" text:visited-style-name="Visited_20_Internet_20_Link">
повідомляє</text:a>
 АпаратРади національної безпеки і оборони України.</text:p>
      <text:p text:style-name="P4">
У засіданні взяли участь у режимі онлайн та офлайн близько 300 представниківдержавного сектору, міжнародної та донорської спільноти, посольств таприватних установ.</text:p>
      <text:p text:style-name="P4">
«Це перший Кластер за межами України. На ньому розглядається надзвичайноактуальне питання — гармонізація української системи кібербезпеки зістандартами ЄС. Але варто зазначити, що в цьому процесі маємо враховуватидосвід нашої держави у війні з рф. Тож наше засідання не тільки сприяєглибшому розумінню специфіки сфери кібербезпеки ЄС, а й дозволяє поділитись ізнашими партнерами унікальним досвідом України у кібервійні», — сказавзаступник Секретаря Ради національної безпеки і оборони Украни Сергій Демедюк,відкриваючи засідання Кластера.</text:p>
      <text:p text:style-name="P4">
Керівник управління забезпечення діяльності НКЦК Апарату РНБО України СергійПрокопенко подякував Польщі за те, що в ці складні часи країна залишаєтьсянайближчим другом, союзником та партнером України, а також співорганізаторам —CRDF Global та Державному департаменту США за те, що вже майже три рокиКластер допомагає розбудовувати національну систему кібербезпеки та наближатинашу перемогу.</text:p>
      <text:p text:style-name="P4">
«Національний кластер кібербезпеки створювався як майданчик для комунікації такоординації українських основних суб’єктів забезпечення кібербезпеки з нашимиіноземними партнерами. Ми пройшли досить великий шлях, розглядаючи актуальніпитання від кіберзахисту та кібербезпеки до питань кібероборони,кібердипломатії та взаємодії з приватним сектором. І я радий, що сьогодні мивже обговорюємо розбудову стійкості нашої держави у кіберпросторі», — сказавСергій Прокопенко.</text:p>
      <text:p text:style-name="P4">
Керівник з операційної діяльності CRDF Global в Україні Михайло Веричзазначив, що діяльність Національного кластера кібербезпеки має головну мету –координації зусиль.</text:p>
      <text:p text:style-name="P4">
«Мова тут не лише про злагоджену роботу усіх суб’єктів на національному рівні,яка передусім є передумовою стабільності системи кібербезпеки. Важливу роль уцьому процесі відіграють наші міжнародні союзники, донорська спільнота. Обмінкращими практиками, досвідом та можливостями є запорукою продовженняінтеграції України в європейський кіберпростір», — додав Михайло Верич.</text:p>
      <text:p text:style-name="P4">
Учасники заходу обговорили питання щодо особливості законодавства у сферікібербезпеки України та ЄС, практичні кроки для зближення, важливістьдержавно-приватного партнерства в цьому процесі, а також розглянули найкращіпрактики та досвід Європейського Союзу.</text:p>
      <text:p text:style-name="P4">
Source: <text:a xlink:type="simple" xlink:href="https://armyinform.com.ua/2023/04/04/u-varshavi-obgovoryly-garmonizacziyu-ukrayinskoyi-systemy-kiberbezpeky-zi-standartamy-yes/" text:style-name="Internet_20_link" text:visited-style-name="Visited_20_Internet_20_Link">
https://armyinform.com.ua/2023/04/04/u-varshavi-obgovoryly-garmonizacziyu-ukrayinskoyi-systemy-kiberbezpeky-zi-standartamy-yes/</text:a>
</text:p>
      <!--NEWS-->
      <text:h text:style-name="P10" text:outline-level="1">
<text:span text:style-name="T4">
В Україні розпочнеться унікальний проєкт з гуманітарного розмінування</text:span>
</text:h>
      <text:p text:style-name="P4">
Author: ['Євген Проворний']</text:p>
      <text:p text:style-name="P4">
Time: 2023-04-04T49:00:00-04:00</text:p>
      <text:p text:style-name="P4">
Description: Відбулась зустріч першого заступника Міністра оборони України генерал-лейтена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878403300aae70e621e1f199bfdf0235a36de8b-e1680592673793.jpg" text:style-name="Internet_20_link" text:visited-style-name="Visited_20_Internet_20_Link">
8878403300aae70e621e1f199bfdf0235a36de8b-e1680592673793.jpg</text:a>
', '<text:a xlink:type="simple" xlink:href="https://armyinform.com.ua/wp-content/uploads/2023/04/93d012eb0f7eb9afce66afe8112a2c01bbc84be0.jpg" text:style-name="Internet_20_link" text:visited-style-name="Visited_20_Internet_20_Link">
93d012eb0f7eb9afce66afe8112a2c01bbc84be0.jpg</text:a>
', '<text:a xlink:type="simple" xlink:href="https://armyinform.com.ua/wp-content/uploads/2023/04/84008806e10e2e8cec521cb3519306313a89300c.jpg" text:style-name="Internet_20_link" text:visited-style-name="Visited_20_Internet_20_Link">
84008806e10e2e8cec521cb3519306313a89300c.jpg</text:a>
']</text:p>
      <text:p text:style-name="P4">
Tags: ['STOPRUSSIA', 'TETRA TECH', 'АГРЕСІЯ РФ', 'ГУМАНІТАРНЕ РОЗМІНУВАННЯ']</text:p>
      <text:p text:style-name="P4">
Category: News</text:p>
      <!--METADATA-->
      <text:p text:style-name="P4">
<draw:frame draw:style-name="fr1" draw:name="Image6" text:anchor-type="as-char" svg:width="6.9236in" svg:height="3.738744in" draw:z-index="0">
<draw:image xlink:href="../Images/AРМІЯINFORM/2023-04-04T49-00-00-04-00/8878403300aae70e621e1f199bfdf0235a36de8b-e1680592673793.jpg" xlink:type="simple" xlink:show="embed" xlink:actuate="onLoad" draw:mime-type="image/jpeg"/>
</draw:frame>
</text:p>
      <text:p text:style-name="P4">
Відбулась зустріч першого заступника Міністра оборони України генерал-лейтенанта Олександра Павлюка із представниками американської компанії TetraTech.</text:p>
      <text:p text:style-name="P4">
<text:span text:style-name="T4">
Компанія Tetra Tech</text:span>
 є основним партнером України з реалізації проєктноїдіяльності Державного Департаменту США. Вона допомагає розвивати спроможностінашої країни у сфері гуманітарного розмінування.</text:p>
      <text:p text:style-name="P4">
— Ми все робимо для того, щоб максимально збільшити спроможність наших групрозмінування для очищення територій України від «подарунків», які залишила намвійна. Для цього максимально залучаємо іноземних партнерів. Один з прикладівспівпраці — робота із компанією Tetra Tech. Вона готова розгорнути центрпідготовки спеціалістів з розмінування, який за попередньою інформацієюготуватиме близько 500 наших фахівців протягом року. Це — потужний крок і одназі складових нашого загального плану з розмінування України, — зазначив підчас зустрічі перший заступник Міністра оборони України генерал-лейтенантОлександр Павлюк.</text:p>
      <text:p text:style-name="P4">
<draw:frame draw:style-name="fr1" draw:name="Image7" text:anchor-type="as-char" svg:width="6.9236in" svg:height="4.777284in" draw:z-index="0">
<draw:image xlink:href="../Images/AРМІЯINFORM/2023-04-04T49-00-00-04-00/93d012eb0f7eb9afce66afe8112a2c01bbc84be0.jpg" xlink:type="simple" xlink:show="embed" xlink:actuate="onLoad" draw:mime-type="image/jpeg"/>
</draw:frame>
</text:p>
      <text:p text:style-name="P4">
Він додав, що це надасть можливість значно пришвидшити процес розмінування:</text:p>
      <text:p text:style-name="P4">
— Важко ще говорити про конкретні цифри, бо ми не знаємо, що нас чекає на тихтериторіях, де зараз ведуться бойові дії. Але якщо заплановане ми розгорнемопо всіх напрямках, то за досить короткий час нам вдасться розмінувати всіважливі об’єкти. Щоб після нашої Перемоги люди повернулися до нормальногожиття.</text:p>
      <text:p text:style-name="P4">
У зустрічі також взяв участь начальник Управління екологічної безпеки іпротимінної діяльності Міністерства оборони України полковник Руслан Берегуля.</text:p>
      <text:p text:style-name="P4">
— Tetra Tech має великий досвід, займалася і займається реалізацією проєктів зрозмінування у багатьох куточках світу, де були подібні проблеми (великізабруднені вибухонебезпечними предметами території – ред.). Сьогодні цякомпанія презентувала будівництво тимчасового навчального центру, де одні знайкращих у світі фахівців, які мають передовий досвід проведення операцій зрозмінування у різних країнах, готуватимуть наших спеціалістів. До цьогопроєкту долучатимуться як фахівці від Міністерства оборони України, так і відінших органів центральної виконавчої влади, — розповів Руслан Берегуля.</text:p>
      <text:p text:style-name="P4">
<draw:frame draw:style-name="fr1" draw:name="Image8" text:anchor-type="as-char" svg:width="6.9236in" svg:height="4.650914in" draw:z-index="0">
<draw:image xlink:href="../Images/AРМІЯINFORM/2023-04-04T49-00-00-04-00/84008806e10e2e8cec521cb3519306313a89300c.jpg" xlink:type="simple" xlink:show="embed" xlink:actuate="onLoad" draw:mime-type="image/jpeg"/>
</draw:frame>
</text:p>
      <text:p text:style-name="P4">
За його словами, до процесу долучатимуться і представники операторівпротимінної діяльності, які на сьогодні працюють в Україні.</text:p>
      <text:p text:style-name="P4">
— Унікальність цього проєкту у тому, що у нас до цього часу не було можливостізосереджувати увагу на підготовці наших фахівців з гуманітарного розмінування.У проєкті, який ми сьогодні обговорювали, буде вже безперервний замкнутийцикл, де люди готуватимуться від початкового і до максимально можливого рівняEOD-3+, — наголосив офіцер.</text:p>
      <text:p text:style-name="P4">
Віцепрезидент Tetra Tech Стів Прістлі зазначив під час зустрічі, що у їхньоїкомпанії дуже багато філій:</text:p>
      <text:p text:style-name="P4">
— Це і Америка, і Велика Британія, та країни, які мають проблеми іззабрудненням вибухонебезпечними предметами, як і Україна. Наш проєкт, якийнині триває тут і фінансується США, веде тісну співпрацю із Урядом вашоїкраїни щодо розмінування. Одне з відомств, з яким ми співпрацюватимемо, цеМіністерство оборони України, яке є основним гравцем у сфері протимінноїдіяльності. Нашу проєктну діяльність ми будемо здійснювати під координацієюсекретаріату Національного органу з питань протимінної діяльності, у рамкахцього проєкту надаватимемо спеціалізоване обладнання для реципієнтів, — сказавСтів Прістлі.</text:p>
      <text:p text:style-name="P4">
Він згадав, що вперше приїхав до України у 2019 році і був надзвичайновражений можливостями, які українці вже мали на той час.</text:p>
      <text:p text:style-name="P4">
— Наша ціль – підтримувати український Уряд, щоб він міг ефективно та безпечнопроводити гуманітарне розмінування, щоб українці повернулись до своїх домівок,і щоб ваша країна почала економічно відновлюватись, — зазначив віцепрезиденткомпанії.</text:p>
      <text:p text:style-name="P4">
Він додав, що 40 представників Tetra Tech нині вже знаходяться в Україні.</text:p>
      <text:p text:style-name="P4">
— Ми найняли 70 людей у вашій країні, які допомагають нам працювати. Ми такожпривезли в Україну міжнародний персонал, у кого вже був досвід роботи уподібній сфері. Їхня ціль – навчити, підтримати та передати досвід іншихкраїн, у яких були ті самі проблеми, що нині є в Україні. Основна мета –звільнення вашої країни від вибухонебезпечних предметів, бо це важливо нетільки для України, а й для всього світу. Дуже приємно, що Міністерствооборони з минулого року надає нам підтримку. І ми сподіваємося на довготривалуспівпрацю, — висловив надію віцепрезидент компанії Tetra Tech Стів Прістлі.</text:p>
      <text:p text:style-name="P4">
Source: <text:a xlink:type="simple" xlink:href="https://armyinform.com.ua/2023/04/04/v-ukrayini-rozpochnetsya-unikalnyj-proyekt-z-gumanitarnogo-rozminuvannya/" text:style-name="Internet_20_link" text:visited-style-name="Visited_20_Internet_20_Link">
https://armyinform.com.ua/2023/04/04/v-ukrayini-rozpochnetsya-unikalnyj-proyekt-z-gumanitarnogo-rozminuvannya/</text:a>
</text:p>
      <!--NEWS-->
      <text:h text:style-name="P10" text:outline-level="1">
<text:span text:style-name="T4">
Дмитро Кулеба обговорив з Жозепом Боррелем кроки для прискорення закупівлі боєприпасів для України</text:span>
</text:h>
      <text:p text:style-name="P4">
Author: ['АРМІЯINFORM']</text:p>
      <text:p text:style-name="P4">
Time: 2023-04-04T50:00:00-04:00</text:p>
      <text:p text:style-name="P4">
Description: Міністр закордонних справ України Дмитро Кулеба і високий представник ЄС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s2zickwwaesbo6.jpg" text:style-name="Internet_20_link" text:visited-style-name="Visited_20_Internet_20_Link">
fs2zickwwaesbo6.jpg</text:a>
']</text:p>
      <text:p text:style-name="P4">
Tags: ['ДМИТРО КУЛЕБА', 'ЄС - УКРАЇНА', 'ЖОЗЕП БОРРЕЛЬ']</text:p>
      <text:p text:style-name="P4">
Category: News</text:p>
      <!--METADATA-->
      <text:p text:style-name="P4">
<draw:frame draw:style-name="fr1" draw:name="Image9" text:anchor-type="as-char" svg:width="6.9236in" svg:height="4.615733in" draw:z-index="0">
<draw:image xlink:href="../Images/AРМІЯINFORM/2023-04-04T50-00-00-04-00/fs2zickwwaesbo6.jpg" xlink:type="simple" xlink:show="embed" xlink:actuate="onLoad" draw:mime-type="image/jpeg"/>
</draw:frame>
</text:p>
      <text:p text:style-name="P4">
Міністр закордонних справ України Дмитро Кулеба і високий представник ЄС зпитань зовнішньої та безпекової політики провели у Брюсселі двостороннюзустріч, під час якої обговорили кроки, які сприятимуть прискоренню ініціативиЄС щодо закупівлі боєприпасів для України.</text:p>
      <text:p text:style-name="P4">
Про це глава МЗС України<text:a xlink:type="simple" xlink:href="https://twitter.com/DmytroKuleba/status/1643138265464164353" text:style-name="Internet_20_link" text:visited-style-name="Visited_20_Internet_20_Link">
написав</text:a>
у своєму Твіттері.</text:p>
      <text:p text:style-name="P4">
«Свій візит до Брюсселя я розпочав із зустрічі з главою дипломатії ЄвросоюзуЖозепом Боррелем. Ми зосередилися на кроках щодо прискорення ініціативи ЄСщодо закупівлі боєприпасів для України, а також на шляхах розширення підтримкив рамках Європейського фонду миру. Крім того, ми обговорили майбутні контактиміж ЄС і Китаєм», — йдеться у його дописі.</text:p>
      <text:p text:style-name="P4">
Жозеп Боррель<text:a xlink:type="simple" xlink:href="https://twitter.com/JosepBorrellF/status/1643001117150674951" text:style-name="Internet_20_link" text:visited-style-name="Visited_20_Internet_20_Link">
зазначив</text:a>
,що радий вітати Дмитра Кулебу у Європейській службі зовнішніх справ.</text:p>
      <text:p text:style-name="P4">
«Ми продовжимо підтримувати Україну стільки, скільки буде необхідно, тазмушувати росію платити високу ціну за її агресію, доки вона не припиниться»,—написав Жозеп Боррель.</text:p>
      <text:p text:style-name="P4">
Source: <text:a xlink:type="simple" xlink:href="https://armyinform.com.ua/2023/04/04/dmytro-kuleba-obgovoryv-z-zhozepom-borrelem-kroky-dlya-pryskorennya-zakupivli-boyeprypasiv-dlya-ukrayiny/" text:style-name="Internet_20_link" text:visited-style-name="Visited_20_Internet_20_Link">
https://armyinform.com.ua/2023/04/04/dmytro-kuleba-obgovoryv-z-zhozepom-borrelem-kroky-dlya-pryskorennya-zakupivli-boyeprypasiv-dlya-ukrayiny/</text:a>
</text:p>
      <!--NEWS-->
      <text:h text:style-name="P10" text:outline-level="1">
<text:span text:style-name="T4">
В Україні за добу внаслідок російських обстрілів загинули п’ять цивільних</text:span>
</text:h>
      <text:p text:style-name="P4">
Author: ['АРМІЯINFORM']</text:p>
      <text:p text:style-name="P4">
Time: 2023-04-04T51: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7300132779444091_x.jpg" text:style-name="Internet_20_link" text:visited-style-name="Visited_20_Internet_20_Link">
photo_5287300132779444091_x.jpg</text:a>
']</text:p>
      <text:p text:style-name="P4">
Tags: ['MILITARY MEDIA CENTER', 'STOPRUSSIA', 'АГРЕСІЯ РФ', 'ХАРКІВСЬКИЙ ТРИБУНАЛ']</text:p>
      <text:p text:style-name="P4">
Category: News</text:p>
      <!--METADATA-->
      <text:p text:style-name="P4">
<draw:frame draw:style-name="fr1" draw:name="Image10" text:anchor-type="as-char" svg:width="6.9236in" svg:height="4.933065in" draw:z-index="0">
<draw:image xlink:href="../Images/AРМІЯINFORM/2023-04-04T51-00-00-04-00/photo_5287300132779444091_x.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7 областейУкраїни.</text:p>
      <text:p text:style-name="P4">
Про це у Telegram <text:a xlink:type="simple" xlink:href="https://t.me/militarymediacenter/1614" text:style-name="Internet_20_link" text:visited-style-name="Visited_20_Internet_20_Link">
інформує</text:a>
 MilitaryMedia Center.</text:p>
      <text:p text:style-name="P4">
«Загалом із різних видів озброєння (міномети, танки, артилерія, РСЗВ, ЗРК«С-300», БПЛА, тактична авіація) здійснено обстріли 111 населених пунктів,підтверджено ураження 55 об’єктів інфраструктури», — йдеться в повідомленні.</text:p>
      <text:p text:style-name="P4">
За попередньою інформацією загинуло 5 осіб та ще 5 поранено.</text:p>
      <text:p text:style-name="P4">
Source: <text:a xlink:type="simple" xlink:href="https://armyinform.com.ua/2023/04/04/v-ukrayini-za-dobu-vnaslidok-rosijskyh-obstriliv-zagynuly-pyat-czyvilnyh/" text:style-name="Internet_20_link" text:visited-style-name="Visited_20_Internet_20_Link">
https://armyinform.com.ua/2023/04/04/v-ukrayini-za-dobu-vnaslidok-rosijskyh-obstriliv-zagynuly-pyat-czyvilnyh/</text:a>
</text:p>
      <!--NEWS-->
      <text:h text:style-name="P10" text:outline-level="1">
<text:span text:style-name="T4">
Противник продовжує застосовувати від 10 до 20 авіабомб за добу по всій лінії розмежування — Юрій Ігнат</text:span>
</text:h>
      <text:p text:style-name="P4">
Author: ['Ольга Вікарчук']</text:p>
      <text:p text:style-name="P4">
Time: 2023-04-04T52:00:00-04:00</text:p>
      <text:p text:style-name="P4">
Description: Такі бомби можуть летіти до 70 кілометрів. Запуски здійснюються з літаків Су-35 та Су-3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034.jpg" text:style-name="Internet_20_link" text:visited-style-name="Visited_20_Internet_20_Link">
1034.jpg</text:a>
']</text:p>
      <text:p text:style-name="P4">
Tags: ['ЮРІЙ ІГНАТ']</text:p>
      <text:p text:style-name="P4">
Category: News</text:p>
      <!--METADATA-->
      <text:p text:style-name="P4">
<draw:frame draw:style-name="fr1" draw:name="Image11" text:anchor-type="as-char" svg:width="6.9236in" svg:height="3.892602in" draw:z-index="0">
<draw:image xlink:href="../Images/AРМІЯINFORM/2023-04-04T52-00-00-04-00/1034.jpg" xlink:type="simple" xlink:show="embed" xlink:actuate="onLoad" draw:mime-type="image/jpeg"/>
</draw:frame>
</text:p>
      <text:p text:style-name="P4">
Такі бомби можуть летіти до 70 кілометрів. Запуски здійснюються з літаківСу-35 та Су-34, які не входять в зону ураження нашої протиповітряної оборони.Про це <text:a xlink:type="simple" xlink:href="https://www.youtube.com/watch" text:style-name="Internet_20_link" text:visited-style-name="Visited_20_Internet_20_Link">
повідомив</text:a>
 під часпрямого етеру телемарафону «Єдині новини» речник Командування Повітряних СилЗСУ полковник Юрій Ігнат.</text:p>
      <text:p text:style-name="P4">
— Це становить для нас нову загрозу, на яку потрібно оперативно реагувати. Длятого, щоб відігнати ці літаки від наших кордонів, нам необхідно матидалекобійні системи й засоби протиповітряної оборони, до прикладу, Patriot.Варто зазначити, що також нам потрібні винищувачі, які можуть застосовуватиракети класу «повітря-повітря», — відмітив офіцер.</text:p>
      <text:p text:style-name="P4">
Крім цього, полковник Юрій Ігнат зазначив, що «ми будемо намагатися нарощуватинаші зусилля, аби отримати рішення щодо передачі Україні сучаснихбагатоцільових винищувачів, які будуть ефективно протистояти авіації ворога».</text:p>
      <text:p text:style-name="P4">
— Без авіації нам буде дуже важко боротися. Про це (передачу сучаснихвинищувачів. — Ред.) нещодавно спілкувалися з пресою полковник Логачов тамайор Ворошилов. Напередодні про створення авіаційної коаліції на кшталттанкової говорили і начальник авіації бригадний генерал Сергій Голубцов, і самкомандувач Повітряних Сил ЗСУ генерал-лейтенант Микола Олещук. Також цепитання вони обговорювали на симпозіумі разом з представниками країн НАТО, —додав речник Командування Повітряних Сил ЗСУ.</text:p>
      <text:p text:style-name="P4">
Source: <text:a xlink:type="simple" xlink:href="https://armyinform.com.ua/2023/04/04/protyvnyk-prodovzhuye-zastosovuvaty-vid-10-do-20-aviabomb-za-dobu-po-vsij-liniyi-rozmezhuvannya-yurij-ignat/" text:style-name="Internet_20_link" text:visited-style-name="Visited_20_Internet_20_Link">
https://armyinform.com.ua/2023/04/04/protyvnyk-prodovzhuye-zastosovuvaty-vid-10-do-20-aviabomb-za-dobu-po-vsij-liniyi-rozmezhuvannya-yurij-ignat/</text:a>
</text:p>
      <!--NEWS-->
      <text:h text:style-name="P10" text:outline-level="1">
<text:span text:style-name="T4">
Підтримка та військова допомога США є однією з ключових для наших успіхів на полі бою — Андрій Шевченко</text:span>
</text:h>
      <text:p text:style-name="P4">
Author: ['АРМІЯINFORM']</text:p>
      <text:p text:style-name="P4">
Time: 2023-04-04T53:00:00-04:00</text:p>
      <text:p text:style-name="P4">
Description: Заступник Міністра оборони України з питань європейської інтеграції Андрій Шевченк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c6f288381043796a742784bcdc25507604fddcb-e1680594952791.jpg" text:style-name="Internet_20_link" text:visited-style-name="Visited_20_Internet_20_Link">
3c6f288381043796a742784bcdc25507604fddcb-e1680594952791.jpg</text:a>
', '<text:a xlink:type="simple" xlink:href="https://armyinform.com.ua/wp-content/uploads/2023/04/071c90d9157f2f728d18b761c47a1e6c8414d509.jpg" text:style-name="Internet_20_link" text:visited-style-name="Visited_20_Internet_20_Link">
071c90d9157f2f728d18b761c47a1e6c8414d509.jpg</text:a>
']</text:p>
      <text:p text:style-name="P4">
Tags: ['АНДРІЙ ШЕВЧЕНКО', 'БЕЗПЕКОВА ДОПОМОГА', 'ЗАСТУПНИК МІНІСТРА ОБОРОНИ УКРАЇНИ', 'РІЧ МАККОРМІК', 'США']</text:p>
      <text:p text:style-name="P4">
Category: News</text:p>
      <!--METADATA-->
      <text:p text:style-name="P4">
<draw:frame draw:style-name="fr1" draw:name="Image12" text:anchor-type="as-char" svg:width="6.9236in" svg:height="3.877216in" draw:z-index="0">
<draw:image xlink:href="../Images/AРМІЯINFORM/2023-04-04T53-00-00-04-00/3c6f288381043796a742784bcdc25507604fddcb-e1680594952791.jpg" xlink:type="simple" xlink:show="embed" xlink:actuate="onLoad" draw:mime-type="image/jpeg"/>
</draw:frame>
</text:p>
      <text:p text:style-name="P4">
Заступник Міністра оборони України з питань європейської інтеграції АндрійШевченко зустрівся у Києві з представником Конгресу США доктором РічемМаккорміком.</text:p>
      <text:p text:style-name="P4">
Заступник глави Міноборони подякував Уряду та народу США за всебічну підтримкуУкраїни з перших днів широкомасштабного вторгнення рф. Він зазначив, щовійськова допомога США є однією з ключових для наших успіхів на полі бою.</text:p>
      <text:p text:style-name="P4">
Про це <text:a xlink:type="simple" xlink:href="https://www.mil.gov.ua/news/2023/04/04/pidtrimka-ta-vijskova-dopomoga-ssha-e-odnieyu-z-klyuchovih-dlya-nashih-uspihiv-na-poli-boyu-%E2%80%93-andrij-shevchenko/" text:style-name="Internet_20_link" text:visited-style-name="Visited_20_Internet_20_Link">
інформує</text:a>
 Міністерство оборони України.</text:p>
      <text:p text:style-name="P4">
— США повинні пишатися тим, що допомагають Україні. Нашим дружнім країнампотрібно продовжувати далі працювати і триматися разом. Час — дуже важливаріч, і це також добре розуміє ворог. Саме тому просимо надавати ЗСУ необхідніресурси настільки швидко, наскільки це зараз можливо. Ми потребуємо нарощенняспроможностей нашого війська. Щоб досягнути успіху у наземних військовихопераціях, Україні потрібна перевага в повітрі та відповідна зброя відіноземних партнерів. Роль США у цьому процесі — вирішальна, — зазначив АндрійШевченко.</text:p>
      <text:p text:style-name="P4">
Заступник Міністра оборони також наголосив, що сьогодні Україна є першоюдержавою, яка під час реальних бойових дій використовує найсучасніші західнізразки озброєння.</text:p>
      <text:p text:style-name="P4">
— Ми ділимося унікальним бойовим досвідом з партнерами. Всі зацікавлені утакому союзнику, як Україна. Ці набуті знання повинні передаватися країнам,які нас нині підтримують, — прокоментував Андрій Шевченко.</text:p>
      <text:p text:style-name="P4">
<draw:frame draw:style-name="fr1" draw:name="Image13" text:anchor-type="as-char" svg:width="6.9236in" svg:height="4.165699in" draw:z-index="0">
<draw:image xlink:href="../Images/AРМІЯINFORM/2023-04-04T53-00-00-04-00/071c90d9157f2f728d18b761c47a1e6c8414d509.jpg" xlink:type="simple" xlink:show="embed" xlink:actuate="onLoad" draw:mime-type="image/jpeg"/>
</draw:frame>
</text:p>
      <text:p text:style-name="P4">
Він висловив сподівання на майбутній саміт НАТО, який пройде у Вільнюсі влипні 2023 року.</text:p>
      <text:p text:style-name="P4">
— Маємо надію, що Україна отримає не тільки позитивний сигнал від партнерів,але й практичні рішення та пропозиції щодо повноправного членства в НАТО.Набутий нашими військовими досвід у війні з росією стане суттєвим внеском упосилення оборонних спроможностей Альянсу, — сказав Андрій Шевченко.</text:p>
      <text:p text:style-name="P4">
Американського конгресмена ознайомили із запровадженою в Міноборонилогістичною програмою LOGFAS, якою користуються всі члени НАТО, і яка дозволяємоніторити постачання Україні озброєння і контролювати рух МТД від країн-партнерів.</text:p>
      <text:p text:style-name="P4">
Річ Маккормік висловив захоплення боротьбою нашого народу, відвагою захисниківі захисниць та запевнив у подальшій підтримці України на шляху до перемоги.</text:p>
      <text:p text:style-name="P4">
Конгресмен високо оцінив використання ЗСУ західної зброї та зусилля Українищодо забезпечення максимальної прозорості в питаннях використання безпековоїдопомоги.</text:p>
      <text:p text:style-name="P4">
Source: <text:a xlink:type="simple" xlink:href="https://armyinform.com.ua/2023/04/04/pidtrymka-ta-vijskova-dopomoga-ssha-ye-odniyeyu-z-klyuchovyh-dlya-nashyh-uspihiv-na-poli-boyu-andrij-shevchenko/" text:style-name="Internet_20_link" text:visited-style-name="Visited_20_Internet_20_Link">
https://armyinform.com.ua/2023/04/04/pidtrymka-ta-vijskova-dopomoga-ssha-ye-odniyeyu-z-klyuchovyh-dlya-nashyh-uspihiv-na-poli-boyu-andrij-shevchenko/</text:a>
</text:p>
      <!--NEWS-->
      <text:h text:style-name="P10" text:outline-level="1">
<text:span text:style-name="T4">
Для України дуже важлива всебічна американська підтримка — глава держави</text:span>
</text:h>
      <text:p text:style-name="P4">
Author: ['АРМІЯINFORM']</text:p>
      <text:p text:style-name="P4">
Time: 2023-04-04T54:00:00-04:00</text:p>
      <text:p text:style-name="P4">
Description: Президент України Володимир Зеленський під час зустрічі із делегацією політ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0148c373bdbf9dbb6e64ea68e72024_1680549959_extra_large.jpeg" text:style-name="Internet_20_link" text:visited-style-name="Visited_20_Internet_20_Link">
fe0148c373bdbf9dbb6e64ea68e72024_1680549959_extra_large.jpeg</text:a>
', '<text:a xlink:type="simple" xlink:href="https://www.president.gov.ua/storage/j-image-storage/32/28/77/242fc07126853cfc0f2214ecb777eee0_1680549959_wysiwyg.jpeg" text:style-name="Internet_20_link" text:visited-style-name="Visited_20_Internet_20_Link">
242fc07126853cfc0f2214ecb777eee0_1680549959_wysiwyg.jpeg</text:a>
']</text:p>
      <text:p text:style-name="P4">
Tags: ['STOPRUSSIA', 'ВОЛОДИМИР ЗЕЛЕНСЬКИЙ', 'ОФІС ПРЕЗИДЕНТА УКРАЇНИ', 'СВІТ ПІДТРИМУЄ УКРАЇНУ']</text:p>
      <text:p text:style-name="P4">
Category: News</text:p>
      <!--METADATA-->
      <text:p text:style-name="P4">
<draw:frame draw:style-name="fr1" draw:name="Image14" text:anchor-type="as-char" svg:width="6.9236in" svg:height="4.617948in" draw:z-index="0">
<draw:image xlink:href="../Images/AРМІЯINFORM/2023-04-04T54-00-00-04-00/fe0148c373bdbf9dbb6e64ea68e72024_1680549959_extra_large.jpeg" xlink:type="simple" xlink:show="embed" xlink:actuate="onLoad" draw:mime-type="image/jpeg"/>
</draw:frame>
</text:p>
      <text:p text:style-name="P4">
Президент України Володимир Зеленський під час зустрічі із делегацієюполітиків, бізнесменів і представників благодійних організацій СполученихШтатів Америки, очолюваною колишнім державним секретарем США Майком Помпео,наголосив, що такі зустрічі є потужним сигналом підтримки українців у нашійборотьбі за свободу та демократію.</text:p>
      <text:p text:style-name="P4">
<text:a xlink:type="simple" xlink:href="https://www.president.gov.ua/storage/j-image-storage/32/28/77/242fc07126853cfc0f2214ecb777eee0_1680549959_extra_large.jpeg" text:style-name="Internet_20_link" text:visited-style-name="Visited_20_Internet_20_Link">
<draw:frame draw:style-name="fr1" draw:name="Image15" text:anchor-type="as-char" svg:width="6.9236in" svg:height="4.621503in" draw:z-index="0">
<draw:image xlink:href="../Images/AРМІЯINFORM/2023-04-04T54-00-00-04-00/242fc07126853cfc0f2214ecb777eee0_1680549959_wysiwyg.jpeg" xlink:type="simple" xlink:show="embed" xlink:actuate="onLoad" draw:mime-type="image/jpeg"/>
</draw:frame>
</text:a>
</text:p>
      <text:p text:style-name="P4">
«Радий бачити, що ви приїхали зі своїми друзями, — сказав Президент України,звертаючись до Майка Помпео. — Усебічна американська підтримка надзвичайноважлива для нас».</text:p>
      <text:p text:style-name="P4">
Також Володимир Зеленський подякував усьому американському народу.</text:p>
      <text:p text:style-name="P4">
«На жаль, війна триває вже понад рік, і ми раді, що Сполучені Штати поруч іразом із нами борються за спільні цілі. Ми відчуваємо і двопартійну підтримку,і підтримку з боку Білого дому», — наголосив він.</text:p>
      <text:p text:style-name="P4">
Президент також акцентував на важливості продовження й посилення оборонноїдопомоги та спільного розвитку оборонних технологій з урахуванням досвіду,набутого Україною під час війни.</text:p>
      <text:p text:style-name="P4">
«Інвестуйте в бізнес, бо бізнес – це те, що створює робочі місця. Мизацікавлені в тому, щоб люди могли знайти роботу, а бюджет отримувавнадходження для посилення наших спроможностей на полі бою», — резюмував главадержави.</text:p>
      <text:p text:style-name="P4">
Також було обговорено низку інших актуальних питань, зокрема рух України вНАТО, важливість подальшого посилення санкційного тиску на рф.</text:p>
      <text:p text:style-name="P4">
Володимир Зеленський відзначив діяльність американських благодійнихорганізацій, представники яких були присутні на зустрічі, що зосереджена надопомозі переміщеним особам, відбудові зруйнованого житлового фонду, наданнімедичної допомоги, забезпеченні питною водою та продуктами тих, хто потребуєцього найбільше.</text:p>
      <text:p text:style-name="P4">
<text:span text:style-name="T5">
<text:span text:style-name="T4">
Джерело:</text:span>
 <text:a xlink:type="simple" xlink:href="https://www.president.gov.ua/news/volodimir-zelenskij-zustrivsya-z-delegaciyeyu-politikiv-bizn-82081" text:style-name="Internet_20_link" text:visited-style-name="Visited_20_Internet_20_Link">
Офіс</text:a>
 <text:a xlink:type="simple" xlink:href="https://www.president.gov.ua/news/volodimir-zelenskij-zustrivsya-z-delegaciyeyu-politikiv-bizn-82081" text:style-name="Internet_20_link" text:visited-style-name="Visited_20_Internet_20_Link">
ПрезидентаУкраїни</text:a>
</text:span>
</text:p>
      <text:p text:style-name="P4">
Source: <text:a xlink:type="simple" xlink:href="https://armyinform.com.ua/2023/04/04/dlya-nas-duzhe-vazhlyva-vsebichna-amerykanska-pidtrymka-glava-derzhavy/" text:style-name="Internet_20_link" text:visited-style-name="Visited_20_Internet_20_Link">
https://armyinform.com.ua/2023/04/04/dlya-nas-duzhe-vazhlyva-vsebichna-amerykanska-pidtrymka-glava-derzhavy/</text:a>
</text:p>
      <!--NEWS-->
      <text:h text:style-name="P10" text:outline-level="1">
<text:span text:style-name="T4">
Підрозділи ДСНС знешкодили 266 вибухонебезпечних предметів протягом доби</text:span>
</text:h>
      <text:p text:style-name="P4">
Author: ['АРМІЯINFORM']</text:p>
      <text:p text:style-name="P4">
Time: 2023-04-04T55:00:00-04:00</text:p>
      <text:p text:style-name="P4">
Description: Протягом минулої доби, 3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4/photo_5287351582192683317_y.jpg" text:style-name="Internet_20_link" text:visited-style-name="Visited_20_Internet_20_Link">
photo_5287351582192683317_y.jpg</text:a>
']</text:p>
      <text:p text:style-name="P4">
Tags: ['STOPRUSSIA', 'ДСНС УКРАЇНИ']</text:p>
      <text:p text:style-name="P4">
Category: News</text:p>
      <!--METADATA-->
      <text:p text:style-name="P4">
<draw:frame draw:style-name="fr1" draw:name="Image16" text:anchor-type="as-char" svg:width="6.9236in" svg:height="3.89908in" draw:z-index="0">
<draw:image xlink:href="../Images/AРМІЯINFORM/2023-04-04T55-00-00-04-00/medium.jpg" xlink:type="simple" xlink:show="embed" xlink:actuate="onLoad" draw:mime-type="image/jpeg"/>
</draw:frame>
Ілюстративне фото</text:p>
      <text:p text:style-name="P4">
<text:span text:style-name="T4">
Протягом минулої доби, 3</text:span>
 <text:span text:style-name="T4">
квітня</text:span>
 <text:span text:style-name="T4">
,</text:span>
 піротехнічні підрозділиДержавної служби України з надзвичайних ситуацій <text:span text:style-name="T4">
130 разів</text:span>
 залучалися довиконання завдань з розмінування.</text:p>
      <text:p text:style-name="P4">
Про це <text:a xlink:type="simple" xlink:href="https://t.me/dsns_telegram/15514" text:style-name="Internet_20_link" text:visited-style-name="Visited_20_Internet_20_Link">
<text:span text:style-name="T5">
повідомляє</text:span>
</text:a>
 ДСНС України.</text:p>
      <text:p text:style-name="P4">
Піротехнічні підрозділи виявили, вилучили і знешкодили <text:span text:style-name="T4">
266</text:span>
вибухонебезпечних предметів. Обстежено (очищено) територію площею понад<text:span text:style-name="T4">
38,65</text:span>
 гектарів.</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425рази</text:span>
 до виконання завдань з розмінування. Знешкоджено <text:span text:style-name="T4">
340 011вибухонебезпечний предмет</text:span>
 , зокрема <text:span text:style-name="T4">
2 200 авіаційних бомб</text:span>
. Обстежено(очищено) територію площею <text:span text:style-name="T4">
81 601 гектари</text:span>
.</text:p>
      <text:p text:style-name="P4">
<draw:frame draw:style-name="fr1" draw:name="Image17" text:anchor-type="as-char" svg:width="6.9236in" svg:height="5.804039in" draw:z-index="0">
<draw:image xlink:href="../Images/AРМІЯINFORM/2023-04-04T55-00-00-04-00/photo_5287351582192683317_y.jpg" xlink:type="simple" xlink:show="embed" xlink:actuate="onLoad" draw:mime-type="image/jpeg"/>
</draw:frame>
</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4/04/pidrozdily-dsns-zneshkodyly-266-vybuhonebezpechnyh-predmetiv-protyagom-doby/" text:style-name="Internet_20_link" text:visited-style-name="Visited_20_Internet_20_Link">
https://armyinform.com.ua/2023/04/04/pidrozdily-dsns-zneshkodyly-266-vybuhonebezpechnyh-predmetiv-protyagom-doby/</text:a>
</text:p>
      <!--NEWS-->
      <text:h text:style-name="P10" text:outline-level="1">
<text:span text:style-name="T4">
Зливав ворогу розташування літаків ЗСУ — викрито російського агента</text:span>
</text:h>
      <text:p text:style-name="P4">
Author: ['АРМІЯINFORM']</text:p>
      <text:p text:style-name="P4">
Time: 2023-04-04T56:00:00-04:00</text:p>
      <text:p text:style-name="P4">
Description: Затримано агента головного управління генерального штабу зс рф (більш відомого як гру)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9b4ec7d9820c6cec7e5264fc26a6aca-e1680593248513.jpeg" text:style-name="Internet_20_link" text:visited-style-name="Visited_20_Internet_20_Link">
f9b4ec7d9820c6cec7e5264fc26a6aca-e1680593248513.jpeg</text:a>
']</text:p>
      <text:p text:style-name="P4">
Tags: ['STOPRUSSIA', 'АГРЕСІЯ РФ', 'ВТОРГНЕННЯ РФ', 'КОЛАБОРАНТ', 'СБУ']</text:p>
      <text:p text:style-name="P4">
Category: News</text:p>
      <!--METADATA-->
      <text:p text:style-name="P4">
<draw:frame draw:style-name="fr1" draw:name="Image18" text:anchor-type="as-char" svg:width="6.9236in" svg:height="4.104798in" draw:z-index="0">
<draw:image xlink:href="../Images/AРМІЯINFORM/2023-04-04T56-00-00-04-00/f9b4ec7d9820c6cec7e5264fc26a6aca-e1680593248513.jpeg" xlink:type="simple" xlink:show="embed" xlink:actuate="onLoad" draw:mime-type="image/jpeg"/>
</draw:frame>
</text:p>
      <text:p text:style-name="P4">
Затримано агента головного управління генерального штабу зс рф (більш відомогояк гру) у ході спецоперації на Дніпропетровщині, який збирав розвіддані промісця базування та переміщення Сил оборони на території області.</text:p>
      <text:p text:style-name="P4">
Про це <text:a xlink:type="simple" xlink:href="https://ssu.gov.ua/novyny/sbu-zatrymala-rosiiskoho-ahenta-yakyi-poliuvav-za-ukrainskoiu-aviatsiieiu-na-dnipropetrovshchyni" text:style-name="Internet_20_link" text:visited-style-name="Visited_20_Internet_20_Link">
інформує</text:a>
 СБУ.</text:p>
      <text:p text:style-name="P4">
Насамперед ворога цікавили місця розміщення та режими роботи українськихвійськових літаків на території регіону. Зокрема, агент фіксував регулярністьвильотів, кількість літаків тощо.</text:p>
      <text:p text:style-name="P4">
Крім того, він передавав агресору інформацію про наслідки повітряних ворожихатак на місто. Ці відомості окупанти планували використати для підготовки таздійснення масованих авіаударів по території регіону.</text:p>
      <text:p text:style-name="P4">
За даними слідства, зловмисником виявився місцевий житель, якого воєннарозвідка рф дистанційно залучила до негласної співпраці.</text:p>
      <text:p text:style-name="P4">
Для вербування ворог використав один із проросійських Телеграм-каналів, дефігурант активно поширював свої «дописи» на підтримку загарбників.</text:p>
      <text:p text:style-name="P4">
На підставі зібраних доказів слідчі Служби безпеки повідомили йому про підозруза статтями Кримінального кодексу України:</text:p>
      <ul>
        <li>
державна зрада, вчинена в умовах воєнного стану;  * несанкціоноване поширення інформації про направлення, переміщення зброї, озброєння та бойових припасів в Україну, рух, переміщення або розміщення ЗСУ чи інших утворених відповідно до законів України військових формувань, вчинене в умовах воєнного стану.</li>
      </ul>
      <text:p text:style-name="P4">
Суд обрав зраднику запобіжний захід — тримання під вартою. Триває досудоверозслідування для встановлення всіх обставин злочину.</text:p>
      <text:p text:style-name="P4">
Source: <text:a xlink:type="simple" xlink:href="https://armyinform.com.ua/2023/04/04/zlyvav-vorogu-roztashuvannya-litakiv-zsu-vykryto-rosijskogo-agenta/" text:style-name="Internet_20_link" text:visited-style-name="Visited_20_Internet_20_Link">
https://armyinform.com.ua/2023/04/04/zlyvav-vorogu-roztashuvannya-litakiv-zsu-vykryto-rosijskogo-agenta/</text:a>
</text:p>
      <!--NEWS-->
      <text:h text:style-name="P10" text:outline-level="1">
<text:span text:style-name="T4">
Володимир Зеленський: російське зло впаде саме тут, в Україні, і більше не зможе піднятися</text:span>
</text:h>
      <text:p text:style-name="P4">
Author: ['АРМІЯINFORM']</text:p>
      <text:p text:style-name="P4">
Time: 2023-04-04T57:00:00-04:00</text:p>
      <text:p text:style-name="P4">
Description: У 405-й день оборони Президент України Володимир Зеленський зазначив, що на наш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7452312060676439_y-e1680598749578.jpg" text:style-name="Internet_20_link" text:visited-style-name="Visited_20_Internet_20_Link">
photo_5287452312060676439_y-e1680598749578.jpg</text:a>
', '<text:a xlink:type="simple" xlink:href="https://armyinform.com.ua/wp-content/uploads/2023/04/photo_5287452312060676436_y-150x150.jpg" text:style-name="Internet_20_link" text:visited-style-name="Visited_20_Internet_20_Link">
photo_5287452312060676436_y-150x150.jpg</text:a>
', '<text:a xlink:type="simple" xlink:href="https://armyinform.com.ua/wp-content/uploads/2023/04/photo_5287452312060676435_x-150x150.jpg" text:style-name="Internet_20_link" text:visited-style-name="Visited_20_Internet_20_Link">
photo_5287452312060676435_x-150x150.jpg</text:a>
', '<text:a xlink:type="simple" xlink:href="https://armyinform.com.ua/wp-content/uploads/2023/04/photo_5287452312060676431_y-1-150x150.jpg" text:style-name="Internet_20_link" text:visited-style-name="Visited_20_Internet_20_Link">
photo_5287452312060676431_y-1-150x150.jpg</text:a>
', '<text:a xlink:type="simple" xlink:href="https://armyinform.com.ua/wp-content/uploads/2023/04/photo_5287452312060676432_y-e1680599197775-150x150.jpg" text:style-name="Internet_20_link" text:visited-style-name="Visited_20_Internet_20_Link">
photo_5287452312060676432_y-e1680599197775-150x150.jpg</text:a>
']</text:p>
      <text:p text:style-name="P4">
Tags: []</text:p>
      <text:p text:style-name="P4">
Category: News</text:p>
      <!--METADATA-->
      <text:p text:style-name="P4">
<draw:frame draw:style-name="fr1" draw:name="Image19" text:anchor-type="as-char" svg:width="6.9236in" svg:height="4.256732in" draw:z-index="0">
<draw:image xlink:href="../Images/AРМІЯINFORM/2023-04-04T57-00-00-04-00/photo_5287452312060676439_y-e1680598749578.jpg" xlink:type="simple" xlink:show="embed" xlink:actuate="onLoad" draw:mime-type="image/jpeg"/>
</draw:frame>
</text:p>
      <text:p text:style-name="P4">
У 405-й день оборони Президент України Володимир Зеленський зазначив, що нанашій, українській, землі відбувається битва за основу вільного світу.</text:p>
      <text:p text:style-name="P4">
Про це <text:a xlink:type="simple" xlink:href="https://t.me/V_Zelenskiy_official/5751" text:style-name="Internet_20_link" text:visited-style-name="Visited_20_Internet_20_Link">
наголосив</text:a>
 глава держави уТелеграм.</text:p>
      <text:p text:style-name="P4">
«Ми точно переможемо в цій битві. російське зло впаде саме тут, в Україні, ібільше не зможе піднятися. Людяність переможе», — наголосив ВолодимирЗеленський.</text:p>
      <text:p text:style-name="P4">
<text:a xlink:type="simple" xlink:href="https://armyinform.com.ua/wp-content/uploads/2023/04/photo_5287452312060676436_y.jpg" text:style-name="Internet_20_link" text:visited-style-name="Visited_20_Internet_20_Link">
<draw:frame draw:style-name="fr1" draw:name="Image20" text:anchor-type="as-char" svg:width="6.9236in" svg:height="6.9236in" draw:z-index="0">
<draw:image xlink:href="../Images/AРМІЯINFORM/2023-04-04T57-00-00-04-00/photo_5287452312060676436_y-150x150.jpg" xlink:type="simple" xlink:show="embed" xlink:actuate="onLoad" draw:mime-type="image/jpeg"/>
</draw:frame>
</text:a>
</text:p>
      <text:p text:style-name="P4">
<text:a xlink:type="simple" xlink:href="https://armyinform.com.ua/wp-content/uploads/2023/04/photo_5287452312060676435_x.jpg" text:style-name="Internet_20_link" text:visited-style-name="Visited_20_Internet_20_Link">
<draw:frame draw:style-name="fr1" draw:name="Image21" text:anchor-type="as-char" svg:width="6.9236in" svg:height="6.9236in" draw:z-index="0">
<draw:image xlink:href="../Images/AРМІЯINFORM/2023-04-04T57-00-00-04-00/photo_5287452312060676435_x-150x150.jpg" xlink:type="simple" xlink:show="embed" xlink:actuate="onLoad" draw:mime-type="image/jpeg"/>
</draw:frame>
</text:a>
</text:p>
      <text:p text:style-name="P4">
<text:a xlink:type="simple" xlink:href="https://armyinform.com.ua/wp-content/uploads/2023/04/photo_5287452312060676431_y-1.jpg" text:style-name="Internet_20_link" text:visited-style-name="Visited_20_Internet_20_Link">
<draw:frame draw:style-name="fr1" draw:name="Image22" text:anchor-type="as-char" svg:width="6.9236in" svg:height="6.9236in" draw:z-index="0">
<draw:image xlink:href="../Images/AРМІЯINFORM/2023-04-04T57-00-00-04-00/photo_5287452312060676431_y-1-150x150.jpg" xlink:type="simple" xlink:show="embed" xlink:actuate="onLoad" draw:mime-type="image/jpeg"/>
</draw:frame>
</text:a>
</text:p>
      <text:p text:style-name="P4">
<text:a xlink:type="simple" xlink:href="https://armyinform.com.ua/wp-content/uploads/2023/04/photo_5287452312060676432_y-e1680599197775.jpg" text:style-name="Internet_20_link" text:visited-style-name="Visited_20_Internet_20_Link">
<draw:frame draw:style-name="fr1" draw:name="Image23" text:anchor-type="as-char" svg:width="6.9236in" svg:height="6.9236in" draw:z-index="0">
<draw:image xlink:href="../Images/AРМІЯINFORM/2023-04-04T57-00-00-04-00/photo_5287452312060676432_y-e1680599197775-150x150.jpg" xlink:type="simple" xlink:show="embed" xlink:actuate="onLoad" draw:mime-type="image/jpeg"/>
</draw:frame>
</text:a>
</text:p>
      <text:p text:style-name="P4">
Source: <text:a xlink:type="simple" xlink:href="https://armyinform.com.ua/2023/04/04/volodymyr-zelenskyj-rosijske-zlo-vpade-same-tut-v-ukrayini-i-bilshe-ne-zmozhe-pidnyatysya/" text:style-name="Internet_20_link" text:visited-style-name="Visited_20_Internet_20_Link">
https://armyinform.com.ua/2023/04/04/volodymyr-zelenskyj-rosijske-zlo-vpade-same-tut-v-ukrayini-i-bilshe-ne-zmozhe-pidnyatysya/</text:a>
</text:p>
      <!--NEWS-->
      <text:h text:style-name="P10" text:outline-level="1">
<text:span text:style-name="T4">
Офіс Генпрокурора України: задокументовано майже 17 тисяч злочинів проти нацбезпеки</text:span>
</text:h>
      <text:p text:style-name="P4">
Author: ['АРМІЯINFORM']</text:p>
      <text:p text:style-name="P4">
Time: 2023-04-04T58: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04042023ua.jpg" text:style-name="Internet_20_link" text:visited-style-name="Visited_20_Internet_20_Link">
warcrime-04042023ua.jpg</text:a>
', '<text:a xlink:type="simple" xlink:href="https://armyinform.com.ua/wp-content/uploads/2023/04/warcrime-04042023en.jpg" text:style-name="Internet_20_link" text:visited-style-name="Visited_20_Internet_20_Link">
warcrime-04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4" text:anchor-type="as-char" svg:width="6.9236in" svg:height="4.448413in" draw:z-index="0">
<draw:image xlink:href="../Images/AРМІЯINFORM/2023-04-04T58-00-00-04-00/warcrime-04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04 квітня</text:span>
 зареєстровано:</text:p>
      <ul>
        <li>
78 131 воєнний злочин,  * 16 957 злочинів проти національної безпеки України.</li>
      </ul>
      <text:p text:style-name="P4">
Крім того, за офіційними даними ювенальних прокурорів, <text:span text:style-name="T4">
1411 дітейпостраждали</text:span>
 внаслідок агресії рф, з них:</text:p>
      <ul>
        <li>
467 — дітей загинули,  * 944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5" text:anchor-type="as-char" svg:width="6.9236in" svg:height="4.448413in" draw:z-index="0">
<draw:image xlink:href="../Images/AРМІЯINFORM/2023-04-04T58-00-00-04-00/warcrime-04042023en.jpg" xlink:type="simple" xlink:show="embed" xlink:actuate="onLoad" draw:mime-type="image/jpeg"/>
</draw:frame>
</text:p>
      <text:p text:style-name="P4">
Source: <text:a xlink:type="simple" xlink:href="https://armyinform.com.ua/2023/04/04/ofis-genprokurora-ukrayiny-zadokumentovano-majzhe-17-tysyach-zlochyniv-proty-naczbezpeky-7/" text:style-name="Internet_20_link" text:visited-style-name="Visited_20_Internet_20_Link">
https://armyinform.com.ua/2023/04/04/ofis-genprokurora-ukrayiny-zadokumentovano-majzhe-17-tysyach-zlochyniv-proty-naczbezpeky-7/</text:a>
</text:p>
      <!--NEWS-->
      <text:h text:style-name="P10" text:outline-level="1">
<text:span text:style-name="T4">
Відсутність комунікації з рф ускладнює отримання достовірних даних щодо військовополонених — Координаційний штаб</text:span>
</text:h>
      <text:p text:style-name="P4">
Author: ['АРМІЯINFORM']</text:p>
      <text:p text:style-name="P4">
Time: 2023-04-04T59:00:00-04:00</text:p>
      <text:p text:style-name="P4">
Description: Офіційної комунікації з країною-агресоркою зараз немає, тому отримати достовір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862682036542746644_w.jpg" text:style-name="Internet_20_link" text:visited-style-name="Visited_20_Internet_20_Link">
photo_5862682036542746644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6" text:anchor-type="as-char" svg:width="6.9236in" svg:height="4.200317in" draw:z-index="0">
<draw:image xlink:href="../Images/AРМІЯINFORM/2023-04-04T59-00-00-04-00/photo_5862682036542746644_w.jpg" xlink:type="simple" xlink:show="embed" xlink:actuate="onLoad" draw:mime-type="image/jpeg"/>
</draw:frame>
</text:p>
      <text:p text:style-name="P4">
Офіційної комунікації з країною-агресоркою зараз немає, тому отриматидостовірну інформацію щодо полонених захисників і захисниць, зокрема про станздоров’я, майже неможливо.</text:p>
      <text:p text:style-name="P4">
Про це <text:a xlink:type="simple" xlink:href="https://t.me/Koord_shtab/779" text:style-name="Internet_20_link" text:visited-style-name="Visited_20_Internet_20_Link">
йшлося</text:a>
 під час зустрічі з родинамизахисників окремої артилерійської бригади «Запорізька Січ» у Координаційномуштабі.</text:p>
      <text:p text:style-name="P4">
За словами представника штабу, відомості про ймовірний стан здоров’явійськовополених надходять здебільшого від повернених з полонувійськовослужбовців.</text:p>
      <text:p text:style-name="P4">
Під час зустрічі розповіли, що військова частина проводить службоверозслідування у випадку зникнення військовослужбовця. За результатамирозслідування командир ухвалює рішення, як обліковувати військовослужбовця —полонений чи зниклий безвісти.</text:p>
      <text:p text:style-name="P4">
Сповіщення з відповідною інформацією військова частина надсилає дотериторіального центру комплектування та соціальної підтримки (ТЦК та СП).Співробітники ТЦК та СП доставляють це сповіщення родичам оборонця.</text:p>
      <text:p text:style-name="P4">
Представник штабу зауважив, що визволені з полону військовослужбовціспілкуються з представниками Координаційного штабу, Служби безпеки України,Офісу Уповноваженого Верховної Ради України з прав людини. Надані нимивідомості фіксуються і враховуються, зокрема, у подальшій роботі щодо обмінувійськовополоненими. Проте оприлюднювати таку інформацію не можна, бо вонаносить оперативний характер.</text:p>
      <text:p text:style-name="P4">
Source: <text:a xlink:type="simple" xlink:href="https://armyinform.com.ua/2023/04/04/vidsutnist-komunikacziyi-z-rf-uskladnyuye-otrymannya-dostovirnoyi-informacziyi-shhodo-vijskovopolonenyh-koordynaczijnyj-shtab/" text:style-name="Internet_20_link" text:visited-style-name="Visited_20_Internet_20_Link">
https://armyinform.com.ua/2023/04/04/vidsutnist-komunikacziyi-z-rf-uskladnyuye-otrymannya-dostovirnoyi-informacziyi-shhodo-vijskovopolonenyh-koordynaczijnyj-shtab/</text:a>
</text:p>
      <!--NEWS-->
      <text:h text:style-name="P10" text:outline-level="1">
<text:span text:style-name="T4">
На бойове чергування в Чорному та Середземному морях вийшло 6 носіїв крилатих ракет «Калібр»</text:span>
</text:h>
      <text:p text:style-name="P4">
Author: ['АРМІЯINFORM']</text:p>
      <text:p text:style-name="P4">
Time: 2023-04-04T60:00:00-04:00</text:p>
      <text:p text:style-name="P4">
Description: Станом на 4 квітня в акваторіях Чорного, Азовського та Середземного морів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maxresdefault-1.jpg" text:style-name="Internet_20_link" text:visited-style-name="Visited_20_Internet_20_Link">
maxresdefault-1.jpg</text:a>
', '<text:a xlink:type="simple" xlink:href="https://armyinform.com.ua/wp-content/uploads/2023/04/336141894_1060599061566150_199496007597149452_n.jpg" text:style-name="Internet_20_link" text:visited-style-name="Visited_20_Internet_20_Link">
336141894_1060599061566150_199496007597149452_n.jpg</text:a>
']</text:p>
      <text:p text:style-name="P4">
Tags: ['АГРЕСІЯ РФ', 'ВМС ЗС УКРАЇНИ', 'ВТОРГНЕННЯ РФ']</text:p>
      <text:p text:style-name="P4">
Category: News</text:p>
      <!--METADATA-->
      <text:p text:style-name="P4">
<draw:frame draw:style-name="fr1" draw:name="Image27" text:anchor-type="as-char" svg:width="6.9236in" svg:height="3.894525in" draw:z-index="0">
<draw:image xlink:href="../Images/AРМІЯINFORM/2023-04-04T60-00-00-04-00/maxresdefault-1.jpg" xlink:type="simple" xlink:show="embed" xlink:actuate="onLoad" draw:mime-type="image/jpeg"/>
</draw:frame>
Ілюстративне фото</text:p>
      <text:p text:style-name="P4">
Станом на 4 квітня в акваторіях Чорного, Азовського та Середземного морів набойовому чергуванні перебувають 15 ворожих кораблів, з них 6 — носії крилатихракет «Калібр». Загальний залп становить — 40 ракет.</text:p>
      <text:p text:style-name="P4">
Про це йдеться в<text:a xlink:type="simple" xlink:href="https://www.facebook.com/navy.mil.gov.ua/posts/pfbid02f7sHJDLDo5ULZZgxiz6iaR3wxcLKgMKqAy1ApBNMZQy8RLp8nY7Wt9up13froWM4l" text:style-name="Internet_20_link" text:visited-style-name="Visited_20_Internet_20_Link">
повідомленні</text:a>
Командування Військово-Морських Сил ЗС України.</text:p>
      <text:p text:style-name="P4">
З них:</text:p>
      <ul>
        <li>
у Чорному морі на бойовому чергуванні перебувають 7 ворожих кораблів, з них 3 — носії крилатих ракет «Калібр», загальний залп становить — 20 ракет;  * в Азовському морі ворог продовжує контролювати морські комунікації, утримуючи на бойовому чергуванні 1 корабель;  * у Середземному морі — 7 ворожих кораблів, з них — 3 носії крилатих ракет «Калібр», загальний залп становить — 20 ракет.</li>
      </ul>
      <text:p text:style-name="P4">
рф продовжує порушувати Міжнародну конвенцію з охорони людського життя на морі1974 року (SOLAS), вимикаючи системи автоматичної ідентифікації (AIS) нацивільних суднах в акваторії Азовського моря.</text:p>
      <text:p text:style-name="P4">
<draw:frame draw:style-name="fr1" draw:name="Image28" text:anchor-type="as-char" svg:width="6.9236in" svg:height="5.53888in" draw:z-index="0">
<draw:image xlink:href="../Images/AРМІЯINFORM/2023-04-04T60-00-00-04-00/336141894_1060599061566150_199496007597149452_n.jpg" xlink:type="simple" xlink:show="embed" xlink:actuate="onLoad" draw:mime-type="image/jpeg"/>
</draw:frame>
</text:p>
      <text:p text:style-name="P4">
Source: <text:a xlink:type="simple" xlink:href="https://armyinform.com.ua/2023/04/04/na-bojove-cherguvannya-v-chornomu-ta-seredzemnomu-moryah-vyjshlo-6-nosiyiv-krylatyh-raket-kalibr/" text:style-name="Internet_20_link" text:visited-style-name="Visited_20_Internet_20_Link">
https://armyinform.com.ua/2023/04/04/na-bojove-cherguvannya-v-chornomu-ta-seredzemnomu-moryah-vyjshlo-6-nosiyiv-krylatyh-raket-kalibr/</text:a>
</text:p>
      <!--NEWS-->
      <text:h text:style-name="P10" text:outline-level="1">
<text:span text:style-name="T4">
На Куп’янсько-Лиманському напрямку наші захисники знищили два танки Т-72, дві БМП і склад боєприпасів — Сергій Череватий</text:span>
</text:h>
      <text:p text:style-name="P4">
Author: ['Ольга Вікарчук']</text:p>
      <text:p text:style-name="P4">
Time: 2023-04-04T61:00:00-04:00</text:p>
      <text:p text:style-name="P4">
Description: — Ворог атакує наші позиції на цій ділянці фронту регулярними силами. Зокрема,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ВІЙНА', 'ВТОРГНЕННЯ РФ', 'СЕРГІЙ ЧЕРЕВАТИЙ']</text:p>
      <text:p text:style-name="P4">
Category: News</text:p>
      <!--METADATA-->
      <text:p text:style-name="P4">
<draw:frame draw:style-name="fr1" draw:name="Image29" text:anchor-type="as-char" svg:width="6.9236in" svg:height="4.611226in" draw:z-index="0">
<draw:image xlink:href="../Images/AРМІЯINFORM/2023-04-04T61-00-00-04-00/cherevatyj.jpg" xlink:type="simple" xlink:show="embed" xlink:actuate="onLoad" draw:mime-type="image/jpeg"/>
</draw:frame>
</text:p>
      <text:p text:style-name="P4">
— Ворог атакує наші позиції на цій ділянці фронту регулярними силами. Зокрема,це повітряно-десантні підрозділи, мотострілецькі, другий армійський корпус такзваної лнр, а також танковий підрозділ, —<text:a xlink:type="simple" xlink:href="https://www.youtube.com/watch" text:style-name="Internet_20_link" text:visited-style-name="Visited_20_Internet_20_Link">
повідомив</text:a>
 під час прямого етерутелемарафону «Єдині новини» речник Східного угруповання військ Збройних СилУкраїни полковник Сергій Череватий.</text:p>
      <text:p text:style-name="P4">
На Куп’янсько-Лиманському напрямку ворог використовує більше систем реактивно-залпового вогню.Тільки за цю добу зафіксовано 403 обстріли, але в наземнихбоях окупаційна армія намагається діяти більш обачливо.</text:p>
      <text:p text:style-name="P4">
— Відтак, у них і втрат менше на цьому напрямку. 50 окупантів було знищено,115 зазнали поранень. Також армія рф більше використовує тут бронетехніку, алещодобово наші Сили оборони її знищують, — відмітив офіцер.</text:p>
      <ul>
        <li>
Зокрема, за останню добу українські захисники на Куп’янсько-Лиманському напрямку знищили два танки Т-72, дві БМП і склад боєприпасів, — додав Сергій Череватий.</li>
      </ul>
      <text:p text:style-name="P4">
Source: <text:a xlink:type="simple" xlink:href="https://armyinform.com.ua/2023/04/04/na-kupyansko-lymanskomu-napryamku-nashi-zahysnyky-znyshhyly-dva-tanky-t-72-dvi-bmp-i-sklad-boyeprypasiv-sergij-cherevatyj/" text:style-name="Internet_20_link" text:visited-style-name="Visited_20_Internet_20_Link">
https://armyinform.com.ua/2023/04/04/na-kupyansko-lymanskomu-napryamku-nashi-zahysnyky-znyshhyly-dva-tanky-t-72-dvi-bmp-i-sklad-boyeprypasiv-sergij-cherevatyj/</text:a>
</text:p>
      <!--NEWS-->
      <text:h text:style-name="P10" text:outline-level="1">
<text:span text:style-name="T4">
СБУ викрила в Україні російську фінансову піраміду на майже 40 млн доларів</text:span>
</text:h>
      <text:p text:style-name="P4">
Author: ['АРМІЯINFORM']</text:p>
      <text:p text:style-name="P4">
Time: 2023-04-04T62:00:00-04:00</text:p>
      <text:p text:style-name="P4">
Description: Служба безпеки викрила масштабну шахрайську схему, яку замаскувал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bu-golovna.jpg" text:style-name="Internet_20_link" text:visited-style-name="Visited_20_Internet_20_Link">
sbu-golovna.jpg</text:a>
', '<text:a xlink:type="simple" xlink:href="https://armyinform.com.ua/wp-content/uploads/2023/04/sbu-2.jpg" text:style-name="Internet_20_link" text:visited-style-name="Visited_20_Internet_20_Link">
sbu-2.jpg</text:a>
', '<text:a xlink:type="simple" xlink:href="https://armyinform.com.ua/wp-content/uploads/2023/04/sbu-1-150x150.jpg" text:style-name="Internet_20_link" text:visited-style-name="Visited_20_Internet_20_Link">
sbu-1-150x150.jpg</text:a>
', '<text:a xlink:type="simple" xlink:href="https://armyinform.com.ua/wp-content/uploads/2023/04/sbu-3-150x150.jpg" text:style-name="Internet_20_link" text:visited-style-name="Visited_20_Internet_20_Link">
sbu-3-150x150.jpg</text:a>
']</text:p>
      <text:p text:style-name="P4">
Tags: ['СБУ', 'ШАХРАЇ']</text:p>
      <text:p text:style-name="P4">
Category: News</text:p>
      <!--METADATA-->
      <text:p text:style-name="P4">
<draw:frame draw:style-name="fr1" draw:name="Image30" text:anchor-type="as-char" svg:width="6.9236in" svg:height="5.938293in" draw:z-index="0">
<draw:image xlink:href="../Images/AРМІЯINFORM/2023-04-04T62-00-00-04-00/sbu-golovna.jpg" xlink:type="simple" xlink:show="embed" xlink:actuate="onLoad" draw:mime-type="image/jpeg"/>
</draw:frame>
</text:p>
      <text:p text:style-name="P4">
Служба безпеки викрила масштабну шахрайську схему, яку замаскували підпсевдоінвестиційний проект «Life is good».</text:p>
      <text:p text:style-name="P4">
Організатори «піраміди» пропонували своїм клієнтам стати інвесторами іпереказати гроші на рахунок компанії, яка нібито допомагає «примножувати»капіталовкладення.</text:p>
      <text:p text:style-name="P4">
Про це<text:a xlink:type="simple" xlink:href="https://www.facebook.com/SecurSerUkraine/posts/pfbid0SXMwkZAoXFNXtdzQCaDPSyudKe7EXM1aDfcHbSMpZBYKbiShD4m351neMRvYiUEjl" text:style-name="Internet_20_link" text:visited-style-name="Visited_20_Internet_20_Link">
повідомляє</text:a>
на своїй офіційній сторінці у Facebook СБУ.</text:p>
      <text:p text:style-name="P4">
За матеріалами слідства, зловмисники отримали майже 40 млн доларів, обдурившипри цьому понад 1 тис. осіб.</text:p>
      <text:p text:style-name="P4">
Для користування «послугою» шахраї розробили власний вебресурс з обліковимизаписами потенційних «інвесторів».</text:p>
      <text:p text:style-name="P4">
Ділки обіцяли «вкладникам» стабільні прибутки у вигляді «дивідендів» відінвестування в акції перспективних підприємств світового рівня.</text:p>
      <text:p text:style-name="P4">
<draw:frame draw:style-name="fr1" draw:name="Image31" text:anchor-type="as-char" svg:width="6.9236in" svg:height="6.609525in" draw:z-index="0">
<draw:image xlink:href="../Images/AРМІЯINFORM/2023-04-04T62-00-00-04-00/sbu-2.jpg" xlink:type="simple" xlink:show="embed" xlink:actuate="onLoad" draw:mime-type="image/jpeg"/>
</draw:frame>
</text:p>
      <text:p text:style-name="P4">
Крім того, шахраї «гарантували» своїм клієнтам «бонуси» у разі залучення допроєкту нових учасників.</text:p>
      <text:p text:style-name="P4">
Отримані від інвесторів гроші ділки акумульовували на власні криптогаманці табанківські рахунки.</text:p>
      <text:p text:style-name="P4">
За даними слідства, до організації оборудки причетні більше 10 осіб.Насамперед це громадяни країни-агресора.</text:p>
      <text:p text:style-name="P4">
Спочатку «проект» діяв лише на території рф, але після 2017 року йогопоступово намагались реалізувати в Україні через масовану рекламну кампанію вінтернеті та відкриття офісу у Києві.</text:p>
      <text:p text:style-name="P4">
Після початку повномасштабного вторгнення організатори «піраміди» хотілиприховати свою причетність до неї.</text:p>
      <text:p text:style-name="P4">
Для цього налагодили механізм залучення віртуальних активів через мережуобмінних пунктів криптовалюти по всій території України.</text:p>
      <text:p text:style-name="P4">
Під час обшуків у київському офісі та за адресами проживання фігурантіввиявлено:</text:p>
      <text:p text:style-name="P4">
▪️ комп’ютери, мобільні телефони, бухгалтерію та чорнові записи із доказамипротиправної діяльності;</text:p>
      <text:p text:style-name="P4">
▪️ сувенірну та рекламну продукцію, яку ділки використовували для залучення«інвесторів».</text:p>
      <text:p text:style-name="P4">
Триває розслідування для встановлення всіх обставин злочину і притягненнявинних до відповідальності.</text:p>
      <text:p text:style-name="P4">
<text:a xlink:type="simple" xlink:href="https://armyinform.com.ua/wp-content/uploads/2023/04/sbu-1.jpg" text:style-name="Internet_20_link" text:visited-style-name="Visited_20_Internet_20_Link">
<draw:frame draw:style-name="fr1" draw:name="Image32" text:anchor-type="as-char" svg:width="6.9236in" svg:height="6.9236in" draw:z-index="0">
<draw:image xlink:href="../Images/AРМІЯINFORM/2023-04-04T62-00-00-04-00/sbu-1-150x150.jpg" xlink:type="simple" xlink:show="embed" xlink:actuate="onLoad" draw:mime-type="image/jpeg"/>
</draw:frame>
</text:a>
</text:p>
      <text:p text:style-name="P4">
<text:a xlink:type="simple" xlink:href="https://armyinform.com.ua/wp-content/uploads/2023/04/sbu-3.jpg" text:style-name="Internet_20_link" text:visited-style-name="Visited_20_Internet_20_Link">
<draw:frame draw:style-name="fr1" draw:name="Image33" text:anchor-type="as-char" svg:width="6.9236in" svg:height="6.9236in" draw:z-index="0">
<draw:image xlink:href="../Images/AРМІЯINFORM/2023-04-04T62-00-00-04-00/sbu-3-150x150.jpg" xlink:type="simple" xlink:show="embed" xlink:actuate="onLoad" draw:mime-type="image/jpeg"/>
</draw:frame>
</text:a>
</text:p>
      <text:p text:style-name="P4">
Заходи проводили спільно зі слідчим управлінням Головного управлінняНаціональної поліції у м. Києві за процесуального керівництва Київськоїміської прокуратури.</text:p>
      <text:p text:style-name="P4">
Наразі одному із топменеджерів «інвестпроекту» повідомлено про підозру за ч. 3ст. 190 Кримінального кодексу України (шахрайство).</text:p>
      <text:p text:style-name="P4">
Служба безпеки звернулася до громадян, які стали жертвами шахрайської схеми,повідомляти про це за номером мобільного телефону (095) 899 21 16.</text:p>
      <text:p text:style-name="P4">
Source: <text:a xlink:type="simple" xlink:href="https://armyinform.com.ua/2023/04/04/sbu-vykryla-v-ukrayini-rosijsku-finansovu-piramidu-na-majzhe-40-mln-dolariv/" text:style-name="Internet_20_link" text:visited-style-name="Visited_20_Internet_20_Link">
https://armyinform.com.ua/2023/04/04/sbu-vykryla-v-ukrayini-rosijsku-finansovu-piramidu-na-majzhe-40-mln-dolariv/</text:a>
</text:p>
      <!--NEWS-->
      <text:h text:style-name="P10" text:outline-level="1">
<text:span text:style-name="T4">
Ворог скинув боєприпаси з хімічною речовиною в районі Водяного</text:span>
</text:h>
      <text:p text:style-name="P4">
Author: ['Ольга Вікарчук']</text:p>
      <text:p text:style-name="P4">
Time: 2023-04-04T63:00:00-04:00</text:p>
      <text:p text:style-name="P4">
Description: У районі Мар’їнки армія рф під час атак задіяла БТР та БМП, а поблизу Карлівки працюв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ІЙНА', 'ВТОРГНЕННЯ РФ', 'ОЛЕКСІЙ ДМИТРАШКІВСЬКИЙ', 'ТАВРІЙСЬКИЙ НАПРЯМОК']</text:p>
      <text:p text:style-name="P4">
Category: News</text:p>
      <!--METADATA-->
      <text:p text:style-name="P4">
<draw:frame draw:style-name="fr1" draw:name="Image34" text:anchor-type="as-char" svg:width="6.9236in" svg:height="4.096023in" draw:z-index="0">
<draw:image xlink:href="../Images/AРМІЯINFORM/2023-04-04T63-00-00-04-00/dmytrashkivskyj.png" xlink:type="simple" xlink:show="embed" xlink:actuate="onLoad" draw:mime-type="image/png"/>
</draw:frame>
</text:p>
      <text:p text:style-name="P4">
У районі Мар’їнки армія рф під час атак задіяла БТР та БМП, а поблизу Карлівкипрацювала ворожа група піхоти разом з танками. Всі атаки були відбиті. Про це<text:a xlink:type="simple" xlink:href="https://www.youtube.com/watch" text:style-name="Internet_20_link" text:visited-style-name="Visited_20_Internet_20_Link">
повідомив</text:a>
 під час прямого етерутелемарафону «Єдині новини» начальник об’єднаного пресцентру Сил оборониТаврійського напрямку полковник Олексій Дмитрашківський.</text:p>
      <text:p text:style-name="P4">
— Крім цього, авіація противника завдала чотири удари. Три з них були понаселених пунктах Оріхове та Преображенка. За добу було зафіксовано 307обстрілів. На Запорізькому напрямку 54 рази, на Донецькому — 253, — зазначивофіцер.</text:p>
      <text:p text:style-name="P4">
Також було зафіксовано скидання боєприпасів з хімічною речовиною в районіВодяного. Найімовірніше, це К-51, тобто хлорпікрин. Крім цього, окупаційнівійська за останню добу втратили близько двох рот особового складу, одинздався в полон. Сили оборони знищили пункт управління противника і складбоєприпасів.</text:p>
      <text:p text:style-name="P4">
— Щодо хімічної зброї, то на минулому тижні росіяни застосовували її понарощенню: два, чотири, шість разів. На цьому тижні це перший зафіксованийвипадок скидання боєприпасу з БПЛА, — доповнив Олексій Дмитрашківський.</text:p>
      <text:p text:style-name="P4">
Source: <text:a xlink:type="simple" xlink:href="https://armyinform.com.ua/2023/04/04/vorog-skynuv-boyeprypasy-z-himichnoyu-rechovynoyu-v-rajoni-vodyanogo/" text:style-name="Internet_20_link" text:visited-style-name="Visited_20_Internet_20_Link">
https://armyinform.com.ua/2023/04/04/vorog-skynuv-boyeprypasy-z-himichnoyu-rechovynoyu-v-rajoni-vodyanogo/</text:a>
</text:p>
      <!--NEWS-->
      <text:h text:style-name="P10" text:outline-level="1">
<text:span text:style-name="T4">
Прем’єр-міністр України, віцеканцлер ФРН та німецький бізнес обговорили розширення присутності на українському ринку</text:span>
</text:h>
      <text:p text:style-name="P4">
Author: ['АРМІЯINFORM']</text:p>
      <text:p text:style-name="P4">
Time: 2023-04-04T64:00:00-04:00</text:p>
      <text:p text:style-name="P4">
Description: Розвиток двосторонньої співпраці, посилення всебічної підтримки України й активіза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hmygal.jpg" text:style-name="Internet_20_link" text:visited-style-name="Visited_20_Internet_20_Link">
shmygal.jpg</text:a>
', '<text:a xlink:type="simple" xlink:href="https://armyinform.com.ua/wp-content/uploads/2023/04/kmu.jpg" text:style-name="Internet_20_link" text:visited-style-name="Visited_20_Internet_20_Link">
kmu.jpg</text:a>
']</text:p>
      <text:p text:style-name="P4">
Tags: ['STOPRUSSIA', 'АГРЕСІЯ РФ', 'ВІЙНА', 'ВТОРГНЕННЯ РФ', 'ДЕНИС ШМИГАЛЬ', 'НІМЕЧЧИНА']</text:p>
      <text:p text:style-name="P4">
Category: News</text:p>
      <!--METADATA-->
      <text:p text:style-name="P4">
<draw:frame draw:style-name="fr1" draw:name="Image35" text:anchor-type="as-char" svg:width="6.9236in" svg:height="4.89718in" draw:z-index="0">
<draw:image xlink:href="../Images/AРМІЯINFORM/2023-04-04T64-00-00-04-00/shmygal.jpg" xlink:type="simple" xlink:show="embed" xlink:actuate="onLoad" draw:mime-type="image/jpeg"/>
</draw:frame>
</text:p>
      <text:p text:style-name="P4">
Розвиток двосторонньої співпраці, посилення всебічної підтримки України йактивізацію економічної діяльності обговорили під час зустрічі в КиєвіПрем’єр-міністр України Денис Шмигаль, віцеканцлер, міністр економіки тазахисту клімату Німеччини Роберт Габек та представники німецького бізнесу.</text:p>
      <text:p text:style-name="P4">
Про це на Урядовому порталі <text:a xlink:type="simple" xlink:href="https://www.kmu.gov.ua/news/premier-ministr-ukrainy-vitse-kantsler-frn-ta-nimetskyi-biznes-obhovoryly-rozshyrennia-prysutnosti-na-ukrainskomu-rynku" text:style-name="Internet_20_link" text:visited-style-name="Visited_20_Internet_20_Link">
повідомив</text:a>
 Департамент комунікацій СекретаріатуКабінету Міністрів України.</text:p>
      <text:p text:style-name="P4">
Денис Шмигаль подякував Роберту Габеку за візит в Україну, зокремаознайомлення з наслідками російської окупації на звільнених територіяхЧернігівської області.</text:p>
      <text:p text:style-name="P4">
Очільник українського Уряду відзначив роль Німеччини в посиленніобороноздатності нашої країни та в майбутньому післявоєнному відновленні.Денис Шмигаль наголосив на важливості гуманітарного розмінування тастрахування воєнних ризиків для бізнесу, що допоможе активізувати економічнудіяльність в Україні.</text:p>
      <text:p text:style-name="P4">
«Страхування воєнних ризиків для бізнесу є критично важливим питанням. Ми вжемаємо пілотний проект із MIGA та перші проекти з американською компанією DFC.Для нас дуже важливо знайти подібний інструмент і з Німеччиною», — відзначивглава українського Уряду.</text:p>
      <text:p text:style-name="P4">
Представники німецького бізнесу зі свого боку зауважили, що Україна зробилавеликий крок у сфері децентралізації та багатьох сферах, і вони хочутьрозширювати свої виробництва та присутність на українському ринку.</text:p>
      <text:p text:style-name="P4">
Як відзначив Денис Шмигаль, Україна має потенціал у сферах критичної сировини,переробки та military-tech, які можуть принести багато переваг і перспективдля бізнесу.</text:p>
      <text:p text:style-name="P4">
Прем’єр-міністр України також подякував Німеччині за фінансову підтримку тасанкційний тиск на рф. Він підкреслив, що прийшов час працювати над наступнимпакетом, який включатиме санкції проти атомної галузі й технологій росії.</text:p>
      <text:p text:style-name="P4">
<draw:frame draw:style-name="fr1" draw:name="Image36" text:anchor-type="as-char" svg:width="6.9236in" svg:height="4.610104in" draw:z-index="0">
<draw:image xlink:href="../Images/AРМІЯINFORM/2023-04-04T64-00-00-04-00/kmu.jpg" xlink:type="simple" xlink:show="embed" xlink:actuate="onLoad" draw:mime-type="image/jpeg"/>
</draw:frame>
</text:p>
      <text:p text:style-name="P4">
Source: <text:a xlink:type="simple" xlink:href="https://armyinform.com.ua/2023/04/04/premyer-ministr-ukrayiny-vicze-kanczler-frn-ta-nimeczkyj-biznes-obgovoryly-rozshyrennya-prysutnosti-na-ukrayinskomu-rynku/" text:style-name="Internet_20_link" text:visited-style-name="Visited_20_Internet_20_Link">
https://armyinform.com.ua/2023/04/04/premyer-ministr-ukrayiny-vicze-kanczler-frn-ta-nimeczkyj-biznes-obgovoryly-rozshyrennya-prysutnosti-na-ukrayinskomu-rynku/</text:a>
</text:p>
      <!--NEWS-->
      <text:h text:style-name="P10" text:outline-level="1">
<text:span text:style-name="T4">
Бахмут залишається напрямком головного удару ворога — Сергій Череватий</text:span>
</text:h>
      <text:p text:style-name="P4">
Author: ['Ольга Вікарчук']</text:p>
      <text:p text:style-name="P4">
Time: 2023-04-04T65:00:00-04:00</text:p>
      <text:p text:style-name="P4">
Description: Очільник ПВК «вагнер» пригожин встановлює прапори на будівлях (у Бахмуті. — Ред.),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1.jpg" text:style-name="Internet_20_link" text:visited-style-name="Visited_20_Internet_20_Link">
bahmut-1.jpg</text:a>
']</text:p>
      <text:p text:style-name="P4">
Tags: ['STOPRUSSIA', 'АГРЕСІЯ РФ', 'БАХМУТ', 'ВІЙНА', 'ВТОРГНЕННЯ РФ', 'СЕРГІЙ ЧЕРЕВАТИЙ', 'СХІДНОГО\xa0УГРУПОВАННЯ ВІЙСЬК']</text:p>
      <text:p text:style-name="P4">
Category: News</text:p>
      <!--METADATA-->
      <text:p text:style-name="P4">
<draw:frame draw:style-name="fr1" draw:name="Image37" text:anchor-type="as-char" svg:width="6.9236in" svg:height="5.592494in" draw:z-index="0">
<draw:image xlink:href="../Images/AРМІЯINFORM/2023-04-04T65-00-00-04-00/bahmut-1.jpg" xlink:type="simple" xlink:show="embed" xlink:actuate="onLoad" draw:mime-type="image/jpeg"/>
</draw:frame>
 Фото:Getty Images</text:p>
      <text:p text:style-name="P4">
Очільник ПВК «вагнер» пригожин встановлює прапори на будівлях (у Бахмуті. —Ред.), яких вже давно фізично не існує. Про це<text:a xlink:type="simple" xlink:href="https://www.youtube.com/watch" text:style-name="Internet_20_link" text:visited-style-name="Visited_20_Internet_20_Link">
сказав</text:a>
 у прямому етерітелемарафону «Єдині новини» речник Східного угруповання військ Збройних СилУкраїни полковник Сергій Череватий.</text:p>
      <text:p text:style-name="P4">
— Попри те, Бахмут залишається напрямком головного удару ворога, в першу чергусил «вагнерівців», за цю добу там відбулося 32 атаки противника. Тільки 26бойових зіткнень було в самому місті та на його околицях. 238 разів армія рфздійснювала обстріли наших позицій з реактивної артилерії, — зазначив офіцер.</text:p>
      <text:p text:style-name="P4">
Крім цього, Сергій Череватий повідомив, що 91 окупанта було знищено нашимиСилами оборони, а 119 зазнали поранень. Також українські захисники підбиливорожий танк, реактивну систему залпового вогню «Град» та три польові складибоєприпасів.</text:p>
      <text:p text:style-name="P4">
— Більшу кількість втрат зазнають «вагнерівці», тому що атакуючою силоюзалишаються вони. Але, з огляду на великі втрати, вони вже не можуть самівиконувати поставлені завдання, тому підсилюються підрозділами повітряно-десантних сил і піхотою регулярного війська нашого ворога, — додав полковникСергій Череватий.</text:p>
      <text:p text:style-name="P4">
Source: <text:a xlink:type="simple" xlink:href="https://armyinform.com.ua/2023/04/04/bahmut-zalyshayetsya-napryamkom-golovnogo-udaru-voroga-sergij-cherevatyj/" text:style-name="Internet_20_link" text:visited-style-name="Visited_20_Internet_20_Link">
https://armyinform.com.ua/2023/04/04/bahmut-zalyshayetsya-napryamkom-golovnogo-udaru-voroga-sergij-cherevatyj/</text:a>
</text:p>
      <!--NEWS-->
      <text:h text:style-name="P10" text:outline-level="1">
<text:span text:style-name="T4">
За добу рятувальники майже двісті разів виїздили на ліквідацію наслідків ворожих обстрілів</text:span>
</text:h>
      <text:p text:style-name="P4">
Author: ['АРМІЯINFORM']</text:p>
      <text:p text:style-name="P4">
Time: 2023-04-04T66:00:00-04:00</text:p>
      <text:p text:style-name="P4">
Description: Протягом минулої доби, 03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8" text:anchor-type="as-char" svg:width="6.9236in" svg:height="3.888597in" draw:z-index="0">
<draw:image xlink:href="../Images/AРМІЯINFORM/2023-04-04T66-00-00-04-00/xzvev8dxadlvsx-pozhezha.jpg" xlink:type="simple" xlink:show="embed" xlink:actuate="onLoad" draw:mime-type="image/jpeg"/>
</draw:frame>
 Ілюстративне фото</text:p>
      <text:p text:style-name="P4">
Протягом минулої доби, <text:span text:style-name="T4">
03 квітня,</text:span>
 підрозділи Державної служби України знадзвичайних ситуацій <text:span text:style-name="T4">
здійснили 166 виїздів</text:span>
 на ліквідацію наслідківобстрілів окупантами населених пунктів та об’єктів інфраструктури. Ліквідовано3 пожежі. Надано психологічну допомогу 142 особам.</text:p>
      <text:p text:style-name="P4">
Про це йдеться у <text:a xlink:type="simple" xlink:href="https://dsns.gov.ua/uk/news/nadzvicaini-podiyi/operativna-informaciia-dsns-shhodo-naslidkiv-vedennia-boiovix-dii-rosiiskoiu-federacijeiu-115" text:style-name="Internet_20_link" text:visited-style-name="Visited_20_Internet_20_Link">
повідомленні</text:a>
 ДСНС України.</text:p>
      <text:p text:style-name="P4">
Довідково: З початку війни здійснено <text:span text:style-name="T4">
87 467 виїздів</text:span>
 на ліквідаціюнаслідків обстрілів, ліквідовано <text:span text:style-name="T4">
14 246 пожеж</text:span>
 , врятовано 3 988 осіб,надано психологічну допомогу 208 279 особам.</text:p>
      <text:p text:style-name="P4">
Source: <text:a xlink:type="simple" xlink:href="https://armyinform.com.ua/2023/04/04/za-dobu-ryatuvalnyky-majzhe-dvisti-raziv-vyyizdyly-na-likvidacziyu-naslidkiv-vorozhyh-obstriliv-3/" text:style-name="Internet_20_link" text:visited-style-name="Visited_20_Internet_20_Link">
https://armyinform.com.ua/2023/04/04/za-dobu-ryatuvalnyky-majzhe-dvisti-raziv-vyyizdyly-na-likvidacziyu-naslidkiv-vorozhyh-obstriliv-3/</text:a>
</text:p>
      <!--NEWS-->
      <text:h text:style-name="P10" text:outline-level="1">
<text:span text:style-name="T4">
Як, хто і чому створив НАТО 74 роки тому</text:span>
</text:h>
      <text:p text:style-name="P4">
Author: ['Єгор Брайлян']</text:p>
      <text:p text:style-name="P4">
Time: 2023-04-04T67:00:00-04:00</text:p>
      <text:p text:style-name="P4">
Description: Сьогодні виповнюється 74 роки Північноатлантичному альянсу — голов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0.jpg" text:style-name="Internet_20_link" text:visited-style-name="Visited_20_Internet_20_Link">
1-10.jpg</text:a>
', '<text:a xlink:type="simple" xlink:href="https://armyinform.com.ua/wp-content/uploads/2023/04/2-12.jpg" text:style-name="Internet_20_link" text:visited-style-name="Visited_20_Internet_20_Link">
2-12.jpg</text:a>
', '<text:a xlink:type="simple" xlink:href="https://armyinform.com.ua/wp-content/uploads/2023/04/3-9.jpg" text:style-name="Internet_20_link" text:visited-style-name="Visited_20_Internet_20_Link">
3-9.jpg</text:a>
', '<text:a xlink:type="simple" xlink:href="https://armyinform.com.ua/wp-content/uploads/2023/04/4-8-scaled.jpg" text:style-name="Internet_20_link" text:visited-style-name="Visited_20_Internet_20_Link">
4-8-scaled.jpg</text:a>
', '<text:a xlink:type="simple" xlink:href="https://armyinform.com.ua/wp-content/uploads/2023/04/5-7.jpg" text:style-name="Internet_20_link" text:visited-style-name="Visited_20_Internet_20_Link">
5-7.jpg</text:a>
', '<text:a xlink:type="simple" xlink:href="https://armyinform.com.ua/wp-content/uploads/2023/04/6-5.jpg" text:style-name="Internet_20_link" text:visited-style-name="Visited_20_Internet_20_Link">
6-5.jpg</text:a>
']</text:p>
      <text:p text:style-name="P4">
Tags: ['БЕЛЬГІЯ', 'ВЕЛИКА БРИТАНІЯ', 'ВТОРГНЕННЯ РФ', 'ДАНІЯ', 'ІСЛАНДІЯ', 'ІТАЛІЯ', 'КАНАДА', 'ЛЮКСЕМБУРГ', 'НАТО', 'НІДЕРЛАНДИ', 'НОРВЕГІЯ', 'ПОРТУГАЛІЯ', 'США', 'ФРАНЦІЯ']</text:p>
      <text:p text:style-name="P4">
Category: News</text:p>
      <!--METADATA-->
      <text:p text:style-name="P4">
<draw:frame draw:style-name="fr1" draw:name="Image39" text:anchor-type="as-char" svg:width="6.9236in" svg:height="6.877443in" draw:z-index="0">
<draw:image xlink:href="../Images/AРМІЯINFORM/2023-04-04T67-00-00-04-00/1-10.jpg" xlink:type="simple" xlink:show="embed" xlink:actuate="onLoad" draw:mime-type="image/jpeg"/>
</draw:frame>
</text:p>
      <text:p text:style-name="P4">
Сьогодні виповнюється 74 роки Північноатлантичному альянсу — головномувійськово-політичному союзу у світі. НАТО стало основою єдиної системиєвроатлантичної безпеки від Канади до країн Балтії. Для України членство вПівнічноатлантичному альянсі є однією з ключових цілей зовнішньої політики.Більше про те, як створювалось НАТО та про його сучасність в оглядікореспондента АрміяInform.</text:p>
      <text:p text:style-name="P4">
Після завершення Другої світової війни Європа лежала в руїнах. США вийшли зкровопролиття наддержавою, яка створила військові бази на всіх континентах.Прагнення країн Заходу врахувати уроки двох світових воєн — що кращеспівпрацювати між собою, ніж ворогувати, призвело до усвідомлення більшоїінтеграції саме на військовому рівні.</text:p>
      <text:p text:style-name="P4">
Ініціатива створення нового союзу держав виходила від США та Великої Британії.Міністр закордонних справ Британії Ернест Бевін сприяв підписаннюБрюссельського договору у 1948 році. Документ створював оборонний альянс країнБенілюксу (Бельгія, Нідерланди, Люксембург), Франції та СполученогоКоролівства Великої Британії та Північної Ірландії.</text:p>
      <text:p text:style-name="P4">
Після цього почалися розмови вже представників США, Канади та Британії щодостворення системи атлантичної безпеки. Новизна НАТО полягала в тому, щозапорукою колективної оборони були зобов’язання США перед союзниками в Європі.У разі умовного нападу на Францію американські війська, які дислокувалися наєвропейському континенті, прийдуть на допомогу.</text:p>
      <text:p text:style-name="P4">
<draw:frame draw:style-name="fr1" draw:name="Image40" text:anchor-type="as-char" svg:width="6.9236in" svg:height="5.370735in" draw:z-index="0">
<draw:image xlink:href="../Images/AРМІЯINFORM/2023-04-04T67-00-00-04-00/2-12.jpg" xlink:type="simple" xlink:show="embed" xlink:actuate="onLoad" draw:mime-type="image/jpeg"/>
</draw:frame>
ПідписанняВашингтонської угоди</text:p>
      <text:p text:style-name="P4">
4 квітня 1949 року у столиці США було підписано Вашингтонську угоду, якавважається документом, що створив Північноатлантичний альянс. Щоправда, цьомупередували активні дискусії між трьома основними країнами — США, ВеликоюБританією та Францією.</text:p>
      <text:h text:style-name="P12" text:outline-level="3">
<text:span text:style-name="T4">
<text:span text:style-name="T4">
Підписання Вашингтонської угоди</text:span>
</text:span>
</text:h>
      <text:p text:style-name="P4">
Париж бачив майбутнє НАТО як глобальної організації, а Вашингтон та Лондонпланували Альянс як єдину систему безпеки в Євроатлантиці. Відмінні поглядиміж союзниками були і щодо включення колоній до колективного захисту. Тоді,наприкінці 1940-х років, європейські держави ще були колоніальними імперіями,то були пропозиції <text:a xlink:type="simple" xlink:href="https://www.nato.int/cps/en/natohq/topics_67656.htm" text:style-name="Internet_20_link" text:visited-style-name="Visited_20_Internet_20_Link">
додати завойовані території у Вашингтонськуугоду</text:a>
.</text:p>
      <text:p text:style-name="P4">
<draw:frame draw:style-name="fr1" draw:name="Image41" text:anchor-type="as-char" svg:width="6.9236in" svg:height="4.609778in" draw:z-index="0">
<draw:image xlink:href="../Images/AРМІЯINFORM/2023-04-04T67-00-00-04-00/3-9.jpg" xlink:type="simple" xlink:show="embed" xlink:actuate="onLoad" draw:mime-type="image/jpeg"/>
</draw:frame>
ПідписиВашингтонської угоди</text:p>
      <text:p text:style-name="P4">
Бельгія запропонувала згадати Конго, а Франція Алжир. Зрештою, залишивсятільки Алжир.</text:p>
      <text:p text:style-name="P4">
Всього Вашингтонська угода має 14 статей, але більшість знає про 5-ту статтю,де стверджується, що напад іншої країни на державу Альянсу означає атаку навсю Організацію. Водночас 6-та стаття позначала територіальні межі дії цьогопринципу колективної оборони:</text:p>
      <ul>
        <li>
«на території будь-якої зі Сторін у Європі чи Північній Америці, на алжирських департаментах Франції, на території Туреччини або на островах під юрисдикцією будь-якої зі Сторін у районі Північної Атлантики на північ від Тропіка Рака;  * на сили, судна або літаки будь-якої зі Сторін, коли вони перебувають на цих територіях, або над ними, або в будь-якій іншій зоні в Європі, де були розміщені окупаційні сили будь-якої зі Сторін на дату, коли Договір набув чинності, або в Середземному морі, або район Північної Атлантики на північ від Тропіка Рака».</li>
      </ul>
      <text:p text:style-name="P4">
Урочисте підписання угоди щодо створення НАТО у Вашингтоні стало початкомнового військово-політичного союзу. Тодішній президент США Гаррі Трумен бувсеред тих, хто бачив саме в Північноатлантичному альянсі майбутнє безпеки таоборони. Тим паче починалася «холодна війна» — період боротьби США зрадянським союзом. Європа була поділена на протиборчі табори. До речі, Труменбув автором доктрини стримування, яка передбачала активну співпрацю союзниківз метою непоширення комунізму у світі.</text:p>
      <text:p text:style-name="P4">
12 країн створили Північноатлантичний альянс у 1949 році: США, ВеликаБританія, Канада, Португалія, Данія, Ісландія, Франція, Бельгія, Нідерланди,Люксембург, Італія, Норвегія.</text:p>
      <text:p text:style-name="P4">
Для військової інтеграції в НАТО у 1951 році було створено Штаб Верховногоголовнокомандувача об’єднаних збройних сил НАТО в Європі. Першим Верховнимголовнокомандувачем був американський генерал, герой Першої світової такомандувач союзників у Другій світовій Девід Дауйт Ейзенхауер.</text:p>
      <text:p text:style-name="P4">
<draw:frame draw:style-name="fr1" draw:name="Image42" text:anchor-type="as-char" svg:width="6.9236in" svg:height="4.609964in" draw:z-index="0">
<draw:image xlink:href="../Images/AРМІЯINFORM/2023-04-04T67-00-00-04-00/4-8-scaled.jpg" xlink:type="simple" xlink:show="embed" xlink:actuate="onLoad" draw:mime-type="image/jpeg"/>
</draw:frame>
Ейзенхауер та лист про його призначення</text:p>
      <text:p text:style-name="P4">
Під час «холодної війни» НАТО став головним форпостом Заходу в боротьбі зсрср. Хоча як відзначає Тімоті Ендрюс Сейл, автор книги «Міцний Альянс:історія НАТО й глобального післявоєнного порядку», Альянс швидше турбувався непро пряму загрозу радянського вторгнення, а скоріше непрямих втручань срсрзасобами пропаганди, розвідки. Іншими словами впливати на громадську думку українах НАТО щодо розміщення балістичних ракет чи інших операцій військовогоспівробітництва союзників.</text:p>
      <text:p text:style-name="P4">
Головним принципом Альянсу був і залишається цивільний контроль військових.Генсеками НАТО зазвичай ставали колишні міністри оборони, закордонних справ чипрем’єри Британії, Нідерландів, Італії, Норвегії, Данії.</text:p>
      <text:p text:style-name="P4">
<draw:frame draw:style-name="fr1" draw:name="Image43" text:anchor-type="as-char" svg:width="6.9236in" svg:height="4.869503in" draw:z-index="0">
<draw:image xlink:href="../Images/AРМІЯINFORM/2023-04-04T67-00-00-04-00/5-7.jpg" xlink:type="simple" xlink:show="embed" xlink:actuate="onLoad" draw:mime-type="image/jpeg"/>
</draw:frame>
МаркаНідерландів на честь 40-річчя НАТО</text:p>
      <text:p text:style-name="P4">
Після завершення холодної війни НАТО змінило пріоритети своєї роботи. Оскількизакінчилося протистояння США та срср перемогою Вашингтона, то відпала потребау збільшенні витрат на оборону. радянська безпекова загроза зникла, а іншіпоки ще не було знайдено. Хоча підтримання трансатлантичної єдності США таєвропейських партнерів та колективний захист країн-членів НАТО залишалисяголовними завданнями для союзників по Організації.</text:p>
      <text:p text:style-name="P4">
Дійсно, період 1990-х років в історії Альянсу минув під прагненням залучитиколишні комуністичні держави до співпраці. За ініціативи президента США БіллаКлінтона у 1994 році було оголошено про створення програми НАТО «Партнерствозаради миру». Відтак була атмосфера можливості співіснування колишніхсуперників — це стосувалося зокрема, й росії. Але, як згодом ми побачили,кремль не відмовився від своїх імперських комплексів з військовим вторгненнямв інші суверенні держави.</text:p>
      <text:p text:style-name="P4">
Водночас саме у 1990-х Північноатлантичний альянс почав активно працювати зінструментами публічної дипломатії. Остання полягає у створенні позитивногообразу НАТО за кордоном через інформування про діяльність Організації длякраїн-партнерів.</text:p>
      <text:p text:style-name="P4">
<text:span text:style-name="T4">
У 1997 році відбулися ключові події відносин Україна</text:span>
 — <text:span text:style-name="T4">
НАТО:</text:span>
</text:p>
      <text:p text:style-name="P4">
· створено Центр інформації та документації НАТО в Україні;</text:p>
      <text:p text:style-name="P4">
· на Мадридському саміті президент України Леонід Кучма підписав ХартіюУкраїна — НАТО;</text:p>
      <text:p text:style-name="P4">
· при штаб-квартирі Альянсу було відкрито Місію України при НАТО.</text:p>
      <text:p text:style-name="P4">
Теракти 11 вересня 2001 року у США стали поворотним моментом в історії НАТО.Тоді єдиний раз було застосовано в дію 5-ту статтю Вашингтонської угоди. 7жовтня 2002 року США почали антитерористичну операцію проти Талібану вАфганістані, до якої долучилися союзники по НАТО та країн-партнери черезмиротворчі контингенти. Серед цих держав була і Україна. Зрештою, найбільшавійна в історії Альянсу, яка тривала 20 років, завершилася виведенням військНАТО влітку 2021 року.</text:p>
      <text:p text:style-name="P4">
Україна в червні 2020 року отримала статус партнера з розширеними можливостямиНАТО. Хоча загалом співпраця нашої держави з Альянсом триває з 1990-х років:спільні військові навчання, реабілітація українських військових за кордоном,впровадження стандартів НАТО в секторі безпеки та оборони України.</text:p>
      <text:p text:style-name="P4">
<draw:frame draw:style-name="fr1" draw:name="Image44" text:anchor-type="as-char" svg:width="6.9236in" svg:height="4.766736in" draw:z-index="0">
<draw:image xlink:href="../Images/AРМІЯINFORM/2023-04-04T67-00-00-04-00/6-5.jpg" xlink:type="simple" xlink:show="embed" xlink:actuate="onLoad" draw:mime-type="image/jpeg"/>
</draw:frame>
Міністрзакордонних справ України Дмитро Кулеба, Генсек НАТО Єнс Столтенберг таВерховний представник ЄС Жозеп Боррель</text:p>
      <text:p text:style-name="P4">
Після широкомасштабного вторгнення рф в Україну 24 лютого 2022 року НАТОкардинальним чином переглянуло свою стратегію безпеки. У новій Стратегічнійконцепції Альянсу, затвердженій на саміті в Мадриді в червні 2022 року, росіюбуло названо «головною безпековою загрозою для регіону Євроатлантики».</text:p>
      <text:p text:style-name="P4">
Сьогодні, 4 квітня, у 74-ту річницю від дня створення НАТО, Альянс поповнитьсяще одним членом Альянсу. 31-им членом НАТО стане Фінляндія. Радіємо зафінських друзів та сподіваємося, що скоро аналогічне відбудеться і з Україною.Адже своєю боротьбою проти російських окупантів, відважністю та професійністюЗбройні Сили України підтвердили, що Україна уже входить до НАТО де-факто.</text:p>
      <text:p text:style-name="P4">
Source: <text:a xlink:type="simple" xlink:href="https://armyinform.com.ua/2023/04/04/yak-hto-i-chomu-stvoryv-nato-74-roky-tomu/" text:style-name="Internet_20_link" text:visited-style-name="Visited_20_Internet_20_Link">
https://armyinform.com.ua/2023/04/04/yak-hto-i-chomu-stvoryv-nato-74-roky-tomu/</text:a>
</text:p>
      <!--NEWS-->
      <text:h text:style-name="P10" text:outline-level="1">
<text:span text:style-name="T4">
Ворог вишукує нову тактику і може вдаватись до будь-яких хитрощів, щоб обійти нашу ППО — Наталія Гуменюк</text:span>
</text:h>
      <text:p text:style-name="P4">
Author: ['Ольга Вікарчук']</text:p>
      <text:p text:style-name="P4">
Time: 2023-04-04T68:00:00-04:00</text:p>
      <text:p text:style-name="P4">
Description: —Так сталося і цієї ночі. Використовуючи особливості запуску «Шахедів», вони намага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umenyuk-rozpovila.jpg" text:style-name="Internet_20_link" text:visited-style-name="Visited_20_Internet_20_Link">
gumenyuk-rozpovila.jpg</text:a>
']</text:p>
      <text:p text:style-name="P4">
Tags: ['БПЛА', 'ВТОРГНЕННЯ РФ', 'ДРОН-КАМІКАДЗЕ', 'ЄДИНІ НОВИНИ', 'НАТАЛІЯ ГУМЕНЮК', 'ППО ЗСУ']</text:p>
      <text:p text:style-name="P4">
Category: News</text:p>
      <!--METADATA-->
      <text:p text:style-name="P4">
<draw:frame draw:style-name="fr1" draw:name="Image45" text:anchor-type="as-char" svg:width="6.9236in" svg:height="4.661737in" draw:z-index="0">
<draw:image xlink:href="../Images/AРМІЯINFORM/2023-04-04T68-00-00-04-00/gumenyuk-rozpovila.jpg" xlink:type="simple" xlink:show="embed" xlink:actuate="onLoad" draw:mime-type="image/jpeg"/>
</draw:frame>
</text:p>
      <text:p text:style-name="P4">
—Так сталося і цієї ночі. Використовуючи особливості запуску «Шахедів», вонинамагалися скористатися рельєфом узбережжя та прибережної зони, зокрема, БПЛАбули запущені на дуже низькій відстані над рівнем води. Це, як правило,ускладнює їх виявлення системами протиповітряної оборони, —<text:a xlink:type="simple" xlink:href="https://www.youtube.com/watch" text:style-name="Internet_20_link" text:visited-style-name="Visited_20_Internet_20_Link">
заявила</text:a>
 начальник об’єднаногопресцентру Сил оборони півдня України капітан І рангу Наталія Гуменюк під часпрямого етеру телемарафону «Єдині новини».</text:p>
      <text:p text:style-name="P4">
Крім того, офіцер зазначила, що робота захисників неба розпочалася одночасно зсигналом повітряної тривоги. Це пов’язано з тим, що пріоритет був відданийспочатку бойовій роботі, а потім сповіщенню. Такі випадки бувають не часто,але все ж трапляються. Так відбувається через дуже велике напруження системППО під час масованих атак.</text:p>
      <text:p text:style-name="P4">
— Звертаю увагу на те, що ворог запустив 17 «Шахедів» для того, щоб частина зних була відволікаючим маневром, і аби наша ППО працювала по них, покиздійснювалися обхідні маневри для влучань в об’єкти промисловості, — додалакапітан І рангу.</text:p>
      <text:p text:style-name="P4">
Варто зазначити, що армія противника ставила собі за мету декілька цілей. Саметому БПЛА були спрямовані в різних напрямках. Це свідчить про ймовірну тактикурозосередження Сил протиповітряної оборони. Ефективність збиття Південногонапрямку бентежить ворога, тому вони тривалий час не використовували тутракети чи БПЛА.</text:p>
      <text:p text:style-name="P4">
— Коли вони здійснюють на нашому напрямку атаки, то намагаються обійтиукраїнську ППО. Нині ми фіксуємо, що росіяни більше зосереджують свою увагу наоблаштуванні інженерних споруд та обороні. Також окупаційні війська укріплюютьдодаткові рубежі оборони, оскільки усвідомлюють, що незабаром вони їмзнадобляться, — сказала Наталія Гуменюк.</text:p>
      <text:p text:style-name="P4">
За минулу добу ворожа армія тричі уразила керованими авіаційними бомбамиБериславський та Херсонський райони. На щастя, обійшлося без жертв, але такібоєприпаси завдають багато руйнувань. Знову ж таки, окупанти спрямували їх пооб’єктах промисловості й сільськогосподарських угіддях. Це робиться для того,щоб регіон не мав шансів для розвитку та відродження.</text:p>
      <text:p text:style-name="P4">
Source: <text:a xlink:type="simple" xlink:href="https://armyinform.com.ua/2023/04/04/vorog-vyshukuye-novu-taktyku-i-mozhe-vdavatys-do-bud-yakyh-hytroshhiv-shhob-obijty-nashu-ppo-nataliya-gumenyuk/" text:style-name="Internet_20_link" text:visited-style-name="Visited_20_Internet_20_Link">
https://armyinform.com.ua/2023/04/04/vorog-vyshukuye-novu-taktyku-i-mozhe-vdavatys-do-bud-yakyh-hytroshhiv-shhob-obijty-nashu-ppo-nataliya-gumenyuk/</text:a>
</text:p>
      <!--NEWS-->
      <text:h text:style-name="P10" text:outline-level="1">
<text:span text:style-name="T4">
Володимир Зеленський обговорив з Президентом Єврокомісії черговий пакет санкцій</text:span>
</text:h>
      <text:p text:style-name="P4">
Author: ['АРМІЯINFORM']</text:p>
      <text:p text:style-name="P4">
Time: 2023-04-04T69:00:00-04:00</text:p>
      <text:p text:style-name="P4">
Description: Президент України Володимир Зеленський провів телефонну розмову із Президен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ef776e-c201-49cb-b619-c4a4cac23f06.jpg" text:style-name="Internet_20_link" text:visited-style-name="Visited_20_Internet_20_Link">
5fef776e-c201-49cb-b619-c4a4cac23f06.jpg</text:a>
']</text:p>
      <text:p text:style-name="P4">
Tags: ['АНТИРОСІЙСЬКІ САНКЦІЇ', 'ВОЛОДИМИР ЗЕЛЕНСЬКИЙ', 'ПРЕЗИДЕНТ УКРАЇНИ', 'УРСУЛА ФОН ДЕР ЛЯЄН']</text:p>
      <text:p text:style-name="P4">
Category: News</text:p>
      <!--METADATA-->
      <text:p text:style-name="P4">
<draw:frame draw:style-name="fr1" draw:name="Image46" text:anchor-type="as-char" svg:width="6.9236in" svg:height="4.615733in" draw:z-index="0">
<draw:image xlink:href="../Images/AРМІЯINFORM/2023-04-04T69-00-00-04-00/5fef776e-c201-49cb-b619-c4a4cac23f06.jpg" xlink:type="simple" xlink:show="embed" xlink:actuate="onLoad" draw:mime-type="image/jpeg"/>
</draw:frame>
</text:p>
      <text:p text:style-name="P4">
Президент України Володимир Зеленський провів телефонну розмову із ПрезидентомЄвропейської комісії Урсулою фон дер Ляєн, під час якої обговорили спільніміжнародні заходи на майбутнє.</text:p>
      <text:p text:style-name="P4">
Про це глава держави <text:a xlink:type="simple" xlink:href="https://t.me/V_Zelenskiy_official/5752" text:style-name="Internet_20_link" text:visited-style-name="Visited_20_Internet_20_Link">
написав</text:a>
 уТелеграм-каналі.</text:p>
      <text:p text:style-name="P4">
Володимир Зеленський подякував Урсулі фон дер Ляєн за участь у Бучанськомусаміті.</text:p>
      <text:p text:style-name="P4">
«Торкнулися інших питань підтримки України, зокрема необхідності підготовки11-го пакету санкцій та прогресу у виконанні рекомендацій Єврокомісії», —зазначив Президент України.</text:p>
      <text:p text:style-name="P4">
Source: <text:a xlink:type="simple" xlink:href="https://armyinform.com.ua/2023/04/04/volodymyr-zelenskyj-obgovoryv-z-prezydentom-yevrokomisiyi-chergovyj-paket-sankczij/" text:style-name="Internet_20_link" text:visited-style-name="Visited_20_Internet_20_Link">
https://armyinform.com.ua/2023/04/04/volodymyr-zelenskyj-obgovoryv-z-prezydentom-yevrokomisiyi-chergovyj-paket-sankczij/</text:a>
</text:p>
      <!--NEWS-->
      <text:h text:style-name="P10" text:outline-level="1">
<text:span text:style-name="T4">
Впевнений, що рішення про надання Україні західних літаків неодмінно буде ухвалене — Олексій Резніков</text:span>
</text:h>
      <text:p text:style-name="P4">
Author: ['АРМІЯINFORM']</text:p>
      <text:p text:style-name="P4">
Time: 2023-04-04T70:00:00-04:00</text:p>
      <text:p text:style-name="P4">
Description: Чергові повітряні атаки російських злочинців на мирні українські міста вкотр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10-1.jpg" text:style-name="Internet_20_link" text:visited-style-name="Visited_20_Internet_20_Link">
reznikov-10-1.jpg</text:a>
']</text:p>
      <text:p text:style-name="P4">
Tags: ['МІНІСТР ОБОРОНИ УКРАЇНИ ОЛЕКСІЙ РЕЗНІКОВ']</text:p>
      <text:p text:style-name="P4">
Category: News</text:p>
      <!--METADATA-->
      <text:p text:style-name="P4">
<draw:frame draw:style-name="fr1" draw:name="Image47" text:anchor-type="as-char" svg:width="6.9236in" svg:height="4.615733in" draw:z-index="0">
<draw:image xlink:href="../Images/AРМІЯINFORM/2023-04-04T70-00-00-04-00/reznikov-10-1.jpg" xlink:type="simple" xlink:show="embed" xlink:actuate="onLoad" draw:mime-type="image/jpeg"/>
</draw:frame>
Фото Назара Волошина</text:p>
      <text:p text:style-name="P4">
Чергові повітряні атаки російських злочинців на мирні українські міста вкотрепідкреслили, що одним з головних пріоритетів для України є посилення системиППО та ПРО.</text:p>
      <text:p text:style-name="P4">
Як заявив Міністр оборони України Олексій Резніков у<text:a xlink:type="simple" xlink:href="https://www.facebook.com/reznikovoleksii/posts/pfbid0vfWPCfKhr5CmojC3Qs5hZt7EAzr2Eg2tjGFSYk6ujMh1ZzKwef48uzi4jpkmMEwql" text:style-name="Internet_20_link" text:visited-style-name="Visited_20_Internet_20_Link">
Фейсбук</text:a>
,це предмет постійного діалогу з партнерами по антикремлівській коаліції.</text:p>
      <text:p text:style-name="P4">
«Важлива компонента нашої оборони — повітряні платформи, які дозволятьефективно відповідати на виклики», — зазначив він.</text:p>
      <text:p text:style-name="P4">
Так, за словами Олексія Резнікова, як швидка відповідь, яка дасть результат укороткі строки, Україні підходять літаки радянського зразка.</text:p>
      <text:p text:style-name="P4">
«Ми вдячні словацьким партнерам за вже передані МіГи-29. Ми дуже розраховуємона бойові літаки з Польщі і вдячні польським друзям за ухвалення відповіднихрішень. Ми дякуємо Польщі за кожен елемент підтримки, особливо такий важливий,як бойова авіація», — наголосив глава оборонного відомства України.</text:p>
      <text:p text:style-name="P4">
Міністр оборони України додав, що польські МіГи суттєво посилять нашу оборону,дозволять зробити наше небо безпечнішим, зберегти життя наших громадян, атакож зменшити руйнування від російських нападів.</text:p>
      <text:p text:style-name="P4">
«Водночас стратегічною метою був і залишається перехід на сучасні авіаційніплатформи західного зразка, які забезпечать нашим пілотам переваги надворогом. Щоб наші повітряні аси бачили і могли вражати противника на більшійвідстані», — повідомив він.</text:p>
      <text:p text:style-name="P4">
Глава оборонного відомства України резюмував, що продовжує йти до цієї мети, адискусія з партнерами триває без пауз.</text:p>
      <text:p text:style-name="P4">
«Впевнений, що рішення про надання Україні західних літаків неодмінно будеухвалене. Це останній пункт з мого різдвяного звернення до Санти», — зазначивОлексій Резніков.</text:p>
      <text:p text:style-name="P4">
Source: <text:a xlink:type="simple" xlink:href="https://armyinform.com.ua/2023/04/04/vpevnenyj-shho-rishennya-pro-nadannya-ukrayini-zahidnyh-litakiv-neodminno-bude-uhvalene-oleksij-reznikov/" text:style-name="Internet_20_link" text:visited-style-name="Visited_20_Internet_20_Link">
https://armyinform.com.ua/2023/04/04/vpevnenyj-shho-rishennya-pro-nadannya-ukrayini-zahidnyh-litakiv-neodminno-bude-uhvalene-oleksij-reznikov/</text:a>
</text:p>
      <!--NEWS-->
      <text:h text:style-name="P10" text:outline-level="1">
<text:span text:style-name="T4">
Проблема протимінної безпеки буде актуальною для України протягом десятків років</text:span>
</text:h>
      <text:p text:style-name="P4">
Author: ['Олександр Козубенко']</text:p>
      <text:p text:style-name="P4">
Time: 2023-04-04T71:00:00-04:00</text:p>
      <text:p text:style-name="P4">
Description: Сьогодні в Україні проводяться заходи, присвячені Міжнародному дню просвіти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7337271361656131_w.jpg" text:style-name="Internet_20_link" text:visited-style-name="Visited_20_Internet_20_Link">
photo_5287337271361656131_w.jpg</text:a>
', '<text:a xlink:type="simple" xlink:href="https://armyinform.com.ua/wp-content/uploads/2023/04/photo_5287583321448105537_w-1-1.jpg" text:style-name="Internet_20_link" text:visited-style-name="Visited_20_Internet_20_Link">
photo_5287583321448105537_w-1-1.jpg</text:a>
', '<text:a xlink:type="simple" xlink:href="https://armyinform.com.ua/wp-content/uploads/2023/04/photo_2023-04-04-15.17.40.jpg" text:style-name="Internet_20_link" text:visited-style-name="Visited_20_Internet_20_Link">
photo_2023-04-04-15.17.40.jpg</text:a>
', '<text:a xlink:type="simple" xlink:href="https://armyinform.com.ua/wp-content/uploads/2022/11/kozubenko-bw.jpg" text:style-name="Internet_20_link" text:visited-style-name="Visited_20_Internet_20_Link">
kozubenko-bw.jpg</text:a>
']</text:p>
      <text:p text:style-name="P4">
Tags: ['MILITARY MEDIA CENTER', 'ВТОРГНЕННЯ РФ', 'РОСІЙСЬКІ МІНИ']</text:p>
      <text:p text:style-name="P4">
Category: News</text:p>
      <!--METADATA-->
      <text:p text:style-name="P4">
<draw:frame draw:style-name="fr1" draw:name="Image48" text:anchor-type="as-char" svg:width="6.9236in" svg:height="4.615733in" draw:z-index="0">
<draw:image xlink:href="../Images/AРМІЯINFORM/2023-04-04T71-00-00-04-00/photo_5287337271361656131_w.jpg" xlink:type="simple" xlink:show="embed" xlink:actuate="onLoad" draw:mime-type="image/jpeg"/>
</draw:frame>
</text:p>
      <text:p text:style-name="P4">
Сьогодні в Україні проводяться заходи, присвячені Міжнародному дню просвіти зпитань мінної безпеки та допомоги в діяльності, пов’язаній з розмінуванням.</text:p>
      <text:p text:style-name="P4">
На базі Military Media Center за підтримки секретаріату Національного органу зпитань протимінної діяльності відбувся тренінг із учнями київського ліцею —навчально-виховного комплексу Оболонського району столиці.</text:p>
      <text:p text:style-name="P4">
Зустріч-презентацію для дітей та їхніх учителів провели представникиМіністерства оборони України, Національного військово-історичного музею МОУкраїни та громадської організації «Асоціація саперів України».</text:p>
      <text:p text:style-name="P4">
Інструктори «Асоціації саперів України» нагадали, яку небезпеку несуть міни,вибухові пристрої, інші залишки війни. Вони розповіли, як виявлятивибухонебезпечні предмети та як діяти під час їхнього виявлення.</text:p>
      <text:p text:style-name="P4">
Окремо дітям нагадали «Три золотих правила» поводження з вибухонебезпечнимипредметами: не чіпай, не підходь, повідом у службу порятунку за номером 101.</text:p>
      <text:p text:style-name="P4">
<draw:frame draw:style-name="fr1" draw:name="Image49" text:anchor-type="as-char" svg:width="6.9236in" svg:height="4.621503in" draw:z-index="0">
<draw:image xlink:href="../Images/AРМІЯINFORM/2023-04-04T71-00-00-04-00/photo_5287583321448105537_w-1-1.jpg" xlink:type="simple" xlink:show="embed" xlink:actuate="onLoad" draw:mime-type="image/jpeg"/>
</draw:frame>
</text:p>
      <text:p text:style-name="P4">
Інструктор Євген Іваницький підкреслив, що небезпечних мін не буває: «усі міниабо інші вибухонебезпечні предмети зроблені для завдавання ураження життю таздоров’ю людини, або вивести з ладу техніку».</text:p>
      <text:p text:style-name="P4">
Під час свого блоку презентації Євген Іваницький також розповів про типизагроз, які несуть міни, саморобні вибухові пристрої, міни-пастки тощо. Середзагроз, які несуть найбільшу небезпеку — боєприпаси, які не вибухнули. Якповідомив Євген Іваницький, за статистикою кількість снарядів, які нерозірвалися, перевищує 20 відсотків.</text:p>
      <text:p text:style-name="P4">
Велику частину виступу інструктор присвятив мінам, які бувають двох типів:протипіхотні й протитранспортні (які часто називають «протитанковими»). Ворогнерідко використовує їх комбіновано, коли потужна міна встановлюється на меншу— наприклад, ПММ-2 віджимної дії, яка спрацьовує, коли хтось намагаєтьсяприбрати протитранспортну міну, що лежить на видноті.</text:p>
      <text:p text:style-name="P4">
Більше ніж 50% травмування від вибухонебезпечних предметів становитьнеобережне поводження зі звичайними набоями до стрілецької зброї.</text:p>
      <text:p text:style-name="P4">
Також інструктор розповів про міни-метелики та міни-пелюстки, касетнібоєприпаси, про небезпечні, схожі на «болтики», детонатори, які спрацьовуютьвід вібрації та інші «подарунки», які окупанти залишають на звільненихтериторіях.</text:p>
      <text:p text:style-name="P4">
— Нині Україна найбільш замінована країна у світі, — нагадав Євген Іваницький.— Для розмінування знадобиться ще не один десяток років. А термін їхньої діїнеобмежений, вони можуть вибухнути і через п’ять, і через 20, і через стороків.</text:p>
      <text:p text:style-name="P4">
<draw:frame draw:style-name="fr1" draw:name="Image50" text:anchor-type="as-char" svg:width="6.9236in" svg:height="4.615733in" draw:z-index="0">
<draw:image xlink:href="../Images/AРМІЯINFORM/2023-04-04T71-00-00-04-00/photo_2023-04-04-15.17.40.jpg" xlink:type="simple" xlink:show="embed" xlink:actuate="onLoad" draw:mime-type="image/jpeg"/>
</draw:frame>
</text:p>
      <text:p text:style-name="P4">
Інструктор Валентина Бикова уточнила, що наразі заміновані території Українистановлять понад 180 тисяч квадратних кілометрів.</text:p>
      <text:p text:style-name="P4">
— Це приблизно територія двох Австрій або чотирьох Швейцарій, — повідомилапані Валентина. — У саперів є така статистика, що на кожен рік ведення бойовихдій потім потрібно принаймні 10 років розмінування. Отже, рахуйте. Дев’ятьроків уже точиться війна і вона ще не закінчується, тобто нам знадобитьсяпринаймні 100 років для того, щоб вся територія України знову повністю буладля нас безпечною.</text:p>
      <text:p text:style-name="P4">
Норма сапера — розмінування 25-100 кв. м на день.</text:p>
      <text:p text:style-name="P4">
У другій частині тренінгу діти під керівництвом інструктора «Асоціації саперівУкраїни» Валентини Бикової дізналися про ознаки того, що територія може бутизамінованою, також про порядок дій під час натрапляння на підозрілі предмети.На конкретних прикладах учні та учениці ліцею взяли участь у практичній грі:виявлення вибухівки або людини, яка потрапила на мінне поле чи навіть ужезазнала поранення. Дівчата і хлопці з ентузіазмом взяли участь в обговореннізапропонованих ситуацій, активно обговорювали варіанти своїх дій у небезпеці.</text:p>
      <text:p text:style-name="P4">
Науковий співробітник Національного військово-історичного музею України ДмитроМахтаров, присутній на зустрічі, розповів про музей та запропонував школярамвідвідувати їхній заклад, аби в безпечній обстановці вивчати небезпечніпредмети: боєприпаси, міни, бомби тощо.</text:p>
      <text:p text:style-name="P4">
— Ми запрошуємо вас у гості до нашого музею, де ви дійсно зможете побачитирізні типи боєприпасів і запам’ятати, який вони мають вигляд, — запросив дітейта учителів Дмитро Махтаров.</text:p>
      <text:p text:style-name="P4">
Директорка ліцею Тетяна Єрмак у коментарі кореспонденту АрміяInform сказала,що вважає такі заходи надзвичайно важливими.</text:p>
      <text:p text:style-name="P4">
— Я вважаю, що таки уроки повинні бути. Принаймні де нас запрошують — миприходимо, — сказала пані Тетяна. — Діти мають соціалізуватися, вони тривалийчас були на карантині, нині — воєнний час. Крім того, безпека — це одна із тихнайважливіших речей, яким має навчити школа.</text:p>
      <text:p text:style-name="P4">
Наприкінці заходу діти отримали подарунки та пам’ятки з мінної безпеки.</text:p>
      <text:p text:style-name="P4">
<text:span text:style-name="T5">
Фото Сергія Місюри</text:span>
</text:p>
      <text:p text:style-name="P4">
<draw:frame draw:style-name="fr1" draw:name="Image51" text:anchor-type="as-char" svg:width="6.9236in" svg:height="6.9236in" draw:z-index="0">
<draw:image xlink:href="../Images/AРМІЯINFORM/2023-04-04T71-00-00-04-00/kozubenko-bw.jpg" xlink:type="simple" xlink:show="embed" xlink:actuate="onLoad" draw:mime-type="image/jpeg"/>
</draw:frame>
</text:p>
      <text:p text:style-name="P4">
<text:a xlink:type="simple" xlink:href="https://armyinform.com.ua/army-authors/oleksandr-kozubenko/" text:style-name="Internet_20_link" text:visited-style-name="Visited_20_Internet_20_Link">
Олександр Козубенко</text:a>
</text:p>
      <text:p text:style-name="P4">
Кореспондент АрміяInform</text:p>
      <text:p text:style-name="P4">
Source: <text:a xlink:type="simple" xlink:href="https://armyinform.com.ua/2023/04/04/problema-protyminnoyi-bezpeky-bude-aktualnoyu-dlya-ukrayiny-protyagom-desyatkiv-rokiv/" text:style-name="Internet_20_link" text:visited-style-name="Visited_20_Internet_20_Link">
https://armyinform.com.ua/2023/04/04/problema-protyminnoyi-bezpeky-bude-aktualnoyu-dlya-ukrayiny-protyagom-desyatkiv-rokiv/</text:a>
</text:p>
      <!--NEWS-->
      <text:h text:style-name="P10" text:outline-level="1">
<text:span text:style-name="T4">
Мультиконфесійність є основоположним принципом для Служби військового капеланства — Олексій Терещук</text:span>
</text:h>
      <text:p text:style-name="P4">
Author: ['Світлана Кирган']</text:p>
      <text:p text:style-name="P4">
Time: 2023-04-04T72:00:00-04:00</text:p>
      <text:p text:style-name="P4">
Description: Про це під час круглого столу у Military Media Center «Офіцери без зброї. Інститу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8496.jpg" text:style-name="Internet_20_link" text:visited-style-name="Visited_20_Internet_20_Link">
img_8496.jpg</text:a>
']</text:p>
      <text:p text:style-name="P4">
Tags: ['MILITARY MEDIA CENTER', 'ВІЙСЬКОВІ КАПЕЛАНИ', 'ОЛЕКСІЙ ТЕРЕЩУК']</text:p>
      <text:p text:style-name="P4">
Category: News</text:p>
      <!--METADATA-->
      <text:p text:style-name="P4">
<draw:frame draw:style-name="fr1" draw:name="Image52" text:anchor-type="as-char" svg:width="6.9236in" svg:height="4.615733in" draw:z-index="0">
<draw:image xlink:href="../Images/AРМІЯINFORM/2023-04-04T72-00-00-04-00/img_8496.jpg" xlink:type="simple" xlink:show="embed" xlink:actuate="onLoad" draw:mime-type="image/jpeg"/>
</draw:frame>
</text:p>
      <text:p text:style-name="P4">
Про це під час круглого столу у Military Media Center «Офіцери без зброї.Інститут військового капеланства в Україні: становлення, місія, екуменізм» заучастю представників Служби військового капеланства апарату ГоловнокомандувачаЗСУ, представників Військового інституту Київського національного університетуімені Тараса Шевченка, науковців, діючих капеланів заявив начальник Службивійськового капеланства ЗСУ Апарату Головнокомандувача ЗСУ полковник ОлексійТерещук.</text:p>
      <text:p text:style-name="P4">
Актуальність військового капеланства розпочалася зі збройної агресії рф у 2014році. Саме тоді священники почали їздити до зон бойових дій як волонтери, щобипідтримувати та допомагати військовим та цивільному населенню. Наступним етапстав 2015–2016-й, коли священники зайшли до війська на посади капеланів якцивільні особи. Проте держава не могла забезпечувати всі гарантії і права дляцієї людини в районі перебування бойових дій, а саме там має бути військовийкапелан. Бути поруч із військовослужбовцем. Тому у 2021 році набув чинностіЗакон України «Про службу військового капеланства». Саме після початкуширокомасштабного вторгнення у 2022 році почала реалізовуватися Службавійськового капеланства, яка була створена відповідно до Закону України про«Службу військового капеланства», яка напряму підпорядковуєтьсяГоловнокомандувачу ЗСУ.</text:p>
      <text:p text:style-name="P4">
— Наразі в нас фундаментальні зміни: військовий капелан — це офіцер. Він маєвійськове звання та посаду, він в однострої з військовослужбовцями свогопідрозділу — це є стандарт більшості країн НАТО. На кшталт їхньої структури, унашого військового капелана є помічник, який виконує функцію фізичного захистузі зброєю в руках тому, що наш військовий капелан не є комбатантом. Тому врайоні виконання військовий капелан завжди має помічника. Нині в кожнійбригаді чи окремому батальйоні присутні військові капелани, — сказав ОлексійТерещук.</text:p>
      <text:p text:style-name="P4">
Він також розповів про те, що головним завданням, яке ставить перед собоюорганізація, є задоволення духовно-релігійних потреб військовослужбовця.</text:p>
      <text:p text:style-name="P4">
— Я думаю яскравою демонстрацією того, що ми дотримуємося цих принципів, є те,що в цій залі присутні капелани від різних релігійних організацій, і саме це єосновоположним принципом для нашої служби. Тому що нині у ЗСУ боронять країнувсі: і іудеї, і мусульмани, і християни…Нещодавно рф намагалася вкинути фейк,буцімто в нашому війську не поважають ту чи іншу конфесію, але як ми бачимо врайоні Бахмута чи у іншому районі проведення бойових дій, хлопці та дівчатаборонять нашу країну незалежно від власних віросповідань та поважають однеодного, — розповів Олексій Терещук.</text:p>
      <text:p text:style-name="P4">
<text:span text:style-name="T5">
Фото Дмитра Юрченка</text:span>
</text:p>
      <text:p text:style-name="P4">
Source: <text:a xlink:type="simple" xlink:href="https://armyinform.com.ua/2023/04/04/multykonfesijnist-ye-osnovopolozhnym-prynczypom-dlya-sluzhby-vijskovogo-kapelanstva-oleksij-tereshhuk/" text:style-name="Internet_20_link" text:visited-style-name="Visited_20_Internet_20_Link">
https://armyinform.com.ua/2023/04/04/multykonfesijnist-ye-osnovopolozhnym-prynczypom-dlya-sluzhby-vijskovogo-kapelanstva-oleksij-tereshhuk/</text:a>
</text:p>
      <!--NEWS-->
      <text:h text:style-name="P10" text:outline-level="1">
<text:span text:style-name="T4">
Ворожі БПЛА літають невеликими партіями та атакують з різних напрямків — Юрій Ігнат</text:span>
</text:h>
      <text:p text:style-name="P4">
Author: ['Ольга Вікарчук']</text:p>
      <text:p text:style-name="P4">
Time: 2023-04-04T73:00:00-04:00</text:p>
      <text:p text:style-name="P4">
Description: Таким чином противник намагається «прощупати» нашу протиповітряну оборону і дізна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SHAHED-136', 'БПЛА', 'ВТОРГНЕННЯ РФ', 'ДРОН-КАМІКАДЗЕ', 'ЄДИНІ НОВИНИ', 'ЛАНЦЕТ', 'ШАХЕДИ', 'ЮРІЙ ІГНАТ']</text:p>
      <text:p text:style-name="P4">
Category: News</text:p>
      <!--METADATA-->
      <text:p text:style-name="P4">
<draw:frame draw:style-name="fr1" draw:name="Image53" text:anchor-type="as-char" svg:width="6.9236in" svg:height="4.612849in" draw:z-index="0">
<draw:image xlink:href="../Images/AРМІЯINFORM/2023-04-04T73-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Таким чином противник намагається «прощупати» нашу протиповітряну оборону ідізнатися, де в нас є сильніші місця, а де слабкіші, тому і атакують з різнихнапрямків, зокрема з узбережжя Азовського моря. Про це<text:a xlink:type="simple" xlink:href="https://www.youtube.com/watch" text:style-name="Internet_20_link" text:visited-style-name="Visited_20_Internet_20_Link">
заявив</text:a>
 під час телемарафону«Єдині новини» речник Повітряних Сил Збройних Сил України полковник ЮрійІгнат.</text:p>
      <text:p text:style-name="P4">
— Нині вони запускають набагато менше дронів. Варто пригадати новорічну ніч.Тоді противник випустив по території України рекордних 45 БПЛА, а на наступнуніч — 39. Тоді наші Сили ППО збили всі «Шахеди». Нині ми бачимо меншуактивність використання дронів-камікадзе. Попри це, росія має і власневиробництво ударних БПЛА — «Ланцет-1», «Ланцет-2», «Ланцет-3» з різною бойовоючастиною. Це дошкуляє насамперед захисникам на передових позиціях. Ці дрониуправляються за допомогою камери, в них є оператор, який намагається уразитинашу броньовану техніку. Проти таких БПЛА вже придумують різні засобипротидії, і українські захисники намагаються знищувати їх, — підкресливофіцер.</text:p>
      <text:p text:style-name="P4">
Щодо нічної атаки «Шахедів» на Одещину, то ці безпілотні літальні апаратиспроєктовані так, щоб летіти якомога нижче. Вони ховаються від радіолокаційнихстанцій, таким чином їх важко виявляти.</text:p>
      <text:p text:style-name="P4">
— Кожен дрон можна запрограмувати на певну висоту польоту та маршрут. Одещинаомивається Чорним морем, тому ворожі війська мають можливість якомога нижчепритискати «Шахеди» до водної поверхні. Зрештою, коли вони підлітають до суші,то все одно знищуються нашими зенітно-ракетними силами, — додав полковник ЮрійІгнат.</text:p>
      <text:p text:style-name="P4">
Source: <text:a xlink:type="simple" xlink:href="https://armyinform.com.ua/2023/04/04/vorozhi-bpla-litayut-nevelykymy-partiyamy-ta-atakuyut-z-riznyh-napryamkiv-yurij-ignat/" text:style-name="Internet_20_link" text:visited-style-name="Visited_20_Internet_20_Link">
https://armyinform.com.ua/2023/04/04/vorozhi-bpla-litayut-nevelykymy-partiyamy-ta-atakuyut-z-riznyh-napryamkiv-yurij-ignat/</text:a>
</text:p>
      <!--NEWS-->
      <text:h text:style-name="P10" text:outline-level="1">
<text:span text:style-name="T4">
Дмитро Кулеба: Членство України в НАТО є найкращим способом гарантувати євроатлантичну безпеку</text:span>
</text:h>
      <text:p text:style-name="P4">
Author: ['АРМІЯINFORM']</text:p>
      <text:p text:style-name="P4">
Time: 2023-04-04T74:00:00-04:00</text:p>
      <text:p text:style-name="P4">
Description: У Брюсселі перед початком засідання Комісії Україна-НАТО міністр закордонних спр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2c000302ee5225763294_730x360.jpg" text:style-name="Internet_20_link" text:visited-style-name="Visited_20_Internet_20_Link">
642c000302ee5225763294_730x360.jpg</text:a>
']</text:p>
      <text:p text:style-name="P4">
Tags: ['ДМИТРО КУЛЕБА', 'ЗАЯВА МЗС УКРАЇНИ', 'КОМІСІЯ УКРАЇНА-НАТО']</text:p>
      <text:p text:style-name="P4">
Category: News</text:p>
      <!--METADATA-->
      <text:p text:style-name="P4">
<draw:frame draw:style-name="fr1" draw:name="Image54" text:anchor-type="as-char" svg:width="6.9236in" svg:height="4.561988in" draw:z-index="0">
<draw:image xlink:href="../Images/AРМІЯINFORM/2023-04-04T74-00-00-04-00/642c000302ee5225763294_730x360.jpg" xlink:type="simple" xlink:show="embed" xlink:actuate="onLoad" draw:mime-type="image/jpeg"/>
</draw:frame>
</text:p>
      <text:p text:style-name="P4">
У Брюсселі перед початком засідання Комісії Україна-НАТО міністр закордоннихсправ України Дмитро Кулеба заявив, що повноправне членство України в НАТО єнайкращим способом гарантувати стратегічну безпеку всього євроатлантичногопростору, в цьому зацікавлена як Україна, так і весь Північноатлантичнийальянс.</text:p>
      <text:p text:style-name="P4">
Про це <text:a xlink:type="simple" xlink:href="https://mfa.gov.ua/news/dmitro-kuleba-u-shtab-kvartiri-nato-chlenstvo-ukrayini-v-alyansi-ye-najkrashchim-sposobom-garantuvati-yevroatlantichnu-bezpeku" text:style-name="Internet_20_link" text:visited-style-name="Visited_20_Internet_20_Link">
повідомляє</text:a>
 Міністерство закордонних справ України.</text:p>
      <text:p text:style-name="P4">
«Україна і НАТО потребують одне одного. Немає кращого рішення для гарантуваннястратегічної безпеки євроатлантичного простору, ніж повноправне членствоУкраїни в Альянсі», — заявив він журналістам, прибувши до штаб-квартири НАТО.</text:p>
      <text:p text:style-name="P4">
Дмитро Кулеба привітав Генерального секретаря НАТО Єнса Столтенберга з 74-юрічницею з заснування Північноатлантичного альянсу. Він висловив окремувдячність Генеральному секретареві за скликання Комісії Україна-НАТО.</text:p>
      <text:p text:style-name="P4">
«Проведення Комісії Україна НАТО є не лише символічною, але і важливою зполітичної та практичної точки зору подією. Основна мета переговорів сьогодні— пришвидшення постачання військової допомоги, яка вже була обіцяна Україні,насамперед артилерійських боєприпасів, броньованих машин, і всього, що Українапотребує для успішного контрнаступу. Ми також обговоримо стратегічні плани ззабезпечення стабільної підтримки України з боку держав-членів НАТО», —підкреслив міністр.</text:p>
      <text:p text:style-name="P4">
Дмитро Кулеба привітав Фінляндію зі вступом до НАТО і наголосив, що Українапереслідує аналогічну мету.</text:p>
      <text:p text:style-name="P4">
«Однією з основних тем переговорів сьогодні буде членство України в НАТО.Сьогодні ми всі вітаємо вступ Фінляндії, який надсилає чіткий сигнал: прийшовчас переглянути старі стратегії і переконання. Немає кращого рішення длязабезпечення євроатлантичної безпеки в цілому, аніж членство України вАльянсі», — підсумував міністр.</text:p>
      <text:p text:style-name="P4">
Source: <text:a xlink:type="simple" xlink:href="https://armyinform.com.ua/2023/04/04/dmytro-kuleba-chlenstvo-ukrayiny-v-nato-ye-najkrashhym-sposobom-garantuvaty-yevroatlantychnu-bezpeku/" text:style-name="Internet_20_link" text:visited-style-name="Visited_20_Internet_20_Link">
https://armyinform.com.ua/2023/04/04/dmytro-kuleba-chlenstvo-ukrayiny-v-nato-ye-najkrashhym-sposobom-garantuvaty-yevroatlantychnu-bezpeku/</text:a>
</text:p>
      <!--NEWS-->
      <text:h text:style-name="P10" text:outline-level="1">
<text:span text:style-name="T4">
Митрополит Епіфаній та Майкл Помпео відвідали поранених захисників України</text:span>
</text:h>
      <text:p text:style-name="P4">
Author: ['АРМІЯINFORM']</text:p>
      <text:p text:style-name="P4">
Time: 2023-04-04T75:00:00-04:00</text:p>
      <text:p text:style-name="P4">
Description: Блаженнійший Митрополит Київський і всієї України Епіфаній та колишній Державний секрета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c_4167-1536x997-1-e1680605651838.jpg" text:style-name="Internet_20_link" text:visited-style-name="Visited_20_Internet_20_Link">
dsc_4167-1536x997-1-e1680605651838.jpg</text:a>
']</text:p>
      <text:p text:style-name="P4">
Tags: ['МАЙКЛ ПОМПЕО', 'МИТРОПОЛИТ ЕПІФАНІЙ', 'ПЦУ']</text:p>
      <text:p text:style-name="P4">
Category: News</text:p>
      <!--METADATA-->
      <text:p text:style-name="P4">
<draw:frame draw:style-name="fr1" draw:name="Image55" text:anchor-type="as-char" svg:width="6.9236in" svg:height="4.258014in" draw:z-index="0">
<draw:image xlink:href="../Images/AРМІЯINFORM/2023-04-04T75-00-00-04-00/dsc_4167-1536x997-1-e1680605651838.jpg" xlink:type="simple" xlink:show="embed" xlink:actuate="onLoad" draw:mime-type="image/jpeg"/>
</draw:frame>
</text:p>
      <text:p text:style-name="P4">
Блаженнійший Митрополит Київський і всієї України Епіфаній та колишнійДержавний секретар США Майкл Помпео в одному із лікувальних медичних закладівКиєва відвідали захисників України, які отримали поранення, захищаючиБатьківщину.</text:p>
      <text:p text:style-name="P4">
Про це <text:a xlink:type="simple" xlink:href="https://www.pomisna.info/uk/vsi-novyny/mytropolyt-epifanij-ta-majkl-pompeo-vidvidaly-poranenyh-zahysnykiv-ukrayiny/" text:style-name="Internet_20_link" text:visited-style-name="Visited_20_Internet_20_Link">
інформує</text:a>
 пресслужба ПЦУ.</text:p>
      <text:p text:style-name="P4">
Предстоятель церкви насамперед подякував новітнім героям за захист України,духовно підтримав їх та висловив тверду віру в Перемогу.</text:p>
      <text:p text:style-name="P4">
«Завдяки вашому героїчному подвигу та завдяки підтримці наших міжнароднихдрузів ми маємо зараз свободу і єдину українську державу. На нашому боціправда, а де правда, там Бог і завжди буває перемога. Ми постійно молимося завас і я бажаю, щоби Господь і надалі давав сили й терпіння йти до нашої повноїперемоги. Нехай Господь і надалі благословляє нашу Україну та Сполучені ШтатиАмерики, всіх людей доброї волі. Слава Україні!» — сказав Митрополит Епіфаній.</text:p>
      <text:p text:style-name="P4">
Після спілкування із захисниками України Блаженнійший Митрополит Епіфанійпровів сердечну зустріч з Майклом Помпео та делегацією, яка завітала у Київ. Узустрічі також взяв участь офіцер Служби військового капеланства КМС ЗСУпротоієрей Олег Скнар.</text:p>
      <text:p text:style-name="P4">
За працю на благо України та захист релігійної свободи Митрополит Епіфанійнагородив Майкла Помпео найвищою відзнакою – Хрестом Православної ЦерквиУкраїни, а учасників американської делегації — медалями «Хрест свободи».</text:p>
      <text:p text:style-name="P4">
Source: <text:a xlink:type="simple" xlink:href="https://armyinform.com.ua/2023/04/04/mytropolyt-epifanij-ta-majkl-pompeo-vidvidaly-poranenyh-zahysnykiv-ukrayiny/" text:style-name="Internet_20_link" text:visited-style-name="Visited_20_Internet_20_Link">
https://armyinform.com.ua/2023/04/04/mytropolyt-epifanij-ta-majkl-pompeo-vidvidaly-poranenyh-zahysnykiv-ukrayiny/</text:a>
</text:p>
      <!--NEWS-->
      <text:h text:style-name="P10" text:outline-level="1">
<text:span text:style-name="T4">
Найкраща протидія авіаційним плануючим бомбам — знищити або відігнати літаки рф, які застосовують їх — Юрій Ігнат</text:span>
</text:h>
      <text:p text:style-name="P4">
Author: ['Ольга Вікарчук']</text:p>
      <text:p text:style-name="P4">
Time: 2023-04-04T76:00:00-04:00</text:p>
      <text:p text:style-name="P4">
Description: — Ці бомби становлять серйозну загрозу, адже можуть долати відстань до 70 к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КРИЛАТА» БОМБА', 'F-16', 'SAMP/T', 'ВТОРГНЕННЯ РФ', 'ЄДИНІ НОВИНИ', 'ЗРК PATRIOT', 'ППО ЗСУ', 'ЮРІЙ ІГНАТ']</text:p>
      <text:p text:style-name="P4">
Category: News</text:p>
      <!--METADATA-->
      <text:p text:style-name="P4">
<draw:frame draw:style-name="fr1" draw:name="Image56" text:anchor-type="as-char" svg:width="6.9236in" svg:height="4.361868in" draw:z-index="0">
<draw:image xlink:href="../Images/AРМІЯINFORM/2023-04-04T76-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 Ці бомби становлять серйозну загрозу, адже можуть долати відстань до 70 км.Це ще залежить від висоти, на яку підіймається літак. Чим вище літак — тимдалі бомба полетить, адже вона оснащена крилами, —<text:a xlink:type="simple" xlink:href="https://www.youtube.com/watch" text:style-name="Internet_20_link" text:visited-style-name="Visited_20_Internet_20_Link">
розповів</text:a>
 речник Повітряних СилЗбройних Сил України полковник Юрій Ігнат під час телемарафону «Єдині новини».</text:p>
      <text:p text:style-name="P4">
Вага таких авіаційних бомб становить 500 кг, що робить їх доволі потужними.Якщо ворог буде масовано застосовувати такі боєприпаси, то це може призвестидо руйнації цілих міст.</text:p>
      <text:p text:style-name="P4">
— Ми бачили, що противник зробив з Маріуполем цими бомбами. Вони, звичайно,були не плануючими, а вільного падіння, але, на жаль, на той час там не булоукраїнської ППО. Тому окупаційні війська робили все, що хотіли з нашим містом,— додав офіцер.</text:p>
      <text:p text:style-name="P4">
Наші захисники розуміють, що використання ворогом нині таких плануючих бомбстановить нові загрози. Вони летять не так точно, як того хотів би противник,але з часом окупанти можуть це доопрацювати. Тому ризик зберігається.</text:p>
      <text:p text:style-name="P4">
— Навіть якщо ці бомби будуть діставати на 20 чи 30 кілометрів від лініїзіткнення, то це все одно дуже серйозна загроза нашим військовослужбовцям іприфронтовим містам. Три речі, які могли б відігнати ворожі літаки від нашогокордону — це Patriot, SAMP\T та винищувачі F-16. На жаль, ми поки що не маємона озброєнні жодної із вищеперерахованої техніки. Звичайно, системи Patriot таSAMP\T скоро приїдуть в Україну, але нам варто продовжувати говорити світу, щоми потребуємо сучасні винищувачі, — сказав полковник Юрій Ігнат.</text:p>
      <text:p text:style-name="P4">
Source: <text:a xlink:type="simple" xlink:href="https://armyinform.com.ua/2023/04/04/najkrashha-protydiya-aviaczijnym-planuyuchym-bombam-znyshhyty-abo-vidignaty-litaky-rf-yaki-zastosovuyut-yih-yurij-ignat/" text:style-name="Internet_20_link" text:visited-style-name="Visited_20_Internet_20_Link">
https://armyinform.com.ua/2023/04/04/najkrashha-protydiya-aviaczijnym-planuyuchym-bombam-znyshhyty-abo-vidignaty-litaky-rf-yaki-zastosovuyut-yih-yurij-ignat/</text:a>
</text:p>
      <!--NEWS-->
      <text:h text:style-name="P10" text:outline-level="1">
<text:span text:style-name="T4">
Сьогодні Фінляндія стала 31-м членом НАТО — офіційна заява Генсека</text:span>
</text:h>
      <text:p text:style-name="P4">
Author: ['АРМІЯINFORM']</text:p>
      <text:p text:style-name="P4">
Time: 2023-04-04T77:00:00-04:00</text:p>
      <text:p text:style-name="P4">
Description: Фінляндія сьогодні, 4 квітня 2023 року, стала 31-м членом Північноатлантичного альянс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ltenberg.jpg" text:style-name="Internet_20_link" text:visited-style-name="Visited_20_Internet_20_Link">
stoltenberg.jpg</text:a>
']</text:p>
      <text:p text:style-name="P4">
Tags: ['ГЕНСЕК НАТО', 'СТОЛТЕНБЕРГ', 'ФІНЛЯНДІЯ']</text:p>
      <text:p text:style-name="P4">
Category: News</text:p>
      <!--METADATA-->
      <text:p text:style-name="P4">
<draw:frame draw:style-name="fr1" draw:name="Image57" text:anchor-type="as-char" svg:width="6.9236in" svg:height="3.894525in" draw:z-index="0">
<draw:image xlink:href="../Images/AРМІЯINFORM/2023-04-04T77-00-00-04-00/stoltenberg.jpg" xlink:type="simple" xlink:show="embed" xlink:actuate="onLoad" draw:mime-type="image/jpeg"/>
</draw:frame>
</text:p>
      <text:p text:style-name="P4">
Фінляндія сьогодні, 4 квітня 2023 року, стала 31-м членом Північноатлантичногоальянсу.</text:p>
      <text:p text:style-name="P4">
Про це під час зустрічі міністрів закордонних справ НАТО в Брюсселі<text:a xlink:type="simple" xlink:href="https://www.nato.int/cps/en/natohq/news_213446.htm" text:style-name="Internet_20_link" text:visited-style-name="Visited_20_Internet_20_Link">
заявив</text:a>
 Генеральнийсекретар НАТО Єнс Столтенберг.</text:p>
      <text:p text:style-name="P4">
«У цей самий день, у 1949 році, Вашингтонський договір, установчий договірНАТО, <text:a xlink:type="simple" xlink:href="https://armyinform.com.ua/2023/04/04/yak-hto-i-chomu-stvoryv-nato-74-roky-tomu/" text:style-name="Internet_20_link" text:visited-style-name="Visited_20_Internet_20_Link">
було підписано</text:a>
 у Вашингтоні, і важко уявити кращий спосібвідзначити нашу річницю, ніж те, щоб Фінляндія стала повноправним членомАльянсу», — сказав Єнс Столтенберг.</text:p>
      <text:p text:style-name="P4">
Він додав, що члени Альянсу на зустрічі міністрів закордонних справ обговорятьпідтримку України з боку НАТО, виклики безпеці, що походять з Близького Сходута Північної Африки, важливість збільшення інвестицій в оборону та індійсько-тихоокеанське партнерство НАТО.</text:p>
      <text:p text:style-name="P4">
Source: <text:a xlink:type="simple" xlink:href="https://armyinform.com.ua/2023/04/04/sogodni-finlyandiya-stala-31-m-chlenom-nato-oficzijna-zayava-genseka/" text:style-name="Internet_20_link" text:visited-style-name="Visited_20_Internet_20_Link">
https://armyinform.com.ua/2023/04/04/sogodni-finlyandiya-stala-31-m-chlenom-nato-oficzijna-zayava-genseka/</text:a>
</text:p>
      <!--NEWS-->
      <text:h text:style-name="P10" text:outline-level="1">
<text:span text:style-name="T4">
Жозеп Боррель після зустрічі з Ентоні Блінкеном: Робимо все можливе, аби Україна перемагала</text:span>
</text:h>
      <text:p text:style-name="P4">
Author: ['АРМІЯINFORM']</text:p>
      <text:p text:style-name="P4">
Time: 2023-04-04T78:00:00-04:00</text:p>
      <text:p text:style-name="P4">
Description: Верховний представник Європейського Союзу з питань закордонних справ і політики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rrell_blinken.jpg" text:style-name="Internet_20_link" text:visited-style-name="Visited_20_Internet_20_Link">
borrell_blinken.jpg</text:a>
']</text:p>
      <text:p text:style-name="P4">
Tags: ['STOPRUSSIA', 'ДЕРЖАВНИЙ СЕКРЕТАР США ЕНТОНІ\xa0БЛІНКЕН', 'ЖОЗЕП БОРРЕЛЬ', 'ПІДТРИМКА УКРАЇНИ']</text:p>
      <text:p text:style-name="P4">
Category: News</text:p>
      <!--METADATA-->
      <text:p text:style-name="P4">
<draw:frame draw:style-name="fr1" draw:name="Image58" text:anchor-type="as-char" svg:width="6.9236in" svg:height="3.894525in" draw:z-index="0">
<draw:image xlink:href="../Images/AРМІЯINFORM/2023-04-04T78-00-00-04-00/borrell_blinken.jpg" xlink:type="simple" xlink:show="embed" xlink:actuate="onLoad" draw:mime-type="image/jpeg"/>
</draw:frame>
</text:p>
      <text:p text:style-name="P4">
Верховний представник Європейського Союзу з питань закордонних справ іполітики безпеки Жозеп Боррель після зустрічі з Державним секретарем СШАЕнтоні Блінкеном заявив, що сторони продовжуватимуть підтримувати Україну уборотьбі проти росії.</text:p>
      <text:p text:style-name="P4">
Відповідну заяву <text:a xlink:type="simple" xlink:href="https://www.eeas.europa.eu/eeas/us-press-remarks-high-representative-josep-borrell-after-meeting-secretary-state-antony_en" text:style-name="Internet_20_link" text:visited-style-name="Visited_20_Internet_20_Link">
оприлюднила</text:a>
 пресслужба Дипломатичної служби ЄС.</text:p>
      <text:p text:style-name="P4">
«Понад рік тому путін почав знищувати Україну, і, здається, він має намірпродовжувати своє жорстоке кровопролиття. І він продовжує ескалацію —незважаючи на те, що нічого не досягає. Його остання ядерна авантюра зпереміщенням ядерної зброї в білорусь є новою ескалацією та створює прямузагрозу європейській безпеці», — наголосив Жозеп Боррель.</text:p>
      <text:p text:style-name="P4">
Він додав, що заява путіна про розміщення ядерної зброї в білорусі стала свогороду іронічною, оскільки це відбувалося одразу після зустрічі із головою КНРСі Цзіньпінем.</text:p>
      <text:p text:style-name="P4">
«Це сталося, за іронією долі, після того, як президент Китаю Сі Цзіньпіньвідвідав москву, згадав про необхідність миру, і вони домовилися пронеобхідність не розміщувати ядерну зброю за кордоном. А через кілька днівросія оголосила про розміщення тактичної ядерної зброї в білорусі», — зазначивголова європейської дипломатії.</text:p>
      <text:p text:style-name="P4">
За результатами зустрічі Жозеп Боррель наголосив: «Європейський Союззалишається єдиним, і трансатлантична спільнота також залишається єдиною».</text:p>
      <text:p text:style-name="P4">
«Ми прагнемо продовжувати підтримувати Україну в її самообороні, і мипродовжуватимемо колективний тиск на росію, аби вона припинила широкомасштабніпорушення міжнародного права. Ми робимо все можливе у військовому, політичномута фінансовому планах, щоб Україна перемагала», — сказав Жозеп Боррель.</text:p>
      <text:p text:style-name="P4">
Source: <text:a xlink:type="simple" xlink:href="https://armyinform.com.ua/2023/04/04/zhozep-borrel-pislya-zustrichi-z-entoni-blinkenom-robymo-vse-mozhlyve-aby-ukrayina-peremagala/" text:style-name="Internet_20_link" text:visited-style-name="Visited_20_Internet_20_Link">
https://armyinform.com.ua/2023/04/04/zhozep-borrel-pislya-zustrichi-z-entoni-blinkenom-robymo-vse-mozhlyve-aby-ukrayina-peremagala/</text:a>
</text:p>
      <!--NEWS-->
      <text:h text:style-name="P10" text:outline-level="1">
<text:span text:style-name="T4">
Норвегія запровадила новий пакет санкцій проти росії</text:span>
</text:h>
      <text:p text:style-name="P4">
Author: ['АРМІЯINFORM']</text:p>
      <text:p text:style-name="P4">
Time: 2023-04-04T79:00:00-04:00</text:p>
      <text:p text:style-name="P4">
Description: Норвегія ввела нові санкції проти росії та кремлівського режиму. До санкційного спис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f681ea7132d59b821c06353a44b801c.webp" text:style-name="Internet_20_link" text:visited-style-name="Visited_20_Internet_20_Link">
ef681ea7132d59b821c06353a44b801c.webp</text:a>
']</text:p>
      <text:p text:style-name="P4">
Tags: ['ЕКОНОМІКА РФ', 'КРАХ РОСІЙСЬКОЇ ЕКОНОМІКИ', 'НОРВЕГІЯ', 'САНКЦІЇ РФ']</text:p>
      <text:p text:style-name="P4">
Category: News</text:p>
      <!--METADATA-->
      <text:p text:style-name="P4">
<draw:frame draw:style-name="fr1" draw:name="Image59" text:anchor-type="as-char" svg:width="6.9236in" svg:height="3.454107in" draw:z-index="0">
<draw:image xlink:href="../ConvertedIMGs/AРМІЯINFORM/2023-04-04T79-00-00-04-00/ef681ea7132d59b821c06353a44b801c.png" xlink:type="simple" xlink:show="embed" xlink:actuate="onLoad" draw:mime-type="image/png"/>
</draw:frame>
</text:p>
      <text:p text:style-name="P4">
Норвегія ввела нові санкції проти росії та кремлівського режиму. Досанкційного списку потрапили 87 осіб.</text:p>
      <text:p text:style-name="P4">
Про це повідомляє <text:a xlink:type="simple" xlink:href="https://www.regjeringen.no/no/aktuelt/nye-sanksjoner-mot-russland-er-innfort-i-norsk-rett/id2970907/" text:style-name="Internet_20_link" text:visited-style-name="Visited_20_Internet_20_Link">
уряд</text:a>
 Норвегії.</text:p>
      <text:p text:style-name="P4">
«Ми маємо підтримувати тиск на російську владу та її прихильників. Санкціїзавдають фінансового удару по росії і перешкоджають надходженню важливихресурсів до російської військової промисловості», — заявила міністрзакордонних справ Аннікен Хюітфельдт.</text:p>
      <text:p text:style-name="P4">
Так, запроваджені санкції були ухвалені ЄС у десятому пакеті, який оголосили25 лютого цього року. До списку потрапили 87 фізичних та 34 юридичних особи.Загалом Норвегія вже ввела санкції проти 1678 фізичних та юридичних осіб з рф.</text:p>
      <text:p text:style-name="P4">
Source: <text:a xlink:type="simple" xlink:href="https://armyinform.com.ua/2023/04/04/norvegiya-zaprovadyla-novyj-paket-sankczij-proty-rosiyi/" text:style-name="Internet_20_link" text:visited-style-name="Visited_20_Internet_20_Link">
https://armyinform.com.ua/2023/04/04/norvegiya-zaprovadyla-novyj-paket-sankczij-proty-rosiyi/</text:a>
</text:p>
      <!--NEWS-->
      <text:h text:style-name="P10" text:outline-level="1">
<text:span text:style-name="T4">
Хто може бути військовим капеланом</text:span>
</text:h>
      <text:p text:style-name="P4">
Author: ['Світлана Кирган']</text:p>
      <text:p text:style-name="P4">
Time: 2023-04-04T80:00:00-04:00</text:p>
      <text:p text:style-name="P4">
Description: Про це під час круглого столу в Military Media Center «Офіцери без зброї. Інститу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8594.jpg" text:style-name="Internet_20_link" text:visited-style-name="Visited_20_Internet_20_Link">
img_8594.jpg</text:a>
']</text:p>
      <text:p text:style-name="P4">
Tags: ['MILITARY MEDIA CENTER', 'ВІЙСЬКОВІ КАПЕЛАНИ', 'ВТОРГНЕННЯ РФ', 'ОЛЕКСІЙ ТЕРЕЩУК']</text:p>
      <text:p text:style-name="P4">
Category: News</text:p>
      <!--METADATA-->
      <text:p text:style-name="P4">
<draw:frame draw:style-name="fr1" draw:name="Image60" text:anchor-type="as-char" svg:width="6.9236in" svg:height="4.615733in" draw:z-index="0">
<draw:image xlink:href="../Images/AРМІЯINFORM/2023-04-04T80-00-00-04-00/img_8594.jpg" xlink:type="simple" xlink:show="embed" xlink:actuate="onLoad" draw:mime-type="image/jpeg"/>
</draw:frame>
 ОлексійТерещук</text:p>
      <text:p text:style-name="P4">
Про це під час круглого столу в Military Media Center «Офіцери без зброї.Інститут військового капеланства в Україні: становлення, місія, екуменізм»розповів начальник Служби військового капеланства ЗСУ апаратуГоловнокомандувача ЗСУ полковник Олексій Терещук.</text:p>
      <text:p text:style-name="P4">
Начальник Служби військового капеланства повідомив, що згідно з чиннимзаконодавством військовим капеланом може бути громадянин України, представникрелігійної організації, яка зареєстрована в Україні відповідно до чинногозаконодавства та має мандат на право здійснення військово-капеланськоїдіяльності.</text:p>
      <text:p text:style-name="P4">
— Мандат — це як ліцензія, яка видається відповідно до потреби. У ЗСУ булопроведено опитування особового складу і визначено квоти конфесійногопредставництва військових капеланів. Відповідно до цих квот кожна релігійнаорганізація отримує запит від державної служби з етнополітики та свободисовісті щодо кількості священників, яких вони мають делегувати у Збройні Сили.Відповідно отримують мандат, і це дає їм змогу і право здійснювати військово-капеланську діяльність, — розповів Олексій Терещук.</text:p>
      <text:p text:style-name="P4">
<text:span text:style-name="T4">
Він зазначив, що нині у Збройних Силах України 738 посад військовихкапеланів. Станом на сьогодні мандати видані 244 священнослужителям, а напосади штатних військових капеланів призначено 78 офіцерів.</text:span>
</text:p>
      <text:p text:style-name="P4">
— Разом із тим мандат ще не говорить про те, що священник одразу стаєвійськовим капеланом. Є певна процедура, і на сьогодні вже призначено 78штатних військових капеланів, які отримали військове звання та підписаликонтракт. Після призначення на посаду військовий капелан проходить спеціальнупідготовку. Підготовка полягає не лише в душпастирській опіці чипросвітницькій роботі, але й консультуванні, насамперед командира, — сказавОлексій Терещук.</text:p>
      <text:p text:style-name="P4">
Начальник Служби військового капеланства зауважив, що консультування командирає дуже важливим напрямком роботи капелана.</text:p>
      <text:p text:style-name="P4">
— Коли підрозділ заходить до району виконання бойового завдання, як показалапрактика, командиру дуже важливо розуміти духовно-релігійну ситуацію в районівиконання та серед свого особового складу. У 2014 році навіть були випадки,коли наші бригади на вулиці зупиняли цивільні з ознаками релігійногоспрямування. У цьому полягає дуже важлива робота військового капелана, —повідомив Олексій Терещук.</text:p>
      <text:p text:style-name="P4">
Також під час заходу зазначили, що військовий капелан має забезпечити духовно-релігійні потреби особового складу та за необхідності залучити представникаіншої релігійної конфесії.</text:p>
      <text:p text:style-name="P4">
<text:span text:style-name="T5">
Фото Дмитра Юрченка</text:span>
</text:p>
      <text:p text:style-name="P4">
Source: <text:a xlink:type="simple" xlink:href="https://armyinform.com.ua/2023/04/04/hto-mozhe-buty-vijskovym-kapelanom/" text:style-name="Internet_20_link" text:visited-style-name="Visited_20_Internet_20_Link">
https://armyinform.com.ua/2023/04/04/hto-mozhe-buty-vijskovym-kapelanom/</text:a>
</text:p>
      <!--NEWS-->
      <text:h text:style-name="P10" text:outline-level="1">
<text:span text:style-name="T4">
Президент указом змінив склад Ради національної безпеки і оборони України</text:span>
</text:h>
      <text:p text:style-name="P4">
Author: ['АРМІЯINFORM']</text:p>
      <text:p text:style-name="P4">
Time: 2023-04-04T81:00:00-04:00</text:p>
      <text:p text:style-name="P4">
Description: Президент України Володимир Зеленський вніс зміни до персонального складу 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STOPRUSSIA', 'ВОЛОДИМИР ЗЕЛЕНСЬКИЙ', 'ПРЕЗИДЕНТ УКРАЇНИ', 'УКАЗ ПРЕЗИДЕНТА УКРАЇНИ']</text:p>
      <text:p text:style-name="P4">
Category: News</text:p>
      <!--METADATA-->
      <text:p text:style-name="P4">
<draw:frame draw:style-name="fr1" draw:name="Image61" text:anchor-type="as-char" svg:width="6.9236in" svg:height="4.615733in" draw:z-index="0">
<draw:image xlink:href="../Images/AРМІЯINFORM/2023-04-04T81-00-00-04-00/ukaz.jpg" xlink:type="simple" xlink:show="embed" xlink:actuate="onLoad" draw:mime-type="image/jpeg"/>
</draw:frame>
</text:p>
      <text:p text:style-name="P4">
Президент України Володимир Зеленський вніс зміни до персонального складу Радинаціональної безпеки і оборони України.</text:p>
      <text:p text:style-name="P4">
Відповідний <text:a xlink:type="simple" xlink:href="https://www.president.gov.ua/documents/5422021-40429" text:style-name="Internet_20_link" text:visited-style-name="Visited_20_Internet_20_Link">
указ №194/2023</text:a>
 глава державипідписав 4 квітня 2023 року.</text:p>
      <text:p text:style-name="P4">
Згідно з документом, до персонального складу Ради національної безпеки іоборони України увійшов Міністр з питань стратегічних галузей промисловостіУкраїни Камишін Олександр.</text:p>
      <text:p text:style-name="P4">
Source: <text:a xlink:type="simple" xlink:href="https://armyinform.com.ua/2023/04/04/prezydent-ukazom-zminyv-sklad-rady-naczionalnoyi-bezpeky-i-oborony-ukrayiny/" text:style-name="Internet_20_link" text:visited-style-name="Visited_20_Internet_20_Link">
https://armyinform.com.ua/2023/04/04/prezydent-ukazom-zminyv-sklad-rady-naczionalnoyi-bezpeky-i-oborony-ukrayiny/</text:a>
</text:p>
      <!--NEWS-->
      <text:h text:style-name="P10" text:outline-level="1">
<text:span text:style-name="T4">
Тема Голодомору має стати одним із провідних напрямків діяльності української культурної дипломатії</text:span>
</text:h>
      <text:p text:style-name="P4">
Author: ['АРМІЯINFORM']</text:p>
      <text:p text:style-name="P4">
Time: 2023-04-04T82:00:00-04:00</text:p>
      <text:p text:style-name="P4">
Description: У межах підготовки та проведення заходів у зв’язку з 90-ми роковинами траге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hmygal-1.jpg" text:style-name="Internet_20_link" text:visited-style-name="Visited_20_Internet_20_Link">
shmygal-1.jpg</text:a>
', '<text:a xlink:type="simple" xlink:href="https://armyinform.com.ua/wp-content/uploads/2023/04/1-12-150x150.jpg" text:style-name="Internet_20_link" text:visited-style-name="Visited_20_Internet_20_Link">
1-12-150x150.jpg</text:a>
', '<text:a xlink:type="simple" xlink:href="https://armyinform.com.ua/wp-content/uploads/2023/04/2-14-150x150.jpg" text:style-name="Internet_20_link" text:visited-style-name="Visited_20_Internet_20_Link">
2-14-150x150.jpg</text:a>
']</text:p>
      <text:p text:style-name="P4">
Tags: ['ГЕНОЦИД УКРАЇНЦІВ', 'ГОЛОДОМОР', 'КАБІНЕТ МІНІСТРІВ УКРАЇНИ']</text:p>
      <text:p text:style-name="P4">
Category: News</text:p>
      <!--METADATA-->
      <text:p text:style-name="P4">
<draw:frame draw:style-name="fr1" draw:name="Image62" text:anchor-type="as-char" svg:width="6.9236in" svg:height="4.610104in" draw:z-index="0">
<draw:image xlink:href="../Images/AРМІЯINFORM/2023-04-04T82-00-00-04-00/shmygal-1.jpg" xlink:type="simple" xlink:show="embed" xlink:actuate="onLoad" draw:mime-type="image/jpeg"/>
</draw:frame>
</text:p>
      <text:p text:style-name="P4">
У межах підготовки та проведення заходів у зв’язку з 90-ми роковинами трагедіїГолодомору 1932-1933 років відбулося засідання Організаційного комітету заспівголовування Прем’єр-міністра України Дениса Шмигаля.</text:p>
      <text:p text:style-name="P4">
Члени оргкомітету визначили пріоритети з реалізації відповідного плану заходівна 2023 рік.</text:p>
      <text:p text:style-name="P4">
Про це <text:a xlink:type="simple" xlink:href="https://www.kmu.gov.ua/news/denys-shmyhal-tema-holodomoru-maie-staty-odnym-iz-providnykh-napriamkiv-diialnosti-ukrainskoi-kulturnoi-dyplomatii" text:style-name="Internet_20_link" text:visited-style-name="Visited_20_Internet_20_Link">
пише</text:a>
на Урядовому порталі Департамент комунікацій Секретаріату Кабінету МіністрівУкраїни.</text:p>
      <text:p text:style-name="P4">
«Радянська влада розпочала геноцид проти українців, спровокувавши жорстокийголод у 1932-1933 роках. росія продовжила цю політику, розв’язавшинеспровоковану війну. Тому тема Голодомору має стати одним із провіднихнапрямків діяльності української культурної дипломатії», — відзначив очільникУряду.</text:p>
      <text:p text:style-name="P4">
Денис Шмигаль подякував понад 30-м країнам та міжнародним організаціям, яківизнали Голодомор геноцидом українського народу, та наголосив на необхідностіпродовження таких рішень. У зв’язку з цим МЗС дано завдання активізуватироботу з партнерами щодо підготовки відповідних резолюцій та заяв.</text:p>
      <text:p text:style-name="P4">
За підсумками засідання оргкомітету Міністерству культури та інформаційноїполітики, Українському інституту національної пам’яті та іншим було дано низкудоручень та завдань щодо реалізації плану заходів у 2023 році.</text:p>
      <text:p text:style-name="P4">
<text:a xlink:type="simple" xlink:href="https://armyinform.com.ua/wp-content/uploads/2023/04/1-12.jpg" text:style-name="Internet_20_link" text:visited-style-name="Visited_20_Internet_20_Link">
<draw:frame draw:style-name="fr1" draw:name="Image63" text:anchor-type="as-char" svg:width="6.9236in" svg:height="6.9236in" draw:z-index="0">
<draw:image xlink:href="../Images/AРМІЯINFORM/2023-04-04T82-00-00-04-00/1-12-150x150.jpg" xlink:type="simple" xlink:show="embed" xlink:actuate="onLoad" draw:mime-type="image/jpeg"/>
</draw:frame>
</text:a>
</text:p>
      <text:p text:style-name="P4">
<text:a xlink:type="simple" xlink:href="https://armyinform.com.ua/wp-content/uploads/2023/04/2-14.jpg" text:style-name="Internet_20_link" text:visited-style-name="Visited_20_Internet_20_Link">
<draw:frame draw:style-name="fr1" draw:name="Image64" text:anchor-type="as-char" svg:width="6.9236in" svg:height="6.9236in" draw:z-index="0">
<draw:image xlink:href="../Images/AРМІЯINFORM/2023-04-04T82-00-00-04-00/2-14-150x150.jpg" xlink:type="simple" xlink:show="embed" xlink:actuate="onLoad" draw:mime-type="image/jpeg"/>
</draw:frame>
</text:a>
</text:p>
      <text:p text:style-name="P4">
Source: <text:a xlink:type="simple" xlink:href="https://armyinform.com.ua/2023/04/04/tema-golodomoru-maye-staty-odnym-iz-providnyh-napryamkiv-diyalnosti-ukrayinskoyi-kulturnoyi-dyplomatiyi/" text:style-name="Internet_20_link" text:visited-style-name="Visited_20_Internet_20_Link">
https://armyinform.com.ua/2023/04/04/tema-golodomoru-maye-staty-odnym-iz-providnyh-napryamkiv-diyalnosti-ukrayinskoyi-kulturnoyi-dyplomatiyi/</text:a>
</text:p>
      <!--NEWS-->
      <text:h text:style-name="P10" text:outline-level="1">
<text:span text:style-name="T4">
Ми і до великого вторгнення, щовесни та щоосені фіксували інформаційні кампанії рф щодо теми «повістки» та призову — Ганна Маляр</text:span>
</text:h>
      <text:p text:style-name="P4">
Author: ['АРМІЯINFORM']</text:p>
      <text:p text:style-name="P4">
Time: 2023-04-04T83:00:00-04:00</text:p>
      <text:p text:style-name="P4">
Description: Заступник міністра повідомила у своєму Телеграм, що технологія інформаційних кампа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395.jpg" text:style-name="Internet_20_link" text:visited-style-name="Visited_20_Internet_20_Link">
5f6a5395.jpg</text:a>
']</text:p>
      <text:p text:style-name="P4">
Tags: []</text:p>
      <text:p text:style-name="P4">
Category: News</text:p>
      <!--METADATA-->
      <text:p text:style-name="P4">
<draw:frame draw:style-name="fr1" draw:name="Image65" text:anchor-type="as-char" svg:width="6.9236in" svg:height="4.615733in" draw:z-index="0">
<draw:image xlink:href="../Images/AРМІЯINFORM/2023-04-04T83-00-00-04-00/5f6a5395.jpg" xlink:type="simple" xlink:show="embed" xlink:actuate="onLoad" draw:mime-type="image/jpeg"/>
</draw:frame>
 ГаннаМаляр. Фото: Дмитро Юрченко / АрміяInfom</text:p>
      <text:p text:style-name="P4">
Заступник міністра <text:a xlink:type="simple" xlink:href="https://t.me/annamaliar/614" text:style-name="Internet_20_link" text:visited-style-name="Visited_20_Internet_20_Link">
повідомила</text:a>
 у своємуТелеграм, що технологія інформаційних кампаній стосовно «повісток» та призовузавжди була однаковою.</text:p>
      <text:p text:style-name="P4">
«Розкрутити якусь історію, де повістку виписали інваліду, померлому абоветерану Другої світової. Герой завжди різний, йдеться про суть.</text:p>
      <text:p text:style-name="P4">
Або вони поширювали якийсь дикий текст повістки чи анкети призовника.</text:p>
      <text:p text:style-name="P4">
Ми регулярно це спростовували.</text:p>
      <text:p text:style-name="P4">
Зараз ворог трохи ускладнив свою технологію і додає історії про дивовижнімісця вручення повісток та „хвилі“ мобілізації.</text:p>
      <text:p text:style-name="P4">
Мета очевидна. Дискредитувати і зірвати роботу ТЦК СП (колишні військомати).</text:p>
      <text:p text:style-name="P4">
Маніпулювати вони намагаються на двох речах:</text:p>
      <text:p text:style-name="P4">
🔹страх отримання повістки</text:p>
      <text:p text:style-name="P4">
🔹формування суспільного осуду до роботи ТЦК СП</text:p>
      <text:p text:style-name="P4">
Але після широкомасштабного вторгнення цими Іпсо важко на щось чи на когосьвплинути.</text:p>
      <text:p text:style-name="P4">
Бо перелякати повістками після всього, що ми пройшли за цей рік, — важко.</text:p>
      <text:p text:style-name="P4">
На кону — держава, і всі це розуміють.</text:p>
      <text:p text:style-name="P4">
Що ж стосується осуду роботи ТЦК СП. Ми мусимо розуміти кілька речей.</text:p>
      <text:p text:style-name="P4">
✔️ ТЦК СП(військомати) виконують на сьогодні стратегічно важливу для оборонидержави задачу.</text:p>
      <text:p text:style-name="P4">
✔️там працюють живі люди і вони можуть помилитись або навіть вчинитипорушення. У таких випадках треба діяти правовим шляхом.</text:p>
      <text:p text:style-name="P4">
☝️І головне, не варто робити з таких випадків сенсацію та гучні заголовки.</text:p>
      <text:p text:style-name="P4">
Просто зверніться до самих ТЦК СП. ☎️Контакти на сайті Міноборони</text:p>
      <text:p text:style-name="P4">
<text:a xlink:type="simple" xlink:href="https://www.mil.gov.ua/kontakti/oblasni-vijskomati.html" text:style-name="Internet_20_link" text:visited-style-name="Visited_20_Internet_20_Link">
https://www.mil.gov.ua/kontakti/oblasni-vijskomati.html»</text:a>
, —йдеться у повідомленні.</text:p>
      <text:p text:style-name="P4">
Source: <text:a xlink:type="simple" xlink:href="https://armyinform.com.ua/2023/04/04/my-i-do-velykogo-vtorgnennya-shhovesny-ta-shhooseni-fiksuvaly-informaczijni-kampaniyi-rf-shhodo-temy-povistky-ta-pryzovu-ganna-malyar/" text:style-name="Internet_20_link" text:visited-style-name="Visited_20_Internet_20_Link">
https://armyinform.com.ua/2023/04/04/my-i-do-velykogo-vtorgnennya-shhovesny-ta-shhooseni-fiksuvaly-informaczijni-kampaniyi-rf-shhodo-temy-povistky-ta-pryzovu-ganna-malyar/</text:a>
</text:p>
      <!--NEWS-->
      <text:h text:style-name="P10" text:outline-level="1">
<text:span text:style-name="T4">
Вітаємо наших фінських друзів зі вступом до НАТО — Олексій Резніков</text:span>
</text:h>
      <text:p text:style-name="P4">
Author: ['АРМІЯINFORM']</text:p>
      <text:p text:style-name="P4">
Time: 2023-04-04T84:00:00-04:00</text:p>
      <text:p text:style-name="P4">
Description: Міністр оборони України Олексій Резніков у своєму Twitter привітав Фінляндію зі вступ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jpg" text:style-name="Internet_20_link" text:visited-style-name="Visited_20_Internet_20_Link">
reznikov.jpg</text:a>
']</text:p>
      <text:p text:style-name="P4">
Tags: ['STOPRUSSIA', 'АГРЕСІЯ РФ', 'ВІЙНА', 'ВТОРГНЕННЯ РФ', 'МІНІСТР ОБОРОНИ УКРАЇНИ ОЛЕКСІЙ РЕЗНІКОВ', 'НАТО', 'ФІНЛЯНДІЯ']</text:p>
      <text:p text:style-name="P4">
Category: News</text:p>
      <!--METADATA-->
      <text:p text:style-name="P4">
<draw:frame draw:style-name="fr1" draw:name="Image66" text:anchor-type="as-char" svg:width="6.9236in" svg:height="4.395937in" draw:z-index="0">
<draw:image xlink:href="../Images/AРМІЯINFORM/2023-04-04T84-00-00-04-00/reznikov.jpg" xlink:type="simple" xlink:show="embed" xlink:actuate="onLoad" draw:mime-type="image/jpeg"/>
</draw:frame>
 Фото:Олексій Резніков / Twitter</text:p>
      <text:p text:style-name="P4">
Міністр оборони України Олексій Резніков у своєму<text:a xlink:type="simple" xlink:href="https://twitter.com/oleksiireznikov/status/1643253944943009794" text:style-name="Internet_20_link" text:visited-style-name="Visited_20_Internet_20_Link">
Twitter</text:a>
привітав Фінляндію зі вступом до Північноатлантичного альянсу.</text:p>
      <text:p text:style-name="P4">
«Вітаємо наших фінських друзів зі вступом до НАТО! Європа сьогодні стає більшбезпечною.</text:p>
      <text:p text:style-name="P4">
Кордони НАТО 1997 розширюються за планом. Оскільки ми поділяємо спільніцінності, Україна піде вашим шляхом європейської та євроатлантичноїінтеграції», — написав Олексій Резніков.</text:p>
      <text:p text:style-name="P4">
Source: <text:a xlink:type="simple" xlink:href="https://armyinform.com.ua/2023/04/04/vitayemo-nashyh-finskyh-druziv-zi-vstupom-do-nato-oleksij-reznikov/" text:style-name="Internet_20_link" text:visited-style-name="Visited_20_Internet_20_Link">
https://armyinform.com.ua/2023/04/04/vitayemo-nashyh-finskyh-druziv-zi-vstupom-do-nato-oleksij-reznikov/</text:a>
</text:p>
      <!--NEWS-->
      <text:h text:style-name="P10" text:outline-level="1">
<text:span text:style-name="T4">
Авіація Сил оборони завдала 7 ударів по районах зосередження окупантів</text:span>
</text:h>
      <text:p text:style-name="P4">
Author: ['АРМІЯINFORM']</text:p>
      <text:p text:style-name="P4">
Time: 2023-04-04T85:00:00-04:00</text:p>
      <text:p text:style-name="P4">
Description: Про це повідомляє Генеральний штаб ЗСУ.  «Авіація сил оборони за добу завдала 7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РАТИ ВОРОГА']</text:p>
      <text:p text:style-name="P4">
Category: News</text:p>
      <!--METADATA-->
      <text:p text:style-name="P4">
<draw:frame draw:style-name="fr1" draw:name="Image67" text:anchor-type="as-char" svg:width="6.9236in" svg:height="5.385022in" draw:z-index="0">
<draw:image xlink:href="../Images/AРМІЯINFORM/2023-04-04T85-00-00-04-00/foto-aviacziya.jpg" xlink:type="simple" xlink:show="embed" xlink:actuate="onLoad" draw:mime-type="image/jpeg"/>
</draw:frame>
Ілюстративне фото</text:p>
      <text:p text:style-name="P4">
Про це<text:a xlink:type="simple" xlink:href="https://www.facebook.com/GeneralStaff.ua/posts/pfbid0nie7mQLn8DrFACGiivUr6psS7oj4f53oV3pB8QZ7Y16hn6MNjqpphqZjWxBShGE5l" text:style-name="Internet_20_link" text:visited-style-name="Visited_20_Internet_20_Link">
повідомляє</text:a>
Генеральний штаб ЗСУ.</text:p>
      <text:p text:style-name="P4">
«Авіація сил оборони за добу завдала 7 ударів по районах зосередженняокупантів а підрозділи ракетних військ і артилерії уразили 2 пункти управліннята станцію радіоелектронної боротьби противника» — йдеться у повідомленні.</text:p>
      <text:p text:style-name="P4">
Зазначається, що протягом доби противник завдав 2 ракетних та 28 авіаційнихударів, зокрема, застосував 17 БПЛА типу «Шахед-136». 14 з них були знищенінашими захисниками. Також ворог здійснив 7 обстрілів з реактивних системзалпового вогню. Є загиблі та поранені серед цивільного населення.</text:p>
      <text:p text:style-name="P4">
Source: <text:a xlink:type="simple" xlink:href="https://armyinform.com.ua/2023/04/04/aviacziya-syl-oborony-zavdala-7-udariv-po-rajonah-zoseredzhennya-okupantiv-3/" text:style-name="Internet_20_link" text:visited-style-name="Visited_20_Internet_20_Link">
https://armyinform.com.ua/2023/04/04/aviacziya-syl-oborony-zavdala-7-udariv-po-rajonah-zoseredzhennya-okupantiv-3/</text:a>
</text:p>
      <!--NEWS-->
      <text:h text:style-name="P10" text:outline-level="1">
<text:span text:style-name="T4">
ЗСУ привітали спільноту країн НАТО із 74-річчям від дня створення цього військово-політичного союзу</text:span>
</text:h>
      <text:p text:style-name="P4">
Author: ['АРМІЯINFORM']</text:p>
      <text:p text:style-name="P4">
Time: 2023-04-04T86:00:00-04:00</text:p>
      <text:p text:style-name="P4">
Description: Генеральний штаб Збройних Сил України на своїй офіційній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to.jpg" text:style-name="Internet_20_link" text:visited-style-name="Visited_20_Internet_20_Link">
nato.jpg</text:a>
']</text:p>
      <text:p text:style-name="P4">
Tags: ['STOPRUSSIA', 'АГРЕСІЯ РФ', 'ВІЙНА', 'ВТОРГНЕННЯ РФ', 'НАТО']</text:p>
      <text:p text:style-name="P4">
Category: News</text:p>
      <!--METADATA-->
      <text:p text:style-name="P4">
<draw:frame draw:style-name="fr1" draw:name="Image68" text:anchor-type="as-char" svg:width="6.9236in" svg:height="4.609778in" draw:z-index="0">
<draw:image xlink:href="../Images/AРМІЯINFORM/2023-04-04T86-00-00-04-00/nato.jpg" xlink:type="simple" xlink:show="embed" xlink:actuate="onLoad" draw:mime-type="image/jpeg"/>
</draw:frame>
</text:p>
      <text:p text:style-name="P4">
Генеральний штаб Збройних Сил України на своїй офіційній сторінці у Facebook<text:a xlink:type="simple" xlink:href="https://www.facebook.com/GeneralStaff.ua/posts/pfbid035WnzuygHkVeKzjBL7mGQJAe2VjyC68VJfDCXMVy7SS2w53w9ZNa9YW4on2ECoySHl" text:style-name="Internet_20_link" text:visited-style-name="Visited_20_Internet_20_Link">
привітав</text:a>
народи країн НАТО із 74-ю річницею створення цієї міжнародної міжурядовоїорганізації.</text:p>
      <text:p text:style-name="P4">
У привітанні йдеться про те, що Збройні Сили України щиро та глибоко вдячнібратнім та сестринським Народам НАТО, особисто Генеральному секретарю НАТОЄнсу Столтенбергу, Президентці Парламентської Асамблеї НАТО Жоель Гарріо-Майлам, Голові Військового комітету НАТО адміралу Королівського військово-морського флоту Робу Бауеру та іншим посадовцям Альянсу за неоціненну,всеохоплюючу, дієву, тверду й непохитну підтримку незалежності, суверенітету йтериторіальної цілісності України в межах її міжнародно визнаних кордонів,включно з Кримом, у війні росії проти України під час розпочатогоповномасштабного російського вторгнення у 2022 році та неспровокованої,несправедливої, нечесної та жорстокої війни проти України з 2014 року.</text:p>
      <text:p text:style-name="P4">
Ми вдячні НАТО за те, що Організація Північноатлантичного договору завждистояла на боці України протягом понад 30 років Незалежності, за адвокаціюінтересів та прагнень українського народу та України у світі, за дієвевизнання державної незалежності України, а особливо за попередні більш ніж 9років підтримки суверенітету, територіальної цілісності, недоторканності танезалежності України в її міжнародно визнаних кордонах та територіальнихводах.</text:p>
      <text:p text:style-name="P4">
Збройні Сили України дякують НАТО за багаторічну, системну та багатоаспектнупідтримку й дієву допомогу в реформуванні та підвищенні спроможностей ЗСУкраїни, за надану матеріально-технічну допомогу, організовані та проведеністратегічні й тактичні заходи колективної та індивідуальної підготовкиукраїнських військовослужбовців, підготовку сержантського корпусу, курсантів,капеланів, психологів, підтримку ветеранів, поранених та дітей загиблихвійськовослужбовців ЗС України у рамках двостороннього та багатосторонньогоспівробітництва з Україною на шляху до її повної інтеграції в НАТО йефективній протидії агресії з боку російської федерації.</text:p>
      <text:p text:style-name="P4">
Ця підтримка НАТО в безпекових питаннях надає необхідні інструменти длянарощування потенціалу, збільшення можливостей та досягнення максимальноїсумісності із силами Альянсу не лише для Збройних Сил України, але й загаломдля демократичного євроатлантичного стратегічного розвитку України на її шляхудо повної інтеграції в НАТО та сприяє встановленню стабільності та безпеки вЄвропі й світі.</text:p>
      <text:p text:style-name="P4">
Збройні Сили України сердечно вдячні всім громадянкам та громадянам усіх країнПівнічноатлантичного альянсу за ваші відкриті щирі серця та домівки до тисячукраїнських жінок та дітей, які знайшли прихисток саме в країнах НАТО.</text:p>
      <text:p text:style-name="P4">
Завдяки цьому в час повномасштабного російського вторгнення цивільне населенняУкраїни в країнах НАТО захищене від численних воєнних злочинів, які скоюютьросійські військові: вбивств та каліцтв, вербувань і використань, зґвалтуваньта інших форм сексуального насильства, нападів на цивільну інфраструктуру,лікарні, школи та університети, викрадень, відмов у доступі гуманітарноїдопомоги, русифікації, примусової депортації на тимчасово окуповані територіїУкраїни або до російської федерації й отримання російського громадянства.</text:p>
      <text:p text:style-name="P4">
Дякуємо, що українські діти в країнах НАТО завдяки вашому всенародномупіклуванню та підтримці позбавлені тих нелюдських страждань, на які їхприрекли російські злочинці та окупанти-терористи після вторгнення в Україну!</text:p>
      <text:p text:style-name="P4">
Завдяки НАТО та вашій приязні українські діти живуть у країнах НАТО у світі,який не знає болю, насильства та війни! Збройні Сили України борються за те,аби якнайшвидше повернути мир і спокій у домівки українців та возз’єднатироз’єднані сім’ї.</text:p>
      <text:p text:style-name="P4">
Source: <text:a xlink:type="simple" xlink:href="https://armyinform.com.ua/2023/04/04/zsu-pryvitaly-narody-krayin-nato-z-74-yu-richnyczeyu-z-dnya-stvorennya-czogo-vijskovo-politychnogo-soyuzu/" text:style-name="Internet_20_link" text:visited-style-name="Visited_20_Internet_20_Link">
https://armyinform.com.ua/2023/04/04/zsu-pryvitaly-narody-krayin-nato-z-74-yu-richnyczeyu-z-dnya-stvorennya-czogo-vijskovo-politychnogo-soyuzu/</text:a>
</text:p>
      <!--NEWS-->
      <text:h text:style-name="P10" text:outline-level="1">
<text:span text:style-name="T4">
Київщина вшанувала пам’ять загиблих захисників України</text:span>
</text:h>
      <text:p text:style-name="P4">
Author: ['АРМІЯINFORM']</text:p>
      <text:p text:style-name="P4">
Time: 2023-04-04T87:00:00-04:00</text:p>
      <text:p text:style-name="P4">
Description: https://www.youtube.com/watch?v=OMcE84HNYKE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ЗАГИБЛІ УКРАЇНСЬКІ ГЕРОЇ', 'КИЇВЩИНА']</text:p>
      <text:p text:style-name="P4">
Category: News</text:p>
      <!--METADATA-->
      <text:p text:style-name="P4">
Source: <text:a xlink:type="simple" xlink:href="https://armyinform.com.ua/2023/04/04/kyyivshhyna-vshanuvala-pamyat-zagyblyh-zahysnykiv-ukrayiny/" text:style-name="Internet_20_link" text:visited-style-name="Visited_20_Internet_20_Link">
https://armyinform.com.ua/2023/04/04/kyyivshhyna-vshanuvala-pamyat-zagyblyh-zahysnykiv-ukrayiny/</text:a>
</text:p>
      <!--NEWS-->
      <text:h text:style-name="P10" text:outline-level="1">
<text:span text:style-name="T4">
російська агресія доводить: лише колективні превентивні гарантії безпеки можуть бути надійними — звернення Президента України</text:span>
</text:h>
      <text:p text:style-name="P4">
Author: ['АРМІЯINFORM']</text:p>
      <text:p text:style-name="P4">
Time: 2023-04-04T97:00:00-04:00</text:p>
      <text:p text:style-name="P4">
Description: Бажаю здоровʼя, шановні українці!  Щойно звернувся до парламенту Чилі — ще однієї 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elenskyj.png" text:style-name="Internet_20_link" text:visited-style-name="Visited_20_Internet_20_Link">
zelenskyj.png</text:a>
']</text:p>
      <text:p text:style-name="P4">
Tags: ['STOPRUSSIA', 'АГРЕСІЯ РФ', 'ВІДЕОЗВЕРНЕННЯ ПРЕЗИДЕНТА УКРАЇНИ', 'ВІЙНА', 'ВТОРГНЕННЯ РФ']</text:p>
      <text:p text:style-name="P4">
Category: News</text:p>
      <!--METADATA-->
      <text:p text:style-name="P4">
<draw:frame draw:style-name="fr1" draw:name="Image69" text:anchor-type="as-char" svg:width="6.9236in" svg:height="4.209888in" draw:z-index="0">
<draw:image xlink:href="../Images/AРМІЯINFORM/2023-04-04T97-00-00-04-00/zelenskyj.png" xlink:type="simple" xlink:show="embed" xlink:actuate="onLoad" draw:mime-type="image/png"/>
</draw:frame>
</text:p>
      <text:p text:style-name="P4">
Бажаю здоровʼя, шановні українці!</text:p>
      <text:p text:style-name="P4">
Щойно звернувся до парламенту Чилі — ще однієї країни, яка почула Україну,почула те, чого ми прагнемо. Не важливо, яка відстань між нашими народами. Миоднаково цінуємо життя й захищаємо міжнародний порядок. Маємо позбавити рашизмнавіть надії на підтримку в Латинській Америці.</text:p>
      <text:p text:style-name="P4">
Звернувся й до губернаторів штатів США — це вперше таке особливе зверненнясаме до обраних громадянами представників кожного штату. Подякував їм запідтримку, підкреслив, як ми разом з Америкою можемо не лише перемогти убитві, що триває, а й довести, що свобода й співпраця завжди відновлюютьнормальне життя після ударів агресії.</text:p>
      <text:p text:style-name="P4">
Провів сьогодні й кілька міжнародних розмов, розмов із нашими партнерами.</text:p>
      <text:p text:style-name="P4">
Подякував Канаді та особисто пану Премʼєр-міністру Трюдо за незміннупідтримку. За черговий її прояв — фінансову допомогу обсягом 2 мільярди 400мільйонів канадських доларів, які наш бюджет уже отримав. Докладно обговорилиситуацію на полі бою й безпекові потреби нашої держави.</text:p>
      <text:p text:style-name="P4">
Щоб швидше відкинути ворога з нашої землі й тим самим швидше завершити цювійну, ми маємо ще більше мобілізувати світ, наших партнерів, усі народи, якіне погоджуються з тим хаосом, який російська агресія несе світові.</text:p>
      <text:p text:style-name="P4">
Говорив з Урсулою фон дер Ляєн, пані Президенткою Єврокомісії. Наші кроки уєвроінтеграції, наші спільні заходи, які готуємо… Новий санкційний пакетЄвросоюзу, який неодмінно має продовжити лінію тиску на Росію, тиску, щобзменшити її терористичний потенціал, її загрозу.</text:p>
      <text:p text:style-name="P4">
Сьогодні, до речі, відбулась історична подія для нашого регіону, для всієїЄвропи, всієї євроатлантичної спільноти. Фінляндія стає 31-м членом НАТО.Альянс міцнішає на східному фланзі.</text:p>
      <text:p text:style-name="P4">
Я вітаю весь народ Фінляндії та особисто пана Президента. З надійною гарантієюбезпеки — колективною гарантією.</text:p>
      <text:p text:style-name="P4">
російська агресія однозначно доводить: лише колективні гарантії, лишепревентивні гарантії можуть бути надійними. Саме про це ми завжди й говорили.Говорили й про швидкість — швидкість безпекових рішень має значення. Заразбачимо, якою може бути швидкість процедур.</text:p>
      <text:p text:style-name="P4">
До речі, саміт НАТО цього року у Вільнюсі заслуговує бути достатньо амбітним.Що амбітніший той, хто береже свободу, то менше можливостей для агресії втого, хто хоче зла.</text:p>
      <text:p text:style-name="P4">
Буде день, коли й для нашої країни безпека буде гарантована.</text:p>
      <text:p text:style-name="P4">
Постійно на звʼязку із нашими командувачами, які протистоять державі-злу наполі бою. Сьогодні відбувся спеціальний формат нашої військової наради.Генерал Сирський — щодо Бахмута, Головком, керівник ГУР — щодо загальноївоєнної ситуації. Міністерство оборони — щодо постачання боєприпасів та всьогоіншого за потребами наших захисників. Рішення вже виконуються.</text:p>
      <text:p text:style-name="P4">
Увесь день готуємось і до міжнародних заходів, що заплановані на цей тиждень.Вони важливі, сміливі, амбітні. Як це є правилом для України.</text:p>
      <text:p text:style-name="P4">
Тримаємо під контролем і внутрішню ситуацію, зокрема щодо духовноїнезалежності. Її теж гарантуємо. Зламати Україну — ані ззовні, ані зсередини —ні в кого не вийде.</text:p>
      <text:p text:style-name="P4">
Я дякую всім, хто в бою заради України! Авдіївка й Бахмут, Марʼїнка таКрасногорівка, кожен гарячий напрямок… Я дякую вам, воїни!</text:p>
      <text:p text:style-name="P4">
Дякую всім, хто допомагає Україні!</text:p>
      <text:p text:style-name="P4">
Окремо відзначу сьогодні два рішення.</text:p>
      <text:p text:style-name="P4">
США надають пакет оборонної підтримки на 2 мільярди 600 мільйонів доларів.Боєприпаси для HIMARS, для ППО, для артилерії — те, що треба. Дякую, панеПрезиденте Байдене, дякую, Конгресе, дякую кожному американцю!</text:p>
      <text:p text:style-name="P4">
І друге рішення. Сьогодні подовжено роботу Незалежної міжнародної комісії ООН,що розслідує російські злочини проти українців. Кожен такий міжнародно-правовий крок наближає рашистів до неминучої, справедливої відповідальності.</text:p>
      <text:p text:style-name="P4">
Слава Україні!</text:p>
      <text:p text:style-name="P4">
<text:span text:style-name="T4">
Джерело:</text:span>
 <text:a xlink:type="simple" xlink:href="https://www.president.gov.ua/news/rosijska-agresiya-dovodit-lishe-kolektivni-preventivni-garan-82089" text:style-name="Internet_20_link" text:visited-style-name="Visited_20_Internet_20_Link">
Офіційне інтернет-представництво ПрезидентаУкраїни</text:a>
.</text:p>
      <text:p text:style-name="P4">
Source: <text:a xlink:type="simple" xlink:href="https://armyinform.com.ua/2023/04/04/rosijska-agresiya-dovodyt-lyshe-kolektyvni-preventyvni-garantiyi-bezpeky-mozhut-buty-nadijnymy-zvernennya-prezydenta-ukrayiny/" text:style-name="Internet_20_link" text:visited-style-name="Visited_20_Internet_20_Link">
https://armyinform.com.ua/2023/04/04/rosijska-agresiya-dovodyt-lyshe-kolektyvni-preventyvni-garantiyi-bezpeky-mozhut-buty-nadijnymy-zvernennya-prezydenta-ukrayiny/</text:a>
</text:p>
      <!--NEWS-->
      <text:h text:style-name="P10" text:outline-level="1">
<text:span text:style-name="T4">
Контрабанда товарів на кордоні з Україною з початку вторгнення значно зменшилася - Демченко</text:span>
</text:h>
      <text:p text:style-name="P4">
Authors: Ukrinform (Person)</text:p>
      <text:p text:style-name="P4">
Publisher: Укринформ (Organization)</text:p>
      <text:p text:style-name="P4">
Published Time: 2023-04-05T-107:06:00+03:00</text:p>
      <text:p text:style-name="P4">
Modified Time: 2023-04-05T19:06:00+03:00</text:p>
      <text:p text:style-name="P4">
Description: З початку повномасштабного вторгнення фіксується значне зменшення контрабанди на кордоні з Україною. — Укрінформ.</text:p>
      <text:p text:style-name="P4">
Images: ["<text:a xlink:type="simple" xlink:href="https://static.ukrinform.com/photos/2023_04/thumb_files/630_360_1680704432-537.jpg" text:style-name="Internet_20_link" text:visited-style-name="Visited_20_Internet_20_Link">
630_360_16807...</text:a>
"]</text:p>
      <text:p text:style-name="P4">
Tags: ['Контрабанда', 'Прикордонники', 'Демченко']</text:p>
      <text:p text:style-name="P4">
Type: Article</text:p>
      <!--METADATA-->
      <text:p text:style-name="P4">
<draw:frame draw:style-name="fr1" draw:name="Image70" text:anchor-type="as-char" svg:width="6.9236in" svg:height="3.956343in" draw:z-index="0">
<draw:image xlink:href="../Images/yкринформ/2023-04-05T-107-06-00-03-00/630_360_1680704432-537.jpg" xlink:type="simple" xlink:show="embed" xlink:actuate="onLoad" draw:mime-type="image/jpeg"/>
</draw:frame>
 Зпочатку повномасштабного вторгнення фіксується значне зменшення контрабанди накордоні з Україною.</text:p>
      <text:p text:style-name="P4">
Про це на брифінгу в медіацентрі Україна - Укрінформ повідомив речник ДПСУАндрій Демченко.</text:p>
      <text:p text:style-name="P4">
«Після повномасштабного вторгнення росії на територію України ми почалифіксувати значне зменшення спроб незаконного переміщення товарів. Фактичнобули відсутні спроби переправити товари як по «зеленій» ділянці кордону, так ічерез пункти пропуску. Але через кілька місяців, коли вже була більш-меншзрозуміла ситуація, окремі випадки переміщення тютюнових виробів до країнЄвропи спочатку з’явились по «зеленій» ділянці кордону, а надалі, особливоостаннім часом, фіксуємо спроби переміщення товарів через пункти пропуску:тютюнових виробів - до країн Європи, а до України - товарів широкого вжитку.Але спроб переміщення незаконно товарів значно менше, ніж до повномасштабноговторгнення», - повідомив Демченко.</text:p>
      <text:p text:style-name="P4">
<text:span text:style-name="T4">
Читайте також:</text:span>
 <text:a xlink:type="simple" xlink:href="https://www.ukrinform.ua/rubric-society/3692029-naperedodni-velikodnih-svat-zbilsivsa-pasaziropotik-gromadan-v-ukrainu-demcenko.html" text:style-name="Internet_20_link" text:visited-style-name="Visited_20_Internet_20_Link">
 <text:span text:style-name="T4">
Демченк</text:span>
 </text:a>
</text:p>
      <text:p text:style-name="P4">
Як повідомляв Укрінформ, 27 жовтня 2022 р. службовці ДБР викрили масштабнусхему контрабанди тютюнових виробів з білорусі під виглядом транзиту черезУкраїну, двом інспекторам митниці оголошено про підозру.</text:p>
      <text:p text:style-name="P4">
Source: <text:a xlink:type="simple" xlink:href="https://www.ukrinform.ua/rubric-society/3692202-kontrabanda-tovariv-na-kordoni-z-ukrainou-z-pocatku-vtorgnenna-znacno-zmensilasa-demcenko.html" text:style-name="Internet_20_link" text:visited-style-name="Visited_20_Internet_20_Link">
https://www.ukrinform.ua/rubric-society/3692202-kontrabanda-tovariv-na-kordoni-z-ukrainou-z-pocatku-vtorgnenna-znacno-zmensilasa-demcenko.html</text:a>
</text:p>
      <!--NEWS-->
      <text:h text:style-name="P10" text:outline-level="1">
<text:span text:style-name="T4">
Україна отримала як гуманітарну допомогу вакцину від кору, ліки та захисні костюми</text:span>
</text:h>
      <text:p text:style-name="P4">
Authors: Ukrinform (Person)</text:p>
      <text:p text:style-name="P4">
Publisher: Укринформ (Organization)</text:p>
      <text:p text:style-name="P4">
Published Time: 2023-04-05T-110:02:00+03:00</text:p>
      <text:p text:style-name="P4">
Modified Time: 2023-04-05T19:02:00+03:00</text:p>
      <text:p text:style-name="P4">
Description: Протягом минулого тижня Україна отримала як гуманітарну допомогу вакцину від кору, 12 палет ліків, обладнання та захисні костюми. — Укрінформ.</text:p>
      <text:p text:style-name="P4">
Images: ["<text:a xlink:type="simple" xlink:href="https://static.ukrinform.com/photos/2022_11/thumb_files/630_360_1668344856-868.jpg" text:style-name="Internet_20_link" text:visited-style-name="Visited_20_Internet_20_Link">
630_360_16683...</text:a>
"]</text:p>
      <text:p text:style-name="P4">
Tags: ['Гуманітарна допомога', 'МОЗ', 'ЮНІСЕФ']</text:p>
      <text:p text:style-name="P4">
Type: Article</text:p>
      <!--METADATA-->
      <text:p text:style-name="P4">
<draw:frame draw:style-name="fr1" draw:name="Image71" text:anchor-type="as-char" svg:width="6.9236in" svg:height="3.956343in" draw:z-index="0">
<draw:image xlink:href="../Images/yкринформ/2023-04-05T-110-02-00-03-00/630_360_1668344856-868.jpg" xlink:type="simple" xlink:show="embed" xlink:actuate="onLoad" draw:mime-type="image/jpeg"/>
</draw:frame>
 Протягомминулого тижня Україна отримала як гуманітарну допомогу вакцину від кору, 12палет ліків, обладнання та захисні костюми.</text:p>
      <text:p text:style-name="P4">
Про це повідомляє <text:a xlink:type="simple" xlink:href="https://moz.gov.ua/article/news/vakcini-likarski-zasobi-zahisni-kostjumi---gumanitarna-dopomoga-minulogo-tizhnja" text:style-name="Internet_20_link" text:visited-style-name="Visited_20_Internet_20_Link">
 </text:a>
, передає Укрінформ.</text:p>
      <text:p text:style-name="P4">
"Через координацію Міністерства охорони здоров’я отримано: 10 палет вакцин КПК(від кору, паротиту, краснухи) та ІПВ (від поліомієліту); 12 палет лікарськихзасобів; 100 палет захисних костюмів, мішків та наметів, кисневихконцентраторів і складників", – йдеться у повідомленні.</text:p>
      <text:p text:style-name="P4">
<text:span text:style-name="T4">
Читайте також:</text:span>
 <text:a xlink:type="simple" xlink:href="https://www.ukrinform.ua/rubric-regions/3691433-na-hersonsinu-privezli-gumanitarnu-dopomogu-iz-saudivskoi-aravii.html" text:style-name="Internet_20_link" text:visited-style-name="Visited_20_Internet_20_Link">
 <text:span text:style-name="T4">
гуманітарн</text:span>
 </text:a>
</text:p>
      <text:p text:style-name="P4">
У МОЗ зазначили, що гуманітарна допомога надійшла від Урядового агентствастратегічних резервів Польщі, Дитячого фонду ООН (ЮНІСЕФ), фармацевтичноїкорпорації "Санофі", міжнародної фармацевтичної групи "Серв’є".</text:p>
      <text:p text:style-name="P4">
Як повідомлялося, раніше Україна отримала як гуманітарну допомогумедобладнання, лікарські засоби та вітаміни для вагітних.</text:p>
      <text:p text:style-name="P4">
Фото: gur.gov.ua</text:p>
      <text:p text:style-name="P4">
Source: <text:a xlink:type="simple" xlink:href="https://www.ukrinform.ua/rubric-society/3692198-ukraina-otrimala-ak-gumanitarnu-dopomogu-vakcinu-vid-koru-liki-ta-zahisni-kostumi.html" text:style-name="Internet_20_link" text:visited-style-name="Visited_20_Internet_20_Link">
https://www.ukrinform.ua/rubric-society/3692198-ukraina-otrimala-ak-gumanitarnu-dopomogu-vakcinu-vid-koru-liki-ta-zahisni-kostumi.html</text:a>
</text:p>
      <!--NEWS-->
      <text:h text:style-name="P10" text:outline-level="1">
<text:span text:style-name="T4">
«Реал» переміг «Барселону» і вийшов до фіналу кубка Іспанії</text:span>
</text:h>
      <text:p text:style-name="P4">
Authors: Ukrinform (Person)</text:p>
      <text:p text:style-name="P4">
Publisher: Укринформ (Organization)</text:p>
      <text:p text:style-name="P4">
Published Time: 2023-04-05T-12:56:38+03:00</text:p>
      <text:p text:style-name="P4">
Modified Time: 2023-04-05T23:56:38+03:00</text:p>
      <text:p text:style-name="P4">
Description: Мадридці зустрінуться у фіналі кубка з «Осасуною». — Укрінформ.</text:p>
      <text:p text:style-name="P4">
Images: ["<text:a xlink:type="simple" xlink:href="https://static.ukrinform.com/photos/2023_04/thumb_files/630_360_1680728102-865.jpg" text:style-name="Internet_20_link" text:visited-style-name="Visited_20_Internet_20_Link">
630_360_16807...</text:a>
"]</text:p>
      <text:p text:style-name="P4">
Tags: ['Барселона', 'Футбол', 'Реал Мадрид']</text:p>
      <text:p text:style-name="P4">
Type: Article</text:p>
      <!--METADATA-->
      <text:p text:style-name="P4">
<draw:frame draw:style-name="fr1" draw:name="Image72" text:anchor-type="as-char" svg:width="6.9236in" svg:height="3.956343in" draw:z-index="0">
<draw:image xlink:href="../Images/yкринформ/2023-04-05T-12-56-38-03-00/630_360_1680728102-865.jpg" xlink:type="simple" xlink:show="embed" xlink:actuate="onLoad" draw:mime-type="image/jpeg"/>
</draw:frame>
 Мадридцізустрінуться у фіналі кубка з «Осасуною».</text:p>
      <text:p text:style-name="P4">
«Реал» на чужому полі розгромив «Барселону» 4:0(4:1 за підсумками двох матчів)у півфіналі кубка Іспанії, передає Укрінформ.</text:p>
      <text:p text:style-name="P4">
У складі «вершкових» відзначився Вінісіус, тричі забив Бензема.</text:p>
      <text:p text:style-name="P4">
У фіналі кубка Іспанії «Реал» зустрінеться з «Осасуною».</text:p>
      <text:p text:style-name="P4">
<text:span text:style-name="T4">
Читайте також:</text:span>
 <text:a xlink:type="simple" xlink:href="https://www.ukrinform.ua/rubric-sports/3691601-uefa-nazvav-gospodarku-zinocogo-evro2025.html" text:style-name="Internet_20_link" text:visited-style-name="Visited_20_Internet_20_Link">
 </text:a>
</text:p>
      <text:p text:style-name="P4">
Як повідомлялося, «Барселона» очолює Ла Лігу, маючи в активі 71 очко після 27матчів.</text:p>
      <text:p text:style-name="P4">
Фото: twitter.com/realmadrid</text:p>
      <text:p text:style-name="P4">
Source: <text:a xlink:type="simple" xlink:href="https://www.ukrinform.ua/rubric-sports/3692206-real-peremig-barselonu-i-vijsov-do-finalu-kubka-ispanii.html" text:style-name="Internet_20_link" text:visited-style-name="Visited_20_Internet_20_Link">
https://www.ukrinform.ua/rubric-sports/3692206-real-peremig-barselonu-i-vijsov-do-finalu-kubka-ispanii.html</text:a>
</text:p>
      <!--NEWS-->
      <text:h text:style-name="P10" text:outline-level="1">
<text:span text:style-name="T4">
Клименко вручив державні нагороди бійцям полку «Азов»</text:span>
</text:h>
      <text:p text:style-name="P4">
Authors: Ukrinform (Person)</text:p>
      <text:p text:style-name="P4">
Publisher: Укринформ (Organization)</text:p>
      <text:p text:style-name="P4">
Published Time: 2023-04-05T-14:50:00+03:00</text:p>
      <text:p text:style-name="P4">
Modified Time: 2023-04-05T23:50:00+03:00</text:p>
      <text:p text:style-name="P4">
Description: Міністр внутрішніх справ України Ігор Клименко у середу вручив державні нагороди бійцям полку Нацгвардії “Азов”. — Укрінформ.</text:p>
      <text:p text:style-name="P4">
Images: ["<text:a xlink:type="simple" xlink:href="https://static.ukrinform.com/photos/2023_04/thumb_files/630_360_1680723352-547.jpg" text:style-name="Internet_20_link" text:visited-style-name="Visited_20_Internet_20_Link">
630_360_16807...</text:a>
", "<text:a xlink:type="simple" xlink:href="https://static.ukrinform.com/photos/2023_04/1680723415-236.jpg" text:style-name="Internet_20_link" text:visited-style-name="Visited_20_Internet_20_Link">
1680723415-23...</text:a>
", "<text:a xlink:type="simple" xlink:href="https://static.ukrinform.com/photos/2023_04/1680723415-502.jpg" text:style-name="Internet_20_link" text:visited-style-name="Visited_20_Internet_20_Link">
1680723415-50...</text:a>
", "<text:a xlink:type="simple" xlink:href="https://static.ukrinform.com/photos/2023_04/1680723414-498.jpg" text:style-name="Internet_20_link" text:visited-style-name="Visited_20_Internet_20_Link">
1680723414-49...</text:a>
", "<text:a xlink:type="simple" xlink:href="https://static.ukrinform.com/photos/2023_04/1680723414-997.jpg" text:style-name="Internet_20_link" text:visited-style-name="Visited_20_Internet_20_Link">
1680723414-99...</text:a>
"]</text:p>
      <text:p text:style-name="P4">
Tags: ['Азов', 'Клименко', 'Нагорода']</text:p>
      <text:p text:style-name="P4">
Type: Article</text:p>
      <!--METADATA-->
      <text:p text:style-name="P4">
<draw:frame draw:style-name="fr1" draw:name="Image73" text:anchor-type="as-char" svg:width="6.9236in" svg:height="3.956343in" draw:z-index="0">
<draw:image xlink:href="../Images/yкринформ/2023-04-05T-14-50-00-03-00/630_360_1680723352-547.jpg" xlink:type="simple" xlink:show="embed" xlink:actuate="onLoad" draw:mime-type="image/jpeg"/>
</draw:frame>
 Міністрвнутрішніх справ України Ігор Клименко у середу вручив державні нагородибійцям полку Нацгвардії “Азов”.</text:p>
      <text:p text:style-name="P4">
Про це поінформувала <text:a xlink:type="simple" xlink:href="https://mvs.gov.ua/uk/news/ministr-vnutrisnix-sprav-ukrayini-igor-klimenko-vruciv-derzavni-nagorodi-biiciam-polku-azov" text:style-name="Internet_20_link" text:visited-style-name="Visited_20_Internet_20_Link">
 </text:a>
 , передаєУкрінформ.</text:p>
      <text:p text:style-name="P4">
“Сьогодні міністр внутрішніх справ відзначив нацгвардійців окремого загонуспеціального призначення “Азов” орденами “За мужність” ІІІ ступеня, медалями“За військову службу Україні” та “Захиснику Вітчизни”, - уточнили упресслужбі.</text:p>
      <text:p text:style-name="P4">
<draw:frame draw:style-name="fr1" draw:name="Image74" text:anchor-type="as-char" svg:width="6.9236in" svg:height="4.615733in" draw:z-index="0">
<draw:image xlink:href="../Images/yкринформ/2023-04-05T-14-50-00-03-00/1680723415-236.jpg" xlink:type="simple" xlink:show="embed" xlink:actuate="onLoad" draw:mime-type="image/jpeg"/>
</draw:frame>
</text:p>
      <text:p text:style-name="P4">
На початку церемонії присутні спільно виконали державний гімн України івшанували пам’ять загиблих побратимів хвилиною мовчання.</text:p>
      <text:p text:style-name="P4">
<text:span text:style-name="T4">
Читайте також:</text:span>
 <text:a xlink:type="simple" xlink:href="https://www.ukrinform.ua/rubric-regions/3692079-na-kiivsini-nagorodili-vodiiv-skilnih-avtobusiv-aki-ratuvali-meskanciv-na-pocatku-vtorgnenna-rf.html" text:style-name="Internet_20_link" text:visited-style-name="Visited_20_Internet_20_Link">
 <text:span text:style-name="T4">
нагород</text:span>
 </text:a>
</text:p>
      <text:p text:style-name="P4">
Клименко уточнив, що підрозділ “Азов” щодня доводить свою гідність, боронячинашу державу і зазначив, що він є одним з найкращих у Національній гвардіїУкраїни.</text:p>
      <text:p text:style-name="P4">
<draw:frame draw:style-name="fr1" draw:name="Image75" text:anchor-type="as-char" svg:width="6.9236in" svg:height="4.442643in" draw:z-index="0">
<draw:image xlink:href="../Images/yкринформ/2023-04-05T-14-50-00-03-00/1680723415-502.jpg" xlink:type="simple" xlink:show="embed" xlink:actuate="onLoad" draw:mime-type="image/jpeg"/>
</draw:frame>
</text:p>
      <text:p text:style-name="P4">
“Ви є повністю боєздатним, великим підрозділом. Повноцінним по техніці і поозброєнню. Максимально робимо все, що можливо на сьогодні, щоб вашеперебування в пунктах постійної дислокації було максимально ефективним”, —сказав очільник МВС.</text:p>
      <text:p text:style-name="P4">
<text:span text:style-name="T4">
Читайте також:</text:span>
 <text:a xlink:type="simple" xlink:href="https://www.ukrinform.ua/rubric-ato/3691011-zelenskij-na-cernigivsini-vidvidav-gospital-i-vruciv-nagorodi-poranenim-vijskovim.html" text:style-name="Internet_20_link" text:visited-style-name="Visited_20_Internet_20_Link">
 <text:span text:style-name="T4">
нагород</text:span>
 </text:a>
</text:p>
      <text:p text:style-name="P4">
На цій церемонії Клименко посмертно нагородив орденом “За мужність” ІІІступеня полеглого бійця окремого загону спецпризначення “Азов”, солдатаВладислава Денисенка. Нагороду сина отримали мати загиблого нацгвардійця -Інна Олександрівна та його батько, Едуард Костянтинович.</text:p>
      <text:p text:style-name="P4">
<draw:frame draw:style-name="fr1" draw:name="Image76" text:anchor-type="as-char" svg:width="6.9236in" svg:height="4.577269in" draw:z-index="0">
<draw:image xlink:href="../Images/yкринформ/2023-04-05T-14-50-00-03-00/1680723414-498.jpg" xlink:type="simple" xlink:show="embed" xlink:actuate="onLoad" draw:mime-type="image/jpeg"/>
</draw:frame>
</text:p>
      <text:p text:style-name="P4">
Міністр внутрішніх справ після цього вручив присутнім нацгвардійцям ордени “Замужність” ІІІ ступеня, медалі “За військову службу Україні” та “ЗахисникуВітчизни”.</text:p>
      <text:p text:style-name="P4">
<draw:frame draw:style-name="fr1" draw:name="Image77" text:anchor-type="as-char" svg:width="6.9236in" svg:height="4.615733in" draw:z-index="0">
<draw:image xlink:href="../Images/yкринформ/2023-04-05T-14-50-00-03-00/1680723414-997.jpg" xlink:type="simple" xlink:show="embed" xlink:actuate="onLoad" draw:mime-type="image/jpeg"/>
</draw:frame>
</text:p>
      <text:p text:style-name="P4">
Як повідомлялося, 8 березня Клименко вручив державні нагороди героїням системиМВС.</text:p>
      <text:p text:style-name="P4">
Фото, відео: МВС</text:p>
      <text:p text:style-name="P4">
Source: <text:a xlink:type="simple" xlink:href="https://www.ukrinform.ua/rubric-society/3692195-klimenko-vruciv-derzavni-nagorodi-bijcam-polku-azov.html" text:style-name="Internet_20_link" text:visited-style-name="Visited_20_Internet_20_Link">
https://www.ukrinform.ua/rubric-society/3692195-klimenko-vruciv-derzavni-nagorodi-bijcam-polku-azov.html</text:a>
</text:p>
      <!--NEWS-->
      <text:h text:style-name="P10" text:outline-level="1">
<text:span text:style-name="T4">
Експосол США: У Штатів такі самі плани, як і в України – вигнати росіян з української землі</text:span>
</text:h>
      <text:p text:style-name="P4">
Authors: Ukrinform (Person)</text:p>
      <text:p text:style-name="P4">
Publisher: Укринформ (Organization)</text:p>
      <text:p text:style-name="P4">
Published Time: 2023-04-05T-16:35:00+03:00</text:p>
      <text:p text:style-name="P4">
Modified Time: 2023-04-05T23:35:00+03:00</text:p>
      <text:p text:style-name="P4">
Description: Ціллю США у розв’язаній росією війні проти України є відновлення світового порядку, в якому панує верховенство права, а для цього треба вигнати російські війська з української землі. — Укрінформ.</text:p>
      <text:p text:style-name="P4">
Images: ["<text:a xlink:type="simple" xlink:href="https://static.ukrinform.com/photos/2019_03/thumb_files/630_360_1553035558-290.jpg" text:style-name="Internet_20_link" text:visited-style-name="Visited_20_Internet_20_Link">
630_360_15530...</text:a>
"]</text:p>
      <text:p text:style-name="P4">
Tags: ['США', 'Україна', 'Вільям Тейлор', 'Війна з росією']</text:p>
      <text:p text:style-name="P4">
Type: Article</text:p>
      <!--METADATA-->
      <text:p text:style-name="P4">
<draw:frame draw:style-name="fr1" draw:name="Image78" text:anchor-type="as-char" svg:width="6.9236in" svg:height="3.956343in" draw:z-index="0">
<draw:image xlink:href="../Images/yкринформ/2023-04-05T-16-35-00-03-00/630_360_1553035558-290.jpg" xlink:type="simple" xlink:show="embed" xlink:actuate="onLoad" draw:mime-type="image/jpeg"/>
</draw:frame>
 Ціллю СШАу розв’язаній росією війні проти України є відновлення світового порядку, вякому панує верховенство права, а для цього треба вигнати російські війська зукраїнської землі.</text:p>
      <text:p text:style-name="P4">
Про це заявив віцепрезидент Інституту миру США, колишній посол США в УкраїніВільям Тейлор в інтерв’ю <text:a xlink:type="simple" xlink:href="https://www.youtube.com/watch" text:style-name="Internet_20_link" text:visited-style-name="Visited_20_Internet_20_Link">
</text:a>
 , передаєУкрінформ.</text:p>
      <text:p text:style-name="P4">
«Я вважаю, що всередині уряду США є розуміння цілі у війні росії протиУкраїни. Вона та полягає в тому, щоб повернути мир, у якому панує верховенствоправа і закон. А щоб це сталося, росію треба вигнати з України, російськівійська мають забратися з української землі. Це дуже чітка і зрозуміла цільдля Президента Зеленського і українського народу. Тож усе просто – прибратиросіян з України. Я вважаю, що американський уряд поділяє цю ціль - у ньоготакі самі плани», - сказав Тейлор.</text:p>
      <text:p text:style-name="P4">
<text:span text:style-name="T4">
Читайте також:</text:span>
 <text:span text:style-name="T4">
<text:a xlink:type="simple" xlink:href="https://www.ukrinform.ua/rubric-polytics/3692073-ssa-pidtrimuut-zusilla-zadla-miru-v-ukraini-ale-ne-budakogo-miru-blinken.html" text:style-name="Internet_20_link" text:visited-style-name="Visited_20_Internet_20_Link">
 </text:a>
 </text:span>
</text:p>
      <text:p text:style-name="P4">
Він зауважив, що цілі США не завжди можуть озвучуватися напряму, переважно проних згадують в інтерв’ю або на пресконференціях.</text:p>
      <text:p text:style-name="P4">
«Коли офіційні особи роблять заяви, зважується дуже багато чинників. Цестосується будь-якої влади – моєї країни, вашої. Тому, я вважаю, що мета СШАполягає в тому, щоб Україна перемогла, а щоб це сталося, треба вигнати всіросійські війська з території України», - зазначив експосол.</text:p>
      <text:p text:style-name="P4">
<text:span text:style-name="T4">
Читайте також:</text:span>
 <text:span text:style-name="T4">
<text:a xlink:type="simple" xlink:href="https://www.ukrinform.ua/rubric-polytics/3691668-ssa-bacat-majbutne-ukraini-ak-silnoi-j-nezaleznoi-demokratii-derzdep.html" text:style-name="Internet_20_link" text:visited-style-name="Visited_20_Internet_20_Link">
 </text:a>
 </text:span>
</text:p>
      <text:p text:style-name="P4">
У цьому контексті він нагадав заяви Президента Зеленського і глави українськоїдипломатії Дмитра Кулеби, що Україна хоче повернути всю свою територію. <text:span text:style-name="T4">
<text:a xlink:type="simple" xlink:href="https://www.ukrinform.ua/tag-vilam-tejlor" text:style-name="Internet_20_link" text:visited-style-name="Visited_20_Internet_20_Link">
</text:a>
 </text:span>
 також привернув увагу до того,що, згідно з їхніми заявами, частину окупованих земель Україна поверневійськовим шляхом, але, можливо, частину територій вдасться повернутидипломатичним шляхом, що може забрати більше часу. Тому дипломат порадив «бутитерплячими» у всьому, що стосується термінів відновлення територіальноїцілісності України.</text:p>
      <text:p text:style-name="P4">
«У будь-якому разі кінцева мета зрозуміла абсолютно всім – відновити світовийпорядок, відновити систему, в якій жили всі нації, починаючи з Другої світовоївійни і до 2014 року. Ця система важлива, вона варта того, щоб за неїборотися, і зараз Україна за неї бореться. Україна захищає свою ідентичність,незалежність, але вона також бореться за цю систему. Бо якщо українці виженутьросіян, то це буде краще для всіх, і ця система візьме гору. Я вважаю, що це іє ціль США», - резюмував віцепрезидент Інституту миру США.</text:p>
      <text:p text:style-name="P4">
<text:span text:style-name="T4">
Читайте також:</text:span>
 <text:span text:style-name="T4">
<text:a xlink:type="simple" xlink:href="https://www.ukrinform.ua/rubric-ato/3692121-amerikanski-zrk-avenger-pribuli-na-bojove-cerguvanna-do-ukraini.html" text:style-name="Internet_20_link" text:visited-style-name="Visited_20_Internet_20_Link">
 </text:a>
 </text:span>
</text:p>
      <text:p text:style-name="P4">
Як повідомлялося, Уряд Сполучених Штатів 4 квітня оголосив про _<text:span text:style-name="T4">
<text:a xlink:type="simple" xlink:href="https://www.ukrinform.ua/rubric-ato/3691689-novij-paket-oboronnoi-dopomogi-26-milarda-u-pentagoni-pokazali-so-peredaut-ukraini.html" text:style-name="Internet_20_link" text:visited-style-name="Visited_20_Internet_20_Link">
</text:a>
 </text:span>
 _ усфері безпеки й оборони загальною вартістю $2,6 мільярда.</text:p>
      <text:p text:style-name="P4">
Source: <text:a xlink:type="simple" xlink:href="https://www.ukrinform.ua/rubric-polytics/3692205-eksposol-ssa-u-stativ-taki-sami-plani-ak-i-v-ukraini-vignati-rosian-z-ukrainskoi-zemli.html" text:style-name="Internet_20_link" text:visited-style-name="Visited_20_Internet_20_Link">
https://www.ukrinform.ua/rubric-polytics/3692205-eksposol-ssa-u-stativ-taki-sami-plani-ak-i-v-ukraini-vignati-rosian-z-ukrainskoi-zemli.html</text:a>
</text:p>
      <!--NEWS-->
      <text:h text:style-name="P10" text:outline-level="1">
<text:span text:style-name="T4">
At Kupiansk direction Russian army shelled Masutivka, Kupyansk, Kamyanka and Pershotravneve o...</text:span>
</text:h>
      <text:p text:style-name="P4">
Authors: liveuamap (Language: en)</text:p>
      <text:p text:style-name="P4">
Time: 2023-04-05T-18:13:00</text:p>
      <text:p text:style-name="P4">
Location: Kharkiv (Latitude:49.57332 Longtitude:37.91794)</text:p>
      <text:p text:style-name="P4">
Videos: []</text:p>
      <text:p text:style-name="P4">
Images: []</text:p>
      <text:p text:style-name="P4">
Tags: ["Russia"]</text:p>
      <text:p text:style-name="P4">
ID: 22553857</text:p>
      <!--METADATA-->
      <text:p text:style-name="P4">
At Kupiansk direction Russian army shelled Masutivka, Kupyansk, Kamyanka andPershotravneve of Kharkiv region and Novoselivske and Krokhmalne of Luhanskregion, - General Staff of Armed Forces of Ukraine says in the morning report</text:p>
      <text:p text:style-name="P4">
News Collection Link: <text:a xlink:type="simple" xlink:href="https://liveuamap.com/en/2023/5-april-at-kupiansk-direction-russian-army-shelled-masutivka" text:style-name="Internet_20_link" text:visited-style-name="Visited_20_Internet_20_Link">
https://liveuamap.com/en/2023/5-april-at-kupiansk-direction-russian-army-shelled-masutivka</text:a>
</text:p>
      <text:p text:style-name="P4">
Source: <text:a xlink:type="simple" xlink:href="https://t.me/lumsrc/4415" text:style-name="Internet_20_link" text:visited-style-name="Visited_20_Internet_20_Link">
https://t.me/lumsrc/4415</text:a>
</text:p>
      <!--NEWS-->
      <text:h text:style-name="P10" text:outline-level="1">
<text:span text:style-name="T4">
росії не виграти у Європи, коли українець і поляк стоять пліч-о-пліч - Зеленський</text:span>
</text:h>
      <text:p text:style-name="P4">
Authors: Ukrinform (Person)</text:p>
      <text:p text:style-name="P4">
Publisher: Укринформ (Organization)</text:p>
      <text:p text:style-name="P4">
Published Time: 2023-04-05T-18:17:00+03:00</text:p>
      <text:p text:style-name="P4">
Modified Time: 2023-04-05T23:17:00+03:00</text:p>
      <text:p text:style-name="P4">
Description: Президент Володимир Зеленський виступив перед депутатами обох палат Національних зборів, представниками громадськості України та Польщі на площі Королівського замку у Варшаві. — Укрінформ.</text:p>
      <text:p text:style-name="P4">
Images: ["<text:a xlink:type="simple" xlink:href="https://static.ukrinform.com/photos/2023_04/thumb_files/630_360_1680717213-704.jpg" text:style-name="Internet_20_link" text:visited-style-name="Visited_20_Internet_20_Link">
630_360_16807...</text:a>
"]</text:p>
      <text:p text:style-name="P4">
Tags: None</text:p>
      <text:p text:style-name="P4">
Type: Article</text:p>
      <!--METADATA-->
      <text:p text:style-name="P4">
<draw:frame draw:style-name="fr1" draw:name="Image79" text:anchor-type="as-char" svg:width="6.9236in" svg:height="3.956343in" draw:z-index="0">
<draw:image xlink:href="../Images/yкринформ/2023-04-05T-18-17-00-03-00/630_360_1680717213-704.jpg" xlink:type="simple" xlink:show="embed" xlink:actuate="onLoad" draw:mime-type="image/jpeg"/>
</draw:frame>
 ПрезидентВолодимир Зеленський виступив перед депутатами обох палат Національних зборів,представниками громадськості України та Польщі на площі Королівського замку уВаршаві.</text:p>
      <text:p text:style-name="P4">
Укрінформ публікує текст виступу.</text:p>
      <text:p text:style-name="P4">
_<text:span text:style-name="T4">
Вітаю, Варшаво!</text:span>
 _</text:p>
      <text:p text:style-name="P4">
_<text:span text:style-name="T4">
Вітаю, Польще!</text:span>
 _</text:p>
      <text:p text:style-name="P4">
Великий польський народе! Великий український народе! Пліч-о-пліч тут,об’єднані на цій площі духом свободи, величною історією та славетноюперемогою, яку разом наближаємо!</text:p>
      <text:p text:style-name="P4">
Ми знаємо одне одного, українці й поляки, і знаємо дуже давно. І зараз у серціпольської столиці українські серця звертаються до кожного з польських сердець.</text:p>
      <text:p text:style-name="P4">
Це честь для мене – бути тут. Я промовляю до вас словами вдячності й сили.Вдячності, бо немає більше таких моментів, коли б ми були порізно, коли мибули б не об’єднані. Українські й польські серця бʼються за одну свободу, заобопільну незалежність наших держав, за нашу рідну Європу – наш спільний дім,і ми переможемо!</text:p>
      <text:p text:style-name="P4">
Немає більше такої сили, яка переважила б українське й польське братерство. Азавдяки цьому справдяться слова: «Що у нас сила чужа взяла, шаблею відберемо».</text:p>
      <text:p text:style-name="P4">
Запануєм, браття, й ми усюди у своїй сторонці.</text:p>
      <text:p text:style-name="P4">
Щоразу, коли український прапор повертається на абсолютно законне місце наукраїнській землі, а російський окупант утікає, міцнішає й польський прапор.</text:p>
      <text:p text:style-name="P4">
Жовто-сині й біло-червоні – ці чотири кольори міцніші за ворожий триколор.</text:p>
      <text:p text:style-name="P4">
Кожен успішний бій українських героїв за нашу незалежну державу додає захистуй польській незалежності. Польські «Краби» й «Перуни» в руках українців, якіповертають нашим людям свободу, додають міцності і вашій свободі.</text:p>
      <text:p text:style-name="P4">
Ось що означає наше вміння, українців і поляків, будувати нашу переможнуісторію пліч-о-пліч. І я вдячний за це братерство кожному поляку!</text:p>
      <text:p text:style-name="P4">
Уклін тобі, Польще! Оплески тобі, польський народе!</text:p>
      <text:p text:style-name="P4">
Вдячний тобі, друже Анджею, пане Президенте. Твоїй дружині Агаті. Для менечесть – бути тут сьогодні разом із моєю дружиною.</text:p>
      <text:p text:style-name="P4">
Тобі, дорогий Матеуше, пане Прем’єр-міністре.</text:p>
      <text:p text:style-name="P4">
Дякую вам, пані маршалок і пане маршалку. Усім польським лідерам тут, уВаршаві, і всюди у гмінах та людям Польщі, які знають, що означає для вашоїсвободи наша свобода. Я вдячний усім вам, хто зараз на цій площі й хто чуємене по всій Польщі!</text:p>
      <text:p text:style-name="P4">
Сьогодні я був на площі Маршалка Пілсудського, поруч із цим місцем, там, де79-го року прозвучали слова великої людини й великого поляка Івана Павла ІІ.Звертаючись до Бога, він сказав: «Нехай зійде Твій Дух і оновить лице землі!Цієї землі!»</text:p>
      <text:p text:style-name="P4">
Сьогодні очевидно, наскільки щедрим був Господь, коли почув ці слова.</text:p>
      <text:p text:style-name="P4">
Вільна Польща постала й ніколи не впаде. Вільна Україна постала й ніколи невпаде.</text:p>
      <text:p text:style-name="P4">
Та чужа влада, що хотіла контролювати наші народи й не розуміла, чого мипрагнемо, просто розсипалася. А ми – ми стоїмо разом! Пліч-о-пліч. Україна іПольща, і Європа, і вільний світ.</text:p>
      <text:p text:style-name="P4">
Стоїмо й коли знову кинуто повномасштабні сили агресії проти нашої свободи. Щож, впаде і цей режим, що пішов війною проти нас. Він приніс могили Україні,щоб потім принести могили знову і Польщі, і всім нашим братам і сестрамвільної Європи. А ми боремось. Пліч-о-пліч!</text:p>
      <text:p text:style-name="P4">
Він приніс депортації українцям, щоб знову депортувати й інших, чия свободадихає на землях, які росія збирається вкрасти. А ми захищаємося. Пліч-о-пліч!</text:p>
      <text:p text:style-name="P4">
Ворог хотів поховати нашу з вами незалежність і розчинити в російськомупросторі наші національні культури. А ми стоїмо міцно! Ми з вами, українці йполяки, разом, пліч-о-пліч повернемо все це зло епітафією російськомуімперіалізму.</text:p>
      <text:p text:style-name="P4">
Ми з тобою, Польще, пліч-о-пліч утвердимо свободу у Європі назавжди. Тираніяпрограє в історії, коли програє в Україні. Москва не вбиватиме, а Петербург неділитиме. Більше ніколи.</text:p>
      <text:p text:style-name="P4">
На цій славетній площі й на будь-якій іншій польській площі так само як і навсіх українських майданах, більше ніколи не буде росії – після нашої перемоги.</text:p>
      <text:p text:style-name="P4">
Чи багато ще треба кроків до неї? Ні. Треба лише не зупинятися в солідарності.Коли битва вимагає артилерії, її варто надати. Коли перемога потребує танків,їхній гуркіт має зазвучати на передовій. Коли незалежність потребує повітря,не треба звертати уваги, як відреагують у росії на літаки в нас, не вартогадати, яке число матиме безпечніший вигляд поруч із літерою F – 16 чи якесьінше. Варто діяти!</text:p>
      <text:p text:style-name="P4">
Діяти так само як ваше лідерство проявило себе в танковій коаліції. Вірю, щопроявиться і в авіаційній коаліції. Бо це ж битва за свободу, і в нійнеможливо виграти частково.</text:p>
      <text:p text:style-name="P4">
Коли у Варшаві нещодавно виступав наш із вами союзник, потужний союзниксвободи – Президент Байден, він сказав: «Немає солодшого слова, ніж «свобода».Немає шляхетнішої мети, ніж свобода. Немає вищого прагнення, ніж свобода».</text:p>
      <text:p text:style-name="P4">
Ми, українці й поляки, це добре знаємо. Тому й немає такого питання між нами,яке ми не розв’яжемо, щоб посилити наш спільний захист. Тому й цей мій візит,переговори тут у Варшаві стали ще одним кроком до перемоги. І я дякую зарішення погоджені сьогодні! За потужний оборонний пакет. Дякую за життя, якіми спільно з вами рятуємо нашою солідарністю!</text:p>
      <text:p text:style-name="P4">
<text:span text:style-name="T4">
Дорогий польський народе!</text:span>
</text:p>
      <text:p text:style-name="P4">
Я певен, ти знаєш, що солідарність охоплює зараз значно більше, ніж долю нашихдвох народів. Коли ми з вами вільні – це гарантія, що свобода буде міцною вусіх наших країнах-сусідках у Євросоюзі. Румунія й Словаччина, Литва та іншікраїни Балтії... Всі сильніші, коли ми вільні. Коли ми вільні – це гарантія,що свобода вистоїть у Молдові, не полишить Грузії та прийде, обов’язковоприйде в Білорусь.</text:p>
      <text:p text:style-name="P4">
Що більше свободи буде у нас із вами, навколо нас, то більше гарантій буде й усправедливості. У того, що наш спільний ворог відповідатиме. Справедливовідповідатиме за Биківню та Бучу, за Катинь і Смоленськ. Відповідатиме докінця свого життя тут, на землі, і навіки – перед Богом.</text:p>
      <text:p text:style-name="P4">
Справедливість – це буде історичний здобуток наших поколінь, і шляхпрокладається так само нашим братерством. Українцями й поляками, що йдутьпліч-о-пліч.</text:p>
      <text:p text:style-name="P4">
<text:span text:style-name="T4">
Брати й сестри поляки!</text:span>
</text:p>
      <text:p text:style-name="P4">
Ще кілька поколінь тому усе те, на чому зараз базується наша сила, було лишезавданням.</text:p>
      <text:p text:style-name="P4">
Єжи Ґедройць учив, що «немає незалежної Польщі без незалежної України». Цевивчено.</text:p>
      <text:p text:style-name="P4">
І я продовжив би. Не виграти росії у Європи, коли українець і поляк стоятьпліч-о-пліч. Це вивчимо.</text:p>
      <text:p text:style-name="P4">
І так само, як ми із тобою, Польще, стоїмо разом у цій війні, будемонасолоджуватися й миром. Разом! Пліч-о-пліч в усьому. Разом у ЄвропейськомуСоюзі, разом у НАТО. Це продовження нашої долі вільних народів!</text:p>
      <text:p text:style-name="P4">
Історичне порозуміння між нашими народами маємо підкріплювати всім. Усім! Усе,що маємо вирішити для інтересів і спокою наших суспільств, повинні вирішити.Від співпраці військової й політичної, економічної та енергетичної докропіткої роботи істориків.</text:p>
      <text:p text:style-name="P4">
Коли приймаємо, що людське життя – найвища цінність, ми вшановуємо памʼять ігідність кожної людини. Усіх, хто жив перед нами. Усіх, хто потребує поваги. Ітут не повинно бути жодних заборон. Саме наша з вами обопільна й абсолютнаповага нестиме світові українську й польську культури. Завжди нестиме! Бо миназавжди врятувалися нашою єдністю, нашою рішучістю.</text:p>
      <text:p text:style-name="P4">
Дорогий Жешуве! Я дякую тобі за те, що ти став першим містом-рятівником дляУкраїни!</text:p>
      <text:p text:style-name="P4">
Перемишлю! Любліне! Хелме! Дякую вам! Вам, що відкрилися нашим людям у час,коли це було найбільше потрібно!</text:p>
      <text:p text:style-name="P4">
Гданську і Вроцлаве! Катовіце й Білостоку! Кракове й Варшаво! Кожне містоПольщі, яке стало таким гостинним для наших людей! Я дякую вам!</text:p>
      <text:p text:style-name="P4">
Дякую за те, що українські діти в Польщі можуть жити в повазі, а українськідорослі отримали від Польської держави закон, що гарантує їм ті ж права йможливості, що є у ваших людей!</text:p>
      <text:p text:style-name="P4">
Дякую всім волонтерам Польщі – можна гучніше волонтерам? – які допомагаютьнашим людям тут, на польській землі, та в Україні, навіть ризикуючи своїмжиттям!</text:p>
      <text:p text:style-name="P4">
Дякую всім, хто тренує українських солдатів на польській землі!</text:p>
      <text:p text:style-name="P4">
І дякую кожному польському серцю, що піднімає свої молитви також і заукраїнців!</text:p>
      <text:p text:style-name="P4">
<text:span text:style-name="T4">
Дорогі українці, дорогі українки в Польщі!</text:span>
</text:p>
      <text:p text:style-name="P4">
Щодня працюємо для того, щоб вигнати ворога з України, щоб повернути безпекувсім нашим містам і селам, щоб наші люди, які знайшли прихисток в іншихкраїнах, могли повернутися додому.</text:p>
      <text:p text:style-name="P4">
І я дякую всім вам, хто допомагає державі!</text:p>
      <text:p text:style-name="P4">
<text:span text:style-name="T4">
Дорогі поляки! Усі європейці!</text:span>
</text:p>
      <text:p text:style-name="P4">
Бажаю вам щасливих прийдешніх Великодніх свят! І всім – перемоги життя надагресією, перемоги в боях, що тривають зараз в Україні!</text:p>
      <text:p text:style-name="P4">
Слава всім нашим воїнам, які б’ються за нашу й вашу свободу!</text:p>
      <text:p text:style-name="P4">
<text:span text:style-name="T4">
Слава Україні!</text:span>
</text:p>
      <text:p text:style-name="P4">
<text:span text:style-name="T4">
Chwała Polsce!</text:span>
</text:p>
      <text:p text:style-name="P4">
Source: <text:a xlink:type="simple" xlink:href="https://www.ukrinform.ua/rubric-polytics/3692203-rosii-ne-vigrati-u-evropi-koli-ukrainec-i-polak-stoat-plicoplic-zelenskij.html" text:style-name="Internet_20_link" text:visited-style-name="Visited_20_Internet_20_Link">
https://www.ukrinform.ua/rubric-polytics/3692203-rosii-ne-vigrati-u-evropi-koli-ukrainec-i-polak-stoat-plicoplic-zelenskij.html</text:a>
</text:p>
      <!--NEWS-->
      <text:h text:style-name="P10" text:outline-level="1">
<text:span text:style-name="T4">
На Київщині до кінця цієї доби та завтра вранці буде туман</text:span>
</text:h>
      <text:p text:style-name="P4">
Authors: Ukrinform (Person)</text:p>
      <text:p text:style-name="P4">
Publisher: Укринформ (Organization)</text:p>
      <text:p text:style-name="P4">
Published Time: 2023-04-05T-20:05:00+03:00</text:p>
      <text:p text:style-name="P4">
Modified Time: 2023-04-05T23:05:00+03:00</text:p>
      <text:p text:style-name="P4">
Description: На Київщині до кінця доби 5 квітня та вранці 6 квітня триматиметься туман, що зумовить видимість у 200-300 м. — Укрінформ.</text:p>
      <text:p text:style-name="P4">
Images: ["<text:a xlink:type="simple" xlink:href="https://static.ukrinform.com/photos/2020_05/thumb_files/630_360_1589268962-307.jpg" text:style-name="Internet_20_link" text:visited-style-name="Visited_20_Internet_20_Link">
630_360_15892...</text:a>
"]</text:p>
      <text:p text:style-name="P4">
Tags: ['Погода', 'Туман', 'Київ', 'Київщина']</text:p>
      <text:p text:style-name="P4">
Type: Article</text:p>
      <!--METADATA-->
      <text:p text:style-name="P4">
<draw:frame draw:style-name="fr1" draw:name="Image80" text:anchor-type="as-char" svg:width="6.9236in" svg:height="3.956343in" draw:z-index="0">
<draw:image xlink:href="../Images/yкринформ/2023-04-05T-20-05-00-03-00/630_360_1589268962-307.jpg" xlink:type="simple" xlink:show="embed" xlink:actuate="onLoad" draw:mime-type="image/jpeg"/>
</draw:frame>
 НаКиївщині до кінця доби 5 квітня та вранці 6 квітня триматиметься туман, щозумовить видимість у 200-300 м.</text:p>
      <text:p text:style-name="P4">
Про це повідомляє пресслужба Київської обласної військової адміністрації в <text:a xlink:type="simple" xlink:href="https://t.me/kyivoda/9175" text:style-name="Internet_20_link" text:visited-style-name="Visited_20_Internet_20_Link">
</text:a>
 , передає Укрінформ.</text:p>
      <text:p text:style-name="P4">
"На Київщині в найближчу годину, з утриманням до кінця доби 5 квітня, вночі тавранці 6 квітня туман. Видимість 200-500 м. Рівень небезпечності – I, жовтий",- йдеться в повідомленні.</text:p>
      <text:p text:style-name="P4">
<text:span text:style-name="T4">
Читайте також:</text:span>
 <text:span text:style-name="T4">
<text:a xlink:type="simple" xlink:href="https://www.ukrinform.ua/rubric-regions/3691953-v-ukraini-zavtra-ocikuutsa-dosi-u-zahidnih-oblastah-z-mokrim-snigom.html" text:style-name="Internet_20_link" text:visited-style-name="Visited_20_Internet_20_Link">
 </text:a>
 </text:span>
</text:p>
      <text:p text:style-name="P4">
Також підкреслюється, що погодні умови можуть призвести до погіршення рухутранспорту на окремих ділянках доріг та вулиць. Тому закликають водіїв приобмеженій видимості та <text:span text:style-name="T4">
<text:a xlink:type="simple" xlink:href="https://www.ukrinform.ua/tag-tuman" text:style-name="Internet_20_link" text:visited-style-name="Visited_20_Internet_20_Link">
 </text:a>
 </text:span>
 бутиособливо уважними на дорогах та дотримуватися безпечної дистанції.</text:p>
      <text:p text:style-name="P4">
Як повідомляв Укрінформ, у Києві опалювальний сезон закінчиться 8 квітня.</text:p>
      <text:p text:style-name="P4">
Source: <text:a xlink:type="simple" xlink:href="https://www.ukrinform.ua/rubric-regions/3692200-na-kiivsini-do-kinca-ciei-dobi-ta-zavtra-vranci-bude-tuman.html" text:style-name="Internet_20_link" text:visited-style-name="Visited_20_Internet_20_Link">
https://www.ukrinform.ua/rubric-regions/3692200-na-kiivsini-do-kinca-ciei-dobi-ta-zavtra-vranci-bude-tuman.html</text:a>
</text:p>
      <!--NEWS-->
      <text:h text:style-name="P10" text:outline-level="1">
<text:span text:style-name="T4">
At Lyman direction Russian army shelled Stelmakhivka, Torske, Siversk, Rozdolivka and Spirne ...</text:span>
</text:h>
      <text:p text:style-name="P4">
Authors: liveuamap (Language: en)</text:p>
      <text:p text:style-name="P4">
Time: 2023-04-05T-20:13:00</text:p>
      <text:p text:style-name="P4">
Location: Bakhmut (Latitude:48.80777 Longtitude:38.24152)</text:p>
      <text:p text:style-name="P4">
Videos: []</text:p>
      <text:p text:style-name="P4">
Images: []</text:p>
      <text:p text:style-name="P4">
Tags: ["Russia"]</text:p>
      <text:p text:style-name="P4">
ID: 22553855</text:p>
      <!--METADATA-->
      <text:p text:style-name="P4">
At Lyman direction Russian army shelled Stelmakhivka, Torske, Siversk,Rozdolivka and Spirne of Donetsk region, - General Staff of Armed Forces ofUkraine says in the morning report</text:p>
      <text:p text:style-name="P4">
News Collection Link: <text:a xlink:type="simple" xlink:href="https://liveuamap.com/en/2023/5-april-at-lyman-direction-russian-army-shelled-stelmakhivka" text:style-name="Internet_20_link" text:visited-style-name="Visited_20_Internet_20_Link">
https://liveuamap.com/en/2023/5-april-at-lyman-direction-russian-army-shelled-stelmakhivka</text:a>
</text:p>
      <text:p text:style-name="P4">
Source: <text:a xlink:type="simple" xlink:href="https://t.me/lumsrc/4416" text:style-name="Internet_20_link" text:visited-style-name="Visited_20_Internet_20_Link">
https://t.me/lumsrc/4416</text:a>
</text:p>
      <!--NEWS-->
      <text:h text:style-name="P10" text:outline-level="1">
<text:span text:style-name="T4">
At Bakhmut direction Russian army shelled Vasukivka, Minkivka, Orikhovo-Vasylivka, Novomarkov...</text:span>
</text:h>
      <text:p text:style-name="P4">
Authors: liveuamap (Language: en)</text:p>
      <text:p text:style-name="P4">
Time: 2023-04-05T-22:13:00</text:p>
      <text:p text:style-name="P4">
Location: Donetsk Oblast (Latitude:48.39958 Longtitude:37.92343)</text:p>
      <text:p text:style-name="P4">
Videos: []</text:p>
      <text:p text:style-name="P4">
Images: []</text:p>
      <text:p text:style-name="P4">
Tags: ["Russia"]</text:p>
      <text:p text:style-name="P4">
ID: 22553853</text:p>
      <!--METADATA-->
      <text:p text:style-name="P4">
At Bakhmut direction Russian army shelled Vasukivka, Minkivka, Orikhovo-Vasylivka, Novomarkove, Bakhmut, Chasiv Yar, Hryhorivka, Ivanivske, Pivnichneand Shumy of Donetsk region, - General Staff of Armed Forces of Ukraine saysin the morning report</text:p>
      <text:p text:style-name="P4">
News Collection Link: <text:a xlink:type="simple" xlink:href="https://liveuamap.com/en/2023/5-april-at-bakhmut-direction-russian-army-shelled-vasukivka" text:style-name="Internet_20_link" text:visited-style-name="Visited_20_Internet_20_Link">
https://liveuamap.com/en/2023/5-april-at-bakhmut-direction-russian-army-shelled-vasukivka</text:a>
</text:p>
      <text:p text:style-name="P4">
Source: <text:a xlink:type="simple" xlink:href="https://t.me/lumsrc/4417" text:style-name="Internet_20_link" text:visited-style-name="Visited_20_Internet_20_Link">
https://t.me/lumsrc/4417</text:a>
</text:p>
      <!--NEWS-->
      <text:h text:style-name="P10" text:outline-level="1">
<text:span text:style-name="T4">
В Україну повернули дитину, яку рф депортувала з Херсонщини – Лубінець</text:span>
</text:h>
      <text:p text:style-name="P4">
Authors: Ukrinform (Person)</text:p>
      <text:p text:style-name="P4">
Publisher: Укринформ (Organization)</text:p>
      <text:p text:style-name="P4">
Published Time: 2023-04-05T-23:58:00+03:00</text:p>
      <text:p text:style-name="P4">
Modified Time: 2023-04-05T22:58:00+03:00</text:p>
      <text:p text:style-name="P4">
Description: В Україну вдалось повернути дитину, депортовану до російської федерації з тимчасово захопленої території Херсонської області. — Укрінформ.</text:p>
      <text:p text:style-name="P4">
Images: ["<text:a xlink:type="simple" xlink:href="https://static.ukrinform.com/photos/2023_02/thumb_files/630_360_1677395798-958.jpg" text:style-name="Internet_20_link" text:visited-style-name="Visited_20_Internet_20_Link">
630_360_16773...</text:a>
", "<text:a xlink:type="simple" xlink:href="https://static.ukrinform.com/photos/2023_04/1680718910-991.jpg" text:style-name="Internet_20_link" text:visited-style-name="Visited_20_Internet_20_Link">
1680718910-99...</text:a>
"]</text:p>
      <text:p text:style-name="P4">
Tags: ['Діти', 'Викрадення людей', 'Дмитро Лубінець']</text:p>
      <text:p text:style-name="P4">
Type: Article</text:p>
      <!--METADATA-->
      <text:p text:style-name="P4">
<draw:frame draw:style-name="fr1" draw:name="Image81" text:anchor-type="as-char" svg:width="6.9236in" svg:height="3.956343in" draw:z-index="0">
<draw:image xlink:href="../Images/yкринформ/2023-04-05T-23-58-00-03-00/630_360_1677395798-958.jpg" xlink:type="simple" xlink:show="embed" xlink:actuate="onLoad" draw:mime-type="image/jpeg"/>
</draw:frame>
 В Українувдалось повернути дитину, депортовану до російської федерації з тимчасовозахопленої території Херсонської області.</text:p>
      <text:p text:style-name="P4">
Як передає Укрінформ, про це Уповноважений Верховної Ради з прав людини ДмитроЛубінець повідомив у <text:a xlink:type="simple" xlink:href="https://t.me/dmytro_lubinetzs/2068" text:style-name="Internet_20_link" text:visited-style-name="Visited_20_Internet_20_Link">
 </text:a>
 .</text:p>
      <text:p text:style-name="P4">
«На початку року до мене звернулася бабуся з проханням сприяти у поверненніонука Артема, якого разом із іншими вихованцями Олешківського дитячогобудинку-інтернату Херсонської області було депортовано до рф», - зазначивЛубінець.</text:p>
      <text:p text:style-name="P4">
<text:span text:style-name="T4">
Читайте також:</text:span>
 <text:a xlink:type="simple" xlink:href="https://www.ukrinform.ua/rubric-ato/3692111-zelenskij-obgovoriv-iz-moraveckim-dopomogi-u-posuku-ta-povernenni-z-rf-ukrainskih-ditej.html" text:style-name="Internet_20_link" text:visited-style-name="Visited_20_Internet_20_Link">
 </text:a>
</text:p>
      <text:p text:style-name="P4">
Заявниця повідомила, як тільки їй стало відомо, що вихованців зазначеногобудинку-інтернату вивозять до рф, вона особисто поїхала до закладу, абизабрати онука. Проте Артема разом із іншими вихованцями на той час вжеперемістили на територію росії, звідти до тимчасово окупованого Криму, азгодом до міста Скадовська. Втім адміністрація закладу, в якому перебувавАртем, відмовилася повертати дитину.</text:p>
      <text:p text:style-name="P4">
<draw:frame draw:style-name="fr1" draw:name="Image82" text:anchor-type="as-char" svg:width="6.9236in" svg:height="7.468513in" draw:z-index="0">
<draw:image xlink:href="../Images/yкринформ/2023-04-05T-23-58-00-03-00/1680718910-991.jpg" xlink:type="simple" xlink:show="embed" xlink:actuate="onLoad" draw:mime-type="image/jpeg"/>
</draw:frame>
</text:p>
      <text:p text:style-name="P4">
«За моїм зверненням до органу опіки та піклування щодо вжиття заходів з метоюзахисту прав та інтересів дитини, у лютому бабусю було призначенопіклувальником над онуком та вжито інших заходів щодо повернення дитини напідконтрольну Україні територію», - підкреслив Лубінець.</text:p>
      <text:p text:style-name="P4">
Він подякував службі у справах дітей Херсонської ОДА, Дніпровській районній умісті Херсоні раді, БО «Благодійний Фонд «СОС Дитячі містечка Україна» та БФ«Посмішка ЮА».</text:p>
      <text:p text:style-name="P4">
<text:span text:style-name="T4">
Читайте також:</text:span>
 <text:a xlink:type="simple" xlink:href="https://www.ukrinform.ua/rubric-polytics/3692041-lubinec-predstaviv-soricnu-dopovid-pered-profilnim-komitetom-radi.html" text:style-name="Internet_20_link" text:visited-style-name="Visited_20_Internet_20_Link">
 <text:span text:style-name="T4">
Лубінець</text:span>
 </text:a>
</text:p>
      <text:p text:style-name="P4">
«Нагадаю, що у разі порушення прав, незаконного переміщення/депортації вас івашої родини, ви можете звернутися до Уповноваженого Верховної Ради України зправ людини: за адресою: вул. Інститутська, 21/8, місто Київ, 01008; наелектронну пошту: hotline@ombudsman.gov.ua; на гарячу лінію: 0 800 501 720; зателефоном: 044 299 74 08», - наголосив Лубінець.</text:p>
      <text:p text:style-name="P4">
У разі депортації дитини можна заповнити онлайн-форму заяви «Повідомити прозникнення/депортацію/примусове переміщення дитини» <text:a xlink:type="simple" xlink:href="https://childrenofwar.gov.ua/" text:style-name="Internet_20_link" text:visited-style-name="Visited_20_Internet_20_Link">
</text:a>
 у розділі «Надіслати звернення в один клік».</text:p>
      <text:p text:style-name="P4">
Як повідомляв Укрінформ, станом на кінець березня в Україну з рф <text:a xlink:type="simple" xlink:href="https://www.ukrinform.ua/rubric-society/3688821-v-ukrainu-z-pocatku-povnomasstabnoi-vijni-povernuli-327-ditej.html" text:style-name="Internet_20_link" text:visited-style-name="Visited_20_Internet_20_Link">
</text:a>
 повернути 327 дітей.</text:p>
      <text:p text:style-name="P4">
Source: <text:a xlink:type="simple" xlink:href="https://www.ukrinform.ua/rubric-society/3692166-v-ukrainu-povernuli-ditinu-aku-rf-deportuvala-z-hersonsini-lubinec.html" text:style-name="Internet_20_link" text:visited-style-name="Visited_20_Internet_20_Link">
https://www.ukrinform.ua/rubric-society/3692166-v-ukrainu-povernuli-ditinu-aku-rf-deportuvala-z-hersonsini-lubinec.html</text:a>
</text:p>
      <!--NEWS-->
      <text:h text:style-name="P10" text:outline-level="1">
<text:span text:style-name="T4">
At Avdiyivka and Maryinka directions Russian army shelled Novobakhmutivka, Novokalynove, Avdi...</text:span>
</text:h>
      <text:p text:style-name="P4">
Authors: liveuamap (Language: en)</text:p>
      <text:p text:style-name="P4">
Time: 2023-04-05T-24:13:00</text:p>
      <text:p text:style-name="P4">
Location: Marinka, Donetsk Oblast (Latitude:47.9455 Longtitude:37.48827)</text:p>
      <text:p text:style-name="P4">
Videos: []</text:p>
      <text:p text:style-name="P4">
Images: []</text:p>
      <text:p text:style-name="P4">
Tags: ["Russia"]</text:p>
      <text:p text:style-name="P4">
ID: 22553852</text:p>
      <!--METADATA-->
      <text:p text:style-name="P4">
At Avdiyivka and Maryinka directions Russian army shelled Novobakhmutivka,Novokalynove, Avdiyivka, Vodyane, Pervomayske, Krasnohorivka, Heorhiyivka andMaryinka, - General Staff of Armed Forces of Ukraine says in the morningreport</text:p>
      <text:p text:style-name="P4">
News Collection Link: <text:a xlink:type="simple" xlink:href="https://liveuamap.com/en/2023/5-april-at-avdiyivka-and-maryinka-directions-russian-army" text:style-name="Internet_20_link" text:visited-style-name="Visited_20_Internet_20_Link">
https://liveuamap.com/en/2023/5-april-at-avdiyivka-and-maryinka-directions-russian-army</text:a>
</text:p>
      <text:p text:style-name="P4">
Source: <text:a xlink:type="simple" xlink:href="https://t.me/lumsrc/4418" text:style-name="Internet_20_link" text:visited-style-name="Visited_20_Internet_20_Link">
https://t.me/lumsrc/4418</text:a>
</text:p>
      <!--NEWS-->
      <text:h text:style-name="P10" text:outline-level="1">
<text:span text:style-name="T4">
На Херсонщині відновили електропостачання у селі, де світла не було понад сім місяців</text:span>
</text:h>
      <text:p text:style-name="P4">
Authors: Ukrinform (Person)</text:p>
      <text:p text:style-name="P4">
Publisher: Укринформ (Organization)</text:p>
      <text:p text:style-name="P4">
Published Time: 2023-04-05T-25:52:19+03:00</text:p>
      <text:p text:style-name="P4">
Modified Time: 2023-04-05T22:52:19+03:00</text:p>
      <text:p text:style-name="P4">
Description: На Херсонщині відновили електропостачання у селі Чарівне Борозенської тергромади, де світла не було понад 7 місяців. — Укрінформ.</text:p>
      <text:p text:style-name="P4">
Images: ["<text:a xlink:type="simple" xlink:href="https://static.ukrinform.com/photos/2022_12/thumb_files/630_360_1671100904-294.jpg" text:style-name="Internet_20_link" text:visited-style-name="Visited_20_Internet_20_Link">
630_360_16711...</text:a>
"]</text:p>
      <text:p text:style-name="P4">
Tags: ['Електроенергія', 'Херсонщина', 'Відновлення України']</text:p>
      <text:p text:style-name="P4">
Type: Article</text:p>
      <!--METADATA-->
      <text:p text:style-name="P4">
<draw:frame draw:style-name="fr1" draw:name="Image83" text:anchor-type="as-char" svg:width="6.9236in" svg:height="3.956343in" draw:z-index="0">
<draw:image xlink:href="../Images/yкринформ/2023-04-05T-25-52-19-03-00/630_360_1671100904-294.jpg" xlink:type="simple" xlink:show="embed" xlink:actuate="onLoad" draw:mime-type="image/jpeg"/>
</draw:frame>
 НаХерсонщині відновили електропостачання у селі Чарівне Борозенської тергромади,де світла не було понад 7 місяців.</text:p>
      <text:p text:style-name="P4">
Як передає Укрінформ, про це повідомляє <text:a xlink:type="simple" xlink:href="https://t.me/khersonskaODA/4925" text:style-name="Internet_20_link" text:visited-style-name="Visited_20_Internet_20_Link">
 </text:a>
 .</text:p>
      <text:p text:style-name="P4">
«У село Чарівне Борозенської тергромади почали подавати напругу»,- йдеться уповідомленні.</text:p>
      <text:p text:style-name="P4">
Зазначається, що через злочинні дії російських загарбників понад 7 місяцівлюди залишалися без світла. Наразі у селі проживає 290 мешканців і нарештівдалося відновити для них базову послугу з електропостачання.</text:p>
      <text:p text:style-name="P4">
<text:span text:style-name="T4">
Читайте також:</text:span>
 <text:a xlink:type="simple" xlink:href="https://www.ukrinform.ua/rubric-economy/3691598-energoatom-ulitku-vivede-polovinu-energoblokiv-aes-u-remont.html" text:style-name="Internet_20_link" text:visited-style-name="Visited_20_Internet_20_Link">
 </text:a>
</text:p>
      <text:p text:style-name="P4">
Як повідомляв Укрінформ, ЗСУ визволили правобережну частину Херсонськоїобласті, зокрема і місто Херсон. Частина області, розташована на лівому березіДніпра, тимчасово захоплена російськими військами, які викрадають місцевихжителів, займаються мародерством, грабують підприємства.</text:p>
      <text:p text:style-name="P4">
Фото ілюстративне, ДТЕК</text:p>
      <text:p text:style-name="P4">
Source: <text:a xlink:type="simple" xlink:href="https://www.ukrinform.ua/rubric-regions/3692197-na-hersonsini-vidnovili-elektropostacanna-u-seli-de-svitla-ne-bulo-ponad-sim-misaciv.html" text:style-name="Internet_20_link" text:visited-style-name="Visited_20_Internet_20_Link">
https://www.ukrinform.ua/rubric-regions/3692197-na-hersonsini-vidnovili-elektropostacanna-u-seli-de-svitla-ne-bulo-ponad-sim-misaciv.html</text:a>
</text:p>
      <!--NEWS-->
      <text:h text:style-name="P10" text:outline-level="1">
<text:span text:style-name="T4">
At Shaktarske direction Russian army shelled Pobyeda, Novomykhaylivka, Vuhledar, Prechystivka...</text:span>
</text:h>
      <text:p text:style-name="P4">
Authors: liveuamap (Language: en)</text:p>
      <text:p text:style-name="P4">
Time: 2023-04-05T-26:13:00</text:p>
      <text:p text:style-name="P4">
Location: Velyka Novosilka (Latitude:47.83033 Longtitude:36.84214)</text:p>
      <text:p text:style-name="P4">
Videos: []</text:p>
      <text:p text:style-name="P4">
Images: []</text:p>
      <text:p text:style-name="P4">
Tags: ["Russia"]</text:p>
      <text:p text:style-name="P4">
ID: 22553851</text:p>
      <!--METADATA-->
      <text:p text:style-name="P4">
At Shaktarske direction Russian army shelled Pobyeda, Novomykhaylivka,Vuhledar, Prechystivka and Velyka Novosilka of Donetsk region, - General Staffof Armed Forces of Ukraine says in the morning report</text:p>
      <text:p text:style-name="P4">
News Collection Link: <text:a xlink:type="simple" xlink:href="https://liveuamap.com/en/2023/5-april-at-shaktarske-direction-russian-army-shelled-pobyeda" text:style-name="Internet_20_link" text:visited-style-name="Visited_20_Internet_20_Link">
https://liveuamap.com/en/2023/5-april-at-shaktarske-direction-russian-army-shelled-pobyeda</text:a>
</text:p>
      <text:p text:style-name="P4">
Source: <text:a xlink:type="simple" xlink:href="https://t.me/lumsrc/4419" text:style-name="Internet_20_link" text:visited-style-name="Visited_20_Internet_20_Link">
https://t.me/lumsrc/4419</text:a>
</text:p>
      <!--NEWS-->
      <text:h text:style-name="P10" text:outline-level="1">
<text:span text:style-name="T4">
У Києві на Головпоштамті відкрили виставку іноземних поштових марок «Солідарні з Україною»</text:span>
</text:h>
      <text:p text:style-name="P4">
Authors: Ukrinform (Person)</text:p>
      <text:p text:style-name="P4">
Publisher: Укринформ (Organization)</text:p>
      <text:p text:style-name="P4">
Published Time: 2023-04-05T-27:47:34+03:00</text:p>
      <text:p text:style-name="P4">
Modified Time: 2023-04-05T22:47:34+03:00</text:p>
      <text:p text:style-name="P4">
Description: Виставка іноземних марок «Солідарні з Україною», які впродовж минулого року випустили поштові оператори 15 країн світу на знак солідарності з нашою країною, відкрилася 5 квітня на Головпоштамті у Києві. — Укрінформ.</text:p>
      <text:p text:style-name="P4">
Images: ["<text:a xlink:type="simple" xlink:href="https://static.ukrinform.com/photos/2023_04/thumb_files/630_360_1680723914-132.jpg" text:style-name="Internet_20_link" text:visited-style-name="Visited_20_Internet_20_Link">
630_360_16807...</text:a>
", "<text:a xlink:type="simple" xlink:href="https://static.ukrinform.com/photos/2023_04/thumb_files/630_360_1680713194-8016.jpeg" text:style-name="Internet_20_link" text:visited-style-name="Visited_20_Internet_20_Link">
630_360_16807...</text:a>
", "<text:a xlink:type="simple" xlink:href="https://static.ukrinform.com/photos/2023_04/thumb_files/630_360_1680713194-4394.jpeg" text:style-name="Internet_20_link" text:visited-style-name="Visited_20_Internet_20_Link">
630_360_16807...</text:a>
", "<text:a xlink:type="simple" xlink:href="https://static.ukrinform.com/photos/2023_04/thumb_files/630_360_1680713194-7670.jpeg" text:style-name="Internet_20_link" text:visited-style-name="Visited_20_Internet_20_Link">
630_360_16807...</text:a>
", "<text:a xlink:type="simple" xlink:href="https://static.ukrinform.com/photos/2023_04/thumb_files/630_360_1680713194-7840.jpeg" text:style-name="Internet_20_link" text:visited-style-name="Visited_20_Internet_20_Link">
630_360_16807...</text:a>
", "<text:a xlink:type="simple" xlink:href="https://static.ukrinform.com/photos/2023_04/thumb_files/630_360_1680713194-6885.jpeg" text:style-name="Internet_20_link" text:visited-style-name="Visited_20_Internet_20_Link">
630_360_16807...</text:a>
"]</text:p>
      <text:p text:style-name="P4">
Tags: ['Укрпошта', 'Київ', 'Головпоштамт']</text:p>
      <text:p text:style-name="P4">
Type: Article</text:p>
      <!--METADATA-->
      <text:p text:style-name="P4">
<draw:frame draw:style-name="fr1" draw:name="Image84" text:anchor-type="as-char" svg:width="6.9236in" svg:height="3.956343in" draw:z-index="0">
<draw:image xlink:href="../Images/yкринформ/2023-04-05T-27-47-34-03-00/630_360_1680723914-132.jpg" xlink:type="simple" xlink:show="embed" xlink:actuate="onLoad" draw:mime-type="image/jpeg"/>
</draw:frame>
 Виставкаіноземних марок «Солідарні з Україною», які впродовж минулого року випустилипоштові оператори 15 країн світу на знак солідарності з нашою країною,відкрилася 5 квітня на Головпоштамті у Києві.</text:p>
      <text:p text:style-name="P4">
Як передає Укрінформ із посиланням на <text:a xlink:type="simple" xlink:href="https://mfa.gov.ua/news/yevgen-perebijnis-vzyav-uchast-u-vidkritti-vistavki-inozemnih-poshtovih-marok-ukrposhti" text:style-name="Internet_20_link" text:visited-style-name="Visited_20_Internet_20_Link">
 </text:a>
 , в експозиції представлені поштові марки з Латвії, Естонії,Польщі, Австрії, Хорватії, Молдови, Чехії, Люксембургу, Іспанії, Литви,Франції, Канади, Словаччини, Португалії та Італії.</text:p>
      <text:p text:style-name="P4">
Заступник міністра закордонних справ Євген Перебийніс, який взяв участь вофіційній церемонії відкриття унікальної виставки, організованої Укрпоштою,подякував партнерам і друзям України за їхню неймовірну підтримку упродовжцього складного року.</text:p>
      <text:p text:style-name="P4">
<text:span text:style-name="T4">
Читайте також:</text:span>
 <text:a xlink:type="simple" xlink:href="https://www.ukrinform.ua/rubric-economy/3691734-ukrposta-zapustila-persu-avtomatizovanu-liniu-sortuvanna-posilok.html" text:style-name="Internet_20_link" text:visited-style-name="Visited_20_Internet_20_Link">
 </text:a>
</text:p>
      <text:p text:style-name="P4">
<draw:frame draw:style-name="fr1" draw:name="Image85" text:anchor-type="as-char" svg:width="6.9236in" svg:height="3.956343in" draw:z-index="0">
<draw:image xlink:href="../Images/yкринформ/2023-04-05T-27-47-34-03-00/630_360_1680713194-8016.jpeg" xlink:type="simple" xlink:show="embed" xlink:actuate="onLoad" draw:mime-type="image/jpeg"/>
</draw:frame>
 У Києвіна Головпоштамті відкрили виставку іноземних поштових марок "Солідарні зУкраїною" / Фото: МЗС  <text:a xlink:type="simple" xlink:href="https://static.ukrinform.com/photos/2023_04/1680713194-8016.jpeg" text:style-name="Internet_20_link" text:visited-style-name="Visited_20_Internet_20_Link">
<draw:frame draw:style-name="fr1" draw:name="Image86" text:anchor-type="as-char" svg:width="6.9236in" svg:height="3.956343in" draw:z-index="0">
<draw:image xlink:href="../Images/yкринформ/2023-04-05T-27-47-34-03-00/630_360_1680713194-8016.jpeg" xlink:type="simple" xlink:show="embed" xlink:actuate="onLoad" draw:mime-type="image/jpeg"/>
</draw:frame>
</text:a>
 <text:a xlink:type="simple" xlink:href="https://static.ukrinform.com/photos/2023_04/1680713194-4394.jpeg" text:style-name="Internet_20_link" text:visited-style-name="Visited_20_Internet_20_Link">
<draw:frame draw:style-name="fr1" draw:name="Image87" text:anchor-type="as-char" svg:width="6.9236in" svg:height="3.956343in" draw:z-index="0">
<draw:image xlink:href="../Images/yкринформ/2023-04-05T-27-47-34-03-00/630_360_1680713194-4394.jpeg" xlink:type="simple" xlink:show="embed" xlink:actuate="onLoad" draw:mime-type="image/jpeg"/>
</draw:frame>
</text:a>
 <text:a xlink:type="simple" xlink:href="https://static.ukrinform.com/photos/2023_04/1680713194-7670.jpeg" text:style-name="Internet_20_link" text:visited-style-name="Visited_20_Internet_20_Link">
<draw:frame draw:style-name="fr1" draw:name="Image88" text:anchor-type="as-char" svg:width="6.9236in" svg:height="3.956343in" draw:z-index="0">
<draw:image xlink:href="../Images/yкринформ/2023-04-05T-27-47-34-03-00/630_360_1680713194-7670.jpeg" xlink:type="simple" xlink:show="embed" xlink:actuate="onLoad" draw:mime-type="image/jpeg"/>
</draw:frame>
</text:a>
 <text:a xlink:type="simple" xlink:href="https://static.ukrinform.com/photos/2023_04/1680713194-7840.jpeg" text:style-name="Internet_20_link" text:visited-style-name="Visited_20_Internet_20_Link">
<draw:frame draw:style-name="fr1" draw:name="Image89" text:anchor-type="as-char" svg:width="6.9236in" svg:height="3.956343in" draw:z-index="0">
<draw:image xlink:href="../Images/yкринформ/2023-04-05T-27-47-34-03-00/630_360_1680713194-7840.jpeg" xlink:type="simple" xlink:show="embed" xlink:actuate="onLoad" draw:mime-type="image/jpeg"/>
</draw:frame>
</text:a>
 <text:a xlink:type="simple" xlink:href="https://static.ukrinform.com/photos/2023_04/1680713194-6885.jpeg" text:style-name="Internet_20_link" text:visited-style-name="Visited_20_Internet_20_Link">
<draw:frame draw:style-name="fr1" draw:name="Image90" text:anchor-type="as-char" svg:width="6.9236in" svg:height="3.956343in" draw:z-index="0">
<draw:image xlink:href="../Images/yкринформ/2023-04-05T-27-47-34-03-00/630_360_1680713194-6885.jpeg" xlink:type="simple" xlink:show="embed" xlink:actuate="onLoad" draw:mime-type="image/jpeg"/>
</draw:frame>
</text:a>
</text:p>
      <text:p text:style-name="P4">
«Я впевнений, що у день нашої перемоги всі країни випустять марки, які будутьприсвячені перемозі України”, - зазначив Перебийніс.</text:p>
      <text:p text:style-name="P4">
Відвідати експозицію іноземних поштових марок кияни та гості столиці можуть досередини травня безкоштовно.</text:p>
      <text:p text:style-name="P4">
<text:span text:style-name="T4">
Читайте також:</text:span>
 <text:a xlink:type="simple" xlink:href="https://www.ukrinform.ua/rubric-kyiv/3691448-u-kievi-prezentuvali-vistavku-vijna-ocima-pirotehnikiv-dsns.html" text:style-name="Internet_20_link" text:visited-style-name="Visited_20_Internet_20_Link">
 <text:span text:style-name="T4">
виставк</text:span>
 </text:a>
</text:p>
      <text:p text:style-name="P4">
Проєкт «Солідарні з Україною» також буде представлений в онлайн-форматі насайті компанії.</text:p>
      <text:p text:style-name="P4">
Як повідомлялося, генеральний директор АТ “Укрпошта” Ігор Смілянськийанонсував презентацію марки "Kalush" як символу сміливості українців робитивсе, щоб бути почутими.</text:p>
      <text:p text:style-name="P4">
Source: <text:a xlink:type="simple" xlink:href="https://www.ukrinform.ua/rubric-kyiv/3692196-u-kievi-na-golovpostamti-vidkrili-vistavku-inozemnih-postovih-marok-solidarni-z-ukrainou.html" text:style-name="Internet_20_link" text:visited-style-name="Visited_20_Internet_20_Link">
https://www.ukrinform.ua/rubric-kyiv/3692196-u-kievi-na-golovpostamti-vidkrili-vistavku-inozemnih-postovih-marok-solidarni-z-ukrainou.html</text:a>
</text:p>
      <!--NEWS-->
      <text:h text:style-name="P10" text:outline-level="1">
<text:span text:style-name="T4">
At Zaporizhzhia and Kherson directions Russian army shelled Novodanylivka, Orikhiv, Scherbaky...</text:span>
</text:h>
      <text:p text:style-name="P4">
Authors: liveuamap (Language: en)</text:p>
      <text:p text:style-name="P4">
Time: 2023-04-05T-28:13:00</text:p>
      <text:p text:style-name="P4">
Location: Kherson (Latitude:46.63093 Longtitude:32.61961)</text:p>
      <text:p text:style-name="P4">
Videos: []</text:p>
      <text:p text:style-name="P4">
Images: []</text:p>
      <text:p text:style-name="P4">
Tags: ["Russia"]</text:p>
      <text:p text:style-name="P4">
ID: 22553850</text:p>
      <!--METADATA-->
      <text:p text:style-name="P4">
At Zaporizhzhia and Kherson directions Russian army shelled Novodanylivka,Orikhiv, Scherbaky, Mali Scherbaky of Zaporizhzhia region oblasti;Kachkarivka, Zmiyivka, Kozatske, Mykolayivka, Ivanivka, Dniprovske of Khersonregion, also Kherson city, - General Staff of Armed Forces of Ukraine says inthe morning report</text:p>
      <text:p text:style-name="P4">
News Collection Link: <text:a xlink:type="simple" xlink:href="https://liveuamap.com/en/2023/5-april-at-zaporizhzhia-and-kherson-directions-russian-army" text:style-name="Internet_20_link" text:visited-style-name="Visited_20_Internet_20_Link">
https://liveuamap.com/en/2023/5-april-at-zaporizhzhia-and-kherson-directions-russian-army</text:a>
</text:p>
      <text:p text:style-name="P4">
Source: <text:a xlink:type="simple" xlink:href="https://t.me/lumsrc/4420" text:style-name="Internet_20_link" text:visited-style-name="Visited_20_Internet_20_Link">
https://t.me/lumsrc/4420</text:a>
</text:p>
      <!--NEWS-->
      <text:h text:style-name="P10" text:outline-level="1">
<text:span text:style-name="T4">
Українські військові взяли участь в навчальному курсі НАТО - Генштаб</text:span>
</text:h>
      <text:p text:style-name="P4">
Authors: Ukrinform (Person)</text:p>
      <text:p text:style-name="P4">
Publisher: Укринформ (Organization)</text:p>
      <text:p text:style-name="P4">
Published Time: 2023-04-05T-29:40:00+03:00</text:p>
      <text:p text:style-name="P4">
Modified Time: 2023-04-05T22:40:00+03:00</text:p>
      <text:p text:style-name="P4">
Description: Українські військові пройшли міжнародний курс НАТО CIMIC для офіцерів тактичної та штабної ланки Центру передового досвіду цивільно-військового співробітництва НАТО. — Укрінформ.</text:p>
      <text:p text:style-name="P4">
Images: ["<text:a xlink:type="simple" xlink:href="https://static.ukrinform.com/photos/2023_04/thumb_files/630_360_1680721467-268.jpg" text:style-name="Internet_20_link" text:visited-style-name="Visited_20_Internet_20_Link">
630_360_16807...</text:a>
"]</text:p>
      <text:p text:style-name="P4">
Tags: ['Генштаб', 'ЗСУ', 'Військові навчання']</text:p>
      <text:p text:style-name="P4">
Type: Article</text:p>
      <!--METADATA-->
      <text:p text:style-name="P4">
<draw:frame draw:style-name="fr1" draw:name="Image91" text:anchor-type="as-char" svg:width="6.9236in" svg:height="3.956343in" draw:z-index="0">
<draw:image xlink:href="../Images/yкринформ/2023-04-05T-29-40-00-03-00/630_360_1680721467-268.jpg" xlink:type="simple" xlink:show="embed" xlink:actuate="onLoad" draw:mime-type="image/jpeg"/>
</draw:frame>
Українські військові пройшли міжнародний курс НАТО CIMIC для офіцерівтактичної та штабної ланки Центру передового досвіду цивільно-військовогоспівробітництва НАТО.</text:p>
      <text:p text:style-name="P4">
Про це повідомляє Генеральний штаб ЗСУ на сторінці у <text:a xlink:type="simple" xlink:href="https://www.facebook.com/GeneralStaff.ua/posts/pfbid02na81scDJ7tfG7ty2jQM3spfpnDEmo8KDtNQZdgMrJZfZZ7nEkUHNqursUkTqW3fVl" text:style-name="Internet_20_link" text:visited-style-name="Visited_20_Internet_20_Link">
</text:a>
, передає Укрінформ.</text:p>
      <text:p text:style-name="P4">
"Упродовж двох тижнів учасники курсу вдосконалювали свої навички у сферіцивільно-військового співробітництва, а саме за напрямком: планування заходівцивільно-військового співробітництва, оцінки стану цивільного середовища,проведення перемовин, координації надання гуманітарної допомоги, а такожналагодженні ефективної цивільно-військової взаємодії", - йдеться вповідомленні.</text:p>
      <text:p text:style-name="P4">
<text:span text:style-name="T4">
Читайте також:</text:span>
 <text:a xlink:type="simple" xlink:href="https://www.ukrinform.ua/rubric-ato/3691966-protiminni-navcanna-ukrainskih-vijskovih-u-britanii-trenuut-kanadski-instruktori.html" text:style-name="Internet_20_link" text:visited-style-name="Visited_20_Internet_20_Link">
 <text:span text:style-name="T4">
навчанн</text:span>
 </text:a>
</text:p>
      <text:p text:style-name="P4">
Зазначається, що заняття відбулися на базі Центру підготовки до іноземнихмісій у польському місті Кельце. Підготовку проводили військові інструктори тапредставники міжнародних організацій, зокрема, з Греції, Нідерландів,Німеччини, Польщі, Канади та США. Заразом у навчаннях взяли участь офіцериCIMIC з Чехії, Іспанії, Німеччини, США, України та Польщі. Метою навчання булапідготовка офіцерів цивільно-військового співробітництва до виконання завданьу рамках міжнародних миротворчих та військових операцій, а також обміндосвідом учасників з різних країн світу.</text:p>
      <text:p text:style-name="P4">
"Українські військові ознайомили представників міжнародної спільноти CIMIC зпоточною безпековою ситуацією в країні, основними викликами з відсічіширокомасштабної збройної агресії російської федерації та набутим досвідомпідрозділів Збройних Сил України за напрямком цивільно-військовогоспівробітництва", - підкреслюють у Генштабі.</text:p>
      <text:p text:style-name="P4">
Усі учасники успішно підтвердили високий рівень підготовки та отрималивідповідні сертифікати ЦВС НАТО.</text:p>
      <text:p text:style-name="P4">
<text:span text:style-name="T4">
Читайте також:</text:span>
 <text:a xlink:type="simple" xlink:href="https://www.ukrinform.ua/rubric-ato/3692130-v-rajoni-bahmuta-znisili-88-zagarbnikiv-tri-bezpilotniki-i-sklad-boepripasiv-zsu.html" text:style-name="Internet_20_link" text:visited-style-name="Visited_20_Internet_20_Link">
 </text:a>
</text:p>
      <text:p text:style-name="P4">
Як повідомляв Укрінформ, у Великобританії військовослужбовці Збройних силУкраїни проходять інженерну підготовку з мінної безпеки щодо особливих ознакмісць встановлення вибухівки.</text:p>
      <text:p text:style-name="P4">
Source: <text:a xlink:type="simple" xlink:href="https://www.ukrinform.ua/rubric-ato/3692185-ukrainski-vijskovi-vzali-ucast-v-navcalnomu-kursi-nato-genstab.html" text:style-name="Internet_20_link" text:visited-style-name="Visited_20_Internet_20_Link">
https://www.ukrinform.ua/rubric-ato/3692185-ukrainski-vijskovi-vzali-ucast-v-navcalnomu-kursi-nato-genstab.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5T-30:13:00</text:p>
      <text:p text:style-name="P4">
Location: Marinka, Donetsk Oblast (Latitude:47.93751 Longtitude:37.50011)</text:p>
      <text:p text:style-name="P4">
Videos: []</text:p>
      <text:p text:style-name="P4">
Images: []</text:p>
      <text:p text:style-name="P4">
Tags: ["Russia"]</text:p>
      <text:p text:style-name="P4">
ID: 22553849</text:p>
      <!--METADATA-->
      <text:p text:style-name="P4">
Russian forces conducting offensive actions at Lyman, Bakhmut, Avdiivka andMaryinka directions. Ukrainian military repelled over 60 Russian attacks.Russian forces attempting to advance near Kreminna, south to Spirne, Bakhmut,Bohdanivka, Novokalynove, Syeverne, Pervomayske and Maryinka of Donetskregion, - General Staff of Armed Forces of Ukraine says in the morning report</text:p>
      <text:p text:style-name="P4">
News Collection Link: <text:a xlink:type="simple" xlink:href="https://liveuamap.com/en/2023/5-april-russian-forces-conducting-offensive-actions-at-lyman" text:style-name="Internet_20_link" text:visited-style-name="Visited_20_Internet_20_Link">
https://liveuamap.com/en/2023/5-april-russian-forces-conducting-offensive-actions-at-lyman</text:a>
</text:p>
      <text:p text:style-name="P4">
Source: <text:a xlink:type="simple" xlink:href="https://t.me/lumsrc/4421" text:style-name="Internet_20_link" text:visited-style-name="Visited_20_Internet_20_Link">
https://t.me/lumsrc/4421</text:a>
</text:p>
      <!--NEWS-->
      <text:h text:style-name="P10" text:outline-level="1">
<text:span text:style-name="T4">
Зеленський запросив польський бізнес до відбудови України</text:span>
</text:h>
      <text:p text:style-name="P4">
Authors: Ukrinform (Person)</text:p>
      <text:p text:style-name="P4">
Publisher: Укринформ (Organization)</text:p>
      <text:p text:style-name="P4">
Published Time: 2023-04-05T-31:29:00+03:00</text:p>
      <text:p text:style-name="P4">
Modified Time: 2023-04-05T22:29:00+03:00</text:p>
      <text:p text:style-name="P4">
Description: Президент України Володимир Зеленський запросив інвесторів Польщі до майбутньої відбудови нашої держави. — Укрінформ.</text:p>
      <text:p text:style-name="P4">
Images: ["<text:a xlink:type="simple" xlink:href="https://static.ukrinform.com/photos/2023_04/thumb_files/630_360_1680720218-593.jpg" text:style-name="Internet_20_link" text:visited-style-name="Visited_20_Internet_20_Link">
630_360_16807...</text:a>
"]</text:p>
      <text:p text:style-name="P4">
Tags: ['Польща', 'Зеленський', 'Відбудова']</text:p>
      <text:p text:style-name="P4">
Type: Article</text:p>
      <!--METADATA-->
      <text:p text:style-name="P4">
<draw:frame draw:style-name="fr1" draw:name="Image92" text:anchor-type="as-char" svg:width="6.9236in" svg:height="3.956343in" draw:z-index="0">
<draw:image xlink:href="../Images/yкринформ/2023-04-05T-31-29-00-03-00/630_360_1680720218-593.jpg" xlink:type="simple" xlink:show="embed" xlink:actuate="onLoad" draw:mime-type="image/jpeg"/>
</draw:frame>
 ПрезидентУкраїни Володимир Зеленський запросив інвесторів Польщі до майбутньоївідбудови нашої держави.</text:p>
      <text:p text:style-name="P4">
Про це він заявив, виступаючи на українсько-польському бізнес-форумі уВаршаві, повідомляє кореспондент Укрінформу.</text:p>
      <text:p text:style-name="P4">
"Коли бізнес працює з країною, коли бізнес вірить в країну, розширює своюприсутність - це найочевидніше підтвердження того, що країна має майбутнє.Дякую, що ви вірите в майбутнє України... І я б хотів запросити весь польськийбізнес до відбудови нашої держави", - сказав Президент.</text:p>
      <text:p text:style-name="P4">
<text:span text:style-name="T5">
Відео: Офіс Президента</text:span>
</text:p>
      <text:p text:style-name="P4">
<text:span text:style-name="T4">
Читайте також:</text:span>
 <text:a xlink:type="simple" xlink:href="https://www.ukrinform.ua/rubric-vidbudova/3692152-u-polsi-pidpisali-dokument-pro-vidbudovu-ukraini-zelenskij.html" text:style-name="Internet_20_link" text:visited-style-name="Visited_20_Internet_20_Link">
 <text:span text:style-name="T4">
відбудов</text:span>
 </text:a>
</text:p>
      <text:p text:style-name="P4">
Він висловив вдячність усьому польському бізнесу за роботу з Україною і зароботу в Україні, особливо тим польським компаніям, які працюють в східнихрегіонах нашої держави.</text:p>
      <text:p text:style-name="P4">
Президент також подякував польським компаніям, які надавали та надають медичніматеріали й ліки Україні, та бізнесу, який допомагає тимчасово переміщенимукраїнцям.</text:p>
      <text:p text:style-name="P4">
Окремо він висловив вдячність тим польським компаніям, які залишили російськийринок, керувались людяністю, а не прагматизмом.</text:p>
      <text:p text:style-name="P4">
<text:span text:style-name="T4">
Читайте також:</text:span>
 <text:a xlink:type="simple" xlink:href="https://www.ukrinform.ua/rubric-polytics/3692174-zelenskij-u-polsi-cotiri-kolori-nasih-praporiv-micnisi-za-rosijskij-trikolor.html" text:style-name="Internet_20_link" text:visited-style-name="Visited_20_Internet_20_Link">
 <text:span text:style-name="T4">
Зеленський</text:span>
 </text:a>
</text:p>
      <text:p text:style-name="P4">
"Я впевнений, що ми збережемо і на повну проявимо нашу економічну ігуманітарну мобілізованість, коли на повну силу розгорнеться проєкт відбудовиУкраїни. Ми вже працюємо разом над відбудовою, але очевидно, що це тількипочаток, а головне - попереду", - наголосив Зеленський.</text:p>
      <text:p text:style-name="P4">
На його переконання, Україна і Польща здатні наповнити новим безпечним ітехнологічним змістом увесь простір між Балтійським і Чорним морями, щопринесе економічне зростання для двох країн і для Європи в цілому.</text:p>
      <text:p text:style-name="P4">
"Наш соціальний, економічний. енергетичний, культурний потенціал у Балто-Чорноморському просторі, впевнений, дасть десятилітні зростання для нашихнародів і для всієї Європи", - сказав Зеленський.</text:p>
      <text:p text:style-name="P4">
<text:span text:style-name="T4">
Читайте також:</text:span>
 <text:a xlink:type="simple" xlink:href="https://www.ukrinform.ua/rubric-polytics/3692154-zelenskij-vistupae-u-korolivskomu-zamku-varsavi.html" text:style-name="Internet_20_link" text:visited-style-name="Visited_20_Internet_20_Link">
 <text:span text:style-name="T4">
Зеленський</text:span>
 </text:a>
</text:p>
      <text:p text:style-name="P4">
Як повідомлялося, Президент Володимир Зеленський разом з дружиною 5 квітняперебуває з офіційним візитом у Польщі.</text:p>
      <text:p text:style-name="P4">
Фото: ОП</text:p>
      <text:p text:style-name="P4">
Source: <text:a xlink:type="simple" xlink:href="https://www.ukrinform.ua/rubric-economy/3692194-zelenskij-zaprosiv-polskij-biznes-do-vidbudovi-ukraini.html" text:style-name="Internet_20_link" text:visited-style-name="Visited_20_Internet_20_Link">
https://www.ukrinform.ua/rubric-economy/3692194-zelenskij-zaprosiv-polskij-biznes-do-vidbudovi-ukraini.html</text:a>
</text:p>
      <!--NEWS-->
      <text:h text:style-name="P10" text:outline-level="1">
<text:span text:style-name="T4">
Стрічка «Мирний-21» доступна до перегляду на стрімінгових платформах</text:span>
</text:h>
      <text:p text:style-name="P4">
Authors: Ukrinform (Person)</text:p>
      <text:p text:style-name="P4">
Publisher: Укринформ (Organization)</text:p>
      <text:p text:style-name="P4">
Published Time: 2023-04-05T-33:25:03+03:00</text:p>
      <text:p text:style-name="P4">
Modified Time: 2023-04-05T22:25:03+03:00</text:p>
      <text:p text:style-name="P4">
Description: Фільм Ахтема Сеітаблаєва про луганський прикордонний загін, який зустрів ворога влітку 2014 року, відсьогодні доступний для перегляду на українських стрімінгових платформах. — Укрінформ.</text:p>
      <text:p text:style-name="P4">
Images: ["<text:a xlink:type="simple" xlink:href="https://static.ukrinform.com/photos/2022_12/thumb_files/630_360_1670480597-631.jpg" text:style-name="Internet_20_link" text:visited-style-name="Visited_20_Internet_20_Link">
630_360_16704...</text:a>
", "<text:a xlink:type="simple" xlink:href="https://static.ukrinform.com/photos/2023_04/1680722632-547.jpg" text:style-name="Internet_20_link" text:visited-style-name="Visited_20_Internet_20_Link">
1680722632-54...</text:a>
"]</text:p>
      <text:p text:style-name="P4">
Tags: ['Держкіно', 'фільм']</text:p>
      <text:p text:style-name="P4">
Type: Article</text:p>
      <!--METADATA-->
      <text:p text:style-name="P4">
<draw:frame draw:style-name="fr1" draw:name="Image93" text:anchor-type="as-char" svg:width="6.9236in" svg:height="3.956343in" draw:z-index="0">
<draw:image xlink:href="../Images/yкринформ/2023-04-05T-33-25-03-03-00/630_360_1670480597-631.jpg" xlink:type="simple" xlink:show="embed" xlink:actuate="onLoad" draw:mime-type="image/jpeg"/>
</draw:frame>
 ФільмАхтема Сеітаблаєва про луганський прикордонний загін, який зустрів ворогавлітку 2014 року, відсьогодні доступний для перегляду на українськихстрімінгових платформах.</text:p>
      <text:p text:style-name="P4">
Про це повідомляє <text:a xlink:type="simple" xlink:href="https://www.facebook.com/ukrainefilmagency/posts/pfbid021uz7twATyqxaJkt899g81mGoHhxvWSShY7BquyZGoSbnrATHoWM834Cy8h91zYqel" text:style-name="Internet_20_link" text:visited-style-name="Visited_20_Internet_20_Link">
</text:a>
, передає Укрінформ.</text:p>
      <text:p text:style-name="P4">
"З 5 квітня екшн-драма про прикордонників Луганщини виходить на стрімінговихплатформах: MEGOGO, SWEET.TV, Volia Hits TV, Kyivstar TV. Перегляд доступнийтільки на території України", - йдеться в повідомленні.</text:p>
      <text:p text:style-name="P4">
<text:span text:style-name="T4">
Читайте також:</text:span>
 <text:a xlink:type="simple" xlink:href="https://www.ukrinform.ua/rubric-culture/3691995-u-kinoprokat-z-6-kvitna-vihodit-stricka-bacenna-metelika.html" text:style-name="Internet_20_link" text:visited-style-name="Visited_20_Internet_20_Link">
 </text:a>
</text:p>
      <text:p text:style-name="P4">
Картина розповідає історію про довіру та її відсутність на тлі подій, якірозгортаються на сході України на початку 2014 року. Головна темарозкривається через призму луганського прикордонного загону, бійців якогосепаратисти та російські спецслужби марно намагаються змусити зрадити своюкраїну.</text:p>
      <text:p text:style-name="P4">
<draw:frame draw:style-name="fr1" draw:name="Image94" text:anchor-type="as-char" svg:width="6.9236in" svg:height="6.9236in" draw:z-index="0">
<draw:image xlink:href="../Images/yкринформ/2023-04-05T-33-25-03-03-00/1680722632-547.jpg" xlink:type="simple" xlink:show="embed" xlink:actuate="onLoad" draw:mime-type="image/jpeg"/>
</draw:frame>
</text:p>
      <text:p text:style-name="P4">
Стрічку створено ISTMEN FILMS за підтримки Державного агентства України зпитань кіно та UA Production.</text:p>
      <text:p text:style-name="P4">
<text:span text:style-name="T4">
Читайте також:</text:span>
 <text:a xlink:type="simple" xlink:href="https://www.ukrinform.ua/rubric-culture/3691940-v-avstralii-ta-novij-zelandii-startue-kinoprokat-multfilmu-mavka-lisova-pisna.html" text:style-name="Internet_20_link" text:visited-style-name="Visited_20_Internet_20_Link">
 </text:a>
</text:p>
      <text:p text:style-name="P4">
Як повідомляв Укрінформ, у Києві 22 лютого відбувся прем'єрний показ фільмурежисера Ахтема Сеітаблаєва "Мирний-21".</text:p>
      <text:p text:style-name="P4">
Source: <text:a xlink:type="simple" xlink:href="https://www.ukrinform.ua/rubric-culture/3692192-stricka-mirnij21-dostupna-do-peregladu-na-strimingovih-platformah.html" text:style-name="Internet_20_link" text:visited-style-name="Visited_20_Internet_20_Link">
https://www.ukrinform.ua/rubric-culture/3692192-stricka-mirnij21-dostupna-do-peregladu-na-strimingovih-platformah.html</text:a>
</text:p>
      <!--NEWS-->
      <text:h text:style-name="P10" text:outline-level="1">
<text:span text:style-name="T4">
Напередодні Великодніх свят збільшився пасажиропотік громадян в Україну - Демченко</text:span>
</text:h>
      <text:p text:style-name="P4">
Authors: Ukrinform (Person)</text:p>
      <text:p text:style-name="P4">
Publisher: Укринформ (Organization)</text:p>
      <text:p text:style-name="P4">
Published Time: 2023-04-05T-35:23:00+03:00</text:p>
      <text:p text:style-name="P4">
Modified Time: 2023-04-05T22:23:00+03:00</text:p>
      <text:p text:style-name="P4">
Description: Пасажиропотік громадян, які прямують в Україну, збільшився напередодні Великодніх свят. Якщо раніше в середньому за добу кордон перетинало до 80 тисяч осіб в обидва боки, то останнім часом - понад 110 тисяч осіб. — Укрінформ.</text:p>
      <text:p text:style-name="P4">
Images: ["<text:a xlink:type="simple" xlink:href="https://static.ukrinform.com/photos/2023_04/thumb_files/630_360_1680704433-141.jpg" text:style-name="Internet_20_link" text:visited-style-name="Visited_20_Internet_20_Link">
630_360_16807...</text:a>
"]</text:p>
      <text:p text:style-name="P4">
Tags: ['Прикордонники', 'Великдень', 'Демченко']</text:p>
      <text:p text:style-name="P4">
Type: Article</text:p>
      <!--METADATA-->
      <text:p text:style-name="P4">
<draw:frame draw:style-name="fr1" draw:name="Image95" text:anchor-type="as-char" svg:width="6.9236in" svg:height="3.956343in" draw:z-index="0">
<draw:image xlink:href="../Images/yкринформ/2023-04-05T-35-23-00-03-00/630_360_1680704433-141.jpg" xlink:type="simple" xlink:show="embed" xlink:actuate="onLoad" draw:mime-type="image/jpeg"/>
</draw:frame>
Пасажиропотік громадян, які прямують в Україну, збільшився напередодніВеликодніх свят. Якщо раніше в середньому за добу кордон перетинало до 80тисяч осіб в обидва боки, то останнім часом - понад 110 тисяч осіб.</text:p>
      <text:p text:style-name="P4">
Про це під час брифінгу в медіацентрі Україна - Укрінформ повідомив речникДПСУ Андрій Демченко.</text:p>
      <text:p text:style-name="P4">
«На цей час загальний пасажиропотік дещо змінився і має тенденцію дозбільшення. Це пов'язано в першу чергу з Великодніми святами. Збільшення рухуми почали фіксувати з середи минулого тижня і якщо до цього в середньому задобу кордон перетинало до 80 тисяч осіб в обидва боки, то з середипасажиропотік зріс спочатку до 90 тисяч осіб за добу, а протягом суботи інеділі він був на рівні понад 110 тисяч осіб за добу в обидва боки. Протягомминулої доби він знову знизився, але показники трималися на рівні понад 80тисяч осіб за добу», - зазначив Демченко.</text:p>
      <text:p text:style-name="P4">
<text:span text:style-name="T4">
Читайте також:</text:span>
 <text:a xlink:type="simple" xlink:href="https://www.ukrinform.ua/rubric-society/3690986-sodobi-prikordonniki-zatrimuut-do-20-uhilantiv-demcenko.html" text:style-name="Internet_20_link" text:visited-style-name="Visited_20_Internet_20_Link">
 <text:span text:style-name="T4">
Демченко</text:span>
 </text:a>
</text:p>
      <text:p text:style-name="P4">
Він також повідомив, що до збільшення пасажиропотоку співвідношення громадянна в’їзд та виїзд залишалося на рівні 50 на 50 у відсотковому співвідношенні,не відмічалося суттєвої переваги виїзду громадян з України. Водночас речникнагадав, що деякі російські пабліки намагалися поширювати фейкову інформацію,що Україну, начебто, масово залишають українці.</text:p>
      <text:p text:style-name="P4">
Демченко підкреслив, що масового виїзду громадян України за останній час небуло. Загалом за 3 місяці цього року загальна інтенсивність пасажиропотокузменшилась на 16% у порівнянні з торішніми показниками.</text:p>
      <text:p text:style-name="P4">
За словами речника, зростання кількості пасажирів на в’їзд в Україну особливовідчутним було в суботу, неділю та понеділок. Загалом протягом тижня на в’їздв Україну перетнуло кордон на 80 тисяч осіб більше ніж тих, хто слідував навиїзд. Висока динаміка пасажиропотоку очікується і надалі, до завершенняВеликодніх свят, спрогнозував речник.</text:p>
      <text:p text:style-name="P4">
<text:span text:style-name="T4">
Читайте також:</text:span>
 <text:a xlink:type="simple" xlink:href="https://www.ukrinform.ua/rubric-society/3662856-bez-vidradzenna-derzsluzbovciv-ne-vipuskatimut-za-kordon-navit-iz-dovidkou-pro-invalidnist.html" text:style-name="Internet_20_link" text:visited-style-name="Visited_20_Internet_20_Link">
 </text:a>
</text:p>
      <text:p text:style-name="P4">
Також Демченко повідомив, що як і раніше найбільше громадяни перетинаютькордон з Польщею, на нього припадає 50% пасажиропотоку. Через збільшенняпасажиропотоку на окремих напрямках спостерігалися і черги на в’їзд. Зокрема,за інформацією польських прикордонників у вихідні найбільше скупчення автівокбуло на напрямку пунктів пропуску Краківець і Шегині на в'їзд до України.Водночас інші пункти пропуску не були завантажені.</text:p>
      <text:p text:style-name="P4">
Демченко звернувся до громадян із закликом при плануванні поїздок цікавитисяінформацією щодо стану завантаженості пунктів пропуску на інформаційнихресурсах контролюючих служб суміжних країн. Таку інформацію можна отриматитакож на ресурсах ДПСУ і Західного регіонального управління.</text:p>
      <text:p text:style-name="P4">
Як повідомлялось раніше, за добу 4 квітня західні кордони України з ЄС таМолдовою перетнули 70 тисяч осіб та 18 тисяч транспортних засобів.Пасажиропотік відносно попередньої доби зменшився ще на 11 тисяч осіб.</text:p>
      <text:p text:style-name="P4">
Source: <text:a xlink:type="simple" xlink:href="https://www.ukrinform.ua/rubric-society/3692029-naperedodni-velikodnih-svat-zbilsivsa-pasaziropotik-gromadan-v-ukrainu-demcenko.html" text:style-name="Internet_20_link" text:visited-style-name="Visited_20_Internet_20_Link">
https://www.ukrinform.ua/rubric-society/3692029-naperedodni-velikodnih-svat-zbilsivsa-pasaziropotik-gromadan-v-ukrainu-demcenko.html</text:a>
</text:p>
      <!--NEWS-->
      <text:h text:style-name="P10" text:outline-level="1">
<text:span text:style-name="T4">
Світ має вимагати вивести російські війська з усієї території України – Дуда</text:span>
</text:h>
      <text:p text:style-name="P4">
Authors: Ukrinform (Person)</text:p>
      <text:p text:style-name="P4">
Publisher: Укринформ (Organization)</text:p>
      <text:p text:style-name="P4">
Published Time: 2023-04-05T-37:18:00+03:00</text:p>
      <text:p text:style-name="P4">
Modified Time: 2023-04-05T22:18:00+03:00</text:p>
      <text:p text:style-name="P4">
Description: Лише Україна буде визначати своє майбутнє та умови миру з росією, а світ в цей час має виступати з єдиним закликом до кремля - вивести російські війська з усієї української території. — Укрінформ.</text:p>
      <text:p text:style-name="P4">
Images: ["<text:a xlink:type="simple" xlink:href="https://static.ukrinform.com/photos/2023_04/thumb_files/630_360_1680720196-140.jpg" text:style-name="Internet_20_link" text:visited-style-name="Visited_20_Internet_20_Link">
630_360_16807...</text:a>
"]</text:p>
      <text:p text:style-name="P4">
Tags: ['Дуда', 'Польща', 'Україна', 'Агресія РФ', 'Війна з росією']</text:p>
      <text:p text:style-name="P4">
Type: Article</text:p>
      <!--METADATA-->
      <text:p text:style-name="P4">
<draw:frame draw:style-name="fr1" draw:name="Image96" text:anchor-type="as-char" svg:width="6.9236in" svg:height="3.956343in" draw:z-index="0">
<draw:image xlink:href="../Images/yкринформ/2023-04-05T-37-18-00-03-00/630_360_1680720196-140.jpg" xlink:type="simple" xlink:show="embed" xlink:actuate="onLoad" draw:mime-type="image/jpeg"/>
</draw:frame>
 ЛишеУкраїна буде визначати своє майбутнє та умови миру з росією, а світ в цей часмає виступати з єдиним закликом до кремля - вивести російські війська з усієїукраїнської території.</text:p>
      <text:p text:style-name="P4">
Як передає Укрінформ, про це заявив президент Польщі Анджей Дуда у своїйемоційній промові перед українцями і поляками в Королівському замку у Варшавіу присутності Президента України Володимира Зеленського.</text:p>
      <text:p text:style-name="P4">
Польський лідер розпочав свій виступ з відзначення лідерства ВолодимираЗеленського, назвавши його "героєм вільного світу", та висловив повагу до"великого українського народу який веде героїчну боротьбу за незалежність".</text:p>
      <text:p text:style-name="P4">
"Україна показала усьому світу що здатна протистояти сусідній потузі, державінабагато більшій, теоретично набагато потужнішій. путін не досяг жодної зісвоїх стратегічних цілей, і росія зазнала величезних втрат. Це - величезнийуспіх української держави, українського суспільства та Збройних Сил України",- заявив Дуда.</text:p>
      <text:p text:style-name="P4">
<text:span text:style-name="T4">
Читайте також:</text:span>
 <text:span text:style-name="T4">
<text:a xlink:type="simple" xlink:href="https://www.ukrinform.ua/rubric-ato/3692100-zelenskij-pogodili-z-polseu-vazlivij-oboronnij-paket.html" text:style-name="Internet_20_link" text:visited-style-name="Visited_20_Internet_20_Link">
 </text:a>
 </text:span>
</text:p>
      <text:p text:style-name="P4">
Поруч з цим, він вказав на те, що до завершення війни ще далеко, й Українапотребує подальшої підтримки та негайних поставок сучасного озброєння.</text:p>
      <text:p text:style-name="P4">
"Польща була та буде одним з лідерів у цій підтримці... Немає часу чекати.Саме тому ми негайно поставляємо до України танки, БТРи, САУ, а останнімиднями також літаки. І ми також даємо приклад іншим державам, а інколи долаємоїх опір щодо поставок озброєння", - зазначив польський президент.</text:p>
      <text:p text:style-name="P4">
Він додав, що українці зараз борються не лише за свою незалежність, але й забезпеку усієї Європи, а також запевнив, що "підтримка вільної та незалежноїкраїни була, є і буде в нашій країні позаполітичним питанням, незалежно відтого, при владі перебувають ліві чи праві".</text:p>
      <text:p text:style-name="P4">
<text:span text:style-name="T4">
Читайте також:</text:span>
 <text:span text:style-name="T4">
<text:a xlink:type="simple" xlink:href="https://www.ukrinform.ua/rubric-ato/3692117-prezident-napolagae-na-stvorenni-aviacijnoi-koalicii-dla-ukraini.html" text:style-name="Internet_20_link" text:visited-style-name="Visited_20_Internet_20_Link">
 </text:a>
 </text:span>
</text:p>
      <text:p text:style-name="P4">
Поруч з цим, Дуда зазначив, що "у багатьох країнах після понад 400 днів війнивиникає втома, виснаження та зневіра: "Виникає спокуса, підживлюванаросійською пропагандою та дезінформацією, за всяку ціну якомога швидшедомогтися перемир’я – укладення невигідного для України миру з росією, який,по суті, полягатиме у тому, що росія і надалі займатиме українські окупованіземлі".</text:p>
      <text:p text:style-name="P4">
Він підкреслив, що Польща ніколи не погодиться щодо цього, та наголосив, щолише Україна буде вирішувати, як завершити цю війну.</text:p>
      <text:p text:style-name="P4">
"Лише Україна має право вирішувати про свій суверенітет та про те, на якихпідставах буде проводити мирні переговори. Єдина умова, якої світові лідериповинні вимагати від росії – це повне виведення військ з території України.Повне виведення військ. Поза міжнародно визнані кордони України", - заявивпольський лідер.</text:p>
      <text:p text:style-name="P4">
<text:span text:style-name="T4">
Читайте також:</text:span>
 <text:span text:style-name="T4">
<text:a xlink:type="simple" xlink:href="https://www.ukrinform.ua/rubric-polytics/3692018-polsa-ta-ukraina-pracuut-nad-novim-dogovorom-pro-dobrosusidstvo-duda.html" text:style-name="Internet_20_link" text:visited-style-name="Visited_20_Internet_20_Link">
 </text:a>
 </text:span>
</text:p>
      <text:p text:style-name="P4">
Він долав, що "ні про які переговори, і рішення над головами українців не можебути й мови".</text:p>
      <text:p text:style-name="P4">
"Якщо хтось у світі починає зі мною таку розмову, то я відповідаю: а ти був уБучі, Бородянці та Ірпіні? Не був? То поїдь туди, і скажи людям, чиїх близькихвбивали, катували та ґвалтували, скажи їм прямо в очі, що жертва їх близьких іїх страждання не мали значення, і що все буде як і раніше. І тому я кажу: ні,не може бути так, як колись, і не буде", - заявив Дуда.</text:p>
      <text:p text:style-name="P4">
<text:span text:style-name="T4">
Читайте також:</text:span>
 <text:span text:style-name="T4">
<text:a xlink:type="simple" xlink:href="https://www.ukrinform.ua/rubric-polytics/3692000-ukraina-ne-pide-na-kompromisi-u-pitannah-zahistu-svoei-zemli-zelenskij.html" text:style-name="Internet_20_link" text:visited-style-name="Visited_20_Internet_20_Link">
 </text:a>
 </text:span>
</text:p>
      <text:p text:style-name="P4">
Він ще раз наголосив на тому, що потрібно продовжувати збройно підтримуватиУкраїну без жодних сумнівів.</text:p>
      <text:p text:style-name="P4">
"Україні сьогодні вкрай необхідна віра усього вільного світу у її перемогу.Ми, поляки, віримо, що Україна захистить себе від російської агресії, і щомільйони її громадян зможуть повернутися до своїх домівок, які ми, Захід,допоможемо відбудувати... Ми віримо у вас та у вашу перемогу!", - наголосивпольський президент.</text:p>
      <text:p text:style-name="P4">
Свою промову він завершив першими рядками з польського та українськогодержавного гімнів.</text:p>
      <text:p text:style-name="P4">
Як повідомлялося, Президент Володимир Зеленський разом з дружиною 5 квітняперебуває з офіційним візитом у Польщі.</text:p>
      <text:p text:style-name="P4">
Source: <text:a xlink:type="simple" xlink:href="https://www.ukrinform.ua/rubric-polytics/3692190-svit-mae-vimagati-vivesti-rosijski-vijska-z-usiei-teritorii-ukraini-duda.html" text:style-name="Internet_20_link" text:visited-style-name="Visited_20_Internet_20_Link">
https://www.ukrinform.ua/rubric-polytics/3692190-svit-mae-vimagati-vivesti-rosijski-vijska-z-usiei-teritorii-ukraini-duda.html</text:a>
</text:p>
      <!--NEWS-->
      <text:h text:style-name="P10" text:outline-level="1">
<text:span text:style-name="T4">
Перші леді України та Польщі відвідали варшавський центр допомоги біженцям</text:span>
</text:h>
      <text:p text:style-name="P4">
Authors: Ukrinform (Person)</text:p>
      <text:p text:style-name="P4">
Publisher: Укринформ (Organization)</text:p>
      <text:p text:style-name="P4">
Published Time: 2023-04-05T-39:12:00+03:00</text:p>
      <text:p text:style-name="P4">
Modified Time: 2023-04-05T22:12:00+03:00</text:p>
      <text:p text:style-name="P4">
Description: Дружини Президентів України Олена Зеленська та Польщі Агата Корнгаузер-Дуда відвідали у Варшаві центрі допомоги мігрантам і біженцям від «Карітас Польща» (Caritas Polska). — Укрінформ.</text:p>
      <text:p text:style-name="P4">
Images: ["<text:a xlink:type="simple" xlink:href="https://static.ukrinform.com/photos/2023_04/thumb_files/630_360_1680721814-410.jpg" text:style-name="Internet_20_link" text:visited-style-name="Visited_20_Internet_20_Link">
630_360_16807...</text:a>
"]</text:p>
      <text:p text:style-name="P4">
Tags: ['Польща', 'Візит', 'Олена Зеленська', 'Перша леді']</text:p>
      <text:p text:style-name="P4">
Type: Article</text:p>
      <!--METADATA-->
      <text:p text:style-name="P4">
<draw:frame draw:style-name="fr1" draw:name="Image97" text:anchor-type="as-char" svg:width="6.9236in" svg:height="3.956343in" draw:z-index="0">
<draw:image xlink:href="../Images/yкринформ/2023-04-05T-39-12-00-03-00/630_360_1680721814-410.jpg" xlink:type="simple" xlink:show="embed" xlink:actuate="onLoad" draw:mime-type="image/jpeg"/>
</draw:frame>
 ДружиниПрезидентів України Олена Зеленська та Польщі Агата Корнгаузер-Дуда відвідалиу Варшаві центрі допомоги мігрантам і біженцям від «Карітас Польща» (CaritasPolska).</text:p>
      <text:p text:style-name="P4">
Як передає Укрінформ, про це Зеленська повідомила у <text:a xlink:type="simple" xlink:href="https://t.me/FirstLadyOfUkraine/2851" text:style-name="Internet_20_link" text:visited-style-name="Visited_20_Internet_20_Link">
</text:a>
 .</text:p>
      <text:p text:style-name="P4">
«Допомога з орендою житла, гроші на харчування, психологічна підтримка, мовнікурси, працевлаштування, усебічні заняття для дітей і дорослих, кімнати длямалечі та старших – це далеко не все, що отримують українці у варшавськомуцентрі допомоги мігрантам і біженцям від «Карітас Польща» (Caritas Polska).Сьогодні побували тут разом із колегою Агатою Корнгаузер-Дудою», - зазначилаЗеленська.</text:p>
      <text:p text:style-name="P4">
<text:span text:style-name="T4">
Читайте також:</text:span>
 <text:span text:style-name="T4">
<text:a xlink:type="simple" xlink:href="https://www.ukrinform.ua/rubric-society/3692022-zelenska-zustrilasa-z-ukrainskimi-medikami-aki-zaversuut-navcanna-u-polsi.html" text:style-name="Internet_20_link" text:visited-style-name="Visited_20_Internet_20_Link">
 </text:a>
 </text:span>
</text:p>
      <text:p text:style-name="P4">
За її словами, із «Карітасом» – благодійною організацією католицької церкви –стикався майже кожен українець, якого війна вигнала за кордон. Адже саметисячі волонтерів «Карітасу» просто на кордоні роздавали українцям їжу, напої,термоси, ковдри в перші дні широкомасштабного російського вторгнення.</text:p>
      <text:p text:style-name="P4">
«І дотепер допомагають у різних містах країни: центрів, подібних доваршавського, у Польщі діє 32. Мільйони українців отримали не лише дієвупідтримку, але й безцінне відчуття, що в незнайомій країні не залишаються зпроблемами сам на сам», - зауважила Зеленська.</text:p>
      <text:p text:style-name="P4">
<text:span text:style-name="T4">
Читайте також:</text:span>
 <text:span text:style-name="T4">
<text:a xlink:type="simple" xlink:href="https://www.ukrinform.ua/rubric-vidbudova/3692152-u-polsi-pidpisali-dokument-pro-vidbudovu-ukraini-zelenskij.html" text:style-name="Internet_20_link" text:visited-style-name="Visited_20_Internet_20_Link">
 </text:a>
 </text:span>
</text:p>
      <text:p text:style-name="P4">
Вона подякувала кожному польському волонтеру й кожній волонтерці, якісупроводжують українців на нелегкому емігрантському шляху, і підкреслила, що«добро обов’язково повернеться сторицею».</text:p>
      <text:p text:style-name="P4">
<text:span text:style-name="T4">
Читайте також:</text:span>
 <text:span text:style-name="T4">
<text:a xlink:type="simple" xlink:href="https://www.ukrinform.ua/rubric-polytics/3692154-zelenskij-vistupae-u-korolivskomu-zamku-varsavi.html" text:style-name="Internet_20_link" text:visited-style-name="Visited_20_Internet_20_Link">
 </text:a>
 </text:span>
</text:p>
      <text:p text:style-name="P4">
Як повідомляв Укрінформ, раніше Олена Зеленська й Агата Корнгаузер-Дудазустрілися з українськими медиками, які завершують у <text:span text:style-name="T4">
<text:a xlink:type="simple" xlink:href="https://www.ukrinform.ua/tag-polsa" text:style-name="Internet_20_link" text:visited-style-name="Visited_20_Internet_20_Link">
</text:a>
 </text:span>
 курс із вертолітної екстреноїмедичної допомоги.</text:p>
      <text:p text:style-name="P4">
Source: <text:a xlink:type="simple" xlink:href="https://www.ukrinform.ua/rubric-society/3692186-persi-ledi-ukraini-ta-polsi-vidvidali-varsavskij-centr-dopomogi-bizencam.html" text:style-name="Internet_20_link" text:visited-style-name="Visited_20_Internet_20_Link">
https://www.ukrinform.ua/rubric-society/3692186-persi-ledi-ukraini-ta-polsi-vidvidali-varsavskij-centr-dopomogi-bizencam.html</text:a>
</text:p>
      <!--NEWS-->
      <text:h text:style-name="P10" text:outline-level="1">
<text:span text:style-name="T4">
Україна зможе експортувати менше зерна автошляхами, якщо будуть розблоковані морпорти - Сольський</text:span>
</text:h>
      <text:p text:style-name="P4">
Authors: Ukrinform (Person)</text:p>
      <text:p text:style-name="P4">
Publisher: Укринформ (Organization)</text:p>
      <text:p text:style-name="P4">
Published Time: 2023-04-05T-41:06:56+03:00</text:p>
      <text:p text:style-name="P4">
Modified Time: 2023-04-05T22:06:56+03:00</text:p>
      <text:p text:style-name="P4">
Description: Україна могла б зменшити обсяги перевезення зерна автомобільними шляхами через Європу, якщо росія припинить блокувати роботу українських морських портів. — Укрінформ.</text:p>
      <text:p text:style-name="P4">
Images: ["<text:a xlink:type="simple" xlink:href="https://static.ukrinform.com/photos/2022_06/thumb_files/630_360_1655714911-861.jpg" text:style-name="Internet_20_link" text:visited-style-name="Visited_20_Internet_20_Link">
630_360_16557...</text:a>
"]</text:p>
      <text:p text:style-name="P4">
Tags: ['Експорт', 'Мінагро', 'Польща', 'Зерно', 'Сольський']</text:p>
      <text:p text:style-name="P4">
Type: Article</text:p>
      <!--METADATA-->
      <text:p text:style-name="P4">
<draw:frame draw:style-name="fr1" draw:name="Image98" text:anchor-type="as-char" svg:width="6.9236in" svg:height="3.956343in" draw:z-index="0">
<draw:image xlink:href="../Images/yкринформ/2023-04-05T-41-06-56-03-00/630_360_1655714911-861.jpg" xlink:type="simple" xlink:show="embed" xlink:actuate="onLoad" draw:mime-type="image/jpeg"/>
</draw:frame>
 Українамогла б зменшити обсяги перевезення зерна автомобільними шляхами через Європу,якщо росія припинить блокувати роботу українських морських портів.</text:p>
      <text:p text:style-name="P4">
Про це сказав міністр аграрної політики та продовольства України МиколаСольський, передає Укрінформ з посиланням на <text:a xlink:type="simple" xlink:href="https://minagro.gov.ua/news/mikola-solskij-na-vartist-zerna-u-sviti-vplivaye-vijna-proti-ukrayini" text:style-name="Internet_20_link" text:visited-style-name="Visited_20_Internet_20_Link">
</text:a>
</text:p>
      <text:p text:style-name="P4">
Він зазначив, що якби всій світовій спільноті вдалося дотиснути росію щодозбільшення перевірок у Босфорі, Україна могла б відправляти в декілька разівбільше суден із зерном за добу. Відповідно, потік автомобільних перевезеньукраїнського зерна країнами Європи міг би зменшитися.</text:p>
      <text:p text:style-name="P4">
За словами Сольського, для українського фермера експорт морем дешевший, а отже- вигідніший.</text:p>
      <text:p text:style-name="P4">
Він наголосив, що росія продовжує штучно стримувати експорт українського <text:a xlink:type="simple" xlink:href="https://www.ukrinform.ua/tag-zerno" text:style-name="Internet_20_link" text:visited-style-name="Visited_20_Internet_20_Link">
</text:a>
 морем, гальмуючи проведення інспекційсуден у Босфорі. Інспектують лише 2-3 кораблі в день. Міністр пояснив, щоукраїнські порти не працюють на повну потужність через військову агресіюросії. Тому для експорту українського зерна доводиться шукати альтернативнілогістичні шляхи, в тому числі, й через Польщу.</text:p>
      <text:p text:style-name="P4">
"Війна росії проти України вплинула на весь світовий аграрний ринок. Країна-агресор створила проблеми як для виробників - українських та, наприклад,польських, так і для споживачів, не лише в нас, а й у Європі чи Африці. І одназ головних проблем - це блокування морських шляхів експорту українськогозерна", - заявив очільник Мінагрополітики.</text:p>
      <text:p text:style-name="P4">
Він додав, що майже рік тому Єврокомісія впровадила ініціативу «ШляхиСолідарності» для налагодження альтернативних маршрутів експорту українськоїагропродукції та імпорту товарів першої необхідності в умовах блокади морськихпортів.</text:p>
      <text:p text:style-name="P4">
"Це була шалена підтримка з боку Європи, в тому числі, Польщі, і це рішеннядало змогу захистити критичні інтереси українських фермерів. Ми продовжуємозближувати наші ринки, ми за здорову конкуренцію і розуміємо, що союзникам маєбути комфортно співпрацювати. На жаль, війна внесла свої корективи, на щастя,поляки це розуміють", - сказав Сольський.</text:p>
      <text:p text:style-name="P4">
<text:span text:style-name="T4">
Читайте також:</text:span>
 <text:a xlink:type="simple" xlink:href="https://www.ukrinform.ua/rubric-economy/3692141-problemi-polskih-fermeriv-zelenskij-zapevnae-so-pitanna-virisat-u-najblizci-dnitizni.html" text:style-name="Internet_20_link" text:visited-style-name="Visited_20_Internet_20_Link">
 <text:span text:style-name="T4">
фермерів</text:span>
 </text:a>
</text:p>
      <text:p text:style-name="P4">
Як повідомляв Укрінформ, міністр сільського господарства Польщі ГенрикКовальчик подав у відставку 5 квітня на тлі зростання обурення фермерів черезвплив імпорту українського зерна на ціни.</text:p>
      <text:p text:style-name="P4">
Ковальчик заявив, що вирішив залишити посаду через рішення Єврокомісіїпродовжити безмитне ввезення українського зерна до червня 2024 року. Завведення тарифів виступили польські фермери.</text:p>
      <text:p text:style-name="P4">
Польща та інші країни запропонували допомогу у транзиті українського зерна назовнішні ринки після того, як росія заблокувала традиційні маршрути післяповномасштабного вторгнення в Україну.</text:p>
      <text:p text:style-name="P4">
Польські фермери стверджують, що зерно залишається у їхніх країнах, щопризводить до зниження цін.</text:p>
      <text:p text:style-name="P4">
Source: <text:a xlink:type="simple" xlink:href="https://www.ukrinform.ua/rubric-economy/3692184-ukraina-zmoze-eksportuvati-mense-zerna-avtoslahami-akso-budut-rozblokovani-morporti-solskij.html" text:style-name="Internet_20_link" text:visited-style-name="Visited_20_Internet_20_Link">
https://www.ukrinform.ua/rubric-economy/3692184-ukraina-zmoze-eksportuvati-mense-zerna-avtoslahami-akso-budut-rozblokovani-morporti-solskij.html</text:a>
</text:p>
      <!--NEWS-->
      <text:h text:style-name="P10" text:outline-level="1">
<text:span text:style-name="T4">
Профільний комітет Ради підтримує законопроєкт про реорганізацію ФДМУ</text:span>
</text:h>
      <text:p text:style-name="P4">
Authors: Ukrinform (Person)</text:p>
      <text:p text:style-name="P4">
Publisher: Укринформ (Organization)</text:p>
      <text:p text:style-name="P4">
Published Time: 2023-04-05T-43:01:16+03:00</text:p>
      <text:p text:style-name="P4">
Modified Time: 2023-04-05T22:01:16+03:00</text:p>
      <text:p text:style-name="P4">
Description: Комітет з питань економічного розвитку рекомендує парламенту ухвалити в другому читанні законопроєкт №8250, який допоможе покращити управлінську структуру Фонду держмайна. — Укрінформ.</text:p>
      <text:p text:style-name="P4">
Images: ["<text:a xlink:type="simple" xlink:href="https://static.ukrinform.com/photos/2015_12/thumb_files/630_360_1450445153-4552.jpg" text:style-name="Internet_20_link" text:visited-style-name="Visited_20_Internet_20_Link">
630_360_14504...</text:a>
"]</text:p>
      <text:p text:style-name="P4">
Tags: ['ФДМУ', 'Реформа', 'Законопроєкт', 'Верховна Рада']</text:p>
      <text:p text:style-name="P4">
Type: Article</text:p>
      <!--METADATA-->
      <text:p text:style-name="P4">
<draw:frame draw:style-name="fr1" draw:name="Image99" text:anchor-type="as-char" svg:width="6.9236in" svg:height="3.956343in" draw:z-index="0">
<draw:image xlink:href="../Images/yкринформ/2023-04-05T-43-01-16-03-00/630_360_1450445153-4552.jpg" xlink:type="simple" xlink:show="embed" xlink:actuate="onLoad" draw:mime-type="image/jpeg"/>
</draw:frame>
 Комітетз питань економічного розвитку рекомендує парламенту ухвалити в другомучитанні законопроєкт №8250, який допоможе покращити управлінську структуруФонду держмайна.</text:p>
      <text:p text:style-name="P4">
Про це повідомляє Укрінформ з посиланням на сайт <text:a xlink:type="simple" xlink:href="https://www.rada.gov.ua/news/news_kom/234971.html" text:style-name="Internet_20_link" text:visited-style-name="Visited_20_Internet_20_Link">
</text:a>
 .</text:p>
      <text:p text:style-name="P4">
«За результатами обговорення народні депутати – члени Комітету з питаньекономічного розвитку ухвалили рішення рекомендувати <text:a xlink:type="simple" xlink:href="https://www.ukrinform.ua/tag-verhovna-rada" text:style-name="Internet_20_link" text:visited-style-name="Visited_20_Internet_20_Link">
</text:a>
 прийняти вищезазначенийзаконопроєкт в цілому», - йдеться в повідомленні.</text:p>
      <text:p text:style-name="P4">
Документ направлений на врегулювання управлінських процесів всередині Фондудержавного майна. Він дозволить створити єдиний підхід до системи доборукадрів і управління, а також цифровізує внутрішній документообіг тавдосконалить систему аналізу ризиків.</text:p>
      <text:p text:style-name="P4">
<text:span text:style-name="T4">
Читайте також:</text:span>
 <text:a xlink:type="simple" xlink:href="https://www.ukrinform.ua/rubric-economy/3689488-fond-derzmajna-planue-vidnoviti-veliku-privatizaciu.html" text:style-name="Internet_20_link" text:visited-style-name="Visited_20_Internet_20_Link">
 </text:a>
</text:p>
      <text:p text:style-name="P4">
Як повідомлялося, з початку 2023 року Фонд держмайна провів 81 приватизаційнийаукціон та залучив 1 млрд грн від приватних інвесторів. 65% коштів вженадійшли до державного бюджету.</text:p>
      <text:p text:style-name="P4">
Source: <text:a xlink:type="simple" xlink:href="https://www.ukrinform.ua/rubric-economy/3692183-profilnij-komitet-radi-pidtrimue-zakonoproekt-pro-reorganizaciu-fdmu.html" text:style-name="Internet_20_link" text:visited-style-name="Visited_20_Internet_20_Link">
https://www.ukrinform.ua/rubric-economy/3692183-profilnij-komitet-radi-pidtrimue-zakonoproekt-pro-reorganizaciu-fdmu.html</text:a>
</text:p>
      <!--NEWS-->
      <text:h text:style-name="P10" text:outline-level="1">
<text:span text:style-name="T4">
У центрі москви горіла будівля міноборони</text:span>
</text:h>
      <text:p text:style-name="P4">
Authors: Ukrinform (Person)</text:p>
      <text:p text:style-name="P4">
Publisher: Укринформ (Organization)</text:p>
      <text:p text:style-name="P4">
Published Time: 2023-04-05T-46:55:00+03:00</text:p>
      <text:p text:style-name="P4">
Modified Time: 2023-04-05T21:55:00+03:00</text:p>
      <text:p text:style-name="P4">
Description: В історичному центрі москви на вулиці Знам'янка сталася пожежа другого рівня складності в будівлі міноборони рф.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Міноборони', 'Москва', 'росія']</text:p>
      <text:p text:style-name="P4">
Type: Article</text:p>
      <!--METADATA-->
      <text:p text:style-name="P4">
<draw:frame draw:style-name="fr1" draw:name="Image100" text:anchor-type="as-char" svg:width="6.9236in" svg:height="3.956343in" draw:z-index="0">
<draw:image xlink:href="../Images/yкринформ/2023-04-05T-46-55-00-03-00/630_360_1677569405-698.jpg" xlink:type="simple" xlink:show="embed" xlink:actuate="onLoad" draw:mime-type="image/jpeg"/>
</draw:frame>
 Вісторичному центрі москви на вулиці Знам'янка сталася пожежа другого рівняскладності в будівлі міноборони рф.</text:p>
      <text:p text:style-name="P4">
Як передає Укрінформ, про це повідомляє <text:a xlink:type="simple" xlink:href="https://tass.ru/proisshestviya/17459961" text:style-name="Internet_20_link" text:visited-style-name="Visited_20_Internet_20_Link">
</text:a>
 з посиланням на пресслужбустоличного гу мнс росії.</text:p>
      <text:p text:style-name="P4">
За твердженням чиновників, пожежа сталася на третьому поверсі черезелектропобутовий прилад, по іншій версії – через аварію електромережі. Пожежібуло надано другий - підвищений номер складності з п'яти існуючих.</text:p>
      <text:p text:style-name="P4">
<text:span text:style-name="T4">
Читайте також:</text:span>
 <text:a xlink:type="simple" xlink:href="https://www.ukrinform.ua/rubric-world/3691579-u-banglades-goriv-stolicnij-rinok-zniseni-blizko-5-tisac-kramnic.html" text:style-name="Internet_20_link" text:visited-style-name="Visited_20_Internet_20_Link">
 </text:a>
</text:p>
      <text:p text:style-name="P4">
<text:a xlink:type="simple" xlink:href="https://tass.ru/proisshestviya/17459961" text:style-name="Internet_20_link" text:visited-style-name="Visited_20_Internet_20_Link">
 </text:a>
 ліквідували на площі 60 кв. м о20:00.</text:p>
      <text:p text:style-name="P4">
У будівлі, де сталася пожежа, розташовані адміністративні служби міноборони,зокрема департамент військового майна та департамент житлового забезпечення.також у ньому розташований музей радянського полководця георгія жукова.</text:p>
      <text:p text:style-name="P4">
<text:span text:style-name="T4">
Читайте також:</text:span>
 <text:a xlink:type="simple" xlink:href="https://www.ukrinform.ua/rubric-world/3690914-u-berlinskij-likarni-stalasa-pozeza-postrazdali-troe-pacientiv-i-medsestra.html" text:style-name="Internet_20_link" text:visited-style-name="Visited_20_Internet_20_Link">
 <text:span text:style-name="T4">
пожеж</text:span>
 </text:a>
</text:p>
      <text:p text:style-name="P4">
Російські медіа нагадують, що в цьому домі, де розташовані господарськідепартаменти міноборони, у 2016 році вже була пожежа, більш масштабна. Тодівпала покрівля, пожежу гасили близько дев'яти годин.</text:p>
      <text:p text:style-name="P4">
По вулиці Знам'янка, 19 знаходиться старий будинок російського генштабу,колишнє Олександрівське військове училище. В його основі - палац генерала С.С.Апраксіна, збудований у 1792 році архітектором Ф.І. Кампорезі.</text:p>
      <text:p text:style-name="P4">
Фото ілюстративне, Олександр Гіманов</text:p>
      <text:p text:style-name="P4">
Source: <text:a xlink:type="simple" xlink:href="https://www.ukrinform.ua/rubric-world/3692182-u-centri-moskvi-gorila-budivla-minoboroni.html" text:style-name="Internet_20_link" text:visited-style-name="Visited_20_Internet_20_Link">
https://www.ukrinform.ua/rubric-world/3692182-u-centri-moskvi-gorila-budivla-minoboroni.html</text:a>
</text:p>
      <!--NEWS-->
      <text:h text:style-name="P10" text:outline-level="1">
<text:span text:style-name="T4">
Свобода України та Польщі є гарантією свободи для сусідніх країн – Зеленський</text:span>
</text:h>
      <text:p text:style-name="P4">
Authors: Ukrinform (Person)</text:p>
      <text:p text:style-name="P4">
Publisher: Укринформ (Organization)</text:p>
      <text:p text:style-name="P4">
Published Time: 2023-04-05T-48:53:46+03:00</text:p>
      <text:p text:style-name="P4">
Modified Time: 2023-04-05T21:53:46+03:00</text:p>
      <text:p text:style-name="P4">
Description: Свобода України та Польщі є гарантією свободи для сусідніх країн, а чим більше свободи, тим більше гарантій, що ворог понесе справедливу відповідальність. — Укрінформ.</text:p>
      <text:p text:style-name="P4">
Images: ["<text:a xlink:type="simple" xlink:href="https://static.ukrinform.com/photos/2023_04/thumb_files/630_360_1680717221-266.jpg" text:style-name="Internet_20_link" text:visited-style-name="Visited_20_Internet_20_Link">
630_360_16807...</text:a>
"]</text:p>
      <text:p text:style-name="P4">
Tags: ['Польща', 'Варшава', 'Зеленський']</text:p>
      <text:p text:style-name="P4">
Type: Article</text:p>
      <!--METADATA-->
      <text:p text:style-name="P4">
<draw:frame draw:style-name="fr1" draw:name="Image101" text:anchor-type="as-char" svg:width="6.9236in" svg:height="3.956343in" draw:z-index="0">
<draw:image xlink:href="../Images/yкринформ/2023-04-05T-48-53-46-03-00/630_360_1680717221-266.jpg" xlink:type="simple" xlink:show="embed" xlink:actuate="onLoad" draw:mime-type="image/jpeg"/>
</draw:frame>
 СвободаУкраїни та Польщі є гарантією свободи для сусідніх країн, а чим більшесвободи, тим більше гарантій, що ворог понесе справедливу відповідальність.</text:p>
      <text:p text:style-name="P4">
Про це сказав Президент Володимир Зеленський під час виступу в Королівськомузамку у Варшаві, повідомляє кореспондент Укрінформу.</text:p>
      <text:p text:style-name="P4">
"Коли ми із вами вільні - це гарантія, що свобода буде міцною у всіх нашихкраїнах-сусідах в ЄС: Румунія і Словаччина, Литва та інші країни Балтії всісильніші, коли ми вільні. Коли ми вільні - це гарантія, що свобода вистоїть уМолдові, не полишить Грузії і прийде, обов'язково прийде, в білорусь", -сказав Зеленський.</text:p>
      <text:p text:style-name="P4">
<text:span text:style-name="T4">
Читайте також:</text:span>
 <text:a xlink:type="simple" xlink:href="https://www.ukrinform.ua/rubric-polytics/3692174-zelenskij-u-polsi-cotiri-kolori-nasih-praporiv-micnisi-za-rosijskij-trikolor.html" text:style-name="Internet_20_link" text:visited-style-name="Visited_20_Internet_20_Link">
 <text:span text:style-name="T4">
Зеленський</text:span>
 </text:a>
</text:p>
      <text:p text:style-name="P4">
Також він підкреслив, що чим більше буде свободи в країн, тим більшими будутьгарантії того, що "наш спільний ворог відповідатиме справедливо за Биківню таБучу, за Катинь та Смоленськ, відповідатиме до кінця свого життя тут, наземлі, і на віки перед Богом".</text:p>
      <text:p text:style-name="P4">
"Справедливість - це буде історичний здобуток наших поколінь", - додавПрезидент.</text:p>
      <text:p text:style-name="P4">
Як повідомлялося, Президент Володимир Зеленський разом з дружиною 5 квітняперебуває з офіційним візитом у Польщі.</text:p>
      <text:p text:style-name="P4">
Source: <text:a xlink:type="simple" xlink:href="https://www.ukrinform.ua/rubric-polytics/3692179-svoboda-ukraini-ta-polsi-e-garantieu-svobodi-dla-susidnih-krain-zelenskij.html" text:style-name="Internet_20_link" text:visited-style-name="Visited_20_Internet_20_Link">
https://www.ukrinform.ua/rubric-polytics/3692179-svoboda-ukraini-ta-polsi-e-garantieu-svobodi-dla-susidnih-krain-zelenskij.html</text:a>
</text:p>
      <!--NEWS-->
      <text:h text:style-name="P10" text:outline-level="1">
<text:span text:style-name="T4">
З початку року до зведеного бюджету надійшло понад ₴253 мільярди</text:span>
</text:h>
      <text:p text:style-name="P4">
Authors: Ukrinform (Person)</text:p>
      <text:p text:style-name="P4">
Publisher: Укринформ (Organization)</text:p>
      <text:p text:style-name="P4">
Published Time: 2023-04-05T-50:52:12+03:00</text:p>
      <text:p text:style-name="P4">
Modified Time: 2023-04-05T21:52:12+03:00</text:p>
      <text:p text:style-name="P4">
Description: Платники у складний воєнний час продовжують підтримувати економіку України, сумлінно сплачуючи до бюджету податки, так за три місяці уже надійшло понад 253 млрд грн. — Укрінформ.</text:p>
      <text:p text:style-name="P4">
Images: ["<text:a xlink:type="simple" xlink:href="https://static.ukrinform.com/photos/2020_10/thumb_files/630_360_1602826953-917.jpg" text:style-name="Internet_20_link" text:visited-style-name="Visited_20_Internet_20_Link">
630_360_16028...</text:a>
"]</text:p>
      <text:p text:style-name="P4">
Tags: ['Бюджет', 'Податки']</text:p>
      <text:p text:style-name="P4">
Type: Article</text:p>
      <!--METADATA-->
      <text:p text:style-name="P4">
<draw:frame draw:style-name="fr1" draw:name="Image102" text:anchor-type="as-char" svg:width="6.9236in" svg:height="3.956343in" draw:z-index="0">
<draw:image xlink:href="../Images/yкринформ/2023-04-05T-50-52-12-03-00/630_360_1602826953-917.jpg" xlink:type="simple" xlink:show="embed" xlink:actuate="onLoad" draw:mime-type="image/jpeg"/>
</draw:frame>
 Платникиу складний воєнний час продовжують підтримувати економіку України, сумлінносплачуючи до бюджету податки, так за три місяці уже надійшло понад 253 млрдгрн.</text:p>
      <text:p text:style-name="P4">
Як передає Укрінформ, про це повідомляє <text:a xlink:type="simple" xlink:href="https://tax.gov.ua/media-tsentr/novini/666239.html" text:style-name="Internet_20_link" text:visited-style-name="Visited_20_Internet_20_Link">
 </text:a>
</text:p>
      <text:p text:style-name="P4">
"Так, у січні – березні 2023 року надходження (сальдо) до зведеного бюджету поплатежах, що контролюються ДПС, становлять 253,2 млрд грн. До державногобюджету надійшло 152,2 млрд грн, до місцевих бюджетів – 101 млрд гривень", -йдеться в повідомленні.</text:p>
      <text:p text:style-name="P4">
Надходження (сальдо) до загального фонду державного бюджету у січні – березні2023 року становили 150,4 млрд грн. Показники розпису Міністерства фінансівУкраїни за доходами загального фонду державного бюджету виконано на 98,8 відс.При цьому за І квартал 2023 року на рахунки платників відшкодовано 40,4 млрдгрн ПДВ.</text:p>
      <text:p text:style-name="P4">
<text:span text:style-name="T4">
Читайте також:</text:span>
 <text:a xlink:type="simple" xlink:href="https://www.ukrinform.ua/rubric-economy/3691281-derzavni-zapozicenna-do-budzetu-v-persomu-kvartali-stanovili-4035-milarda-minfin.html" text:style-name="Internet_20_link" text:visited-style-name="Visited_20_Internet_20_Link">
 </text:a>
</text:p>
      <text:p text:style-name="P4">
У березні 2023 року надходження (сальдо) до зведеного бюджету по платежах, щоконтролюються ДПС, становлять 103,3 млрд грн. До державного бюджету надійшло68,8 млрд грн, до місцевих бюджетів – 34,5 млрд гривень.</text:p>
      <text:p text:style-name="P4">
Як повідомляв Укрінформ, у січні-лютому 2023 року надходження до зведеного <text:a xlink:type="simple" xlink:href="https://www.ukrinform.ua/tag-budzet" text:style-name="Internet_20_link" text:visited-style-name="Visited_20_Internet_20_Link">
</text:a>
 по платежах, що контролюються Державноюподатковою службою України, становили 149,9 млрд грн.</text:p>
      <text:p text:style-name="P4">
Source: <text:a xlink:type="simple" xlink:href="https://www.ukrinform.ua/rubric-economy/3692177-z-pocatku-roku-do-zvedenogo-budzetu-nadijslo-ponad-253-milardi.html" text:style-name="Internet_20_link" text:visited-style-name="Visited_20_Internet_20_Link">
https://www.ukrinform.ua/rubric-economy/3692177-z-pocatku-roku-do-zvedenogo-budzetu-nadijslo-ponad-253-milardi.html</text:a>
</text:p>
      <!--NEWS-->
      <text:h text:style-name="P10" text:outline-level="1">
<text:span text:style-name="T4">
Зеленський вірить, що Польща проявить своє лідерство у створенні авіаційної коаліції</text:span>
</text:h>
      <text:p text:style-name="P4">
Authors: Ukrinform (Person)</text:p>
      <text:p text:style-name="P4">
Publisher: Укринформ (Organization)</text:p>
      <text:p text:style-name="P4">
Published Time: 2023-04-05T-52:48:11+03:00</text:p>
      <text:p text:style-name="P4">
Modified Time: 2023-04-05T21:48:11+03:00</text:p>
      <text:p text:style-name="P4">
Description: Президент України Володимир Зеленський вірить, що Польща проявить своє лідерство у створенні міжнародної авіаційної коаліції для забезпечення України сучасними винищувачами, і закликав світ не зупинятися у солідарності з Україною. — Укрінформ.</text:p>
      <text:p text:style-name="P4">
Images: ["<text:a xlink:type="simple" xlink:href="https://static.ukrinform.com/photos/2023_04/thumb_files/630_360_1680717221-266.jpg" text:style-name="Internet_20_link" text:visited-style-name="Visited_20_Internet_20_Link">
630_360_16807...</text:a>
"]</text:p>
      <text:p text:style-name="P4">
Tags: ['Польща', 'Зеленський', 'Війна з росією', 'Авіаційна коаліція']</text:p>
      <text:p text:style-name="P4">
Type: Article</text:p>
      <!--METADATA-->
      <text:p text:style-name="P4">
<draw:frame draw:style-name="fr1" draw:name="Image103" text:anchor-type="as-char" svg:width="6.9236in" svg:height="3.956343in" draw:z-index="0">
<draw:image xlink:href="../Images/yкринформ/2023-04-05T-52-48-11-03-00/630_360_1680717221-266.jpg" xlink:type="simple" xlink:show="embed" xlink:actuate="onLoad" draw:mime-type="image/jpeg"/>
</draw:frame>
 ПрезидентУкраїни Володимир Зеленський вірить, що Польща проявить своє лідерство устворенні міжнародної авіаційної коаліції для забезпечення України сучаснимивинищувачами, і закликав світ не зупинятися у солідарності з Україною.</text:p>
      <text:p text:style-name="P4">
Про це він заявив, виступаючи перед українською і польською громадами на площіКоролівського замку у Варшаві, і дякуючи полякам за їх підтримку і допомогуУкраїні у війні з агресором, повідомляє кореспондент Укрінформу.</text:p>
      <text:p text:style-name="P4">
"Чи багато ще треба кроків до перемоги? Ні. Треба лише не зупинятися усолідарності. Коли битва вимагає артилерії, її варто надавати, коли перемогапотребує танків, їхній гуркіт має зазвучати на передовій. Коли незалежністьпотребує повітря, не треба звертати увагу, як відреагують в росії на літаки унас, не варто гадати, яке число виглядатиме безпечніше поруч із літерою F - 16чи якесь інше. Варто діяти", - сказав Президент.</text:p>
      <text:p text:style-name="P4">
<text:span text:style-name="T4">
Читайте також:</text:span>
 <text:a xlink:type="simple" xlink:href="https://www.ukrinform.ua/rubric-ato/3692117-prezident-napolagae-na-stvorenni-aviacijnoi-koalicii-dla-ukraini.html" text:style-name="Internet_20_link" text:visited-style-name="Visited_20_Internet_20_Link">
 <text:span text:style-name="T4">
коаліції</text:span>
 </text:a>
</text:p>
      <text:p text:style-name="P4">
Він нагадав про лідерство і рішучість Польщі у створення "танкової коаліції"для допомоги Україні і сподівається на це лідерство і в "авіаційній коаліції".</text:p>
      <text:p text:style-name="P4">
"Треба так само діяти, як ваше лідерство проявило себе у "танковій коаліції".Вірю, що проявиться і в "авіаційній коаліції". Бо це битва за свободу, і в нійнеможливо виграти частково", - наголос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692111-zelenskij-obgovoriv-iz-moraveckim-dopomogi-u-posuku-ta-povernenni-z-rf-ukrainskih-ditej.html" text:style-name="Internet_20_link" text:visited-style-name="Visited_20_Internet_20_Link">
 <text:span text:style-name="T4">
Зеленський</text:span>
 </text:a>
</text:p>
      <text:p text:style-name="P4">
Як повідомлялося, Президент Володимир Зеленський разом з дружиною 5 квітняперебуває з офіційним візитом у Польщі.</text:p>
      <text:p text:style-name="P4">
Президент Польщі Анджей Дуда раніше заявив, що <text:a xlink:type="simple" xlink:href="https://www.ukrinform.ua/rubric-ato/3691947-polsa-peredala-ukraini-vze-visim-migiv-gotue-se-sist.html" text:style-name="Internet_20_link" text:visited-style-name="Visited_20_Internet_20_Link">
</text:a>
 та готує до передачі шість винищувачів.</text:p>
      <text:p text:style-name="P4">
Source: <text:a xlink:type="simple" xlink:href="https://www.ukrinform.ua/rubric-ato/3692175-zelenskij-virit-so-polsa-proavit-svoe-liderstvo-u-stvorenni-aviacijnoi-koalicii.html" text:style-name="Internet_20_link" text:visited-style-name="Visited_20_Internet_20_Link">
https://www.ukrinform.ua/rubric-ato/3692175-zelenskij-virit-so-polsa-proavit-svoe-liderstvo-u-stvorenni-aviacijnoi-koalicii.html</text:a>
</text:p>
      <!--NEWS-->
      <text:h text:style-name="P10" text:outline-level="1">
<text:span text:style-name="T4">
Зеленський у Польщі: Чотири кольори наших прапорів міцніші за російський триколор</text:span>
</text:h>
      <text:p text:style-name="P4">
Authors: Ukrinform (Person)</text:p>
      <text:p text:style-name="P4">
Publisher: Укринформ (Organization)</text:p>
      <text:p text:style-name="P4">
Published Time: 2023-04-05T-54:47:22+03:00</text:p>
      <text:p text:style-name="P4">
Modified Time: 2023-04-05T21:47:22+03:00</text:p>
      <text:p text:style-name="P4">
Description: Президент України Володимир Зеленський переконаний, що жовто-синій і біло-червоний кольори сильніші за російський триколор. — Укрінформ.</text:p>
      <text:p text:style-name="P4">
Images: ["<text:a xlink:type="simple" xlink:href="https://static.ukrinform.com/photos/2023_04/thumb_files/630_360_1680717213-122.jpg" text:style-name="Internet_20_link" text:visited-style-name="Visited_20_Internet_20_Link">
630_360_16807...</text:a>
", "<text:a xlink:type="simple" xlink:href="https://static.ukrinform.com/photos/2023_04/1680717214-559.jpg" text:style-name="Internet_20_link" text:visited-style-name="Visited_20_Internet_20_Link">
1680717214-55...</text:a>
", "<text:a xlink:type="simple" xlink:href="https://static.ukrinform.com/photos/2023_04/1680717213-704.jpg" text:style-name="Internet_20_link" text:visited-style-name="Visited_20_Internet_20_Link">
1680717213-70...</text:a>
"]</text:p>
      <text:p text:style-name="P4">
Tags: ['Польща', 'Варшава', 'Зеленський']</text:p>
      <text:p text:style-name="P4">
Type: Article</text:p>
      <!--METADATA-->
      <text:p text:style-name="P4">
<draw:frame draw:style-name="fr1" draw:name="Image104" text:anchor-type="as-char" svg:width="6.9236in" svg:height="3.956343in" draw:z-index="0">
<draw:image xlink:href="../Images/yкринформ/2023-04-05T-54-47-22-03-00/630_360_1680717213-122.jpg" xlink:type="simple" xlink:show="embed" xlink:actuate="onLoad" draw:mime-type="image/jpeg"/>
</draw:frame>
 ПрезидентУкраїни Володимир Зеленський переконаний, що жовто-синій і біло-червонийкольори сильніші за російський триколор.</text:p>
      <text:p text:style-name="P4">
Про це він заявив, виступаючи перед українською і польською громадами на площіКоролівського замку у Варшаві, і дякуючи полякам за їх підтримку і допомогуУкраїні у війні з агресором, повідомляє кореспондент Укрінформу.</text:p>
      <text:p text:style-name="P4">
"Україна і Польща разом утвердять свободу у Європі назавжди. Тиранія програє вісторії, коли програє Україні. москва не вбиватиме, а петербург не ділитимебільше ніколи. Після нашої перемоги на наших і ваших майданах більше ніколи небуде росії", - зазначив Глава Української держави.</text:p>
      <text:p text:style-name="P4">
<draw:frame draw:style-name="fr1" draw:name="Image105" text:anchor-type="as-char" svg:width="6.9236in" svg:height="3.237424in" draw:z-index="0">
<draw:image xlink:href="../Images/yкринформ/2023-04-05T-54-47-22-03-00/1680717214-559.jpg" xlink:type="simple" xlink:show="embed" xlink:actuate="onLoad" draw:mime-type="image/jpeg"/>
</draw:frame>
</text:p>
      <text:p text:style-name="P4">
Він підкреслив, що кожного разу, коли український прапор повертається на своєзаконне місце на українській землі, а російський окупант тікає, міцнішає іпольський прапор. Жовто-синій і біло-червоний - ці чотири кольори міцніші заросійський триколор.</text:p>
      <text:p text:style-name="P4">
<text:span text:style-name="T4">
Читайте також:</text:span>
 <text:a xlink:type="simple" xlink:href="https://www.ukrinform.ua/rubric-polytics/3692154-zelenskij-vistupae-u-korolivskomu-zamku-varsavi.html" text:style-name="Internet_20_link" text:visited-style-name="Visited_20_Internet_20_Link">
 <text:span text:style-name="T4">
Зеленський</text:span>
 </text:a>
</text:p>
      <text:p text:style-name="P4">
Кожен успішний бій за незалежну Українську державу, за словами Президента,додає захисту і польській незалежності. "Польські "Краби" і "Перуни" в рукахукраїнців, які повертають нашим людям свободу, додають міцності і вашійсвободі. Ось що означає наше вміння - українців і поляків - будувати нашупереможну історію пліч-о-пліч, і я вдячний за це братерство кожному поляку", -наголосив він.</text:p>
      <text:p text:style-name="P4">
Зеленський нагадав пророчі слова Папи Римського Іоанна Павла II про Божий Дух,Який зійде на наші землі.</text:p>
      <text:p text:style-name="P4">
<draw:frame draw:style-name="fr1" draw:name="Image106" text:anchor-type="as-char" svg:width="6.9236in" svg:height="3.237424in" draw:z-index="0">
<draw:image xlink:href="../Images/yкринформ/2023-04-05T-54-47-22-03-00/1680717213-704.jpg" xlink:type="simple" xlink:show="embed" xlink:actuate="onLoad" draw:mime-type="image/jpeg"/>
</draw:frame>
</text:p>
      <text:p text:style-name="P4">
Він підкреслив, що так і сталося: вільна Польща постала і ніколи не впаде,вільна Україна постала і ніколи не впаде, а радянський режим розсипався. Таксамо, на його переконання, це станеться і з росією.</text:p>
      <text:p text:style-name="P4">
"Ця чужа влада, що хотіла контролювати наші народи і не розуміла, чого мипрагнемо, просто розсипалась. А ми стоїмо. Стоїмо разом пліч-о-пліч - Українаі Польща, і Європа, і вільний світ. Стоїмо, коли знову кинуто повномасштабнісили, сили агресії проти нашої свободи. Впаде і цей режим, що пішов війноюпроти нас", - сказав Зеленський.</text:p>
      <text:p text:style-name="P4">
<text:span text:style-name="T4">
Читайте також:</text:span>
 <text:a xlink:type="simple" xlink:href="https://www.ukrinform.ua/rubric-vidbudova/3692152-u-polsi-pidpisali-dokument-pro-vidbudovu-ukraini-zelenskij.html" text:style-name="Internet_20_link" text:visited-style-name="Visited_20_Internet_20_Link">
 <text:span text:style-name="T4">
Зеленський</text:span>
 </text:a>
</text:p>
      <text:p text:style-name="P4">
Президент нагадав, що росія принесла могили Україні, щоб потім принести могилизнову і Польщі, і усім нашим братам і сестрам вільної Європи. Але ми боремосьпліч-о-пліч. російський режим, за його словами, приніс депортації українцям,щоб знову депортувати і інші народи, але ми захищаємось пліч-о-пліч. "Ворогхотів поховати нашу з вами незалежність та розчинити в російському просторінаші з вами культури, а ми стоїмо міцно: українці і поляки - разом пліч-о-пліч. Повернемо ж все це зло епітафією російському імперіалізму", - наголосивГлава Української держави.</text:p>
      <text:p text:style-name="P4">
Глава держави переконаний: як нині українці і поляки разом протистоятьросійському агресору, так разом і насолоджуватимуться миром, будуть разом в ЄСі НАТО.</text:p>
      <text:p text:style-name="P4">
"Це продовження нашої долі вільних народів, історичне порозуміння між нашиминародами маємо підкріплювати всім - усе, що маємо вирішити для інтересів іспокою наших суспільств, повинні вирішити - від співпраці військової іполітичної, економічної, енергетичної до кропіткої роботи істориків", -наголосив Зеленський.</text:p>
      <text:p text:style-name="P4">
<text:span text:style-name="T4">
Читайте також:</text:span>
 <text:a xlink:type="simple" xlink:href="https://www.ukrinform.ua/rubric-ato/3692129-moraveckij-nazvav-rozvazanu-vijnu-pocatkom-kinca-agresivnoi-rosii.html" text:style-name="Internet_20_link" text:visited-style-name="Visited_20_Internet_20_Link">
 </text:a>
</text:p>
      <text:p text:style-name="P4">
Президент також висловив вдячність польським містам і державі за надані ізперших днів повномасштабного російського вторгнення прихисток і допомогуукраїнцям.</text:p>
      <text:p text:style-name="P4">
Як повідомлялося, Президент Володимир Зеленський разом з дружиною 5 квітняперебуває з офіційним візитом у Польщі.</text:p>
      <text:p text:style-name="P4">
Source: <text:a xlink:type="simple" xlink:href="https://www.ukrinform.ua/rubric-polytics/3692174-zelenskij-u-polsi-cotiri-kolori-nasih-praporiv-micnisi-za-rosijskij-trikolor.html" text:style-name="Internet_20_link" text:visited-style-name="Visited_20_Internet_20_Link">
https://www.ukrinform.ua/rubric-polytics/3692174-zelenskij-u-polsi-cotiri-kolori-nasih-praporiv-micnisi-za-rosijskij-trikolor.html</text:a>
</text:p>
      <!--NEWS-->
      <text:h text:style-name="P10" text:outline-level="1">
<text:span text:style-name="T4">
Координаційна платформа донорів України провела друге засідання</text:span>
</text:h>
      <text:p text:style-name="P4">
Authors: Ukrinform (Person)</text:p>
      <text:p text:style-name="P4">
Publisher: Укринформ (Organization)</text:p>
      <text:p text:style-name="P4">
Published Time: 2023-04-05T-56:45:18+03:00</text:p>
      <text:p text:style-name="P4">
Modified Time: 2023-04-05T21:45:18+03:00</text:p>
      <text:p text:style-name="P4">
Description: Шляхи покращення координації фінансової підтримки, а також потреби на відновлення та реконструкцію обговорили учасники міжвідомчої Координаційної Платформи донорів України 5 квітня під час другого засідання Керівного комітету. — Укрінформ.</text:p>
      <text:p text:style-name="P4">
Images: ["<text:a xlink:type="simple" xlink:href="https://static.ukrinform.com/photos/2023_04/thumb_files/630_360_1680720019-853.jpg" text:style-name="Internet_20_link" text:visited-style-name="Visited_20_Internet_20_Link">
630_360_16807...</text:a>
"]</text:p>
      <text:p text:style-name="P4">
Tags: ['Мінфін', 'Донор', 'Відбудова']</text:p>
      <text:p text:style-name="P4">
Type: Article</text:p>
      <!--METADATA-->
      <text:p text:style-name="P4">
<draw:frame draw:style-name="fr1" draw:name="Image107" text:anchor-type="as-char" svg:width="6.9236in" svg:height="3.956343in" draw:z-index="0">
<draw:image xlink:href="../Images/yкринформ/2023-04-05T-56-45-18-03-00/630_360_1680720019-853.jpg" xlink:type="simple" xlink:show="embed" xlink:actuate="onLoad" draw:mime-type="image/jpeg"/>
</draw:frame>
 Шляхипокращення координації фінансової підтримки, а також потреби на відновлення тареконструкцію обговорили учасники міжвідомчої Координаційної Платформи донорівУкраїни 5 квітня під час другого засідання Керівного комітету.</text:p>
      <text:p text:style-name="P4">
Як передає Укрінформ, про це повідомляє <text:a xlink:type="simple" xlink:href="https://www.mof.gov.ua/uk/news/second_meeting_of_the_steering_committee_for_the_multi-agency_donor_coordination_platform_for_ukraine-3922" text:style-name="Internet_20_link" text:visited-style-name="Visited_20_Internet_20_Link">
</text:a>
</text:p>
      <text:p text:style-name="P4">
Співголовами Платформи є міністр фінансів України Сергій Марченко, заступникрадника Білого дому з національної безпеки з міжнародної економіки Майкл Пайлвід Сполучених Штатів та генеральний директор з питань сусідства тапереговорів щодо розширення Герт-Ян Купман від Європейської комісії. Узустрічі також взяли участь представники країн G7, Європейської комісії таміжнародних фінансових організацій.</text:p>
      <text:p text:style-name="P4">
Сергій Марченко поінформував про потреби у фінансуванні державного бюджету тадефіциту, а також повідомив, що міжнародні партнери запевнили Україну у своїйподальшій підтримці. Також він розповів про потреби України у швидкомувідновленні.</text:p>
      <text:p text:style-name="P4">
“У цьому році Україна має значні потреби у залученні зовнішнього фінансуваннядля покриття таких пріоритетних видатків, як соціальні й гуманітарні. Вдячнийміжнародним партнерам за запевнення в підтримці України в покритті дефіцитубюджету цього року”, — зазначив український міністр.</text:p>
      <text:p text:style-name="P4">
Він додав, що це стало можливим у тому числі завдяки нещодавньому затвердженнюМВФ нової чотирирічної програми розширеного фінансування (Extended FundFacility - EFF) для України у 15,6 млрд дол. США.</text:p>
      <text:p text:style-name="P4">
“На минулому тижні ми досягли значного результату у співпраці з МіжнароднимВалютним Фондом. Вперше воююча країна отримала схвалення від Фонду нафінансову програму співпраці. Це рішення є важливим індикатором довіри доУкраїни, що сприятиме залученню додаткових фінансових ресурсів від міжнароднихдонорів”, — зауважив Марченко.</text:p>
      <text:p text:style-name="P4">
Міністр наголосив, що план відновлення України – це не просто про відбудовузруйнованих доріг та будинків. Це повна трансформація України за принципомbuild back better та інтеграція країни в Європейський Союз.</text:p>
      <text:p text:style-name="P4">
“Уряд України розраховує, що функціонування Платформи має забезпечити тіснукоординацію між міжнародними донорами та міжнародними фінансовимиорганізаціями, а також узгоджене, прозоре та підзвітне надання підтримки длявідбудови країни”, — додав Марченко.</text:p>
      <text:p text:style-name="P4">
<text:span text:style-name="T4">
Читайте також:</text:span>
 <text:a xlink:type="simple" xlink:href="https://www.ukrinform.ua/rubric-economy/3692153-zbitki-energeticnoi-infrastrukturi-ukraini-perevisili-10-milardiv-ocinka-proon-i-svitovogo-banku.html" text:style-name="Internet_20_link" text:visited-style-name="Visited_20_Internet_20_Link">
 </text:a>
</text:p>
      <text:p text:style-name="P4">
3,3 млрд доларів США з необхідних 14,1 млрд доларів США вже виділено здержавного бюджету на швидке відновлення. Для фінансування решти майже 10,8млрд доларів США, уряд України націлений на конструктивну та плідну співпрацюз донорами та приватним сектором.</text:p>
      <text:p text:style-name="P4">
Підсумовуючи, учасники засідання висловилися щодо важливості продовженняроботи Платформи для мобілізації міжнародної допомоги, необхідної длясвоєчасного реагування на потреби України.</text:p>
      <text:p text:style-name="P4">
Як повідомлялось, Міжвідомча Координаційна Платформа донорів розпочала своюроботу 26 січня, коли відбулося перше засідання її Керівного комітету.Ініціатива започаткована для координації існуючих і нових механізмів підтримкибюджету України, а також швидкого відновлення та реконструкції.</text:p>
      <text:p text:style-name="P4">
<text:span text:style-name="T5">
Фото: Мінфін</text:span>
</text:p>
      <text:p text:style-name="P4">
Source: <text:a xlink:type="simple" xlink:href="https://www.ukrinform.ua/rubric-vidbudova/3692173-koordinacijna-platforma-donoriv-ukraini-provela-druge-zasidanna.html" text:style-name="Internet_20_link" text:visited-style-name="Visited_20_Internet_20_Link">
https://www.ukrinform.ua/rubric-vidbudova/3692173-koordinacijna-platforma-donoriv-ukraini-provela-druge-zasidanna.html</text:a>
</text:p>
      <!--NEWS-->
      <text:h text:style-name="P10" text:outline-level="1">
<text:span text:style-name="T4">
Білий дім спростував заяви кремля про начебто причетність Заходу до ударів по росії</text:span>
</text:h>
      <text:p text:style-name="P4">
Authors: Ukrinform (Person)</text:p>
      <text:p text:style-name="P4">
Publisher: Укринформ (Organization)</text:p>
      <text:p text:style-name="P4">
Published Time: 2023-04-05T-58:37:59+03:00</text:p>
      <text:p text:style-name="P4">
Modified Time: 2023-04-05T21:37:59+03:00</text:p>
      <text:p text:style-name="P4">
Description: Сполучені Штати разом із союзниками та партнерами не забезпечують Україну можливостями і не спонукають її завдавати ударів поза своєю територією, натомість зосереджені на тому, щоби посилити потенціал ЗСУ для оборони власної території. — Укрінформ.</text:p>
      <text:p text:style-name="P4">
Images: ["<text:a xlink:type="simple" xlink:href="https://static.ukrinform.com/photos/2016_11/thumb_files/630_360_1478586899-5364.jpg" text:style-name="Internet_20_link" text:visited-style-name="Visited_20_Internet_20_Link">
630_360_14785...</text:a>
"]</text:p>
      <text:p text:style-name="P4">
Tags: ['США', 'Білий дім', 'Війна з росією']</text:p>
      <text:p text:style-name="P4">
Type: Article</text:p>
      <!--METADATA-->
      <text:p text:style-name="P4">
<draw:frame draw:style-name="fr1" draw:name="Image108" text:anchor-type="as-char" svg:width="6.9236in" svg:height="3.956343in" draw:z-index="0">
<draw:image xlink:href="../Images/yкринформ/2023-04-05T-58-37-59-03-00/630_360_1478586899-5364.jpg" xlink:type="simple" xlink:show="embed" xlink:actuate="onLoad" draw:mime-type="image/jpeg"/>
</draw:frame>
Сполучені Штати разом із союзниками та партнерами не забезпечують Українуможливостями і не спонукають її завдавати ударів поза своєю територією,натомість зосереджені на тому, щоби посилити потенціал ЗСУ для оборони власноїтериторії.</text:p>
      <text:p text:style-name="P4">
Так прокоментував у середу чергові звинувачення кремля координатор Радинацбезпеки Білого дому Джон Кірбі, передає власний кореспондент Укрінформу.</text:p>
      <text:p text:style-name="P4">
«Ми не надаємо можливостей та не заохочуємо українців завдавати ударів замежами України»,- підкреслив Кірбі.</text:p>
      <text:p text:style-name="P4">
<text:span text:style-name="T4">
Читайте також:</text:span>
 <text:a xlink:type="simple" xlink:href="https://www.ukrinform.ua/rubric-ato/3691113-bilij-dim-sprostuvav-rosijski-fejki-pro-bahmut.html" text:style-name="Internet_20_link" text:visited-style-name="Visited_20_Internet_20_Link">
 </text:a>
</text:p>
      <text:p text:style-name="P4">
Водночас він підтвердив, що з перших днів російської агресії проти України СШАзабезпечують ЗСУ розвідувальною та інформаційною підтримкою. Він пояснив, щоце робиться для того, «щоби вони могли краще оборонятися, проводити операціїта надалі відвоювати території», загарбані росією з 2014 року.</text:p>
      <text:p text:style-name="P4">
Представник Білого дому підкреслив, що підтримка з боку Сполучених Штатівспрямована на те, щоби допомогти Україні захистити себе.</text:p>
      <text:p text:style-name="P4">
<text:span text:style-name="T4">
Читайте також:</text:span>
 <text:a xlink:type="simple" xlink:href="https://www.ukrinform.ua/rubric-polytics/3689209-bilij-dim-ne-bacit-dokaziv-nenaleznogo-vikoristanna-ukrainou-vijskovoi-dopomogi-ssa.html" text:style-name="Internet_20_link" text:visited-style-name="Visited_20_Internet_20_Link">
 </text:a>
</text:p>
      <text:p text:style-name="P4">
Як повідомлялося, у середу кремлівський лідер путін заявив без наведенняжодних доказів, що західні спецслужби могли бути причетними до «терактів»,здійснених на території рф, у тому числі вибуху, під час якого загинувпропагандист татарський. Водночас секретар ради безпеки рф патрушеввідзвітував про заходи запобігання вербовці росіян з боку західних спецслужб.</text:p>
      <text:p text:style-name="P4">
Source: <text:a xlink:type="simple" xlink:href="https://www.ukrinform.ua/rubric-ato/3692170-bilij-dim-sprostuvav-zaavi-kremla-pro-nacebto-pricetnist-zahodu-do-udariv-po-rosii.html" text:style-name="Internet_20_link" text:visited-style-name="Visited_20_Internet_20_Link">
https://www.ukrinform.ua/rubric-ato/3692170-bilij-dim-sprostuvav-zaavi-kremla-pro-nacebto-pricetnist-zahodu-do-udariv-po-rosii.html</text:a>
</text:p>
      <!--NEWS-->
      <text:h text:style-name="P10" text:outline-level="1">
<text:span text:style-name="T4">
Хокей: Україна перемогла Угорщину по буллітах в рамках підготовки до ЧС</text:span>
</text:h>
      <text:p text:style-name="P4">
Authors: Ukrinform (Person)</text:p>
      <text:p text:style-name="P4">
Publisher: Укринформ (Organization)</text:p>
      <text:p text:style-name="P4">
Published Time: 2023-04-05T-60:36:04+03:00</text:p>
      <text:p text:style-name="P4">
Modified Time: 2023-04-05T21:36:04+03:00</text:p>
      <text:p text:style-name="P4">
Description: Збірна України з хокею обіграла команду Угорщини на старті підготовки до чемпіонату світу. — Укрінформ.</text:p>
      <text:p text:style-name="P4">
Images: ["<text:a xlink:type="simple" xlink:href="https://static.ukrinform.com/photos/2023_04/thumb_files/630_360_1680719724-946.jpg" text:style-name="Internet_20_link" text:visited-style-name="Visited_20_Internet_20_Link">
630_360_16807...</text:a>
"]</text:p>
      <text:p text:style-name="P4">
Tags: ['хокей', 'Збірна України']</text:p>
      <text:p text:style-name="P4">
Type: Article</text:p>
      <!--METADATA-->
      <text:p text:style-name="P4">
<draw:frame draw:style-name="fr1" draw:name="Image109" text:anchor-type="as-char" svg:width="6.9236in" svg:height="3.956343in" draw:z-index="0">
<draw:image xlink:href="../Images/yкринформ/2023-04-05T-60-36-04-03-00/630_360_1680719724-946.jpg" xlink:type="simple" xlink:show="embed" xlink:actuate="onLoad" draw:mime-type="image/jpeg"/>
</draw:frame>
 ЗбірнаУкраїни з хокею обіграла команду Угорщини на старті підготовки до чемпіонатусвіту.</text:p>
      <text:p text:style-name="P4">
«Синьо-жовті» перемогли з рахунком 1:0(після буллітів), передає Укрінформ.</text:p>
      <text:p text:style-name="P4">
Україна запланувала шість підготовчих ігор перед участю і чемпіонату світу вдивізіоні ІВ.</text:p>
      <text:p text:style-name="P4">
Другий матч українська команда проведе також проти Угорщини 6 квітня.</text:p>
      <text:p text:style-name="P4">
<text:span text:style-name="T4">
Читайте також:</text:span>
 <text:a xlink:type="simple" xlink:href="https://www.ukrinform.ua/rubric-sports/3691574-zinoca-zbirna-ukraini-zaznala-persoi-porazki-na-cs-z-hokeu.html" text:style-name="Internet_20_link" text:visited-style-name="Visited_20_Internet_20_Link">
 <text:span text:style-name="T4">
хокею</text:span>
 </text:a>
</text:p>
      <text:p text:style-name="P4">
Чемпіонат світу відбудеться з 23 до 29 квітня у Таллінні.</text:p>
      <text:p text:style-name="P4">
Фото: ФХУ</text:p>
      <text:p text:style-name="P4">
Source: <text:a xlink:type="simple" xlink:href="https://www.ukrinform.ua/rubric-sports/3692169-hokej-ukraina-peremogla-ugorsinu-po-bullitah-v-ramkah-pidgotovki-do-cs.html" text:style-name="Internet_20_link" text:visited-style-name="Visited_20_Internet_20_Link">
https://www.ukrinform.ua/rubric-sports/3692169-hokej-ukraina-peremogla-ugorsinu-po-bullitah-v-ramkah-pidgotovki-do-cs.html</text:a>
</text:p>
      <!--NEWS-->
      <text:h text:style-name="P10" text:outline-level="1">
<text:span text:style-name="T4">
Чехія передасть Україні майно з армійських складів</text:span>
</text:h>
      <text:p text:style-name="P4">
Authors: Ukrinform (Person)</text:p>
      <text:p text:style-name="P4">
Publisher: Укринформ (Organization)</text:p>
      <text:p text:style-name="P4">
Published Time: 2023-04-05T-62:31:00+03:00</text:p>
      <text:p text:style-name="P4">
Modified Time: 2023-04-05T21:31:00+03:00</text:p>
      <text:p text:style-name="P4">
Description: Запланована військова допомога Чеської Республіки Україні сягне 600-700 мільйонів крон (28 тис. - 32,6 тис. дол). — Укрінформ.</text:p>
      <text:p text:style-name="P4">
Images: ["<text:a xlink:type="simple" xlink:href="https://static.ukrinform.com/photos/2023_04/thumb_files/630_360_1680719617-531.jpg" text:style-name="Internet_20_link" text:visited-style-name="Visited_20_Internet_20_Link">
630_360_16807...</text:a>
"]</text:p>
      <text:p text:style-name="P4">
Tags: ['Чехія', 'Україна', 'допомога', 'Війна з росією']</text:p>
      <text:p text:style-name="P4">
Type: Article</text:p>
      <!--METADATA-->
      <text:p text:style-name="P4">
<draw:frame draw:style-name="fr1" draw:name="Image110" text:anchor-type="as-char" svg:width="6.9236in" svg:height="3.956343in" draw:z-index="0">
<draw:image xlink:href="../Images/yкринформ/2023-04-05T-62-31-00-03-00/630_360_1680719617-531.jpg" xlink:type="simple" xlink:show="embed" xlink:actuate="onLoad" draw:mime-type="image/jpeg"/>
</draw:frame>
Запланована військова допомога Чеської Республіки Україні сягне 600-700мільйонів крон (28 тис. - 32,6 тис. дол).</text:p>
      <text:p text:style-name="P4">
Про це заявила журналістам міністр оборони ЧР Яна Чернохова після зустрічі зпрезидентом Петром Павелом, передає Укрінформ.</text:p>
      <text:p text:style-name="P4">
За її словами, Україні буде передане непотрібне чеській армії майно зармійських складів.</text:p>
      <text:p text:style-name="P4">
«Допомога, яку ми плануємо разом із начальником Генерального штабу, становитьблизько 600-700 мільйонів крон. Це не фінансова допомога, це військовийматеріал, який все ще знаходиться на наших складах, якого армія не потребує тадійсно може відправити в Україну, не ставлячи під загрозу власнуобороноздатність», – сказала міністр.</text:p>
      <text:p text:style-name="P4">
Чернохова передала президенту список допомоги, яку Чехія вже надіслала Україніраніше. Вона згадала чесько-український виробничий кластер та допомогу, надануприватними компаніями.</text:p>
      <text:p text:style-name="P4">
<text:span text:style-name="T4">
Читайте також:</text:span>
 <text:a xlink:type="simple" xlink:href="https://www.ukrinform.ua/rubric-ato/3690670-cehia-se-mae-mozlivist-nadavati-ukraini-vijskovu-dopomogu-ministr-oboroni.html" text:style-name="Internet_20_link" text:visited-style-name="Visited_20_Internet_20_Link">
 <text:span text:style-name="T4">
Чехія</text:span>
 <text:span text:style-name="T4">
має</text:span>
 <text:span text:style-name="T4">
можливість</text:span>
 <text:span text:style-name="T4">
надавати</text:span>
 <text:span text:style-name="T4">
Україні</text:span>
<text:span text:style-name="T4">
військову</text:span>
 <text:span text:style-name="T4">
допомогу</text:span>
 <text:span text:style-name="T4">
міністр</text:span>
 <text:span text:style-name="T4">
оборони</text:span>
</text:a>
</text:p>
      <text:p text:style-name="P4">
Як повідомлялось, Павел в одному з нещодавніх інтерв’ю заявив, що <text:a xlink:type="simple" xlink:href="https://www.ukrinform.ua/tag-cehia" text:style-name="Internet_20_link" text:visited-style-name="Visited_20_Internet_20_Link">
</text:a>
 віддала Україні все, що могла, але маєвиробничі потужності для подальшої допомоги.</text:p>
      <text:p text:style-name="P4">
Чехія почала передавати Україні озброєння за кілька днів до початку війни.Згодом вона стала одним із найбільших постачальників військової техніки вУкраїну. Впродовж року Прага передала Україні озброєння на суму близько 422мільйонів євро, включаючи танки, бойові машини піхоти, бронетранспортери,гаубиці, гелікоптери та зенітні системи.</text:p>
      <text:p text:style-name="P4">
Source: <text:a xlink:type="simple" xlink:href="https://www.ukrinform.ua/rubric-ato/3692167-cehia-peredast-ukraini-majno-z-armijskih-skladiv.html" text:style-name="Internet_20_link" text:visited-style-name="Visited_20_Internet_20_Link">
https://www.ukrinform.ua/rubric-ato/3692167-cehia-peredast-ukraini-majno-z-armijskih-skladiv.html</text:a>
</text:p>
      <!--NEWS-->
      <text:h text:style-name="P10" text:outline-level="1">
<text:span text:style-name="T4">
Череватий: росіяни використовують у районі Бахмута вдосконалені авіабомби ФАБ-500</text:span>
</text:h>
      <text:p text:style-name="P4">
Authors: Ukrinform (Person)</text:p>
      <text:p text:style-name="P4">
Publisher: Укринформ (Organization)</text:p>
      <text:p text:style-name="P4">
Published Time: 2023-04-05T-64:21:00+03:00</text:p>
      <text:p text:style-name="P4">
Modified Time: 2023-04-05T21:21:00+03:00</text:p>
      <text:p text:style-name="P4">
Description: Армія рф не має новітніх систем ведення бою, тому використовує зараз на Бахмутському напрямку удосконалені керовані авіаційні бомби ФАБ-500, ефективною протидією яким можуть стати літаки F-16. — Укрінформ.</text:p>
      <text:p text:style-name="P4">
Images: ["<text:a xlink:type="simple" xlink:href="https://static.ukrinform.com/photos/2023_04/thumb_files/630_360_1680718845-815.jpg" text:style-name="Internet_20_link" text:visited-style-name="Visited_20_Internet_20_Link">
630_360_16807...</text:a>
"]</text:p>
      <text:p text:style-name="P4">
Tags: ['Бахмут', 'Російська авіація', 'Бомба', 'Війна з росією', 'Єдині новини']</text:p>
      <text:p text:style-name="P4">
Type: Article</text:p>
      <!--METADATA-->
      <text:p text:style-name="P4">
<draw:frame draw:style-name="fr1" draw:name="Image111" text:anchor-type="as-char" svg:width="6.9236in" svg:height="3.956343in" draw:z-index="0">
<draw:image xlink:href="../Images/yкринформ/2023-04-05T-64-21-00-03-00/630_360_1680718845-815.jpg" xlink:type="simple" xlink:show="embed" xlink:actuate="onLoad" draw:mime-type="image/jpeg"/>
</draw:frame>
 Армія рфне має новітніх систем ведення бою, тому використовує зараз на Бахмутськомунапрямку удосконалені керовані авіаційні бомби ФАБ-500, ефективною протидієюяким можуть стати літаки F-16.</text:p>
      <text:p text:style-name="P4">
Про це в ефірі телемарафону "Єдині новини" сказав речник Східного угрупованнявійськ ЗСУ Сергій Череватий, передає Укрінформ.</text:p>
      <text:p text:style-name="P4">
"Оскільки у ворога немає новітніх систем ведення бою, на відміну від того, щонам намагаються надати партнери, росіяни удосконалюють і використовують старерадянське озброєння, у тому числі і бомби ФАБ-500, обладнуючи їх крилами інавігаторами GPS", - зазначив Череватий.</text:p>
      <text:p text:style-name="P4">
За його словами, це все робиться для того, щоб обходити нашу систему ППО і невитрачати дорогі ракети типу "Калібр" чи "Іскандер".</text:p>
      <text:p text:style-name="P4">
<text:span text:style-name="T4">
Читайте також:</text:span>
 <text:a xlink:type="simple" xlink:href="https://www.ukrinform.ua/rubric-ato/3691802-u-bahmuti-prikordonniki-vidbili-masnij-sturm-vagnerivciv.html" text:style-name="Internet_20_link" text:visited-style-name="Visited_20_Internet_20_Link">
 <text:span text:style-name="T4">
Бахмут</text:span>
 </text:a>
</text:p>
      <text:p text:style-name="P4">
"Використання цих авіабомб дає росіянам певний простір, проте і тут мизнаходимо свої протидії. Ідеальною протидією, звісно, було б надання нампартнерами новітніх літаків типу F-16 з потужними ракетами "повітря-повітря",які можуть збивати ворожі літаки, коли вони намагаються скидати бомби.Відповідно ця проблема швидко вирішилася б. Але в даному випадку ми шукаємоінші належні способи, щоб убезпечитися від наслідків цієї нової загрози", -наголосив Череватий.</text:p>
      <text:p text:style-name="P4">
Як повідомляв Укрінформ, Президент Володимир Зеленський 5 квітня заявив, що <text:a xlink:type="simple" xlink:href="https://www.ukrinform.ua/rubric-ato/3691963-zelenskij-vorog-ne-kontrolue-bahmut-ale-situacia-skladna.html" text:style-name="Internet_20_link" text:visited-style-name="Visited_20_Internet_20_Link">
</text:a>
 , але ситуація там найскладніша на фронті.</text:p>
      <text:p text:style-name="P4">
<text:span text:style-name="T4">
Читайте також:</text:span>
 <text:a xlink:type="simple" xlink:href="https://www.ukrinform.ua/rubric-ato/3692155-nastupalni-dii-rosian-trivaut-na-cotiroh-napramkah-minoboroni.html" text:style-name="Internet_20_link" text:visited-style-name="Visited_20_Internet_20_Link">
 </text:a>
</text:p>
      <text:p text:style-name="P4">
Він наголосив, що чим швидше Україна отримає зброю від партнерів, тим швидшеукраїнські воїни будуть "виборювати ситуацію" не тільки в Бахмуті, а в ціломуна території держави.</text:p>
      <text:p text:style-name="P4">
За останню добу Сили оборони України <text:a xlink:type="simple" xlink:href="https://www.ukrinform.ua/rubric-ato/3692130-v-rajoni-bahmuta-znisili-88-zagarbnikiv-tri-bezpilotniki-i-sklad-boepripasiv-zsu.html" text:style-name="Internet_20_link" text:visited-style-name="Visited_20_Internet_20_Link">
 </text:a>
 , знищено три безпілотних апарати ворога, одна станціярадіоелектронної боротьби і склад з боєприпасами.</text:p>
      <text:p text:style-name="P4">
<text:span text:style-name="T5">
Фото ілюстративне з соцмереж</text:span>
</text:p>
      <text:p text:style-name="P4">
Source: <text:a xlink:type="simple" xlink:href="https://www.ukrinform.ua/rubric-ato/3692159-cerevatij-rosiani-vikoristovuut-na-bahmutskomu-napramku-vdoskonaleni-aviabombi-fab500.html" text:style-name="Internet_20_link" text:visited-style-name="Visited_20_Internet_20_Link">
https://www.ukrinform.ua/rubric-ato/3692159-cerevatij-rosiani-vikoristovuut-na-bahmutskomu-napramku-vdoskonaleni-aviabombi-fab500.html</text:a>
</text:p>
      <!--NEWS-->
      <text:h text:style-name="P10" text:outline-level="1">
<text:span text:style-name="T4">
Швейцарія обурена участю в заході ООН омбудсменки росії, яка перебуває під слідством МКС</text:span>
</text:h>
      <text:p text:style-name="P4">
Authors: Ukrinform (Person)</text:p>
      <text:p text:style-name="P4">
Publisher: Укринформ (Organization)</text:p>
      <text:p text:style-name="P4">
Published Time: 2023-04-05T-66:12:00+03:00</text:p>
      <text:p text:style-name="P4">
Modified Time: 2023-04-05T21:12:00+03:00</text:p>
      <text:p text:style-name="P4">
Description: Швейцарія засудила підбір росією доповідачів з обговорення депортації українських дітей на неформальному зібранні членів Радбезу ООН за формулою Аррії. — Укрінформ.</text:p>
      <text:p text:style-name="P4">
Images: ["<text:a xlink:type="simple" xlink:href="https://static.ukrinform.com/photos/2018_09/thumb_files/630_360_1538176474-3876.jpg" text:style-name="Internet_20_link" text:visited-style-name="Visited_20_Internet_20_Link">
630_360_15381...</text:a>
"]</text:p>
      <text:p text:style-name="P4">
Tags: ['Діти', 'ООН', 'Швейцарія']</text:p>
      <text:p text:style-name="P4">
Type: Article</text:p>
      <!--METADATA-->
      <text:p text:style-name="P4">
<draw:frame draw:style-name="fr1" draw:name="Image112" text:anchor-type="as-char" svg:width="6.9236in" svg:height="3.956343in" draw:z-index="0">
<draw:image xlink:href="../Images/yкринформ/2023-04-05T-66-12-00-03-00/630_360_1538176474-3876.jpg" xlink:type="simple" xlink:show="embed" xlink:actuate="onLoad" draw:mime-type="image/jpeg"/>
</draw:frame>
Швейцарія засудила підбір росією доповідачів з обговорення депортаціїукраїнських дітей на неформальному зібранні членів Радбезу ООН за формулоюАррії.</text:p>
      <text:p text:style-name="P4">
Як передає власний кореспондент Укрінформу у Нью-Йорку, представник Швейцаріївід імені своєї делегації в ООН висловив обурення тим, що росія запросила доучасті онлайн представників так званих «днр/лнр» та особу, яка «перебуває підслідством Міжнародного кримінального суду і щодо якої було видано ордер наарешт» (уповноважену з прав дитини рф марію львову-бєлову).</text:p>
      <text:p text:style-name="P4">
Він зазначив, що «російська воєнна агресія проти України призвела донестерпних страждань дітей, і Швейцарія глибоко стурбована випадкаминезаконної депортації та переміщення дітей, які незалежна комісія ООН зрозслідування визнала воєнними злочинами».</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a>
</text:p>
      <text:p text:style-name="P4">
За його словами, Швейцарія, закликає росію негайно виконати рекомендації цієїкомісії, у тому числі шляхом надання достовірної інформації про депортованихдітей, сприяння спілкуванню між ними та їхніми сім'ями й активного ініціюванняїхнього повернення в Україну.</text:p>
      <text:p text:style-name="P4">
Швейцарія, наголосив дипломат, вкотре заявляє про свою повну підтримкуМіжнародного кримінального суду, який видав ордери на арешт президента рфволодимира путіна та львової-бєлової.</text:p>
      <text:p text:style-name="P4">
Своєю чергою, представниця Великої Британії від імені своєї делегаціїзазначила, що «росія прагне ввести Радбез в оману щодо руйнівних наслідківсвого вторгнення». «Під приводом евакуації насильницьке переміщення тисячдітей, відібраних у їхніх батьків, викликає жах… – сказала вона. – росіястверджує, що захищає цих дітей. Насправді це прорахована політика, спрямованана стирання української ідентичності та державності в цілому».</text:p>
      <text:p text:style-name="P4">
<text:span text:style-name="T4">
Читайте також:</text:span>
 <text:a xlink:type="simple" xlink:href="https://www.ukrinform.ua/rubric-world/3691671-britania-zablokuvala-vistup-v-radbezi-oon-rosianki-aka-mae-order-na-arest-vid-mks.html" text:style-name="Internet_20_link" text:visited-style-name="Visited_20_Internet_20_Link">
 </text:a>
</text:p>
      <text:p text:style-name="P4">
Як повідомлялося, Велика Британія та США заблокували трансляцію цього заходуна ресурсах ООН.</text:p>
      <text:p text:style-name="P4">
17 березня 2023 року Міжнародний кримінальний суд видав ордер на арештпрезидента рф володимира путіна і львової-бєлової, яких підозрюють унезаконній депортації дітей з окупованих територій України в росію щонайменшез лютого 2022 року.</text:p>
      <text:p text:style-name="P4">
<text:span text:style-name="T4">
Читайте також:</text:span>
 <text:a xlink:type="simple" xlink:href="https://www.ukrinform.ua/rubric-ato/3692126-rosia-obgovorue-v-oon-deportaciu-ukrainskih-ditej-bez-oficijnoi-translacii.html" text:style-name="Internet_20_link" text:visited-style-name="Visited_20_Internet_20_Link">
 </text:a>
</text:p>
      <text:p text:style-name="P4">
У середу росія винесла обговорення депортації дітей з України на неформальнузустріч членів Радбезу у форматі Аррії. Під час виступів львової-бєлової таінших осіб, запрошених росією, делегації США, Великої Британії, Мальти таАлбанії залишили залу засідань.</text:p>
      <text:p text:style-name="P4">
Source: <text:a xlink:type="simple" xlink:href="https://www.ukrinform.ua/rubric-polytics/3692157-svejcaria-oburena-ucastu-v-zahodi-v-oon-ombudsmenki-rosii-aka-perebuvae-pid-slidstvom-mks.html" text:style-name="Internet_20_link" text:visited-style-name="Visited_20_Internet_20_Link">
https://www.ukrinform.ua/rubric-polytics/3692157-svejcaria-oburena-ucastu-v-zahodi-v-oon-ombudsmenki-rosii-aka-perebuvae-pid-slidstvom-mks.html</text:a>
</text:p>
      <!--NEWS-->
      <text:h text:style-name="P10" text:outline-level="1">
<text:span text:style-name="T4">
Законопроєкт щодо діяльності релігійних організацій убезпечить Україну - Єленський</text:span>
</text:h>
      <text:p text:style-name="P4">
Authors: Ukrinform (Person)</text:p>
      <text:p text:style-name="P4">
Publisher: Укринформ (Organization)</text:p>
      <text:p text:style-name="P4">
Published Time: 2023-04-05T-68:11:00+03:00</text:p>
      <text:p text:style-name="P4">
Modified Time: 2023-04-05T21:11:00+03:00</text:p>
      <text:p text:style-name="P4">
Description: Законопроєкт щодо діяльності в Україні релігійних організацій може убезпечити країну від спекуляцій на ґрунті релігії з боку росії. — Укрінформ.</text:p>
      <text:p text:style-name="P4">
Images: ["<text:a xlink:type="simple" xlink:href="https://static.ukrinform.com/photos/2023_02/thumb_files/630_360_1676992884-988.jpg" text:style-name="Internet_20_link" text:visited-style-name="Visited_20_Internet_20_Link">
630_360_16769...</text:a>
"]</text:p>
      <text:p text:style-name="P4">
Tags: ['Релігія', 'Законопроєкт', 'Єленський']</text:p>
      <text:p text:style-name="P4">
Type: Article</text:p>
      <!--METADATA-->
      <text:p text:style-name="P4">
<draw:frame draw:style-name="fr1" draw:name="Image113" text:anchor-type="as-char" svg:width="6.9236in" svg:height="3.956343in" draw:z-index="0">
<draw:image xlink:href="../Images/yкринформ/2023-04-05T-68-11-00-03-00/630_360_1676992884-988.jpg" xlink:type="simple" xlink:show="embed" xlink:actuate="onLoad" draw:mime-type="image/jpeg"/>
</draw:frame>
Законопроєкт щодо діяльності в Україні релігійних організацій може убезпечитикраїну від спекуляцій на ґрунті релігії з боку росії.</text:p>
      <text:p text:style-name="P4">
Про це повідомив голова Державної служби з етнополітики та свободи совісті(ДЕСС) Віктор Єленський в ефірі телемарафону "Єдині новини", передаєУкрінформ.</text:p>
      <text:p text:style-name="P4">
"Цей законопроєкт ефективний для убезпечення України від зловживання релігієюз боку країни-агресора. Також він відповідає демократичним процедурам, тому щоостаннє слово буде за судом. Законопроєкт передбачає, що діяльність релігійнихорганізацій, чиї центри знаходяться в країні, що здійснила агресію протиУкраїни, не допускається на території України", - зазначив він.</text:p>
      <text:p text:style-name="P4">
<text:span text:style-name="T4">
Читайте також:</text:span>
 <text:a xlink:type="simple" xlink:href="https://www.ukrinform.ua/rubric-ato/3681725-viktor-elenskij-golova-derzavnoi-sluzbi-z-etnopolitiki-ta-svobodi-sovisti.html" text:style-name="Internet_20_link" text:visited-style-name="Visited_20_Internet_20_Link">
 <text:span text:style-name="T4">
Єленський</text:span>
 </text:a>
</text:p>
      <text:p text:style-name="P4">
За словами Єленського, аби визначити, чи є та, чи інша організація упідпорядкуванні центрів, що знаходяться на території країни-агресора, ДЕССпроведе релігієзнавчу експертизу, до складу комісії увійдуть фахівці зекономічного права, історії православ'я, політології, соціології релігії.</text:p>
      <text:p text:style-name="P4">
"За позитивної відповіді ДЕСС зробить припис досліджуваній організації ізпроханням розірвати цей зв'язок. Зв'язок, із московським патріархатом у нашомувипадку, не є частиною православного віровчення. Він не накладає тягарів насовість окремої людини або організації", - зазначив голова ДЕСС.</text:p>
      <text:p text:style-name="P4">
Він зауважив: якщо організація перериває цей зв'язок, то до неї не будепретензій. За його збереження ДЕСС може звернутися до суду, який "поставитькрапку у цьому питанні".</text:p>
      <text:p text:style-name="P4">
<text:span text:style-name="T4">
Читайте також:</text:span>
 <text:a xlink:type="simple" xlink:href="https://www.ukrinform.ua/rubric-society/3673120-kozna-etnicna-spilnota-robit-unikalnij-vnesok-v-ukrainsku-kulturu-elenskij.html" text:style-name="Internet_20_link" text:visited-style-name="Visited_20_Internet_20_Link">
 <text:span text:style-name="T4">
Єленськи</text:span>
 </text:a>
</text:p>
      <text:p text:style-name="P4">
Як повідомляв Укрінформ, у Верховній Раді у січні 2023 року було зареєстрованоурядовий законопроєкт № 8371 щодо діяльності в Україні релігійних організацій,за яким може бути припинена діяльність УПЦ МП. Законопроєкт спрямований назабезпечення духовної незалежності, недопущення розколу в суспільстві зарелігійною ознакою, сприяння консолідації українського суспільства та захистнаціональних інтересів.</text:p>
      <text:p text:style-name="P4">
Source: <text:a xlink:type="simple" xlink:href="https://www.ukrinform.ua/rubric-society/3692201-zakonoproekt-sodo-dialnosti-religijnih-organizacij-ubezpecit-ukrainu-elenskij.html" text:style-name="Internet_20_link" text:visited-style-name="Visited_20_Internet_20_Link">
https://www.ukrinform.ua/rubric-society/3692201-zakonoproekt-sodo-dialnosti-religijnih-organizacij-ubezpecit-ukrainu-elenskij.html</text:a>
</text:p>
      <!--NEWS-->
      <text:h text:style-name="P10" text:outline-level="1">
<text:span text:style-name="T4">
Dnipro, Dnipropetrovska Oblast, Zaporizka Oblast, Donetsk Oblast, Kherson, Khersonska Oblast(...</text:span>
</text:h>
      <text:p text:style-name="P4">
Authors: liveuamap (Language: en)</text:p>
      <text:p text:style-name="P4">
Time: 2023-04-05T01:33:00</text:p>
      <text:p text:style-name="P4">
Location: Dnipro (Latitude:48.45921 Longtitude:35.0394)</text:p>
      <text:p text:style-name="P4">
Videos: []</text:p>
      <text:p text:style-name="P4">
Images: []</text:p>
      <text:p text:style-name="P4">
Tags: ["Europe", "Central and Eastern Europe"]</text:p>
      <text:p text:style-name="P4">
ID: 22553781</text:p>
      <!--METADATA-->
      <text:p text:style-name="P4">
Dnipro, Dnipropetrovska Oblast, Zaporizka Oblast, Donetsk Oblast, Kherson,Khersonska Oblast(07:31). Red Alert: aerial threat. Sirens sounding. Takecover now!</text:p>
      <text:p text:style-name="P4">
News Collection Link: <text:a xlink:type="simple" xlink:href="https://liveuamap.com/en/2023/05-april-dnipro-dnipropetrovska-oblast-zaporig" text:style-name="Internet_20_link" text:visited-style-name="Visited_20_Internet_20_Link">
https://liveuamap.com/en/2023/05-april-dnipro-dnipropetrovska-oblast-zaporig</text:a>
</text:p>
      <text:p text:style-name="P4">
Source: <text:a xlink:type="simple" xlink:href="https://t.me/air_alert_ua/42626" text:style-name="Internet_20_link" text:visited-style-name="Visited_20_Internet_20_Link">
https://t.me/air_alert_ua/42626</text:a>
</text:p>
      <!--NEWS-->
      <text:h text:style-name="P10" text:outline-level="1">
<text:span text:style-name="T4">
Donetsk Oblast(08:20). Red Alert: aerial threat. Sirens sounding. Take cover now!</text:span>
</text:h>
      <text:p text:style-name="P4">
Authors: liveuamap (Language: en)</text:p>
      <text:p text:style-name="P4">
Time: 2023-04-05T02:23:00</text:p>
      <text:p text:style-name="P4">
Location: Donetsk Oblast (Latitude:48.72845 Longtitude:37.57849)</text:p>
      <text:p text:style-name="P4">
Videos: []</text:p>
      <text:p text:style-name="P4">
Images: []</text:p>
      <text:p text:style-name="P4">
Tags: ["Europe", "Central and Eastern Europe"]</text:p>
      <text:p text:style-name="P4">
ID: 22553782</text:p>
      <!--METADATA-->
      <text:p text:style-name="P4">
Donetsk Oblast(08:20). Red Alert: aerial threat. Sirens sounding. Take covernow!</text:p>
      <text:p text:style-name="P4">
News Collection Link: <text:a xlink:type="simple" xlink:href="https://liveuamap.com/en/2023/05-april-donetsk-oblast0820-red-alert-aerial-g" text:style-name="Internet_20_link" text:visited-style-name="Visited_20_Internet_20_Link">
https://liveuamap.com/en/2023/05-april-donetsk-oblast0820-red-alert-aerial-g</text:a>
</text:p>
      <text:p text:style-name="P4">
Source: <text:a xlink:type="simple" xlink:href="https://t.me/air_alert_ua/42631" text:style-name="Internet_20_link" text:visited-style-name="Visited_20_Internet_20_Link">
https://t.me/air_alert_ua/42631</text:a>
</text:p>
      <!--NEWS-->
      <text:h text:style-name="P10" text:outline-level="1">
<text:span text:style-name="T4">
Donetsk Oblast(09:11). Red Alert: aerial threat. Sirens sounding. Take cover now!</text:span>
</text:h>
      <text:p text:style-name="P4">
Authors: liveuamap (Language: en)</text:p>
      <text:p text:style-name="P4">
Time: 2023-04-05T03:19:00</text:p>
      <text:p text:style-name="P4">
Location: Donetsk Oblast (Latitude:48.72665 Longtitude:37.57714)</text:p>
      <text:p text:style-name="P4">
Videos: []</text:p>
      <text:p text:style-name="P4">
Images: []</text:p>
      <text:p text:style-name="P4">
Tags: ["Europe", "Central and Eastern Europe"]</text:p>
      <text:p text:style-name="P4">
ID: 22553833</text:p>
      <!--METADATA-->
      <text:p text:style-name="P4">
Donetsk Oblast(09:11). Red Alert: aerial threat. Sirens sounding. Take covernow!</text:p>
      <text:p text:style-name="P4">
News Collection Link: <text:a xlink:type="simple" xlink:href="https://liveuamap.com/en/2023/05-april-donetsk-oblast0911-red-alert-aerial-g" text:style-name="Internet_20_link" text:visited-style-name="Visited_20_Internet_20_Link">
https://liveuamap.com/en/2023/05-april-donetsk-oblast0911-red-alert-aerial-g</text:a>
</text:p>
      <text:p text:style-name="P4">
Source: <text:a xlink:type="simple" xlink:href="https://t.me/air_alert_ua/42633" text:style-name="Internet_20_link" text:visited-style-name="Visited_20_Internet_20_Link">
https://t.me/air_alert_ua/42633</text:a>
</text:p>
      <!--NEWS-->
      <text:h text:style-name="P10" text:outline-level="1">
<text:span text:style-name="T4">
At Sivershchyna and Slobozhanschyna directions Russian army shelled Leonivka of Chernihiv reg...</text:span>
</text:h>
      <text:p text:style-name="P4">
Authors: liveuamap (Language: en)</text:p>
      <text:p text:style-name="P4">
Time: 2023-04-05T04:13:00</text:p>
      <text:p text:style-name="P4">
Location: Vovchansk (Latitude:50.01337 Longtitude:37.91365)</text:p>
      <text:p text:style-name="P4">
Videos: []</text:p>
      <text:p text:style-name="P4">
Images: []</text:p>
      <text:p text:style-name="P4">
Tags: ["Russia"]</text:p>
      <text:p text:style-name="P4">
ID: 22553858</text:p>
      <!--METADATA-->
      <text:p text:style-name="P4">
At Sivershchyna and Slobozhanschyna directions Russian army shelled Leonivkaof Chernihiv region; Seredyna-Buda, Bachivsk, Volfyne, Zapsillya andMyropillya of Sumy region, also Veterynarne, Strilecha, Pischane, Ohirtseve,Vovchansk, Rublene, Dvorichanske and Topoli of Kharkiv region, - General Staffof Armed Forces of Ukraine says in the morning report</text:p>
      <text:p text:style-name="P4">
News Collection Link: <text:a xlink:type="simple" xlink:href="https://liveuamap.com/en/2023/5-april-at-sivershchyna-and-slobozhanschyna-directions-russian" text:style-name="Internet_20_link" text:visited-style-name="Visited_20_Internet_20_Link">
https://liveuamap.com/en/2023/5-april-at-sivershchyna-and-slobozhanschyna-directions-russian</text:a>
</text:p>
      <text:p text:style-name="P4">
Source: <text:a xlink:type="simple" xlink:href="https://t.me/lumsrc/4414" text:style-name="Internet_20_link" text:visited-style-name="Visited_20_Internet_20_Link">
https://t.me/lumsrc/4414</text:a>
</text:p>
      <!--NEWS-->
      <text:h text:style-name="P10" text:outline-level="1">
<text:span text:style-name="T4">
Russian army shelled Kostiantynivka with Tornado MLRS</text:span>
</text:h>
      <text:p text:style-name="P4">
Authors: liveuamap (Language: en)</text:p>
      <text:p text:style-name="P4">
Time: 2023-04-05T05:35:00</text:p>
      <text:p text:style-name="P4">
Location: Kostyantynivka (Latitude:48.52115 Longtitude:37.72156)</text:p>
      <text:p text:style-name="P4">
Videos: []</text:p>
      <text:p text:style-name="P4">
Images: []</text:p>
      <text:p text:style-name="P4">
Tags: ["Minsk Monitor", "Europe"]</text:p>
      <text:p text:style-name="P4">
ID: 22553891</text:p>
      <!--METADATA-->
      <text:p text:style-name="P4">
Russian army shelled Kostiantynivka with Tornado MLRS</text:p>
      <text:p text:style-name="P4">
News Collection Link: <text:a xlink:type="simple" xlink:href="https://liveuamap.com/en/2023/5-april-russian-army-shelled-kostiantynivka-with-tornado" text:style-name="Internet_20_link" text:visited-style-name="Visited_20_Internet_20_Link">
https://liveuamap.com/en/2023/5-april-russian-army-shelled-kostiantynivka-with-tornado</text:a>
</text:p>
      <text:p text:style-name="P4">
Source: <text:a xlink:type="simple" xlink:href="https://twitter.com/vbhljvendjtve1/status/1643532741156143104" text:style-name="Internet_20_link" text:visited-style-name="Visited_20_Internet_20_Link">
https://twitter.com/vbhljvendjtve1/status/1643532741156143104</text:a>
</text:p>
      <!--NEWS-->
      <text:h text:style-name="P10" text:outline-level="1">
<text:span text:style-name="T4">
Russia and the United States are now in a phase of hot conflict, - said Russian Deputy Foreig...</text:span>
</text:h>
      <text:p text:style-name="P4">
Authors: liveuamap (Language: en)</text:p>
      <text:p text:style-name="P4">
Time: 2023-04-05T05:40:59</text:p>
      <text:p text:style-name="P4">
Location: Moskva, Moscow (Latitude:55.74576000 Longtitude:37.58492000)</text:p>
      <text:p text:style-name="P4">
Videos: []</text:p>
      <text:p text:style-name="P4">
Images: []</text:p>
      <text:p text:style-name="P4">
Tags: ["Russia", "Central and Eastern Europe"]</text:p>
      <text:p text:style-name="P4">
ID: 22553868</text:p>
      <!--METADATA-->
      <text:p text:style-name="P4">
Russia and the United States are now in a phase of hot conflict, - saidRussian Deputy Foreign Minister Sergei Ryabkov</text:p>
      <text:p text:style-name="P4">
News Collection Link: <text:a xlink:type="simple" xlink:href="https://liveuamap.com/en/2023/5-april-russia-and-the-united-states-are-now-in-a-phase-of" text:style-name="Internet_20_link" text:visited-style-name="Visited_20_Internet_20_Link">
https://liveuamap.com/en/2023/5-april-russia-and-the-united-states-are-now-in-a-phase-of</text:a>
</text:p>
      <text:p text:style-name="P4">
Source: <text:a xlink:type="simple" xlink:href="https://t.me/bbbreaking/152238" text:style-name="Internet_20_link" text:visited-style-name="Visited_20_Internet_20_Link">
https://t.me/bbbreaking/152238</text:a>
</text:p>
      <!--NEWS-->
      <text:h text:style-name="P10" text:outline-level="1">
<text:span text:style-name="T4">
One killed, more wounded as result of Russian shelling of Velyka Novosilka with tanks</text:span>
</text:h>
      <text:p text:style-name="P4">
Authors: liveuamap (Language: en)</text:p>
      <text:p text:style-name="P4">
Time: 2023-04-05T05:58:46</text:p>
      <text:p text:style-name="P4">
Location: Velyka Novosilka (Latitude:47.81869 Longtitude:36.8363)</text:p>
      <text:p text:style-name="P4">
Videos: []</text:p>
      <text:p text:style-name="P4">
Images: ["<text:a xlink:type="simple" xlink:href="https://liveuamap.com/pics/2023/04/05/22553869_0.jpg" text:style-name="Internet_20_link" text:visited-style-name="Visited_20_Internet_20_Link">
22553869_0.jpg</text:a>
"]</text:p>
      <text:p text:style-name="P4">
Tags: ["Europe", "Central and Eastern Europe"]</text:p>
      <text:p text:style-name="P4">
ID: 22553869</text:p>
      <!--METADATA-->
      <text:p text:style-name="P4">
One killed, more wounded as result of Russian shelling of Velyka Novosilkawith tanks</text:p>
      <text:p text:style-name="P4">
<draw:frame draw:style-name="fr1" draw:name="Image114" text:anchor-type="as-char" svg:width="6.9236in" svg:height="9.231467in" draw:z-index="0">
<draw:image xlink:href="../Images/liveuamap/2023-04-05T05-58-46/22553869_0.jpg" xlink:type="simple" xlink:show="embed" xlink:actuate="onLoad" draw:mime-type="image/jpeg"/>
</draw:frame>
</text:p>
      <text:p text:style-name="P4">
News Collection Link: <text:a xlink:type="simple" xlink:href="https://liveuamap.com/en/2023/5-april-one-killed-more-wounded-as-result-of-russian-shelling" text:style-name="Internet_20_link" text:visited-style-name="Visited_20_Internet_20_Link">
https://liveuamap.com/en/2023/5-april-one-killed-more-wounded-as-result-of-russian-shelling</text:a>
</text:p>
      <text:p text:style-name="P4">
Source: <text:a xlink:type="simple" xlink:href="https://twitter.com/UKRINFORM/status/1643553046629163008" text:style-name="Internet_20_link" text:visited-style-name="Visited_20_Internet_20_Link">
https://twitter.com/UKRINFORM/status/1643553046629163008</text:a>
</text:p>
      <!--NEWS-->
      <text:h text:style-name="P10" text:outline-level="1">
<text:span text:style-name="T4">
President of Ukraine Zelensky met with President of Poland Duda in Warsaw during official visit</text:span>
</text:h>
      <text:p text:style-name="P4">
Authors: liveuamap (Language: en)</text:p>
      <text:p text:style-name="P4">
Time: 2023-04-05T06:00:31</text:p>
      <text:p text:style-name="P4">
Location: Warszawa, mazowieckie (Latitude:52.24287 Longtitude:21.01586)</text:p>
      <text:p text:style-name="P4">
Videos: []</text:p>
      <text:p text:style-name="P4">
Images: ["<text:a xlink:type="simple" xlink:href="https://liveuamap.com/pics/2023/04/05/22553870_0.jpg" text:style-name="Internet_20_link" text:visited-style-name="Visited_20_Internet_20_Link">
22553870_0.jpg</text:a>
"]</text:p>
      <text:p text:style-name="P4">
Tags: ["Poland", "Europe"]</text:p>
      <text:p text:style-name="P4">
ID: 22553870</text:p>
      <!--METADATA-->
      <text:p text:style-name="P4">
President of Ukraine Zelensky met with President of Poland Duda in Warsawduring official visit</text:p>
      <text:p text:style-name="P4">
<draw:frame draw:style-name="fr1" draw:name="Image115" text:anchor-type="as-char" svg:width="6.9236in" svg:height="4.615733in" draw:z-index="0">
<draw:image xlink:href="../Images/liveuamap/2023-04-05T06-00-31/22553870_0.jpg" xlink:type="simple" xlink:show="embed" xlink:actuate="onLoad" draw:mime-type="image/jpeg"/>
</draw:frame>
</text:p>
      <text:p text:style-name="P4">
News Collection Link: <text:a xlink:type="simple" xlink:href="https://liveuamap.com/en/2023/5-april-president-of-ukraine-zelensky-met-with-president" text:style-name="Internet_20_link" text:visited-style-name="Visited_20_Internet_20_Link">
https://liveuamap.com/en/2023/5-april-president-of-ukraine-zelensky-met-with-president</text:a>
</text:p>
      <text:p text:style-name="P4">
Source: <text:a xlink:type="simple" xlink:href="https://twitter.com/prezydentpl/status/1643550355882377221" text:style-name="Internet_20_link" text:visited-style-name="Visited_20_Internet_20_Link">
https://twitter.com/prezydentpl/status/1643550355882377221</text:a>
</text:p>
      <!--NEWS-->
      <text:h text:style-name="P10" text:outline-level="1">
<text:span text:style-name="T4">
Donetsk Oblast(12:03). Red Alert: aerial threat. Sirens sounding. Take cover now!</text:span>
</text:h>
      <text:p text:style-name="P4">
Authors: liveuamap (Language: en)</text:p>
      <text:p text:style-name="P4">
Time: 2023-04-05T06:08:00</text:p>
      <text:p text:style-name="P4">
Location: Donetsk Oblast (Latitude:48.72792 Longtitude:37.57738)</text:p>
      <text:p text:style-name="P4">
Videos: []</text:p>
      <text:p text:style-name="P4">
Images: []</text:p>
      <text:p text:style-name="P4">
Tags: ["Europe", "Central and Eastern Europe"]</text:p>
      <text:p text:style-name="P4">
ID: 22553880</text:p>
      <!--METADATA-->
      <text:p text:style-name="P4">
Donetsk Oblast(12:03). Red Alert: aerial threat. Sirens sounding. Take covernow!</text:p>
      <text:p text:style-name="P4">
News Collection Link: <text:a xlink:type="simple" xlink:href="https://liveuamap.com/en/2023/05-april-donetsk-oblast1203-red-alert-aerial-g" text:style-name="Internet_20_link" text:visited-style-name="Visited_20_Internet_20_Link">
https://liveuamap.com/en/2023/05-april-donetsk-oblast1203-red-alert-aerial-g</text:a>
</text:p>
      <text:p text:style-name="P4">
Source: <text:a xlink:type="simple" xlink:href="https://t.me/air_alert_ua/42637" text:style-name="Internet_20_link" text:visited-style-name="Visited_20_Internet_20_Link">
https://t.me/air_alert_ua/42637</text:a>
</text:p>
      <!--NEWS-->
      <text:h text:style-name="P10" text:outline-level="1">
<text:span text:style-name="T4">
2 person killed, 4 wounded as result of Russian shelling of Oleksiivo-Druzhkivka town with cl...</text:span>
</text:h>
      <text:p text:style-name="P4">
Authors: liveuamap (Language: en)</text:p>
      <text:p text:style-name="P4">
Time: 2023-04-05T06:30:11</text:p>
      <text:p text:style-name="P4">
Location: Oleksiivo-Druzhkivka, Donetsk (Latitude:48.58024 Longtitude:37.61101)</text:p>
      <text:p text:style-name="P4">
Videos: []</text:p>
      <text:p text:style-name="P4">
Images: ["<text:a xlink:type="simple" xlink:href="https://liveuamap.com/pics/2023/04/05/22553882_0.png" text:style-name="Internet_20_link" text:visited-style-name="Visited_20_Internet_20_Link">
22553882_0.png</text:a>
"]</text:p>
      <text:p text:style-name="P4">
Tags: ["Europe", "Central and Eastern Europe"]</text:p>
      <text:p text:style-name="P4">
ID: 22553882</text:p>
      <!--METADATA-->
      <text:p text:style-name="P4">
2 person killed, 4 wounded as result of Russian shelling of Oleksiivo-Druzhkivka town with cluster ammunition</text:p>
      <text:p text:style-name="P4">
<draw:frame draw:style-name="fr1" draw:name="Image116" text:anchor-type="as-char" svg:width="6.9236in" svg:height="7.286805in" draw:z-index="0">
<draw:image xlink:href="../Images/liveuamap/2023-04-05T06-30-11/22553882_0.png" xlink:type="simple" xlink:show="embed" xlink:actuate="onLoad" draw:mime-type="image/png"/>
</draw:frame>
</text:p>
      <text:p text:style-name="P4">
News Collection Link: <text:a xlink:type="simple" xlink:href="https://liveuamap.com/en/2023/5-april-2-person-killed-4-wounded-as-result-of-russian-shelling" text:style-name="Internet_20_link" text:visited-style-name="Visited_20_Internet_20_Link">
https://liveuamap.com/en/2023/5-april-2-person-killed-4-wounded-as-result-of-russian-shelling</text:a>
</text:p>
      <text:p text:style-name="P4">
Source: <text:a xlink:type="simple" xlink:href="https://twitter.com/hochu_dodomu/status/1643560695298965504" text:style-name="Internet_20_link" text:visited-style-name="Visited_20_Internet_20_Link">
https://twitter.com/hochu_dodomu/status/1643560695298965504</text:a>
</text:p>
      <!--NEWS-->
      <text:h text:style-name="P10" text:outline-level="1">
<text:span text:style-name="T4">
Damage after mortar shelling in Novaya Tavolzhanka village of Belgorod region</text:span>
</text:h>
      <text:p text:style-name="P4">
Authors: liveuamap (Language: en)</text:p>
      <text:p text:style-name="P4">
Time: 2023-04-05T07:06:00</text:p>
      <text:p text:style-name="P4">
Location: Belgorod, Belgorodskaya oblast' (Latitude:50.34793 Longtitude:36.81862)</text:p>
      <text:p text:style-name="P4">
Videos: []</text:p>
      <text:p text:style-name="P4">
Images: ["<text:a xlink:type="simple" xlink:href="https://liveuamap.com/pics/2023/04/05/22553893_0.jpg" text:style-name="Internet_20_link" text:visited-style-name="Visited_20_Internet_20_Link">
22553893_0.jpg</text:a>
", "<text:a xlink:type="simple" xlink:href="https://liveuamap.com/pics/2023/04/05/22553893_1.jpg" text:style-name="Internet_20_link" text:visited-style-name="Visited_20_Internet_20_Link">
22553893_1.jpg</text:a>
", "<text:a xlink:type="simple" xlink:href="https://liveuamap.com/pics/2023/04/05/22553893_2.jpg" text:style-name="Internet_20_link" text:visited-style-name="Visited_20_Internet_20_Link">
22553893_2.jpg</text:a>
", "<text:a xlink:type="simple" xlink:href="https://liveuamap.com/pics/2023/04/05/22553893_3.jpg" text:style-name="Internet_20_link" text:visited-style-name="Visited_20_Internet_20_Link">
22553893_3.jpg</text:a>
", "<text:a xlink:type="simple" xlink:href="https://liveuamap.com/pics/2023/04/05/22553893_4.jpg" text:style-name="Internet_20_link" text:visited-style-name="Visited_20_Internet_20_Link">
22553893_4.jpg</text:a>
", "<text:a xlink:type="simple" xlink:href="https://liveuamap.com/pics/2023/04/05/22553893_5.jpg" text:style-name="Internet_20_link" text:visited-style-name="Visited_20_Internet_20_Link">
22553893_5.jpg</text:a>
"]</text:p>
      <text:p text:style-name="P4">
Tags: ["Russia", "Central and Eastern Europe"]</text:p>
      <text:p text:style-name="P4">
ID: 22553893</text:p>
      <!--METADATA-->
      <text:p text:style-name="P4">
Damage after mortar shelling in Novaya Tavolzhanka village of Belgorod region</text:p>
      <text:p text:style-name="P4">
<draw:frame draw:style-name="fr1" draw:name="Image117" text:anchor-type="as-char" svg:width="6.9236in" svg:height="5.1927in" draw:z-index="0">
<draw:image xlink:href="../Images/liveuamap/2023-04-05T07-06-00/22553893_0.jpg" xlink:type="simple" xlink:show="embed" xlink:actuate="onLoad" draw:mime-type="image/jpeg"/>
</draw:frame>
<draw:frame draw:style-name="fr1" draw:name="Image118" text:anchor-type="as-char" svg:width="6.9236in" svg:height="4.803248in" draw:z-index="0">
<draw:image xlink:href="../Images/liveuamap/2023-04-05T07-06-00/22553893_1.jpg" xlink:type="simple" xlink:show="embed" xlink:actuate="onLoad" draw:mime-type="image/jpeg"/>
</draw:frame>
<draw:frame draw:style-name="fr1" draw:name="Image119" text:anchor-type="as-char" svg:width="6.9236in" svg:height="5.1927in" draw:z-index="0">
<draw:image xlink:href="../Images/liveuamap/2023-04-05T07-06-00/22553893_2.jpg" xlink:type="simple" xlink:show="embed" xlink:actuate="onLoad" draw:mime-type="image/jpeg"/>
</draw:frame>
<draw:frame draw:style-name="fr1" draw:name="Image120" text:anchor-type="as-char" svg:width="6.9236in" svg:height="5.1927in" draw:z-index="0">
<draw:image xlink:href="../Images/liveuamap/2023-04-05T07-06-00/22553893_3.jpg" xlink:type="simple" xlink:show="embed" xlink:actuate="onLoad" draw:mime-type="image/jpeg"/>
</draw:frame>
<draw:frame draw:style-name="fr1" draw:name="Image121" text:anchor-type="as-char" svg:width="6.9236in" svg:height="5.1927in" draw:z-index="0">
<draw:image xlink:href="../Images/liveuamap/2023-04-05T07-06-00/22553893_4.jpg" xlink:type="simple" xlink:show="embed" xlink:actuate="onLoad" draw:mime-type="image/jpeg"/>
</draw:frame>
<draw:frame draw:style-name="fr1" draw:name="Image122" text:anchor-type="as-char" svg:width="6.9236in" svg:height="5.1927in" draw:z-index="0">
<draw:image xlink:href="../Images/liveuamap/2023-04-05T07-06-00/22553893_5.jpg" xlink:type="simple" xlink:show="embed" xlink:actuate="onLoad" draw:mime-type="image/jpeg"/>
</draw:frame>
</text:p>
      <text:p text:style-name="P4">
News Collection Link: <text:a xlink:type="simple" xlink:href="https://liveuamap.com/en/2023/5-april-damage-after-mortar-shelling-in-novaya-tavolzhanka" text:style-name="Internet_20_link" text:visited-style-name="Visited_20_Internet_20_Link">
https://liveuamap.com/en/2023/5-april-damage-after-mortar-shelling-in-novaya-tavolzhanka</text:a>
</text:p>
      <text:p text:style-name="P4">
Source: <text:a xlink:type="simple" xlink:href="https://t.me/zhest_belgorod/24593" text:style-name="Internet_20_link" text:visited-style-name="Visited_20_Internet_20_Link">
https://t.me/zhest_belgorod/24593</text:a>
</text:p>
      <!--NEWS-->
      <text:h text:style-name="P10" text:outline-level="1">
<text:span text:style-name="T4">
Kharkiv, Kharkivska Oblast(13:07). Red Alert: aerial threat. Sirens sounding. Take cover now!</text:span>
</text:h>
      <text:p text:style-name="P4">
Authors: liveuamap (Language: en)</text:p>
      <text:p text:style-name="P4">
Time: 2023-04-05T07:08:00</text:p>
      <text:p text:style-name="P4">
Location: Kharkiv (Latitude:49.98036 Longtitude:36.25169)</text:p>
      <text:p text:style-name="P4">
Videos: []</text:p>
      <text:p text:style-name="P4">
Images: []</text:p>
      <text:p text:style-name="P4">
Tags: ["Europe", "Central and Eastern Europe"]</text:p>
      <text:p text:style-name="P4">
ID: 22553883</text:p>
      <!--METADATA-->
      <text:p text:style-name="P4">
Kharkiv, Kharkivska Oblast(13:07). Red Alert: aerial threat. Sirens sounding.Take cover now!</text:p>
      <text:p text:style-name="P4">
News Collection Link: <text:a xlink:type="simple" xlink:href="https://liveuamap.com/en/2023/05-april-kharkiv-kharkivska-oblast1307-red-alg" text:style-name="Internet_20_link" text:visited-style-name="Visited_20_Internet_20_Link">
https://liveuamap.com/en/2023/05-april-kharkiv-kharkivska-oblast1307-red-alg</text:a>
</text:p>
      <text:p text:style-name="P4">
Source: <text:a xlink:type="simple" xlink:href="https://t.me/air_alert_ua/42639" text:style-name="Internet_20_link" text:visited-style-name="Visited_20_Internet_20_Link">
https://t.me/air_alert_ua/42639</text:a>
</text:p>
      <!--NEWS-->
      <text:h text:style-name="P10" text:outline-level="1">
<text:span text:style-name="T4">
Kharkiv, Kharkivska Oblast(13:58). Red Alert: aerial threat. Sirens sounding. Take cover now!</text:span>
</text:h>
      <text:p text:style-name="P4">
Authors: liveuamap (Language: en)</text:p>
      <text:p text:style-name="P4">
Time: 2023-04-05T07:59:00</text:p>
      <text:p text:style-name="P4">
Location: Kharkiv (Latitude:49.98036 Longtitude:36.2525)</text:p>
      <text:p text:style-name="P4">
Videos: []</text:p>
      <text:p text:style-name="P4">
Images: []</text:p>
      <text:p text:style-name="P4">
Tags: ["Europe", "Central and Eastern Europe"]</text:p>
      <text:p text:style-name="P4">
ID: 22553885</text:p>
      <!--METADATA-->
      <text:p text:style-name="P4">
Kharkiv, Kharkivska Oblast(13:58). Red Alert: aerial threat. Sirens sounding.Take cover now!</text:p>
      <text:p text:style-name="P4">
News Collection Link: <text:a xlink:type="simple" xlink:href="https://liveuamap.com/en/2023/05-april-kharkiv-kharkivska-oblast1358-red-alg" text:style-name="Internet_20_link" text:visited-style-name="Visited_20_Internet_20_Link">
https://liveuamap.com/en/2023/05-april-kharkiv-kharkivska-oblast1358-red-alg</text:a>
</text:p>
      <text:p text:style-name="P4">
Source: <text:a xlink:type="simple" xlink:href="https://t.me/suspilnekharkiv/23615" text:style-name="Internet_20_link" text:visited-style-name="Visited_20_Internet_20_Link">
https://t.me/suspilnekharkiv/23615</text:a>
</text:p>
      <!--NEWS-->
      <text:h text:style-name="P10" text:outline-level="1">
<text:span text:style-name="T4">
Donetsk Oblast(13:58). Red Alert: aerial threat. Sirens sounding. Take cover now!</text:span>
</text:h>
      <text:p text:style-name="P4">
Authors: liveuamap (Language: en)</text:p>
      <text:p text:style-name="P4">
Time: 2023-04-05T08:01:00</text:p>
      <text:p text:style-name="P4">
Location: Donetsk Oblast (Latitude:48.72743 Longtitude:37.57859)</text:p>
      <text:p text:style-name="P4">
Videos: []</text:p>
      <text:p text:style-name="P4">
Images: []</text:p>
      <text:p text:style-name="P4">
Tags: ["Europe", "Central and Eastern Europe"]</text:p>
      <text:p text:style-name="P4">
ID: 22553886</text:p>
      <!--METADATA-->
      <text:p text:style-name="P4">
Donetsk Oblast(13:58). Red Alert: aerial threat. Sirens sounding. Take covernow!</text:p>
      <text:p text:style-name="P4">
News Collection Link: <text:a xlink:type="simple" xlink:href="https://liveuamap.com/en/2023/05-april-donetsk-oblast1358-red-alert-aerial-g" text:style-name="Internet_20_link" text:visited-style-name="Visited_20_Internet_20_Link">
https://liveuamap.com/en/2023/05-april-donetsk-oblast1358-red-alert-aerial-g</text:a>
</text:p>
      <text:p text:style-name="P4">
Source: <text:a xlink:type="simple" xlink:href="https://t.me/air_alert_ua/42641" text:style-name="Internet_20_link" text:visited-style-name="Visited_20_Internet_20_Link">
https://t.me/air_alert_ua/42641</text:a>
</text:p>
      <!--NEWS-->
      <text:h text:style-name="P10" text:outline-level="1">
<text:span text:style-name="T4">
Russian army shelled Nikopol district 3 times in 24 hours</text:span>
</text:h>
      <text:p text:style-name="P4">
Authors: liveuamap (Language: en)</text:p>
      <text:p text:style-name="P4">
Time: 2023-04-05T08:16:10</text:p>
      <text:p text:style-name="P4">
Location: Marhanets (Latitude:47.64851 Longtitude:34.6471)</text:p>
      <text:p text:style-name="P4">
Videos: []</text:p>
      <text:p text:style-name="P4">
Images: ["<text:a xlink:type="simple" xlink:href="https://liveuamap.com/pics/2023/04/05/22553888_0.jpg" text:style-name="Internet_20_link" text:visited-style-name="Visited_20_Internet_20_Link">
22553888_0.jpg</text:a>
", "<text:a xlink:type="simple" xlink:href="https://liveuamap.com/pics/2023/04/05/22553888_1.jpg" text:style-name="Internet_20_link" text:visited-style-name="Visited_20_Internet_20_Link">
22553888_1.jpg</text:a>
", "<text:a xlink:type="simple" xlink:href="https://liveuamap.com/pics/2023/04/05/22553888_2.jpg" text:style-name="Internet_20_link" text:visited-style-name="Visited_20_Internet_20_Link">
22553888_2.jpg</text:a>
", "<text:a xlink:type="simple" xlink:href="https://liveuamap.com/pics/2023/04/05/22553888_3.jpg" text:style-name="Internet_20_link" text:visited-style-name="Visited_20_Internet_20_Link">
22553888_3.jpg</text:a>
"]</text:p>
      <text:p text:style-name="P4">
Tags: ["Russia", "Europe"]</text:p>
      <text:p text:style-name="P4">
ID: 22553888</text:p>
      <!--METADATA-->
      <text:p text:style-name="P4">
Russian army shelled Nikopol district 3 times in 24 hours</text:p>
      <text:p text:style-name="P4">
<draw:frame draw:style-name="fr1" draw:name="Image123" text:anchor-type="as-char" svg:width="6.9236in" svg:height="5.1927in" draw:z-index="0">
<draw:image xlink:href="../Images/liveuamap/2023-04-05T08-16-10/22553888_0.jpg" xlink:type="simple" xlink:show="embed" xlink:actuate="onLoad" draw:mime-type="image/jpeg"/>
</draw:frame>
<draw:frame draw:style-name="fr1" draw:name="Image124" text:anchor-type="as-char" svg:width="6.9236in" svg:height="5.1927in" draw:z-index="0">
<draw:image xlink:href="../Images/liveuamap/2023-04-05T08-16-10/22553888_1.jpg" xlink:type="simple" xlink:show="embed" xlink:actuate="onLoad" draw:mime-type="image/jpeg"/>
</draw:frame>
<draw:frame draw:style-name="fr1" draw:name="Image125" text:anchor-type="as-char" svg:width="6.9236in" svg:height="5.1927in" draw:z-index="0">
<draw:image xlink:href="../Images/liveuamap/2023-04-05T08-16-10/22553888_2.jpg" xlink:type="simple" xlink:show="embed" xlink:actuate="onLoad" draw:mime-type="image/jpeg"/>
</draw:frame>
<draw:frame draw:style-name="fr1" draw:name="Image126" text:anchor-type="as-char" svg:width="6.9236in" svg:height="5.1927in" draw:z-index="0">
<draw:image xlink:href="../Images/liveuamap/2023-04-05T08-16-10/22553888_3.jpg" xlink:type="simple" xlink:show="embed" xlink:actuate="onLoad" draw:mime-type="image/jpeg"/>
</draw:frame>
</text:p>
      <text:p text:style-name="P4">
News Collection Link: <text:a xlink:type="simple" xlink:href="https://liveuamap.com/en/2023/5-april-russian-army-shelled-nikopol-district-3-times-in" text:style-name="Internet_20_link" text:visited-style-name="Visited_20_Internet_20_Link">
https://liveuamap.com/en/2023/5-april-russian-army-shelled-nikopol-district-3-times-in</text:a>
</text:p>
      <text:p text:style-name="P4">
Source: <text:a xlink:type="simple" xlink:href="https://t.me/dnepr_operativ/39320" text:style-name="Internet_20_link" text:visited-style-name="Visited_20_Internet_20_Link">
https://t.me/dnepr_operativ/39320</text:a>
</text:p>
      <!--NEWS-->
      <text:h text:style-name="P10" text:outline-level="1">
<text:span text:style-name="T4">
Donetsk Oblast(14:42). Red Alert: aerial threat. Sirens sounding. Take cover now!</text:span>
</text:h>
      <text:p text:style-name="P4">
Authors: liveuamap (Language: en)</text:p>
      <text:p text:style-name="P4">
Time: 2023-04-05T08:51:00</text:p>
      <text:p text:style-name="P4">
Location: Donetsk Oblast (Latitude:48.72729 Longtitude:37.57763)</text:p>
      <text:p text:style-name="P4">
Videos: []</text:p>
      <text:p text:style-name="P4">
Images: []</text:p>
      <text:p text:style-name="P4">
Tags: ["Europe", "Central and Eastern Europe"]</text:p>
      <text:p text:style-name="P4">
ID: 22553890</text:p>
      <!--METADATA-->
      <text:p text:style-name="P4">
Donetsk Oblast(14:42). Red Alert: aerial threat. Sirens sounding. Take covernow!</text:p>
      <text:p text:style-name="P4">
News Collection Link: <text:a xlink:type="simple" xlink:href="https://liveuamap.com/en/2023/05-april-donetsk-oblast1442-red-alert-aerial-g" text:style-name="Internet_20_link" text:visited-style-name="Visited_20_Internet_20_Link">
https://liveuamap.com/en/2023/05-april-donetsk-oblast1442-red-alert-aerial-g</text:a>
</text:p>
      <text:p text:style-name="P4">
Source: <text:a xlink:type="simple" xlink:href="https://t.me/air_alert_ua/42645" text:style-name="Internet_20_link" text:visited-style-name="Visited_20_Internet_20_Link">
https://t.me/air_alert_ua/42645</text:a>
</text:p>
      <!--NEWS-->
      <text:h text:style-name="P10" text:outline-level="1">
<text:span text:style-name="T4">
Russian army shelled Beryslav with artillery, 1 person wounded</text:span>
</text:h>
      <text:p text:style-name="P4">
Authors: liveuamap (Language: en)</text:p>
      <text:p text:style-name="P4">
Time: 2023-04-05T10:15:54</text:p>
      <text:p text:style-name="P4">
Location: Kherson (Latitude:46.83612 Longtitude:33.4132)</text:p>
      <text:p text:style-name="P4">
Videos: []</text:p>
      <text:p text:style-name="P4">
Images: []</text:p>
      <text:p text:style-name="P4">
Tags: ["Europe", "Central and Eastern Europe"]</text:p>
      <text:p text:style-name="P4">
ID: 22553892</text:p>
      <!--METADATA-->
      <text:p text:style-name="P4">
Russian army shelled Beryslav with artillery, 1 person wounded</text:p>
      <text:p text:style-name="P4">
News Collection Link: <text:a xlink:type="simple" xlink:href="https://liveuamap.com/en/2023/5-april-russian-army-shelled-beryslav-with-artillery-1-person" text:style-name="Internet_20_link" text:visited-style-name="Visited_20_Internet_20_Link">
https://liveuamap.com/en/2023/5-april-russian-army-shelled-beryslav-with-artillery-1-person</text:a>
</text:p>
      <text:p text:style-name="P4">
Source: <text:a xlink:type="simple" xlink:href="https://t.me/hueviyherson/37546" text:style-name="Internet_20_link" text:visited-style-name="Visited_20_Internet_20_Link">
https://t.me/hueviyherson/37546</text:a>
</text:p>
      <!--NEWS-->
      <text:h text:style-name="P10" text:outline-level="1">
<text:span text:style-name="T4">
Putin convened Security Council with heads of authorities of occupied regions of Ukraine</text:span>
</text:h>
      <text:p text:style-name="P4">
Authors: liveuamap (Language: en)</text:p>
      <text:p text:style-name="P4">
Time: 2023-04-05T10:27:59</text:p>
      <text:p text:style-name="P4">
Location: Moskva, Moscow (Latitude:55.74982 Longtitude:37.61307)</text:p>
      <text:p text:style-name="P4">
Videos: []</text:p>
      <text:p text:style-name="P4">
Images: ["<text:a xlink:type="simple" xlink:href="https://liveuamap.com/pics/2023/04/05/22553894_0.jpg" text:style-name="Internet_20_link" text:visited-style-name="Visited_20_Internet_20_Link">
22553894_0.jpg</text:a>
"]</text:p>
      <text:p text:style-name="P4">
Tags: ["Central and Eastern Europe", "Russia"]</text:p>
      <text:p text:style-name="P4">
ID: 22553894</text:p>
      <!--METADATA-->
      <text:p text:style-name="P4">
Putin convened Security Council with heads of authorities of occupied regionsof Ukraine</text:p>
      <text:p text:style-name="P4">
<draw:frame draw:style-name="fr1" draw:name="Image127" text:anchor-type="as-char" svg:width="6.9236in" svg:height="3.401219in" draw:z-index="0">
<draw:image xlink:href="../Images/liveuamap/2023-04-05T10-27-59/22553894_0.jpg" xlink:type="simple" xlink:show="embed" xlink:actuate="onLoad" draw:mime-type="image/jpeg"/>
</draw:frame>
</text:p>
      <text:p text:style-name="P4">
News Collection Link: <text:a xlink:type="simple" xlink:href="https://liveuamap.com/en/2023/5-april-putin-convened-security-council-with-heads-of-authorities" text:style-name="Internet_20_link" text:visited-style-name="Visited_20_Internet_20_Link">
https://liveuamap.com/en/2023/5-april-putin-convened-security-council-with-heads-of-authorities</text:a>
</text:p>
      <text:p text:style-name="P4">
Source: <text:a xlink:type="simple" xlink:href="https://t.me/rusbrief/106585" text:style-name="Internet_20_link" text:visited-style-name="Visited_20_Internet_20_Link">
https://t.me/rusbrief/106585</text:a>
</text:p>
      <!--NEWS-->
      <text:h text:style-name="P10" text:outline-level="1">
<text:span text:style-name="T4">
Putin at Security Council calls to deal with the resistance at occupied territories of Ukraine</text:span>
</text:h>
      <text:p text:style-name="P4">
Authors: liveuamap (Language: en)</text:p>
      <text:p text:style-name="P4">
Time: 2023-04-05T10:33:09</text:p>
      <text:p text:style-name="P4">
Location: Moskva, Moscow (Latitude:55.74924 Longtitude:37.61616)</text:p>
      <text:p text:style-name="P4">
Videos: []</text:p>
      <text:p text:style-name="P4">
Images: []</text:p>
      <text:p text:style-name="P4">
Tags: ["Russia"]</text:p>
      <text:p text:style-name="P4">
ID: 22553895</text:p>
      <!--METADATA-->
      <text:p text:style-name="P4">
Putin at Security Council calls to deal with the resistance at occupiedterritories of Ukraine</text:p>
      <text:p text:style-name="P4">
News Collection Link: <text:a xlink:type="simple" xlink:href="https://liveuamap.com/en/2023/5-april-putin-at-security-council-calls-to-deal-with-the" text:style-name="Internet_20_link" text:visited-style-name="Visited_20_Internet_20_Link">
https://liveuamap.com/en/2023/5-april-putin-at-security-council-calls-to-deal-with-the</text:a>
</text:p>
      <text:p text:style-name="P4">
Source: <text:a xlink:type="simple" xlink:href="https://t.me/rusbrief/106592" text:style-name="Internet_20_link" text:visited-style-name="Visited_20_Internet_20_Link">
https://t.me/rusbrief/106592</text:a>
</text:p>
      <!--NEWS-->
      <text:h text:style-name="P10" text:outline-level="1">
<text:span text:style-name="T4">
US Secretary of State: What we want is a just peace in Ukraine, and we will continue to provi...</text:span>
</text:h>
      <text:p text:style-name="P4">
Authors: liveuamap (Language: en)</text:p>
      <text:p text:style-name="P4">
Time: 2023-04-05T10:46:10</text:p>
      <text:p text:style-name="P4">
Location: Washington, District of Columbia (Latitude:38.89344 Longtitude:-77.04781)</text:p>
      <text:p text:style-name="P4">
Videos: []</text:p>
      <text:p text:style-name="P4">
Images: []</text:p>
      <text:p text:style-name="P4">
Tags: ["Russia", "USA"]</text:p>
      <text:p text:style-name="P4">
ID: 22553900</text:p>
      <!--METADATA-->
      <text:p text:style-name="P4">
US Secretary of State: What we want is a just peace in Ukraine, and we willcontinue to provide military aid to Kyiv</text:p>
      <text:p text:style-name="P4">
News Collection Link: <text:a xlink:type="simple" xlink:href="https://liveuamap.com/en/2023/5-april-us-secretary-of-state-what-we-want-is-a-just-peace" text:style-name="Internet_20_link" text:visited-style-name="Visited_20_Internet_20_Link">
https://liveuamap.com/en/2023/5-april-us-secretary-of-state-what-we-want-is-a-just-peace</text:a>
</text:p>
      <text:p text:style-name="P4">
Source: <text:a xlink:type="simple" xlink:href="https://twitter.com/Step_Agency/status/1643616051345620994" text:style-name="Internet_20_link" text:visited-style-name="Visited_20_Internet_20_Link">
https://twitter.com/Step_Agency/status/1643616051345620994</text:a>
</text:p>
      <!--NEWS-->
      <text:h text:style-name="P10" text:outline-level="1">
<text:span text:style-name="T4">
Blinken: We are focused on providing Ukraine with everything it needs to defend itself and re...</text:span>
</text:h>
      <text:p text:style-name="P4">
Authors: liveuamap (Language: en)</text:p>
      <text:p text:style-name="P4">
Time: 2023-04-05T10:48:09</text:p>
      <text:p text:style-name="P4">
Location: Washington, District of Columbia (Latitude:38.89431 Longtitude:-77.04866)</text:p>
      <text:p text:style-name="P4">
Videos: []</text:p>
      <text:p text:style-name="P4">
Images: []</text:p>
      <text:p text:style-name="P4">
Tags: ["Russia"]</text:p>
      <text:p text:style-name="P4">
ID: 22553901</text:p>
      <!--METADATA-->
      <text:p text:style-name="P4">
Blinken: We are focused on providing Ukraine with everything it needs todefend itself and recover its lands from Russia</text:p>
      <text:p text:style-name="P4">
News Collection Link: <text:a xlink:type="simple" xlink:href="https://liveuamap.com/en/2023/5-april-blinken-we-are-focused-on-providing-ukraine-with" text:style-name="Internet_20_link" text:visited-style-name="Visited_20_Internet_20_Link">
https://liveuamap.com/en/2023/5-april-blinken-we-are-focused-on-providing-ukraine-with</text:a>
</text:p>
      <text:p text:style-name="P4">
Source: <text:a xlink:type="simple" xlink:href="https://twitter.com/Step_Agency/status/1643616538124079112" text:style-name="Internet_20_link" text:visited-style-name="Visited_20_Internet_20_Link">
https://twitter.com/Step_Agency/status/1643616538124079112</text:a>
</text:p>
      <!--NEWS-->
      <text:h text:style-name="P10" text:outline-level="1">
<text:span text:style-name="T4">
Russian Ministry of Foreign Affairs accused Ukraine in interference with Russian communicatio...</text:span>
</text:h>
      <text:p text:style-name="P4">
Authors: liveuamap (Language: en)</text:p>
      <text:p text:style-name="P4">
Time: 2023-04-05T11:42:49</text:p>
      <text:p text:style-name="P4">
Location: Moskva, Moscow (Latitude:55.74576 Longtitude:37.58492)</text:p>
      <text:p text:style-name="P4">
Videos: []</text:p>
      <text:p text:style-name="P4">
Images: []</text:p>
      <text:p text:style-name="P4">
Tags: ["Central and Eastern Europe", "Russia"]</text:p>
      <text:p text:style-name="P4">
ID: 22553907</text:p>
      <!--METADATA-->
      <text:p text:style-name="P4">
Russian Ministry of Foreign Affairs accused Ukraine in interference withRussian communication satellites, calls it unprecedented violation ofinternational law</text:p>
      <text:p text:style-name="P4">
News Collection Link: <text:a xlink:type="simple" xlink:href="https://liveuamap.com/en/2023/5-april-russian-ministry-of-foreign-affairs-accused-ukraine" text:style-name="Internet_20_link" text:visited-style-name="Visited_20_Internet_20_Link">
https://liveuamap.com/en/2023/5-april-russian-ministry-of-foreign-affairs-accused-ukraine</text:a>
</text:p>
      <text:p text:style-name="P4">
Source: <text:a xlink:type="simple" xlink:href="https://t.me/bbbreaking/152287" text:style-name="Internet_20_link" text:visited-style-name="Visited_20_Internet_20_Link">
https://t.me/bbbreaking/152287</text:a>
</text:p>
      <!--NEWS-->
      <text:h text:style-name="P10" text:outline-level="1">
<text:span text:style-name="T4">
Russian media report Ukrainian light plane crashed in Briansk region of Russia, pilot alive a...</text:span>
</text:h>
      <text:p text:style-name="P4">
Authors: liveuamap (Language: en)</text:p>
      <text:p text:style-name="P4">
Time: 2023-04-05T13:19:56</text:p>
      <text:p text:style-name="P4">
Location: Bryansk,Bryanskaya oblast' (Latitude:52.29834 Longtitude:32.72827)</text:p>
      <text:p text:style-name="P4">
Videos: []</text:p>
      <text:p text:style-name="P4">
Images: ["<text:a xlink:type="simple" xlink:href="https://liveuamap.com/pics/2023/04/05/22553957_0.jpg" text:style-name="Internet_20_link" text:visited-style-name="Visited_20_Internet_20_Link">
22553957_0.jpg</text:a>
", "<text:a xlink:type="simple" xlink:href="https://liveuamap.com/pics/2023/04/05/22553957_1.jpg" text:style-name="Internet_20_link" text:visited-style-name="Visited_20_Internet_20_Link">
22553957_1.jpg</text:a>
", "<text:a xlink:type="simple" xlink:href="https://liveuamap.com/pics/2023/04/05/22553957_2.jpg" text:style-name="Internet_20_link" text:visited-style-name="Visited_20_Internet_20_Link">
22553957_2.jpg</text:a>
", "<text:a xlink:type="simple" xlink:href="https://liveuamap.com/pics/2023/04/05/22553957_3.jpg" text:style-name="Internet_20_link" text:visited-style-name="Visited_20_Internet_20_Link">
22553957_3.jpg</text:a>
"]</text:p>
      <text:p text:style-name="P4">
Tags: ["Russia", "Avia"]</text:p>
      <text:p text:style-name="P4">
ID: 22553957</text:p>
      <!--METADATA-->
      <text:p text:style-name="P4">
Russian media report Ukrainian light plane crashed in Briansk region ofRussia, pilot alive and detained</text:p>
      <text:p text:style-name="P4">
<draw:frame draw:style-name="fr1" draw:name="Image128" text:anchor-type="as-char" svg:width="6.9236in" svg:height="5.1927in" draw:z-index="0">
<draw:image xlink:href="../Images/liveuamap/2023-04-05T13-19-56/22553957_0.jpg" xlink:type="simple" xlink:show="embed" xlink:actuate="onLoad" draw:mime-type="image/jpeg"/>
</draw:frame>
<draw:frame draw:style-name="fr1" draw:name="Image129" text:anchor-type="as-char" svg:width="6.9236in" svg:height="9.231467in" draw:z-index="0">
<draw:image xlink:href="../Images/liveuamap/2023-04-05T13-19-56/22553957_1.jpg" xlink:type="simple" xlink:show="embed" xlink:actuate="onLoad" draw:mime-type="image/jpeg"/>
</draw:frame>
<draw:frame draw:style-name="fr1" draw:name="Image130" text:anchor-type="as-char" svg:width="6.9236in" svg:height="5.1927in" draw:z-index="0">
<draw:image xlink:href="../Images/liveuamap/2023-04-05T13-19-56/22553957_2.jpg" xlink:type="simple" xlink:show="embed" xlink:actuate="onLoad" draw:mime-type="image/jpeg"/>
</draw:frame>
<draw:frame draw:style-name="fr1" draw:name="Image131" text:anchor-type="as-char" svg:width="6.9236in" svg:height="5.1927in" draw:z-index="0">
<draw:image xlink:href="../Images/liveuamap/2023-04-05T13-19-56/22553957_3.jpg" xlink:type="simple" xlink:show="embed" xlink:actuate="onLoad" draw:mime-type="image/jpeg"/>
</draw:frame>
</text:p>
      <text:p text:style-name="P4">
News Collection Link: <text:a xlink:type="simple" xlink:href="https://liveuamap.com/en/2023/5-april-russian-media-report-ukrainian-light-plane-crashed" text:style-name="Internet_20_link" text:visited-style-name="Visited_20_Internet_20_Link">
https://liveuamap.com/en/2023/5-april-russian-media-report-ukrainian-light-plane-crashed</text:a>
</text:p>
      <text:p text:style-name="P4">
Source: <text:a xlink:type="simple" xlink:href="https://t.me/tipical32/12334" text:style-name="Internet_20_link" text:visited-style-name="Visited_20_Internet_20_Link">
https://t.me/tipical32/12334</text:a>
</text:p>
      <!--NEWS-->
      <text:h text:style-name="P10" text:outline-level="1">
<text:span text:style-name="T4">
Russia and the US are in the hot phase of the war - Russian MFA Lavrov</text:span>
</text:h>
      <text:p text:style-name="P4">
Authors: liveuamap (Language: en)</text:p>
      <text:p text:style-name="P4">
Time: 2023-04-05T13:25:14</text:p>
      <text:p text:style-name="P4">
Location: Moskva, Moscow (Latitude:55.74629 Longtitude:37.58385)</text:p>
      <text:p text:style-name="P4">
Videos: []</text:p>
      <text:p text:style-name="P4">
Images: []</text:p>
      <text:p text:style-name="P4">
Tags: ["Russia"]</text:p>
      <text:p text:style-name="P4">
ID: 22553959</text:p>
      <!--METADATA-->
      <text:p text:style-name="P4">
Russia and the US are in the hot phase of the war - Russian MFA Lavrov</text:p>
      <text:p text:style-name="P4">
News Collection Link: <text:a xlink:type="simple" xlink:href="https://liveuamap.com/en/2023/5-april-russia-and-the-us-are-in-the-hot-phase-of-the-war" text:style-name="Internet_20_link" text:visited-style-name="Visited_20_Internet_20_Link">
https://liveuamap.com/en/2023/5-april-russia-and-the-us-are-in-the-hot-phase-of-the-war</text:a>
</text:p>
      <text:p text:style-name="P4">
Source: <text:a xlink:type="simple" xlink:href="https://t.me/bbbreaking/152311" text:style-name="Internet_20_link" text:visited-style-name="Visited_20_Internet_20_Link">
https://t.me/bbbreaking/152311</text:a>
</text:p>
      <!--NEWS-->
      <text:h text:style-name="P10" text:outline-level="1">
<text:span text:style-name="T4">
НАТО надасть Україні допомогу для стримування подальшої російської агресії – Столтенберг</text:span>
</text:h>
      <text:p text:style-name="P4">
Authors: Ukrinform (Person)</text:p>
      <text:p text:style-name="P4">
Publisher: Укринформ (Organization)</text:p>
      <text:p text:style-name="P4">
Published Time: 2023-04-05T16:54:00+03:00</text:p>
      <text:p text:style-name="P4">
Modified Time: 2023-04-05T16:54:00+03:00</text:p>
      <text:p text:style-name="P4">
Description: Міністри закордонних справ НАТО обговорили шляхи надання Україні достатніх можливостей для стримування потенційної нової агресії з боку росії.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НАТО', 'Оборона', 'Столтенберг', 'Україна', 'Війна з росією']</text:p>
      <text:p text:style-name="P4">
Type: Article</text:p>
      <!--METADATA-->
      <text:p text:style-name="P4">
<draw:frame draw:style-name="fr1" draw:name="Image132" text:anchor-type="as-char" svg:width="6.9236in" svg:height="3.956343in" draw:z-index="0">
<draw:image xlink:href="../Images/yкринформ/2023-04-05T16-54-00-03-00/630_360_1668589929-696.jpg" xlink:type="simple" xlink:show="embed" xlink:actuate="onLoad" draw:mime-type="image/jpeg"/>
</draw:frame>
 Міністризакордонних справ НАТО обговорили шляхи надання Україні достатніх можливостейдля стримування потенційної нової агресії з боку росії.</text:p>
      <text:p text:style-name="P4">
Про це у Брюсселі під час пресконференції за підсумками Північноатлантичноїради на рівні міністрів закордонних справ сказав генеральний секретар НАТО ЄнсСтолтенберг, повідомляє кореспондент Укрінформу.</text:p>
      <text:p text:style-name="P4">
«Ми обговорили довгострокову підтримку. Невідомо, коли ця війна завершиться.Але коли це станеться, маємо забезпечити, щоб президент путін не міг більшепідривати європейську безпеку. Тож маємо надати Україні можливості стримуватита оборонятися проти майбутньої агресії. Це включає зміцнення Збройних силУкраїни та інших структур для її безпеки», - зазначив керівник НАТО.</text:p>
      <text:p text:style-name="P4">
Він додав, що в <text:a xlink:type="simple" xlink:href="https://www.ukrinform.ua/tag-nato" text:style-name="Internet_20_link" text:visited-style-name="Visited_20_Internet_20_Link">
 </text:a>
 погодилися опрацюватистратегічну багаторічну програму допомоги для України. «Ми розраховуємо нашудопомогу на тривалий час, щоб підвищити взаємосумісність України та сприяти їїпереходу на стандарти НАТО. Це допоможе Україні на шляху до євроатлантичноїінтеграції, тому що майбутнє України - в євроатлантичній родині», - сказавСтолтенберг.</text:p>
      <text:p text:style-name="P4">
<text:span text:style-name="T4">
Читайте також:</text:span>
 <text:a xlink:type="simple" xlink:href="https://www.ukrinform.ua/rubric-polytics/3691975-nato-pocne-pracuvati-nad-strategieu-dla-ukraini-stoltenberg.html" text:style-name="Internet_20_link" text:visited-style-name="Visited_20_Internet_20_Link">
 <text:span text:style-name="T4">
Столтенберг</text:span>
 </text:a>
</text:p>
      <text:p text:style-name="P4">
Як повідомлялося, сьогодні в Брюсселі продовжується зустріч міністрівзакордонних справ країн НАТО, які розглядають найважливіші питаннярегіональної та світової безпеки, зокрема розвиток ситуації в Індо-Тихоокеанському регіоні.</text:p>
      <text:p text:style-name="P4">
Source: <text:a xlink:type="simple" xlink:href="https://www.ukrinform.ua/rubric-ato/3692014-nato-nadast-ukraini-dopomogu-dla-strimuvanna-podalsoi-rosijskoi-agresii-stoltenberg.html" text:style-name="Internet_20_link" text:visited-style-name="Visited_20_Internet_20_Link">
https://www.ukrinform.ua/rubric-ato/3692014-nato-nadast-ukraini-dopomogu-dla-strimuvanna-podalsoi-rosijskoi-agresii-stoltenberg.html</text:a>
</text:p>
      <!--NEWS-->
      <text:h text:style-name="P10" text:outline-level="1">
<text:span text:style-name="T4">
Зеленський обговорив із Дудою посилення ЗСУ і запросив Польщу долучитися до відбудови</text:span>
</text:h>
      <text:p text:style-name="P4">
Authors: Ukrinform (Person)</text:p>
      <text:p text:style-name="P4">
Publisher: Укринформ (Organization)</text:p>
      <text:p text:style-name="P4">
Published Time: 2023-04-05T16:55:00+03:00</text:p>
      <text:p text:style-name="P4">
Modified Time: 2023-04-05T16:55:00+03:00</text:p>
      <text:p text:style-name="P4">
Description: Президент Володимир Зеленський обговорив із президентом Польщі Анджеєм Дудою можливості подальшого посилення спроможеностей української армії. — Укрінформ.</text:p>
      <text:p text:style-name="P4">
Images: ["<text:a xlink:type="simple" xlink:href="https://static.ukrinform.com/photos/2023_04/thumb_files/630_360_1680700926-985.jpg" text:style-name="Internet_20_link" text:visited-style-name="Visited_20_Internet_20_Link">
630_360_16807...</text:a>
"]</text:p>
      <text:p text:style-name="P4">
Tags: ['Армія', 'Дуда', 'Зеленський', 'Війна з росією', 'Відбудова']</text:p>
      <text:p text:style-name="P4">
Type: Article</text:p>
      <!--METADATA-->
      <text:p text:style-name="P4">
<draw:frame draw:style-name="fr1" draw:name="Image133" text:anchor-type="as-char" svg:width="6.9236in" svg:height="3.956343in" draw:z-index="0">
<draw:image xlink:href="../Images/yкринформ/2023-04-05T16-55-00-03-00/630_360_1680700926-985.jpg" xlink:type="simple" xlink:show="embed" xlink:actuate="onLoad" draw:mime-type="image/jpeg"/>
</draw:frame>
 ПрезидентВолодимир Зеленський обговорив із президентом Польщі Анджеєм Дудою можливостіподальшого посилення спроможеностей української армії.</text:p>
      <text:p text:style-name="P4">
Про це глава Української держави розповів під час пресконференції Варшаві,повідомляє кореспондент Укрінформу.</text:p>
      <text:p text:style-name="P4">
"Ми обговорили посилення нашої армії. І це дуже важливо. Я дякую, що мисьогодні обговорили і прийняли рішення і ще будемо обговорювати з прем'єр-міністром (Польщі – ред.) щодо потужного пакету, який посилить наших людей", –сказав Зеленський.</text:p>
      <text:p text:style-name="P4">
<text:span text:style-name="T5">
Відео: Офіс Президента</text:span>
</text:p>
      <text:p text:style-name="P4">
Президент нагадав, що в окопах на фронті в Україні перебувають справжні воїни– українські чоловіки і жінки, яких країна щодня втрачає.</text:p>
      <text:p text:style-name="P4">
"Я хочу вам подякувати за потужний оборонний пакет, яким ми посилимо нашихбійців і будемо захищати їх життя, бо вони ризикують своїм життям заради,упевнений, ви це розумієте, заради не тільки життя українців, а зарадимайбутнього життя ваших дітей, дітей Європи", – звернувся глава держави допольських партнерів.</text:p>
      <text:p text:style-name="P4">
<text:span text:style-name="T4">
Читайте також:</text:span>
 <text:a xlink:type="simple" xlink:href="https://www.ukrinform.ua/rubric-polytics/3692000-ukraina-ne-pide-na-kompromisi-u-pitannah-zahistu-svoei-zemli-zelenskij.html" text:style-name="Internet_20_link" text:visited-style-name="Visited_20_Internet_20_Link">
 <text:span text:style-name="T4">
Зеленський</text:span>
 </text:a>
</text:p>
      <text:p text:style-name="P4">
Також президент проінформував, що прагне, аби Польща як держава і польськийбізнес долучилися до відбудови України.</text:p>
      <text:p text:style-name="P4">
"Важливою буде сторінка в наших відносинах відбудови України. Це дійснозблизить максимально наші бізнеси, наші народи. Для нас дуже важливо, щобПольща була одним із головних партнерів у відбудові України. Це повинно бутине тільки допомогою Україні, але це, передусім, повинно бути вигіднопольському бізнесу", – сказав <text:a xlink:type="simple" xlink:href="https://www.ukrinform.ua/tag-zelenskij" text:style-name="Internet_20_link" text:visited-style-name="Visited_20_Internet_20_Link">
 </text:a>
 .</text:p>
      <text:p text:style-name="P4">
Як повідомлялося, Зеленський разом з дружиною 5 квітня перебуває з офіційнимвізитом у Польщі.</text:p>
      <text:p text:style-name="P4">
<text:span text:style-name="T5">
Фото: ОП</text:span>
</text:p>
      <text:p text:style-name="P4">
Source: <text:a xlink:type="simple" xlink:href="https://www.ukrinform.ua/rubric-polytics/3692016-zelenskij-obgovoriv-iz-dudou-posilenna-zsu-i-zaprosiv-polsu-dolucitisa-do-vidbudovi.html" text:style-name="Internet_20_link" text:visited-style-name="Visited_20_Internet_20_Link">
https://www.ukrinform.ua/rubric-polytics/3692016-zelenskij-obgovoriv-iz-dudou-posilenna-zsu-i-zaprosiv-polsu-dolucitisa-do-vidbudovi.html</text:a>
</text:p>
      <!--NEWS-->
      <text:h text:style-name="P10" text:outline-level="1">
<text:span text:style-name="T4">
В уряді ФРН не погоджуються зі словами віцеканцлера про повільну військову допомогу Україні</text:span>
</text:h>
      <text:p text:style-name="P4">
Authors: Ukrinform (Person)</text:p>
      <text:p text:style-name="P4">
Publisher: Укринформ (Organization)</text:p>
      <text:p text:style-name="P4">
Published Time: 2023-04-05T16:58:00+03:00</text:p>
      <text:p text:style-name="P4">
Modified Time: 2023-04-05T16:58:00+03:00</text:p>
      <text:p text:style-name="P4">
Description: У Федеральному уряді не поділяють думку віцеканцлера, міністра економіки Роберта Габека, який під час візиту в Київ вибачився за запізнення з поставками зброї в Україну. — Укрінформ.</text:p>
      <text:p text:style-name="P4">
Images: ["<text:a xlink:type="simple" xlink:href="https://static.ukrinform.com/photos/2023_04/thumb_files/630_360_1680703453-731.jpg" text:style-name="Internet_20_link" text:visited-style-name="Visited_20_Internet_20_Link">
630_360_16807...</text:a>
"]</text:p>
      <text:p text:style-name="P4">
Tags: ['Німеччина', 'Україна', 'допомога', 'Війна з росією']</text:p>
      <text:p text:style-name="P4">
Type: Article</text:p>
      <!--METADATA-->
      <text:p text:style-name="P4">
<draw:frame draw:style-name="fr1" draw:name="Image134" text:anchor-type="as-char" svg:width="6.9236in" svg:height="3.956343in" draw:z-index="0">
<draw:image xlink:href="../Images/yкринформ/2023-04-05T16-58-00-03-00/630_360_1680703453-731.jpg" xlink:type="simple" xlink:show="embed" xlink:actuate="onLoad" draw:mime-type="image/jpeg"/>
</draw:frame>
 УФедеральному уряді не поділяють думку віцеканцлера, міністра економіки РобертаГабека, який під час візиту в Київ вибачився за запізнення з поставками зброїв Україну.</text:p>
      <text:p text:style-name="P4">
Висловлювання Габека прокоментував на брифінгу речник уряду ШтеффенГебештрайт, передає кореспондент Укрінформу.</text:p>
      <text:p text:style-name="P4">
«Ми робили саме те, що є правильним і завжди в правильний час», - заявивречник і нагадав, що його держава користується при наданні військової допомоги3 принципами: підтримати, наскільки це можливо, не довести до прямогоконфлікту між НАТО та рф і не робити односторонніх кроків, але виключно вкоординації з партнерами.</text:p>
      <text:p text:style-name="P4">
Гебештрайт підкреслив, що Берлін діє в такому руслі з 26 лютого 2022 року,коли були відправлені перші партії зброї. В кінці квітня Німеччина вже почалапередавати системи Panzerhaubutze 2000 і Gepard, згодом додалися РСЗВ, системиППО та зрештою – бойові танки та БМП. До того ж, саме Німеччина організувала«кільцеві обміни», що дозволило передати Україні чимало зброї радянськогозразку.</text:p>
      <text:p text:style-name="P4">
Наразі ФРН є найбільшим постачальником зброї Україні в материковій Європі тадругим після США в світі, зауважив речник.</text:p>
      <text:p text:style-name="P4">
<text:span text:style-name="T4">
Читайте також:</text:span>
 <text:a xlink:type="simple" xlink:href="https://www.ukrinform.ua/rubric-vidbudova/3691086-vidnovlenna-cernigovsini-zelenskij-pokazav-vicekancleru-frn-ak-remontuut-mist-cerez-desnu.html" text:style-name="Internet_20_link" text:visited-style-name="Visited_20_Internet_20_Link">
 <text:span text:style-name="T4">
Відбудова</text:span>
 <text:span text:style-name="T4">
Чернігівщини</text:span>
 <text:span text:style-name="T4">
Зеленський</text:span>
 <text:span text:style-name="T4">
показав</text:span>
<text:span text:style-name="T4">
віцеканцлеру</text:span>
 <text:span text:style-name="T4">
ФРН</text:span>
 <text:span text:style-name="T4">
ремонт</text:span>
 <text:span text:style-name="T4">
мосту</text:span>
 <text:span text:style-name="T4">
через</text:span>
 <text:span text:style-name="T4">
Десну</text:span>
</text:a>
</text:p>
      <text:p text:style-name="P4">
Під час зустрічі з Президентом України в Києві Габек заявив: «Мені глибокосоромно, що було надто пізно… Ми змінили нашу позицію (не постачати зброю взони конфлікту – ред.), але це зайняло надто багато часу».</text:p>
      <text:p text:style-name="P4">
Слід зауважити, що під час свого візиту в Україну в травні 2021 року Габек,який тоді ще не був членом уряду, висловився за надання зброї Україні «длясамооборони», за що був підданий суворій критиці вдома, в тому числі в лавахвласної партії.</text:p>
      <text:p text:style-name="P4">
Після повернення з України зараз політик заявив журналістам, що він підтримуєпозицію канцлера в тому, що <text:a xlink:type="simple" xlink:href="https://www.ukrinform.ua/tag-nimeccina" text:style-name="Internet_20_link" text:visited-style-name="Visited_20_Internet_20_Link">
 </text:a>
 неповинна стати стороною війни. На запитання, що він особисто бачить як «червонулінію» Габек назвав присутність німецьких солдатів в Україні.</text:p>
      <text:p text:style-name="P4">
Source: <text:a xlink:type="simple" xlink:href="https://www.ukrinform.ua/rubric-polytics/3692019-v-uradi-frn-ne-pogodzuutsa-zi-slovami-vicekanclera-pro-povilnu-vijskovu-dopomogu-ukraini.html" text:style-name="Internet_20_link" text:visited-style-name="Visited_20_Internet_20_Link">
https://www.ukrinform.ua/rubric-polytics/3692019-v-uradi-frn-ne-pogodzuutsa-zi-slovami-vicekanclera-pro-povilnu-vijskovu-dopomogu-ukraini.html</text:a>
</text:p>
      <!--NEWS-->
      <text:h text:style-name="P10" text:outline-level="1">
<text:span text:style-name="T4">
Експрем’єр Італії Берлусконі потрапив до реанімації</text:span>
</text:h>
      <text:p text:style-name="P4">
Authors: Ukrinform (Person)</text:p>
      <text:p text:style-name="P4">
Publisher: Укринформ (Organization)</text:p>
      <text:p text:style-name="P4">
Published Time: 2023-04-05T17:01:00+03:00</text:p>
      <text:p text:style-name="P4">
Modified Time: 2023-04-05T17:01:00+03:00</text:p>
      <text:p text:style-name="P4">
Description: Сільвіо Берлусконі, який чотири рази обіймав посаду прем’єр-міністра Італії, перебуває в реанімації у кардіологічному відділенні міланської лікарні Сан-Раффаеле. — Укрінформ.</text:p>
      <text:p text:style-name="P4">
Images: ["<text:a xlink:type="simple" xlink:href="https://static.ukrinform.com/photos/2015_10/thumb_files/630_360_1446211714-9970-byivshiy-premer-ministr-italii-silvio-berluskoni.jpg" text:style-name="Internet_20_link" text:visited-style-name="Visited_20_Internet_20_Link">
630_360_14462...</text:a>
"]</text:p>
      <text:p text:style-name="P4">
Tags: ['Берлусконі', 'Італія', 'Коронавірус', 'Реанімація']</text:p>
      <text:p text:style-name="P4">
Type: Article</text:p>
      <!--METADATA-->
      <text:p text:style-name="P4">
<draw:frame draw:style-name="fr1" draw:name="Image135" text:anchor-type="as-char" svg:width="6.9236in" svg:height="3.956343in" draw:z-index="0">
<draw:image xlink:href="../Images/yкринформ/2023-04-05T17-01-00-03-00/630_360_1446211714-9970-byivshiy-premer-ministr-italii-silvio-berluskoni.jpg" xlink:type="simple" xlink:show="embed" xlink:actuate="onLoad" draw:mime-type="image/jpeg"/>
</draw:frame>
 Сільвіо Берлусконі, який чотирирази обіймав посаду прем’єр-міністра Італії, перебуває в реанімації укардіологічному відділенні міланської лікарні Сан-Раффаеле.</text:p>
      <text:p text:style-name="P4">
Як передає Укрінформ, про це повідомляє <text:a xlink:type="simple" xlink:href="https://www.reuters.com/world/europe/former-italian-pm-berlusconi-intensive-care-hospital-2023-04-05/" text:style-name="Internet_20_link" text:visited-style-name="Visited_20_Internet_20_Link">
</text:a>
 <text:a xlink:type="simple" xlink:href="https://www.reuters.com/world/europe/former-italian-pm-berlusconi-intensive-care-hospital-2023-04-05/" text:style-name="Internet_20_link" text:visited-style-name="Visited_20_Internet_20_Link">
 </text:a>
 <text:a xlink:type="simple" xlink:href="https://www.reuters.com/world/europe/former-italian-pm-berlusconi-intensive-care-hospital-2023-04-05/" text:style-name="Internet_20_link" text:visited-style-name="Visited_20_Internet_20_Link">
</text:a>
</text:p>
      <text:p text:style-name="P4">
86-річний Берлусконі протягом останніх років страждав від неодноразовихнападів поганого самопочуття і лише минулого тижня повернувся із лікарні.</text:p>
      <text:p text:style-name="P4">
Лідер партії «Вперед, Італія» (Forza Italia) у 2016 році переніс операцію насерці, а також хворів на рак простати. Він неодноразово потрапляв до лікарні узв’язку із зараженням <text:a xlink:type="simple" xlink:href="https://www.ukrinform.ua/tag-koronavirus" text:style-name="Internet_20_link" text:visited-style-name="Visited_20_Internet_20_Link">
 </text:a>
 .</text:p>
      <text:p text:style-name="P4">
Наразі Берлусконі перебуває в реанімації у кардіологічному відділенніміланської лікарні Сан-Раффаеле. Ситуація із його станом здоров’я «підконтролем».</text:p>
      <text:p text:style-name="P4">
<text:span text:style-name="T4">
Читайте також:</text:span>
 <text:a xlink:type="simple" xlink:href="https://www.ukrinform.ua/rubric-vidbudova/3691609-vicepremer-italii-zaaviv-pro-gotovnist-dopomogti-u-vidnovlenni-ukraini.html" text:style-name="Internet_20_link" text:visited-style-name="Visited_20_Internet_20_Link">
 <text:span text:style-name="T4">
Італі</text:span>
 </text:a>
</text:p>
      <text:p text:style-name="P4">
Як повідомляв Укрінформ, Європейська народна партія, найбільша група уЄвропарламенті, скасувала візит до Неаполя після неприйнятних заяв колишньогопрем’єр-міністра Італії Сільвіо Берлусконі на адресу Президента УкраїниВолодимира Зеленського.</text:p>
      <text:p text:style-name="P4">
Колишній прем’єр-міністр Італії Сільвіо Берлусконі розкритикував прем'єр-міністра Італії Джорджу Мелоні за зустріч із Президентом України в Брюсселі.Берлусконі також заявив, що якби Зеленський припинив «атакувати» Донбас, війнине було б.</text:p>
      <text:p text:style-name="P4">
Source: <text:a xlink:type="simple" xlink:href="https://www.ukrinform.ua/rubric-world/3692020-ekspremer-italii-berluskoni-potrapiv-do-reanimacii.html" text:style-name="Internet_20_link" text:visited-style-name="Visited_20_Internet_20_Link">
https://www.ukrinform.ua/rubric-world/3692020-ekspremer-italii-berluskoni-potrapiv-do-reanimacii.html</text:a>
</text:p>
      <!--NEWS-->
      <text:h text:style-name="P10" text:outline-level="1">
<text:span text:style-name="T4">
Польща та Україна працюють над новим договором про добросусідство – Дуда</text:span>
</text:h>
      <text:p text:style-name="P4">
Authors: Ukrinform (Person)</text:p>
      <text:p text:style-name="P4">
Publisher: Укринформ (Organization)</text:p>
      <text:p text:style-name="P4">
Published Time: 2023-04-05T17:02:00+03:00</text:p>
      <text:p text:style-name="P4">
Modified Time: 2023-04-05T17:02:00+03:00</text:p>
      <text:p text:style-name="P4">
Description: Польща та Україна працюють над новим договором про добросусідство, дружні відносини і співробітництво. — Укрінформ.</text:p>
      <text:p text:style-name="P4">
Images: ["<text:a xlink:type="simple" xlink:href="https://static.ukrinform.com/photos/2023_04/thumb_files/630_360_1680700926-648.jpg" text:style-name="Internet_20_link" text:visited-style-name="Visited_20_Internet_20_Link">
630_360_16807...</text:a>
"]</text:p>
      <text:p text:style-name="P4">
Tags: ['Дуда', 'Польща', 'Війна з росією']</text:p>
      <text:p text:style-name="P4">
Type: Article</text:p>
      <!--METADATA-->
      <text:p text:style-name="P4">
<draw:frame draw:style-name="fr1" draw:name="Image136" text:anchor-type="as-char" svg:width="6.9236in" svg:height="3.956343in" draw:z-index="0">
<draw:image xlink:href="../Images/yкринформ/2023-04-05T17-02-00-03-00/630_360_1680700926-648.jpg" xlink:type="simple" xlink:show="embed" xlink:actuate="onLoad" draw:mime-type="image/jpeg"/>
</draw:frame>
 Польща таУкраїна працюють над новим договором про добросусідство, дружні відносини іспівробітництво.</text:p>
      <text:p text:style-name="P4">
Як передає власний кореспондент Укрінформу, це заявив Президент Польщі АнджейДуда під час спільної пресконференції з Президентом України ВолодимиромЗеленським у Варшаві.</text:p>
      <text:p text:style-name="P4">
"Віримо, що найближчим часом ми зможемо укласти такий договір між нашимидержавами. І цим політичним актом будувати нову главу між нашими країнами", -наголосив Дуда.</text:p>
      <text:p text:style-name="P4">
За його словами, кордон між Україною та <text:a xlink:type="simple" xlink:href="https://www.ukrinform.ua/tag-polsa" text:style-name="Internet_20_link" text:visited-style-name="Visited_20_Internet_20_Link">
 </text:a>
 має бути лише в політичному та географічному розуміннях, звичайніполяки та українці не повинні відчувати перешкод через нього у своєму житті.</text:p>
      <text:p text:style-name="P4">
<text:span text:style-name="T5">
Відео:ОП</text:span>
</text:p>
      <text:p text:style-name="P4">
"Ми віримо в те, що Україна буде в Євросоюзі. Хочемо, щоб звичайні поляки таукраїнці не відчували того кордону, який є між нами, щоб цей кордон не бувперешкодою між нами, щоб він не заважав отриманню роботи, пошуку роботи,освіти чи науки", - відзначив Президент РП.</text:p>
      <text:p text:style-name="P4">
Як повідомляв Укрінформ, голова канцелярії Президента Польщі Гражина Ігначак-Бандих заявила, що однією з тем зустрічі президентів у Варшаві буде питаннящодо підготовки договору про добросусідські відносини між Україною і Польщею.</text:p>
      <text:p text:style-name="P4">
<text:span text:style-name="T4">
Читайте також:</text:span>
 <text:a xlink:type="simple" xlink:href="https://www.ukrinform.ua/rubric-polytics/3691879-duda-nagorodiv-zelenskogo-najvisou-nagorodou-polsi.html" text:style-name="Internet_20_link" text:visited-style-name="Visited_20_Internet_20_Link">
 <text:span text:style-name="T4">
Польщ</text:span>
 </text:a>
</text:p>
      <text:p text:style-name="P4">
Президент Польщі Анджей Дуда у травні 2022 року у Верховній Раді заявив, щонастав час укласти новий договір про добросусідство з Україною.</text:p>
      <text:p text:style-name="P4">
Як повідомлялося, Президент Володимир Зеленський разом з дружиною 5 квітня <text:a xlink:type="simple" xlink:href="https://www.ukrinform.ua/rubric-polytics/3691724-zelenskij-pribuv-do-polsi.html" text:style-name="Internet_20_link" text:visited-style-name="Visited_20_Internet_20_Link">
</text:a>
</text:p>
      <text:p text:style-name="P4">
Крім зустрічі з Президентом Анджеєм Дудою, плануються також зустрічі з главоюпольського уряду Матеушем Моравецьким, представниками бізнесу, українцями іполяками в Королівському замку.</text:p>
      <text:p text:style-name="P4">
Source: <text:a xlink:type="simple" xlink:href="https://www.ukrinform.ua/rubric-polytics/3692018-polsa-ta-ukraina-pracuut-nad-novim-dogovorom-pro-dobrosusidstvo-duda.html" text:style-name="Internet_20_link" text:visited-style-name="Visited_20_Internet_20_Link">
https://www.ukrinform.ua/rubric-polytics/3692018-polsa-ta-ukraina-pracuut-nad-novim-dogovorom-pro-dobrosusidstvo-duda.html</text:a>
</text:p>
      <!--NEWS-->
      <text:h text:style-name="P10" text:outline-level="1">
<text:span text:style-name="T4">
Зеленська зустрілася з українськими медиками, які завершують навчання у Польщі</text:span>
</text:h>
      <text:p text:style-name="P4">
Authors: Ukrinform (Person)</text:p>
      <text:p text:style-name="P4">
Publisher: Укринформ (Organization)</text:p>
      <text:p text:style-name="P4">
Published Time: 2023-04-05T17:09:00+03:00</text:p>
      <text:p text:style-name="P4">
Modified Time: 2023-04-05T17:09:00+03:00</text:p>
      <text:p text:style-name="P4">
Description: Перші леді України і Польщі Олена Зеленська й Агата Корнгаузер-Дуда зустрілися з українськими медиками, які завершують у Польщі курс із вертолітної екстреної медичної допомоги. — Укрінформ.</text:p>
      <text:p text:style-name="P4">
Images: ["<text:a xlink:type="simple" xlink:href="https://static.ukrinform.com/photos/2023_04/thumb_files/630_360_1680703937-9404.jpeg" text:style-name="Internet_20_link" text:visited-style-name="Visited_20_Internet_20_Link">
630_360_16807...</text:a>
", "<text:a xlink:type="simple" xlink:href="https://static.ukrinform.com/photos/2023_04/thumb_files/630_360_1680703937-1000.jpeg" text:style-name="Internet_20_link" text:visited-style-name="Visited_20_Internet_20_Link">
630_360_16807...</text:a>
", "<text:a xlink:type="simple" xlink:href="https://static.ukrinform.com/photos/2023_04/thumb_files/630_360_1680703937-7476.jpeg" text:style-name="Internet_20_link" text:visited-style-name="Visited_20_Internet_20_Link">
630_360_16807...</text:a>
", "<text:a xlink:type="simple" xlink:href="https://static.ukrinform.com/photos/2023_04/thumb_files/630_360_1680703937-9446.jpeg" text:style-name="Internet_20_link" text:visited-style-name="Visited_20_Internet_20_Link">
630_360_16807...</text:a>
", "<text:a xlink:type="simple" xlink:href="https://static.ukrinform.com/photos/2023_04/thumb_files/630_360_1680703937-7933.jpeg" text:style-name="Internet_20_link" text:visited-style-name="Visited_20_Internet_20_Link">
630_360_16807...</text:a>
", "<text:a xlink:type="simple" xlink:href="https://static.ukrinform.com/photos/2023_04/thumb_files/630_360_1680703937-8060.jpeg" text:style-name="Internet_20_link" text:visited-style-name="Visited_20_Internet_20_Link">
630_360_16807...</text:a>
", "<text:a xlink:type="simple" xlink:href="https://static.ukrinform.com/photos/2023_04/thumb_files/630_360_1680703937-7642.jpeg" text:style-name="Internet_20_link" text:visited-style-name="Visited_20_Internet_20_Link">
630_360_16807...</text:a>
", "<text:a xlink:type="simple" xlink:href="https://static.ukrinform.com/photos/2023_04/thumb_files/630_360_1680703937-4233.jpeg" text:style-name="Internet_20_link" text:visited-style-name="Visited_20_Internet_20_Link">
630_360_16807...</text:a>
"]</text:p>
      <text:p text:style-name="P4">
Tags: ['Медики', 'Польща', 'Олена Зеленська']</text:p>
      <text:p text:style-name="P4">
Type: Article</text:p>
      <!--METADATA-->
      <text:p text:style-name="P4">
<draw:frame draw:style-name="fr1" draw:name="Image137" text:anchor-type="as-char" svg:width="6.9236in" svg:height="3.956343in" draw:z-index="0">
<draw:image xlink:href="../Images/yкринформ/2023-04-05T17-09-00-03-00/630_360_1680703937-9404.jpeg" xlink:type="simple" xlink:show="embed" xlink:actuate="onLoad" draw:mime-type="image/jpeg"/>
</draw:frame>
 Першіледі України і Польщі Олена Зеленська й Агата Корнгаузер-Дуда зустрілися зукраїнськими медиками, які завершують у Польщі курс із вертолітної екстреноїмедичної допомоги.</text:p>
      <text:p text:style-name="P4">
Як передає Укрінформ, про це повідомила Зеленська у <text:a xlink:type="simple" xlink:href="https://t.me/FirstLadyOfUkraine/2838" text:style-name="Internet_20_link" text:visited-style-name="Visited_20_Internet_20_Link">
</text:a>
</text:p>
      <text:p text:style-name="P4">
"Сьогодні разом із колегою Агатою Корнгаузер-Дудою зустрілися з учасникаминашої спільної ініціативи – групою медиків, які завершують навчання медичнійевакуації у складі польських аеробригад на гелікоптерах HEMS (Helicopteremergency medical services). Відпрацьовували допомогу на борті,транспортування пацієнтів та всі способи надшвидкого порятунку, які такпотрібні сьогодні в Україні", - розповіла вона.</text:p>
      <text:p text:style-name="P4">
<text:span text:style-name="T5">
Відео:<text:a xlink:type="simple" xlink:href="https://www.youtube.com/redirect" text:style-name="Internet_20_link" text:visited-style-name="Visited_20_Internet_20_Link">
</text:a>
</text:span>
</text:p>
      <text:p text:style-name="P4">
Перша леді України зазначила, що завжди з особливими почуттями відвідуєПольщу, адже весь цей важкий час нас тримає разом не лише прагнення спільноїперемоги над ворогом, але й боротьба за людські цінності й людські життя.</text:p>
      <text:p text:style-name="P4">
<text:span text:style-name="T4">
Читайте також:</text:span>
 <text:a xlink:type="simple" xlink:href="https://www.ukrinform.ua/rubric-society/3689516-zelenska-radit-dla-dopomogi-postrazdalim-vid-vijni-koristuvatisa-danimi-specialnoi-platformi.html" text:style-name="Internet_20_link" text:visited-style-name="Visited_20_Internet_20_Link">
 </text:a>
</text:p>
      <text:p text:style-name="P4">
Зеленська нагадала, що навчання українських медиків у складі польськихаеробригад на гелікоптерах - це лише один із кількох спільних проєктів, начерзі – психологи та реабілітологи.</text:p>
      <text:p text:style-name="P4">
Перша леді України також розповіла про завершення стажування 39 українськихфахівців із важких опікових травм у Центрі охорони здоров'я у Ленчні(Independent Public Health Care Cener). Уже на травень цього року, за їїсловами, заплановано 30 операцій від кращих пластичних лікарів з Бостона дляукраїнців, які потребують реконструкції в результаті опіків та різнихвроджених захворювань.</text:p>
      <text:p text:style-name="P4">
<draw:frame draw:style-name="fr1" draw:name="Image138" text:anchor-type="as-char" svg:width="6.9236in" svg:height="3.956343in" draw:z-index="0">
<draw:image xlink:href="../Images/yкринформ/2023-04-05T17-09-00-03-00/630_360_1680703937-1000.jpeg" xlink:type="simple" xlink:show="embed" xlink:actuate="onLoad" draw:mime-type="image/jpeg"/>
</draw:frame>
Зеленська зустрілася з українськими медиками, які завершують навчання у Польщі/ Фото: Олена Зеленська  <text:a xlink:type="simple" xlink:href="https://static.ukrinform.com/photos/2023_04/1680703937-1000.jpeg" text:style-name="Internet_20_link" text:visited-style-name="Visited_20_Internet_20_Link">
<draw:frame draw:style-name="fr1" draw:name="Image139" text:anchor-type="as-char" svg:width="6.9236in" svg:height="3.956343in" draw:z-index="0">
<draw:image xlink:href="../Images/yкринформ/2023-04-05T17-09-00-03-00/630_360_1680703937-1000.jpeg" xlink:type="simple" xlink:show="embed" xlink:actuate="onLoad" draw:mime-type="image/jpeg"/>
</draw:frame>
</text:a>
 <text:a xlink:type="simple" xlink:href="https://static.ukrinform.com/photos/2023_04/1680703937-7476.jpeg" text:style-name="Internet_20_link" text:visited-style-name="Visited_20_Internet_20_Link">
<draw:frame draw:style-name="fr1" draw:name="Image140" text:anchor-type="as-char" svg:width="6.9236in" svg:height="3.956343in" draw:z-index="0">
<draw:image xlink:href="../Images/yкринформ/2023-04-05T17-09-00-03-00/630_360_1680703937-7476.jpeg" xlink:type="simple" xlink:show="embed" xlink:actuate="onLoad" draw:mime-type="image/jpeg"/>
</draw:frame>
</text:a>
 <text:a xlink:type="simple" xlink:href="https://static.ukrinform.com/photos/2023_04/1680703937-9446.jpeg" text:style-name="Internet_20_link" text:visited-style-name="Visited_20_Internet_20_Link">
<draw:frame draw:style-name="fr1" draw:name="Image141" text:anchor-type="as-char" svg:width="6.9236in" svg:height="3.956343in" draw:z-index="0">
<draw:image xlink:href="../Images/yкринформ/2023-04-05T17-09-00-03-00/630_360_1680703937-9446.jpeg" xlink:type="simple" xlink:show="embed" xlink:actuate="onLoad" draw:mime-type="image/jpeg"/>
</draw:frame>
</text:a>
 <text:a xlink:type="simple" xlink:href="https://static.ukrinform.com/photos/2023_04/1680703937-7933.jpeg" text:style-name="Internet_20_link" text:visited-style-name="Visited_20_Internet_20_Link">
<draw:frame draw:style-name="fr1" draw:name="Image142" text:anchor-type="as-char" svg:width="6.9236in" svg:height="3.956343in" draw:z-index="0">
<draw:image xlink:href="../Images/yкринформ/2023-04-05T17-09-00-03-00/630_360_1680703937-7933.jpeg" xlink:type="simple" xlink:show="embed" xlink:actuate="onLoad" draw:mime-type="image/jpeg"/>
</draw:frame>
</text:a>
 <text:a xlink:type="simple" xlink:href="https://static.ukrinform.com/photos/2023_04/1680703937-8060.jpeg" text:style-name="Internet_20_link" text:visited-style-name="Visited_20_Internet_20_Link">
<draw:frame draw:style-name="fr1" draw:name="Image143" text:anchor-type="as-char" svg:width="6.9236in" svg:height="3.956343in" draw:z-index="0">
<draw:image xlink:href="../Images/yкринформ/2023-04-05T17-09-00-03-00/630_360_1680703937-8060.jpeg" xlink:type="simple" xlink:show="embed" xlink:actuate="onLoad" draw:mime-type="image/jpeg"/>
</draw:frame>
</text:a>
 <text:a xlink:type="simple" xlink:href="https://static.ukrinform.com/photos/2023_04/1680703937-7642.jpeg" text:style-name="Internet_20_link" text:visited-style-name="Visited_20_Internet_20_Link">
<draw:frame draw:style-name="fr1" draw:name="Image144" text:anchor-type="as-char" svg:width="6.9236in" svg:height="3.956343in" draw:z-index="0">
<draw:image xlink:href="../Images/yкринформ/2023-04-05T17-09-00-03-00/630_360_1680703937-7642.jpeg" xlink:type="simple" xlink:show="embed" xlink:actuate="onLoad" draw:mime-type="image/jpeg"/>
</draw:frame>
</text:a>
 <text:a xlink:type="simple" xlink:href="https://static.ukrinform.com/photos/2023_04/1680703937-4233.jpeg" text:style-name="Internet_20_link" text:visited-style-name="Visited_20_Internet_20_Link">
<draw:frame draw:style-name="fr1" draw:name="Image145" text:anchor-type="as-char" svg:width="6.9236in" svg:height="3.956343in" draw:z-index="0">
<draw:image xlink:href="../Images/yкринформ/2023-04-05T17-09-00-03-00/630_360_1680703937-4233.jpeg" xlink:type="simple" xlink:show="embed" xlink:actuate="onLoad" draw:mime-type="image/jpeg"/>
</draw:frame>
</text:a>
 <text:a xlink:type="simple" xlink:href="https://static.ukrinform.com/photos/2023_04/1680703937-9404.jpeg" text:style-name="Internet_20_link" text:visited-style-name="Visited_20_Internet_20_Link">
<draw:frame draw:style-name="fr1" draw:name="Image146" text:anchor-type="as-char" svg:width="6.9236in" svg:height="3.956343in" draw:z-index="0">
<draw:image xlink:href="../Images/yкринформ/2023-04-05T17-09-00-03-00/630_360_1680703937-9404.jpeg" xlink:type="simple" xlink:show="embed" xlink:actuate="onLoad" draw:mime-type="image/jpeg"/>
</draw:frame>
</text:a>
</text:p>
      <text:p text:style-name="P4">
"Отже, вже 89 наших медиків пройшли підготовку у Польщі, попрацювали нареальних викликах із польськими колегами. Тепер отримані ними навичкирятуватимуть життя в Україні. Багато життів", - підкреслила Зеленська.</text:p>
      <text:p text:style-name="P4">
<text:span text:style-name="T4">
Читайте також:</text:span>
 <text:a xlink:type="simple" xlink:href="https://www.ukrinform.ua/rubric-uarazom/3632767-u-polsi-startuvali-navcanna-ukrainskih-medikiv-iz-aviacijnoi-evakuacii.html" text:style-name="Internet_20_link" text:visited-style-name="Visited_20_Internet_20_Link">
 <text:span text:style-name="T4">
Польщі</text:span>
 <text:span text:style-name="T4">
стартували</text:span>
 <text:span text:style-name="T4">
навчання</text:span>
 <text:span text:style-name="T4">
українських</text:span>
<text:span text:style-name="T4">
медиків</text:span>
 <text:span text:style-name="T4">
авіаційної</text:span>
 <text:span text:style-name="T4">
евакуації</text:span>
 </text:a>
</text:p>
      <text:p text:style-name="P4">
Вона висловила вдячність своїй польській колезі за її особисту активність уреалізації всіх двосторонніх проєктів. "Вдячна всім, хто допоміг нашим медикамопанувати нові знання: голові Бюро національної безпеки Республіки Польща пануЯцеку Сівєрі, директору Авіаційно-рятувальної служби Роберту Галонцковському,директору Центру охорони здоров'я у Ленчні професору Кшиштофу Боярському,заступнику директора з медичних питань Пьотру Томаку, керівнику Центрулікування опіків у Ленчні Єжи Стружині, а також усім медикам, рятувальникам,кожному і кожній, хто оточив наших фахівців професійною і дружньою увагою", -сказала Зеленська.</text:p>
      <text:p text:style-name="P4">
Як повідомлялося, у польських шпиталях лікуються десятки українськихвійськових, які зазнали поранень унаслідок російської збройної агресії протиУкраїни.</text:p>
      <text:p text:style-name="P4">
У грудні минулого року в Польщі на кількох авіаційно-рятувальних базахрозпочалось навчання українських <text:a xlink:type="simple" xlink:href="https://www.ukrinform.ua/tag-mediki" text:style-name="Internet_20_link" text:visited-style-name="Visited_20_Internet_20_Link">
 </text:a>
 зевакуації повітряним шляхом поранених військових і цивільних осіб.</text:p>
      <text:p text:style-name="P4">
Цей проєкт реалізовується у рамках ініціативи перших леді України та Польщі.</text:p>
      <text:p text:style-name="P4">
Source: <text:a xlink:type="simple" xlink:href="https://www.ukrinform.ua/rubric-society/3692022-zelenska-zustrilasa-z-ukrainskimi-medikami-aki-zaversuut-navcanna-u-polsi.html" text:style-name="Internet_20_link" text:visited-style-name="Visited_20_Internet_20_Link">
https://www.ukrinform.ua/rubric-society/3692022-zelenska-zustrilasa-z-ukrainskimi-medikami-aki-zaversuut-navcanna-u-polsi.html</text:a>
</text:p>
      <!--NEWS-->
      <text:h text:style-name="P10" text:outline-level="1">
<text:span text:style-name="T4">
Перемога України у війні відповідає спільним інтересам НАТО і партнерів – Столтенберг</text:span>
</text:h>
      <text:p text:style-name="P4">
Authors: Ukrinform (Person)</text:p>
      <text:p text:style-name="P4">
Publisher: Укринформ (Organization)</text:p>
      <text:p text:style-name="P4">
Published Time: 2023-04-05T17:15:49+03:00</text:p>
      <text:p text:style-name="P4">
Modified Time: 2023-04-05T17:15:49+03:00</text:p>
      <text:p text:style-name="P4">
Description: російська агресія проти України спрямована на руйнування світового порядку, тож перемога України у цій війні відповідає інтересам НАТО та його партнерів у сфері безпеки. — Укрінформ.</text:p>
      <text:p text:style-name="P4">
Images: ["<text:a xlink:type="simple" xlink:href="https://static.ukrinform.com/photos/2023_02/thumb_files/630_360_1676717919-985.jpg" text:style-name="Internet_20_link" text:visited-style-name="Visited_20_Internet_20_Link">
630_360_16767...</text:a>
"]</text:p>
      <text:p text:style-name="P4">
Tags: ['НАТО', 'путін', 'Столтенберг', 'Війна з росією']</text:p>
      <text:p text:style-name="P4">
Type: Article</text:p>
      <!--METADATA-->
      <text:p text:style-name="P4">
<draw:frame draw:style-name="fr1" draw:name="Image147" text:anchor-type="as-char" svg:width="6.9236in" svg:height="3.956343in" draw:z-index="0">
<draw:image xlink:href="../Images/yкринформ/2023-04-05T17-15-49-03-00/630_360_1676717919-985.jpg" xlink:type="simple" xlink:show="embed" xlink:actuate="onLoad" draw:mime-type="image/jpeg"/>
</draw:frame>
 російськаагресія проти України спрямована на руйнування світового порядку, тож перемогаУкраїни у цій війні відповідає інтересам НАТО та його партнерів у сферібезпеки.</text:p>
      <text:p text:style-name="P4">
Про це у Брюсселі під час пресконференції за підсумками Північноатлантичноїради на рівні міністрів закордонних справ сказав генеральний секретар НАТО ЄнсСтолтенберг, повідомляє кореспондент Укрінформу.</text:p>
      <text:p text:style-name="P4">
«Якщо президент <text:a xlink:type="simple" xlink:href="https://www.ukrinform.ua/tag-putin" text:style-name="Internet_20_link" text:visited-style-name="Visited_20_Internet_20_Link">
 </text:a>
 переможе в Україні, цедасть сигнал тоталітарним лідерам в усьому світі, що вони грубою силою можутьдосягти своїх цілей. Тож наша підтримка для України критично важлива івідповідає нашим спільним інтересам у сфері безпеки», - наголосив Столтенберг.</text:p>
      <text:p text:style-name="P4">
Він повідомив, що остання сесія зустрічі міністрів була присвячена дискусії зТихоокеанськими партнерами – Австралією, Японією, Новою Зеландією таРеспублікою Корея, а також з Європейським Союзом. Учасники цієї зустрічіобговорили глобальні наслідки російської війни проти України. Ця війна, засловами керівника НАТО, спрямована не лише проти України, а й протизаснованого на правилах міжнародного порядку.</text:p>
      <text:p text:style-name="P4">
«Ми також обговорили зростаюче зближення між Китаєм і росією. Китай відмовивсязасудити російську агресію, відлунням повторює російську пропаганду тапідтримує російську економіку. Китай і росія також посилюють свою військовуактивність в Індо-Тихоокеанському регіоні. Союзники дали чітко зрозуміти, щобудь-яке надання Китаєм військової допомоги росії могло б стати історичноюпомилкою із дуже широкими наслідками», - підкреслив генеральний секретарАльянсу.</text:p>
      <text:p text:style-name="P4">
<text:span text:style-name="T4">
Читайте також:</text:span>
 <text:a xlink:type="simple" xlink:href="https://www.ukrinform.ua/rubric-other_news/3692021-polsa-pracue-nad-garantiami-bezpeki-dla-ukraina-na-samiti-nato-duda.html" text:style-name="Internet_20_link" text:visited-style-name="Visited_20_Internet_20_Link">
 <text:span text:style-name="T4">
НАТО</text:span>
 </text:a>
</text:p>
      <text:p text:style-name="P4">
Він наголосив. що в часи, коли Китай і росія намагаються підірвати міжнароднийпорядок, партнерство країн НАТО з державами в Індо-Тихоокеанському регіоні, щоє близькими за переконаннями, набуває ще більшого значення.</text:p>
      <text:p text:style-name="P4">
Як повідомлялося, сьогодні в Брюсселі проходила дводенна зустріч міністрівзакордонних справ країн НАТО, які розглянули найважливіші питання регіональноїта світової безпеки, зокрема розвиток ситуації навколо України та в Індо-Тихоокеанському регіоні.</text:p>
      <text:p text:style-name="P4">
<text:span text:style-name="T5">
Фото: НАТО</text:span>
</text:p>
      <text:p text:style-name="P4">
Source: <text:a xlink:type="simple" xlink:href="https://www.ukrinform.ua/rubric-polytics/3692024-peremoga-ukraini-u-vijni-vidpovidae-spilnim-interesam-nato-i-partneriv-stoltenberg.html" text:style-name="Internet_20_link" text:visited-style-name="Visited_20_Internet_20_Link">
https://www.ukrinform.ua/rubric-polytics/3692024-peremoga-ukraini-u-vijni-vidpovidae-spilnim-interesam-nato-i-partneriv-stoltenberg.html</text:a>
</text:p>
      <!--NEWS-->
      <text:h text:style-name="P10" text:outline-level="1">
<text:span text:style-name="T4">
росіяни безконтрольно вирубують ліс на захоплених територіях – Маляр</text:span>
</text:h>
      <text:p text:style-name="P4">
Authors: Ukrinform (Person)</text:p>
      <text:p text:style-name="P4">
Publisher: Укринформ (Organization)</text:p>
      <text:p text:style-name="P4">
Published Time: 2023-04-05T17:16:00+03:00</text:p>
      <text:p text:style-name="P4">
Modified Time: 2023-04-05T17:16:00+03:00</text:p>
      <text:p text:style-name="P4">
Description: російські загарбники безконтрольно вирубують ліс на тимчасово захоплених територіях України.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Ліс', 'Окупація', 'Російські військові', 'Війна з росією', 'Ганна Маляр']</text:p>
      <text:p text:style-name="P4">
Type: Article</text:p>
      <!--METADATA-->
      <text:p text:style-name="P4">
<draw:frame draw:style-name="fr1" draw:name="Image148" text:anchor-type="as-char" svg:width="6.9236in" svg:height="3.956343in" draw:z-index="0">
<draw:image xlink:href="../Images/yкринформ/2023-04-05T17-16-00-03-00/630_360_1677152977-764.jpg" xlink:type="simple" xlink:show="embed" xlink:actuate="onLoad" draw:mime-type="image/jpeg"/>
</draw:frame>
 російськізагарбники безконтрольно вирубують ліс на тимчасово захоплених територіяхУкраїни.</text:p>
      <text:p text:style-name="P4">
Як передає Укрінформ, про це заступниця міністра оборони України Ганна Малярповідомила у <text:a xlink:type="simple" xlink:href="https://t.me/annamaliar/616" text:style-name="Internet_20_link" text:visited-style-name="Visited_20_Internet_20_Link">
 </text:a>
</text:p>
      <text:p text:style-name="P4">
"російські загарбники продовжують активно знищувати природно-ресурснийпотенціал тимчасово окупованих українських територій. З початку окупаціїросійськими підприємствами було організовано заготівлю лісу у Запорізькій,Херсонській та інших тимчасово окупованих областях України", - зазначилаМаляр.</text:p>
      <text:p text:style-name="P4">
При цьому підприємцями здійснюється неконтрольована варварська вирубка лісовихнасаджень, що у разі її продовження невідворотно призведе до катастрофічнихнаслідків для екології.</text:p>
      <text:p text:style-name="P4">
Маляр зауважила, що більшість <text:a xlink:type="simple" xlink:href="https://www.ukrinform.ua/tag-lis" text:style-name="Internet_20_link" text:visited-style-name="Visited_20_Internet_20_Link">
 </text:a>
 у цьомурегіоні штучного походження і вони спеціально створювались для захисту відвітрової, ґрунтової та водної ерозії, виконуючи функцію рекреаційних талісомеліоративних насаджень.</text:p>
      <text:p text:style-name="P4">
Разом з цим протягом останньої декади березня цього року у районі Маріуполязафіксовано інтенсивне переміщення автошляхами Е105 та М18 колон російськихвантажних автомобілів, завантажених свіжозрубаним лісом-кругляком.</text:p>
      <text:p text:style-name="P4">
<text:span text:style-name="T4">
Читайте також:</text:span>
 <text:a xlink:type="simple" xlink:href="https://www.ukrinform.ua/rubric-ato/3635168-zagarbniki-znisuut-mista-ta-sela-sob-ne-bulo-mozlivosti-dla-oboroni-zelenskij.html" text:style-name="Internet_20_link" text:visited-style-name="Visited_20_Internet_20_Link">
 <text:span text:style-name="T4">
Загарбники</text:span>
 <text:span text:style-name="T4">
знищують</text:span>
</text:a>
</text:p>
      <text:p text:style-name="P4">
"Крім того, у деяких населених пунктах тимчасово окупованих територій Україниросійське командування заборонило місцевому населенню здійснюватисільськогосподарські роботи на полях, що, ймовірно, призведе до зривуцьогорічної весняної посівної кампанії, а у подальшому – занедбаннясільськогосподарських угідь", - додала Маляр.</text:p>
      <text:p text:style-name="P4">
Як повідомляв Укрінформ, <text:a xlink:type="simple" xlink:href="https://www.ukrinform.ua/rubric-economy/3680808-vijna-zavdala-skodi-prirodi-ukraini-bils-ak-na-2-triljoni-mindovkilla.html" text:style-name="Internet_20_link" text:visited-style-name="Visited_20_Internet_20_Link">
 </text:a>
</text:p>
      <text:p text:style-name="P4">
Source: <text:a xlink:type="simple" xlink:href="https://www.ukrinform.ua/rubric-regions/3692032-rosiani-bezkontrolno-virubuut-lis-na-zahoplenih-teritoriah-malar.html" text:style-name="Internet_20_link" text:visited-style-name="Visited_20_Internet_20_Link">
https://www.ukrinform.ua/rubric-regions/3692032-rosiani-bezkontrolno-virubuut-lis-na-zahoplenih-teritoriah-malar.html</text:a>
</text:p>
      <!--NEWS-->
      <text:h text:style-name="P10" text:outline-level="1">
<text:span text:style-name="T4">
Регіональні союзи для деколонізації від росії не менш важливі, ніж глобальні - політолог</text:span>
</text:h>
      <text:p text:style-name="P4">
Authors: Ukrinform (Person)</text:p>
      <text:p text:style-name="P4">
Publisher: Укринформ (Organization)</text:p>
      <text:p text:style-name="P4">
Published Time: 2023-04-05T17:18:17+03:00</text:p>
      <text:p text:style-name="P4">
Modified Time: 2023-04-05T17:18:17+03:00</text:p>
      <text:p text:style-name="P4">
Description: Регіональні союзи таких держав, як Україна, Молдова, Грузія, європейська Білорусь, країни Балтії та Польща, не менш важливі, аніж глобальні, адже вони дають змогу деколонізувати свої регіони від росії. — Укрінформ.</text:p>
      <text:p text:style-name="P4">
Images: ["<text:a xlink:type="simple" xlink:href="https://static.ukrinform.com/photos/2023_04/thumb_files/630_360_1680704244-548.jpg" text:style-name="Internet_20_link" text:visited-style-name="Visited_20_Internet_20_Link">
630_360_16807...</text:a>
"]</text:p>
      <text:p text:style-name="P4">
Tags: ['Молдова', 'Польща', 'Україна', 'Війна з росією']</text:p>
      <text:p text:style-name="P4">
Type: Article</text:p>
      <!--METADATA-->
      <text:p text:style-name="P4">
<draw:frame draw:style-name="fr1" draw:name="Image149" text:anchor-type="as-char" svg:width="6.9236in" svg:height="3.956343in" draw:z-index="0">
<draw:image xlink:href="../Images/yкринформ/2023-04-05T17-18-17-03-00/630_360_1680704244-548.jpg" xlink:type="simple" xlink:show="embed" xlink:actuate="onLoad" draw:mime-type="image/jpeg"/>
</draw:frame>
Регіональні союзи таких держав, як Україна, Молдова, Грузія, європейськаБілорусь, країни Балтії та Польща, не менш важливі, аніж глобальні, адже вонидають змогу деколонізувати свої регіони від росії.</text:p>
      <text:p text:style-name="P4">
Таку думку висловив політолог Микола Давидюк під час міжнародного круглогостолу в Укрінформі на тему: «Україна та Молдова. Спільне протистоянняросійській загрозі».</text:p>
      <text:p text:style-name="P4">
Він зазначив, що Україна наразі певною мірою "грає у глобальну історію" зсоюзниками. Водночас на думку політолога, не слід забувати про важливістьрегіональних "сусідських" союзів, адже саме вони деколонізують наш регіон відросії.</text:p>
      <text:p text:style-name="P4">
<text:span text:style-name="T4">
Читайте також:</text:span>
 <text:a xlink:type="simple" xlink:href="https://www.ukrinform.ua/rubric-culture/3683913-vze-cas-proanalizuvati-rosijsku-kulturu-v-paradigmi-dekolonizacii-litovska-politanalitikina.html" text:style-name="Internet_20_link" text:visited-style-name="Visited_20_Internet_20_Link">
 <text:span text:style-name="T4">
деколонізац</text:span>
 </text:a>
</text:p>
      <text:p text:style-name="P4">
У цьому контексті Давидюк нагадав, що росія свого часу заходила уЧорноморський регіон і на Балкани для деокупації від Османської імперії.</text:p>
      <text:p text:style-name="P4">
"А потім так сталося, що ніхто й не помітив, як нас усіх самих тут окупували -від Болгарії до Балканського півострова і закінчуючи Чорноморським регіоном іКавказом. Але, як казав класик, make russia small again. Мені здається, щотакі сильні держави регіону, як Україна, Молдова, Грузія, європейськаБілорусь, країни Балтії, Польща, зможуть зробити росію знову маленькою.Нагадаю, що ще 300 років тому не було назви "росія", а було московськекнязівство. Оце якраз і був їхній органічний розмір, а не ця стероїдна великапотворна держава, яка сьогодні має бажання - я не бачу, що вони мають дужебагато сил, - нападати на сусідні держави", - сказав Давидюк.</text:p>
      <text:p text:style-name="P4">
Він додав, що Україна і Молдова однозначно є партнерами, і висловив думку, щоміж країнами повинен бути "двосторонній рух допомоги і підтримки".</text:p>
      <text:p text:style-name="P4">
<text:span text:style-name="T4">
Читайте також:</text:span>
 <text:a xlink:type="simple" xlink:href="https://www.ukrinform.ua/rubric-polytics/3671768-evropa-nikoli-ne-prijme-imperialisticnoi-politiki-kremla-ursula-fon-der-laen.html" text:style-name="Internet_20_link" text:visited-style-name="Visited_20_Internet_20_Link">
 </text:a>
</text:p>
      <text:p text:style-name="P4">
"У нас є спільний вектор - це євроінтеграція, і ми однозначно рухаємося разом.Десь трошки Грузія по дорозі почала відставати, але я вірю в те, що вониповернуться. Протести продемонстрували, що влада Грузії сьогодні не до кінцярепрезентує суспільні геополітичні настрої країни. Я не виключаю, що вперспективі рік-два Грузія взагалі може стати головним драйвером пожежі дляросії на території Кавказу", - спрогнозував політолог.</text:p>
      <text:p text:style-name="P4">
Як відомо, лідери Європейського Союзу на саміті в Брюсселі 23 червня минулогороку затвердили рішення надати Україні та Молдові статус кандидата на вступ.</text:p>
      <text:p text:style-name="P4">
Source: <text:a xlink:type="simple" xlink:href="https://www.ukrinform.ua/rubric-polytics/3692026-regionalni-souzi-dla-dekolonizacii-vid-rosii-ne-mens-vazlivi-niz-globalni-politolog.html" text:style-name="Internet_20_link" text:visited-style-name="Visited_20_Internet_20_Link">
https://www.ukrinform.ua/rubric-polytics/3692026-regionalni-souzi-dla-dekolonizacii-vid-rosii-ne-mens-vazlivi-niz-globalni-politolog.html</text:a>
</text:p>
      <!--NEWS-->
      <text:h text:style-name="P10" text:outline-level="1">
<text:span text:style-name="T4">
Ізмаїльський порт у березні переробив рекордний обсяг вантажів</text:span>
</text:h>
      <text:p text:style-name="P4">
Authors: Ukrinform (Person)</text:p>
      <text:p text:style-name="P4">
Publisher: Укринформ (Organization)</text:p>
      <text:p text:style-name="P4">
Published Time: 2023-04-05T17:20:02+03:00</text:p>
      <text:p text:style-name="P4">
Modified Time: 2023-04-05T17:20:02+03:00</text:p>
      <text:p text:style-name="P4">
Description: У березні 2023 року ДП «Ізмаїльський морський торговельний порт» переробив 721,5 тис. т вантажів, що є рекордним обсягом за весь час його роботи. — Укрінформ.</text:p>
      <text:p text:style-name="P4">
Images: ["<text:a xlink:type="simple" xlink:href="https://static.ukrinform.com/photos/2023_04/thumb_files/630_360_1680704196-381.jpg" text:style-name="Internet_20_link" text:visited-style-name="Visited_20_Internet_20_Link">
630_360_16807...</text:a>
"]</text:p>
      <text:p text:style-name="P4">
Tags: ['Рекорд', 'Порт Ізмаїл']</text:p>
      <text:p text:style-name="P4">
Type: Article</text:p>
      <!--METADATA-->
      <text:p text:style-name="P4">
<draw:frame draw:style-name="fr1" draw:name="Image150" text:anchor-type="as-char" svg:width="6.9236in" svg:height="3.956343in" draw:z-index="0">
<draw:image xlink:href="../Images/yкринформ/2023-04-05T17-20-02-03-00/630_360_1680704196-381.jpg" xlink:type="simple" xlink:show="embed" xlink:actuate="onLoad" draw:mime-type="image/jpeg"/>
</draw:frame>
 У березні2023 року ДП «Ізмаїльський морський торговельний порт» переробив 721,5 тис. твантажів, що є рекордним обсягом за весь час його роботи.</text:p>
      <text:p text:style-name="P4">
Про це у <text:a xlink:type="simple" xlink:href="https://www.facebook.com/izmport/posts/pfbid026vvPgqn5A5X9wkCLgve7i4E2b8ejEyXrWUrrKGbC4cHQNJmjVyc5gcuua35Ud7cpl" text:style-name="Internet_20_link" text:visited-style-name="Visited_20_Internet_20_Link">
</text:a>
повідомив директор підприємства Андрій Єрохін, передає Укрінформ.</text:p>
      <text:p text:style-name="P4">
«Нашими спільними зусиллями в березні 2023 року ДП "ІЗМ МТП" переробило 721,5тис. т вантажів. В минулому, у "золоті часи" Ізмаїльського порту, найбільшийрічний обсяг перевалки вантажів сягнув відмітки 7,3 млн т за рік у 1989 році.Не важко порахувати, що в середньому за місяць це становило близко 585 тис. т,а найвищий показник за місяць був досягнутий в травні того року, коли булоперевантажено 712 тис. т. Тобто, в березні цього року ми перевищили цейрекорд», - йдеться в повідомленні.</text:p>
      <text:p text:style-name="P4">
За словами директора, таких успіхів держстивідор досяг попри вдвічі меншукількість працівників підприємства – 1 424 людини проти 2 860.</text:p>
      <text:p text:style-name="P4">
Протягом місяця у порту було оброблено різнотипні вантажі – генеральні,навалочні, наливні, контейнери. На експорт підприємством було відвантажено506,9 тис. т, імпортних вантажів оброблено понад 209 тис. т.</text:p>
      <text:p text:style-name="P4">
Загалом у березні було навантажено 88 морських суден.</text:p>
      <text:p text:style-name="P4">
<text:span text:style-name="T4">
Читайте також:</text:span>
 <text:a xlink:type="simple" xlink:href="https://www.ukrinform.ua/rubric-economy/3688673-biznes-zaklikae-povnocinno-rozblokuvati-robotu-cornomorskih-portiv-dla-usih-vidiv-vantaziv.html" text:style-name="Internet_20_link" text:visited-style-name="Visited_20_Internet_20_Link">
 </text:a>
</text:p>
      <text:p text:style-name="P4">
Як повідомлялося, у 2023 році поблизу Ізмаїльського порту компанія <text:a xlink:type="simple" xlink:href="https://www.ukrinform.ua/rubric-economy/3689954-ascet-shipping-pobudue-zernoshovise-bila-portu-izmail.html" text:style-name="Internet_20_link" text:visited-style-name="Visited_20_Internet_20_Link">
</text:a>
 планує розпочати будівництвозерносховища. Перша черга зерносховищ розрахована на 5 тис. т збіжжя.Очікується, що нове зерносховище не тільки створить нові робочі місця, а йдопоможе державному підприємству впоратися з потоком відвантажень, що різкозріс через війну.</text:p>
      <text:p text:style-name="P4">
<text:span text:style-name="T5">
Фото: Фейсбук ДП "ІЗМ МТП"</text:span>
</text:p>
      <text:p text:style-name="P4">
Source: <text:a xlink:type="simple" xlink:href="https://www.ukrinform.ua/rubric-economy/3692027-izmailskij-port-u-berezni-pererobiv-rekordnij-obsag-vantaziv.html" text:style-name="Internet_20_link" text:visited-style-name="Visited_20_Internet_20_Link">
https://www.ukrinform.ua/rubric-economy/3692027-izmailskij-port-u-berezni-pererobiv-rekordnij-obsag-vantaziv.html</text:a>
</text:p>
      <!--NEWS-->
      <text:h text:style-name="P10" text:outline-level="1">
<text:span text:style-name="T4">
Футболісти «Динамо» відвідали українських захисників у шпиталях</text:span>
</text:h>
      <text:p text:style-name="P4">
Authors: Ukrinform (Person)</text:p>
      <text:p text:style-name="P4">
Publisher: Укринформ (Organization)</text:p>
      <text:p text:style-name="P4">
Published Time: 2023-04-05T17:21:00+03:00</text:p>
      <text:p text:style-name="P4">
Modified Time: 2023-04-05T17:21:00+03:00</text:p>
      <text:p text:style-name="P4">
Description: Гравці київського «Динамо» відвідали поранених українських військових, які проходять лікування в столичних шпиталях. — Укрінформ.</text:p>
      <text:p text:style-name="P4">
Images: ["<text:a xlink:type="simple" xlink:href="https://static.ukrinform.com/photos/2023_04/thumb_files/630_360_1680704439-986.jpg" text:style-name="Internet_20_link" text:visited-style-name="Visited_20_Internet_20_Link">
630_360_16807...</text:a>
"]</text:p>
      <text:p text:style-name="P4">
Tags: ['Динамо', 'Футбол', 'Війна з росією']</text:p>
      <text:p text:style-name="P4">
Type: Article</text:p>
      <!--METADATA-->
      <text:p text:style-name="P4">
<draw:frame draw:style-name="fr1" draw:name="Image151" text:anchor-type="as-char" svg:width="6.9236in" svg:height="3.956343in" draw:z-index="0">
<draw:image xlink:href="../Images/yкринформ/2023-04-05T17-21-00-03-00/630_360_1680704439-986.jpg" xlink:type="simple" xlink:show="embed" xlink:actuate="onLoad" draw:mime-type="image/jpeg"/>
</draw:frame>
 Гравцікиївського «Динамо» відвідали поранених українських військових, які проходятьлікування в столичних шпиталях.</text:p>
      <text:p text:style-name="P4">
Як повідомляє <text:a xlink:type="simple" xlink:href="https://fcdynamo.com/news/gravci-dinamo-vidvidali-poranenih-geroyiv-ukrayini" text:style-name="Internet_20_link" text:visited-style-name="Visited_20_Internet_20_Link">
 </text:a>
 «біло-синіх», футболісти взяли із собою численні предметиклубної атрибутики, яку подарували захисникам України, передає Укрінформ.</text:p>
      <text:p text:style-name="P4">
Капітан команди Сергій Сидорчук: «Я багатодітний батько, і хотів би сказатидякую не лише від «Динамо», але й від моєї родини. Мої діти зараз можутьприїжджати на батьківщину і не боятися - лише завдяки вам. Вся моя сім'я, всіми зараз ходимо незалежною українською землею лише завдяки вам і вашимпобратимам. Немає слів, щоби описати нашу подяку та ваш героїзм для нашоїБатьківщини», - наголосив Сидорчук.</text:p>
      <text:p text:style-name="P4">
<text:span text:style-name="T4">
Читайте також:</text:span>
 <text:a xlink:type="simple" xlink:href="https://www.ukrinform.ua/rubric-sports/3691313-futbolni-komandi-dinamo-vigrali-ditacij-turnir-ateitis-cup-u-vilnusi.html" text:style-name="Internet_20_link" text:visited-style-name="Visited_20_Internet_20_Link">
 <text:span text:style-name="T4">
Динамо</text:span>
 </text:a>
</text:p>
      <text:p text:style-name="P4">
Потім динамівці вирушили до палати поранених воїнів з полку «Азов». Незважаючина важкі травми, кожен із солдатів зберігає бойовий настрій.</text:p>
      <text:p text:style-name="P4">
Фото: fcdynamo.com.</text:p>
      <text:p text:style-name="P4">
Source: <text:a xlink:type="simple" xlink:href="https://www.ukrinform.ua/rubric-sports/3692028-futbolisti-dinamo-vidvidali-ukrainskih-zahisnikiv-u-spitalah.html" text:style-name="Internet_20_link" text:visited-style-name="Visited_20_Internet_20_Link">
https://www.ukrinform.ua/rubric-sports/3692028-futbolisti-dinamo-vidvidali-ukrainskih-zahisnikiv-u-spitalah.html</text:a>
</text:p>
      <!--NEWS-->
      <text:h text:style-name="P10" text:outline-level="1">
<text:span text:style-name="T4">
У НАБУ підтвердили, що проводять обшуки у Харківській ВЦА</text:span>
</text:h>
      <text:p text:style-name="P4">
Authors: Ukrinform (Person)</text:p>
      <text:p text:style-name="P4">
Publisher: Укринформ (Organization)</text:p>
      <text:p text:style-name="P4">
Published Time: 2023-04-05T17:25:14+03:00</text:p>
      <text:p text:style-name="P4">
Modified Time: 2023-04-05T17:25:14+03:00</text:p>
      <text:p text:style-name="P4">
Description: У Національному антикорупційному бюро України підтвердили, що їхні детективи за процесуального керівництва прокурорів САП здійснюють обшуки у Харківській військово-цивільній адміністрації. — Укрінформ.</text:p>
      <text:p text:style-name="P4">
Images: ["<text:a xlink:type="simple" xlink:href="https://static.ukrinform.com/photos/2020_08/thumb_files/630_360_1596261346-391.jpg" text:style-name="Internet_20_link" text:visited-style-name="Visited_20_Internet_20_Link">
630_360_15962...</text:a>
"]</text:p>
      <text:p text:style-name="P4">
Tags: ['НАБУ', 'Обшук', 'Харківщина']</text:p>
      <text:p text:style-name="P4">
Type: Article</text:p>
      <!--METADATA-->
      <text:p text:style-name="P4">
<draw:frame draw:style-name="fr1" draw:name="Image152" text:anchor-type="as-char" svg:width="6.9236in" svg:height="3.956343in" draw:z-index="0">
<draw:image xlink:href="../Images/yкринформ/2023-04-05T17-25-14-03-00/630_360_1596261346-391.jpg" xlink:type="simple" xlink:show="embed" xlink:actuate="onLoad" draw:mime-type="image/jpeg"/>
</draw:frame>
 УНаціональному антикорупційному бюро України підтвердили, що їхні детективи запроцесуального керівництва прокурорів САП здійснюють обшуки у Харківськійвійськово-цивільній адміністрації.</text:p>
      <text:p text:style-name="P4">
Про це у <text:a xlink:type="simple" xlink:href="https://t.me/nab_ukraine/1717" text:style-name="Internet_20_link" text:visited-style-name="Visited_20_Internet_20_Link">
 </text:a>
 поінформувала пресслужба НАБУ,передає Укрінформ.</text:p>
      <text:p text:style-name="P4">
“Слідчі дії санкціоновані і здійснюються відповідно до чинного законодавства.Інші деталі не розголошуються для збереження таємниці досудовогорозслідування”, - зазначається у повідомленні.</text:p>
      <text:p text:style-name="P4">
Як повідомлялося, у Харківській ОВА заявили, що <text:a xlink:type="simple" xlink:href="https://www.ukrinform.ua/rubric-regions/3691981-nabu-provodit-slidci-dii-v-pidrozdilah-harkivskoi-ova.html" text:style-name="Internet_20_link" text:visited-style-name="Visited_20_Internet_20_Link">
</text:a>
 в структурних підрозділах Харківськоїобласної військової адміністрації.</text:p>
      <text:p text:style-name="P4">
Source: <text:a xlink:type="simple" xlink:href="https://www.ukrinform.ua/rubric-regions/3692030-u-nabu-pidtverdili-so-provodat-obsuki-u-harkivskij-vca.html" text:style-name="Internet_20_link" text:visited-style-name="Visited_20_Internet_20_Link">
https://www.ukrinform.ua/rubric-regions/3692030-u-nabu-pidtverdili-so-provodat-obsuki-u-harkivskij-vca.html</text:a>
</text:p>
      <!--NEWS-->
      <text:h text:style-name="P10" text:outline-level="1">
<text:span text:style-name="T4">
БЕБ зупинило незаконне виробництво цигарок на Одещині</text:span>
</text:h>
      <text:p text:style-name="P4">
Authors: Ukrinform (Person)</text:p>
      <text:p text:style-name="P4">
Publisher: Укринформ (Organization)</text:p>
      <text:p text:style-name="P4">
Published Time: 2023-04-05T17:26:26+03:00</text:p>
      <text:p text:style-name="P4">
Modified Time: 2023-04-05T17:26:26+03:00</text:p>
      <text:p text:style-name="P4">
Description: Детективи Бюро економічної безпеки України викрили підпільне промислове виробництво тютюнових виробів в Одеській області. — Укрінформ.</text:p>
      <text:p text:style-name="P4">
Images: ["<text:a xlink:type="simple" xlink:href="https://static.ukrinform.com/photos/2023_04/thumb_files/630_360_1680704563-471.jpg" text:style-name="Internet_20_link" text:visited-style-name="Visited_20_Internet_20_Link">
630_360_16807...</text:a>
", "<text:a xlink:type="simple" xlink:href="https://static.ukrinform.com/photos/2023_04/1680704563-754.jpg" text:style-name="Internet_20_link" text:visited-style-name="Visited_20_Internet_20_Link">
1680704563-75...</text:a>
", "<text:a xlink:type="simple" xlink:href="https://static.ukrinform.com/photos/2023_04/1680704562-835.jpg" text:style-name="Internet_20_link" text:visited-style-name="Visited_20_Internet_20_Link">
1680704562-83...</text:a>
"]</text:p>
      <text:p text:style-name="P4">
Tags: ['Одещина', 'Тютюн', 'Бюро економічної безпеки']</text:p>
      <text:p text:style-name="P4">
Type: Article</text:p>
      <!--METADATA-->
      <text:p text:style-name="P4">
<draw:frame draw:style-name="fr1" draw:name="Image153" text:anchor-type="as-char" svg:width="6.9236in" svg:height="3.956343in" draw:z-index="0">
<draw:image xlink:href="../Images/yкринформ/2023-04-05T17-26-26-03-00/630_360_1680704563-471.jpg" xlink:type="simple" xlink:show="embed" xlink:actuate="onLoad" draw:mime-type="image/jpeg"/>
</draw:frame>
 ДетективиБюро економічної безпеки України викрили підпільне промислове виробництвотютюнових виробів в Одеській області.</text:p>
      <text:p text:style-name="P4">
Як передає Укрінформ, про це повідомляє <text:a xlink:type="simple" xlink:href="https://esbu.gov.ua/news/beb-zupynylo-nezakonne-vyrobnytstvo-tsyharok-na-odeshchyni" text:style-name="Internet_20_link" text:visited-style-name="Visited_20_Internet_20_Link">
 </text:a>
</text:p>
      <text:p text:style-name="P4">
"Слідством встановлено чотирьох громадян України, які у місті Білгород-Дністровський Одеської області, організували незаконне виробництво цигарок безмарок акцизного податку. Реалізація контрафакту відбувалася у тіньовомусекторі, що призвело до ухилення від сплати акцизного податку в особливовеликих розмірах. Окрім того, готова продукція контрабандним шляхом такожвивозилась до країн ЄС", - йдеться в повідомленні.</text:p>
      <text:p text:style-name="P4">
<draw:frame draw:style-name="fr1" draw:name="Image154" text:anchor-type="as-char" svg:width="6.9236in" svg:height="5.5169in" draw:z-index="0">
<draw:image xlink:href="../Images/yкринформ/2023-04-05T17-26-26-03-00/1680704563-754.jpg" xlink:type="simple" xlink:show="embed" xlink:actuate="onLoad" draw:mime-type="image/jpeg"/>
</draw:frame>
</text:p>
      <text:p text:style-name="P4">
Детективи БЕБ, спільно з працівниками інших правоохоронних органів, провелиобшуки в складських приміщеннях, де було налагоджено повний цикл з виробництвасигарет без фільтру.</text:p>
      <text:p text:style-name="P4">
<draw:frame draw:style-name="fr1" draw:name="Image155" text:anchor-type="as-char" svg:width="6.9236in" svg:height="5.5169in" draw:z-index="0">
<draw:image xlink:href="../Images/yкринформ/2023-04-05T17-26-26-03-00/1680704562-835.jpg" xlink:type="simple" xlink:show="embed" xlink:actuate="onLoad" draw:mime-type="image/jpeg"/>
</draw:frame>
</text:p>
      <text:p text:style-name="P4">
За результатами обшуків виявлено та вилучено лінію по виробництву сигарет,верстат для пакування тютюнових виробів у пачки, інше обладнання необхідне длянезаконної діяльності, 2,2 тонни тютюну та майже 400 тисяч пачок готовоїтютюнової продукції без марок акцизного податку. Наразі проводиться оцінкавартості підакцизної продукції та обладнання, підраховуються завдані державізбитки.</text:p>
      <text:p text:style-name="P4">
<text:span text:style-name="T4">
Читайте також:</text:span>
 <text:a xlink:type="simple" xlink:href="https://www.ukrinform.ua/rubric-economy/3686437-beb-vikrilo-shemu-nezakonnogo-virobnictva-i-zbutu-palnogo.html" text:style-name="Internet_20_link" text:visited-style-name="Visited_20_Internet_20_Link">
 </text:a>
</text:p>
      <text:p text:style-name="P4">
Як повідомляв Укрінформ, у березні Бюро економічної безпеки викрило масштабнусхему реалізації <text:a xlink:type="simple" xlink:href="https://www.ukrinform.ua/rubric-economy/3689345-beb-vilucilo-na-kiivsini-nelegalni-elektronni-sigareti-i-tutun-na-100-miljoniv.html" text:style-name="Internet_20_link" text:visited-style-name="Visited_20_Internet_20_Link">
 </text:a>
 для кальяну на Київщині. Загальна вартість контрафактустановить близько 100 млн грн.</text:p>
      <text:p text:style-name="P4">
<text:span text:style-name="T5">
Фото: БЕБ</text:span>
</text:p>
      <text:p text:style-name="P4">
Source: <text:a xlink:type="simple" xlink:href="https://www.ukrinform.ua/rubric-economy/3692031-beb-zupinilo-nezakonne-virobnictvo-cigarok-na-odesini.html" text:style-name="Internet_20_link" text:visited-style-name="Visited_20_Internet_20_Link">
https://www.ukrinform.ua/rubric-economy/3692031-beb-zupinilo-nezakonne-virobnictvo-cigarok-na-odesini.html</text:a>
</text:p>
      <!--NEWS-->
      <text:h text:style-name="P10" text:outline-level="1">
<text:span text:style-name="T4">
У Чернівецькій області встановлюють 120-метровий міст на дорозі до Румунії</text:span>
</text:h>
      <text:p text:style-name="P4">
Authors: Ukrinform (Person)</text:p>
      <text:p text:style-name="P4">
Publisher: Укринформ (Organization)</text:p>
      <text:p text:style-name="P4">
Published Time: 2023-04-05T17:27:00+03:00</text:p>
      <text:p text:style-name="P4">
Modified Time: 2023-04-05T17:27:00+03:00</text:p>
      <text:p text:style-name="P4">
Description: Державне агентство відновлення та розвитку інфраструктури України працює у Чернівецькій області над облаштуванням 120-метрового тимчасового мосту на дорозі до Румунії. — Укрінформ.</text:p>
      <text:p text:style-name="P4">
Images: ["<text:a xlink:type="simple" xlink:href="https://static.ukrinform.com/photos/2023_04/thumb_files/630_360_1680704683-242.jpg" text:style-name="Internet_20_link" text:visited-style-name="Visited_20_Internet_20_Link">
630_360_16807...</text:a>
"]</text:p>
      <text:p text:style-name="P4">
Tags: ['Буковина', 'Міст', 'Відновлення України']</text:p>
      <text:p text:style-name="P4">
Type: Article</text:p>
      <!--METADATA-->
      <text:p text:style-name="P4">
<draw:frame draw:style-name="fr1" draw:name="Image156" text:anchor-type="as-char" svg:width="6.9236in" svg:height="3.956343in" draw:z-index="0">
<draw:image xlink:href="../Images/yкринформ/2023-04-05T17-27-00-03-00/630_360_1680704683-242.jpg" xlink:type="simple" xlink:show="embed" xlink:actuate="onLoad" draw:mime-type="image/jpeg"/>
</draw:frame>
 Державнеагентство відновлення та розвитку інфраструктури України працює у Чернівецькійобласті над облаштуванням 120-метрового тимчасового мосту на дорозі доРумунії.</text:p>
      <text:p text:style-name="P4">
Про це повідомляє пресслужба відомства у <text:a xlink:type="simple" xlink:href="https://www.facebook.com/agency.for.restoration/posts/pfbid02bm9TC6HAMDM3ydFKmq5c2eZSFweVJaKyWNQF4ydHcQmAtYJtnrfWSUxkVpBPZjMgl" text:style-name="Internet_20_link" text:visited-style-name="Visited_20_Internet_20_Link">
</text:a>
передає Укрінформ.</text:p>
      <text:p text:style-name="P4">
«Працюємо на стратегічно важливому автошляху Т-26-07 Кіцмань – Сторожинець –Глибока – Опришени з під'їздом до пункту пропуску «Вадул-Сірет» у селі ГлиницяЧернівецького району. Зі збірних металевих конструкцій, які агентствовідновлення отримало від Норвегії, тут буде скомбіновано 120 метровий містчерез гірську річку Прут. Робимо переправу типу acrow/bailey, яка підходитьдля пересування вантажівок», - йдеться в повідомленні.</text:p>
      <text:p text:style-name="P4">
<text:span text:style-name="T4">
Читайте також:</text:span>
 <text:a xlink:type="simple" xlink:href="https://www.ukrinform.ua/rubric-polytics/3692016-zelenskij-obgovoriv-iz-dudou-posilenna-zsu-i-zaprosiv-polsu-dolucitisa-do-vidbudovi.html" text:style-name="Internet_20_link" text:visited-style-name="Visited_20_Internet_20_Link">
 <text:span text:style-name="T4">
відбуд</text:span>
 </text:a>
</text:p>
      <text:p text:style-name="P4">
В агентстві уточнили, що наразі тривають підготовчі роботи – підрядниквлаштовує під'їзні шляхи до тимчасової споруди. Також на об'єкт доставлено100-тонний кран для влаштування буронабивних паль, що дозволяє розпочати етапбудівництва опор тимчасового мосту.</text:p>
      <text:p text:style-name="P4">
Встановлення об’єкту розвантажить міжнародну трасу до пункту пропуску наукраїнсько-румунському кордоні «Порубне-Сірет» та відкриє короткий шлях доМАПП «Красноїльськ - Вікову де Сус».</text:p>
      <text:p text:style-name="P4">
Крім цього, міст дозволить відновити сполучення між населеними пунктамиЧернівецької області. Через особливості ландшафту та річища Пруту навітьнайкоротший об’їзний шлях до Глиниці становить кілька десятків кілометрів.</text:p>
      <text:p text:style-name="P4">
<text:span text:style-name="T4">
Читайте також:</text:span>
 <text:a xlink:type="simple" xlink:href="https://www.ukrinform.ua/rubric-society/3691926-demidiv-ak-zive-selo-ake-stalo-vodnim-rubezem-dla-voroga.html" text:style-name="Internet_20_link" text:visited-style-name="Visited_20_Internet_20_Link">
 </text:a>
</text:p>
      <text:p text:style-name="P4">
«Поліпшення логістики Україна – ЄС є одним із пріоритетів агентствавідновлення під час війни, так само як і створення «доріг життя» уприфронтових областях. Від якісного автомобільного сполучення з європейськимидержавами в умовах блокування морської торгівлі залежить товарообіг України ташвидкість доставки допомоги від союзників», - додали у відомстві.</text:p>
      <text:p text:style-name="P4">
Як повідомлялось, з початку повномасштабного вторгнення Норвегія передалаУкраїні 10 тимчасових мостових конструкцій. Перша партія прибула в Україну 11січня. Після вивчення тонкощів монтажу конструкцій, Агентство відновленнярозподілило мости на ділянки державних доріг, де першочергово потрібнопокращити проїзд.</text:p>
      <text:p text:style-name="P4">
Source: <text:a xlink:type="simple" xlink:href="https://www.ukrinform.ua/rubric-vidbudova/3692033-u-cerniveckij-oblasti-vstanovluut-120metrovij-mist-na-dorozi-do-rumunii.html" text:style-name="Internet_20_link" text:visited-style-name="Visited_20_Internet_20_Link">
https://www.ukrinform.ua/rubric-vidbudova/3692033-u-cerniveckij-oblasti-vstanovluut-120metrovij-mist-na-dorozi-do-rumunii.html</text:a>
</text:p>
      <!--NEWS-->
      <text:h text:style-name="P10" text:outline-level="1">
<text:span text:style-name="T4">
На Харківщині оголосили підозру двом депутатам - вивезли понад 700 тонн соняшника до рф</text:span>
</text:h>
      <text:p text:style-name="P4">
Authors: Ukrinform (Person)</text:p>
      <text:p text:style-name="P4">
Publisher: Укринформ (Organization)</text:p>
      <text:p text:style-name="P4">
Published Time: 2023-04-05T17:28:00+03:00</text:p>
      <text:p text:style-name="P4">
Modified Time: 2023-04-05T17:28:00+03:00</text:p>
      <text:p text:style-name="P4">
Description: На Харківщині викрили двох депутатів, які допомогли окупантам вивезти в росію понад 700 тонн насіння соняшника, гроші з його продажу вони частково привласнили, решту віддали загарбникам. — Укрінформ.</text:p>
      <text:p text:style-name="P4">
Images: ["<text:a xlink:type="simple" xlink:href="https://static.ukrinform.com/photos/2018_08/thumb_files/630_360_1533821004-4462.jpg" text:style-name="Internet_20_link" text:visited-style-name="Visited_20_Internet_20_Link">
630_360_15338...</text:a>
", "<text:a xlink:type="simple" xlink:href="https://static.ukrinform.com/photos/2023_04/1680704681-842.jpg" text:style-name="Internet_20_link" text:visited-style-name="Visited_20_Internet_20_Link">
1680704681-84...</text:a>
"]</text:p>
      <text:p text:style-name="P4">
Tags: ['Підозра', 'Харківщина', 'Колаборант', 'Війна з росією', 'Агропродукція']</text:p>
      <text:p text:style-name="P4">
Type: Article</text:p>
      <!--METADATA-->
      <text:p text:style-name="P4">
<draw:frame draw:style-name="fr1" draw:name="Image157" text:anchor-type="as-char" svg:width="6.9236in" svg:height="3.956343in" draw:z-index="0">
<draw:image xlink:href="../Images/yкринформ/2023-04-05T17-28-00-03-00/630_360_1533821004-4462.jpg" xlink:type="simple" xlink:show="embed" xlink:actuate="onLoad" draw:mime-type="image/jpeg"/>
</draw:frame>
 НаХарківщині викрили двох депутатів, які допомогли окупантам вивезти в росіюпонад 700 тонн насіння соняшника, гроші з його продажу вони частковопривласнили, решту віддали загарбникам.</text:p>
      <text:p text:style-name="P4">
Про це повідомив речник Управління СБУ в Харківській області Владислав Абдулау <text:a xlink:type="simple" xlink:href="https://www.facebook.com/VladislavAbdula/posts/pfbid02QLEwZu3B9d3EMU2mDBFopS8P3hHDTpkT7K8tkgvCKaztK4gvzr4WUc67JPnnfoeml" text:style-name="Internet_20_link" text:visited-style-name="Visited_20_Internet_20_Link">
</text:a>
передає Укрінформ.</text:p>
      <text:p text:style-name="P4">
«У ході стабілізаційних заходів у звільнених районах Харківської областіСлужба безпеки викрила двох ворожих поплічників серед посадовців. Нимивиявились депутати VIII скликання Ізюмської районної ради, які добровільнопішли на співпрацю з окупантами і організували їм оптові поставки насіннясоняшника», - йдеться у повідомленні.</text:p>
      <text:p text:style-name="P4">
<draw:frame draw:style-name="fr1" draw:name="Image158" text:anchor-type="as-char" svg:width="6.9236in" svg:height="6.9236in" draw:z-index="0">
<draw:image xlink:href="../Images/yкринформ/2023-04-05T17-28-00-03-00/1680704681-842.jpg" xlink:type="simple" xlink:show="embed" xlink:actuate="onLoad" draw:mime-type="image/jpeg"/>
</draw:frame>
</text:p>
      <text:p text:style-name="P4">
За даними слідства, депутати, домовившись із представниками збройних формуваньдержави-агресора та окупаційної адміністрації, вивозили зі складськихприміщень насіння соняшника з території регіону до рф. Встановлено, що вонисиломіць відбирали насіння у місцевих підприємців, погрожуючи своїми зв’язкамиз військовослужбовцями рф.</text:p>
      <text:p text:style-name="P4">
«Пособникам вдалось вивезти більш ніж 700 тонн насіння соняшника. Післяреалізації продукції на території рф виручені кошти <text:a xlink:type="simple" xlink:href="https://www.ukrinform.ua/tag-kolaborant" text:style-name="Internet_20_link" text:visited-style-name="Visited_20_Internet_20_Link">
</text:a>
 частково привласнили, а частковопередали представникам збройних формувань держави-агресора та окупаційноїадміністрації», - зазначив Абдула.</text:p>
      <text:p text:style-name="P4">
Окрім цього, депутати допомогли окупантам відновити міст у м. Ізюм длязабезпечення безперешкодної переправи військової техніки збройних формуваньдержави-агресора з метою ведення бойових дій проти України.</text:p>
      <text:p text:style-name="P4">
<text:span text:style-name="T4">
Читайте також:</text:span>
 <text:a xlink:type="simple" xlink:href="https://www.ukrinform.ua/rubric-regions/3691887-spivpracuvati-z-vorogom-pogodilis-700-meskanciv-melitopolskogo-rajonu-mer.html" text:style-name="Internet_20_link" text:visited-style-name="Visited_20_Internet_20_Link">
 </text:a>
</text:p>
      <text:p text:style-name="P4">
Наразі поплічники ворога переховуються від українського правосуддя нанепідконтрольних територіях.</text:p>
      <text:p text:style-name="P4">
На підставі зібраних доказів слідчі Служби безпеки заочно повідомилифігурантам про підозру за ч. 2 ст. 28 (правопорушення, вчинене за попередньоюзмовою групою осіб) та ч. 1 ст. 111-2 (пособництво державі-агресору)Кримінального кодексу України.</text:p>
      <text:p text:style-name="P4">
Source: <text:a xlink:type="simple" xlink:href="https://www.ukrinform.ua/rubric-regions/3692039-na-harkivsini-ogolosili-pidozru-dvom-deputatam-vivezli-ponad-700-tonn-sonasnika-do-rf.html" text:style-name="Internet_20_link" text:visited-style-name="Visited_20_Internet_20_Link">
https://www.ukrinform.ua/rubric-regions/3692039-na-harkivsini-ogolosili-pidozru-dvom-deputatam-vivezli-ponad-700-tonn-sonasnika-do-rf.html</text:a>
</text:p>
      <!--NEWS-->
      <text:h text:style-name="P10" text:outline-level="1">
<text:span text:style-name="T4">
Укрнафта може відновити близько 500 недіючих свердловин</text:span>
</text:h>
      <text:p text:style-name="P4">
Authors: Ukrinform (Person)</text:p>
      <text:p text:style-name="P4">
Publisher: Укринформ (Organization)</text:p>
      <text:p text:style-name="P4">
Published Time: 2023-04-05T17:29:42+03:00</text:p>
      <text:p text:style-name="P4">
Modified Time: 2023-04-05T17:29:42+03:00</text:p>
      <text:p text:style-name="P4">
Description: ПАТ «Укрнафта» може відновити видобуток нафти на близько 500 недіючих свердловинах. — Укрінформ.</text:p>
      <text:p text:style-name="P4">
Images: ["<text:a xlink:type="simple" xlink:href="https://static.ukrinform.com/photos/2023_04/thumb_files/630_360_1680704876-290.jpg" text:style-name="Internet_20_link" text:visited-style-name="Visited_20_Internet_20_Link">
630_360_16807...</text:a>
"]</text:p>
      <text:p text:style-name="P4">
Tags: ['Укрнафта', 'Свердловина']</text:p>
      <text:p text:style-name="P4">
Type: Article</text:p>
      <!--METADATA-->
      <text:p text:style-name="P4">
<draw:frame draw:style-name="fr1" draw:name="Image159" text:anchor-type="as-char" svg:width="6.9236in" svg:height="3.956343in" draw:z-index="0">
<draw:image xlink:href="../Images/yкринформ/2023-04-05T17-29-42-03-00/630_360_1680704876-290.jpg" xlink:type="simple" xlink:show="embed" xlink:actuate="onLoad" draw:mime-type="image/jpeg"/>
</draw:frame>
 ПАТ«Укрнафта» може відновити видобуток нафти на близько 500 недіючихсвердловинах.</text:p>
      <text:p text:style-name="P4">
Як передає Укрінформ, про це повідомляє пресслужба <text:a xlink:type="simple" xlink:href="https://www.ukrnafta.com/ukrnafta-mozhe-vidnovyty-blyzko-500-nediyuchyh-sverdlovyn" text:style-name="Internet_20_link" text:visited-style-name="Visited_20_Internet_20_Link">
</text:a>
 .</text:p>
      <text:p text:style-name="P4">
«Ми вже ідентифікували приблизно 1 200 свердловин, які належать Укрнафті, алезнаходяться на чужих ліцензійних ділянках... можемо домовлятися про співпрацюз власниками спецдозволів. Так само і у нас, крім 1 800 власних діючихсвердловин, є ще 4 300 ліквідованих, у бездії тощо. Якщо провести детальнийаудит, то, за нашими оцінками, можна відновити щонайменше 10%», – сказавочільник Укрнафти Сергій Корецький.</text:p>
      <text:p text:style-name="P4">
За його словами, виходячи з сучасних технологічних можливостей відновлення ікапітальних ремонтів, разом на ліцензійних ділянках Укрнафти та інших компанійможна відновити близько 500 недіючих сьогодні свердловин.</text:p>
      <text:p text:style-name="P4">
<text:span text:style-name="T4">
Читайте також:</text:span>
 <text:a xlink:type="simple" xlink:href="https://www.ukrinform.ua/rubric-economy/3688852-ukrnafta-planue-zaluciti-partneriv-z-insih-krain-abi-narostiti-vidobutok.html" text:style-name="Internet_20_link" text:visited-style-name="Visited_20_Internet_20_Link">
 </text:a>
</text:p>
      <text:p text:style-name="P4">
Як повідомлялося, ПАТ «Укрнафта» планує протягом 2023 року пробурити <text:a xlink:type="simple" xlink:href="https://www.ukrinform.ua/rubric-economy/3692002-ukrnafta-planue-proburiti-minimum-tri-novi-sverdlovini-u-2023-roci.html" text:style-name="Internet_20_link" text:visited-style-name="Visited_20_Internet_20_Link">
</text:a>
 , а також забурки боковихстовбурів ще на трьох свердловинах.</text:p>
      <text:p text:style-name="P4">
<text:span text:style-name="T5">
Фото: Укрнафта</text:span>
</text:p>
      <text:p text:style-name="P4">
Source: <text:a xlink:type="simple" xlink:href="https://www.ukrinform.ua/rubric-economy/3692035-ukrnafta-moze-vidnoviti-blizko-500-nediucih-sverdlovin.html" text:style-name="Internet_20_link" text:visited-style-name="Visited_20_Internet_20_Link">
https://www.ukrinform.ua/rubric-economy/3692035-ukrnafta-moze-vidnoviti-blizko-500-nediucih-sverdlovin.html</text:a>
</text:p>
      <!--NEWS-->
      <text:h text:style-name="P10" text:outline-level="1">
<text:span text:style-name="T4">
Китай направив авіаносну групу до Тайваню</text:span>
</text:h>
      <text:p text:style-name="P4">
Authors: Ukrinform (Person)</text:p>
      <text:p text:style-name="P4">
Publisher: Укринформ (Organization)</text:p>
      <text:p text:style-name="P4">
Published Time: 2023-04-05T17:33:00+03:00</text:p>
      <text:p text:style-name="P4">
Modified Time: 2023-04-05T17:33:00+03:00</text:p>
      <text:p text:style-name="P4">
Description: Китайська авіаносна група підійшла до південно-східного узбережжя Тайваню напередодні зустрічі президентки Тайваню Цай Інвень зі спікером Палати представників Конгресу США Кевіном Маккарті в Лос-Анджелесі. — Укрінформ.</text:p>
      <text:p text:style-name="P4">
Images: ["<text:a xlink:type="simple" xlink:href="https://static.ukrinform.com/photos/2023_04/thumb_files/630_360_1680705170-919.jpg" text:style-name="Internet_20_link" text:visited-style-name="Visited_20_Internet_20_Link">
630_360_16807...</text:a>
"]</text:p>
      <text:p text:style-name="P4">
Tags: ['Китай', 'Тайвань', 'Корабель']</text:p>
      <text:p text:style-name="P4">
Type: Article</text:p>
      <!--METADATA-->
      <text:p text:style-name="P4">
<draw:frame draw:style-name="fr1" draw:name="Image160" text:anchor-type="as-char" svg:width="6.9236in" svg:height="3.956343in" draw:z-index="0">
<draw:image xlink:href="../Images/yкринформ/2023-04-05T17-33-00-03-00/630_360_1680705170-919.jpg" xlink:type="simple" xlink:show="embed" xlink:actuate="onLoad" draw:mime-type="image/jpeg"/>
</draw:frame>
 Китайськаавіаносна група підійшла до південно-східного узбережжя Тайваню напередоднізустрічі президентки Тайваню Цай Інвень зі спікером Палати представниківКонгресу США Кевіном Маккарті в Лос-Анджелесі.</text:p>
      <text:p text:style-name="P4">
Про це з посиланням на міністерство оборони Тайваню повідомляє <text:a xlink:type="simple" xlink:href="https://www.reuters.com/world/asia-pacific/china-sends-carrier-group-off-taiwan-coast-ahead-us-meeting-2023-04-05/" text:style-name="Internet_20_link" text:visited-style-name="Visited_20_Internet_20_Link">
</text:a>
 , передає Укрінформ.</text:p>
      <text:p text:style-name="P4">
Група китайських бойових кораблів на чолі з авіаносцем «Шаньдун» пройшлапротокою, яка відокремлює Тайвань від Філіппін, потім у води на південний східвід острова й попрямувала в західну частину Тихого океану для проведеннянавчань.</text:p>
      <text:p text:style-name="P4">
«Китайські комуністи продовжують направляти літаки та кораблі, щоб вторгнутисяв море й повітряний простір <text:a xlink:type="simple" xlink:href="https://www.ukrinform.ua/tag-tajvan" text:style-name="Internet_20_link" text:visited-style-name="Visited_20_Internet_20_Link">
 </text:a>
 . Такідії становлять не лише суттєву загрозу нашій національній безпеці, а йруйнують статус-кво регіональної безпеки та стабільності і ніяк не є діямивідповідальної сучасної країни», - заявили в оборонному відомстві Тайваню.</text:p>
      <text:p text:style-name="P4">
Китай і раніше вдавався до демонстрації сили в ситуаціях, пов’язаних іззовнішньою активністю тайванського керівництва.</text:p>
      <text:p text:style-name="P4">
В березні минулого року «Шаньдун» із групою бойових кораблів пройшовТайванською протокою за кілька годин до початку зустрічі лідерів Китаю і США.</text:p>
      <text:p text:style-name="P4">
<text:span text:style-name="T4">
Читайте також:</text:span>
 <text:a xlink:type="simple" xlink:href="https://www.ukrinform.ua/rubric-world/3690131-kitaj-posiliv-aktivnist-aviacii-cerez-zustric-liderki-tajvanu-zi-spikerom-palati-predstavnikiv-ssa.html" text:style-name="Internet_20_link" text:visited-style-name="Visited_20_Internet_20_Link">
 <text:span text:style-name="T4">
Тайваню</text:span>
 </text:a>
</text:p>
      <text:p text:style-name="P4">
Як повідомляв Укрінформ, президентка Тайваню Цай Інвень наприкінці березня <text:a xlink:type="simple" xlink:href="https://www.ukrinform.ua/rubric-world/3688995-prezident-tajvanu-virusila-do-ameriki-kitaj-zaaviv-so-zupinka-u-ssa-ce-provokacia.html" text:style-name="Internet_20_link" text:visited-style-name="Visited_20_Internet_20_Link">
</text:a>
 до центрально-американських країн Гватемала та Беліз транзитом через Нью-Йорк. На зворотномушляху 5 квітня запланована її зустріч зі спікером Палати представників СШАКевіном Маккарті у Лос-Анджелесі.</text:p>
      <text:p text:style-name="P4">
Пекін виступив рішуче проти такої зустрічі та закликав США дотримуватисяпринципу одного Китаю і положень відповідних китайсько-американських комюніке,пообіцявши «уважно стежити за розвитком ситуації та рішуче захищатисуверенітет і територіальну цілісність Китаю».</text:p>
      <text:p text:style-name="P4">
<text:span text:style-name="T5">
Фото: Getty Images</text:span>
</text:p>
      <text:p text:style-name="P4">
Source: <text:a xlink:type="simple" xlink:href="https://www.ukrinform.ua/rubric-world/3692040-kitaj-napraviv-avianosnu-grupu-do-tajvanu.html" text:style-name="Internet_20_link" text:visited-style-name="Visited_20_Internet_20_Link">
https://www.ukrinform.ua/rubric-world/3692040-kitaj-napraviv-avianosnu-grupu-do-tajvanu.html</text:a>
</text:p>
      <!--NEWS-->
      <text:h text:style-name="P10" text:outline-level="1">
<text:span text:style-name="T4">
Лубінець представив щорічну доповідь перед профільним комітетом Ради</text:span>
</text:h>
      <text:p text:style-name="P4">
Authors: Ukrinform (Person)</text:p>
      <text:p text:style-name="P4">
Publisher: Укринформ (Organization)</text:p>
      <text:p text:style-name="P4">
Published Time: 2023-04-05T17:34:16+03:00</text:p>
      <text:p text:style-name="P4">
Modified Time: 2023-04-05T17:34:16+03:00</text:p>
      <text:p text:style-name="P4">
Description: Уповноважений Верховної Ради України з прав людини Дмитро Лубінець представив перед Комітетом з питань прав людини, деокупації та реінтеграції тимчасово окупованих територій України, національних меншин і міжнародних відносин щорічну доповідь про стан додержання та захист прав і свобод людини і громадянина в Україні за 2022 рік. — Укрінформ.</text:p>
      <text:p text:style-name="P4">
Images: ["<text:a xlink:type="simple" xlink:href="https://static.ukrinform.com/photos/2023_04/thumb_files/630_360_1680705158-601.jpg" text:style-name="Internet_20_link" text:visited-style-name="Visited_20_Internet_20_Link">
630_360_16807...</text:a>
"]</text:p>
      <text:p text:style-name="P4">
Tags: ['Верховна Рада', 'Комітет', 'Дмитро Лубінець']</text:p>
      <text:p text:style-name="P4">
Type: Article</text:p>
      <!--METADATA-->
      <text:p text:style-name="P4">
<draw:frame draw:style-name="fr1" draw:name="Image161" text:anchor-type="as-char" svg:width="6.9236in" svg:height="3.956343in" draw:z-index="0">
<draw:image xlink:href="../Images/yкринформ/2023-04-05T17-34-16-03-00/630_360_1680705158-601.jpg" xlink:type="simple" xlink:show="embed" xlink:actuate="onLoad" draw:mime-type="image/jpeg"/>
</draw:frame>
Уповноважений Верховної Ради України з прав людини Дмитро Лубінець представивперед Комітетом з питань прав людини, деокупації та реінтеграції тимчасовоокупованих територій України, національних меншин і міжнародних відносинщорічну доповідь про стан додержання та захист прав і свобод людини ігромадянина в Україні за 2022 рік.</text:p>
      <text:p text:style-name="P4">
Як передає Укрінформ, про це він повідомив у <text:a xlink:type="simple" xlink:href="https://t.me/dmytro_lubinetzs/2065" text:style-name="Internet_20_link" text:visited-style-name="Visited_20_Internet_20_Link">
</text:a>
 .</text:p>
      <text:p text:style-name="P4">
«Це перша щорічна доповідь, яку презентую перед профільним комітетом. Вонаохоплює період з 1 січня до 31 грудня 2022 року та ґрунтується на аналізі 42485 звернень і заходів, вжитих задля захисту прав людини. З метою ефективногореагування на які ми запровадили 9 основних напрямів роботи Офісу омбудсмена»,- заявив Лубінець.</text:p>
      <text:p text:style-name="P4">
За його словами, у фокусі <text:a xlink:type="simple" xlink:href="https://ombudsman.gov.ua/report-2022/" text:style-name="Internet_20_link" text:visited-style-name="Visited_20_Internet_20_Link">
 </text:a>
 є стандодержання прав людини в Україні, порушення щодо яких збільшилося черезповномасштабне вторгнення рф.</text:p>
      <text:p text:style-name="P4">
<text:span text:style-name="T4">
Читайте також:</text:span>
 <text:a xlink:type="simple" xlink:href="https://www.ukrinform.ua/rubric-ato/3691660-lubinec-privitav-prodovzenna-mandatu-komisii-oon-z-rozsliduvan-zlociniv-rf-v-ukraini-na-rik.html" text:style-name="Internet_20_link" text:visited-style-name="Visited_20_Internet_20_Link">
 <text:span text:style-name="T4">
Лубінець</text:span>
 </text:a>
</text:p>
      <text:p text:style-name="P4">
Йдеться про порушення прав груп внутрішньо переміщених осіб, соціальнонезахищених верств населення, військовослужбовців тощо. Лубінець зазначив, щонайбільшою кількістю заявників до Офісу омбудсмена стали саме ВПО - 16% відзагальної кількості.</text:p>
      <text:p text:style-name="P4">
«Окрім цього, рф вдається до жахливих злочинів, серед яких - примусовадепортація українських дітей. Станом на кінець 2022 року до рф депортували 13899 українських дітей, сьогодні ця кількість становить 19 544», - заявив він.</text:p>
      <text:p text:style-name="P4">
З огляду на це, омбудсмен розповів про міжнародну співпрацю та роботу наінтернаціональній арені задля захисту прав людини. «Упродовж 2022 року мипровели 178 двосторонніх зустрічей на високому рівні з міжнароднимипартнерами, на них – порушувалися питання дотримання прав людини в Україні тапосиленню співпраці задля їхнього захисту», - заявив він.</text:p>
      <text:p text:style-name="P4">
<text:span text:style-name="T4">
Читайте також:</text:span>
 <text:a xlink:type="simple" xlink:href="https://www.ukrinform.ua/rubric-ato/3691646-lubinec-rf-zalucae-specsluzbi-sob-ukrainski-diti-ne-mogli-povernutisa-dodomu.html" text:style-name="Internet_20_link" text:visited-style-name="Visited_20_Internet_20_Link">
 <text:span text:style-name="T4">
Лубінець</text:span>
 </text:a>
</text:p>
      <text:p text:style-name="P4">
Лубінець також зазначив, що Офісом омбудсмена протягом минулого рокуопрацьовано низку нормативно-правових актів у різних сферах, що стосуютьсядодержання прав і свобод людини в Україні різних категорій осіб.</text:p>
      <text:p text:style-name="P4">
Омбудсмен подякував членам комітету за інтерес до щорічної доповіді, запитаннята пропозиції.</text:p>
      <text:p text:style-name="P4">
«Щиро радий, що профільний комітет рекомендував Верховній Раді Українивключити питання про розгляд Щорічної доповіді про стан додержання та захиступрав і свобод людини і громадянина в Україні за 2022 рік перед Парламентом», -заявив він.</text:p>
      <text:p text:style-name="P4">
<text:span text:style-name="T4">
Читайте також:</text:span>
 <text:a xlink:type="simple" xlink:href="https://www.ukrinform.ua/rubric-society/3691185-lubinec-rozpoviv-pro-osoblivosti-reestracii-pereselenciv-z-timcasovo-okupovanih-teritorij.html" text:style-name="Internet_20_link" text:visited-style-name="Visited_20_Internet_20_Link">
 <text:span text:style-name="T4">
Лубінец</text:span>
 </text:a>
</text:p>
      <text:p text:style-name="P4">
Як повідомляв Укрінформ Лубінець нагадав, як у разі виявлення фактів порушеннячи створення перешкод для забезпечення прав і свобод людини та громадянинаподати звернення до Офісу омбудсмена.</text:p>
      <text:p text:style-name="P4">
Фото: Дмитро Лубінець, Телеграм</text:p>
      <text:p text:style-name="P4">
Source: <text:a xlink:type="simple" xlink:href="https://www.ukrinform.ua/rubric-polytics/3692041-lubinec-predstaviv-soricnu-dopovid-pered-profilnim-komitetom-radi.html" text:style-name="Internet_20_link" text:visited-style-name="Visited_20_Internet_20_Link">
https://www.ukrinform.ua/rubric-polytics/3692041-lubinec-predstaviv-soricnu-dopovid-pered-profilnim-komitetom-radi.html</text:a>
</text:p>
      <!--NEWS-->
      <text:h text:style-name="P10" text:outline-level="1">
<text:span text:style-name="T4">
У пунктах пропуску на західному кордоні з’явиться безкоштовний Wi-Fi</text:span>
</text:h>
      <text:p text:style-name="P4">
Authors: Ukrinform (Person)</text:p>
      <text:p text:style-name="P4">
Publisher: Укринформ (Organization)</text:p>
      <text:p text:style-name="P4">
Published Time: 2023-04-05T17:36:32+03:00</text:p>
      <text:p text:style-name="P4">
Modified Time: 2023-04-05T17:36:32+03:00</text:p>
      <text:p text:style-name="P4">
Description: В пунктах пропуску для автомобільного сполучення на західному кордоні розгорнуть безпечну Wi-Fi мережу. — Укрінформ.</text:p>
      <text:p text:style-name="P4">
Images: ["<text:a xlink:type="simple" xlink:href="https://static.ukrinform.com/photos/2023_04/thumb_files/630_360_1680705255-463.jpeg" text:style-name="Internet_20_link" text:visited-style-name="Visited_20_Internet_20_Link">
630_360_16807...</text:a>
"]</text:p>
      <text:p text:style-name="P4">
Tags: ['Кордон', 'Wi-Fi', 'ДПС України']</text:p>
      <text:p text:style-name="P4">
Type: Article</text:p>
      <!--METADATA-->
      <text:p text:style-name="P4">
<draw:frame draw:style-name="fr1" draw:name="Image162" text:anchor-type="as-char" svg:width="6.9236in" svg:height="3.956343in" draw:z-index="0">
<draw:image xlink:href="../Images/yкринформ/2023-04-05T17-36-32-03-00/630_360_1680705255-463.jpeg" xlink:type="simple" xlink:show="embed" xlink:actuate="onLoad" draw:mime-type="image/jpeg"/>
</draw:frame>
 В пунктахпропуску для автомобільного сполучення на західному кордоні розгорнутьбезпечну Wi-Fi мережу.</text:p>
      <text:p text:style-name="P4">
Як передає Укрінформ, про це повідомляє <text:a xlink:type="simple" xlink:href="https://dpsu.gov.ua/ua/news/v-punktah-propusku-dlya-avtomobilnogo-spoluchennya-na-zahidnomu-kordoni-rozgornut-bezpechnu-wi-fi-merezhu/" text:style-name="Internet_20_link" text:visited-style-name="Visited_20_Internet_20_Link">
</text:a>
</text:p>
      <text:p text:style-name="P4">
“Підрозділи зв’язку Держприкордонслужби в пунктах пропуску на західномукордоні розгортають безкоштовну захищену мережу Wi-Fi. Відтак, подорожуючіособи, що слідують через “Шегині”, вже зараз можуть скористатисявисокошвидкісним вільним доступом до Інтернету, приєднавшись до мережі.Швидкість зазначеного доступу забезпечена супутниковим терміналом Starlink, азахищеність мережі – обладнанням компанії FortiNET”, - ідеться у повідомленні.</text:p>
      <text:p text:style-name="P4">
Заплановано, що до кінця квітня поточного року, мережа безкоштовного доступудо Інтернету запрацює в пунктах пропуску “Краківець”, “Рава-Руська”, “Ягодин”,“Порубне”, “Красноїльськ” та “Дяківці”.</text:p>
      <text:p text:style-name="P4">
Згодом безкоштовний Інтернет запрацює ще у 18 автомобільних пунктах пропускуна ділянці Західного регіонального управління Держприкордонслужби.</text:p>
      <text:p text:style-name="P4">
<text:span text:style-name="T4">
Читайте також:</text:span>
 <text:a xlink:type="simple" xlink:href="https://www.ukrinform.ua/rubric-economy/3689943-na-ukrainskopolskomu-kordoni-zbuduut-novij-punkt-propusku-adamcuki-zbereze.html" text:style-name="Internet_20_link" text:visited-style-name="Visited_20_Internet_20_Link">
 </text:a>
</text:p>
      <text:p text:style-name="P4">
Як повідомляв Укрінформ, речник ДПСУ Андрій Демченко поінформував, щопасажиропотік громадян, які прямують в Україну, збільшився <text:a xlink:type="simple" xlink:href="https://www.ukrinform.ua/rubric-society/3692029-naperedodni-velikodnih-svat-zbilsivsa-pasaziropotik-gromadan-v-ukrainu-demcenko.html" text:style-name="Internet_20_link" text:visited-style-name="Visited_20_Internet_20_Link">
</text:a>
 . Якщо раніше всередньому за добу кордон перетинало до 80 тисяч осіб в обидва боки, тоостаннім часом - понад 110 тисяч осіб.</text:p>
      <text:p text:style-name="P4">
<text:span text:style-name="T5">
Фото: ДПСУ</text:span>
</text:p>
      <text:p text:style-name="P4">
Source: <text:a xlink:type="simple" xlink:href="https://www.ukrinform.ua/rubric-society/3692042-u-punktah-propusku-na-zahidnomu-kordoni-zavitsa-bezkostovnij-wifi.html" text:style-name="Internet_20_link" text:visited-style-name="Visited_20_Internet_20_Link">
https://www.ukrinform.ua/rubric-society/3692042-u-punktah-propusku-na-zahidnomu-kordoni-zavitsa-bezkostovnij-wifi.html</text:a>
</text:p>
      <!--NEWS-->
      <text:h text:style-name="P10" text:outline-level="1">
<text:span text:style-name="T4">
НАТО може встановити мінімальний обсяг оборонних витрат на рівні 2% від ВВП</text:span>
</text:h>
      <text:p text:style-name="P4">
Authors: Ukrinform (Person)</text:p>
      <text:p text:style-name="P4">
Publisher: Укринформ (Organization)</text:p>
      <text:p text:style-name="P4">
Published Time: 2023-04-05T17:39:44+03:00</text:p>
      <text:p text:style-name="P4">
Modified Time: 2023-04-05T17:39:44+03:00</text:p>
      <text:p text:style-name="P4">
Description: Після початку російської військової агресії проти України країни НАТО постали перед необхідністю збільшення витрат на потреби оборони, тож наступний саміт у Вільнюсі може погодити мінімальний рівень оборонних витрат для членів НАТО на рівні 2%, що раніше вважалося бажаним показником. — Укрінформ.</text:p>
      <text:p text:style-name="P4">
Images: ["<text:a xlink:type="simple" xlink:href="https://static.ukrinform.com/photos/2019_11/thumb_files/630_360_1573149067-899.jpg" text:style-name="Internet_20_link" text:visited-style-name="Visited_20_Internet_20_Link">
630_360_15731...</text:a>
"]</text:p>
      <text:p text:style-name="P4">
Tags: ['НАТО', 'Оборона', 'Столтенберг']</text:p>
      <text:p text:style-name="P4">
Type: Article</text:p>
      <!--METADATA-->
      <text:p text:style-name="P4">
<draw:frame draw:style-name="fr1" draw:name="Image163" text:anchor-type="as-char" svg:width="6.9236in" svg:height="3.956343in" draw:z-index="0">
<draw:image xlink:href="../Images/yкринформ/2023-04-05T17-39-44-03-00/630_360_1573149067-899.jpg" xlink:type="simple" xlink:show="embed" xlink:actuate="onLoad" draw:mime-type="image/jpeg"/>
</draw:frame>
 Післяпочатку російської військової агресії проти України країни НАТО постали переднеобхідністю збільшення витрат на потреби оборони, тож наступний саміт уВільнюсі може погодити мінімальний рівень оборонних витрат для членів НАТО нарівні 2%, що раніше вважалося бажаним показником.</text:p>
      <text:p text:style-name="P4">
Про це сьогодні у Брюсселі під час прес-конференції за підсумкамиПівнічноатлантичної Ради на рівні міністрів закордонних справ заявивГенеральний Секретар НАТО Єнс Столтенберг, повідомляє кореспондент Укрінформу.</text:p>
      <text:p text:style-name="P4">
«Для того, щоб почуватися у безпеці у цьому небезпечному світі, ми маємобільше інвестувати в нашу оборону. Тож сьогодні міністри також розглянулипрогрес в оборонних витратах. Під час саміту у Вільнюсі, як я очікую, союзникипогодяться на амбітні та нові оборонні внески, де 2 відсотки від ВВП будутьнижньою, а не верхньою межею витрат», - сказав Столтенберг.</text:p>
      <text:p text:style-name="P4">
Він нагадав, що коли лідери ЄС зустрілися у 2014 році у Вельсі, ВеликаБританія, вони погодилися визначити 2% від ВВП як мету для досягнення у виміріоборонних витрат. Це рішення було важливим, тому що до 2014 року, до країниАльянсу послідовно знижували оборонні витрати. Деякі країни досягли цієївідмітки, але деякі з них залишилися нижче цього показника, - наприклад Данія,Нідерланди, Німеччина та інші.</text:p>
      <text:p text:style-name="P4">
<text:span text:style-name="T4">
Читайте також:</text:span>
 <text:a xlink:type="simple" xlink:href="https://www.ukrinform.ua/rubric-polytics/3692024-peremoga-ukraini-u-vijni-vidpovidae-spilnim-interesam-nato-i-partneriv-stoltenberg.html" text:style-name="Internet_20_link" text:visited-style-name="Visited_20_Internet_20_Link">
 <text:span text:style-name="T4">
Столт</text:span>
 </text:a>
</text:p>
      <text:p text:style-name="P4">
«Всі країни розуміють необхідність належних оборонних витрат. Зараз мивикористовуємо набагато більш рішучу мову, - ми розглядаємо 2% не як кінцевумету, але як мінімальний рівень оборонних витрат. Якщо не лише я буду говоритипро такий мінімум, а з цим погодяться всі союзники, це дійсно дозволитьдосягти великих змін», - зауважив Столтенберг.</text:p>
      <text:p text:style-name="P4">
Як повідомлялося, сьогодні в Брюсселі завершилася дводенна зустріч міністрівзакордонних справ країн <text:a xlink:type="simple" xlink:href="https://www.ukrinform.ua/tag-nato" text:style-name="Internet_20_link" text:visited-style-name="Visited_20_Internet_20_Link">
 </text:a>
 , якірозглянули найважливіші питання регіональної та світової безпеки, в томучислі, розвиток ситуації навколо України та в Індо-Тихоокеанському регіоні.</text:p>
      <text:p text:style-name="P4">
Source: <text:a xlink:type="simple" xlink:href="https://www.ukrinform.ua/rubric-world/3692043-nato-moze-vstanoviti-minimalnij-obsag-oboronnih-vitrat-na-rivni-2-vid-vvp.html" text:style-name="Internet_20_link" text:visited-style-name="Visited_20_Internet_20_Link">
https://www.ukrinform.ua/rubric-world/3692043-nato-moze-vstanoviti-minimalnij-obsag-oboronnih-vitrat-na-rivni-2-vid-vvp.html</text:a>
</text:p>
      <!--NEWS-->
      <text:h text:style-name="P10" text:outline-level="1">
<text:span text:style-name="T4">
Депутати доопрацювали законопроєкт щодо «перезавантаження» митниці</text:span>
</text:h>
      <text:p text:style-name="P4">
Authors: Ukrinform (Person)</text:p>
      <text:p text:style-name="P4">
Publisher: Укринформ (Organization)</text:p>
      <text:p text:style-name="P4">
Published Time: 2023-04-05T17:40:54+03:00</text:p>
      <text:p text:style-name="P4">
Modified Time: 2023-04-05T17:40:54+03:00</text:p>
      <text:p text:style-name="P4">
Description: Комітет Верховної Ради з питань податків та фінансової політики рекомендує прийняти доопрацьований законопроєкт, який пропонує запровадити процедуру атестації посадових осіб митних органів. — Укрінформ.</text:p>
      <text:p text:style-name="P4">
Images: ["<text:a xlink:type="simple" xlink:href="https://static.ukrinform.com/photos/2021_04/thumb_files/630_360_1617708407-580.jpg" text:style-name="Internet_20_link" text:visited-style-name="Visited_20_Internet_20_Link">
630_360_16177...</text:a>
"]</text:p>
      <text:p text:style-name="P4">
Tags: ['Депутат', 'Митниця', 'Законопроєкт']</text:p>
      <text:p text:style-name="P4">
Type: Article</text:p>
      <!--METADATA-->
      <text:p text:style-name="P4">
<draw:frame draw:style-name="fr1" draw:name="Image164" text:anchor-type="as-char" svg:width="6.9236in" svg:height="3.956343in" draw:z-index="0">
<draw:image xlink:href="../Images/yкринформ/2023-04-05T17-40-54-03-00/630_360_1617708407-580.jpg" xlink:type="simple" xlink:show="embed" xlink:actuate="onLoad" draw:mime-type="image/jpeg"/>
</draw:frame>
 КомітетВерховної Ради з питань податків та фінансової політики рекомендує прийнятидоопрацьований законопроєкт, який пропонує запровадити процедуру атестаціїпосадових осіб митних органів.</text:p>
      <text:p text:style-name="P4">
Про це повідомив голова Комітету з питань податків та фінансової політикиДанила Гетманцев в <text:a xlink:type="simple" xlink:href="https://t.me/getmantsevdanil/4500" text:style-name="Internet_20_link" text:visited-style-name="Visited_20_Internet_20_Link">
 </text:a>
 , передає Укрінформ.</text:p>
      <text:p text:style-name="P4">
«Дуже важливий крок до перезавантаження митниці зроблено! Комітетомрекомендовано прийняти законопроєкт №6490 про перезавантаження митниці», -йдеться в повідомленні.</text:p>
      <text:p text:style-name="P4">
За інформацією депутата, в Комітеті було доопрацьовано зазначенийзаконопроєкт. Зокрема, пропонується конкурс на посаду голови Держмитслужбипроводити прозоро за прикладом кращих практик НАБУ, САП, НАЗК із залученнямміжнародних експертів.</text:p>
      <text:p text:style-name="P4">
Також документ встановлює чіткий алгоритм прийняття рішень конкурсноюкомісією, яка вносить подання Прем’єр-міністру України лише на однукандидатуру (переможця конкурсу).</text:p>
      <text:p text:style-name="P4">
Новому голові Держмитслужби надається право формувати кадровий потенціалмитних органів, в тому числі шляхом призначення своїх заступників виключно запогодженням з головою, а також скасування необхідності погодження з міністромфінансів України призначення на посади та/або звільнення з посад керівниківсередньої ланки (зокрема, начальників митниць та директорів департаментівцентрального апарату) та положень про територіальні органи.</text:p>
      <text:p text:style-name="P4">
Крім того, як повідомив Гетманцев, законопроєктом пропонується запровадитищорічний зовнішній незалежний аудит ефективності діяльності митних органів,негативний висновок за результатами проведення якого стане підставою длязвільнення голови.</text:p>
      <text:p text:style-name="P4">
Для посилення та підтримання на належному рівні кваліфікації і доброчесностіпосадових осіб митних органів передбачено проведення одноразової атестаціїпосадових осіб митних органів з метою встановлення відповідності займанійпосаді.</text:p>
      <text:p text:style-name="P4">
Врахована пропозиція із встановлення розміру окладів посадових осіб митниці.</text:p>
      <text:p text:style-name="P4">
<text:span text:style-name="T4">
Читайте також:</text:span>
 <text:a xlink:type="simple" xlink:href="https://www.ukrinform.ua/rubric-regions/3690917-sud-arestuvav-nacalnicu-zitomirskoi-mitnici-vikritu-v-korupcii.html" text:style-name="Internet_20_link" text:visited-style-name="Visited_20_Internet_20_Link">
 </text:a>
</text:p>
      <text:p text:style-name="P4">
Як повідомлялося, <text:a xlink:type="simple" xlink:href="https://www.ukrinform.ua/rubric-economy/3663483-urad-priznaciv-timcasovih-kerivnikiv-mitnoi-sluzbi-ta-derzprodspozivsluzbi.html" text:style-name="Internet_20_link" text:visited-style-name="Visited_20_Internet_20_Link">
 </text:a>
звільнив керівництво Державної митної служби. Правоохоронці проводять роботущодо виявлення тіньових схем на митниці. За попередніми оцінками, щомісячнооборудки на митниці "вимивали" з державного бюджету орієнтовно до десятимільярдів гривень.</text:p>
      <text:p text:style-name="P4">
За словами <text:a xlink:type="simple" xlink:href="https://forbes.ua/money/koli-chekati-reformu-uryadu-yak-pokrashchiti-robotu-mitnitsi-shcho-robiti-z-obshukami-u-biznesu-perspektivi-podatkovoi-reformi-ta-de-znayti-groshi-na-vidbudovu-velike-intervyu-denisa-shmigalya-24022023-11936" text:style-name="Internet_20_link" text:visited-style-name="Visited_20_Internet_20_Link">
 </text:a>
 України Дениса Шмигаля, Кабінет Міністрів планує у2023 році провести реформу митниці, яка включатиме реалізацію шести кроків.</text:p>
      <text:p text:style-name="P4">
Source: <text:a xlink:type="simple" xlink:href="https://www.ukrinform.ua/rubric-economy/3692044-deputati-doopracuvali-zakonoproekt-sodo-perezavantazenna-mitnici.html" text:style-name="Internet_20_link" text:visited-style-name="Visited_20_Internet_20_Link">
https://www.ukrinform.ua/rubric-economy/3692044-deputati-doopracuvali-zakonoproekt-sodo-perezavantazenna-mitnici.html</text:a>
</text:p>
      <!--NEWS-->
      <text:h text:style-name="P10" text:outline-level="1">
<text:span text:style-name="T4">
Попри ордер МКС: росія доручила своїй омбудсменці розповідати в ООН про викрадення українських дітей</text:span>
</text:h>
      <text:p text:style-name="P4">
Authors: Ukrinform (Person)</text:p>
      <text:p text:style-name="P4">
Publisher: Укринформ (Organization)</text:p>
      <text:p text:style-name="P4">
Published Time: 2023-04-05T17:46:00+03:00</text:p>
      <text:p text:style-name="P4">
Modified Time: 2023-04-05T17:46:00+03:00</text:p>
      <text:p text:style-name="P4">
Description: росія випустила доповідати членам Радбезу ООН про депортацію дітей з України уповноважену з прав дитини рф марію львову-бєлову, щодо якої Міжнародний кримінальний суд видав ордер на арешт. — Укрінформ.</text:p>
      <text:p text:style-name="P4">
Images: ["<text:a xlink:type="simple" xlink:href="https://static.ukrinform.com/photos/2023_04/thumb_files/630_360_1680706448-998.jpg" text:style-name="Internet_20_link" text:visited-style-name="Visited_20_Internet_20_Link">
630_360_16807...</text:a>
"]</text:p>
      <text:p text:style-name="P4">
Tags: ['Діти', 'ООН', 'Викрадення людей', 'Війна з росією']</text:p>
      <text:p text:style-name="P4">
Type: Article</text:p>
      <!--METADATA-->
      <text:p text:style-name="P4">
<draw:frame draw:style-name="fr1" draw:name="Image165" text:anchor-type="as-char" svg:width="6.9236in" svg:height="3.956343in" draw:z-index="0">
<draw:image xlink:href="../Images/yкринформ/2023-04-05T17-46-00-03-00/630_360_1680706448-998.jpg" xlink:type="simple" xlink:show="embed" xlink:actuate="onLoad" draw:mime-type="image/jpeg"/>
</draw:frame>
 росіявипустила доповідати членам Радбезу ООН про депортацію дітей з Україниуповноважену з прав дитини рф марію львову-бєлову, щодо якої Міжнароднийкримінальний суд видав ордер на арешт.</text:p>
      <text:p text:style-name="P4">
Як передає кореспондент Укрінформу, вона розповідає на неформальній зустрічічленів Радбезу за формулою Аррії, ініційованій російською делегацією, пронібито правові підстави щодо викрадення українських <text:a xlink:type="simple" xlink:href="https://www.ukrinform.ua/tag-diti" text:style-name="Internet_20_link" text:visited-style-name="Visited_20_Internet_20_Link">
</text:a>
 з окупованих територій.</text:p>
      <text:p text:style-name="P4">
льова-белова у намагалася піднести викрадення дітей як вимушену «евакуацію».</text:p>
      <text:p text:style-name="P4">
На запрошення росії доповідачами в режимі онлайн виступила також низкапредставників так званих «днр/лнр».</text:p>
      <text:p text:style-name="P4">
<text:span text:style-name="T4">
Читайте також:</text:span>
 <text:a xlink:type="simple" xlink:href="https://www.ukrinform.ua/rubric-diaspora/3691305-u-cikago-proveli-akciu-proti-vikradenna-rosieu-ukrainskih-ditej.html" text:style-name="Internet_20_link" text:visited-style-name="Visited_20_Internet_20_Link">
 <text:span text:style-name="T4">
українських</text:span>
 <text:span text:style-name="T4">
дітей</text:span>
</text:a>
</text:p>
      <text:p text:style-name="P4">
Раніше Велика Британія та США <text:a xlink:type="simple" xlink:href="https://www.ukrinform.ua/rubric-world/3691671-britania-zablokuvala-vistup-v-radbezi-oon-rosianki-aka-mae-order-na-arest-vid-mks.html" text:style-name="Internet_20_link" text:visited-style-name="Visited_20_Internet_20_Link">
 </text:a>
 .</text:p>
      <text:p text:style-name="P4">
17 березня 2023 року Міжнародний кримінальний суд видав ордер на арештпрезидента рф володимира путіна і львової-бєлової, яких підозрюють унезаконній депортації дітей з окупованих територій України в росію щонайменшез лютого 2022 року.</text:p>
      <text:p text:style-name="P4">
У середу росія винесла обговорення депортації дітей з України на неформальнузустріч членів Радбезу у форматі Аррії, яка зазвичай транслюється по фікційнихканалах ООН.</text:p>
      <text:p text:style-name="P4">
<text:span text:style-name="T5">
Фото: Getty Images</text:span>
</text:p>
      <text:p text:style-name="P4">
Source: <text:a xlink:type="simple" xlink:href="https://www.ukrinform.ua/rubric-ato/3692052-popri-order-mks-rosia-dorucila-svoij-ombudsmenci-rozpovidati-v-oon-pro-vikradenna-ukrainskih-ditej.html" text:style-name="Internet_20_link" text:visited-style-name="Visited_20_Internet_20_Link">
https://www.ukrinform.ua/rubric-ato/3692052-popri-order-mks-rosia-dorucila-svoij-ombudsmenci-rozpovidati-v-oon-pro-vikradenna-ukrainskih-ditej.html</text:a>
</text:p>
      <!--NEWS-->
      <text:h text:style-name="P10" text:outline-level="1">
<text:span text:style-name="T4">
Ворог обстріляв Берислав на Херсонщині, постраждав цивільний</text:span>
</text:h>
      <text:p text:style-name="P4">
Authors: Ukrinform (Person)</text:p>
      <text:p text:style-name="P4">
Publisher: Укринформ (Organization)</text:p>
      <text:p text:style-name="P4">
Published Time: 2023-04-05T17:49:12+03:00</text:p>
      <text:p text:style-name="P4">
Modified Time: 2023-04-05T17:49:12+03:00</text:p>
      <text:p text:style-name="P4">
Description: російські війська обстріляли з артилерії центральну частину міста Берислав на Херсонщині, одна людина поранен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Війна з росією', 'Берислав']</text:p>
      <text:p text:style-name="P4">
Type: Article</text:p>
      <!--METADATA-->
      <text:p text:style-name="P4">
<draw:frame draw:style-name="fr1" draw:name="Image166" text:anchor-type="as-char" svg:width="6.9236in" svg:height="3.948443in" draw:z-index="0">
<draw:image xlink:href="../Images/yкринформ/2023-04-05T17-49-12-03-00/630_360_1538997483-946.jpg" xlink:type="simple" xlink:show="embed" xlink:actuate="onLoad" draw:mime-type="image/jpeg"/>
</draw:frame>
 російськівійська обстріляли з артилерії центральну частину міста Берислав наХерсонщині, одна людина поранена.</text:p>
      <text:p text:style-name="P4">
Як передає Укрінформ, про це начальник Бериславської РВА Володимир Літвіновповідомив у <text:a xlink:type="simple" xlink:href="https://t.me/beryslavrda/1995" text:style-name="Internet_20_link" text:visited-style-name="Visited_20_Internet_20_Link">
 </text:a>
 <text:a xlink:type="simple" xlink:href="https://t.me/beryslavrda/1995" text:style-name="Internet_20_link" text:visited-style-name="Visited_20_Internet_20_Link">
</text:a>
</text:p>
      <text:p text:style-name="P4">
«Черговий ворожий удар по Бериславу. росіяни атакували центральну частинуміста з артилерії, пошкодивши будівлю магазину», - йдеться у повідомленні.</text:p>
      <text:p text:style-name="P4">
<text:span text:style-name="T4">
Читайте також:</text:span>
 <text:a xlink:type="simple" xlink:href="https://www.ukrinform.ua/rubric-regions/3691815-na-hersonsini-zaboronili-vizd-rodin-z-ditmi-u-naseleni-punkti-aki-perebuvaut-pid-obstrilami.html" text:style-name="Internet_20_link" text:visited-style-name="Visited_20_Internet_20_Link">
 <text:span text:style-name="T4">
Херсонщ</text:span>
 </text:a>
</text:p>
      <text:p text:style-name="P4">
Як зазначається, одна людина поранена. Постраждалого доставили до лікарні.</text:p>
      <text:p text:style-name="P4">
Нагадаємо, раніше <text:a xlink:type="simple" xlink:href="https://www.ukrinform.ua/rubric-regions/3691762-vorog-atakuvav-berislav-iz-bezpilotnikiv-poranenij-policejskij.html" text:style-name="Internet_20_link" text:visited-style-name="Visited_20_Internet_20_Link">
 </text:a>
 , пораненнязазнав поліцейський.</text:p>
      <text:p text:style-name="P4">
Source: <text:a xlink:type="simple" xlink:href="https://www.ukrinform.ua/rubric-ato/3692049-vorog-obstrilav-berislav-na-hersonsini-postrazdav-civilnij.html" text:style-name="Internet_20_link" text:visited-style-name="Visited_20_Internet_20_Link">
https://www.ukrinform.ua/rubric-ato/3692049-vorog-obstrilav-berislav-na-hersonsini-postrazdav-civilnij.html</text:a>
</text:p>
      <!--NEWS-->
      <text:h text:style-name="P10" text:outline-level="1">
<text:span text:style-name="T4">
Депутатка Радіна розповіла про один із пріоритетів у розбудові антикорупційної інфраструктури</text:span>
</text:h>
      <text:p text:style-name="P4">
Authors: Ukrinform (Person)</text:p>
      <text:p text:style-name="P4">
Publisher: Укринформ (Organization)</text:p>
      <text:p text:style-name="P4">
Published Time: 2023-04-05T17:50:10+03:00</text:p>
      <text:p text:style-name="P4">
Modified Time: 2023-04-05T17:50:10+03:00</text:p>
      <text:p text:style-name="P4">
Description: Один із ключових пріоритетів в розбудові антикорупційної інфраструктури – посилення незалежності Спеціалізованої антикорупційної прокуратури. — Укрінформ.</text:p>
      <text:p text:style-name="P4">
Images: ["<text:a xlink:type="simple" xlink:href="https://static.ukrinform.com/photos/2023_04/thumb_files/630_360_1680706124-155.jpg" text:style-name="Internet_20_link" text:visited-style-name="Visited_20_Internet_20_Link">
630_360_16807...</text:a>
"]</text:p>
      <text:p text:style-name="P4">
Tags: ['Депутат', 'МВФ', 'Антикорупційна стратегія']</text:p>
      <text:p text:style-name="P4">
Type: Article</text:p>
      <!--METADATA-->
      <text:p text:style-name="P4">
<draw:frame draw:style-name="fr1" draw:name="Image167" text:anchor-type="as-char" svg:width="6.9236in" svg:height="3.956343in" draw:z-index="0">
<draw:image xlink:href="../Images/yкринформ/2023-04-05T17-50-10-03-00/630_360_1680706124-155.jpg" xlink:type="simple" xlink:show="embed" xlink:actuate="onLoad" draw:mime-type="image/jpeg"/>
</draw:frame>
 Один ізключових пріоритетів в розбудові антикорупційної інфраструктури – посиленнянезалежності Спеціалізованої антикорупційної прокуратури.</text:p>
      <text:p text:style-name="P4">
Таку думку голова Комітету Верховної Ради з питань антикорупційної політикиАнастасія Радіна висловила під час виступу на презентації Державноїантикорупційної програми на 2023 –2025 роки, передає кореспондент Укрінформу.</text:p>
      <text:p text:style-name="P4">
"Один із ключових пріоритетів в розбудові антикорупційної інфраструктури, асаме посилення незалежності Спеціалізованої антикорупційної прокуратури, нажаль, не знайшов свого належного відображення в державній антикорупційнійпрограмі і це проблема. Наразі ми бачимо, що пріоритети, пов'язані звдосконаленням роботи САП, відображені в меморандумі МВФ", - зазначила Радіна.</text:p>
      <text:p text:style-name="P4">
<text:span text:style-name="T4">
Читайте також:</text:span>
 <text:a xlink:type="simple" xlink:href="https://www.ukrinform.ua/rubric-polytics/3675429-ukraina-zaversue-rozbudovu-antikorupcijnoi-infrastrukturi-smigal.html" text:style-name="Internet_20_link" text:visited-style-name="Visited_20_Internet_20_Link">
 <text:span text:style-name="T4">
антикорупційної</text:span>
 <text:span text:style-name="T4">
інфраструктури</text:span>
</text:a>
</text:p>
      <text:p text:style-name="P4">
На її думку, Спеціалізована антикорупційна прокуратура – найбільш незахищенийз усіх антикорупційних органів.</text:p>
      <text:p text:style-name="P4">
"Якщо для керівника НАБУ або НАЗК передбачений конкурс з вирішальною роллюміжнародних експертів, то керівника САП досі призначає конкурсна комісія,більшу частину складу якої номінує парламент. Тобто ті люди, яких має, власне,і розслідувати спеціалізована антикорупційна прокуратура", - наголосила головапарламентського комітету.</text:p>
      <text:p text:style-name="P4">
За її словами, потрібно зробити певні кроки для посилення незалежності САП,зокрема запровадити незалежний конкурс на посаду керівника антикорупційноїпрокуратури, а також незалежну комісію, яка аналізуватиме діяльністькерівника.</text:p>
      <text:p text:style-name="P4">
<text:span text:style-name="T4">
Читайте також:</text:span>
 <text:a xlink:type="simple" xlink:href="https://www.ukrinform.ua/rubric-society/3691880-reznikov-rozpoviv-koli-derzavna-antikorupcijna-programa-zapracue-u-minoboroni-na-povnu.html" text:style-name="Internet_20_link" text:visited-style-name="Visited_20_Internet_20_Link">
 <text:span text:style-name="T4">
антикоруп</text:span>
 </text:a>
</text:p>
      <text:p text:style-name="P4">
Радіна підкреслила, що влада взяла на себе зобов'язання закрити ці прогалини взаконодавстві у межах чинного меморандуму з МВФ і має намір зробити це вже докінця 2023 року.</text:p>
      <text:p text:style-name="P4">
Як повідомлялося, Україна зобов'язалася перед МВФ до кінця року ухвалитизаконодавство про посилення автономії Спеціалізованої антикорупційноїпрокуратури та запровадження зовнішнього аудиту САП за участю міжнароднихекспертів. Це передбачено листом про наміри до меморандуму про чотирирічнукредитну програму з Фондом більш ніж на 15 мільярдів доларів.</text:p>
      <text:p text:style-name="P4">
Фото: sluga-narodu.com</text:p>
      <text:p text:style-name="P4">
Source: <text:a xlink:type="simple" xlink:href="https://www.ukrinform.ua/rubric-society/3692050-deputatka-radina-rozpovila-pro-odin-iz-prioritetiv-u-rozbudovi-antikorupcijnoi-infrastrukturi.html" text:style-name="Internet_20_link" text:visited-style-name="Visited_20_Internet_20_Link">
https://www.ukrinform.ua/rubric-society/3692050-deputatka-radina-rozpovila-pro-odin-iz-prioritetiv-u-rozbudovi-antikorupcijnoi-infrastrukturi.html</text:a>
</text:p>
      <!--NEWS-->
      <text:h text:style-name="P10" text:outline-level="1">
<text:span text:style-name="T4">
НАТО не впливає на оперативні рішення України на полі бою – Столтенберг</text:span>
</text:h>
      <text:p text:style-name="P4">
Authors: Ukrinform (Person)</text:p>
      <text:p text:style-name="P4">
Publisher: Укринформ (Organization)</text:p>
      <text:p text:style-name="P4">
Published Time: 2023-04-05T17:54:08+03:00</text:p>
      <text:p text:style-name="P4">
Modified Time: 2023-04-05T17:54:08+03:00</text:p>
      <text:p text:style-name="P4">
Description: Союзники по НАТО надають Україні всю можливу військову допомогу для того, щоб захистити себе від російського вторгнення та звільнити свої території, але Альянс не втручається в оперативні плани України, яка сама вирішує, як і коли це варто зробити. — Укрінформ.</text:p>
      <text:p text:style-name="P4">
Images: ["<text:a xlink:type="simple" xlink:href="https://static.ukrinform.com/photos/2023_01/thumb_files/630_360_1673203716-174.jpg" text:style-name="Internet_20_link" text:visited-style-name="Visited_20_Internet_20_Link">
630_360_16732...</text:a>
"]</text:p>
      <text:p text:style-name="P4">
Tags: ['НАТО', 'Столтенберг', 'Війна з росією']</text:p>
      <text:p text:style-name="P4">
Type: Article</text:p>
      <!--METADATA-->
      <text:p text:style-name="P4">
<draw:frame draw:style-name="fr1" draw:name="Image168" text:anchor-type="as-char" svg:width="6.9236in" svg:height="3.956343in" draw:z-index="0">
<draw:image xlink:href="../Images/yкринформ/2023-04-05T17-54-08-03-00/630_360_1673203716-174.jpg" xlink:type="simple" xlink:show="embed" xlink:actuate="onLoad" draw:mime-type="image/jpeg"/>
</draw:frame>
 Союзникипо НАТО надають Україні всю можливу військову допомогу для того, щоб захиститисебе від російського вторгнення та звільнити свої території, але Альянс невтручається в оперативні плани України, яка сама вирішує, як і коли це вартозробити.</text:p>
      <text:p text:style-name="P4">
Про це сьогодні у Брюсселі під час прес-конференції за підсумкамиПівнічноатлантичної Ради на рівні міністрів закордонних справ заявивГенеральний Секретар НАТО Єнс Столтенберг, повідомляє кореспондент Укрінформу.</text:p>
      <text:p text:style-name="P4">
«Союзники по НАТО надають Україні танки та іншу зброю, щоб українці отрималиспроможності, яких потребують для боротьби з російськими військами та моглипланувати свої дії. Але це буде виключно оперативне рішення самої України - які коли це треба робити», - зауважив Столтенберг.</text:p>
      <text:p text:style-name="P4">
<text:span text:style-name="T4">
Читайте також:</text:span>
 <text:a xlink:type="simple" xlink:href="https://www.ukrinform.ua/rubric-polytics/3692024-peremoga-ukraini-u-vijni-vidpovidae-spilnim-interesam-nato-i-partneriv-stoltenberg.html" text:style-name="Internet_20_link" text:visited-style-name="Visited_20_Internet_20_Link">
 <text:span text:style-name="T4">
НАТО</text:span>
 </text:a>
</text:p>
      <text:p text:style-name="P4">
Він нагадав, що союзники по <text:a xlink:type="simple" xlink:href="https://www.ukrinform.ua/tag-nato" text:style-name="Internet_20_link" text:visited-style-name="Visited_20_Internet_20_Link">
 </text:a>
 надаютьУкраїні безпрецедентну військову допомогу, включаючи поставки танків, бойовихмашин піхоти, машин розмінування та іншого обладнання, яке є необхідним, щобзабезпечити Україні перемогу у цій війні проти російського вторгнення.</text:p>
      <text:p text:style-name="P4">
Як повідомлялося, сьогодні в Брюсселі відбулася дводенна зустріч міністрівзакордонних справ країн НАТО, які розглянули найважливіші питання регіональноїта світової безпеки, в тому числі – розвиток ситуації навколо України та вІндо-Тихоокеанському регіоні.</text:p>
      <text:p text:style-name="P4">
<text:span text:style-name="T5">
Фото: НАТО</text:span>
</text:p>
      <text:p text:style-name="P4">
Source: <text:a xlink:type="simple" xlink:href="https://www.ukrinform.ua/rubric-ato/3692055-nato-ne-vplivae-na-operativni-risenna-ukraini-na-poli-bou-stoltenberg.html" text:style-name="Internet_20_link" text:visited-style-name="Visited_20_Internet_20_Link">
https://www.ukrinform.ua/rubric-ato/3692055-nato-ne-vplivae-na-operativni-risenna-ukraini-na-poli-bou-stoltenberg.html</text:a>
</text:p>
      <!--NEWS-->
      <text:h text:style-name="P10" text:outline-level="1">
<text:span text:style-name="T4">
ДПСУ: росія виводить з білорусі половину своїх військових – перекидатиме на схід України</text:span>
</text:h>
      <text:p text:style-name="P4">
Authors: Ukrinform (Person)</text:p>
      <text:p text:style-name="P4">
Publisher: Укринформ (Organization)</text:p>
      <text:p text:style-name="P4">
Published Time: 2023-04-05T17:55:00+03:00</text:p>
      <text:p text:style-name="P4">
Modified Time: 2023-04-05T17:55:00+03:00</text:p>
      <text:p text:style-name="P4">
Description: Після закінчення навчань на території білорусі росія перекидає дві із чотирьох тисяч своїх військових, у подальшому вони будуть залучені до бойових дій на сході України. — Укрінформ.</text:p>
      <text:p text:style-name="P4">
Images: ["<text:a xlink:type="simple" xlink:href="https://static.ukrinform.com/photos/2022_09/thumb_files/630_360_1663576850-585.jpg" text:style-name="Internet_20_link" text:visited-style-name="Visited_20_Internet_20_Link">
630_360_16635...</text:a>
"]</text:p>
      <text:p text:style-name="P4">
Tags: ['білорусь', 'росія', 'Російські військові', 'Демченко', 'Війна з росією']</text:p>
      <text:p text:style-name="P4">
Type: Article</text:p>
      <!--METADATA-->
      <text:p text:style-name="P4">
<draw:frame draw:style-name="fr1" draw:name="Image169" text:anchor-type="as-char" svg:width="6.9236in" svg:height="3.956343in" draw:z-index="0">
<draw:image xlink:href="../Images/yкринформ/2023-04-05T17-55-00-03-00/630_360_1663576850-585.jpg" xlink:type="simple" xlink:show="embed" xlink:actuate="onLoad" draw:mime-type="image/jpeg"/>
</draw:frame>
 Післязакінчення навчань на території білорусі росія перекидає дві із чотирьох тисячсвоїх військових, у подальшому вони будуть залучені до бойових дій на сходіУкраїни.</text:p>
      <text:p text:style-name="P4">
Про це на <text:a xlink:type="simple" xlink:href="https://www.youtube.com/watch" text:style-name="Internet_20_link" text:visited-style-name="Visited_20_Internet_20_Link">
</text:a>
 в медіацентрі Україна-Укрінформ повідомив речник ДПСУ АндрійДемченко.</text:p>
      <text:p text:style-name="P4">
«Ситуація на цьому напрямку залишається повністю контрольованою. білорусьпродовжує підтримувати росію у розв’язаній нею війні проти України, однакударного угруповання, яке б було готове здійснити вторгнення на територіюУкраїни, на цьому напрямку підрозділи нашої розвідки не спостерігають.білорусь надає територію для російських військ, проведення підготовки, надаєсвій повітряний простір. Також відбуваються спільні навчання між підрозділамияк білорусі, так і росії, але переважно російські військові задіяні упідготовці. На даний момент відбувається ротація російських військових. Намвідомо, що розпочалися заходи з виведення частини російських підрозділів натериторію рф з білорусі після завершення підготовки. Раніше ми повідомляли, щона території білорусі знаходиться близько 4 тисяч <text:a xlink:type="simple" xlink:href="https://www.ukrinform.ua/tag-rosijski-vijskovi" text:style-name="Internet_20_link" text:visited-style-name="Visited_20_Internet_20_Link">
</text:a>
 , зараз їх кількістьзменшиться. За нашими даними, з білорусі вийде близько 2 тисяч російськихвійськових, яких планують у подальшому залучити до бойових дій на сходіУкраїни», - повідомив Демченко.</text:p>
      <text:p text:style-name="P4">
Речник зазначив, що у діях тих білоруських підрозділів, які посилюють кордонУкраїни, нічого не змінилось, вони знаходяться на певній віддаленості відкордону, не змінений їх характер дій і кількість. Водночас треба бути готовимидо розвитку будь-якої ситуації.</text:p>
      <text:p text:style-name="P4">
<text:span text:style-name="T4">
Читайте також:</text:span>
 <text:a xlink:type="simple" xlink:href="https://www.ukrinform.ua/rubric-society/3690986-sodobi-prikordonniki-zatrimuut-do-20-uhilantiv-demcenko.html" text:style-name="Internet_20_link" text:visited-style-name="Visited_20_Internet_20_Link">
 <text:span text:style-name="T4">
Демченко</text:span>
 </text:a>
</text:p>
      <text:p text:style-name="P4">
Демченко наголосив, що головне завдання - мати сильну оборону на цьомунапрямку та не допустити вторгнення чи будь-яких провокацій. Тому нарощуванняоборонних позицій як по лінії кордону, так і прикордонню не припиняється. Такізаходи відбуваються по всій протяжності кордону з білоруссю, від Волині доЧернігівської області, а підрозділи всіх складових Сил оборони постійновідпрацьовують заходи взаємодії.</text:p>
      <text:p text:style-name="P4">
Як повідомлялося, міністр оборони росії сергій шойгу на селекторній нараді зкерівним складом збройних сил країни доповів про <text:a xlink:type="simple" xlink:href="https://www.ukrinform.ua/rubric-world/3691367-sojgu-zaaviv-so-rosia-peredala-bilorusi-iskanderi-zdatni-nesti-aderni-raketi.html" text:style-name="Internet_20_link" text:visited-style-name="Visited_20_Internet_20_Link">
</text:a>
</text:p>
      <text:p text:style-name="P4">
4 квітня у Брюсселі за підсумками зустрічі з державним секретарем США ЕнтоніБлінкеном високий представник ЄС Жозеп Боррель заявив, що рішення російськоїфедерації розмістити ядерну зброю на території білорусі веде до подальшоїескалації напруги та є прямою загрозою для всієї системи європейської безпеки.</text:p>
      <text:p text:style-name="P4">
Source: <text:a xlink:type="simple" xlink:href="https://www.ukrinform.ua/rubric-ato/3692045-dpsu-rosia-vivodit-z-bilorusi-polovinu-svoih-vijskovih-perekidatime-na-shid-ukraini.html" text:style-name="Internet_20_link" text:visited-style-name="Visited_20_Internet_20_Link">
https://www.ukrinform.ua/rubric-ato/3692045-dpsu-rosia-vivodit-z-bilorusi-polovinu-svoih-vijskovih-perekidatime-na-shid-ukraini.html</text:a>
</text:p>
      <!--NEWS-->
      <text:h text:style-name="P10" text:outline-level="1">
<text:span text:style-name="T4">
У застосунку «Дія» запустили продаж військові облігації «Ялта»</text:span>
</text:h>
      <text:p text:style-name="P4">
Authors: Ukrinform (Person)</text:p>
      <text:p text:style-name="P4">
Publisher: Укринформ (Organization)</text:p>
      <text:p text:style-name="P4">
Published Time: 2023-04-05T17:55:08+03:00</text:p>
      <text:p text:style-name="P4">
Modified Time: 2023-04-05T17:55:08+03:00</text:p>
      <text:p text:style-name="P4">
Description: Міністерство цифрових трансформацій уможливило купівлю нових військових облігацій «Ялта» у застосунку «Дія». — Укрінформ.</text:p>
      <text:p text:style-name="P4">
Images: ["<text:a xlink:type="simple" xlink:href="https://static.ukrinform.com/photos/2022_12/thumb_files/630_360_1670055362-401.jpg" text:style-name="Internet_20_link" text:visited-style-name="Visited_20_Internet_20_Link">
630_360_16700...</text:a>
"]</text:p>
      <text:p text:style-name="P4">
Tags: ['Додаток “ДІЯ”', 'Військові облігації']</text:p>
      <text:p text:style-name="P4">
Type: Article</text:p>
      <!--METADATA-->
      <text:p text:style-name="P4">
<draw:frame draw:style-name="fr1" draw:name="Image170" text:anchor-type="as-char" svg:width="6.9236in" svg:height="3.956343in" draw:z-index="0">
<draw:image xlink:href="../Images/yкринформ/2023-04-05T17-55-08-03-00/630_360_1670055362-401.jpg" xlink:type="simple" xlink:show="embed" xlink:actuate="onLoad" draw:mime-type="image/jpeg"/>
</draw:frame>
Міністерство цифрових трансформацій уможливило купівлю нових військовихоблігацій «Ялта» у застосунку «Дія».</text:p>
      <text:p text:style-name="P4">
Про це повідомив віцепрем'єр-міністр з інновацій, розвитку освіти, науки татехнологій – міністр цифрової трансформації Михайло Федоров у <text:a xlink:type="simple" xlink:href="https://t.me/zedigital/3029" text:style-name="Internet_20_link" text:visited-style-name="Visited_20_Internet_20_Link">
</text:a>
 , передає Укрінформ.</text:p>
      <text:p text:style-name="P4">
«Ялта вже 9 років під російською окупацією. Але ми всі сподіваємося, щонайближчим часом відпочинемо на ялтинському узбережжі. Головне – 24/7працювати на перемогу та допомагати Силам оборони. Запустили військовуоблігацію Ялта в Дії. Щоб ви стали інвесторами деокупації міста. Кожна гривняз облігації допомагає підтримати економіку країни», - зазначив він.</text:p>
      <text:p text:style-name="P4">
Федоров нагадав, що, купуючи облігації в «Дії», українці не сплачуютьдодаткову комісію продавцю або податок з отриманого доходу, а отримуютьгарантований прибуток.</text:p>
      <text:p text:style-name="P4">
<text:span text:style-name="T4">
Читайте також:</text:span>
 <text:a xlink:type="simple" xlink:href="https://www.ukrinform.ua/rubric-economy/3691917-fedorov-e-suprotiv-sodo-zaprovadzenna-mehanizmu-rozmitnenna-avto-u-dii.html" text:style-name="Internet_20_link" text:visited-style-name="Visited_20_Internet_20_Link">
 </text:a>
</text:p>
      <text:p text:style-name="P4">
Як повідомлялось, у зв’язку з російською агресією український уряд ухваливрішення про поетапний випуск військових облігацій в обсязі до 400 млрд грн.Мінфін проводить аукціони з продажу ОВДП щовівторка, починаючи з 1 березня2022 року.</text:p>
      <text:p text:style-name="P4">
<text:span text:style-name="T5">
Фото: Мінцифри</text:span>
</text:p>
      <text:p text:style-name="P4">
Source: <text:a xlink:type="simple" xlink:href="https://www.ukrinform.ua/rubric-economy/3692056-u-zastosunku-dia-zapustili-prodaz-vijskovi-obligacii-alta.html" text:style-name="Internet_20_link" text:visited-style-name="Visited_20_Internet_20_Link">
https://www.ukrinform.ua/rubric-economy/3692056-u-zastosunku-dia-zapustili-prodaz-vijskovi-obligacii-alta.html</text:a>
</text:p>
      <!--NEWS-->
      <text:h text:style-name="P10" text:outline-level="1">
<text:span text:style-name="T4">
Європол затримав понад сотню людей під час операції щодо крадіжки особистих даних</text:span>
</text:h>
      <text:p text:style-name="P4">
Authors: Ukrinform (Person)</text:p>
      <text:p text:style-name="P4">
Publisher: Укринформ (Organization)</text:p>
      <text:p text:style-name="P4">
Published Time: 2023-04-05T17:56:00+03:00</text:p>
      <text:p text:style-name="P4">
Modified Time: 2023-04-05T17:56:00+03:00</text:p>
      <text:p text:style-name="P4">
Description: Безпрецедентна операція правоохоронних органів щодо боротьби з крадіжкою особистих даних призвела до арешту понад 100 осіб та ліквідації платформи Genesis Market, на якій продавалися особисті дані, зокрема, йдеться про імена користувачів, паролі для доступу до електронної пошти, банківських рахунків та соціальних мереж. — Укрінформ.</text:p>
      <text:p text:style-name="P4">
Images: ["<text:a xlink:type="simple" xlink:href="https://static.ukrinform.com/photos/2019_05/thumb_files/630_360_1558016653-6412.jpeg" text:style-name="Internet_20_link" text:visited-style-name="Visited_20_Internet_20_Link">
630_360_15580...</text:a>
"]</text:p>
      <text:p text:style-name="P4">
Tags: ['Європол', 'Крадіжка', 'Хакери']</text:p>
      <text:p text:style-name="P4">
Type: Article</text:p>
      <!--METADATA-->
      <text:p text:style-name="P4">
<draw:frame draw:style-name="fr1" draw:name="Image171" text:anchor-type="as-char" svg:width="6.9236in" svg:height="3.956343in" draw:z-index="0">
<draw:image xlink:href="../Images/yкринформ/2023-04-05T17-56-00-03-00/630_360_1558016653-6412.jpeg" xlink:type="simple" xlink:show="embed" xlink:actuate="onLoad" draw:mime-type="image/jpeg"/>
</draw:frame>
Безпрецедентна операція правоохоронних органів щодо боротьби з крадіжкоюособистих даних призвела до арешту понад 100 осіб та ліквідації платформиGenesis Market, на якій продавалися особисті дані, зокрема, йдеться про іменакористувачів, паролі для доступу до електронної пошти, банківських рахунків тасоціальних мереж.</text:p>
      <text:p text:style-name="P4">
Про це повідомляє Укрінформ з посиланням на <text:a xlink:type="simple" xlink:href="https://www.europol.europa.eu/media-press/newsroom/news/takedown-of-notorious-hacker-marketplace-selling-your-identity-to-criminals" text:style-name="Internet_20_link" text:visited-style-name="Visited_20_Internet_20_Link">
</text:a>
</text:p>
      <text:p text:style-name="P4">
“Безпрецедентна операція правоохоронних органів за участю 17 країн призвела доліквідації Genesis Market, одного з найнебезпечніших майданчиків, де <text:a xlink:type="simple" xlink:href="https://www.ukrinform.ua/tag-hakeri" text:style-name="Internet_20_link" text:visited-style-name="Visited_20_Internet_20_Link">
</text:a>
 по всьому світу продають викраденіоблікові дані”, - йдеться у повідомленні.</text:p>
      <text:p text:style-name="P4">
Зазначається, що під час скоординованих рейдів було затримано 119 осіб,проведено 208 обшуків у користувачів Genesis Market, які купували вкраденіособисті дані. Також було ліквідовано інфраструктуру самого сайту.</text:p>
      <text:p text:style-name="P4">
<text:span text:style-name="T4">
Читайте також:</text:span>
 <text:a xlink:type="simple" xlink:href="https://www.ukrinform.ua/rubric-world/3691475-sajt-parlamentu-finlandii-atakuvali-hakeri-jmovirno-rosijski.html" text:style-name="Internet_20_link" text:visited-style-name="Visited_20_Internet_20_Link">
 <text:span text:style-name="T4">
хакер</text:span>
 </text:a>
</text:p>
      <text:p text:style-name="P4">
Як повідомляв Укрінформ, Європол проаналізував 7 тисяч фотографій тавідеофрагментів і зміг ідентифікувати150 підозрюваних у скоєнні воєннихзлочинів під час розв’язаної росією війни в Україні.</text:p>
      <text:p text:style-name="P4">
Source: <text:a xlink:type="simple" xlink:href="https://www.ukrinform.ua/rubric-world/3692068-evropol-zatrimav-ponad-sotnu-ludej-pid-cas-operacii-sodo-kradizki-osobistih-danih.html" text:style-name="Internet_20_link" text:visited-style-name="Visited_20_Internet_20_Link">
https://www.ukrinform.ua/rubric-world/3692068-evropol-zatrimav-ponad-sotnu-ludej-pid-cas-operacii-sodo-kradizki-osobistih-danih.html</text:a>
</text:p>
      <!--NEWS-->
      <text:h text:style-name="P10" text:outline-level="1">
<text:span text:style-name="T4">
У Києві оголосили підозру росіянці за виправдовування збройної агресії рф</text:span>
</text:h>
      <text:p text:style-name="P4">
Authors: Ukrinform (Person)</text:p>
      <text:p text:style-name="P4">
Publisher: Укринформ (Organization)</text:p>
      <text:p text:style-name="P4">
Published Time: 2023-04-05T17:56:54+03:00</text:p>
      <text:p text:style-name="P4">
Modified Time: 2023-04-05T17:56:54+03:00</text:p>
      <text:p text:style-name="P4">
Description: Правоохоронці повідомили про підозру росіянці, яка проживала в Києві та виправдовувала російську агресію. — Укрінформ.</text:p>
      <text:p text:style-name="P4">
Images: ["<text:a xlink:type="simple" xlink:href="https://static.ukrinform.com/photos/2018_06/thumb_files/630_360_1530179094-6389.jpg" text:style-name="Internet_20_link" text:visited-style-name="Visited_20_Internet_20_Link">
630_360_15301...</text:a>
", "<text:a xlink:type="simple" xlink:href="https://static.ukrinform.com/photos/2023_04/1680706430-855.jpg" text:style-name="Internet_20_link" text:visited-style-name="Visited_20_Internet_20_Link">
1680706430-85...</text:a>
"]</text:p>
      <text:p text:style-name="P4">
Tags: ['Поліція', 'Прокуратура', 'Київ', 'Війна з росією']</text:p>
      <text:p text:style-name="P4">
Type: Article</text:p>
      <!--METADATA-->
      <text:p text:style-name="P4">
<draw:frame draw:style-name="fr1" draw:name="Image172" text:anchor-type="as-char" svg:width="6.9236in" svg:height="3.956343in" draw:z-index="0">
<draw:image xlink:href="../Images/yкринформ/2023-04-05T17-56-54-03-00/630_360_1530179094-6389.jpg" xlink:type="simple" xlink:show="embed" xlink:actuate="onLoad" draw:mime-type="image/jpeg"/>
</draw:frame>
Правоохоронці повідомили про підозру росіянці, яка проживала в Києві тавиправдовувала російську агресію.</text:p>
      <text:p text:style-name="P4">
Як передає Укрінформ, про це Київська міська прокуратура повідомляє у <text:a xlink:type="simple" xlink:href="https://t.me/kyiv_pro_office/1853" text:style-name="Internet_20_link" text:visited-style-name="Visited_20_Internet_20_Link">
</text:a>
 .</text:p>
      <text:p text:style-name="P4">
За процесуального керівництва Голосіївської окружної прокуратури м. Києваповідомлено про підозру громадянці російської федерації за фактомвиправдовування та заперечення збройної агресії російської федерації протиУкраїни (ч. 1 ст. 436-2 Кримінального кодексу України).</text:p>
      <text:p text:style-name="P4">
<text:span text:style-name="T4">
Читайте також:</text:span>
 <text:a xlink:type="simple" xlink:href="https://www.ukrinform.ua/rubric-society/3692005-znisenna-mrii-eksdirektoru-dp-antonov-povidomili-pro-pidozru.html" text:style-name="Internet_20_link" text:visited-style-name="Visited_20_Internet_20_Link">
 <text:span text:style-name="T4">
підозр</text:span>
 </text:a>
</text:p>
      <text:p text:style-name="P4">
На території України підозрювана мешкає з 2021 року та має посвідку напостійне проживання.</text:p>
      <text:p text:style-name="P4">
<draw:frame draw:style-name="fr1" draw:name="Image173" text:anchor-type="as-char" svg:width="6.9236in" svg:height="4.897806in" draw:z-index="0">
<draw:image xlink:href="../Images/yкринформ/2023-04-05T17-56-54-03-00/1680706430-855.jpg" xlink:type="simple" xlink:show="embed" xlink:actuate="onLoad" draw:mime-type="image/jpeg"/>
</draw:frame>
</text:p>
      <text:p text:style-name="P4">
<text:span text:style-name="T5">
Фото: Київська міська прокуратура, Телеграм</text:span>
</text:p>
      <text:p text:style-name="P4">
Слідством встановлено, що при спілкуванні телефоном зі знайомим жінкапідтримувала дії держави-агресора у проведенні агресивної війни проти України.</text:p>
      <text:p text:style-name="P4">
Також вона у категоричній формі висловлювала свою позицію, в якій містилосьзаперечення та виправдовування збройної агресії російської федерації протиУкраїни.</text:p>
      <text:p text:style-name="P4">
<text:span text:style-name="T4">
Читайте також:</text:span>
 <text:a xlink:type="simple" xlink:href="https://www.ukrinform.ua/rubric-society/3691979-na-kiivsini-vikrili-15-kompanij-aki-pracuvali-na-sivkovica-ta-fsb-rosii.html" text:style-name="Internet_20_link" text:visited-style-name="Visited_20_Internet_20_Link">
 </text:a>
</text:p>
      <text:p text:style-name="P4">
«Вказаний факт був виявлений у ході документування іншого злочину, пов’язаногоз одержанням неправомірної вигоди колишнім народним депутатом України.Підозрювана виявилася його знайомою. Обвинувальний акт відносно колишньогонародного обранця у вересні 2022 року був скерований до суду, а матеріали щодожінки - виділені в окреме кримінальне провадження», - сказано в повідомленні.</text:p>
      <text:p text:style-name="P4">
Висновком судово-лінгвістичної експертизи підтверджено, що у висловленняхпідозрюваної містяться заперечення та виправдовування збройної агресії рфпроти України, розпочатої у 2014 році.</text:p>
      <text:p text:style-name="P4">
На даний час вирішується питання про обрання підозрюваній запобіжного заходу.</text:p>
      <text:p text:style-name="P4">
<text:span text:style-name="T4">
Читайте також:</text:span>
 <text:a xlink:type="simple" xlink:href="https://www.ukrinform.ua/rubric-society/3691925-procedura-ekstradicii-z-serbii-eksgenerala-sluzbi-bezpeki-naumova-trivae-dbr.html" text:style-name="Internet_20_link" text:visited-style-name="Visited_20_Internet_20_Link">
 </text:a>
</text:p>
      <text:p text:style-name="P4">
Як повідомляв Укрінформ, у березні Офіс генерального прокурора <text:a xlink:type="simple" xlink:href="https://www.ukrinform.ua/rubric-society/3689416-do-sudu-peredali-spravu-advokatki-montan-za-publicne-pidtrimanna-krainiagresora.html" text:style-name="Internet_20_link" text:visited-style-name="Visited_20_Internet_20_Link">
</text:a>
 , якійінкримінують виправдовування російської агресії.</text:p>
      <text:p text:style-name="P4">
Основне фото ілюстративне</text:p>
      <text:p text:style-name="P4">
Source: <text:a xlink:type="simple" xlink:href="https://www.ukrinform.ua/rubric-kyiv/3692058-u-kievi-ogolosili-pidozru-rosianci-za-vipravdovuvanna-zbrojnoi-agresii-rf.html" text:style-name="Internet_20_link" text:visited-style-name="Visited_20_Internet_20_Link">
https://www.ukrinform.ua/rubric-kyiv/3692058-u-kievi-ogolosili-pidozru-rosianci-za-vipravdovuvanna-zbrojnoi-agresii-rf.html</text:a>
</text:p>
      <!--NEWS-->
      <text:h text:style-name="P10" text:outline-level="1">
<text:span text:style-name="T4">
Двері НАТО для України відчинені, але спочатку треба допомогти їй перемогти агресора – Блінкен</text:span>
</text:h>
      <text:p text:style-name="P4">
Authors: Ukrinform (Person)</text:p>
      <text:p text:style-name="P4">
Publisher: Укринформ (Organization)</text:p>
      <text:p text:style-name="P4">
Published Time: 2023-04-05T17:57:00+03:00</text:p>
      <text:p text:style-name="P4">
Modified Time: 2023-04-05T17:57:00+03:00</text:p>
      <text:p text:style-name="P4">
Description: Україна має всі перспективи стати членом Північноатлантичного альянсу, однак зараз увага НАТО зосереджена на тому, щоб допомогти їй перемогти агресора й відвоювати захоплені території, а також привести її до стандартів Альянсу.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НАТО', 'Блінкен', 'Війна з росією']</text:p>
      <text:p text:style-name="P4">
Type: Article</text:p>
      <!--METADATA-->
      <text:p text:style-name="P4">
<draw:frame draw:style-name="fr1" draw:name="Image174" text:anchor-type="as-char" svg:width="6.9236in" svg:height="3.956343in" draw:z-index="0">
<draw:image xlink:href="../Images/yкринформ/2023-04-05T17-57-00-03-00/630_360_1666808912-523.jpg" xlink:type="simple" xlink:show="embed" xlink:actuate="onLoad" draw:mime-type="image/jpeg"/>
</draw:frame>
 Українамає всі перспективи стати членом Північноатлантичного альянсу, однак заразувага НАТО зосереджена на тому, щоб допомогти їй перемогти агресора йвідвоювати захоплені території, а також привести її до стандартів Альянсу.</text:p>
      <text:p text:style-name="P4">
Таку позицію висловив під час пресконференції в Брюсселі державний секретарСША Ентоні Блінкен, передає власний кореспондент Укрінформу.</text:p>
      <text:p text:style-name="P4">
«Звісно, двері НАТО залишаються відчиненими, тут нічого не змінилося. Але нанинішньому етапі маємо інтенсивно зосереджуватися на наступних тижнях імісяцях, особливо коли Україна знову готується до контрнаступу», - зауваживглава американської дипломатії.</text:p>
      <text:p text:style-name="P4">
<text:a xlink:type="simple" xlink:href="https://www.ukrinform.ua/tag-blinken" text:style-name="Internet_20_link" text:visited-style-name="Visited_20_Internet_20_Link">
 </text:a>
 уточнив, що зараз Альянс приділяєголовну увагу тому, аби допомогти Україні захиститися від російської агресіїта повернути якомога більше територій, захоплених рф.</text:p>
      <text:p text:style-name="P4">
«На цьому ми інтенсивно зосереджені», - зазначив держсекретар США.</text:p>
      <text:p text:style-name="P4">
<text:span text:style-name="T4">
Читайте також:</text:span>
 <text:a xlink:type="simple" xlink:href="https://www.ukrinform.ua/rubric-ato/3692014-nato-nadast-ukraini-dopomogu-dla-strimuvanna-podalsoi-rosijskoi-agresii-stoltenberg.html" text:style-name="Internet_20_link" text:visited-style-name="Visited_20_Internet_20_Link">
 <text:span text:style-name="T4">
Столтенберг</text:span>
 </text:a>
</text:p>
      <text:p text:style-name="P4">
Водночас, за його словами, Альянс фокусується на збільшенні оборонногопотенціалу України в тривалій перспективі. Це необхідно, щоб вона могластримувати агресію, захиститися від неї та бути здатною перемогти агресора уразі, якщо знову виникне така необхідність.</text:p>
      <text:p text:style-name="P4">
«І значною частиною у цьому плані є приведення України до стандартів НАТО таоперативної сумісності НАТО, тож я думаю, ви побачите, що на це звертатиметьсяувага й на Вільнюському саміті», - зауважив він.</text:p>
      <text:p text:style-name="P4">
У цьому контексті Блінкен зазначив, що не хотів би випереджати майбутнійсаміт. Однак, за його словами, що стосується перспектив членства України,зараз НАТО зосереджений на практичних кроках, щоб привести повною міроюУкраїну до стандартів НАТО.</text:p>
      <text:p text:style-name="P4">
Як повідомляв Укрінформ, напередодні <text:a xlink:type="simple" xlink:href="https://www.ukrinform.ua/rubric-polytics/3691639-kuleba-zaaviv-so-u-brusseli-bula-vidverta-rozmova-pro-clenstvo-ukraini-v-nato.html" text:style-name="Internet_20_link" text:visited-style-name="Visited_20_Internet_20_Link">
 </text:a>
 Міністр закордонних справ Дмитро Кулеба заявив,що на ньому відбулася відверта розмова з приводу позиції деяких країн, що«членство України в Альянсі не на часі».</text:p>
      <text:p text:style-name="P4">
Source: <text:a xlink:type="simple" xlink:href="https://www.ukrinform.ua/rubric-polytics/3692059-dveri-nato-dla-ukraini-vidcineni-ale-spocatku-treba-dopomogti-ij-peremogti-agresora-blinken.html" text:style-name="Internet_20_link" text:visited-style-name="Visited_20_Internet_20_Link">
https://www.ukrinform.ua/rubric-polytics/3692059-dveri-nato-dla-ukraini-vidcineni-ale-spocatku-treba-dopomogti-ij-peremogti-agresora-blinken.html</text:a>
</text:p>
      <!--NEWS-->
      <text:h text:style-name="P10" text:outline-level="1">
<text:span text:style-name="T4">
В Україні оголосили щорічний конкурс «Бібліотека року - 2023»</text:span>
</text:h>
      <text:p text:style-name="P4">
Authors: Ukrinform (Person)</text:p>
      <text:p text:style-name="P4">
Publisher: Укринформ (Organization)</text:p>
      <text:p text:style-name="P4">
Published Time: 2023-04-05T18:02:50+03:00</text:p>
      <text:p text:style-name="P4">
Modified Time: 2023-04-05T18:02:50+03:00</text:p>
      <text:p text:style-name="P4">
Description: Українські книгозбірні до 1 вересня можуть подати документи на щорічний конкурс «Бібліотека року - 2023» та спеціальні відзнаки від Президії ВГО Українська бібліотечна асоціація. — Укрінформ.</text:p>
      <text:p text:style-name="P4">
Images: ["<text:a xlink:type="simple" xlink:href="https://static.ukrinform.com/photos/2018_10/thumb_files/630_360_1538988734-848.jpg" text:style-name="Internet_20_link" text:visited-style-name="Visited_20_Internet_20_Link">
630_360_15389...</text:a>
"]</text:p>
      <text:p text:style-name="P4">
Tags: ['Бібліотека', 'Конкурс', 'МКІП ']</text:p>
      <text:p text:style-name="P4">
Type: Article</text:p>
      <!--METADATA-->
      <text:p text:style-name="P4">
<draw:frame draw:style-name="fr1" draw:name="Image175" text:anchor-type="as-char" svg:width="6.9236in" svg:height="3.956343in" draw:z-index="0">
<draw:image xlink:href="../Images/yкринформ/2023-04-05T18-02-50-03-00/630_360_1538988734-848.jpg" xlink:type="simple" xlink:show="embed" xlink:actuate="onLoad" draw:mime-type="image/jpeg"/>
</draw:frame>
 Українськікнигозбірні до 1 вересня можуть подати документи на щорічний конкурс«Бібліотека року - 2023» та спеціальні відзнаки від Президії ВГО Українськабібліотечна асоціація.</text:p>
      <text:p text:style-name="P4">
Про це інформує <text:a xlink:type="simple" xlink:href="https://mkip.gov.ua/news/8926.html" text:style-name="Internet_20_link" text:visited-style-name="Visited_20_Internet_20_Link">
 </text:a>
 , передає Укрінформ.</text:p>
      <text:p text:style-name="P4">
«Звання «Бібліотека року» присвоюється бібліотеці за кращий впровадженийінноваційний проєкт, що підтверджується відповідним дипломом. Термін поданнядокументів – до 1 вересня 2023 року. Умови конкурсу зазначені у <text:a xlink:type="simple" xlink:href="https://ula.org.ua/pro-nas/konkursi/478-biblioteka-roku/1369-polozhennia-pro-vseukrainskyi-konkurs-na-zdobuttia-zvannia-biblioteka-roku-dlia-bibliotek-ukrainy" text:style-name="Internet_20_link" text:visited-style-name="Visited_20_Internet_20_Link">
</text:a>
 », - йдеться в повідомленні.</text:p>
      <text:p text:style-name="P4">
<text:span text:style-name="T4">
Читайте також:</text:span>
 <text:a xlink:type="simple" xlink:href="https://www.ukrinform.ua/rubric-society/3691534-u-mkip-zatverdili-plan-cogoricnih-zahodiv-do-90h-rokovin-golodomoru.html" text:style-name="Internet_20_link" text:visited-style-name="Visited_20_Internet_20_Link">
 <text:span text:style-name="T4">
МКІП</text:span>
 </text:a>
</text:p>
      <text:p text:style-name="P4">
Зазначається, що під час підготовки документів на конкурс потрібно вказатистатистичні дані про бібліотеку-номінанта. Зокрема, бюджет за попередній рік,обсяг фондів, кількість співробітників для порівняння стартових можливостейзакладів. Адмініструють конкурс члени Президії ВГО Українська бібліотечнаасоціація.</text:p>
      <text:p text:style-name="P4">
Також у МКІП повідомляють, що до 1 вересня Президія ВГО Українська бібліотечнаасоціація приймає подання на відзнаки: за відданість бiблiотечнiй справi, завнесок у бібліотекознавство, за внесок у бібліотечну освіту, інклюзивнабібліотека та краще регіональне відділення.</text:p>
      <text:p text:style-name="P4">
<text:span text:style-name="T4">
Читайте також:</text:span>
 <text:a xlink:type="simple" xlink:href="https://www.ukrinform.ua/rubric-culture/3691075-ukraina-vikoristae-miznarodnij-dosvid-u-stvorenni-nacionalnoi-elektronnoi-biblioteki.html" text:style-name="Internet_20_link" text:visited-style-name="Visited_20_Internet_20_Link">
 <text:span text:style-name="T4">
бібліотек</text:span>
 </text:a>
</text:p>
      <text:p text:style-name="P4">
«Бібліотека року» - це щорічний конкурс, який організовує та проводить ВГОУкраїнська бібліотечна асоціація спільно з Міністерством культури таінформаційної політики серед бібліотек України. Конкурс проводиться, зокрема,аби підвищити престиж бібліотек у суспільстві, стимулювати творчу ініціативуустанов у наданні безперешкодного доступу до інформації, визначити кращіінновації у галузі бібліотечно-інформаційних технологій.</text:p>
      <text:p text:style-name="P4">
Source: <text:a xlink:type="simple" xlink:href="https://www.ukrinform.ua/rubric-culture/3692060-v-ukraini-ogolosili-soricnij-konkurs-biblioteka-roku-2023.html" text:style-name="Internet_20_link" text:visited-style-name="Visited_20_Internet_20_Link">
https://www.ukrinform.ua/rubric-culture/3692060-v-ukraini-ogolosili-soricnij-konkurs-biblioteka-roku-2023.html</text:a>
</text:p>
      <!--NEWS-->
      <text:h text:style-name="P10" text:outline-level="1">
<text:span text:style-name="T4">
Понад 300 обстрілів за місяць: Демченко розповів про атаки рф на три прикордонні області</text:span>
</text:h>
      <text:p text:style-name="P4">
Authors: Ukrinform (Person)</text:p>
      <text:p text:style-name="P4">
Publisher: Укринформ (Organization)</text:p>
      <text:p text:style-name="P4">
Published Time: 2023-04-05T18:04:00+03:00</text:p>
      <text:p text:style-name="P4">
Modified Time: 2023-04-05T18:04:00+03:00</text:p>
      <text:p text:style-name="P4">
Description: Деокуповані території в межах Чернігівської, Сумської та Харківської областей зазнають постійних обстрілів з боку країни-терориста росії. Так, протягом березня ворог більш як 300 разів обстріляв ці області, а за перші дні квітня вже зафіксовано 70 обстрілів. — Укрінформ.</text:p>
      <text:p text:style-name="P4">
Images: ["<text:a xlink:type="simple" xlink:href="https://static.ukrinform.com/photos/2022_07/thumb_files/630_360_1657536041-553.jpg" text:style-name="Internet_20_link" text:visited-style-name="Visited_20_Internet_20_Link">
630_360_16575...</text:a>
"]</text:p>
      <text:p text:style-name="P4">
Tags: ['Обстріл', 'Сумщина', 'Харківщина', 'Чернігівщина', 'Війна з росією']</text:p>
      <text:p text:style-name="P4">
Type: Article</text:p>
      <!--METADATA-->
      <text:p text:style-name="P4">
<draw:frame draw:style-name="fr1" draw:name="Image176" text:anchor-type="as-char" svg:width="6.9236in" svg:height="3.956343in" draw:z-index="0">
<draw:image xlink:href="../Images/yкринформ/2023-04-05T18-04-00-03-00/630_360_1657536041-553.jpg" xlink:type="simple" xlink:show="embed" xlink:actuate="onLoad" draw:mime-type="image/jpeg"/>
</draw:frame>
Деокуповані території в межах Чернігівської, Сумської та Харківської областейзазнають постійних обстрілів з боку країни-терориста росії. Так, протягомберезня ворог більш як 300 разів обстріляв ці області, а за перші дні квітнявже зафіксовано 70 обстрілів.</text:p>
      <text:p text:style-name="P4">
Про це в коментарі Укрінформу повідомив речник ДПСУ Андрій Демченко.</text:p>
      <text:p text:style-name="P4">
«На напрямку кордону з росією на деокупованих територіях в межахЧернігівської, Сумської та Харківської областей ситуація залишаєтьсянепростою, адже росія, на жаль, не припиняє своїх терористичних дій. Щодняприкордоння українських деокупованих областей піддається <text:a xlink:type="simple" xlink:href="https://www.ukrinform.ua/tag-obstril" text:style-name="Internet_20_link" text:visited-style-name="Visited_20_Internet_20_Link">
</text:a>
 . Протягом березня ворог більше 300разів тероризував території цих трьох областей. А з початку цього місяця, заці кілька днів, загалом фіксувалося 70 обстрілів», – повідомив Демченко.</text:p>
      <text:p text:style-name="P4">
За словами речника, вогонь ворог веде здебільшого з мінометів та гаубиць,однак не припиняються обстріли і з застосуванням авіації. Крім того, окупантиактивно застосовують і безполітники для скидання вибухових пристроїв. Так,напередодні зафіксовано скидання противником з БПЛА двох вибухових засобів наСумщині, внаслідок якого поранено цивільну особу.</text:p>
      <text:p text:style-name="P4">
<text:span text:style-name="T4">
Читайте також:</text:span>
 <text:a xlink:type="simple" xlink:href="https://www.ukrinform.ua/rubric-ato/3692045-dpsu-rosia-vivodit-z-bilorusi-polovinu-svoih-vijskovih-perekidatime-na-shid-ukraini.html" text:style-name="Internet_20_link" text:visited-style-name="Visited_20_Internet_20_Link">
 </text:a>
</text:p>
      <text:p text:style-name="P4">
У свою чергу прикордонники використовують всі наявні можливості для протидіїБПЛА, які війська рф використовують, в тому числі, і для ведення розвідки тавиявлення місць дислокації українських захисників, розповів речник.</text:p>
      <text:p text:style-name="P4">
Як повідомляв Укрінформ, 4 квітня війська російської федерації протягом дняобстріляли три територіальні громади Сумської області, є поранений, пошкодженоцивільні будівлі й лінію електропередач.</text:p>
      <text:p text:style-name="P4">
Source: <text:a xlink:type="simple" xlink:href="https://www.ukrinform.ua/rubric-ato/3692066-ponad-300-obstriliv-za-misac-demcenko-rozpoviv-pro-ataki-rf-na-tri-prikordonni-oblasti.html" text:style-name="Internet_20_link" text:visited-style-name="Visited_20_Internet_20_Link">
https://www.ukrinform.ua/rubric-ato/3692066-ponad-300-obstriliv-za-misac-demcenko-rozpoviv-pro-ataki-rf-na-tri-prikordonni-oblasti.html</text:a>
</text:p>
      <!--NEWS-->
      <text:h text:style-name="P10" text:outline-level="1">
<text:span text:style-name="T4">
Українська «молодіжка» програла футболісткам Швеції у кваліфікації Євро-2023</text:span>
</text:h>
      <text:p text:style-name="P4">
Authors: Ukrinform (Person)</text:p>
      <text:p text:style-name="P4">
Publisher: Укринформ (Organization)</text:p>
      <text:p text:style-name="P4">
Published Time: 2023-04-05T18:05:12+03:00</text:p>
      <text:p text:style-name="P4">
Modified Time: 2023-04-05T18:05:12+03:00</text:p>
      <text:p text:style-name="P4">
Description: Молодіжна жіноча збірна України з футболу WU19 розпочала у Данії участь у поєдинках Ліги А другого раунду кваліфікації Євро-2023.  — Укрінформ.</text:p>
      <text:p text:style-name="P4">
Images: ["<text:a xlink:type="simple" xlink:href="https://static.ukrinform.com/photos/2023_04/thumb_files/630_360_1680706027-492.jpg" text:style-name="Internet_20_link" text:visited-style-name="Visited_20_Internet_20_Link">
630_360_16807...</text:a>
"]</text:p>
      <text:p text:style-name="P4">
Tags: ['Футбол', 'Жінки']</text:p>
      <text:p text:style-name="P4">
Type: Article</text:p>
      <!--METADATA-->
      <text:p text:style-name="P4">
<draw:frame draw:style-name="fr1" draw:name="Image177" text:anchor-type="as-char" svg:width="6.9236in" svg:height="3.956343in" draw:z-index="0">
<draw:image xlink:href="../Images/yкринформ/2023-04-05T18-05-12-03-00/630_360_1680706027-492.jpg" xlink:type="simple" xlink:show="embed" xlink:actuate="onLoad" draw:mime-type="image/jpeg"/>
</draw:frame>
 Молодіжнажіноча збірна України з футболу WU19 розпочала у Данії участь у поєдинках ЛігиА другого раунду кваліфікації Євро-2023.</text:p>
      <text:p text:style-name="P4">
На старті турніру у відбірковій групі 5 «синьо-жовті» зазнали відчутноїпоразки від команди Швеції - 0:5, передає Укрінформ.</text:p>
      <text:p text:style-name="P4">
Два м'ячі підопічні Валерія Паламарчука пропустили ще до перерви, решту - удругому таймі</text:p>
      <text:p text:style-name="P4">
В іншому матчі квартету о 20.00 господарки турніру футболістки Даніїзустрінуться з Ісландією.</text:p>
      <text:p text:style-name="P4">
Наступний поєдинок українки проведуть 8 квітня однолітками з Данії, 10 квітня- проти Ісландії.</text:p>
      <text:p text:style-name="P4">
<text:span text:style-name="T4">
Читайте також:</text:span>
 <text:a xlink:type="simple" xlink:href="https://www.ukrinform.ua/rubric-sports/3691769-futbolistki-ukrainskoi-molodizki-rozpocinaut-drugij-raund-vidboru-evro.html" text:style-name="Internet_20_link" text:visited-style-name="Visited_20_Internet_20_Link">
 <text:span text:style-name="T4">
Футбол</text:span>
 </text:a>
</text:p>
      <text:p text:style-name="P4">
Як повідомляв Укрінформ, в семи групах Ліги А грають 28 команд. Сім переможцівгруп Ліги А другого раунду отримають путівки до фінальної стадії, матчі якоїпроходитимуть з 18 до 30 липня в Бельгії. Команди, що посядуть у групахчетверті місця, сезон-2023/2024 розпочнуть у Лізі В.</text:p>
      <text:p text:style-name="P4">
Фото:uefa.com.</text:p>
      <text:p text:style-name="P4">
Source: <text:a xlink:type="simple" xlink:href="https://www.ukrinform.ua/rubric-sports/3692063-ukrainska-molodizka-prograla-futbolistkam-svecii-u-kvalifikacii-evro2023.html" text:style-name="Internet_20_link" text:visited-style-name="Visited_20_Internet_20_Link">
https://www.ukrinform.ua/rubric-sports/3692063-ukrainska-molodizka-prograla-futbolistkam-svecii-u-kvalifikacii-evro2023.html</text:a>
</text:p>
      <!--NEWS-->
      <text:h text:style-name="P10" text:outline-level="1">
<text:span text:style-name="T4">
У Латвії розпалася вибудована архітектура впливу кремля - Служба держбезпеки</text:span>
</text:h>
      <text:p text:style-name="P4">
Authors: Ukrinform (Person)</text:p>
      <text:p text:style-name="P4">
Publisher: Укринформ (Organization)</text:p>
      <text:p text:style-name="P4">
Published Time: 2023-04-05T18:10:00+03:00</text:p>
      <text:p text:style-name="P4">
Modified Time: 2023-04-05T18:10:00+03:00</text:p>
      <text:p text:style-name="P4">
Description: У щорічному звіті латвійської Служби державної безпеки (VDD) стверджується, що архітектура російського впливу в Латвії, яка вибудовувалася кремлем роками, нині фактично розвалилася. — Укрінформ.</text:p>
      <text:p text:style-name="P4">
Images: ["<text:a xlink:type="simple" xlink:href="https://static.ukrinform.com/photos/2017_05/thumb_files/630_360_1496062438-6655.jpg" text:style-name="Internet_20_link" text:visited-style-name="Visited_20_Internet_20_Link">
630_360_14960...</text:a>
"]</text:p>
      <text:p text:style-name="P4">
Tags: ['Латвія', 'росія', 'Нацбезпека', 'Війна з росією']</text:p>
      <text:p text:style-name="P4">
Type: Article</text:p>
      <!--METADATA-->
      <text:p text:style-name="P4">
<draw:frame draw:style-name="fr1" draw:name="Image178" text:anchor-type="as-char" svg:width="6.9236in" svg:height="3.956343in" draw:z-index="0">
<draw:image xlink:href="../Images/yкринформ/2023-04-05T18-10-00-03-00/630_360_1496062438-6655.jpg" xlink:type="simple" xlink:show="embed" xlink:actuate="onLoad" draw:mime-type="image/jpeg"/>
</draw:frame>
 Ущорічному звіті латвійської Служби державної безпеки (VDD) стверджується, щоархітектура російського впливу в Латвії, яка вибудовувалася кремлем роками,нині фактично розвалилася.</text:p>
      <text:p text:style-name="P4">
Про це повідомляє Укрінформ із посиланням на аналіз <text:a xlink:type="simple" xlink:href="https://vdd.gov.lv/aktualitates/jaunumi/vdd-publisko-parskatu-par-dienesta-darbibu-2022-gada%20%D0%BD%D0%B0%20%D1%81%D0%B0%D0%B9%D1%82%D1%96%20%D0%BD%D0%B0%D1%86%D1%96%D0%BE%D0%BD%D0%B0%D0%BB%D1%8C%D0%BD%D0%BE%D0%B3%D0%BE%20%D0%BC%D0%BE%D0%B2%D0%BD%D0%B8%D0%BA%D0%B0%20LSM." text:style-name="Internet_20_link" text:visited-style-name="Visited_20_Internet_20_Link">
</text:a>
опублікований <text:a xlink:type="simple" xlink:href="https://www.lsm.lv/raksts/zinas/latvija/05.04.2023-drosibas-dienests-kremla-ilgus-gadus-rupigi-veidota-ietekmes-arhitektura-latvija-faktiski-ir-izjukusi.a503808/" text:style-name="Internet_20_link" text:visited-style-name="Visited_20_Internet_20_Link">
 </text:a>
 національного мовника LSM.</text:p>
      <text:p text:style-name="P4">
За оцінкою спецслужби, кремлівська архітектура впливу в Латвії, яка ретельнобудувалася протягом багатьох років, фактично розвалилася - середовищеросійських "співвітчизників" роз'єднане і бездіяльне, його колишні "агентивпливу" засвічені, тому їхня ефективність нині низька. Однак росія невідмовиться від намагань чинити зовнішній вплив на Латвію і шукати інші, більшефективні інструменти.</text:p>
      <text:p text:style-name="P4">
Також потенціал впливу росії у Латвії зберігається через прихильне ставленнядо держави-агресора деяких груп населення. Крім того, росія спробуєвикористати людей, які сумніваються у необхідності підтримки України тавкладення коштів у зміцнення безпеки Латвії.</text:p>
      <text:p text:style-name="P4">
<text:span text:style-name="T4">
Читайте також:</text:span>
 <text:a xlink:type="simple" xlink:href="https://www.ukrinform.ua/rubric-world/3691586-moskva-namagaetsa-vidroditi-spigunsku-merezu-v-krainah-evropi-politico.html" text:style-name="Internet_20_link" text:visited-style-name="Visited_20_Internet_20_Link">
 <text:span text:style-name="T4">
шпигун</text:span>
 </text:a>
</text:p>
      <text:p text:style-name="P4">
Одним із пріоритетів російських спецслужб є підрив міжнародної підтримкиУкраїни. Це передбачає дії на різних рівнях – на рівні осіб, які ухвалюютьполітичні рішення, на рівні військового сектору, а також приватних осіб, якіорганізовують або здійснюють надання підтримки.</text:p>
      <text:p text:style-name="P4">
VDD передбачає, що окремі особи, у тому числі громадяни Латвії за межамикраїни, відіграватимуть більш важливу роль у діяльності росії щодо здійсненнявпливу. рф використовуватиме їх як нових «лідерів думок», сприяючи їх визнаннюта популярності в сегменті латвійського прокремлівського суспільства. У цьомуконтексті також варто виділити осіб, які здобули освіту в росії або щенавчаються. Серед них ведеться пошук чергових виконавців кремлівських заходіввпливу.</text:p>
      <text:p text:style-name="P4">
Війна росії в Україні, як і раніше, матиме сильний резонанс у латвійськомусуспільстві, і це також відображатиметься в інцидентах, у яких висловлюєтьсяпрокремлівська позиція. Проте переважне засудження суспільством Латвії війни,розпочатої рф в Україні, та протидія латвійських інститутів знизить можливістьі розвиток прокремлівських дій. Цінності населення Латвії та їхнє критичнеставлення до кремля стануть факторами, з якими у майбутньому будуть змушенірахуватися автори заходів російського впливу.</text:p>
      <text:p text:style-name="P4">
Особи, що діють на користь росії, займатимуть вичікувальну позицію іприховуватимуть свої погляди. Ці персони та частина суспільства, орієнтованана кремль, очікують сприятливого для рф результату війни в Україні,сподіваючись на можливість відновлення колишніх зв'язків із росією.</text:p>
      <text:p text:style-name="P4">
У доповіді VDD також зазначається, що у деяких випадках прокремлівські настроївиявлялися у вуличному середовищі. З 24 лютого 2022 року до кінця року VDDспільно з Держполіцією зафіксували трохи більше тисячі інцидентів у різнихгромадських місцях, які можна охарактеризувати як демонстрацію підтримки <text:a xlink:type="simple" xlink:href="https://www.ukrinform.ua/tag-russian-aggression" text:style-name="Internet_20_link" text:visited-style-name="Visited_20_Internet_20_Link">
</text:a>
 в Україні. Найочевиднішимбуло малювання літери «Z», хуліганство. Водночас, попри епізодичні тапоодинокі інциденти, торік у Латвії не було масових акцій, спрямованих надемонстрацію підтримки війни, розв'язаної росією в Україні.</text:p>
      <text:p text:style-name="P4">
Внаслідок цілеспрямованих контрзаходів, реалізованих спецслужбою,прокремлівські активісти у 2022 році не змогли мобілізувати однодумців навуличні протести чи акції непокори, які б незаконно висловлювали підтримкузвірствам, скоєним рф в Україні.</text:p>
      <text:p text:style-name="P4">
<text:span text:style-name="T4">
Читайте також:</text:span>
 <text:a xlink:type="simple" xlink:href="https://www.ukrinform.ua/rubric-uarazom/3674033-sejm-latvii-zaklikae-do-povnoi-izolacii-rf.html" text:style-name="Internet_20_link" text:visited-style-name="Visited_20_Internet_20_Link">
 <text:span text:style-name="T4">
Сейм</text:span>
 <text:span text:style-name="T4">
Латвії</text:span>
 <text:span text:style-name="T4">
закликає</text:span>
 <text:span text:style-name="T4">
повної</text:span>
 <text:span text:style-name="T4">
ізоляції</text:span>
<text:span text:style-name="T4">
росії</text:span>
 </text:a>
</text:p>
      <text:p text:style-name="P4">
Єдиними винятками у 2022 році стали стихійні та погано організовані виступипрокремлівських жителів у Ризі 9 та 10 травня, а також під час зносу такзваного ризького монумента Перемоги та радянського пам'ятника в Даугавпілсі.Завдяки успішній співпраці між VDD та Державною поліцією в ці дні не булодопущено загострення ситуації.</text:p>
      <text:p text:style-name="P4">
Згідно з чинним законодавством, Служба державної безпеки Латвії щорічноготовить звіт за підсумками роботи минулого року.</text:p>
      <text:p text:style-name="P4">
Як повідомлялося, <text:a xlink:type="simple" xlink:href="https://www.ukrinform.ua/rubric-world/3683771-latvia-vnesla-do-stoplista-35-rosian-za-pidtrimku-vijni-proti-ukraini.html" text:style-name="Internet_20_link" text:visited-style-name="Visited_20_Internet_20_Link">
 </text:a>
</text:p>
      <text:p text:style-name="P4">
Source: <text:a xlink:type="simple" xlink:href="https://www.ukrinform.ua/rubric-world/3692078-u-latvii-rozpalasa-vibudovana-arhitektura-vplivu-kremla-sluzba-derzbezpeki.html" text:style-name="Internet_20_link" text:visited-style-name="Visited_20_Internet_20_Link">
https://www.ukrinform.ua/rubric-world/3692078-u-latvii-rozpalasa-vibudovana-arhitektura-vplivu-kremla-sluzba-derzbezpeki.html</text:a>
</text:p>
      <!--NEWS-->
      <text:h text:style-name="P10" text:outline-level="1">
<text:span text:style-name="T4">
У Кропивницькому проводять виставку писанок у шоломах спецпризначенців</text:span>
</text:h>
      <text:p text:style-name="P4">
Authors: Ukrinform (Person)</text:p>
      <text:p text:style-name="P4">
Publisher: Укринформ (Organization)</text:p>
      <text:p text:style-name="P4">
Published Time: 2023-04-05T18:14:00+03:00</text:p>
      <text:p text:style-name="P4">
Modified Time: 2023-04-05T18:14:00+03:00</text:p>
      <text:p text:style-name="P4">
Description: У Кропивницькому в етнолабораторії «Баба Єлька» представили виставку писанок за автентичними, притаманними Кіровоградщині мотивами, у захисних шоломах бійців 3-го полку спецпризначення імені Святослава Хороброго. — Укрінформ.</text:p>
      <text:p text:style-name="P4">
Images: ["<text:a xlink:type="simple" xlink:href="https://static.ukrinform.com/photos/2023_04/thumb_files/630_360_1680707053-7239.jpeg" text:style-name="Internet_20_link" text:visited-style-name="Visited_20_Internet_20_Link">
630_360_16807...</text:a>
", "<text:a xlink:type="simple" xlink:href="https://static.ukrinform.com/photos/2023_04/thumb_files/630_360_1680707054-7610.jpeg" text:style-name="Internet_20_link" text:visited-style-name="Visited_20_Internet_20_Link">
630_360_16807...</text:a>
", "<text:a xlink:type="simple" xlink:href="https://static.ukrinform.com/photos/2023_04/thumb_files/630_360_1680707053-9563.jpeg" text:style-name="Internet_20_link" text:visited-style-name="Visited_20_Internet_20_Link">
630_360_16807...</text:a>
", "<text:a xlink:type="simple" xlink:href="https://static.ukrinform.com/photos/2023_04/thumb_files/630_360_1680707053-1358.jpeg" text:style-name="Internet_20_link" text:visited-style-name="Visited_20_Internet_20_Link">
630_360_16807...</text:a>
", "<text:a xlink:type="simple" xlink:href="https://static.ukrinform.com/photos/2023_04/thumb_files/630_360_1680707053-8643.jpeg" text:style-name="Internet_20_link" text:visited-style-name="Visited_20_Internet_20_Link">
630_360_16807...</text:a>
", "<text:a xlink:type="simple" xlink:href="https://static.ukrinform.com/photos/2023_04/thumb_files/630_360_1680707053-2269.jpeg" text:style-name="Internet_20_link" text:visited-style-name="Visited_20_Internet_20_Link">
630_360_16807...</text:a>
", "<text:a xlink:type="simple" xlink:href="https://static.ukrinform.com/photos/2023_04/thumb_files/630_360_1680707053-1322.jpeg" text:style-name="Internet_20_link" text:visited-style-name="Visited_20_Internet_20_Link">
630_360_16807...</text:a>
", "<text:a xlink:type="simple" xlink:href="https://static.ukrinform.com/photos/2023_04/thumb_files/630_360_1680707054-8965.jpeg" text:style-name="Internet_20_link" text:visited-style-name="Visited_20_Internet_20_Link">
630_360_16807...</text:a>
", "<text:a xlink:type="simple" xlink:href="https://static.ukrinform.com/photos/2023_04/thumb_files/630_360_1680707054-6492.jpeg" text:style-name="Internet_20_link" text:visited-style-name="Visited_20_Internet_20_Link">
630_360_16807...</text:a>
", "<text:a xlink:type="simple" xlink:href="https://static.ukrinform.com/photos/2023_04/thumb_files/630_360_1680707054-4603.jpeg" text:style-name="Internet_20_link" text:visited-style-name="Visited_20_Internet_20_Link">
630_360_16807...</text:a>
", "<text:a xlink:type="simple" xlink:href="https://static.ukrinform.com/photos/2023_04/thumb_files/630_360_1680707054-4919.jpeg" text:style-name="Internet_20_link" text:visited-style-name="Visited_20_Internet_20_Link">
630_360_16807...</text:a>
", "<text:a xlink:type="simple" xlink:href="https://static.ukrinform.com/photos/2023_04/thumb_files/630_360_1680707054-8799.jpeg" text:style-name="Internet_20_link" text:visited-style-name="Visited_20_Internet_20_Link">
630_360_16807...</text:a>
"]</text:p>
      <text:p text:style-name="P4">
Tags: ['Кропивницький', 'Великдень', 'Виставка']</text:p>
      <text:p text:style-name="P4">
Type: Article</text:p>
      <!--METADATA-->
      <text:p text:style-name="P4">
<draw:frame draw:style-name="fr1" draw:name="Image179" text:anchor-type="as-char" svg:width="6.9236in" svg:height="3.956343in" draw:z-index="0">
<draw:image xlink:href="../Images/yкринформ/2023-04-05T18-14-00-03-00/630_360_1680707053-7239.jpeg" xlink:type="simple" xlink:show="embed" xlink:actuate="onLoad" draw:mime-type="image/jpeg"/>
</draw:frame>
 УКропивницькому в етнолабораторії «Баба Єлька» представили виставку писанок заавтентичними, притаманними Кіровоградщині мотивами, у захисних шоломах бійців3-го полку спецпризначення імені Святослава Хороброго.</text:p>
      <text:p text:style-name="P4">
Про це передає кореспондент Укрінформу.</text:p>
      <text:p text:style-name="P4">
«Ми довго думали, як презентувати писанки, не хотіли банального, ми бачимо, щовсе, що відбувається у контексті війни, – набуває особливого сенсу. Мипоказуємо, що боротьба за фізичні межі України – це також і боротьба за нашуідентичність, а що, як не писанка, показує це? Це ще одна можливість показатикультурну спадщину Кіровоградщини як складову загальнонаціональної. Мизгадали, як військові святять паски й крашанки у своїх шоломах, і ця картинканас надихнула насипати зерна як символ життя і покласти туди писанки як символВсесвіту. Один шолом належить чоловіку однієї із співзасновниць нашоїетнолабораторії, інший – його побратиму й ще один – хлопцю, який, на жаль, вжезагинув», – зазначила Інна Тільнова, одна з організаторок <text:a xlink:type="simple" xlink:href="https://www.ukrinform.ua/tag-vistavka" text:style-name="Internet_20_link" text:visited-style-name="Visited_20_Internet_20_Link">
</text:a>
 , співзасновниця етнолабораторії«Баба Єлька».</text:p>
      <text:p text:style-name="P4">
<draw:frame draw:style-name="fr1" draw:name="Image180" text:anchor-type="as-char" svg:width="6.9236in" svg:height="3.956343in" draw:z-index="0">
<draw:image xlink:href="../Images/yкринформ/2023-04-05T18-14-00-03-00/630_360_1680707054-7610.jpeg" xlink:type="simple" xlink:show="embed" xlink:actuate="onLoad" draw:mime-type="image/jpeg"/>
</draw:frame>
 УКропивницькому проводять виставку писанок у шоломах спецпризначенців / Фото:Мирослава Липа, Укрінформ  <text:a xlink:type="simple" xlink:href="https://static.ukrinform.com/photos/2023_04/1680707054-7610.jpeg" text:style-name="Internet_20_link" text:visited-style-name="Visited_20_Internet_20_Link">
<draw:frame draw:style-name="fr1" draw:name="Image181" text:anchor-type="as-char" svg:width="6.9236in" svg:height="3.956343in" draw:z-index="0">
<draw:image xlink:href="../Images/yкринформ/2023-04-05T18-14-00-03-00/630_360_1680707054-7610.jpeg" xlink:type="simple" xlink:show="embed" xlink:actuate="onLoad" draw:mime-type="image/jpeg"/>
</draw:frame>
</text:a>
 <text:a xlink:type="simple" xlink:href="https://static.ukrinform.com/photos/2023_04/1680707053-9563.jpeg" text:style-name="Internet_20_link" text:visited-style-name="Visited_20_Internet_20_Link">
<draw:frame draw:style-name="fr1" draw:name="Image182" text:anchor-type="as-char" svg:width="6.9236in" svg:height="3.956343in" draw:z-index="0">
<draw:image xlink:href="../Images/yкринформ/2023-04-05T18-14-00-03-00/630_360_1680707053-9563.jpeg" xlink:type="simple" xlink:show="embed" xlink:actuate="onLoad" draw:mime-type="image/jpeg"/>
</draw:frame>
</text:a>
 <text:a xlink:type="simple" xlink:href="https://static.ukrinform.com/photos/2023_04/1680707053-1358.jpeg" text:style-name="Internet_20_link" text:visited-style-name="Visited_20_Internet_20_Link">
<draw:frame draw:style-name="fr1" draw:name="Image183" text:anchor-type="as-char" svg:width="6.9236in" svg:height="3.956343in" draw:z-index="0">
<draw:image xlink:href="../Images/yкринформ/2023-04-05T18-14-00-03-00/630_360_1680707053-1358.jpeg" xlink:type="simple" xlink:show="embed" xlink:actuate="onLoad" draw:mime-type="image/jpeg"/>
</draw:frame>
</text:a>
 <text:a xlink:type="simple" xlink:href="https://static.ukrinform.com/photos/2023_04/1680707053-8643.jpeg" text:style-name="Internet_20_link" text:visited-style-name="Visited_20_Internet_20_Link">
<draw:frame draw:style-name="fr1" draw:name="Image184" text:anchor-type="as-char" svg:width="6.9236in" svg:height="3.956343in" draw:z-index="0">
<draw:image xlink:href="../Images/yкринформ/2023-04-05T18-14-00-03-00/630_360_1680707053-8643.jpeg" xlink:type="simple" xlink:show="embed" xlink:actuate="onLoad" draw:mime-type="image/jpeg"/>
</draw:frame>
</text:a>
 <text:a xlink:type="simple" xlink:href="https://static.ukrinform.com/photos/2023_04/1680707053-2269.jpeg" text:style-name="Internet_20_link" text:visited-style-name="Visited_20_Internet_20_Link">
<draw:frame draw:style-name="fr1" draw:name="Image185" text:anchor-type="as-char" svg:width="6.9236in" svg:height="3.956343in" draw:z-index="0">
<draw:image xlink:href="../Images/yкринформ/2023-04-05T18-14-00-03-00/630_360_1680707053-2269.jpeg" xlink:type="simple" xlink:show="embed" xlink:actuate="onLoad" draw:mime-type="image/jpeg"/>
</draw:frame>
</text:a>
 <text:a xlink:type="simple" xlink:href="https://static.ukrinform.com/photos/2023_04/1680707053-1322.jpeg" text:style-name="Internet_20_link" text:visited-style-name="Visited_20_Internet_20_Link">
<draw:frame draw:style-name="fr1" draw:name="Image186" text:anchor-type="as-char" svg:width="6.9236in" svg:height="3.956343in" draw:z-index="0">
<draw:image xlink:href="../Images/yкринформ/2023-04-05T18-14-00-03-00/630_360_1680707053-1322.jpeg" xlink:type="simple" xlink:show="embed" xlink:actuate="onLoad" draw:mime-type="image/jpeg"/>
</draw:frame>
</text:a>
 <text:a xlink:type="simple" xlink:href="https://static.ukrinform.com/photos/2023_04/1680707054-8965.jpeg" text:style-name="Internet_20_link" text:visited-style-name="Visited_20_Internet_20_Link">
<draw:frame draw:style-name="fr1" draw:name="Image187" text:anchor-type="as-char" svg:width="6.9236in" svg:height="3.956343in" draw:z-index="0">
<draw:image xlink:href="../Images/yкринформ/2023-04-05T18-14-00-03-00/630_360_1680707054-8965.jpeg" xlink:type="simple" xlink:show="embed" xlink:actuate="onLoad" draw:mime-type="image/jpeg"/>
</draw:frame>
</text:a>
 <text:a xlink:type="simple" xlink:href="https://static.ukrinform.com/photos/2023_04/1680707053-7239.jpeg" text:style-name="Internet_20_link" text:visited-style-name="Visited_20_Internet_20_Link">
<draw:frame draw:style-name="fr1" draw:name="Image188" text:anchor-type="as-char" svg:width="6.9236in" svg:height="3.956343in" draw:z-index="0">
<draw:image xlink:href="../Images/yкринформ/2023-04-05T18-14-00-03-00/630_360_1680707053-7239.jpeg" xlink:type="simple" xlink:show="embed" xlink:actuate="onLoad" draw:mime-type="image/jpeg"/>
</draw:frame>
</text:a>
 <text:a xlink:type="simple" xlink:href="https://static.ukrinform.com/photos/2023_04/1680707054-6492.jpeg" text:style-name="Internet_20_link" text:visited-style-name="Visited_20_Internet_20_Link">
<draw:frame draw:style-name="fr1" draw:name="Image189" text:anchor-type="as-char" svg:width="6.9236in" svg:height="3.956343in" draw:z-index="0">
<draw:image xlink:href="../Images/yкринформ/2023-04-05T18-14-00-03-00/630_360_1680707054-6492.jpeg" xlink:type="simple" xlink:show="embed" xlink:actuate="onLoad" draw:mime-type="image/jpeg"/>
</draw:frame>
</text:a>
 <text:a xlink:type="simple" xlink:href="https://static.ukrinform.com/photos/2023_04/1680707054-4603.jpeg" text:style-name="Internet_20_link" text:visited-style-name="Visited_20_Internet_20_Link">
<draw:frame draw:style-name="fr1" draw:name="Image190" text:anchor-type="as-char" svg:width="6.9236in" svg:height="3.956343in" draw:z-index="0">
<draw:image xlink:href="../Images/yкринформ/2023-04-05T18-14-00-03-00/630_360_1680707054-4603.jpeg" xlink:type="simple" xlink:show="embed" xlink:actuate="onLoad" draw:mime-type="image/jpeg"/>
</draw:frame>
</text:a>
 <text:a xlink:type="simple" xlink:href="https://static.ukrinform.com/photos/2023_04/1680707054-4919.jpeg" text:style-name="Internet_20_link" text:visited-style-name="Visited_20_Internet_20_Link">
<draw:frame draw:style-name="fr1" draw:name="Image191" text:anchor-type="as-char" svg:width="6.9236in" svg:height="3.956343in" draw:z-index="0">
<draw:image xlink:href="../Images/yкринформ/2023-04-05T18-14-00-03-00/630_360_1680707054-4919.jpeg" xlink:type="simple" xlink:show="embed" xlink:actuate="onLoad" draw:mime-type="image/jpeg"/>
</draw:frame>
</text:a>
 <text:a xlink:type="simple" xlink:href="https://static.ukrinform.com/photos/2023_04/1680707054-8799.jpeg" text:style-name="Internet_20_link" text:visited-style-name="Visited_20_Internet_20_Link">
<draw:frame draw:style-name="fr1" draw:name="Image192" text:anchor-type="as-char" svg:width="6.9236in" svg:height="3.956343in" draw:z-index="0">
<draw:image xlink:href="../Images/yкринформ/2023-04-05T18-14-00-03-00/630_360_1680707054-8799.jpeg" xlink:type="simple" xlink:show="embed" xlink:actuate="onLoad" draw:mime-type="image/jpeg"/>
</draw:frame>
</text:a>
</text:p>
      <text:p text:style-name="P4">
За словами організаторів, команда проєкту «Баба Єлька» працює над колекцієюписанок, всього їх буде 64, але до Великодня презентували 12 писанок.Створювала їх Ірина Михалевич, майстриня з Олександрії, яка опікується школоюписанкарства «Ряст». Писанки Ірина створювала за мотивами старовинних зКіровоградщини, користується каталогом Сергія Кульжинського і книгою ПавлаРибалка про колекцію писанок краєзнавця Володимира Ястребова.</text:p>
      <text:p text:style-name="P4">
<text:span text:style-name="T4">
Читайте також:</text:span>
 <text:a xlink:type="simple" xlink:href="https://www.ukrinform.ua/rubric-kyiv/3691448-u-kievi-prezentuvali-vistavku-vijna-ocima-pirotehnikiv-dsns.html" text:style-name="Internet_20_link" text:visited-style-name="Visited_20_Internet_20_Link">
 <text:span text:style-name="T4">
виставку</text:span>
 </text:a>
</text:p>
      <text:p text:style-name="P4">
«Перші 12 писанок обирала інтуїтивно, які мені знайомі дуже добре, я їх знаю,це писанки мого рідного Маловисківського краю, тобто ті, які мені ближче досерця. На цих писанках є різні орнаменти: ружі, сварги, сорококлинки, простоклиння, «ластівчині хвостики». Писанки – це не просто робота або хобі, це мійспосіб життя, моє писанкування вже триває 12 років», – розповіла Михалевич,майстриня, яка створювала писанки.</text:p>
      <text:p text:style-name="P4">
Етнолабораторія «Баба Єлька» – громадська організація у Кропивницькому, якаопікується пошуком, відродженням та збереженням фольклорної та етнографічноїспадщини Кіровоградської області.</text:p>
      <text:p text:style-name="P4">
Source: <text:a xlink:type="simple" xlink:href="https://www.ukrinform.ua/rubric-culture/3692070-u-kropivnickomu-provodat-vistavku-pisanok-u-solomah-specpriznacenciv.html" text:style-name="Internet_20_link" text:visited-style-name="Visited_20_Internet_20_Link">
https://www.ukrinform.ua/rubric-culture/3692070-u-kropivnickomu-provodat-vistavku-pisanok-u-solomah-specpriznacenciv.html</text:a>
</text:p>
      <!--NEWS-->
      <text:h text:style-name="P10" text:outline-level="1">
<text:span text:style-name="T4">
У Греції українська діаспора провела благодійний ярмарок</text:span>
</text:h>
      <text:p text:style-name="P4">
Authors: Ukrinform (Person)</text:p>
      <text:p text:style-name="P4">
Publisher: Укринформ (Organization)</text:p>
      <text:p text:style-name="P4">
Published Time: 2023-04-05T18:15:00+03:00</text:p>
      <text:p text:style-name="P4">
Modified Time: 2023-04-05T18:15:00+03:00</text:p>
      <text:p text:style-name="P4">
Description: Спільнота «Українки в Греції» провела в мальовничому куточку грецької столиці на набережній у Варкізі благодійний ярмарок «Ольвія», на який завітали тисячі людей. — Укрінформ.</text:p>
      <text:p text:style-name="P4">
Images: ["<text:a xlink:type="simple" xlink:href="https://static.ukrinform.com/photos/2023_04/thumb_files/630_360_1680707397-423.jpg" text:style-name="Internet_20_link" text:visited-style-name="Visited_20_Internet_20_Link">
630_360_16807...</text:a>
", "<text:a xlink:type="simple" xlink:href="https://static.ukrinform.com/photos/2023_04/1680707397-219.jpg" text:style-name="Internet_20_link" text:visited-style-name="Visited_20_Internet_20_Link">
1680707397-21...</text:a>
", "<text:a xlink:type="simple" xlink:href="https://static.ukrinform.com/photos/2023_04/1680707397-173.jpg" text:style-name="Internet_20_link" text:visited-style-name="Visited_20_Internet_20_Link">
1680707397-17...</text:a>
", "<text:a xlink:type="simple" xlink:href="https://static.ukrinform.com/photos/2023_04/1680707470-247.jpg" text:style-name="Internet_20_link" text:visited-style-name="Visited_20_Internet_20_Link">
1680707470-24...</text:a>
"]</text:p>
      <text:p text:style-name="P4">
Tags: ['Діаспора', 'Греція', 'Культура', 'Ярмарок']</text:p>
      <text:p text:style-name="P4">
Type: Article</text:p>
      <!--METADATA-->
      <text:p text:style-name="P4">
<draw:frame draw:style-name="fr1" draw:name="Image193" text:anchor-type="as-char" svg:width="6.9236in" svg:height="3.956343in" draw:z-index="0">
<draw:image xlink:href="../Images/yкринформ/2023-04-05T18-15-00-03-00/630_360_1680707397-423.jpg" xlink:type="simple" xlink:show="embed" xlink:actuate="onLoad" draw:mime-type="image/jpeg"/>
</draw:frame>
 Спільнота«Українки в Греції» провела в мальовничому куточку грецької столиці нанабережній у Варкізі благодійний ярмарок «Ольвія», на який завітали тисячілюдей.</text:p>
      <text:p text:style-name="P4">
Як передає Укрінформ, про це йдеться на <text:a xlink:type="simple" xlink:href="https://www.facebook.com/ukrainianwomengr/posts/pfbid02JRkuf6YqwbojF6AAK5MNBhUt1kKsgozdnDbTS7fbUUU8qmNECRZsYGjLWLSzFJpNl" text:style-name="Internet_20_link" text:visited-style-name="Visited_20_Internet_20_Link">
</text:a>
спільноти.</text:p>
      <text:p text:style-name="P4">
За повідомленням, програма заходу була різноманітною та насиченою. Українськінаціональні танці, пісні, в тому числі й у виконанні авторів, радували гостейрізного віку.</text:p>
      <text:p text:style-name="P4">
<draw:frame draw:style-name="fr1" draw:name="Image194" text:anchor-type="as-char" svg:width="6.9236in" svg:height="4.58368in" draw:z-index="0">
<draw:image xlink:href="../Images/yкринформ/2023-04-05T18-15-00-03-00/1680707397-219.jpg" xlink:type="simple" xlink:show="embed" xlink:actuate="onLoad" draw:mime-type="image/jpeg"/>
</draw:frame>
</text:p>
      <text:p text:style-name="P4">
Гостей зустрічали смачними стравами традиційної української кухні. Длянаймолодших відвідувачів проводилися різні майстер-класи, діти готували печиводля Великодня, малювали листівки.</text:p>
      <text:p text:style-name="P4">
Також для любителів йоги та медитації були заняття з кваліфікованим учителемта масажистами. Майстрині продемонстрували унікальні речі ручної роботи. І всяця експозиція була витримана у жовто-блакитній кольоровій гамі українськогопрапора на знак підтримки народу, який постраждав від російської агресії.</text:p>
      <text:p text:style-name="P4">
<draw:frame draw:style-name="fr1" draw:name="Image195" text:anchor-type="as-char" svg:width="6.9236in" svg:height="4.58368in" draw:z-index="0">
<draw:image xlink:href="../Images/yкринформ/2023-04-05T18-15-00-03-00/1680707397-173.jpg" xlink:type="simple" xlink:show="embed" xlink:actuate="onLoad" draw:mime-type="image/jpeg"/>
</draw:frame>
</text:p>
      <text:p text:style-name="P4">
У спілці розповіли, що на відкритті ярмарку із вітальною промовою виступивПосол України у Грецькій Республіці Сергій Шутенко. Він підкреслив важливістьподібних заходів, зазначивши, що вони дають можливість налагодити діалогкультур між Україною та Грецією.</text:p>
      <text:p text:style-name="P4">
<draw:frame draw:style-name="fr1" draw:name="Image196" text:anchor-type="as-char" svg:width="6.9236in" svg:height="4.58368in" draw:z-index="0">
<draw:image xlink:href="../Images/yкринформ/2023-04-05T18-15-00-03-00/1680707470-247.jpg" xlink:type="simple" xlink:show="embed" xlink:actuate="onLoad" draw:mime-type="image/jpeg"/>
</draw:frame>
</text:p>
      <text:p text:style-name="P4">
Серед гостей також був присутній мер Варі-Вула-Вуліагмені ГригорісКонстантелос. У своєму зверненні він розповів про проєкти, що підтримуютьсямуніципалітетом, у тому числі Центр Варі – найважливішій благодійний проєкт,який очолює Юлія Крижановська. Завдяки діяльності Центру допомогу отрималитисячі наших співвітчизників, які опинилися у Греції через війну росії протиУкраїни.</text:p>
      <text:p text:style-name="P4">
Зібрані під час ярмарку кошти будуть направлені на організацію літньоговідпочинку для дітей із постраждалих районів України.</text:p>
      <text:p text:style-name="P4">
Нагадаємо, в Українській суботній школі «Трембіта» у столиці Греції 22березня, у свято Сорока Святих, <text:a xlink:type="simple" xlink:href="https://www.ukrinform.ua/rubric-diaspora/3686394-v-ukrainskij-skoli-v-afinah-proveli-urok-mistectva-prisvacenij-zustrici-vesni.html" text:style-name="Internet_20_link" text:visited-style-name="Visited_20_Internet_20_Link">
 </text:a>
 мистецтва, присвячений зустрічі весни таповерненню птахів, який провела вчителька пані Анастасія Романова.</text:p>
      <text:p text:style-name="P4">
<text:span text:style-name="T5">
Фото: nektaria.ph</text:span>
</text:p>
      <text:p text:style-name="P4">
Source: <text:a xlink:type="simple" xlink:href="https://www.ukrinform.ua/rubric-diaspora/3692069-u-grecii-ukrainska-diaspora-provela-blagodijnij-armarok.html" text:style-name="Internet_20_link" text:visited-style-name="Visited_20_Internet_20_Link">
https://www.ukrinform.ua/rubric-diaspora/3692069-u-grecii-ukrainska-diaspora-provela-blagodijnij-armarok.html</text:a>
</text:p>
      <!--NEWS-->
      <text:h text:style-name="P10" text:outline-level="1">
<text:span text:style-name="T4">
Столтенберг назвав дві передумови для членства України в НАТО</text:span>
</text:h>
      <text:p text:style-name="P4">
Authors: Ukrinform (Person)</text:p>
      <text:p text:style-name="P4">
Publisher: Укринформ (Organization)</text:p>
      <text:p text:style-name="P4">
Published Time: 2023-04-05T18:17:08+03:00</text:p>
      <text:p text:style-name="P4">
Modified Time: 2023-04-05T18:17:08+03:00</text:p>
      <text:p text:style-name="P4">
Description: Щоб стати членом Північноатлантичного альянсу, Україна повинна виграти війну як суверенна незалежна держава, в чому їй допомагає НАТО, а також здійснити успішний перехід від радянських доктрин і стандартів до західних, що закладено в програму багаторічної допомоги. — Укрінформ.</text:p>
      <text:p text:style-name="P4">
Images: ["<text:a xlink:type="simple" xlink:href="https://static.ukrinform.com/photos/2023_01/thumb_files/630_360_1673203716-174.jpg" text:style-name="Internet_20_link" text:visited-style-name="Visited_20_Internet_20_Link">
630_360_16732...</text:a>
"]</text:p>
      <text:p text:style-name="P4">
Tags: ['НАТО', 'Столтенберг', 'Війна з росією']</text:p>
      <text:p text:style-name="P4">
Type: Article</text:p>
      <!--METADATA-->
      <text:p text:style-name="P4">
<draw:frame draw:style-name="fr1" draw:name="Image197" text:anchor-type="as-char" svg:width="6.9236in" svg:height="3.956343in" draw:z-index="0">
<draw:image xlink:href="../Images/yкринформ/2023-04-05T18-17-08-03-00/630_360_1673203716-174.jpg" xlink:type="simple" xlink:show="embed" xlink:actuate="onLoad" draw:mime-type="image/jpeg"/>
</draw:frame>
 Щоб статичленом Північноатлантичного альянсу, Україна повинна виграти війну яксуверенна незалежна держава, в чому їй допомагає НАТО, а також здійснитиуспішний перехід від радянських доктрин і стандартів до західних, що закладенов програму багаторічної допомоги.</text:p>
      <text:p text:style-name="P4">
Про це генеральний секретар НАТО Єнс Столтенберг сказав на пресконференції зарезультатами зустрічі міністрів закордонних справ країн НАТО в Брюсселі,повідомляє кореспондент Укрінформу.</text:p>
      <text:p text:style-name="P4">
"Позиція НАТО полягає в тому, що Україна стане членом Альянсу. І ця позиція незмінюється. Але ми знаємо, що для того, щоб це стало можливим, потрібновирішити дві речі. Одна полягає в тому, що ми повинні забезпечити, щоб Українаперемогла як суверенна незалежна держава. Звичайно, змістовна дискусія проУкраїну як члена Альянсу має базуватися на тому, що Україна є демократичноюнезалежною державою в Європі. І це саме те, що не оскаржується і непом’якшується жорстоким російським вторгненням", – сказав Столтенберг.</text:p>
      <text:p text:style-name="P4">
<text:span text:style-name="T4">
Читайте також:</text:span>
 <text:a xlink:type="simple" xlink:href="https://www.ukrinform.ua/rubric-ato/3692055-nato-ne-vplivae-na-operativni-risenna-ukraini-na-poli-bou-stoltenberg.html" text:style-name="Internet_20_link" text:visited-style-name="Visited_20_Internet_20_Link">
 <text:span text:style-name="T4">
Столтенберг</text:span>
 </text:a>
</text:p>
      <text:p text:style-name="P4">
За його словами, цей перший крок заснований на відновленні, наданні військовоїпідтримки Україні, щоб президент рф путін не виграв свою загарбницьку війну.</text:p>
      <text:p text:style-name="P4">
"Друге, на що ми маємо звернути увагу, – це коли ця війна закінчиться іУкраїна переможе. Тоді, звичайно, нам потрібно буде забезпечити найвищийрівень оперативної сумісності, коли Україна зможе відійти від стандартіврадянської епохи, доктрин, способів функціонування своїх збройних сил. Цейперехід почався, але нам потрібно більше. Нам потрібно реалізувати це швидше",– сказав генсек.</text:p>
      <text:p text:style-name="P4">
За його словами, різниця між поточною підтримкою, яку Альянс НАТО надаєУкраїні, й довготерміновою програмою допомоги полягає в тому, щоб задовольнитинагальні потреби. Альянс, звичайно, надає зброю, військову підтримку, великукількість невійськової підтримки, що є тим, що відповідає на нагальні потребидопомоги Україні зараз. Ця програма більш довгострокова. "Йдеться пророзбудову інституцій, допомогу в переході, взаємодію, стандарти, доктрини, усете, що нам потрібно мати для членства", - сказав Столтенберг.</text:p>
      <text:p text:style-name="P4">
<text:span text:style-name="T4">
Читайте також:</text:span>
 <text:a xlink:type="simple" xlink:href="https://www.ukrinform.ua/rubric-polytics/3692024-peremoga-ukraini-u-vijni-vidpovidae-spilnim-interesam-nato-i-partneriv-stoltenberg.html" text:style-name="Internet_20_link" text:visited-style-name="Visited_20_Internet_20_Link">
 <text:span text:style-name="T4">
Столтенберг</text:span>
 </text:a>
</text:p>
      <text:p text:style-name="P4">
Як повідомляв Укрінформ, міністри закордонних справ НАТО, які продовжилисьогодні зустріч у Брюсселі, обговорили шляхи надання Україні достатніхспроможностей для того, щоб стримати потенційну нову агресію з боку росії танадійно захистити себе від подібної загрози.</text:p>
      <text:p text:style-name="P4">
Фото: nato.int</text:p>
      <text:p text:style-name="P4">
Source: <text:a xlink:type="simple" xlink:href="https://www.ukrinform.ua/rubric-polytics/3692072-stoltenberg-nazvav-dvi-peredumovi-dla-clenstva-ukraini-v-nato.html" text:style-name="Internet_20_link" text:visited-style-name="Visited_20_Internet_20_Link">
https://www.ukrinform.ua/rubric-polytics/3692072-stoltenberg-nazvav-dvi-peredumovi-dla-clenstva-ukraini-v-nato.html</text:a>
</text:p>
      <!--NEWS-->
      <text:h text:style-name="P10" text:outline-level="1">
<text:span text:style-name="T4">
США підтримують зусилля задля миру в Україні, але не «будь-якого» миру - Блінкен</text:span>
</text:h>
      <text:p text:style-name="P4">
Authors: Ukrinform (Person)</text:p>
      <text:p text:style-name="P4">
Publisher: Укринформ (Organization)</text:p>
      <text:p text:style-name="P4">
Published Time: 2023-04-05T18:20:15+03:00</text:p>
      <text:p text:style-name="P4">
Modified Time: 2023-04-05T18:20:15+03:00</text:p>
      <text:p text:style-name="P4">
Description: Сполучені Штати не проти ініціатив інших країн щодо досягнення миру в Україні, однак це має бути не «будь-який» мир, він повинен відповідати основним принципам статуту ООН і не створювати можливостей для нової агресії з боку рф. — Укрінформ.</text:p>
      <text:p text:style-name="P4">
Images: ["<text:a xlink:type="simple" xlink:href="https://static.ukrinform.com/photos/2022_03/thumb_files/630_360_1647552427-852.jpg" text:style-name="Internet_20_link" text:visited-style-name="Visited_20_Internet_20_Link">
630_360_16475...</text:a>
"]</text:p>
      <text:p text:style-name="P4">
Tags: ['Мир', 'Україна', 'Блінкен', 'Війна з росією']</text:p>
      <text:p text:style-name="P4">
Type: Article</text:p>
      <!--METADATA-->
      <text:p text:style-name="P4">
<draw:frame draw:style-name="fr1" draw:name="Image198" text:anchor-type="as-char" svg:width="6.9236in" svg:height="3.956343in" draw:z-index="0">
<draw:image xlink:href="../Images/yкринформ/2023-04-05T18-20-15-03-00/630_360_1647552427-852.jpg" xlink:type="simple" xlink:show="embed" xlink:actuate="onLoad" draw:mime-type="image/jpeg"/>
</draw:frame>
 СполученіШтати не проти ініціатив інших країн щодо досягнення миру в Україні, однак цемає бути не «будь-який» мир, він повинен відповідати основним принципамстатуту ООН і не створювати можливостей для нової агресії з боку рф.</text:p>
      <text:p text:style-name="P4">
Таку позицію висловив під час пресконференції в Брюсселі державний секретарСША Ентоні Блінкен, передає власний кореспондент Укрінформу.</text:p>
      <text:p text:style-name="P4">
«Сполучені Штати разом із партнерами України підтримують істотні дипломатичнізусилля, які можуть привести до миру, але не будь-якого миру», - наголосивглава американської дипломатії.</text:p>
      <text:p text:style-name="P4">
Він підкреслив, що мир має бути насамперед справедливим, заснованим напринципах Статуту <text:a xlink:type="simple" xlink:href="https://www.ukrinform.ua/tag-oon" text:style-name="Internet_20_link" text:visited-style-name="Visited_20_Internet_20_Link">
 </text:a>
 , суверенітеті,територіальній цілісності й незалежності. Крім того, «це має бути міцний мир»,який гарантуватиме, що росія не зможе просто відпочити та відновити свої сили,щоб потім знову піти війною.</text:p>
      <text:p text:style-name="P4">
<text:span text:style-name="T4">
Читайте також:</text:span>
 <text:a xlink:type="simple" xlink:href="https://www.ukrinform.ua/rubric-polytics/3691668-ssa-bacat-majbutne-ukraini-ak-silnoi-j-nezaleznoi-demokratii-derzdep.html" text:style-name="Internet_20_link" text:visited-style-name="Visited_20_Internet_20_Link">
 </text:a>
</text:p>
      <text:p text:style-name="P4">
«Саме такий мир, справедливий і міцний, мир, який підтримала 141 країна наГенеральній Асамблеї ООН лише кілька тижнів тому», - підкреслив держсекретарСША.</text:p>
      <text:p text:style-name="P4">
Він наголосив, що поки цього не буде досягнуто, США разом із союзниками йпартнерами з усього світу продовжуватимуть надавати Україні допомогу,необхідну для захисту її території та власного народу.</text:p>
      <text:p text:style-name="P4">
Як повідомляв Укрінформ, держсекретар США Ентоні Блінкен заявив у середу вБрюсселі, що <text:a xlink:type="simple" xlink:href="https://www.ukrinform.ua/rubric-polytics/3692059-dveri-nato-dla-ukraini-vidcineni-ale-spocatku-treba-dopomogti-ij-peremogti-agresora-blinken.html" text:style-name="Internet_20_link" text:visited-style-name="Visited_20_Internet_20_Link">
 </text:a>
 . Однак, за його словами, зараз увага НАТО зосереджена на тому,щоб допомогти Україні перемогти агресора й відвоювати захоплені території, атакож привести її до стандартів Альянсу.</text:p>
      <text:p text:style-name="P4">
Source: <text:a xlink:type="simple" xlink:href="https://www.ukrinform.ua/rubric-polytics/3692073-ssa-pidtrimuut-zusilla-zadla-miru-v-ukraini-ale-ne-budakogo-miru-blinken.html" text:style-name="Internet_20_link" text:visited-style-name="Visited_20_Internet_20_Link">
https://www.ukrinform.ua/rubric-polytics/3692073-ssa-pidtrimuut-zusilla-zadla-miru-v-ukraini-ale-ne-budakogo-miru-blinken.html</text:a>
</text:p>
      <!--NEWS-->
      <text:h text:style-name="P10" text:outline-level="1">
<text:span text:style-name="T4">
Латвія профінансувала відновлення семи будинків у селі Ягідному, де був «підвал смерті»</text:span>
</text:h>
      <text:p text:style-name="P4">
Authors: Ukrinform (Person)</text:p>
      <text:p text:style-name="P4">
Publisher: Укринформ (Organization)</text:p>
      <text:p text:style-name="P4">
Published Time: 2023-04-05T18:21:29+03:00</text:p>
      <text:p text:style-name="P4">
Modified Time: 2023-04-05T18:21:29+03:00</text:p>
      <text:p text:style-name="P4">
Description: Латвійська Республіка профінансувала відновлення семи вщент зруйнованих будинків у селі Ягідне на Чернігівщині, мешканців якого російські загарбники місяць тримали у підвалі місцевої школи. — Укрінформ.</text:p>
      <text:p text:style-name="P4">
Images: ["<text:a xlink:type="simple" xlink:href="https://static.ukrinform.com/photos/2023_04/thumb_files/630_360_1680707956-299.jpg" text:style-name="Internet_20_link" text:visited-style-name="Visited_20_Internet_20_Link">
630_360_16807...</text:a>
"]</text:p>
      <text:p text:style-name="P4">
Tags: ['Латвія', 'Війна з росією', 'Відбудова']</text:p>
      <text:p text:style-name="P4">
Type: Article</text:p>
      <!--METADATA-->
      <text:p text:style-name="P4">
<draw:frame draw:style-name="fr1" draw:name="Image199" text:anchor-type="as-char" svg:width="6.9236in" svg:height="3.956343in" draw:z-index="0">
<draw:image xlink:href="../Images/yкринформ/2023-04-05T18-21-29-03-00/630_360_1680707956-299.jpg" xlink:type="simple" xlink:show="embed" xlink:actuate="onLoad" draw:mime-type="image/jpeg"/>
</draw:frame>
 ЛатвійськаРеспубліка профінансувала відновлення семи вщент зруйнованих будинків у селіЯгідне на Чернігівщині, мешканців якого російські загарбники місяць тримали упідвалі місцевої школи.</text:p>
      <text:p text:style-name="P4">
Про це повідомляє кореспондент Укрінформу.</text:p>
      <text:p text:style-name="P4">
“У Ягідному повністю зруйновано 16 будинків селян. Минулого року ми уклалимеморандум із Латвійською Республікою, яка виділила нам будівельні матеріалидля відбудови семи будинків. На сьогодні один будинок уже повністю зведений,два наступні будуються”, - повідомила голова Іванівської громади Олена Швидка.</text:p>
      <text:p text:style-name="P4">
<text:span text:style-name="T4">
Читайте також:</text:span>
 <text:a xlink:type="simple" xlink:href="https://www.ukrinform.ua/rubric-regions/3691100-zelenskij-pokazav-genseku-radi-evropi-spravznij-konctabir-u-seli-na-cernigivsini.html" text:style-name="Internet_20_link" text:visited-style-name="Visited_20_Internet_20_Link">
 </text:a>
</text:p>
      <text:p text:style-name="P4">
Вона додала, що нові будинки будуть однотипними, загальною площею 60квадратних метрів.</text:p>
      <text:p text:style-name="P4">
Загалом через бойові дії та обстріли у Ягідному було пошкоджено 173домогосподарства. 16 — зруйновано повністю. Станом на кінець березня уЯгідному відремонтували 67 квартир та 34 приватних будинки.</text:p>
      <text:p text:style-name="P4">
<text:span text:style-name="T4">
Читайте також:</text:span>
 <text:a xlink:type="simple" xlink:href="https://www.ukrinform.ua/rubric-ato/3502380-konctabir-agidne-smert-i-zitta-v-seli-na-cernigivsini.html" text:style-name="Internet_20_link" text:visited-style-name="Visited_20_Internet_20_Link">
 <text:span text:style-name="T4">
Концтабір</text:span>
 <text:span text:style-name="T4">
Ягідне</text:span>
 <text:span text:style-name="T4">
смерть</text:span>
 <text:span text:style-name="T4">
життя</text:span>
 <text:span text:style-name="T4">
селі</text:span>
<text:span text:style-name="T4">
Чернігівщині</text:span>
 </text:a>
</text:p>
      <text:p text:style-name="P4">
Як повідомлялося, 3 березня 2022 року російські загарбники увійшли в ЯгіднеЧернігівської області. Вони вигнали жителів з їхніх домівок та зігнали дошкільного підвалу. Майже 400 людей місяць пробули в заручниках. Їх тримали упідвальному приміщенні площею 200 кв.м. Нелюдські умови увʼязнення невитримали 11 мешканців села, вони померли у підвалі. Ще 10 селян булирозстріляні окупантами.</text:p>
      <text:p text:style-name="P4">
Source: <text:a xlink:type="simple" xlink:href="https://www.ukrinform.ua/rubric-vidbudova/3692074-latvia-profinansuvala-vidnovlenna-semi-budinkiv-u-seli-agidnomu-de-buv-pidval-smerti.html" text:style-name="Internet_20_link" text:visited-style-name="Visited_20_Internet_20_Link">
https://www.ukrinform.ua/rubric-vidbudova/3692074-latvia-profinansuvala-vidnovlenna-semi-budinkiv-u-seli-agidnomu-de-buv-pidval-smerti.html</text:a>
</text:p>
      <!--NEWS-->
      <text:h text:style-name="P10" text:outline-level="1">
<text:span text:style-name="T4">
Кримчан закликали й надалі інформувати розвідку про дислокацію російських військових</text:span>
</text:h>
      <text:p text:style-name="P4">
Authors: Ukrinform (Person)</text:p>
      <text:p text:style-name="P4">
Publisher: Укринформ (Organization)</text:p>
      <text:p text:style-name="P4">
Published Time: 2023-04-05T18:24:34+03:00</text:p>
      <text:p text:style-name="P4">
Modified Time: 2023-04-05T18:24:34+03:00</text:p>
      <text:p text:style-name="P4">
Description: Головне управління розвідки Міністерства оборони України дякує жителям тимчасово окупованого Криму за якісну співпрацю і закликає продовжувати інформувати Сили оборони України про пункти дислокації у Криму російських військових та військової техніки рф. — Укрінформ.</text:p>
      <text:p text:style-name="P4">
Images: ["<text:a xlink:type="simple" xlink:href="https://static.ukrinform.com/photos/2022_11/thumb_files/630_360_1668703178-623.jpg" text:style-name="Internet_20_link" text:visited-style-name="Visited_20_Internet_20_Link">
630_360_16687...</text:a>
"]</text:p>
      <text:p text:style-name="P4">
Tags: ['Крим', 'Розвідка', 'Російські військові']</text:p>
      <text:p text:style-name="P4">
Type: Article</text:p>
      <!--METADATA-->
      <text:p text:style-name="P4">
<draw:frame draw:style-name="fr1" draw:name="Image200" text:anchor-type="as-char" svg:width="6.9236in" svg:height="3.956343in" draw:z-index="0">
<draw:image xlink:href="../Images/yкринформ/2023-04-05T18-24-34-03-00/630_360_1668703178-623.jpg" xlink:type="simple" xlink:show="embed" xlink:actuate="onLoad" draw:mime-type="image/jpeg"/>
</draw:frame>
 Головнеуправління розвідки Міністерства оборони України дякує жителям тимчасовоокупованого Криму за якісну співпрацю і закликає продовжувати інформувати Силиоборони України про пункти дислокації у Криму російських військових тавійськової техніки рф.</text:p>
      <text:p text:style-name="P4">
Про це поінформувала <text:a xlink:type="simple" xlink:href="https://gur.gov.ua/content/hur-mo-ukrainy-zvertaietsia-do-meshkantsiv-tymchasovo-okupovanoho-krymu-shchodo-spivpratsi-z-sylamy-oborony-ukrainy.html" text:style-name="Internet_20_link" text:visited-style-name="Visited_20_Internet_20_Link">
 </text:a>
 , передає Укрінформ.</text:p>
      <text:p text:style-name="P4">
“Жителі Криму, дякуємо вам за якісну співпрацю та приближення поразкиокупантів! Просимо і надалі повідомляти інформацію про розташування <text:a xlink:type="simple" xlink:href="https://www.ukrinform.ua/tag-okupacia" text:style-name="Internet_20_link" text:visited-style-name="Visited_20_Internet_20_Link">
</text:a>
 сил та засобів: пунктів дислокації,адреси проживання особового та керівного складу окупаційних військ; складівзберігання снарядів та паливно-мастильних матеріалів”, - уточнили у ГУР.</text:p>
      <text:p text:style-name="P4">
Розвідка просить жителів тимчасово окупованого Кримського півостроваінформувати Сили оборони України і про точки розміщення, зберігання та ремонтувійськової техніки, місця розміщення РЕР та РЕБ засобів (характерна ознака:антени та локатори), штаби та пункти управління окупаційними військами, місцязберігання та точки чергування засобів ППО.</text:p>
      <text:p text:style-name="P4">
<text:span text:style-name="T4">
Читайте також:</text:span>
 <text:a xlink:type="simple" xlink:href="https://www.ukrinform.ua/rubric-crimea/3691848-za-derzavnu-zradu-suditimut-se-dvoh-deputativ-iz-krimu.html" text:style-name="Internet_20_link" text:visited-style-name="Visited_20_Internet_20_Link">
 <text:span text:style-name="T4">
Крим</text:span>
 </text:a>
</text:p>
      <text:p text:style-name="P4">
Як повідомлялося, 30 березня представник Головного управління розвідкиМіноборони України Андрій Черняк заявив, що українська розвідка ретельноаналізує розвіддані, аби врахувати всі фактори й оцінити ризики під часпланування операції зі звільнення тимчасово окупованого Криму.</text:p>
      <text:p text:style-name="P4">
<text:span text:style-name="T5">
Фото: ЕРА</text:span>
</text:p>
      <text:p text:style-name="P4">
Source: <text:a xlink:type="simple" xlink:href="https://www.ukrinform.ua/rubric-crimea/3692077-krimcan-zaklikali-j-nadali-informuvati-rozvidku-pro-dislokaciu-rosijskih-vijskovih.html" text:style-name="Internet_20_link" text:visited-style-name="Visited_20_Internet_20_Link">
https://www.ukrinform.ua/rubric-crimea/3692077-krimcan-zaklikali-j-nadali-informuvati-rozvidku-pro-dislokaciu-rosijskih-vijskovih.html</text:a>
</text:p>
      <!--NEWS-->
      <text:h text:style-name="P10" text:outline-level="1">
<text:span text:style-name="T4">
На Київщині нагородили водіїв шкільних автобусів, які рятували мешканців на початку вторгнення рф</text:span>
</text:h>
      <text:p text:style-name="P4">
Authors: Ukrinform (Person)</text:p>
      <text:p text:style-name="P4">
Publisher: Укринформ (Organization)</text:p>
      <text:p text:style-name="P4">
Published Time: 2023-04-05T18:26:00+03:00</text:p>
      <text:p text:style-name="P4">
Modified Time: 2023-04-05T18:26:00+03:00</text:p>
      <text:p text:style-name="P4">
Description: Водіям шкільних автобусів, які героїчно евакуювали населення з північних та східних територій Київської області й міста Чернігів на початку повномасштабного вторгнення росії, а також возили гуманітарну допомогу і медикаменти, вручили державні нагороди Міністерства оборони України. — Укрінформ.</text:p>
      <text:p text:style-name="P4">
Images: ["<text:a xlink:type="simple" xlink:href="https://static.ukrinform.com/photos/2023_04/thumb_files/630_360_1680708298-171.jpg" text:style-name="Internet_20_link" text:visited-style-name="Visited_20_Internet_20_Link">
630_360_16807...</text:a>
"]</text:p>
      <text:p text:style-name="P4">
Tags: ['Нагорода', 'Чернігівщина', 'Київщина', 'Війна з росією']</text:p>
      <text:p text:style-name="P4">
Type: Article</text:p>
      <!--METADATA-->
      <text:p text:style-name="P4">
<draw:frame draw:style-name="fr1" draw:name="Image201" text:anchor-type="as-char" svg:width="6.9236in" svg:height="3.956343in" draw:z-index="0">
<draw:image xlink:href="../Images/yкринформ/2023-04-05T18-26-00-03-00/630_360_1680708298-171.jpg" xlink:type="simple" xlink:show="embed" xlink:actuate="onLoad" draw:mime-type="image/jpeg"/>
</draw:frame>
 Водіямшкільних автобусів, які героїчно евакуювали населення з північних та східнихтериторій Київської області й міста Чернігів на початку повномасштабноговторгнення росії, а також возили гуманітарну допомогу і медикаменти, вручилидержавні нагороди Міністерства оборони України.</text:p>
      <text:p text:style-name="P4">
Як передає Укрінформ, про це Київська обласна військова адміністраціяповідомляє у <text:a xlink:type="simple" xlink:href="https://t.me/kyivoda/9169" text:style-name="Internet_20_link" text:visited-style-name="Visited_20_Internet_20_Link">
 </text:a>
 .</text:p>
      <text:p text:style-name="P4">
У заході, що пройшов у Броварах, взяли участь тимчасовий виконувач обов’язківголови Київської ОДА Дмитро Назаренко, заступники Віталій Власюк та ЖаннаОсипенко, голови РВА і ТГ та інші представники влади.</text:p>
      <text:p text:style-name="P4">
<text:span text:style-name="T4">
Читайте також:</text:span>
 <text:a xlink:type="simple" xlink:href="https://www.ukrinform.ua/rubric-regions/3691100-zelenskij-pokazav-genseku-radi-evropi-spravznij-konctabir-u-seli-na-cernigivsini.html" text:style-name="Internet_20_link" text:visited-style-name="Visited_20_Internet_20_Link">
 </text:a>
</text:p>
      <text:p text:style-name="P4">
"Усього за час окупації Київщини водії шкільних автобусів здійснили 669виїздів та врятували тисячі життів. Попри постійні обстріли та замінованістьтериторій, на маршрути щоразу виходили понад 70 транспортних засобів", -ідеться у повідомленні.</text:p>
      <text:p text:style-name="P4">
Відзнаки отримали 114 водіїв, серед яких п'ятеро були нагороджені посмертно.</text:p>
      <text:p text:style-name="P4">
«Тисну руку кожному, хто під постійними обстрілами, ризикуючи власним життям,вивозив людей з окупації в більш безпечні місця. Завдяки вашій сміливості тапрофесіоналізму було врятовано тисячі життів", – подякував присутнімНазаренко.</text:p>
      <text:p text:style-name="P4">
<text:span text:style-name="T4">
Читайте також:</text:span>
 <text:a xlink:type="simple" xlink:href="https://www.ukrinform.ua/rubric-regions/3691065-zelenskij-vruciv-nagorodi-vijskovim-i-civilnim-za-geroizm-pid-cas-deokupacii-cernigivsini.html" text:style-name="Internet_20_link" text:visited-style-name="Visited_20_Internet_20_Link">
 <text:span text:style-name="T4">
нагород</text:span>
 </text:a>
</text:p>
      <text:p text:style-name="P4">
Як повідомляв Укрінформ, Президент Володимир Зеленський нагородиввійськовослужбовців і цивільних осіб, які проявили мужність і героїзм під часоборони та звільнення Чернігівської області від захоплення росією.</text:p>
      <text:p text:style-name="P4">
Source: <text:a xlink:type="simple" xlink:href="https://www.ukrinform.ua/rubric-regions/3692079-na-kiivsini-nagorodili-vodiiv-skilnih-avtobusiv-aki-ratuvali-meskanciv-na-pocatku-vtorgnenna-rf.html" text:style-name="Internet_20_link" text:visited-style-name="Visited_20_Internet_20_Link">
https://www.ukrinform.ua/rubric-regions/3692079-na-kiivsini-nagorodili-vodiiv-skilnih-avtobusiv-aki-ratuvali-meskanciv-na-pocatku-vtorgnenna-rf.html</text:a>
</text:p>
      <!--NEWS-->
      <text:h text:style-name="P10" text:outline-level="1">
<text:span text:style-name="T4">
ДТЕК відвантажив понад 180 тисяч тонн вугілля для державних ТЕС</text:span>
</text:h>
      <text:p text:style-name="P4">
Authors: Ukrinform (Person)</text:p>
      <text:p text:style-name="P4">
Publisher: Укринформ (Organization)</text:p>
      <text:p text:style-name="P4">
Published Time: 2023-04-05T18:32:11+03:00</text:p>
      <text:p text:style-name="P4">
Modified Time: 2023-04-05T18:32:11+03:00</text:p>
      <text:p text:style-name="P4">
Description: За 5,5 місяця опалювального сезону ДТЕК відвантажив 181 тис. тонн вугілля для потреб державної теплової генерації. — Укрінформ.</text:p>
      <text:p text:style-name="P4">
Images: ["<text:a xlink:type="simple" xlink:href="https://static.ukrinform.com/photos/2019_01/thumb_files/630_360_1547050127-594.jpg" text:style-name="Internet_20_link" text:visited-style-name="Visited_20_Internet_20_Link">
630_360_15470...</text:a>
"]</text:p>
      <text:p text:style-name="P4">
Tags: ['ДТЕК', 'Опалювальний сезон', 'Вугілля', 'ТЕС']</text:p>
      <text:p text:style-name="P4">
Type: Article</text:p>
      <!--METADATA-->
      <text:p text:style-name="P4">
<draw:frame draw:style-name="fr1" draw:name="Image202" text:anchor-type="as-char" svg:width="6.9236in" svg:height="3.956343in" draw:z-index="0">
<draw:image xlink:href="../Images/yкринформ/2023-04-05T18-32-11-03-00/630_360_1547050127-594.jpg" xlink:type="simple" xlink:show="embed" xlink:actuate="onLoad" draw:mime-type="image/jpeg"/>
</draw:frame>
 За 5,5місяця опалювального сезону ДТЕК відвантажив 181 тис. тонн вугілля для потребдержавної теплової генерації.</text:p>
      <text:p text:style-name="P4">
Як передає Укрінформ, про це заявив генеральний директор ДТЕК Енерго ІльдарСалєєв у <text:a xlink:type="simple" xlink:href="https://www.facebook.com/ildar.saleyev/posts/pfbid027qfoajKDZF2XYNh81zySd5qa6dcyUcSEZd47bqjtfBRvCF1ACX5hyZ5vc3d1yhi3l" text:style-name="Internet_20_link" text:visited-style-name="Visited_20_Internet_20_Link">
</text:a>
.</text:p>
      <text:p text:style-name="P4">
«Перші шість областей наразі відключають від опалення, тому можна підвестипідсумки цього ОЗП. І хоч ми вже другий місяць поспіль посилено готуємся дозими наступної (а вона обіцяє бути не легшою), хочу подякувати кожному, хтощодня, на своєму місці, робить, що має», – зазначив Салєєв.</text:p>
      <text:p text:style-name="P4">
За його словами, за останні 5,5 місяців компанії вдалося: згенерувати 7,8 млрдкВт*год в українську енергосистему електроенергії (такий обсяг еквівалентнийїї середньому споживанню 2,6 млн родин протягом цілого року); відремонтувати 9енергоблоків ТЕС; ввести в роботу 14 нових лав; машинобудівники виготовили 9комбайнів, майже 357 тис. запчастин та комплектуючих; відвантажити 181 тис.тонн вугілля.</text:p>
      <text:p text:style-name="P4">
<text:span text:style-name="T4">
Читайте також:</text:span>
 <text:a xlink:type="simple" xlink:href="https://www.ukrinform.ua/rubric-economy/3686452-dtek-gotue-sahti-dla-zabezpecenna-tes-vugillam-nastupnoi-zimi.html" text:style-name="Internet_20_link" text:visited-style-name="Visited_20_Internet_20_Link">
 <text:span text:style-name="T4">
вугілля</text:span>
 </text:a>
</text:p>
      <text:p text:style-name="P4">
«Для працівників ДТЕК Енерго остання зима відзначилася чималимивипробуваннями. Енергетики прийняли на свої плечі і голови 30 терористичнихатак. 3 загиблих, 28 поранено. Більше тисячі одиниць обладнання ТЕСпошкоджено, прямі втрати сягають 6 млрд грн», - додав Салєєв.</text:p>
      <text:p text:style-name="P4">
Як повідомлялося, фахівці ДТЕК Київські електромережі <text:a xlink:type="simple" xlink:href="https://www.ukrinform.ua/rubric-economy/3691403-dtek-protagom-opaluvalnogo-sezonu-likviduvav-ponad-5000-avarij.html" text:style-name="Internet_20_link" text:visited-style-name="Visited_20_Internet_20_Link">
</text:a>
 , відновивши електропостачання для 1млн столичних споживачів.</text:p>
      <text:p text:style-name="P4">
Source: <text:a xlink:type="simple" xlink:href="https://www.ukrinform.ua/rubric-economy/3692081-dtek-vidvantaziv-ponad-180-tisac-tonn-vugilla-dla-derzavnih-tes.html" text:style-name="Internet_20_link" text:visited-style-name="Visited_20_Internet_20_Link">
https://www.ukrinform.ua/rubric-economy/3692081-dtek-vidvantaziv-ponad-180-tisac-tonn-vugilla-dla-derzavnih-tes.html</text:a>
</text:p>
      <!--NEWS-->
      <text:h text:style-name="P10" text:outline-level="1">
<text:span text:style-name="T4">
У Львові власниця приміщень церкви УПЦ МП розірвала договір оренди</text:span>
</text:h>
      <text:p text:style-name="P4">
Authors: Ukrinform (Person)</text:p>
      <text:p text:style-name="P4">
Publisher: Укринформ (Organization)</text:p>
      <text:p text:style-name="P4">
Published Time: 2023-04-05T18:35:46+03:00</text:p>
      <text:p text:style-name="P4">
Modified Time: 2023-04-05T18:35:46+03:00</text:p>
      <text:p text:style-name="P4">
Description: У Львові власниця приміщення на вулиці Антоновича, 100, де розміщувалася церква Святої Трійці УПЦ МП, розірвала з храмом угоду про користування. — Укрінформ.</text:p>
      <text:p text:style-name="P4">
Images: ["<text:a xlink:type="simple" xlink:href="https://static.ukrinform.com/photos/2023_04/thumb_files/630_360_1680708813-963.jpg" text:style-name="Internet_20_link" text:visited-style-name="Visited_20_Internet_20_Link">
630_360_16807...</text:a>
"]</text:p>
      <text:p text:style-name="P4">
Tags: ['Львів', 'УПЦ МП']</text:p>
      <text:p text:style-name="P4">
Type: Article</text:p>
      <!--METADATA-->
      <text:p text:style-name="P4">
<draw:frame draw:style-name="fr1" draw:name="Image203" text:anchor-type="as-char" svg:width="6.9236in" svg:height="3.956343in" draw:z-index="0">
<draw:image xlink:href="../Images/yкринформ/2023-04-05T18-35-46-03-00/630_360_1680708813-963.jpg" xlink:type="simple" xlink:show="embed" xlink:actuate="onLoad" draw:mime-type="image/jpeg"/>
</draw:frame>
 У Львовівласниця приміщення на вулиці Антоновича, 100, де розміщувалася церква СвятоїТрійці УПЦ МП, розірвала з храмом угоду про користування.</text:p>
      <text:p text:style-name="P4">
Про це у <text:a xlink:type="simple" xlink:href="https://www.facebook.com/permalink.php" text:style-name="Internet_20_link" text:visited-style-name="Visited_20_Internet_20_Link">
</text:a>
повідомив в.о. директора департаменту гуманітарної політики Львівської міськоїради Євген Бойко, передає Укрінформ.</text:p>
      <text:p text:style-name="P4">
«Окрім храму на Бобанича (колишня Короленка), московський патріархат втративсьогодні у Львові ще один храм – церкву Святої Трійці на вулиці Антоновича.Приміщення, які використовувала релігійна громада, перебувають у приватнійвласності, тож власниця прийняла свідоме рішення розірвати угоду прокористування», - написав Бойко.</text:p>
      <text:p text:style-name="P4">
<text:span text:style-name="T4">
Читайте також:</text:span>
 <text:a xlink:type="simple" xlink:href="https://www.ukrinform.ua/rubric-regions/3691962-pidperli-dveri-lomom-na-bukovini-svasenniki-upc-mp-ne-puskali-do-hramu-trunu-iz-zagiblim-soldatom.html" text:style-name="Internet_20_link" text:visited-style-name="Visited_20_Internet_20_Link">
 <text:span text:style-name="T4">
УПЦ</text:span>
 </text:a>
</text:p>
      <text:p text:style-name="P4">
Як відомо, Свято-Троїцька церква — православний храм у Львові на вулиціАнтоновича, 100. Належить до УПЦ МП. Літургія в храмі ведетьсяцерковнослов'янською мовою. У 1994 році священник Львівської єпархії ВолодимирШарабура отримав благословення російського архімандрита Іоанна (Крестьянкіна)на будівництво нового Свято-Троїцького храму у 2002 році на колишній територіїзаводу «Кінескоп», який в радянський період виробляв телевізійні трубки,кінескопи і оборонну продукцію.</text:p>
      <text:p text:style-name="P4">
Свято-Троїцька парафія УПЦ МП орендувала перший поверх будівлі під ЦерквуСвятої Трійці з 2002 року. Новий храм облаштовувався під опікою осельникаСвято-Успенської Почаївської лаври (УПЦ МП) архімандрита Димитрія (Шевкеника).Перше богослужіння було проведене 11 квітня 2004 року, а з 2007 рокубогослужіння стали щоденними. При храмі була відкрита недільна школа,облаштовані бібліотека і церковний крам. У 2009 році був зібраний новийіконостас, завершено облаштування проскурки. Для тимчасової дзвіниці храму вЯрославлі (росія) були відлиті десять дзвонів.</text:p>
      <text:p text:style-name="P4">
<text:span text:style-name="T4">
Читайте також:</text:span>
 <text:a xlink:type="simple" xlink:href="https://www.ukrinform.ua/rubric-regions/3691903-u-lvovi-rozgorilisa-svarki-pid-hramom-upc-mp-so-perejsov-do-pcu.html" text:style-name="Internet_20_link" text:visited-style-name="Visited_20_Internet_20_Link">
 <text:span text:style-name="T4">
УПЦ</text:span>
 </text:a>
</text:p>
      <text:p text:style-name="P4">
Як повідомляють <text:a xlink:type="simple" xlink:href="https://zaxid.net/lvivska_pidpriyemitsya_rozirvala_dogovir_orendi_z_gromadoyu_upts_mp_n1561135" text:style-name="Internet_20_link" text:visited-style-name="Visited_20_Internet_20_Link">
</text:a>
, власниця будівлі, львівська підприємиця Інга Дунаєва 7-поверхову будівлюцеху колишнього заводу «Кінескоп» придбала на аукціоні у Фонду держмайна у2002 році. Тоді нові власники демонтували майже всі поверхи, залишивши першийі здавши його в оренду під храм, який функціонував там досі й був одним ізтрьох храмів УПЦ МП у Львові.</text:p>
      <text:p text:style-name="P4">
«Зараз така ситуація в суспільстві, така ворожнеча з тим, що відбувається,тому я вважаю за краще розірвати договір оренди. Наразі приміщення опечатане»,– зазначила Дунаєва.</text:p>
      <text:p text:style-name="P4">
Як повідомляв Укрінформ, <text:a xlink:type="simple" xlink:href="https://www.ukrinform.ua/rubric-regions/3691813-gromada-lvivskogo-kafedralnogo-soboru-upc-mp-perejsla-do-pcu.html" text:style-name="Internet_20_link" text:visited-style-name="Visited_20_Internet_20_Link">
 </text:a>
 . 5 квітня у соборі відбувся молебень українською мовою за воїнівЗСУ. А також громада разом із священнослужителями виконала Гімн України.</text:p>
      <text:p text:style-name="P4">
Source: <text:a xlink:type="simple" xlink:href="https://www.ukrinform.ua/rubric-regions/3692083-u-lvovi-vlasnica-primisen-cerkvi-upc-mp-rozirvala-dogovir-orendi.html" text:style-name="Internet_20_link" text:visited-style-name="Visited_20_Internet_20_Link">
https://www.ukrinform.ua/rubric-regions/3692083-u-lvovi-vlasnica-primisen-cerkvi-upc-mp-rozirvala-dogovir-orendi.html</text:a>
</text:p>
      <!--NEWS-->
      <text:h text:style-name="P10" text:outline-level="1">
<text:span text:style-name="T4">
Судаков і «Шахтар» підписали новий контракт</text:span>
</text:h>
      <text:p text:style-name="P4">
Authors: Ukrinform (Person)</text:p>
      <text:p text:style-name="P4">
Publisher: Укринформ (Organization)</text:p>
      <text:p text:style-name="P4">
Published Time: 2023-04-05T18:38:00+03:00</text:p>
      <text:p text:style-name="P4">
Modified Time: 2023-04-05T18:38:00+03:00</text:p>
      <text:p text:style-name="P4">
Description: Донецький «Шахтар» проінформував про новий контракт півзахисника Георгія Судакова. — Укрінформ.</text:p>
      <text:p text:style-name="P4">
Images: ["<text:a xlink:type="simple" xlink:href="https://static.ukrinform.com/photos/2023_04/thumb_files/630_360_1680708541-142.jpg" text:style-name="Internet_20_link" text:visited-style-name="Visited_20_Internet_20_Link">
630_360_16807...</text:a>
"]</text:p>
      <text:p text:style-name="P4">
Tags: ['Футбол', 'Шахтар']</text:p>
      <text:p text:style-name="P4">
Type: Article</text:p>
      <!--METADATA-->
      <text:p text:style-name="P4">
<draw:frame draw:style-name="fr1" draw:name="Image204" text:anchor-type="as-char" svg:width="6.9236in" svg:height="3.956343in" draw:z-index="0">
<draw:image xlink:href="../Images/yкринформ/2023-04-05T18-38-00-03-00/630_360_1680708541-142.jpg" xlink:type="simple" xlink:show="embed" xlink:actuate="onLoad" draw:mime-type="image/jpeg"/>
</draw:frame>
 Донецький«Шахтар» проінформував про новий контракт півзахисника Георгія Судакова.</text:p>
      <text:p text:style-name="P4">
Як повідомляє <text:a xlink:type="simple" xlink:href="https://twitter.com/FCShakhtar/status/1643630726783352842" text:style-name="Internet_20_link" text:visited-style-name="Visited_20_Internet_20_Link">
</text:a>
 «гірників», договіргравця тепер закінчується у середині 2028 року, передає Укрінформ.</text:p>
      <text:p text:style-name="P4">
Судаков є вихованцем академії клубу, виступає у системі «Шахтаря» з 2017 року.Дебютував за першу команду у 2020 році, встиг провести 56 матчів, забив 8м'ячів та зробив 10 результативних передач. Став володарем СуперкубкаУкраїни-2021.</text:p>
      <text:p text:style-name="P4">
<text:span text:style-name="T4">
Читайте також:</text:span>
 <text:a xlink:type="simple" xlink:href="https://www.ukrinform.ua/rubric-sports/3691798-sudakov-sered-najdorozcih-molodih-gravciv-aki-graut-ne-v-top5-ligah.html" text:style-name="Internet_20_link" text:visited-style-name="Visited_20_Internet_20_Link">
 </text:a>
</text:p>
      <text:p text:style-name="P4">
Додамо, що 20-річний гравець цього сезону провів 28 матчів, забив 3 м'ячі ізробив 9 асистів. У складі збірної України відіграв 4 матчі.</text:p>
      <text:p text:style-name="P4">
Фото: Getty Images/Global Images Ukraine.</text:p>
      <text:p text:style-name="P4">
Source: <text:a xlink:type="simple" xlink:href="https://www.ukrinform.ua/rubric-sports/3692086-sudakov-i-sahtar-pidpisali-novij-kontrakt.html" text:style-name="Internet_20_link" text:visited-style-name="Visited_20_Internet_20_Link">
https://www.ukrinform.ua/rubric-sports/3692086-sudakov-i-sahtar-pidpisali-novij-kontrakt.html</text:a>
</text:p>
      <!--NEWS-->
      <text:h text:style-name="P10" text:outline-level="1">
<text:span text:style-name="T4">
У Латвії повернули обов'язкову військову службу</text:span>
</text:h>
      <text:p text:style-name="P4">
Authors: Ukrinform (Person)</text:p>
      <text:p text:style-name="P4">
Publisher: Укринформ (Organization)</text:p>
      <text:p text:style-name="P4">
Published Time: 2023-04-05T18:39:00+03:00</text:p>
      <text:p text:style-name="P4">
Modified Time: 2023-04-05T18:39:00+03:00</text:p>
      <text:p text:style-name="P4">
Description: Латвійський парламент затвердив у третьому, остаточному читанні закон про запровадження служби державної оборони та пов'язані з ним проєкти інших нормативних актів. Запроваджується система, за якої служба у Національних збройних силах є обов'язковою. — Укрінформ.</text:p>
      <text:p text:style-name="P4">
Images: ["<text:a xlink:type="simple" xlink:href="https://static.ukrinform.com/photos/2023_04/thumb_files/630_360_1680699781-104.jpg" text:style-name="Internet_20_link" text:visited-style-name="Visited_20_Internet_20_Link">
630_360_16806...</text:a>
"]</text:p>
      <text:p text:style-name="P4">
Tags: ['Латвія', 'Призов', 'Сейм']</text:p>
      <text:p text:style-name="P4">
Type: Article</text:p>
      <!--METADATA-->
      <text:p text:style-name="P4">
<draw:frame draw:style-name="fr1" draw:name="Image205" text:anchor-type="as-char" svg:width="6.9236in" svg:height="3.956343in" draw:z-index="0">
<draw:image xlink:href="../Images/yкринформ/2023-04-05T18-39-00-03-00/630_360_1680699781-104.jpg" xlink:type="simple" xlink:show="embed" xlink:actuate="onLoad" draw:mime-type="image/jpeg"/>
</draw:frame>
Латвійський парламент затвердив у третьому, остаточному читанні закон прозапровадження служби державної оборони та пов'язані з ним проєкти іншихнормативних актів. Запроваджується система, за якої служба у Національнихзбройних силах є обов'язковою.</text:p>
      <text:p text:style-name="P4">
Про це повідомляє Укрінформ із посиланням на <text:a xlink:type="simple" xlink:href="https://www.saeima.lv/lv/aktualitates/saeimas-zinas/32112-ievies-valsts-aizsardzibas-dienestu" text:style-name="Internet_20_link" text:visited-style-name="Visited_20_Internet_20_Link">
</text:a>
 .</text:p>
      <text:p text:style-name="P4">
Передбачено, що перший призов до лав військовослужбовців НЗС будедобровільним, новобранці розпочнуть несення служби вже 1 липня цього року.</text:p>
      <text:p text:style-name="P4">
Згідно із законопроєктом до Служби національної оборони призиватимутьчоловіків віком від 18 до 27 років. Крім того, громадяни Латвії 18-27 років, ічоловіки, і жінки, мають право заявитися на службу добровільно.</text:p>
      <text:p text:style-name="P4">
<text:span text:style-name="T4">
Читайте також:</text:span>
 <text:a xlink:type="simple" xlink:href="https://www.ukrinform.ua/rubric-world/3691572-u-latvii-zatrimali-prorosijskogo-aktivista-akij-ohoronav-radanski-pamatniki.html" text:style-name="Internet_20_link" text:visited-style-name="Visited_20_Internet_20_Link">
 <text:span text:style-name="T4">
Латві</text:span>
 </text:a>
</text:p>
      <text:p text:style-name="P4">
Законом визначено низку винятків, коли призов на строкову військову службуможе бути відстрочений. Також є окремі випадки, коли приймається постанова проне призов на службу.</text:p>
      <text:p text:style-name="P4">
Під час проходження призову на строкову військову службу оборони країнипланується в першочерговому порядку зараховувати громадян, які зголосилися наслужбу. З іншого боку, щоб завершити відсутню частину набору, плануєтьсявикористовувати випадковий відбір - пропорційно кількості громадян, якіпідлягають військовій службі, у кожному районі. Планується, що до 2027 рокугромадяни, які постійно проживають за кордоном і повідомили латвійськомуУправлінню у справах громадянства та міграції про свою адресу проживання віноземній державі, не призиватимуться на строкову військову службу.</text:p>
      <text:p text:style-name="P4">
<text:span text:style-name="T4">
Читайте також:</text:span>
 <text:a xlink:type="simple" xlink:href="https://www.ukrinform.ua/rubric-society/3690735-latvia-organizue-kurs-psihologicnoi-pidtrimki-dla-ukrainskih-prikordonnikiv.html" text:style-name="Internet_20_link" text:visited-style-name="Visited_20_Internet_20_Link">
 <text:span text:style-name="T4">
Латв</text:span>
 </text:a>
</text:p>
      <text:p text:style-name="P4">
Закон передбачає попередження або штраф у розмірі до 350 євро за неприбуттябез поважних причин на призначені перевірки в місце та час, зазначені уповістці Міністерства оборони. З іншого боку, за ухилення від проходженнявійськової служби передбачається притягнення до відповідальності в порядку,визначеному Кримінальним законом.</text:p>
      <text:p text:style-name="P4">
Фото: wikimedia.org</text:p>
      <text:p text:style-name="P4">
Source: <text:a xlink:type="simple" xlink:href="https://www.ukrinform.ua/rubric-world/3691984-u-latvii-povernuli-obovazkovu-vijskovu-sluzbu.html" text:style-name="Internet_20_link" text:visited-style-name="Visited_20_Internet_20_Link">
https://www.ukrinform.ua/rubric-world/3691984-u-latvii-povernuli-obovazkovu-vijskovu-sluzbu.html</text:a>
</text:p>
      <!--NEWS-->
      <text:h text:style-name="P10" text:outline-level="1">
<text:span text:style-name="T4">
Відмова неможлива: Верещук про примусову евакуацію дітей з 21 населеного пункту Донеччини</text:span>
</text:h>
      <text:p text:style-name="P4">
Authors: Ukrinform (Person)</text:p>
      <text:p text:style-name="P4">
Publisher: Укринформ (Organization)</text:p>
      <text:p text:style-name="P4">
Published Time: 2023-04-05T18:41:00+03:00</text:p>
      <text:p text:style-name="P4">
Modified Time: 2023-04-05T18:41:00+03:00</text:p>
      <text:p text:style-name="P4">
Description: Члени Координаційного штабу з питань проведення обов’язкової евакуації населення в умовах воєнного стану підтримали ініціативу Донецької ОВА про оголошення обов’язкової евакуації дітей із 21 населеного пункту Донеччини, де безпекова ситуація залишається важкою. — Укрінформ.</text:p>
      <text:p text:style-name="P4">
Images: ["<text:a xlink:type="simple" xlink:href="https://static.ukrinform.com/photos/2023_01/thumb_files/630_360_1673897824-865.png" text:style-name="Internet_20_link" text:visited-style-name="Visited_20_Internet_20_Link">
630_360_16738...</text:a>
"]</text:p>
      <text:p text:style-name="P4">
Tags: ['Діти', 'Донеччина', 'Евакуація', 'Війна з росією', 'Єдині новини']</text:p>
      <text:p text:style-name="P4">
Type: Article</text:p>
      <!--METADATA-->
      <text:p text:style-name="P4">
<draw:frame draw:style-name="fr1" draw:name="Image206" text:anchor-type="as-char" svg:width="6.9236in" svg:height="3.956343in" draw:z-index="0">
<draw:image xlink:href="../Images/yкринформ/2023-04-05T18-41-00-03-00/630_360_1673897824-865.png" xlink:type="simple" xlink:show="embed" xlink:actuate="onLoad" draw:mime-type="image/png"/>
</draw:frame>
 ЧлениКоординаційного штабу з питань проведення обов’язкової евакуації населення вумовах воєнного стану підтримали ініціативу Донецької ОВА про оголошенняобов’язкової евакуації дітей із 21 населеного пункту Донеччини, де безпековаситуація залишається важкою.</text:p>
      <text:p text:style-name="P4">
Про це віцепрем'єр-міністр - міністр з питань реінтеграції тимчасовоокупованих територій Ірина Верещук сказала в ефірі телемарафону «Єдиніновини», передає Укрінформ.</text:p>
      <text:p text:style-name="P4">
«Учора відбулося засідання координаційного штабу під моїм керівництвом. Мирозглянули ініціативу голови ОВА Донеччини і погодили застосування постановипро примусову евакуацію з чергового 21 населеного пункту. Я зараз маю на увазій Авдіївку, й інші населені пункти, з яких терміново будуть вивезені діти», -сказала Верещук.</text:p>
      <text:p text:style-name="P4">
<text:span text:style-name="T5">
Відео: телемарафон “Єдині новини”.</text:span>
</text:p>
      <text:p text:style-name="P4">
Глава Мінреінтеграції додала, що в такому випадку відмова буде неможливою.</text:p>
      <text:p text:style-name="P4">
Вона також розповіла про трагедію, яка сталася кілька днів тому. Через обстрілросійськими загарбниками Авдіївки Донецької області загинули дві людини, середяких дитина 2022 року народження. Напередодні поліцейські вкотре вмовляли мамуп'ятимісячного хлопчика виїхати з міста, але та відмовилася. «Власне, мамадитинки, яка загинула, (була евакуйована – ред.) самовільно повернуся доАвдіївки, от ви бачите, яке нещастя. Тому ми оперативно реагуємо на такі речі,якщо батьки не розуміють самі», - додала віцепрем'єр.</text:p>
      <text:p text:style-name="P4">
<text:span text:style-name="T4">
Читайте також:</text:span>
 <text:a xlink:type="simple" xlink:href="https://www.ukrinform.ua/rubric-society/3691595-veresuk-rekomendue-ukraincam-timcasovo-viihati-z-tot-do-tretih-krain.html" text:style-name="Internet_20_link" text:visited-style-name="Visited_20_Internet_20_Link">
 <text:span text:style-name="T4">
Верещук</text:span>
 </text:a>
</text:p>
      <text:p text:style-name="P4">
Верещук зазначила: щоб надалі не було таких випадків, коли евакуйовані батькиіз дітьми самовільно повертаються додому після того, як їх вивезли у більшбезпечні місця, будуть ухвалюватися відповідні рішення. Наприклад, як цезробив керівник Херсонської обласної військової адміністрації ОлександрПрокудін - ухвалив рішення про заборону на в'їзд родин із <text:a xlink:type="simple" xlink:href="https://www.ukrinform.ua/tag-diti" text:style-name="Internet_20_link" text:visited-style-name="Visited_20_Internet_20_Link">
</text:a>
 в місця, де ведуться бойові дії.</text:p>
      <text:p text:style-name="P4">
Посадовець вкотре наголосила: діти не мають бути там, де небезпечно.</text:p>
      <text:p text:style-name="P4">
Як повідомлялося, 7 березня Кабінет Міністрів <text:a xlink:type="simple" xlink:href="https://www.ukrinform.ua/rubric-society/3679343-urad-shvaliv-primusovu-evakuaciu-ditej-iz-zon-bojovih-dij.html" text:style-name="Internet_20_link" text:visited-style-name="Visited_20_Internet_20_Link">
</text:a>
 . Підставою для проведенняобов’язкової евакуації відтепер є рішення обласних військових адміністрацій,погоджене з органами військового командування та Координаційним штабом зпитань проведення обов’язкової евакуації населення. Обов’язкова евакуація упримусовий спосіб дітей здійснюватиметься за супроводом одного з батьків,особи, яка їх замінює, або іншого законного представника.</text:p>
      <text:p text:style-name="P4">
Source: <text:a xlink:type="simple" xlink:href="https://www.ukrinform.ua/rubric-regions/3692088-vidmova-nemozliva-veresuk-pro-primusovu-evakuaciu-ditej-z-21-naselenogo-punktu-doneccini.html" text:style-name="Internet_20_link" text:visited-style-name="Visited_20_Internet_20_Link">
https://www.ukrinform.ua/rubric-regions/3692088-vidmova-nemozliva-veresuk-pro-primusovu-evakuaciu-ditej-z-21-naselenogo-punktu-doneccini.html</text:a>
</text:p>
      <!--NEWS-->
      <text:h text:style-name="P10" text:outline-level="1">
<text:span text:style-name="T4">
Німеччина надала Україні 800 тонн трансформаторної оливи</text:span>
</text:h>
      <text:p text:style-name="P4">
Authors: Ukrinform (Person)</text:p>
      <text:p text:style-name="P4">
Publisher: Укринформ (Organization)</text:p>
      <text:p text:style-name="P4">
Published Time: 2023-04-05T18:42:00+03:00</text:p>
      <text:p text:style-name="P4">
Modified Time: 2023-04-05T18:42:00+03:00</text:p>
      <text:p text:style-name="P4">
Description: Німеччина доставила у звільнені та прифронтові райони 800 тонн трансформаторної оливи для стабільного енергопостачання України. — Укрінформ.</text:p>
      <text:p text:style-name="P4">
Images: ["<text:a xlink:type="simple" xlink:href="https://static.ukrinform.com/photos/2023_04/thumb_files/630_360_1680709338-888.jpg" text:style-name="Internet_20_link" text:visited-style-name="Visited_20_Internet_20_Link">
630_360_16807...</text:a>
"]</text:p>
      <text:p text:style-name="P4">
Tags: ['Німеччина', 'допомога', 'Війна з росією']</text:p>
      <text:p text:style-name="P4">
Type: Article</text:p>
      <!--METADATA-->
      <text:p text:style-name="P4">
<draw:frame draw:style-name="fr1" draw:name="Image207" text:anchor-type="as-char" svg:width="6.9236in" svg:height="3.956343in" draw:z-index="0">
<draw:image xlink:href="../Images/yкринформ/2023-04-05T18-42-00-03-00/630_360_1680709338-888.jpg" xlink:type="simple" xlink:show="embed" xlink:actuate="onLoad" draw:mime-type="image/jpeg"/>
</draw:frame>
 Німеччинадоставила у звільнені та прифронтові райони 800 тонн трансформаторної оливидля стабільного енергопостачання України.</text:p>
      <text:p text:style-name="P4">
Про це повідомило у <text:a xlink:type="simple" xlink:href="https://twitter.com/GermanyinUA/status/1643625400466128898" text:style-name="Internet_20_link" text:visited-style-name="Visited_20_Internet_20_Link">
</text:a>
 <text:a xlink:type="simple" xlink:href="https://twitter.com/GermanyinUA/status/1643625400466128898" text:style-name="Internet_20_link" text:visited-style-name="Visited_20_Internet_20_Link">
</text:a>
 посольствоНімеччини в Україні, передає Укрінформ.</text:p>
      <text:p text:style-name="P4">
«Допомагаємо стабілізувати енергопостачання України: <text:a xlink:type="simple" xlink:href="https://www.ukrinform.ua/tag-nimeccina" text:style-name="Internet_20_link" text:visited-style-name="Visited_20_Internet_20_Link">
</text:a>
 доставила у звільнені та прифронтовірайони 43 вантажівки з 800 тоннами трансформаторної оливи для «Енергоатома»,НЕК «Укренерго» та «Чернігівобленерго»», - поінформували у диппредставництві.</text:p>
      <text:p text:style-name="Quotations">

<text:p text:style-name="P4">
Допомагаємо стабілізувати енергопостачання України: 🇩🇪 доставила у звільнені&gt;
 та прифронтові райони 43 вантажівки з 800 тоннами трансформаторної оливи для&gt;
 <text:a xlink:type="simple" xlink:href="https://twitter.com/energoatom_ua" text:style-name="Internet_20_link" text:visited-style-name="Visited_20_Internet_20_Link">
 </text:a>
 <text:a xlink:type="simple" xlink:href="https://twitter.com/NPCUkrenergo" text:style-name="Internet_20_link" text:visited-style-name="Visited_20_Internet_20_Link">
&gt;
 </text:a>
 та&gt;
 «Чернігівобленерго». <text:a xlink:type="simple" xlink:href="https://twitter.com/hashtag/StandWithUkraine" text:style-name="Internet_20_link" text:visited-style-name="Visited_20_Internet_20_Link">
&gt;
 </text:a>
&gt;
 <text:a xlink:type="simple" xlink:href="https://t.co/Y4GKnzohIf" text:style-name="Internet_20_link" text:visited-style-name="Visited_20_Internet_20_Link">
 </text:a>
&gt;
&gt;
 — Посольство Німеччини (@GermanyinUA) <text:a xlink:type="simple" xlink:href="https://twitter.com/GermanyinUA/status/1643625400466128898" text:style-name="Internet_20_link" text:visited-style-name="Visited_20_Internet_20_Link">
&gt;
 </text:a>
</text:p>

</text:p>
      <text:p text:style-name="P4">
<text:span text:style-name="T4">
Читайте також:</text:span>
 <text:a xlink:type="simple" xlink:href="https://www.ukrinform.ua/rubric-vidbudova/3691634-ukraina-i-nimeccina-posiluut-spivpracu-dla-zelenogo-vidnovlenna.html" text:style-name="Internet_20_link" text:visited-style-name="Visited_20_Internet_20_Link">
 <text:span text:style-name="T4">
Німечч</text:span>
 </text:a>
</text:p>
      <text:p text:style-name="P4">
Як повідомлялося, Україна і Німеччина 4 квітня підписали заяву про розширенняенергетичного партнерства для “зеленого” відновлення та відбудови українськоїенергетики.</text:p>
      <text:p text:style-name="P4">
<text:span text:style-name="T5">
Фото: Посольство Німеччини</text:span>
</text:p>
      <text:p text:style-name="P4">
Source: <text:a xlink:type="simple" xlink:href="https://www.ukrinform.ua/rubric-society/3692089-nimeccina-nadala-ukraini-800-tonn-transformatornoi-olivi.html" text:style-name="Internet_20_link" text:visited-style-name="Visited_20_Internet_20_Link">
https://www.ukrinform.ua/rubric-society/3692089-nimeccina-nadala-ukraini-800-tonn-transformatornoi-olivi.html</text:a>
</text:p>
      <!--NEWS-->
      <text:h text:style-name="P10" text:outline-level="1">
<text:span text:style-name="T4">
У Києві презентували проєкт «#Насправді_історія», який розвінчуватиме прокремлівські наративи</text:span>
</text:h>
      <text:p text:style-name="P4">
Authors: Ukrinform (Person)</text:p>
      <text:p text:style-name="P4">
Publisher: Укринформ (Organization)</text:p>
      <text:p text:style-name="P4">
Published Time: 2023-04-05T18:46:52+03:00</text:p>
      <text:p text:style-name="P4">
Modified Time: 2023-04-05T18:46:52+03:00</text:p>
      <text:p text:style-name="P4">
Description: У Києві відбулась презентація першого пілотного випуску проєкту "#Насправді_історія", який буде розвінчувати історичні прокремлівські наративи. — Укрінформ.</text:p>
      <text:p text:style-name="P4">
Images: ["<text:a xlink:type="simple" xlink:href="https://static.ukrinform.com/photos/2023_04/thumb_files/630_360_1680709235-499.jpg" text:style-name="Internet_20_link" text:visited-style-name="Visited_20_Internet_20_Link">
630_360_16807...</text:a>
", "<text:a xlink:type="simple" xlink:href="https://static.ukrinform.com/photos/2023_04/1680708871-514.jpg" text:style-name="Internet_20_link" text:visited-style-name="Visited_20_Internet_20_Link">
1680708871-51...</text:a>
", "<text:a xlink:type="simple" xlink:href="https://static.ukrinform.com/photos/2023_04/1680708915-872.jpg" text:style-name="Internet_20_link" text:visited-style-name="Visited_20_Internet_20_Link">
1680708915-87...</text:a>
", "<text:a xlink:type="simple" xlink:href="https://static.ukrinform.com/photos/2023_04/1680709017-997.jpg" text:style-name="Internet_20_link" text:visited-style-name="Visited_20_Internet_20_Link">
1680709017-99...</text:a>
"]</text:p>
      <text:p text:style-name="P4">
Tags: ['Фейк', 'Укрінформ', 'Війна з росією']</text:p>
      <text:p text:style-name="P4">
Type: Article</text:p>
      <!--METADATA-->
      <text:p text:style-name="P4">
<draw:frame draw:style-name="fr1" draw:name="Image208" text:anchor-type="as-char" svg:width="6.9236in" svg:height="3.956343in" draw:z-index="0">
<draw:image xlink:href="../Images/yкринформ/2023-04-05T18-46-52-03-00/630_360_1680709235-499.jpg" xlink:type="simple" xlink:show="embed" xlink:actuate="onLoad" draw:mime-type="image/jpeg"/>
</draw:frame>
 У Києвівідбулась презентація першого пілотного випуску проєкту "#Насправді_історія",який буде розвінчувати історичні прокремлівські наративи.</text:p>
      <text:p text:style-name="P4">
Презентація проєкту відбулась в Укрінформі, повідомляє кореспондент агентства.</text:p>
      <text:p text:style-name="P4">
"Знання історії - це можливість протидіяти фейкам та наративам, і можливістьзастосовувати історію, як зброю. Особливо в цей момент, коли наша країнапротистоїть такому сильному ворогу", - сказав директор ГС "Консорціумветеранських організацій сходу" Павло Федоров.</text:p>
      <text:p text:style-name="P4">
<draw:frame draw:style-name="fr1" draw:name="Image209" text:anchor-type="as-char" svg:width="6.9236in" svg:height="4.615733in" draw:z-index="0">
<draw:image xlink:href="../Images/yкринформ/2023-04-05T18-46-52-03-00/1680708871-514.jpg" xlink:type="simple" xlink:show="embed" xlink:actuate="onLoad" draw:mime-type="image/jpeg"/>
</draw:frame>
</text:p>
      <text:p text:style-name="P4">
Він зазначив, що проєкт розрахований на різну вікову аудиторію, яка цікавитьсяісторією.</text:p>
      <text:p text:style-name="P4">
<text:span text:style-name="T4">
Читайте також:</text:span>
 <text:a xlink:type="simple" xlink:href="https://www.ukrinform.ua/rubric-kyiv/3684331-v-ukrinformi-projsov-trening-prisvacenij-etici-roboti-z-zertvami-ta-svidkami-voennih-zlociniv.html" text:style-name="Internet_20_link" text:visited-style-name="Visited_20_Internet_20_Link">
 <text:span text:style-name="T4">
Укрінформі</text:span>
 <text:span text:style-name="T4">
пройшов</text:span>
 <text:span text:style-name="T4">
тренінг</text:span>
 <text:span text:style-name="T4">
присвячений</text:span>
<text:span text:style-name="T4">
етиці</text:span>
 <text:span text:style-name="T4">
роботи</text:span>
 <text:span text:style-name="T4">
жертвами</text:span>
 <text:span text:style-name="T4">
свідками</text:span>
 <text:span text:style-name="T4">
воєнних</text:span>
 <text:span text:style-name="T4">
злочинів</text:span>
</text:a>
</text:p>
      <text:p text:style-name="P4">
Директор інформаційно-аналітичного агентства «Нова-новини ветеранів» ВладЯкименко зауважив, що вся російська історія перш за все побудована для того,щоб підтримувати внутрішню політику російських царів, а потім керівниківрадянської імперії. За його словами, нічого не могло запускатися вінформаційне поле без погодження та контролю.</text:p>
      <text:p text:style-name="P4">
<draw:frame draw:style-name="fr1" draw:name="Image210" text:anchor-type="as-char" svg:width="6.9236in" svg:height="4.615733in" draw:z-index="0">
<draw:image xlink:href="../Images/yкринформ/2023-04-05T18-46-52-03-00/1680708915-872.jpg" xlink:type="simple" xlink:show="embed" xlink:actuate="onLoad" draw:mime-type="image/jpeg"/>
</draw:frame>
</text:p>
      <text:p text:style-name="P4">
Перший пілотний випуск проєкту буде присвячений релігійній темі.</text:p>
      <text:p text:style-name="P4">
"Враховуючи те, що сьогодні відбувається на вулицях, що відбувається вкафедральних соборах України, що відбувається в центрі столиці - Києво-Печерській лаврі, я ще раз зрозуміла, наскільки ми не помилилися з пілотнимпроєктом. Ми знаємо, що у росії колосальний досвід в тому, щобінструменталізувати релігію для поширення своїх впливів. Ну простоколосальний. І оці всі нестабільності, які створюються зараз, які заразвиникають у воюючої України, є власне наслідком широкого використаннянеправди, фейків, маніпуляцій російською владою, російською наукою урелігійній сфері", - сказала журналістка Укрінформу Ярослава Міщенко.</text:p>
      <text:p text:style-name="P4">
<text:span text:style-name="T4">
Читайте також:</text:span>
 <text:a xlink:type="simple" xlink:href="https://www.ukrinform.ua/rubric-ato/3691053-rosijskobiloruski-suri-v-adernij-pastci-dajdzest-propagandi-za-31-berezna-2-kvitna.html" text:style-name="Internet_20_link" text:visited-style-name="Visited_20_Internet_20_Link">
 </text:a>
</text:p>
      <text:p text:style-name="P4">
Керівниця проєкту «Голоси України» Ольга Гужва зазначила, що проєкт"#Насправді_історія" не про історію, а саме про маніпуляції історією.</text:p>
      <text:p text:style-name="P4">
<draw:frame draw:style-name="fr1" draw:name="Image211" text:anchor-type="as-char" svg:width="6.9236in" svg:height="4.615733in" draw:z-index="0">
<draw:image xlink:href="../Images/yкринформ/2023-04-05T18-46-52-03-00/1680709017-997.jpg" xlink:type="simple" xlink:show="embed" xlink:actuate="onLoad" draw:mime-type="image/jpeg"/>
</draw:frame>
</text:p>
      <text:p text:style-name="P4">
За її словами, такі проєкти мають поширюватися на закордонну аудиторію, але цевже більш складна задача для реалізації.</text:p>
      <text:p text:style-name="P4">
"Якщо у нас буде змога, і нас підтримують партнери, якщо зацікавляться тим,щоб поширювати контент англійською, то ми будемо це робити, поширювати,перекладати, бо це нагальна проблема", - додала Гужва.</text:p>
      <text:p text:style-name="P4">
Перший випуск проєкту планують оприлюднити 6 квітня на ютуб-каналі Укрінформу.Загалом організатори програми планують створювати випуски раз на місяць.</text:p>
      <text:p text:style-name="P4">
Source: <text:a xlink:type="simple" xlink:href="https://www.ukrinform.ua/rubric-society/3692090-u-kievi-prezentuvali-proekt-naspravdiistoria-akij-rozvincuvatime-prokremlivski-narativi.html" text:style-name="Internet_20_link" text:visited-style-name="Visited_20_Internet_20_Link">
https://www.ukrinform.ua/rubric-society/3692090-u-kievi-prezentuvali-proekt-naspravdiistoria-akij-rozvincuvatime-prokremlivski-narativi.html</text:a>
</text:p>
      <!--NEWS-->
      <text:h text:style-name="P10" text:outline-level="1">
<text:span text:style-name="T4">
Україна та Польща відкриють новий залізничний перехід - Моравецький</text:span>
</text:h>
      <text:p text:style-name="P4">
Authors: Ukrinform (Person)</text:p>
      <text:p text:style-name="P4">
Publisher: Укринформ (Organization)</text:p>
      <text:p text:style-name="P4">
Published Time: 2023-04-05T18:53:00+03:00</text:p>
      <text:p text:style-name="P4">
Modified Time: 2023-04-05T18:53:00+03:00</text:p>
      <text:p text:style-name="P4">
Description: Україна та Польща відкриють новий залізничний прикордонний перехід. — Укрінформ.</text:p>
      <text:p text:style-name="P4">
Images: ["<text:a xlink:type="simple" xlink:href="https://static.ukrinform.com/photos/2023_04/thumb_files/630_360_1680705018-311.jpg" text:style-name="Internet_20_link" text:visited-style-name="Visited_20_Internet_20_Link">
630_360_16807...</text:a>
"]</text:p>
      <text:p text:style-name="P4">
Tags: ['Польща', 'Україна', 'Кордон', 'Моравецький']</text:p>
      <text:p text:style-name="P4">
Type: Article</text:p>
      <!--METADATA-->
      <text:p text:style-name="P4">
<draw:frame draw:style-name="fr1" draw:name="Image212" text:anchor-type="as-char" svg:width="6.9236in" svg:height="3.956343in" draw:z-index="0">
<draw:image xlink:href="../Images/yкринформ/2023-04-05T18-53-00-03-00/630_360_1680705018-311.jpg" xlink:type="simple" xlink:show="embed" xlink:actuate="onLoad" draw:mime-type="image/jpeg"/>
</draw:frame>
 Україна таПольща відкриють новий залізничний прикордонний перехід.</text:p>
      <text:p text:style-name="P4">
Як передає кореспондент Укрінформу, про це заявив прем’єр-міністр ПольщіМатеуш Моравецький під час спільної пресконференції з Президентом УкраїниВолодимиром Зеленським у Варшаві.</text:p>
      <text:p text:style-name="P4">
"Ми відкриваємо новий залізничний прикордонний перехід. І це – також доказнашої співпраці", - сказав він.</text:p>
      <text:p text:style-name="P4">
За словами Моравецького, під час переговорів з українською делегацією такожбуло обговорено "важкі теми, які пов’язані з цією героїчною боротьбою(українського народу проти російських загарбників – ред.), та з проблемами,які у нас на польському ринку, з українським зерном, з українськимисільськогосподарськими товарами".</text:p>
      <text:p text:style-name="P4">
<text:span text:style-name="T4">
Читайте також:</text:span>
 <text:a xlink:type="simple" xlink:href="https://www.ukrinform.ua/rubric-polytics/3692018-polsa-ta-ukraina-pracuut-nad-novim-dogovorom-pro-dobrosusidstvo-duda.html" text:style-name="Internet_20_link" text:visited-style-name="Visited_20_Internet_20_Link">
 </text:a>
</text:p>
      <text:p text:style-name="P4">
"Ми також про це говорили і запропонували один одному хороші рішення, якішвидко будемо впроваджувати", - додав глава польського уряду.</text:p>
      <text:p text:style-name="P4">
Президент Володимир Зеленський, зі свого боку, проінформував, що говорив зглавою польського уряду про відкриття нового залізничного сполучення Київ-Варшава через Раву-Руську.</text:p>
      <text:p text:style-name="P4">
"Очікуємо, що сполучення на повну запрацює вже найближчими місяцями", -зазначив Зеленський.</text:p>
      <text:p text:style-name="P4">
Як повідомлялося, Президент <text:a xlink:type="simple" xlink:href="https://www.ukrinform.ua/tag-zelenskij" text:style-name="Internet_20_link" text:visited-style-name="Visited_20_Internet_20_Link">
 </text:a>
 разомз дружиною 5 квітня перебуває з офіційним візитом у Польщі.</text:p>
      <text:p text:style-name="P4">
<text:span text:style-name="T5">
Фото: ОП</text:span>
</text:p>
      <text:p text:style-name="P4">
Source: <text:a xlink:type="simple" xlink:href="https://www.ukrinform.ua/rubric-economy/3692096-ukraina-ta-polsa-vidkriut-novij-zaliznicnij-perehid-moraveckij.html" text:style-name="Internet_20_link" text:visited-style-name="Visited_20_Internet_20_Link">
https://www.ukrinform.ua/rubric-economy/3692096-ukraina-ta-polsa-vidkriut-novij-zaliznicnij-perehid-moraveckij.html</text:a>
</text:p>
      <!--NEWS-->
      <text:h text:style-name="P10" text:outline-level="1">
<text:span text:style-name="T4">
На Харківщині 16-річний хлопець підірвався на вибухівці</text:span>
</text:h>
      <text:p text:style-name="P4">
Authors: Ukrinform (Person)</text:p>
      <text:p text:style-name="P4">
Publisher: Укринформ (Organization)</text:p>
      <text:p text:style-name="P4">
Published Time: 2023-04-05T18:55:18+03:00</text:p>
      <text:p text:style-name="P4">
Modified Time: 2023-04-05T18:55:18+03:00</text:p>
      <text:p text:style-name="P4">
Description: На Харківщині підірвався на невідомому вибуховому пристрої 16-річний хлопець, його госпіталізували.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Міна', 'Харківщина']</text:p>
      <text:p text:style-name="P4">
Type: Article</text:p>
      <!--METADATA-->
      <text:p text:style-name="P4">
<draw:frame draw:style-name="fr1" draw:name="Image213" text:anchor-type="as-char" svg:width="6.9236in" svg:height="3.956343in" draw:z-index="0">
<draw:image xlink:href="../Images/yкринформ/2023-04-05T18-55-18-03-00/630_360_1654768443-794.jpg" xlink:type="simple" xlink:show="embed" xlink:actuate="onLoad" draw:mime-type="image/jpeg"/>
</draw:frame>
 НаХарківщині підірвався на невідомому вибуховому пристрої 16-річний хлопець,його госпіталізували.</text:p>
      <text:p text:style-name="P4">
Про це повідомила в <text:a xlink:type="simple" xlink:href="https://t.me/DSNS_Kharkiv/3469" text:style-name="Internet_20_link" text:visited-style-name="Visited_20_Internet_20_Link">
 </text:a>
 пресслужба ГУ ДСНС уХарківській області, передає Укрінформ.</text:p>
      <text:p text:style-name="P4">
«5 квітня сталась чергова надзвичайна подія на території Харківщини. У с.Новоосинове Куп'янського району 16-ти річний підліток отримав міно-вибуховутравму внаслідок підриву на невідомому вибуховому пристрої. Його доставлено дообласної лікарні, стан середньої важкості, ампутацій кінцівок немає», -повідомили в <text:a xlink:type="simple" xlink:href="https://www.ukrinform.ua/tag-dsns" text:style-name="Internet_20_link" text:visited-style-name="Visited_20_Internet_20_Link">
 </text:a>
 .</text:p>
      <text:p text:style-name="P4">
У відомстві вкотре нагадують, що треба суворо дотримуватись заходів безпеки:не відвідувати ліси, лісосмуги, поля, пойми річок та інші відкриті простори,особливо ті, де точилися бої, або які перебували під окупацією.</text:p>
      <text:p text:style-name="P4">
<text:span text:style-name="T4">
Читайте також:</text:span>
 <text:a xlink:type="simple" xlink:href="https://www.ukrinform.ua/rubric-ato/3687395-na-harkivsini-colovik-zaginuv-naihavsi-na-vibuhovij-pristrij.html" text:style-name="Internet_20_link" text:visited-style-name="Visited_20_Internet_20_Link">
 </text:a>
</text:p>
      <text:p text:style-name="P4">
Як повідомляв Укрінформ, за даними Харківської ОВА, в області потребуютьрозмінування 447 населених пунктів. За інформацією начальника ГУ ДСНС уХарківській області Олександра Волобуєва, щільність замінування дуже висока.</text:p>
      <text:p text:style-name="P4">
Source: <text:a xlink:type="simple" xlink:href="https://www.ukrinform.ua/rubric-regions/3692093-na-harkivsini-16ricnij-hlopec-pidirvavsa-na-vibuhivci.html" text:style-name="Internet_20_link" text:visited-style-name="Visited_20_Internet_20_Link">
https://www.ukrinform.ua/rubric-regions/3692093-na-harkivsini-16ricnij-hlopec-pidirvavsa-na-vibuhivci.html</text:a>
</text:p>
      <!--NEWS-->
      <text:h text:style-name="P10" text:outline-level="1">
<text:span text:style-name="T4">
Японія надасть партнерам у регіоні військове обладнання для посилення захисту від Китаю</text:span>
</text:h>
      <text:p text:style-name="P4">
Authors: Ukrinform (Person)</text:p>
      <text:p text:style-name="P4">
Publisher: Укринформ (Organization)</text:p>
      <text:p text:style-name="P4">
Published Time: 2023-04-05T18:56:00+03:00</text:p>
      <text:p text:style-name="P4">
Modified Time: 2023-04-05T18:56:00+03:00</text:p>
      <text:p text:style-name="P4">
Description: Уряд Японії надасть військове обладнання країнам-партнерам у регіоні, які поділяють спільні цінності, такі як верховенство права, для посилення їхнього оборонного потенціалу на фоні нарощування військової активності Китаю. — Укрінформ.</text:p>
      <text:p text:style-name="P4">
Images: ["<text:a xlink:type="simple" xlink:href="https://static.ukrinform.com/photos/2022_09/thumb_files/630_360_1664258482-721.jpg" text:style-name="Internet_20_link" text:visited-style-name="Visited_20_Internet_20_Link">
630_360_16642...</text:a>
"]</text:p>
      <text:p text:style-name="P4">
Tags: ['Японія', 'Китай', 'Азія']</text:p>
      <text:p text:style-name="P4">
Type: Article</text:p>
      <!--METADATA-->
      <text:p text:style-name="P4">
<draw:frame draw:style-name="fr1" draw:name="Image214" text:anchor-type="as-char" svg:width="6.9236in" svg:height="3.956343in" draw:z-index="0">
<draw:image xlink:href="../Images/yкринформ/2023-04-05T18-56-00-03-00/630_360_1664258482-721.jpg" xlink:type="simple" xlink:show="embed" xlink:actuate="onLoad" draw:mime-type="image/jpeg"/>
</draw:frame>
 УрядЯпонії надасть військове обладнання країнам-партнерам у регіоні, які поділяютьспільні цінності, такі як верховенство права, для посилення їхнього оборонногопотенціалу на фоні нарощування військової активності Китаю.</text:p>
      <text:p text:style-name="P4">
Як передає Укрінформ, метою такого кроку Токіо визначено «створеннясприятливого для Японії безпекового середовища», повідомляє <text:a xlink:type="simple" xlink:href="https://english.kyodonews.net/news/2023/04/14ef848217aa-japan-to-extend-equipment-to-militaries-of-like-minded-nations.html" text:style-name="Internet_20_link" text:visited-style-name="Visited_20_Internet_20_Link">
</text:a>
 .</text:p>
      <text:p text:style-name="P4">
Першими одержувачами нової грантової допомоги будуть Малайзія, Філіппіни,Бангладеш і Фіджі.</text:p>
      <text:p text:style-name="P4">
<text:span text:style-name="T4">
Читайте також:</text:span>
 <text:a xlink:type="simple" xlink:href="https://www.ukrinform.ua/rubric-society/3691939-do-akih-derzav-ukrainci-stavlatsa-najkrase-a-do-akih-najgirse.html" text:style-name="Internet_20_link" text:visited-style-name="Visited_20_Internet_20_Link">
 </text:a>
</text:p>
      <text:p text:style-name="P4">
В японському уряді очікують, що такі заходи допоможуть стримати «односторонніспроби силою змінити статус-кво в Індо-Тихоокеанському регіоні», що вказує наКитай і його агресивну активність у регіональних водах.</text:p>
      <text:p text:style-name="P4">
«На додаток до посилення обороноздатності Японії важливо посилити можливостістримування країн-однодумців, щоб забезпечити міжнародний мир і стабільність»,- сказав речник японського уряду Хірокадзу Мацуно.</text:p>
      <text:p text:style-name="P4">
Нову структуру під назвою «Офіційна безпекова допомога» (OSA) створено наоснові цілей, викладених в Стратегії національної безпеки, оновленій урядомпрем’єр-міністра Фуміо Кішіди в грудні минулого року.</text:p>
      <text:p text:style-name="P4">
<text:span text:style-name="T4">
Читайте також:</text:span>
 <text:a xlink:type="simple" xlink:href="https://www.ukrinform.ua/rubric-world/3692040-kitaj-napraviv-avianosnu-grupu-do-tajvanu.html" text:style-name="Internet_20_link" text:visited-style-name="Visited_20_Internet_20_Link">
 <text:span text:style-name="T4">
Китай</text:span>
 </text:a>
</text:p>
      <text:p text:style-name="P4">
Згідно з OSA, Японія підтримуватиме країни, що розвиваються, у сферах, які неохоплюються нинішніми офіційними програмами допомоги.</text:p>
      <text:p text:style-name="P4">
Параметри програми допомоги чотирьом азійським країнам планується узгодити закілька місяців.</text:p>
      <text:p text:style-name="P4">
В японському уряді також зауважили, що не виключають можливості поширення OSAй на Україну та надання Києву допомоги для протидії російській агресії.</text:p>
      <text:p text:style-name="P4">
<text:span text:style-name="T4">
Читайте також:</text:span>
 <text:a xlink:type="simple" xlink:href="https://www.ukrinform.ua/rubric-polytics/3690998-aponia-zaklikala-kitaj-vidigravati-vidpovidalnu-rol-u-vreguluvanni-krizi-v-ukraini.html" text:style-name="Internet_20_link" text:visited-style-name="Visited_20_Internet_20_Link">
 <text:span text:style-name="T4">
Японія</text:span>
 </text:a>
</text:p>
      <text:p text:style-name="P4">
Загалом, OSA має на меті посилити спроможності держав із ведення морського йповітряного спостереження, реагування на стихійні лиха та інші формигуманітарної допомоги, а також діяльність, пов’язану з миротворчими операціямиООН.</text:p>
      <text:p text:style-name="P4">
Уряд Кішіди передбачив $15 мільйонів у бюджеті на 2023 фінансовий рік дляфінансування OSA.</text:p>
      <text:p text:style-name="P4">
Як повідомляв Укрінформ, Японія виділила $400 мільйонів на закупівлюобладнання та послуг, необхідних для відбудови української критичноїінфраструктури.</text:p>
      <text:p text:style-name="P4">
Фото: Getty Images</text:p>
      <text:p text:style-name="P4">
Source: <text:a xlink:type="simple" xlink:href="https://www.ukrinform.ua/rubric-world/3692095-aponia-nadast-partneram-u-regioni-vijskove-obladnanna-dla-posilenna-zahistu-vid-kitau.html" text:style-name="Internet_20_link" text:visited-style-name="Visited_20_Internet_20_Link">
https://www.ukrinform.ua/rubric-world/3692095-aponia-nadast-partneram-u-regioni-vijskove-obladnanna-dla-posilenna-zahistu-vid-kitau.html</text:a>
</text:p>
      <!--NEWS-->
      <text:h text:style-name="P10" text:outline-level="1">
<text:span text:style-name="T4">
Українські військові знищили російський вертоліт Ка-52</text:span>
</text:h>
      <text:p text:style-name="P4">
Authors: Ukrinform (Person)</text:p>
      <text:p text:style-name="P4">
Publisher: Укринформ (Organization)</text:p>
      <text:p text:style-name="P4">
Published Time: 2023-04-05T18:58:22+03:00</text:p>
      <text:p text:style-name="P4">
Modified Time: 2023-04-05T18:58:22+03:00</text:p>
      <text:p text:style-name="P4">
Description: Захисники України на східному фронті знищили російський вертоліт Ка-52. — Укрінформ.</text:p>
      <text:p text:style-name="P4">
Images: ["<text:a xlink:type="simple" xlink:href="https://static.ukrinform.com/photos/2022_02/thumb_files/630_360_1646069988-471.jpg" text:style-name="Internet_20_link" text:visited-style-name="Visited_20_Internet_20_Link">
630_360_16460...</text:a>
"]</text:p>
      <text:p text:style-name="P4">
Tags: ['ЗСУ', 'Вертоліт', 'Війна з росією']</text:p>
      <text:p text:style-name="P4">
Type: Article</text:p>
      <!--METADATA-->
      <text:p text:style-name="P4">
<draw:frame draw:style-name="fr1" draw:name="Image215" text:anchor-type="as-char" svg:width="6.9236in" svg:height="3.956343in" draw:z-index="0">
<draw:image xlink:href="../Images/yкринформ/2023-04-05T18-58-22-03-00/630_360_1646069988-471.jpg" xlink:type="simple" xlink:show="embed" xlink:actuate="onLoad" draw:mime-type="image/jpeg"/>
</draw:frame>
 ЗахисникиУкраїни на східному фронті знищили російський вертоліт Ка-52.</text:p>
      <text:p text:style-name="P4">
Про це повідомляє пресслужба Міністерства оборони в <text:a xlink:type="simple" xlink:href="https://t.me/ministry_of_defense_ua/7516" text:style-name="Internet_20_link" text:visited-style-name="Visited_20_Internet_20_Link">
</text:a>
 , передає Укрінформ.</text:p>
      <text:p text:style-name="P4">
"На східному фронті наші воїни знищили російський вертоліт Ка-52", - йдеться вповідомленні.</text:p>
      <text:p text:style-name="P4">
<text:span text:style-name="T4">
Читайте також:</text:span>
 <text:a xlink:type="simple" xlink:href="https://www.ukrinform.ua/rubric-ato/3691802-u-bahmuti-prikordonniki-vidbili-masnij-sturm-vagnerivciv.html" text:style-name="Internet_20_link" text:visited-style-name="Visited_20_Internet_20_Link">
 </text:a>
</text:p>
      <text:p text:style-name="P4">
Як раніше повідомляло агентство, сили оборони _<text:span text:style-name="T4">
<text:a xlink:type="simple" xlink:href="https://www.ukrinform.ua/rubric-ato/3691209-sili-oboroni-znisili-vze-175-690-rosijskih-zagarbnikiv.html" text:style-name="Internet_20_link" text:visited-style-name="Visited_20_Internet_20_Link">
</text:a>
 . </text:span>
 _</text:p>
      <text:p text:style-name="P4">
Source: <text:a xlink:type="simple" xlink:href="https://www.ukrinform.ua/rubric-ato/3692094-ukrainski-vijskovi-znisili-rosijskij-vertolit-ka52.html" text:style-name="Internet_20_link" text:visited-style-name="Visited_20_Internet_20_Link">
https://www.ukrinform.ua/rubric-ato/3692094-ukrainski-vijskovi-znisili-rosijskij-vertolit-ka52.html</text:a>
</text:p>
      <!--NEWS-->
      <text:h text:style-name="P10" text:outline-level="1">
<text:span text:style-name="T4">
Вступ Фінляндії до НАТО посилив стримування російської агресії  – Блінкен</text:span>
</text:h>
      <text:p text:style-name="P4">
Authors: Ukrinform (Person)</text:p>
      <text:p text:style-name="P4">
Publisher: Укринформ (Organization)</text:p>
      <text:p text:style-name="P4">
Published Time: 2023-04-05T19:02:00+03:00</text:p>
      <text:p text:style-name="P4">
Modified Time: 2023-04-05T19:02:00+03:00</text:p>
      <text:p text:style-name="P4">
Description: Один із додаткових чинників, який забезпечило приєднання Фінляндії до НАТО, - посилення стримування російської агресії та можливих планів кремля щодо її розширення. — Укрінформ.</text:p>
      <text:p text:style-name="P4">
Images: ["<text:a xlink:type="simple" xlink:href="https://static.ukrinform.com/photos/2022_03/thumb_files/630_360_1647551091-634.jpg" text:style-name="Internet_20_link" text:visited-style-name="Visited_20_Internet_20_Link">
630_360_16475...</text:a>
"]</text:p>
      <text:p text:style-name="P4">
Tags: None</text:p>
      <text:p text:style-name="P4">
Type: Article</text:p>
      <!--METADATA-->
      <text:p text:style-name="P4">
<draw:frame draw:style-name="fr1" draw:name="Image216" text:anchor-type="as-char" svg:width="6.9236in" svg:height="3.956343in" draw:z-index="0">
<draw:image xlink:href="../Images/yкринформ/2023-04-05T19-02-00-03-00/630_360_1647551091-634.jpg" xlink:type="simple" xlink:show="embed" xlink:actuate="onLoad" draw:mime-type="image/jpeg"/>
</draw:frame>
 Один іздодаткових чинників, який забезпечило приєднання Фінляндії до НАТО, -посилення стримування російської агресії та можливих планів кремля щодо їїрозширення.</text:p>
      <text:p text:style-name="P4">
Про це заявив у середу під час пресконференції в Брюсселі державний секретарСША Ентоні Блінкен, передає власний кореспондент Укрінформу.</text:p>
      <text:p text:style-name="P4">
«Думаю, це (членство Фінляндії в <text:a xlink:type="simple" xlink:href="https://www.ukrinform.ua/tag-nato" text:style-name="Internet_20_link" text:visited-style-name="Visited_20_Internet_20_Link">
 </text:a>
 –ред.) може мати додаткові переваги в тому сенсі, як росія зараз обмірковуєрозвиток чи розширення своєї агресії. Стримувальний чинник НАТО став щесильнішим», - зауважив державний секретар США.</text:p>
      <text:p text:style-name="P4">
<text:span text:style-name="T4">
Читайте також:</text:span>
 <text:a xlink:type="simple" xlink:href="https://www.ukrinform.ua/rubric-world/3691693-nato-poki-ne-rozmisuvatime-bojovi-grupi-u-finlandii-bloomberg.html" text:style-name="Internet_20_link" text:visited-style-name="Visited_20_Internet_20_Link">
 <text:span text:style-name="T4">
Фінляндії</text:span>
 </text:a>
</text:p>
      <text:p text:style-name="P4">
Він додав, що приєднання Фінляндії до Північноатлантичного альянсу такожробить цю країну безпечнішою, оскільки агресія рф проти України викликалазанепокоєння інших країн Європи, що вони можуть стати наступними. Крім того,за його словами, Фінляндія, яка є розвинутою демократією та має потужнізбройні сили, зміцнює Альянс у цілому, що також є важливим чинником.</text:p>
      <text:p text:style-name="P4">
<text:span text:style-name="T4">
Читайте також:</text:span>
 <text:a xlink:type="simple" xlink:href="https://www.ukrinform.ua/rubric-polytics/3692072-stoltenberg-nazvav-dvi-peredumovi-dla-clenstva-ukraini-v-nato.html" text:style-name="Internet_20_link" text:visited-style-name="Visited_20_Internet_20_Link">
 <text:span text:style-name="T4">
Столтенберг</text:span>
 </text:a>
</text:p>
      <text:p text:style-name="P4">
Як повідомляв Укрінформ, 4 квітня <text:a xlink:type="simple" xlink:href="https://www.ukrinform.ua/rubric-world/3691469-finlandia-oficijno-stala-clenom-nato.html" text:style-name="Internet_20_link" text:visited-style-name="Visited_20_Internet_20_Link">
 </text:a>
 .</text:p>
      <text:p text:style-name="P4">
Міністр оборони Великої Британії Бен Воллес висловив побажання, щоб <text:a xlink:type="simple" xlink:href="https://www.ukrinform.ua/rubric-world/3691592-volles-nehaj-finlandia-stane-urokom-dla-putina.html" text:style-name="Internet_20_link" text:visited-style-name="Visited_20_Internet_20_Link">
</text:a>
 .</text:p>
      <text:p text:style-name="P4">
Source: <text:a xlink:type="simple" xlink:href="https://www.ukrinform.ua/rubric-world/3692097-vstup-finlandii-do-nato-posiliv-strimuvanna-rosijskoi-agresii-blinken.html" text:style-name="Internet_20_link" text:visited-style-name="Visited_20_Internet_20_Link">
https://www.ukrinform.ua/rubric-world/3692097-vstup-finlandii-do-nato-posiliv-strimuvanna-rosijskoi-agresii-blinken.html</text:a>
</text:p>
      <!--NEWS-->
      <text:h text:style-name="P10" text:outline-level="1">
<text:span text:style-name="T4">
Зеленський: Погодили з Польщею важливий оборонний пакет</text:span>
</text:h>
      <text:p text:style-name="P4">
Authors: Ukrinform (Person)</text:p>
      <text:p text:style-name="P4">
Publisher: Укринформ (Organization)</text:p>
      <text:p text:style-name="P4">
Published Time: 2023-04-05T19:06:00+03:00</text:p>
      <text:p text:style-name="P4">
Modified Time: 2023-04-05T19:06:00+03:00</text:p>
      <text:p text:style-name="P4">
Description: Президент Володимир Зеленський оголосив про погодження з Польщею нового оборонного пакета. — Укрінформ.</text:p>
      <text:p text:style-name="P4">
Images: ["<text:a xlink:type="simple" xlink:href="https://static.ukrinform.com/photos/2023_04/thumb_files/630_360_1680720952-787.jpeg" text:style-name="Internet_20_link" text:visited-style-name="Visited_20_Internet_20_Link">
630_360_16807...</text:a>
", "<text:a xlink:type="simple" xlink:href="https://static.ukrinform.com/photos/2023_04/1680711445-537.jpg" text:style-name="Internet_20_link" text:visited-style-name="Visited_20_Internet_20_Link">
1680711445-53...</text:a>
", "<text:a xlink:type="simple" xlink:href="https://static.ukrinform.com/photos/2023_04/1680720953-976.jpeg" text:style-name="Internet_20_link" text:visited-style-name="Visited_20_Internet_20_Link">
1680720953-97...</text:a>
"]</text:p>
      <text:p text:style-name="P4">
Tags: ['Оборона', 'Польща', 'Зеленський', 'Війна з росією']</text:p>
      <text:p text:style-name="P4">
Type: Article</text:p>
      <!--METADATA-->
      <text:p text:style-name="P4">
<draw:frame draw:style-name="fr1" draw:name="Image217" text:anchor-type="as-char" svg:width="6.9236in" svg:height="3.956343in" draw:z-index="0">
<draw:image xlink:href="../Images/yкринформ/2023-04-05T19-06-00-03-00/630_360_1680720952-787.jpeg" xlink:type="simple" xlink:show="embed" xlink:actuate="onLoad" draw:mime-type="image/jpeg"/>
</draw:frame>
 ПрезидентВолодимир Зеленський оголосив про погодження з Польщею нового оборонногопакета.</text:p>
      <text:p text:style-name="P4">
Про це він сказав під час спільного брифінгу з Прем’єр-міністром ПольщіМатеушем Моравецьким, повідомляє кореспондент Укрінформу.</text:p>
      <text:p text:style-name="P4">
"Погоджено новий дуже потрібний саме зараз нашим воїнам оборонний пакет, якийзахищає свободу і незалежність не тільки України, Польщі, Європи, а й усьогосвіту. Дуже важливо, щоб ті, хто зараз в окопах на сході, там, де гаряче, напівдні України, знали, що тут, у Варшаві, ми домовились про те, що дастьУкраїні і кожному й кожній з наших воїнів більше сили", - сказав <text:a xlink:type="simple" xlink:href="https://www.ukrinform.ua/tag-zelenskij" text:style-name="Internet_20_link" text:visited-style-name="Visited_20_Internet_20_Link">
</text:a>
 , назвавши візит і переговори вПольщі "переможними".</text:p>
      <text:p text:style-name="P4">
<draw:frame draw:style-name="fr1" draw:name="Image218" text:anchor-type="as-char" svg:width="6.9236in" svg:height="3.237424in" draw:z-index="0">
<draw:image xlink:href="../Images/yкринформ/2023-04-05T19-06-00-03-00/1680711445-537.jpg" xlink:type="simple" xlink:show="embed" xlink:actuate="onLoad" draw:mime-type="image/jpeg"/>
</draw:frame>
</text:p>
      <text:p text:style-name="P4">
Глава держави підкреслив, що мова йде не лише про підтримку, а й проспівпрацю, у тому числі у форматі закупівель, що, за його словами, посилюєоборонний потенціал як України, так і Польщі.</text:p>
      <text:p text:style-name="P4">
<text:span text:style-name="T5">
Відео: ОП</text:span>
</text:p>
      <text:p text:style-name="P4">
"Сьогодні ми підписуємо документ про постачання польських БТР Rosomak,самохідних мінометів Rak, систем ППО, зокрема дуже ефективних, як сказавПрем'єр-міністр, і це правда, "Перунів", МіГів та іншого потрібногоозброєння", - поінформував Президент.</text:p>
      <text:p text:style-name="P4">
Також він розповів, що у ході візиту до Польщі було обговорено створенняспільних підприємств для виробництва озброєнь та боєприпасів.</text:p>
      <text:p text:style-name="P4">
Пізніше в пресслужбі ОП <text:a xlink:type="simple" xlink:href="https://www.president.gov.ua/news/prezident-ukrayini-ta-premyer-ministr-polshi-u-varshavi-pidp-82113" text:style-name="Internet_20_link" text:visited-style-name="Visited_20_Internet_20_Link">
 </text:a>
 , що Зеленський іМоравецький підписали Лист про наміри співпраці з питань постачання оборонноїтехніки. Зазначається, що метою підписання Листа є забезпечення постійноїпідтримки та зміцнення оборонних потужностей ЗСУ шляхом придбання Україноюпольської оборонної техніки, зокрема БТР «Росомак», самохідних мінометів «Рак»та ракет до переносних зенітно-ракетних комплексів «Перун».</text:p>
      <text:p text:style-name="P4">
<draw:frame draw:style-name="fr1" draw:name="Image219" text:anchor-type="as-char" svg:width="6.9236in" svg:height="4.617948in" draw:z-index="0">
<draw:image xlink:href="../Images/yкринформ/2023-04-05T19-06-00-03-00/1680720953-976.jpeg" xlink:type="simple" xlink:show="embed" xlink:actuate="onLoad" draw:mime-type="image/jpeg"/>
</draw:frame>
</text:p>
      <text:p text:style-name="P4">
<text:span text:style-name="T4">
Читайте також:</text:span>
 <text:a xlink:type="simple" xlink:href="https://www.ukrinform.ua/rubric-polytics/3692016-zelenskij-obgovoriv-iz-dudou-posilenna-zsu-i-zaprosiv-polsu-dolucitisa-do-vidbudovi.html" text:style-name="Internet_20_link" text:visited-style-name="Visited_20_Internet_20_Link">
 <text:span text:style-name="T4">
Зеленський</text:span>
 </text:a>
</text:p>
      <text:p text:style-name="P4">
Як повідомлялося, Президент Володимир Зеленський разом з дружиною 5 квітняперебуває з офіційним візитом у Польщі.</text:p>
      <text:p text:style-name="P4">
<text:span text:style-name="T5">
Фото: ОП</text:span>
</text:p>
      <text:p text:style-name="P4">
Source: <text:a xlink:type="simple" xlink:href="https://www.ukrinform.ua/rubric-ato/3692100-zelenskij-pogodili-z-polseu-vazlivij-oboronnij-paket.html" text:style-name="Internet_20_link" text:visited-style-name="Visited_20_Internet_20_Link">
https://www.ukrinform.ua/rubric-ato/3692100-zelenskij-pogodili-z-polseu-vazlivij-oboronnij-paket.html</text:a>
</text:p>
      <!--NEWS-->
      <text:h text:style-name="P10" text:outline-level="1">
<text:span text:style-name="T4">
Заступниця голови Харківської ОВА підтвердила обшук НАБУ в її кабінеті</text:span>
</text:h>
      <text:p text:style-name="P4">
Authors: Ukrinform (Person)</text:p>
      <text:p text:style-name="P4">
Publisher: Укринформ (Organization)</text:p>
      <text:p text:style-name="P4">
Published Time: 2023-04-05T19:08:40+03:00</text:p>
      <text:p text:style-name="P4">
Modified Time: 2023-04-05T19:08:40+03:00</text:p>
      <text:p text:style-name="P4">
Description: Заступниця голови Харківської обласної військової адміністрації Віта Ковальська підтвердила обшук в її кабінеті, здійснений співробітниками НАБУ. — Укрінформ.</text:p>
      <text:p text:style-name="P4">
Images: ["<text:a xlink:type="simple" xlink:href="https://static.ukrinform.com/photos/2022_11/thumb_files/630_360_1669109795-901.jpg" text:style-name="Internet_20_link" text:visited-style-name="Visited_20_Internet_20_Link">
630_360_16691...</text:a>
"]</text:p>
      <text:p text:style-name="P4">
Tags: ['НАБУ', 'Харківщина', 'Синєгубов']</text:p>
      <text:p text:style-name="P4">
Type: Article</text:p>
      <!--METADATA-->
      <text:p text:style-name="P4">
<draw:frame draw:style-name="fr1" draw:name="Image220" text:anchor-type="as-char" svg:width="6.9236in" svg:height="3.956343in" draw:z-index="0">
<draw:image xlink:href="../Images/yкринформ/2023-04-05T19-08-40-03-00/630_360_1669109795-901.jpg" xlink:type="simple" xlink:show="embed" xlink:actuate="onLoad" draw:mime-type="image/jpeg"/>
</draw:frame>
 Заступницяголови Харківської обласної військової адміністрації Віта Ковальськапідтвердила обшук в її кабінеті, здійснений співробітниками НАБУ.</text:p>
      <text:p text:style-name="P4">
Коментар Ковальської опубліковано <text:a xlink:type="simple" xlink:href="https://kharkivoda.gov.ua/news/120380" text:style-name="Internet_20_link" text:visited-style-name="Visited_20_Internet_20_Link">
 </text:a>
 ,передає Укрінформ.</text:p>
      <text:p text:style-name="P4">
«Сьогодні співробітники Національного антикорупційного бюро Україниздійснювали слідчі дії в ХОВА, у тому числі і на моєму робочому місці.Максимально сприяємо роботі детективів НАБУ та надаємо всю необхіднуінформацію та всебічну підтримку у розслідуванні. Ми не перший місяцьспівпрацюємо з НАБУ та іншими антикорупційними органами та допомагаємо у їхнійроботі», - заявила Ковальська.</text:p>
      <text:p text:style-name="P4">
<text:span text:style-name="T4">
Читайте також:</text:span>
 <text:a xlink:type="simple" xlink:href="https://www.ukrinform.ua/rubric-society/3691891-u-firmah-povazanih-iz-sivkovicem-prohodat-blizko-30-obsukiv.html" text:style-name="Internet_20_link" text:visited-style-name="Visited_20_Internet_20_Link">
 <text:span text:style-name="T4">
обшук</text:span>
 </text:a>
</text:p>
      <text:p text:style-name="P4">
Голова Харківської ОВА Олег Синєгубов у <text:a xlink:type="simple" xlink:href="https://t.me/synegubov/5880" text:style-name="Internet_20_link" text:visited-style-name="Visited_20_Internet_20_Link">
 </text:a>
 такожпрокоментував події в адміністрації. Він зазначив, що нікому підозри невручалися.</text:p>
      <text:p text:style-name="P4">
«Станом на зараз жодних підозр посадовим особам ХОВА вручено не було. Обласнавійськова адміністрація продовжує працювати в штатному режимі. У разівиявлення будь-яких порушень законодавства, будуть негайно ухвалені відповіднікадрові рішення та вжиті інші необхідні заходи», - зазначив Синєгубов.</text:p>
      <text:p text:style-name="P4">
Як повідомляв Укрінформ, у НАБУ підтвердили, що <text:a xlink:type="simple" xlink:href="https://www.ukrinform.ua/rubric-regions/3692030-u-nabu-pidtverdili-so-provodat-obsuki-u-harkivskij-vca.html" text:style-name="Internet_20_link" text:visited-style-name="Visited_20_Internet_20_Link">
</text:a>
 . За інформацією Синєгубова, слідчі діїпроходили в деяких структурних підрозділах Харківської обласної військовоїадміністрації, у керівництва апарату ОВА та в одного з заступників начальника.</text:p>
      <text:p text:style-name="P4">
Source: <text:a xlink:type="simple" xlink:href="https://www.ukrinform.ua/rubric-regions/3692099-zastupnica-golovi-harkivskoi-ova-pidtverdila-obsuk-nabu-v-ii-kabineti.html" text:style-name="Internet_20_link" text:visited-style-name="Visited_20_Internet_20_Link">
https://www.ukrinform.ua/rubric-regions/3692099-zastupnica-golovi-harkivskoi-ova-pidtverdila-obsuk-nabu-v-ii-kabineti.html</text:a>
</text:p>
      <!--NEWS-->
      <text:h text:style-name="P10" text:outline-level="1">
<text:span text:style-name="T4">
У Музеї варшавського повстання перезапустили україномовний аудіогід - Зеленська</text:span>
</text:h>
      <text:p text:style-name="P4">
Authors: Ukrinform (Person)</text:p>
      <text:p text:style-name="P4">
Publisher: Укринформ (Organization)</text:p>
      <text:p text:style-name="P4">
Published Time: 2023-04-05T19:13:00+03:00</text:p>
      <text:p text:style-name="P4">
Modified Time: 2023-04-05T19:13:00+03:00</text:p>
      <text:p text:style-name="P4">
Description: У Музеї варшавського повстання перезапустили україномовний аудіогід, який відтепер покриває всю експозицію. — Укрінформ.</text:p>
      <text:p text:style-name="P4">
Images: ["<text:a xlink:type="simple" xlink:href="https://static.ukrinform.com/photos/2022_12/thumb_files/630_360_1670029315-611.jpeg" text:style-name="Internet_20_link" text:visited-style-name="Visited_20_Internet_20_Link">
630_360_16700...</text:a>
"]</text:p>
      <text:p text:style-name="P4">
Tags: ['Музей', 'Варшава', 'Олена Зеленська']</text:p>
      <text:p text:style-name="P4">
Type: Article</text:p>
      <!--METADATA-->
      <text:p text:style-name="P4">
<draw:frame draw:style-name="fr1" draw:name="Image221" text:anchor-type="as-char" svg:width="6.9236in" svg:height="3.956343in" draw:z-index="0">
<draw:image xlink:href="../Images/yкринформ/2023-04-05T19-13-00-03-00/630_360_1670029315-611.jpeg" xlink:type="simple" xlink:show="embed" xlink:actuate="onLoad" draw:mime-type="image/jpeg"/>
</draw:frame>
 У Музеїваршавського повстання перезапустили україномовний аудіогід, який відтеперпокриває всю експозицію.</text:p>
      <text:p text:style-name="P4">
Про це у <text:a xlink:type="simple" xlink:href="https://t.me/FirstLadyOfUkraine/2840" text:style-name="Internet_20_link" text:visited-style-name="Visited_20_Internet_20_Link">
 </text:a>
 повідомила дружинаПрезидента Олена Зеленська, яка відвідала музей разом з першою леді Польщі,передає Укрінформ.</text:p>
      <text:p text:style-name="P4">
"Вже 60-й аудіогід українською мовою у пам’ятках світу! Перезапустили сьогодніаудіогід у Музеї варшавського повстання — тепер він розширений на усюекспозицію, що зберігає історію трагічної спроби поляків звільнити Варшаву відгітлерівських військ. Більша частина міста тоді була знищена фашистами, а тихповстанців, яких вони не вбили, репресував вже Сталін", - зазначила Зеленська.</text:p>
      <text:p text:style-name="P4">
<text:span text:style-name="T4">
Читайте також:</text:span>
 <text:a xlink:type="simple" xlink:href="https://www.ukrinform.ua/rubric-culture/3690945-u-danii-zapustili-ukrainomovnij-audiogid-na-avtobusnih-i-covnikovih-ekskursiah.html" text:style-name="Internet_20_link" text:visited-style-name="Visited_20_Internet_20_Link">
 <text:span text:style-name="T4">
аудіогід</text:span>
 </text:a>
</text:p>
      <text:p text:style-name="P4">
Відео: _<text:a xlink:type="simple" xlink:href="https://t.me/FirstLadyOfUkraine/2840" text:style-name="Internet_20_link" text:visited-style-name="Visited_20_Internet_20_Link">
 </text:a>
 _</text:p>
      <text:p text:style-name="P4">
Перша леді України вражена експозицією та героїзмом польського народу, який,за її словами, надто добре знає ціну свободи, тож без вагань прийшов надопомогу українцям.</text:p>
      <text:p text:style-name="P4">
Як повідомлялося, Президент Володимир Зеленський разом з дружиною 5 квітняперебуває з офіційним візитом у Польщі.</text:p>
      <text:p text:style-name="P4">
Фото: ОП</text:p>
      <text:p text:style-name="P4">
Source: <text:a xlink:type="simple" xlink:href="https://www.ukrinform.ua/rubric-diaspora/3692104-u-muzei-varsavskogo-povstanna-perezapustili-ukrainomovnij-audiogid-zelenska.html" text:style-name="Internet_20_link" text:visited-style-name="Visited_20_Internet_20_Link">
https://www.ukrinform.ua/rubric-diaspora/3692104-u-muzei-varsavskogo-povstanna-perezapustili-ukrainomovnij-audiogid-zelenska.html</text:a>
</text:p>
      <!--NEWS-->
      <text:h text:style-name="P10" text:outline-level="1">
<text:span text:style-name="T4">
Авіація ЗСУ завдала 12 ударів по районах зосередження ворога</text:span>
</text:h>
      <text:p text:style-name="P4">
Authors: Ukrinform (Person)</text:p>
      <text:p text:style-name="P4">
Publisher: Укринформ (Organization)</text:p>
      <text:p text:style-name="P4">
Published Time: 2023-04-05T19:17:20+03:00</text:p>
      <text:p text:style-name="P4">
Modified Time: 2023-04-05T19:17:20+03:00</text:p>
      <text:p text:style-name="P4">
Description: </text:p>
      <text:p text:style-name="P4">
Авіація Сил оборони за добу завдала 12 ударів по районах зосередження російських загарбників. — Укрінформ.</text:p>
      <text:p text:style-name="P4">
Images: ["<text:a xlink:type="simple" xlink:href="https://static.ukrinform.com/photos/2022_11/thumb_files/630_360_1667494999-690.jpg" text:style-name="Internet_20_link" text:visited-style-name="Visited_20_Internet_20_Link">
630_360_16674...</text:a>
"]</text:p>
      <text:p text:style-name="P4">
Tags: ['Генштаб', 'ЗСУ', 'Війна з росією', '#stoprussia']</text:p>
      <text:p text:style-name="P4">
Type: Article</text:p>
      <!--METADATA-->
      <text:p text:style-name="P4">
<draw:frame draw:style-name="fr1" draw:name="Image222" text:anchor-type="as-char" svg:width="6.9236in" svg:height="3.956343in" draw:z-index="0">
<draw:image xlink:href="../Images/yкринформ/2023-04-05T19-17-20-03-00/630_360_1667494999-690.jpg" xlink:type="simple" xlink:show="embed" xlink:actuate="onLoad" draw:mime-type="image/jpeg"/>
</draw:frame>
 АвіаціяСил оборони за добу завдала 12 ударів по районах зосередження російськихзагарбників.</text:p>
      <text:p text:style-name="P4">
Як передає Укрінформ, про це Генеральний штаб Збройних сил України повідомив у<text:a xlink:type="simple" xlink:href="https://www.facebook.com/GeneralStaff.ua/posts/pfbid02XvaP348ULJjaxc4FchgCzmoBpUUayVR6xuvTTdsgyv8kgg5earRwtyPk1VJFU4cZl" text:style-name="Internet_20_link" text:visited-style-name="Visited_20_Internet_20_Link">
</text:a>
, оприлюднивши оперативну інформацію станом на 18:00 5 квітня.</text:p>
      <text:p text:style-name="P4">
«Авіація Сил оборони за добу завдала 12 ударів по районах зосередженняокупантів. У той же час, наші захисники на східному фронті знищили російськийвертоліт Ка-52. Підрозділи ракетних військ і артилерії уразили 2 пунктиуправління, 2 склади боєприпасів, 2 позиції засобів протиповітряної оборони та4 станції радіоелектронної боротьби противника», - поінформували у Генштабі.</text:p>
      <text:p text:style-name="P4">
Повідомляється, що протягом доби загарбники завдали 3 ракетних та 21авіаційного удару, здійснили понад 35 обстрілів з реактивних систем залповоговогню по позиціях українських військ та цивільній інфраструктурі населенихпунктів.</text:p>
      <text:p text:style-name="P4">
У Генштабі наголошують, що високою залишається ймовірність завдання ракетнихта авіаційних ударів по всій території України.</text:p>
      <text:p text:style-name="P4">
російські війська продовжують зосереджувати основні зусилля на веденнінаступальних дій на Лиманському, Бахмутському, Авдіївському та Мар’їнськомунапрямках - протягом доби було відбито більш як 40 ворожих атак. В епіцентрібойових дій залишаються Бахмут, Авдіївка та Мар’їнка.</text:p>
      <text:p text:style-name="P4">
<text:span text:style-name="T4">
Читайте також:</text:span>
 <text:a xlink:type="simple" xlink:href="https://www.ukrinform.ua/rubric-ato/3692094-ukrainski-vijskovi-znisili-rosijskij-vertolit-ka52.html" text:style-name="Internet_20_link" text:visited-style-name="Visited_20_Internet_20_Link">
 </text:a>
</text:p>
      <text:p text:style-name="P4">
На <text:span text:style-name="T4">
Волинському</text:span>
 , <text:span text:style-name="T4">
Поліському</text:span>
 , <text:span text:style-name="T4">
Сіверському</text:span>
 та <text:span text:style-name="T4">
Слобожанськомунапрямках</text:span>
 оперативна обстановка без суттєвих змін, ознак формуваньнаступальних угруповань противника не виявлено. Протягом доби ворог обстрілявнаселені пункти Тур'я, Леонівка та Печенюги Чернігівської області, Середина-Буда, Стукалівка, Безсалівка та Волфине - Сумської, а також Уди, Червона Зоря,Ветеринарне, Козача Лопань, Липці, Нескучне, Зибине та Бочкове на Харківщині.</text:p>
      <text:p text:style-name="P4">
На <text:span text:style-name="T4">
Куп’янському напрямку</text:span>
 ворожих <text:a xlink:type="simple" xlink:href="https://www.ukrinform.ua/tag-obstril" text:style-name="Internet_20_link" text:visited-style-name="Visited_20_Internet_20_Link">
 </text:a>
зазнали населені пункти Тополі, Дворічна, Масютівка, Куп'янськ, КучерівкаХарківської області та Новоселівське і Стельмахівка Луганської області.</text:p>
      <text:p text:style-name="P4">
На <text:span text:style-name="T4">
Лиманському напрямку</text:span>
 російські війська вели безуспішні наступальні діїв районах населеного пункту Невське та Серебрянського лісництва.Артилерійських обстрілів зазнали Макіївка, Невське і Білогорівка Луганськоїобласті та Терни, Зарічне, Торське, Спірне і Роздолівка на Донеччині.</text:p>
      <text:p text:style-name="P4">
На <text:span text:style-name="T4">
Бахмутському напрямку</text:span>
 ворог намагається взяти під повний контроль містоБахмут, продовжує його штурмувати. Вів безуспішні наступальні дії поблизуБогданівки та Іванівського. Підрозділи сил оборони протягом доби відбилиблизько 15 ворожих атак на зазначеній ділянці фронту. Від ворожих обстрілівпостраждали Васюківка, Міньківка, Оріхово-Василівка, Новомаркове, Григорівка,Бахмут, Іванівське, Часів Яр, Торецьк та Шуми Донецької області.</text:p>
      <text:p text:style-name="P4">
На <text:span text:style-name="T4">
Авдіївському</text:span>
 та <text:span text:style-name="T4">
Мар’їнському напрямках</text:span>
 загарбники вели безуспішнінаступальні дії в районах Новокалинового, Авдіївки та Мар’їнки. В той же час,ворог обстрілював Новокалинове, Авдіївку, Первомайське, Красногорівку,Георгіївку, Мар’їнку та Побєду Донецької області.</text:p>
      <text:p text:style-name="P4">
На <text:span text:style-name="T4">
Шахтарському напрямку</text:span>
 загарбники наступальних дій не проводили. Длякоригування вогню артилерії активно застосовували БпЛА. Здійснили обстрілинаселених пунктів Новомихайлівка, Вугледар, Пречистівка та Велика Новосілка.</text:p>
      <text:p text:style-name="P4">
<text:span text:style-name="T4">
Читайте також:</text:span>
 <text:a xlink:type="simple" xlink:href="https://www.ukrinform.ua/rubric-ato/3691963-zelenskij-vorog-ne-kontrolue-bahmut-ale-situacia-skladna.html" text:style-name="Internet_20_link" text:visited-style-name="Visited_20_Internet_20_Link">
 <text:span text:style-name="T4">
Бахмут</text:span>
 </text:a>
</text:p>
      <text:p text:style-name="P4">
На <text:span text:style-name="T4">
Запорізькому</text:span>
 та <text:span text:style-name="T4">
Херсонському напрямках</text:span>
 ворог нарощує уфортифікаційному відношенні оборонні рубежі та позиції. Здійснив обстрілинаселених пунктів. Серед них - Времівка і Новопіль Донецької області;Малинівка, Гуляйпільське, Мала Токмачка, Новопавлівка і Кам'янське Запорізькоїобласті, а також Новоолександрівка, Козацьке, Миколаївка, Іванівка, Антонівка,Степанівка та Чорнобаївка на Херсонщині.</text:p>
      <text:p text:style-name="P4">
У Генштабі повідомляють, що російські загарбники посилюють контррозвідувальнийта поліцейський режими на тимчасово захопленій території Херсонської області.</text:p>
      <text:p text:style-name="P4">
Зокрема, в Каховському районі, починаючи з 23 березня, тривають рейдові заходизбройних сил російської федерації з перевірки особистих телефонів у місцевогонаселення на наявність фото- та відеоматеріалів, а також «забороненого»контенту. Під час таких перевірок загарбники проводять обшуки в оселяхмісцевих жителів. В першу чергу під перевірку підпадають ті, хто здійснюєтелефонні дзвінки до вільної України.</text:p>
      <text:p text:style-name="P4">
Як повідомляв Укрінформ, Сили оборони України з 24 лютого 2022 року по 5квітня 2023 року <text:a xlink:type="simple" xlink:href="https://www.ukrinform.ua/rubric-ato/3691696-zsu-znisili-vze-176-240-rosijskih-zagarbnikiv.html" text:style-name="Internet_20_link" text:visited-style-name="Visited_20_Internet_20_Link">
 </text:a>
 близько 176 тисяч 240 російськихагресорів, при цьому за минулу добу - ще 550 осіб.</text:p>
      <text:p text:style-name="P4">
Source: <text:a xlink:type="simple" xlink:href="https://www.ukrinform.ua/rubric-ato/3692105-aviacia-zsu-zavdala-12-udariv-po-rajonah-zoseredzenna-voroga.html" text:style-name="Internet_20_link" text:visited-style-name="Visited_20_Internet_20_Link">
https://www.ukrinform.ua/rubric-ato/3692105-aviacia-zsu-zavdala-12-udariv-po-rajonah-zoseredzenna-voroga.html</text:a>
</text:p>
      <!--NEWS-->
      <text:h text:style-name="P10" text:outline-level="1">
<text:span text:style-name="T4">
Туреччина стурбована перспективою посилення боїв в Україні та закликає до переговорів – глава МЗС</text:span>
</text:h>
      <text:p text:style-name="P4">
Authors: Ukrinform (Person)</text:p>
      <text:p text:style-name="P4">
Publisher: Укринформ (Organization)</text:p>
      <text:p text:style-name="P4">
Published Time: 2023-04-05T19:21:00+03:00</text:p>
      <text:p text:style-name="P4">
Modified Time: 2023-04-05T19:21:00+03:00</text:p>
      <text:p text:style-name="P4">
Description: Туреччина стурбована тим, що Україна і росія готуються до серйозного наступу весною та закликає до досягнення тривалого миру шляхом якнайшвидшого забезпечення цілісності кордону та територій України. — Укрінформ.</text:p>
      <text:p text:style-name="P4">
Images: ["<text:a xlink:type="simple" xlink:href="https://static.ukrinform.com/photos/2022_03/thumb_files/630_360_1647525137-562.jpg" text:style-name="Internet_20_link" text:visited-style-name="Visited_20_Internet_20_Link">
630_360_16475...</text:a>
"]</text:p>
      <text:p text:style-name="P4">
Tags: ['Чавушоглу', 'МЗС', 'Туреччина', 'Війна з росією']</text:p>
      <text:p text:style-name="P4">
Type: Article</text:p>
      <!--METADATA-->
      <text:p text:style-name="P4">
<draw:frame draw:style-name="fr1" draw:name="Image223" text:anchor-type="as-char" svg:width="6.9236in" svg:height="3.956343in" draw:z-index="0">
<draw:image xlink:href="../Images/yкринформ/2023-04-05T19-21-00-03-00/630_360_1647525137-562.jpg" xlink:type="simple" xlink:show="embed" xlink:actuate="onLoad" draw:mime-type="image/jpeg"/>
</draw:frame>
 Туреччинастурбована тим, що Україна і росія готуються до серйозного наступу весною тазакликає до досягнення тривалого миру шляхом якнайшвидшого забезпеченняцілісності кордону та територій України.</text:p>
      <text:p text:style-name="P4">
Як повідомляє Укрінформ з посиланням на <text:a xlink:type="simple" xlink:href="https://www.bloomberght.com/cavusoglu-tahil-sorunu-devam-ediyor-2329405" text:style-name="Internet_20_link" text:visited-style-name="Visited_20_Internet_20_Link">
</text:a>
 ,про це сказав турецьким журналістам в постійному представництві Туреччини приНАТО міністр закордонних справ Туреччини Мевлют Чавушоглу, який брав участь взустрічі очільників МЗС країн НАТО.</text:p>
      <text:p text:style-name="P4">
“Обидві сторони готуються до серйозного наступу в найближчі весняні місяці. Митакож стурбовані цим і продовжуватимемо наші зусилля для досягнення тривалогомиру шляхом якнайшвидшого забезпечення цілісності кордону та територіальноїцілісності України за столом переговорів”, - сказав Чавушоглу.</text:p>
      <text:p text:style-name="P4">
<text:span text:style-name="T4">
Читайте також:</text:span>
 <text:a xlink:type="simple" xlink:href="https://www.ukrinform.ua/rubric-ato/3692061-postaviti-vijnu-na-pauzu-so-stoit-za-mirotvorcou-ritorikou-kremla.html" text:style-name="Internet_20_link" text:visited-style-name="Visited_20_Internet_20_Link">
 </text:a>
</text:p>
      <text:p text:style-name="P4">
Турецький міністр також порушив питання роботи “зернового коридору”,нагадавши, що росія заявила про продовження дії угоди не на 120, а на 60 днів,аргументуючи це проблеми з експортом зерна та добрив.</text:p>
      <text:p text:style-name="P4">
“Ми обговорювали з Генеральним секретарем (Антоніо Гутеррішем – ред.) у Нью-Йорку, як ми можемо вирішити їх (проблеми - ред.) разом з ООН. Ми зараз надцим працюємо. Поділимося з вами згодом. І в цьому Туреччина відіграватимеключову роль. Це стосується оплати, страхування та послуг, які судна можутьотримати у портах”, - сказав Чавушоглу.</text:p>
      <text:p text:style-name="P4">
За його словами, США та Великобританія є ключовими країнами, пов’язаними зістрахуванням, банківською діяльністю та платежами, і тому ці питанняпідіймалися на двосторонніх зустрічах як з держсекретарем США ЕнтоніБлінкеном, так і міністром закордонних справ Великобританії Джеймсом Клеверлі.</text:p>
      <text:p text:style-name="P4">
<text:span text:style-name="T4">
Читайте також:</text:span>
 <text:a xlink:type="simple" xlink:href="https://www.ukrinform.ua/rubric-world/3691681-tureccina-iran-siria-ta-rf-domovlautsa-pro-zustric-na-rivni-ocilnikiv-mzs.html" text:style-name="Internet_20_link" text:visited-style-name="Visited_20_Internet_20_Link">
 <text:span text:style-name="T4">
Туреччин</text:span>
 </text:a>
</text:p>
      <text:p text:style-name="P4">
Як повідомляв Укрінформ, у Брюсселі міністри закордонних справ НАТО <text:a xlink:type="simple" xlink:href="https://www.ukrinform.ua/rubric-ato/3692014-nato-nadast-ukraini-dopomogu-dla-strimuvanna-podalsoi-rosijskoi-agresii-stoltenberg.html" text:style-name="Internet_20_link" text:visited-style-name="Visited_20_Internet_20_Link">
</text:a>
 для стримуванняпотенційної нової агресії з боку росії.</text:p>
      <text:p text:style-name="P4">
Source: <text:a xlink:type="simple" xlink:href="https://www.ukrinform.ua/rubric-polytics/3692107-tureccina-sturbovana-perspektivou-posilenna-boiv-v-ukraini-ta-zaklikae-do-peregovoriv-glava-mzs.html" text:style-name="Internet_20_link" text:visited-style-name="Visited_20_Internet_20_Link">
https://www.ukrinform.ua/rubric-polytics/3692107-tureccina-sturbovana-perspektivou-posilenna-boiv-v-ukraini-ta-zaklikae-do-peregovoriv-glava-mzs.html</text:a>
</text:p>
      <!--NEWS-->
      <text:h text:style-name="P10" text:outline-level="1">
<text:span text:style-name="T4">
Україна візьме участь у Бієнале Архітектури 2023</text:span>
</text:h>
      <text:p text:style-name="P4">
Authors: Ukrinform (Person)</text:p>
      <text:p text:style-name="P4">
Publisher: Укринформ (Organization)</text:p>
      <text:p text:style-name="P4">
Published Time: 2023-04-05T19:22:00+03:00</text:p>
      <text:p text:style-name="P4">
Modified Time: 2023-04-05T19:22:00+03:00</text:p>
      <text:p text:style-name="P4">
Description: Український проєкт «Перед майбутнім» презентують на Бієнале Архітектури-2023 у Венеції, що триватиме з 20 травна до 26 листопада. — Укрінформ.</text:p>
      <text:p text:style-name="P4">
Images: ["<text:a xlink:type="simple" xlink:href="https://static.ukrinform.com/photos/2023_04/thumb_files/630_360_1680711248-234.jpg" text:style-name="Internet_20_link" text:visited-style-name="Visited_20_Internet_20_Link">
630_360_16807...</text:a>
"]</text:p>
      <text:p text:style-name="P4">
Tags: ['Україна', 'Венеціанська бієнале', 'Виставка']</text:p>
      <text:p text:style-name="P4">
Type: Article</text:p>
      <!--METADATA-->
      <text:p text:style-name="P4">
<draw:frame draw:style-name="fr1" draw:name="Image224" text:anchor-type="as-char" svg:width="6.9236in" svg:height="3.956343in" draw:z-index="0">
<draw:image xlink:href="../Images/yкринформ/2023-04-05T19-22-00-03-00/630_360_1680711248-234.jpg" xlink:type="simple" xlink:show="embed" xlink:actuate="onLoad" draw:mime-type="image/jpeg"/>
</draw:frame>
Український проєкт «Перед майбутнім» презентують на Бієнале Архітектури-2023 уВенеції, що триватиме з 20 травна до 26 листопада.</text:p>
      <text:p text:style-name="P4">
Про це інформує пресслужба Міністерства культури та інформаційної політики у <text:a xlink:type="simple" xlink:href="https://t.me/mkipu/5488" text:style-name="Internet_20_link" text:visited-style-name="Visited_20_Internet_20_Link">
</text:a>
 передає Укрінформ.</text:p>
      <text:p text:style-name="P4">
«З 20 травня по 26 листопада у Венеції відбудеться 18-та Міжнароднаархітектурна виставка або <text:a xlink:type="simple" xlink:href="https://www.ukrinform.ua/tag-venecianska-bienale" text:style-name="Internet_20_link" text:visited-style-name="Visited_20_Internet_20_Link">
 </text:a>
 Архітектури 2023 під назвою «Лабораторія майбутнього». Виставкиучасників будуть організовані в історичному павільйоні в Джардіні, в Арсеналі,а також в центрі Венеції», - йдеться в повідомленні.</text:p>
      <text:p text:style-name="P4">
<text:span text:style-name="T4">
Читайте також:</text:span>
 <text:a xlink:type="simple" xlink:href="https://www.ukrinform.ua/rubric-culture/3689004-na-bienale-kvandzu-u-pivdennij-korei-diatime-ukrainskij-paviljon.html" text:style-name="Internet_20_link" text:visited-style-name="Visited_20_Internet_20_Link">
 <text:span text:style-name="T4">
Бієнале</text:span>
 </text:a>
</text:p>
      <text:p text:style-name="P4">
Водночас зазначається, що серед представлених проєктів буде представлено йукраїнський Before the Future («Перед майбутнім»). Курують проєкт ІринаМірошникова, Олексій Петров та Борис Філоненко.</text:p>
      <text:p text:style-name="P4">
Як повідомляв Укрінформ, <text:a xlink:type="simple" xlink:href="https://www.ukrinform.ua/rubric-culture/3691191-zaavki-na-konkurs-z-vidboru-kuratora-paviljonu-na-venecijskij-bienale-prijmaut-do-7-kvitna.html" text:style-name="Internet_20_link" text:visited-style-name="Visited_20_Internet_20_Link">
 </text:a>
 на Венеційській бієнале.</text:p>
      <text:p text:style-name="P4">
<text:span text:style-name="T5">
Фото: МКІП</text:span>
</text:p>
      <text:p text:style-name="P4">
Source: <text:a xlink:type="simple" xlink:href="https://www.ukrinform.ua/rubric-culture/3692106-ukraina-vizme-ucast-u-bienale-arhitekturi-2023.html" text:style-name="Internet_20_link" text:visited-style-name="Visited_20_Internet_20_Link">
https://www.ukrinform.ua/rubric-culture/3692106-ukraina-vizme-ucast-u-bienale-arhitekturi-2023.html</text:a>
</text:p>
      <!--NEWS-->
      <text:h text:style-name="P10" text:outline-level="1">
<text:span text:style-name="T4">
«Ворскла» та «Інгулець» відкриють 20-й тур футбольної Прем'єр-ліги України</text:span>
</text:h>
      <text:p text:style-name="P4">
Authors: Ukrinform (Person)</text:p>
      <text:p text:style-name="P4">
Publisher: Укринформ (Organization)</text:p>
      <text:p text:style-name="P4">
Published Time: 2023-04-05T19:25:37+03:00</text:p>
      <text:p text:style-name="P4">
Modified Time: 2023-04-05T19:25:37+03:00</text:p>
      <text:p text:style-name="P4">
Description: У чемпіонаті України з футболу серед команд Прем'єр-ліги (УПЛ) 7-9 квітня пройдуть поєдинки чергового, 20-го туру. — Укрінформ.</text:p>
      <text:p text:style-name="P4">
Images: ["<text:a xlink:type="simple" xlink:href="https://static.ukrinform.com/photos/2018_05/thumb_files/630_360_1526997387-9218.jpg" text:style-name="Internet_20_link" text:visited-style-name="Visited_20_Internet_20_Link">
630_360_15269...</text:a>
"]</text:p>
      <text:p text:style-name="P4">
Tags: ['Футбол', "Прем'єр-ліга"]</text:p>
      <text:p text:style-name="P4">
Type: Article</text:p>
      <!--METADATA-->
      <text:p text:style-name="P4">
<draw:frame draw:style-name="fr1" draw:name="Image225" text:anchor-type="as-char" svg:width="6.9236in" svg:height="3.956343in" draw:z-index="0">
<draw:image xlink:href="../Images/yкринформ/2023-04-05T19-25-37-03-00/630_360_1526997387-9218.jpg" xlink:type="simple" xlink:show="embed" xlink:actuate="onLoad" draw:mime-type="image/jpeg"/>
</draw:frame>
 Учемпіонаті України з футболу серед команд Прем'єр-ліги (УПЛ) 7-9 квітняпройдуть поєдинки чергового, 20-го туру.</text:p>
      <text:p text:style-name="P4">
Перший ігровий день о 15.00 у Полтаві розпочнуть місцева «Ворскла» та«Інгулець» із Петрового, передає Укрінформ.</text:p>
      <text:p text:style-name="P4">
Програму туру в суботу, 8 квітня, продовжать матчі київського «Динамо» іззакарпатським «Минаєм» (13.00), криворізького «Кривбаса» з луганською «Зорею(13.00), донецького «Шахтаря» з харківським «Металістом» (14.00), львівського«Руха» з рівненським «Вересом» (15.00).</text:p>
      <text:p text:style-name="P4">
У неділю, 9 квітня, зіграють «Дніпро-1 та «Львів» (13.00), «Олександрія» таодеський «Чорноморець» (13.00), ковалівський «Колос» та харківський «Металіст1925» (15.00).</text:p>
      <text:p text:style-name="P4">
У турнірній таблиці УПЛ лідирує «Шахтар», у якого 43 очки (після 18-ти ігор),далі - «Дніпро-1» - 42 (18), «Зоря» - 40 (19), «Динамо» - 37 (19) та«Олександрія» - 31 (18).</text:p>
      <text:p text:style-name="P4">
Source: <text:a xlink:type="simple" xlink:href="https://www.ukrinform.ua/rubric-sports/3692110-vorskla-ta-ingulec-vidkriut-20j-tur-futbolnoi-premerligi-ukraini.html" text:style-name="Internet_20_link" text:visited-style-name="Visited_20_Internet_20_Link">
https://www.ukrinform.ua/rubric-sports/3692110-vorskla-ta-ingulec-vidkriut-20j-tur-futbolnoi-premerligi-ukraini.html</text:a>
</text:p>
      <!--NEWS-->
      <text:h text:style-name="P10" text:outline-level="1">
<text:span text:style-name="T4">
Зеленський обговорив із Моравецьким допомогу в пошуку та поверненні з рф українських дітей</text:span>
</text:h>
      <text:p text:style-name="P4">
Authors: Ukrinform (Person)</text:p>
      <text:p text:style-name="P4">
Publisher: Укринформ (Organization)</text:p>
      <text:p text:style-name="P4">
Published Time: 2023-04-05T19:26:00+03:00</text:p>
      <text:p text:style-name="P4">
Modified Time: 2023-04-05T19:26:00+03:00</text:p>
      <text:p text:style-name="P4">
Description: Президент України Володимир Зеленський обговорив з представниками польського уряду і прем’єр-міністром Матеушем Моравецьким питання пошуку і повернення з рф українських дітей. — Укрінформ.</text:p>
      <text:p text:style-name="P4">
Images: ["<text:a xlink:type="simple" xlink:href="https://static.ukrinform.com/photos/2023_04/thumb_files/630_360_1680711349-703.jpg" text:style-name="Internet_20_link" text:visited-style-name="Visited_20_Internet_20_Link">
630_360_16807...</text:a>
"]</text:p>
      <text:p text:style-name="P4">
Tags: ['Діти', 'Моравецький', 'Зеленський', 'Війна з росією']</text:p>
      <text:p text:style-name="P4">
Type: Article</text:p>
      <!--METADATA-->
      <text:p text:style-name="P4">
<draw:frame draw:style-name="fr1" draw:name="Image226" text:anchor-type="as-char" svg:width="6.9236in" svg:height="3.956343in" draw:z-index="0">
<draw:image xlink:href="../Images/yкринформ/2023-04-05T19-26-00-03-00/630_360_1680711349-703.jpg" xlink:type="simple" xlink:show="embed" xlink:actuate="onLoad" draw:mime-type="image/jpeg"/>
</draw:frame>
 ПрезидентУкраїни Володимир Зеленський обговорив з представниками польського уряду іпрем’єр-міністром Матеушем Моравецьким питання пошуку і повернення з рфукраїнських дітей.</text:p>
      <text:p text:style-name="P4">
Про це глава Української держави розповів під час спільної з польськимПрем'єром заяви для ЗМІ у Варшаві, повідомляє кореспондент Укрінформу.</text:p>
      <text:p text:style-name="P4">
"Обговорили питання допомоги у пошуку українських дітей. Я вдячний за спільнуініціативу Польщі і Єврокомісії щодо пошуку і повернення українських дітей,яких росія намагається позбавити родини, країни, сімейного життя інаціональної ідентичності", - сказав Президент.</text:p>
      <text:p text:style-name="P4">
За його словами, сьогодні надзвичайно важливо, що Україна і Польща спільнопротистоять росії "і в цьому виді агресії". "Разом назавжди - Україна іПольща. Дякую польському народові за допомогу", - наголосив Зеленський.</text:p>
      <text:p text:style-name="P4">
<text:span text:style-name="T4">
Читайте також:</text:span>
 <text:a xlink:type="simple" xlink:href="https://www.ukrinform.ua/rubric-ato/3691646-lubinec-rf-zalucae-specsluzbi-sob-ukrainski-diti-ne-mogli-povernutisa-dodomu.html" text:style-name="Internet_20_link" text:visited-style-name="Visited_20_Internet_20_Link">
 </text:a>
</text:p>
      <text:p text:style-name="P4">
Як повідомляв Укрінформ, наприкінці лютого Європейська комісія спільно зПольщею започаткували програму пошуку та повернення українських дітей, якібули викрадені або примусово вивезені до російської федерації.</text:p>
      <text:p text:style-name="P4">
За підтримки агенцій ООН європейські фахівці збиратимуть інформацію й докази,аби повернути викрадених українських дітей на Батьківщину та притягнути довідповідальності причетних до скоєння цих злочинів.</text:p>
      <text:p text:style-name="P4">
<text:span text:style-name="T4">
Читайте також:</text:span>
 <text:a xlink:type="simple" xlink:href="https://www.ukrinform.ua/rubric-ato/3692052-popri-order-mks-rosia-dorucila-svoij-ombudsmenci-rozpovidati-v-oon-pro-vikradenna-ukrainskih-ditej.html" text:style-name="Internet_20_link" text:visited-style-name="Visited_20_Internet_20_Link">
 <text:span text:style-name="T4">
українських</text:span>
 <text:span text:style-name="T4">
дітей</text:span>
</text:a>
</text:p>
      <text:p text:style-name="P4">
17 березня Палата досудового провадження ІІ Міжнародного кримінального суду(МКС) видала ордери на арешт президента росії путіна, а також громадянки маріїльвової-бєлової. Їх підозрюють у воєнних злочинах - незаконній депортації тапереміщенні населення, зокрема <text:a xlink:type="simple" xlink:href="https://www.ukrinform.ua/tag-diti" text:style-name="Internet_20_link" text:visited-style-name="Visited_20_Internet_20_Link">
 </text:a>
 , зтимчасово захопленої території України.</text:p>
      <text:p text:style-name="P4">
Source: <text:a xlink:type="simple" xlink:href="https://www.ukrinform.ua/rubric-ato/3692111-zelenskij-obgovoriv-iz-moraveckim-dopomogi-u-posuku-ta-povernenni-z-rf-ukrainskih-ditej.html" text:style-name="Internet_20_link" text:visited-style-name="Visited_20_Internet_20_Link">
https://www.ukrinform.ua/rubric-ato/3692111-zelenskij-obgovoriv-iz-moraveckim-dopomogi-u-posuku-ta-povernenni-z-rf-ukrainskih-ditej.html</text:a>
</text:p>
      <!--NEWS-->
      <text:h text:style-name="P10" text:outline-level="1">
<text:span text:style-name="T4">
Міністр економіки Німеччини: У нас є дані, що росія обходить санкції</text:span>
</text:h>
      <text:p text:style-name="P4">
Authors: Ukrinform (Person)</text:p>
      <text:p text:style-name="P4">
Publisher: Укринформ (Organization)</text:p>
      <text:p text:style-name="P4">
Published Time: 2023-04-05T19:30:00+03:00</text:p>
      <text:p text:style-name="P4">
Modified Time: 2023-04-05T19:30:00+03:00</text:p>
      <text:p text:style-name="P4">
Description: Міністр економіки ФРН Роберт Габек висловився за подальші санкції проти рф, а також запропонував запровадити санкції проти тих, хто їх обходить. — Укрінформ.</text:p>
      <text:p text:style-name="P4">
Images: ["<text:a xlink:type="simple" xlink:href="https://static.ukrinform.com/photos/2023_04/thumb_files/630_360_1680703453-731.jpg" text:style-name="Internet_20_link" text:visited-style-name="Visited_20_Internet_20_Link">
630_360_16807...</text:a>
"]</text:p>
      <text:p text:style-name="P4">
Tags: ['Німеччина', 'Санкції', 'Роберт Габек']</text:p>
      <text:p text:style-name="P4">
Type: Article</text:p>
      <!--METADATA-->
      <text:p text:style-name="P4">
<draw:frame draw:style-name="fr1" draw:name="Image227" text:anchor-type="as-char" svg:width="6.9236in" svg:height="3.956343in" draw:z-index="0">
<draw:image xlink:href="../Images/yкринформ/2023-04-05T19-30-00-03-00/630_360_1680703453-731.jpg" xlink:type="simple" xlink:show="embed" xlink:actuate="onLoad" draw:mime-type="image/jpeg"/>
</draw:frame>
 Міністрекономіки ФРН Роберт Габек висловився за подальші санкції проти рф, а такожзапропонував запровадити санкції проти тих, хто їх обходить.</text:p>
      <text:p text:style-name="P4">
Про це, як передає Укрінформ, політик заявив в ефірі Німецького радіо <text:a xlink:type="simple" xlink:href="https://www.deutschlandfunk.de/eindruecke-nach-ukraine-besuch-interview-mit-wirtschaftsminister-robert-habeck-dlf-50e0aa30-100.html" text:style-name="Internet_20_link" text:visited-style-name="Visited_20_Internet_20_Link">
</text:a>
 .</text:p>
      <text:p text:style-name="P4">
«Україна хотіла б, щоби був санкціонований російський уран. Я вважаю це заправильне», - сказав Габек, який обговорював це питання з українськимиколегами під час свого візиту в Київ. Втім, він вважає, що це може статисяпротягом кількох місяців. За даними міністра, 20% урану для АЕС, якийвикористовується наразі в Євросоюзі, у таких країнах як Угорщина, Фінляндія,походить з росії. Отже, можна очікувати на певний супротив з боку окремихкраїн.</text:p>
      <text:p text:style-name="P4">
<text:span text:style-name="T4">
Читайте також:</text:span>
 <text:a xlink:type="simple" xlink:href="https://www.ukrinform.ua/rubric-economy/3691920-polska-pkn-orlen-rozirvala-vsi-naftovi-kontrakti-z-rosieu.html" text:style-name="Internet_20_link" text:visited-style-name="Visited_20_Internet_20_Link">
 </text:a>
</text:p>
      <text:p text:style-name="P4">
Віцеканцлер також переконаний у необхідності забезпечення дотримання існуючихсанкцій.</text:p>
      <text:p text:style-name="P4">
« У нас є достовірні дані, що санкції обходяться, що товари експортуютьсячерез треті країни та потрапляють у росію», - сказав Габек. Він навів якприклад те, що з початку війни різко зросли закупки росією побутової техніки,в якій містяться електронні елементи, які можуть бути використані в системахозброєнь. Компанії, але також країни, які свідомо допомагають такому імпорту,або удають, що не розуміють, про що йдеться, мають також зазнати санкцій.</text:p>
      <text:p text:style-name="P4">
Міністр заявив, що пропозиції щодо того, як покласти цьому край передані вБрюссель, вони мали би знайти відображення в 11 пакеті санкцій.</text:p>
      <text:p text:style-name="P4">
<text:span text:style-name="T4">
Читайте також:</text:span>
 <text:a xlink:type="simple" xlink:href="https://www.ukrinform.ua/rubric-world/3691707-aponia-i-nadali-pidtrimuvatime-ukrainu-pered-rosijskou-agresieu-glava-mzs.html" text:style-name="Internet_20_link" text:visited-style-name="Visited_20_Internet_20_Link">
 </text:a>
</text:p>
      <text:p text:style-name="P4">
Габек упевнений, що санкції боляче б’ють по російській економіці, особливо всекторі високих технологій.</text:p>
      <text:p text:style-name="P4">
Як повідомляв Укрінформ, наступний, 11-й, пакет санкцій Євросоюзу проти росіїмає бути прийнято впродовж наступних двох місяців.</text:p>
      <text:p text:style-name="P4">
Source: <text:a xlink:type="simple" xlink:href="https://www.ukrinform.ua/rubric-economy/3692114-ministr-ekonomiki-nimeccini-u-nas-e-dani-so-rosia-obhodit-sankcii.html" text:style-name="Internet_20_link" text:visited-style-name="Visited_20_Internet_20_Link">
https://www.ukrinform.ua/rubric-economy/3692114-ministr-ekonomiki-nimeccini-u-nas-e-dani-so-rosia-obhodit-sankcii.html</text:a>
</text:p>
      <!--NEWS-->
      <text:h text:style-name="P10" text:outline-level="1">
<text:span text:style-name="T4">
Президент наполягає на створенні авіаційної коаліції для України</text:span>
</text:h>
      <text:p text:style-name="P4">
Authors: Ukrinform (Person)</text:p>
      <text:p text:style-name="P4">
Publisher: Укринформ (Organization)</text:p>
      <text:p text:style-name="P4">
Published Time: 2023-04-05T19:34:06+03:00</text:p>
      <text:p text:style-name="P4">
Modified Time: 2023-04-05T19:34:06+03:00</text:p>
      <text:p text:style-name="P4">
Description: Президент Володимир Зеленський наполягає на створенні міжнародної авіаційної коаліції для забезпечення України сучасними винищувачами. — Укрінформ.</text:p>
      <text:p text:style-name="P4">
Images: ["<text:a xlink:type="simple" xlink:href="https://static.ukrinform.com/photos/2023_04/thumb_files/630_360_1680700924-201.jpg" text:style-name="Internet_20_link" text:visited-style-name="Visited_20_Internet_20_Link">
630_360_16807...</text:a>
"]</text:p>
      <text:p text:style-name="P4">
Tags: ['Польща', 'Зеленський', 'Війна з росією', 'Авіаційна коаліція']</text:p>
      <text:p text:style-name="P4">
Type: Article</text:p>
      <!--METADATA-->
      <text:p text:style-name="P4">
<draw:frame draw:style-name="fr1" draw:name="Image228" text:anchor-type="as-char" svg:width="6.9236in" svg:height="3.956343in" draw:z-index="0">
<draw:image xlink:href="../Images/yкринформ/2023-04-05T19-34-06-03-00/630_360_1680700924-201.jpg" xlink:type="simple" xlink:show="embed" xlink:actuate="onLoad" draw:mime-type="image/jpeg"/>
</draw:frame>
 ПрезидентВолодимир Зеленський наполягає на створенні міжнародної авіаційної коаліціїдля забезпечення України сучасними винищувачами.</text:p>
      <text:p text:style-name="P4">
Про це він сказав під час спільного брифінгу з прем’єр-міністром ПольщіМатеушем Моравецьким, повідомляє кореспондент Укрінформу.</text:p>
      <text:p text:style-name="P4">
"Так разом із союзниками ми маємо прийти до створення авіаційної коаліції навищому рівні бойової авіації, сучасної. Польські брати нас у цьому розуміють",- сказав Зеленський.</text:p>
      <text:p text:style-name="P4">
<text:span text:style-name="T4">
Читайте також:</text:span>
 <text:a xlink:type="simple" xlink:href="https://www.ukrinform.ua/rubric-ato/3683247-komanduvac-povitranih-sil-ukraini-zaklikav-koleg-iz-nato-stvoriti-aviacijnu-koaliciu.html" text:style-name="Internet_20_link" text:visited-style-name="Visited_20_Internet_20_Link">
 </text:a>
</text:p>
      <text:p text:style-name="P4">
Як повідомлялося, Президент Володимир Зеленський разом з дружиною 5 квітняперебуває з офіційним візитом у <text:a xlink:type="simple" xlink:href="https://www.ukrinform.ua/tag-polsa" text:style-name="Internet_20_link" text:visited-style-name="Visited_20_Internet_20_Link">
 </text:a>
 .</text:p>
      <text:p text:style-name="P4">
Президент Польщі Анджей Дуда раніше заявив, що <text:a xlink:type="simple" xlink:href="https://www.ukrinform.ua/rubric-ato/3691947-polsa-peredala-ukraini-vze-visim-migiv-gotue-se-sist.html" text:style-name="Internet_20_link" text:visited-style-name="Visited_20_Internet_20_Link">
</text:a>
 та готує до передачі шість винищувачів.</text:p>
      <text:p text:style-name="P4">
Фото: П</text:p>
      <text:p text:style-name="P4">
Source: <text:a xlink:type="simple" xlink:href="https://www.ukrinform.ua/rubric-ato/3692117-prezident-napolagae-na-stvorenni-aviacijnoi-koalicii-dla-ukraini.html" text:style-name="Internet_20_link" text:visited-style-name="Visited_20_Internet_20_Link">
https://www.ukrinform.ua/rubric-ato/3692117-prezident-napolagae-na-stvorenni-aviacijnoi-koalicii-dla-ukraini.html</text:a>
</text:p>
      <!--NEWS-->
      <text:h text:style-name="P10" text:outline-level="1">
<text:span text:style-name="T4">
військові рф обстріляли два комунальні підприємства у Херсоні</text:span>
</text:h>
      <text:p text:style-name="P4">
Authors: Ukrinform (Person)</text:p>
      <text:p text:style-name="P4">
Publisher: Укринформ (Organization)</text:p>
      <text:p text:style-name="P4">
Published Time: 2023-04-05T19:35:00+03:00</text:p>
      <text:p text:style-name="P4">
Modified Time: 2023-04-05T19:35:00+03:00</text:p>
      <text:p text:style-name="P4">
Description: військові рф обстріляли два комунальних підприємства у Херсо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229" text:anchor-type="as-char" svg:width="6.9236in" svg:height="3.948443in" draw:z-index="0">
<draw:image xlink:href="../Images/yкринформ/2023-04-05T19-35-00-03-00/630_360_1538997483-946.jpg" xlink:type="simple" xlink:show="embed" xlink:actuate="onLoad" draw:mime-type="image/jpeg"/>
</draw:frame>
 військовірф обстріляли два комунальних підприємства у Херсоні.</text:p>
      <text:p text:style-name="P4">
Як передає Укрінформ, про це повідомляє <text:a xlink:type="simple" xlink:href="https://t.me/khersonskaODA/4924" text:style-name="Internet_20_link" text:visited-style-name="Visited_20_Internet_20_Link">
 </text:a>
 .</text:p>
      <text:p text:style-name="P4">
«Армія рф знову вдарила по цивільній інфраструктурі Херсона - обстріляла двакомунальних підприємства», - йдеться у повідомленні.</text:p>
      <text:p text:style-name="P4">
Як зазначається, пошкоджена одна із стін будівлі на території підприємства,асфальтне покриття на подвір'ї, також вибухова хвиля знищила скло у вікнах.</text:p>
      <text:p text:style-name="P4">
<text:span text:style-name="T4">
Читайте також:</text:span>
 <text:a xlink:type="simple" xlink:href="https://www.ukrinform.ua/rubric-ato/3692076-intensivnist-rosijskih-obstriliv-u-berezni-zrosla-na-11-prikordonniki.html" text:style-name="Internet_20_link" text:visited-style-name="Visited_20_Internet_20_Link">
 <text:span text:style-name="T4">
обстріл</text:span>
 </text:a>
</text:p>
      <text:p text:style-name="P4">
Адмінбудівля іншого підприємства зазнала руйнувань.</text:p>
      <text:p text:style-name="P4">
За попередніми даними, люди під час цих ворожих атак не постраждали.</text:p>
      <text:p text:style-name="P4">
Як повідомляв Укрінформ, <text:a xlink:type="simple" xlink:href="https://www.ukrinform.ua/rubric-ato/3692049-vorog-obstrilav-berislav-na-hersonsini-postrazdav-civilnij.html" text:style-name="Internet_20_link" text:visited-style-name="Visited_20_Internet_20_Link">
 </text:a>
Берислав на Херсонщині, одна людина поранена.</text:p>
      <text:p text:style-name="P4">
Source: <text:a xlink:type="simple" xlink:href="https://www.ukrinform.ua/rubric-ato/3692119-vijskovi-rf-obstrilali-dva-komunalni-pidpriemstva-u-hersoni.html" text:style-name="Internet_20_link" text:visited-style-name="Visited_20_Internet_20_Link">
https://www.ukrinform.ua/rubric-ato/3692119-vijskovi-rf-obstrilali-dva-komunalni-pidpriemstva-u-hersoni.html</text:a>
</text:p>
      <!--NEWS-->
      <text:h text:style-name="P10" text:outline-level="1">
<text:span text:style-name="T4">
У районі Токмака та Мирного лунають вибухи - мер Мелітополя</text:span>
</text:h>
      <text:p text:style-name="P4">
Authors: Ukrinform (Person)</text:p>
      <text:p text:style-name="P4">
Publisher: Укринформ (Organization)</text:p>
      <text:p text:style-name="P4">
Published Time: 2023-04-05T19:36:00+03:00</text:p>
      <text:p text:style-name="P4">
Modified Time: 2023-04-05T19:36:00+03:00</text:p>
      <text:p text:style-name="P4">
Description: У районі Токмака та селища Мирне, на тимчасово окупованій армією рф території Запорізької області, пролунало кілька вибухів.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купація', 'Вибух', 'Запоріжжя', 'Війна з росією']</text:p>
      <text:p text:style-name="P4">
Type: Article</text:p>
      <!--METADATA-->
      <text:p text:style-name="P4">
<draw:frame draw:style-name="fr1" draw:name="Image230" text:anchor-type="as-char" svg:width="6.9236in" svg:height="3.956343in" draw:z-index="0">
<draw:image xlink:href="../Images/yкринформ/2023-04-05T19-36-00-03-00/630_360_1669987737-966.jpg" xlink:type="simple" xlink:show="embed" xlink:actuate="onLoad" draw:mime-type="image/jpeg"/>
</draw:frame>
 У районіТокмака та селища Мирне, на тимчасово окупованій армією рф територіїЗапорізької області, пролунало кілька вибухів.</text:p>
      <text:p text:style-name="P4">
Про це у <text:a xlink:type="simple" xlink:href="https://t.me/ivan_fedorov_melitopol/1656" text:style-name="Internet_20_link" text:visited-style-name="Visited_20_Internet_20_Link">
 </text:a>
 повідомляє міськийголова Мелітополя Іван Федоров, передає Укрінформ.</text:p>
      <text:p text:style-name="P4">
"Просто зараз не доброго вечора бажають сили спротиву окупантам та зрадникамМолочанського району та Токмаку!", - йдеться у дописі.</text:p>
      <text:p text:style-name="P4">
Також Федоров додав, що декілька годин тому було гучно і поруч із селищемМирне Мелітопольського району. Місцеві жителі зафіксували 2 гучних <text:a xlink:type="simple" xlink:href="https://www.ukrinform.ua/tag-vibuh" text:style-name="Internet_20_link" text:visited-style-name="Visited_20_Internet_20_Link">
</text:a>
 .</text:p>
      <text:p text:style-name="P4">
Щодо ворожих втрат наразі інформації немає.</text:p>
      <text:p text:style-name="P4">
<text:span text:style-name="T4">
Читайте також:</text:span>
 <text:a xlink:type="simple" xlink:href="https://www.ukrinform.ua/rubric-regions/3690943-partizani-melitopola-vzali-na-sebe-vidpovidalnist-za-pidriv-avto-kolaboranta-zubareva.html" text:style-name="Internet_20_link" text:visited-style-name="Visited_20_Internet_20_Link">
 <text:span text:style-name="T4">
Мелітополя</text:span>
 </text:a>
</text:p>
      <text:p text:style-name="P4">
Раніше повідомлялось в Молочанську ворог розмістив своїх військових в лікарні.</text:p>
      <text:p text:style-name="P4">
Source: <text:a xlink:type="simple" xlink:href="https://www.ukrinform.ua/rubric-ato/3692120-u-rajoni-tokmaka-ta-mirnogo-lunaut-vibuhi-mer-melitopola.html" text:style-name="Internet_20_link" text:visited-style-name="Visited_20_Internet_20_Link">
https://www.ukrinform.ua/rubric-ato/3692120-u-rajoni-tokmaka-ta-mirnogo-lunaut-vibuhi-mer-melitopola.html</text:a>
</text:p>
      <!--NEWS-->
      <text:h text:style-name="P10" text:outline-level="1">
<text:span text:style-name="T4">
Американські ЗРК Avenger прибули на бойове чергування до України</text:span>
</text:h>
      <text:p text:style-name="P4">
Authors: Ukrinform (Person)</text:p>
      <text:p text:style-name="P4">
Publisher: Укринформ (Organization)</text:p>
      <text:p text:style-name="P4">
Published Time: 2023-04-05T19:38:00+03:00</text:p>
      <text:p text:style-name="P4">
Modified Time: 2023-04-05T19:38:00+03:00</text:p>
      <text:p text:style-name="P4">
Description: Зенітно-ракетні комплекси Avenger захищатимуть повітряний простір від "шахедів" та крилатих ракет у Північній операційній зоні. — Укрінформ.</text:p>
      <text:p text:style-name="P4">
Images: ["<text:a xlink:type="simple" xlink:href="https://static.ukrinform.com/photos/2023_04/thumb_files/630_360_1680712613-994.jpg" text:style-name="Internet_20_link" text:visited-style-name="Visited_20_Internet_20_Link">
630_360_16807...</text:a>
"]</text:p>
      <text:p text:style-name="P4">
Tags: ['США', 'Україна', 'Зброя', 'Війна з росією']</text:p>
      <text:p text:style-name="P4">
Type: Article</text:p>
      <!--METADATA-->
      <text:p text:style-name="P4">
<draw:frame draw:style-name="fr1" draw:name="Image231" text:anchor-type="as-char" svg:width="6.9236in" svg:height="3.956343in" draw:z-index="0">
<draw:image xlink:href="../Images/yкринформ/2023-04-05T19-38-00-03-00/630_360_1680712613-994.jpg" xlink:type="simple" xlink:show="embed" xlink:actuate="onLoad" draw:mime-type="image/jpeg"/>
</draw:frame>
 Зенітно-ракетні комплекси Avenger захищатимуть повітряний простір від "шахедів" такрилатих ракет у Північній операційній зоні.</text:p>
      <text:p text:style-name="P4">
Відео з презентацією роботи ЗРК опублікувала пресслужба КомандуванняОб'єднаних сил ЗСУ у <text:a xlink:type="simple" xlink:href="https://www.facebook.com/JointForcesCommandAFU/videos/563800562488229/" text:style-name="Internet_20_link" text:visited-style-name="Visited_20_Internet_20_Link">
</text:a>
, передає Укрінформ.</text:p>
      <text:p text:style-name="P4">
"Зенітно-ракетні комплекси Avenger ("Месник") вже на бойовому чергуванні вПівнічній операційній зоні. Вони здатні забезпечити мобільну протиповітрянуоборону малої дальності для об’єктів цивільної інфраструктури, підрозділівСектору безпеки та оборони від крилатих ракет, безпілотних літальних апаратів,літаків та гелікоптерів на малих висотах", - зазначив командувач Об’єднанихсил ЗСУ генерал-лейтенант Сергій Наєв.</text:p>
      <text:p text:style-name="P4">
Він зауважив, що військові пройшли підготовку з керування ЗРК у Німеччині.Наєв подякував партнерам і засвідчив, що техніка легка в користуванні.</text:p>
      <text:p text:style-name="P4">
Зазначається, що ЗРК Avenger оснащено тепловізійним прицілом, який дозволяєпрацювати вдень і вночі. Машина озброєна ракетами Stinger і крупнокалібернимкулеметом Браунінг. Керування проводиться з башти машини або з пульту. У"Месниках" радіолокаційна станція посиленого типу, тому у ворога немаєможливості виявити цю ціль.</text:p>
      <text:p text:style-name="P4">
<text:span text:style-name="T4">
Читайте також:</text:span>
 <text:a xlink:type="simple" xlink:href="https://www.ukrinform.ua/rubric-ato/3691573-pentagon-ogolosiv-pro-novij-paket-oboronnoi-dopomogi-ukraini-na-26-milarda.html" text:style-name="Internet_20_link" text:visited-style-name="Visited_20_Internet_20_Link">
 </text:a>
</text:p>
      <text:p text:style-name="P4">
Як повідомлялося, система протиповітряної оборони Avenger розробленаамериканськими компаніями Boeing (ЗРК) і General Electric (шасі) для збройнихсил у 1980-х роках та представлена у вересні 1990 року на міжнародній виставціозброєння і військової техніки Фарнборо. Використовується у <text:a xlink:type="simple" xlink:href="https://www.ukrinform.ua/tag-ssa" text:style-name="Internet_20_link" text:visited-style-name="Visited_20_Internet_20_Link">
</text:a>
 , Бахрейні, Єгипті, Іраку, СаудівськійАравії, Тайвані, Чилі.</text:p>
      <text:p text:style-name="P4">
Source: <text:a xlink:type="simple" xlink:href="https://www.ukrinform.ua/rubric-ato/3692121-amerikanski-zrk-avenger-pribuli-na-bojove-cerguvanna-do-ukraini.html" text:style-name="Internet_20_link" text:visited-style-name="Visited_20_Internet_20_Link">
https://www.ukrinform.ua/rubric-ato/3692121-amerikanski-zrk-avenger-pribuli-na-bojove-cerguvanna-do-ukraini.html</text:a>
</text:p>
      <!--NEWS-->
      <text:h text:style-name="P10" text:outline-level="1">
<text:span text:style-name="T4">
Моравецький: Коли Україна буде в НАТО, ми будемо у більшій безпеці</text:span>
</text:h>
      <text:p text:style-name="P4">
Authors: Ukrinform (Person)</text:p>
      <text:p text:style-name="P4">
Publisher: Укринформ (Organization)</text:p>
      <text:p text:style-name="P4">
Published Time: 2023-04-05T19:42:00+03:00</text:p>
      <text:p text:style-name="P4">
Modified Time: 2023-04-05T19:42:00+03:00</text:p>
      <text:p text:style-name="P4">
Description: Вступ України до НАТО посилить безпеку усіх союзників по Альянсу. — Укрінформ.</text:p>
      <text:p text:style-name="P4">
Images: ["<text:a xlink:type="simple" xlink:href="https://static.ukrinform.com/photos/2023_04/thumb_files/630_360_1680712542-574.jpg" text:style-name="Internet_20_link" text:visited-style-name="Visited_20_Internet_20_Link">
630_360_16807...</text:a>
"]</text:p>
      <text:p text:style-name="P4">
Tags: ['Євросоюз', 'НАТО', 'Україна', 'Моравецький', 'Війна з росією']</text:p>
      <text:p text:style-name="P4">
Type: Article</text:p>
      <!--METADATA-->
      <text:p text:style-name="P4">
<draw:frame draw:style-name="fr1" draw:name="Image232" text:anchor-type="as-char" svg:width="6.9236in" svg:height="3.956343in" draw:z-index="0">
<draw:image xlink:href="../Images/yкринформ/2023-04-05T19-42-00-03-00/630_360_1680712542-574.jpg" xlink:type="simple" xlink:show="embed" xlink:actuate="onLoad" draw:mime-type="image/jpeg"/>
</draw:frame>
 ВступУкраїни до НАТО посилить безпеку усіх союзників по Альянсу.</text:p>
      <text:p text:style-name="P4">
Як передає кореспондент Укрінформу, про це заявив Прем’єр-міністр ПольщіМатеуш Моравецький під час спільної пресконференції з Президентом УкраїниВолодимиром Зеленським у Варшаві.</text:p>
      <text:p text:style-name="P4">
"З першого дня війни Польща стала стіною за Україну, а українці своєю кров’юнаписали на барикадах чітко свою програму на майбутнє: вони хочуть бути в НАТОі частиною ЄС. І Польща підтримує ці прагнення, тому що ми знаємо, що колиУкраїна буде в НАТО, то ми будемо у більшій безпеці. Тому тут я звертаюся доЄС: Європа, місце українського героїчного народу – в <text:a xlink:type="simple" xlink:href="https://www.ukrinform.ua/tag-nato" text:style-name="Internet_20_link" text:visited-style-name="Visited_20_Internet_20_Link">
</text:a>
 та ЄС", - сказав він.</text:p>
      <text:p text:style-name="P4">
<text:span text:style-name="T5">
Відео: ОП</text:span>
</text:p>
      <text:p text:style-name="P4">
Моравецький наголосив, що українські військові "сьогодні своєю кров’ю, своїмгероїзмом доводять та демонструють всім, що таке боротьба за незалежність таєвропейські цінності".</text:p>
      <text:p text:style-name="P4">
Польський прем’єр подякував українським воїнам: "Ви – щит Польщі та усієїЄвропи, і нехай вся Європа про це чує".</text:p>
      <text:p text:style-name="P4">
<text:span text:style-name="T4">
Читайте також:</text:span>
 <text:a xlink:type="simple" xlink:href="https://www.ukrinform.ua/rubric-ato/3692100-zelenskij-pogodili-z-polseu-vazlivij-oboronnij-paket.html" text:style-name="Internet_20_link" text:visited-style-name="Visited_20_Internet_20_Link">
 <text:span text:style-name="T4">
Зеленський</text:span>
 </text:a>
</text:p>
      <text:p text:style-name="P4">
Як повідомлялося, Президент Володимир Зеленський разом із дружиною 5 квітняперебуває з офіційним візитом у Польщі.</text:p>
      <text:p text:style-name="P4">
Крім зустрічі з Президентом Анджеєм Дудою, плануються також зустрічі з главоюпольського уряду Матеушем Моравецьким, представниками бізнесу, українцями іполяками у Королівському замку.</text:p>
      <text:p text:style-name="P4">
Source: <text:a xlink:type="simple" xlink:href="https://www.ukrinform.ua/rubric-polytics/3692116-moraveckij-koli-ukraina-bude-v-nato-mi-budemo-u-bilsij-bezpeci.html" text:style-name="Internet_20_link" text:visited-style-name="Visited_20_Internet_20_Link">
https://www.ukrinform.ua/rubric-polytics/3692116-moraveckij-koli-ukraina-bude-v-nato-mi-budemo-u-bilsij-bezpeci.html</text:a>
</text:p>
      <!--NEWS-->
      <text:h text:style-name="P10" text:outline-level="1">
<text:span text:style-name="T4">
Наслідки індексації пенсій українці побачать у червні - ПФУ</text:span>
</text:h>
      <text:p text:style-name="P4">
Authors: Ukrinform (Person)</text:p>
      <text:p text:style-name="P4">
Publisher: Укринформ (Organization)</text:p>
      <text:p text:style-name="P4">
Published Time: 2023-04-05T19:42:52+03:00</text:p>
      <text:p text:style-name="P4">
Modified Time: 2023-04-05T19:42:52+03:00</text:p>
      <text:p text:style-name="P4">
Description: Індексація пенсії працюючим пенсіонерам буде проведена в квітні, проте збільшені виплати можна буде отримати в червні. — Укрінформ.</text:p>
      <text:p text:style-name="P4">
Images: ["<text:a xlink:type="simple" xlink:href="https://static.ukrinform.com/photos/2021_01/thumb_files/630_360_1611754369-499.jpg" text:style-name="Internet_20_link" text:visited-style-name="Visited_20_Internet_20_Link">
630_360_16117...</text:a>
"]</text:p>
      <text:p text:style-name="P4">
Tags: ['Пенсія', 'Пенсійний фонд', 'Гроші']</text:p>
      <text:p text:style-name="P4">
Type: Article</text:p>
      <!--METADATA-->
      <text:p text:style-name="P4">
<draw:frame draw:style-name="fr1" draw:name="Image233" text:anchor-type="as-char" svg:width="6.9236in" svg:height="3.956343in" draw:z-index="0">
<draw:image xlink:href="../Images/yкринформ/2023-04-05T19-42-52-03-00/630_360_1611754369-499.jpg" xlink:type="simple" xlink:show="embed" xlink:actuate="onLoad" draw:mime-type="image/jpeg"/>
</draw:frame>
 Індексаціяпенсії працюючим пенсіонерам буде проведена в квітні, проте збільшені виплатиможна буде отримати в червні.</text:p>
      <text:p text:style-name="P4">
Про це в ефірі <text:a xlink:type="simple" xlink:href="https://www.youtube.com/watch" text:style-name="Internet_20_link" text:visited-style-name="Visited_20_Internet_20_Link">
</text:a>
повідомила директор Департаменту пенсійного забезпечення, страхових виплат,соціальних послуг, житлових субсидій та пільг Пенсійного фонду України ОленаОхріменко, передає Укрінформ.</text:p>
      <text:p text:style-name="P4">
«Перерахунок працюючим пенсіонерам пенсій буде здійснений з 1 квітня, як це іпередбачено законодавством. Проте проіндексовані виплати вони зможуть отриматитільки в червні, разом з доплатою за квітень і травень», - сказала Охріменко.</text:p>
      <text:p text:style-name="P4">
<text:span text:style-name="T4">
Читайте також:</text:span>
 <text:a xlink:type="simple" xlink:href="https://www.ukrinform.ua/rubric-society/3691858-serednij-rozmir-vijskovoi-pensii-pisla-indeksacii-stanovit-105-tisac.html" text:style-name="Internet_20_link" text:visited-style-name="Visited_20_Internet_20_Link">
 <text:span text:style-name="T4">
пенсі</text:span>
 </text:a>
</text:p>
      <text:p text:style-name="P4">
Це пов’язано із зміною правил звітності страхувальників про сплату єдиноговнеску на обов’язкове пенсійне страхування з щомісячної на щоквартальну. Якзазначила представниця ПФУ, інформація за перший квартал 2023 року надійде доорганів Пенсійного фонду вже у другій половині травня.</text:p>
      <text:p text:style-name="P4">
Як повідомлялося, в Україні з І квітня 2023 року відбудеться щорічнийперерахунок пенсій для працюючих пенсіонерів. Пенсіонерам, які здобули правона проведення перерахунку, пенсії перерахують автоматично.</text:p>
      <text:p text:style-name="P4">
Source: <text:a xlink:type="simple" xlink:href="https://www.ukrinform.ua/rubric-society/3692122-naslidki-indeksacii-pensij-ukrainci-pobacat-u-cervni-pfu.html" text:style-name="Internet_20_link" text:visited-style-name="Visited_20_Internet_20_Link">
https://www.ukrinform.ua/rubric-society/3692122-naslidki-indeksacii-pensij-ukrainci-pobacat-u-cervni-pfu.html</text:a>
</text:p>
      <!--NEWS-->
      <text:h text:style-name="P10" text:outline-level="1">
<text:span text:style-name="T4">
Президент УЄФА - про допуск росіян: Поки не закінчиться війна, не бачу можливості щось міняти</text:span>
</text:h>
      <text:p text:style-name="P4">
Authors: Ukrinform (Person)</text:p>
      <text:p text:style-name="P4">
Publisher: Укринформ (Organization)</text:p>
      <text:p text:style-name="P4">
Published Time: 2023-04-05T19:45:00+03:00</text:p>
      <text:p text:style-name="P4">
Modified Time: 2023-04-05T19:45:00+03:00</text:p>
      <text:p text:style-name="P4">
Description: Президент УЄФА Александер Чеферін висловив думки на рахунок відсторонення команд з росії від турнірів під егідою спілки. — Укрінформ.</text:p>
      <text:p text:style-name="P4">
Images: ["<text:a xlink:type="simple" xlink:href="https://static.ukrinform.com/photos/2023_04/thumb_files/630_360_1680712496-708.jpg" text:style-name="Internet_20_link" text:visited-style-name="Visited_20_Internet_20_Link">
630_360_16807...</text:a>
"]</text:p>
      <text:p text:style-name="P4">
Tags: ['Футбол', 'УЄФА']</text:p>
      <text:p text:style-name="P4">
Type: Article</text:p>
      <!--METADATA-->
      <text:p text:style-name="P4">
<draw:frame draw:style-name="fr1" draw:name="Image234" text:anchor-type="as-char" svg:width="6.9236in" svg:height="3.956343in" draw:z-index="0">
<draw:image xlink:href="../Images/yкринформ/2023-04-05T19-45-00-03-00/630_360_1680712496-708.jpg" xlink:type="simple" xlink:show="embed" xlink:actuate="onLoad" draw:mime-type="image/jpeg"/>
</draw:frame>
 ПрезидентУЄФА Александер Чеферін висловив думки на рахунок відсторонення команд з росіївід турнірів під егідою спілки.</text:p>
      <text:p text:style-name="P4">
Як передає Укрінформ, з посиланням на <text:a xlink:type="simple" xlink:href="https://www.sportschau.de/fussball/uefa-belarus-ausschluss-krieg-ukraine-100.html" text:style-name="Internet_20_link" text:visited-style-name="Visited_20_Internet_20_Link">
</text:a>
 .</text:p>
      <text:p text:style-name="P4">
«Поки не закінчиться війна, не бачу можливості щось міняти», - сказав Чеферін.</text:p>
      <text:p text:style-name="P4">
Рішення про відсторонення команд може ухвалювати лише виконком УЄФА. Середйого членів - очільник УАФ Андрій Павелко та голова рфс Олександр Дюков.</text:p>
      <text:p text:style-name="P4">
<text:span text:style-name="T4">
Читайте також:</text:span>
 <text:a xlink:type="simple" xlink:href="https://www.ukrinform.ua/rubric-sports/3691965-pavelka-pereobrali-do-skladu-vikonkomu-uefa.html" text:style-name="Internet_20_link" text:visited-style-name="Visited_20_Internet_20_Link">
 </text:a>
</text:p>
      <text:p text:style-name="P4">
Як повідомлялося, збірну росії не допустили до жеребкування відбірковоготурніру на чемпіонат Європи-2024 з футболу.</text:p>
      <text:p text:style-name="P4">
Фото: Getty Images</text:p>
      <text:p text:style-name="P4">
Source: <text:a xlink:type="simple" xlink:href="https://www.ukrinform.ua/rubric-sports/3692118-prezident-uefa-pro-dopusk-rosian-poki-ne-zakincitsa-vijna-ne-bacu-mozlivosti-sos-minati.html" text:style-name="Internet_20_link" text:visited-style-name="Visited_20_Internet_20_Link">
https://www.ukrinform.ua/rubric-sports/3692118-prezident-uefa-pro-dopusk-rosian-poki-ne-zakincitsa-vijna-ne-bacu-mozlivosti-sos-minati.html</text:a>
</text:p>
      <!--NEWS-->
      <text:h text:style-name="P10" text:outline-level="1">
<text:span text:style-name="T4">
Зеленський у Варшаві вшанував пам'ять жертв Смоленської трагедії і загиблих солдат</text:span>
</text:h>
      <text:p text:style-name="P4">
Authors: Ukrinform (Person)</text:p>
      <text:p text:style-name="P4">
Publisher: Укринформ (Organization)</text:p>
      <text:p text:style-name="P4">
Published Time: 2023-04-05T19:47:00+03:00</text:p>
      <text:p text:style-name="P4">
Modified Time: 2023-04-05T19:47:00+03:00</text:p>
      <text:p text:style-name="P4">
Description: Президент Володимир Зеленський спільно з Прем’єр-міністром Польщі Матеушем Моравецьким вшанували пам’ять загиблих біля Могили невідомого солдата та жертв Смоленської трагедії. — Укрінформ.</text:p>
      <text:p text:style-name="P4">
Images: ["<text:a xlink:type="simple" xlink:href="https://static.ukrinform.com/photos/2023_04/thumb_files/630_360_1680718461-437.jpg" text:style-name="Internet_20_link" text:visited-style-name="Visited_20_Internet_20_Link">
630_360_16807...</text:a>
", "<text:a xlink:type="simple" xlink:href="https://static.ukrinform.com/photos/2023_04/1680718520-811.jpg" text:style-name="Internet_20_link" text:visited-style-name="Visited_20_Internet_20_Link">
1680718520-81...</text:a>
", "<text:a xlink:type="simple" xlink:href="https://static.ukrinform.com/photos/2023_04/1680718520-351.jpg" text:style-name="Internet_20_link" text:visited-style-name="Visited_20_Internet_20_Link">
1680718520-35...</text:a>
", "<text:a xlink:type="simple" xlink:href="https://static.ukrinform.com/photos/2023_04/1680718520-465.jpg" text:style-name="Internet_20_link" text:visited-style-name="Visited_20_Internet_20_Link">
1680718520-46...</text:a>
"]</text:p>
      <text:p text:style-name="P4">
Tags: ['Польща', 'Варшава', 'Зеленський']</text:p>
      <text:p text:style-name="P4">
Type: Article</text:p>
      <!--METADATA-->
      <text:p text:style-name="P4">
<draw:frame draw:style-name="fr1" draw:name="Image235" text:anchor-type="as-char" svg:width="6.9236in" svg:height="3.956343in" draw:z-index="0">
<draw:image xlink:href="../Images/yкринформ/2023-04-05T19-47-00-03-00/630_360_1680718461-437.jpg" xlink:type="simple" xlink:show="embed" xlink:actuate="onLoad" draw:mime-type="image/jpeg"/>
</draw:frame>
 ПрезидентВолодимир Зеленський спільно з Прем’єр-міністром Польщі Матеушем Моравецькимвшанували пам’ять загиблих біля Могили невідомого солдата та жертв Смоленськоїтрагедії.</text:p>
      <text:p text:style-name="P4">
Про це глава держави написав у <text:a xlink:type="simple" xlink:href="https://t.me/V_Zelenskiy_official/5763" text:style-name="Internet_20_link" text:visited-style-name="Visited_20_Internet_20_Link">
 </text:a>
 ,передає Укрінформ.</text:p>
      <text:p text:style-name="P4">
"Разом із прем’єр-міністром Польщі Матеушем Моравецьким вшанували пам’ятьзагиблих біля Могили невідомого солдата у Варшаві. Встановили лампадки допам’ятника жертвам Смоленської трагедії 2010 року та до пам’ятника ПрезидентуПольщі у 2005–2010 роках Леху Качинському", - зазначив Зеленський.</text:p>
      <text:p text:style-name="P4">
<draw:frame draw:style-name="fr1" draw:name="Image236" text:anchor-type="as-char" svg:width="6.9236in" svg:height="4.615733in" draw:z-index="0">
<draw:image xlink:href="../Images/yкринформ/2023-04-05T19-47-00-03-00/1680718520-811.jpg" xlink:type="simple" xlink:show="embed" xlink:actuate="onLoad" draw:mime-type="image/jpeg"/>
</draw:frame>
<draw:frame draw:style-name="fr1" draw:name="Image237" text:anchor-type="as-char" svg:width="6.9236in" svg:height="4.615733in" draw:z-index="0">
<draw:image xlink:href="../Images/yкринформ/2023-04-05T19-47-00-03-00/1680718520-351.jpg" xlink:type="simple" xlink:show="embed" xlink:actuate="onLoad" draw:mime-type="image/jpeg"/>
</draw:frame>
 <text:span text:style-name="T5">
Відео: ОфісПрезидента</text:span>
</text:p>
      <text:p text:style-name="P4">
<text:span text:style-name="T4">
Читайте також:</text:span>
 <text:a xlink:type="simple" xlink:href="https://www.ukrinform.ua/rubric-ato/3692100-zelenskij-pogodili-z-polseu-vazlivij-oboronnij-paket.html" text:style-name="Internet_20_link" text:visited-style-name="Visited_20_Internet_20_Link">
 <text:span text:style-name="T4">
Зеленський</text:span>
 </text:a>
</text:p>
      <text:p text:style-name="P4">
<draw:frame draw:style-name="fr1" draw:name="Image238" text:anchor-type="as-char" svg:width="6.9236in" svg:height="4.615733in" draw:z-index="0">
<draw:image xlink:href="../Images/yкринформ/2023-04-05T19-47-00-03-00/1680718520-465.jpg" xlink:type="simple" xlink:show="embed" xlink:actuate="onLoad" draw:mime-type="image/jpeg"/>
</draw:frame>
</text:p>
      <text:p text:style-name="P4">
Як повідомлялося, <text:a xlink:type="simple" xlink:href="https://www.ukrinform.ua/rubric-polytics/3691724-zelenskij-pribuv-do-polsi.html" text:style-name="Internet_20_link" text:visited-style-name="Visited_20_Internet_20_Link">
 </text:a>
 .</text:p>
      <text:p text:style-name="P4">
Як відомо, росія причетна до авіакатастрофи літака експрезидента ЛєхаКачинського, що сталася 10 квітня 2010 року. Головною причиною трагедії буввибух у лівому крилі повітряного судна, викликаний зовнішнім втручанням.</text:p>
      <text:p text:style-name="P4">
Фото ілюстративне, ОП</text:p>
      <text:p text:style-name="P4">
Source: <text:a xlink:type="simple" xlink:href="https://www.ukrinform.ua/rubric-society/3692124-zelenskij-u-varsavi-vsanuvav-pamat-zertv-smolenskoi-tragedii-i-zagiblih-soldat.html" text:style-name="Internet_20_link" text:visited-style-name="Visited_20_Internet_20_Link">
https://www.ukrinform.ua/rubric-society/3692124-zelenskij-u-varsavi-vsanuvav-pamat-zertv-smolenskoi-tragedii-i-zagiblih-soldat.html</text:a>
</text:p>
      <!--NEWS-->
      <text:h text:style-name="P10" text:outline-level="1">
<text:span text:style-name="T4">
росія обговорює в ООН депортацію українських дітей без офіційної трансляції</text:span>
</text:h>
      <text:p text:style-name="P4">
Authors: Ukrinform (Person)</text:p>
      <text:p text:style-name="P4">
Publisher: Укринформ (Organization)</text:p>
      <text:p text:style-name="P4">
Published Time: 2023-04-05T19:48:45+03:00</text:p>
      <text:p text:style-name="P4">
Modified Time: 2023-04-05T19:48:45+03:00</text:p>
      <text:p text:style-name="P4">
Description: </text:p>
      <text:p text:style-name="P4">
Обговорення депортації українських дітей на неформальному заході Радбезу ООН за участю уповноваженої з прав дитини рф марії львової-бєлової, щодо якої Міжнародний кримінальний суд видав ордер на арешт, відбувається без трансляції на вебканалі ООН та офіційній сторінці ООН у Ютубі. — Укрінформ.</text:p>
      <text:p text:style-name="P4">
Images: ["<text:a xlink:type="simple" xlink:href="https://static.ukrinform.com/photos/2023_04/thumb_files/630_360_1680706448-998.jpg" text:style-name="Internet_20_link" text:visited-style-name="Visited_20_Internet_20_Link">
630_360_16807...</text:a>
"]</text:p>
      <text:p text:style-name="P4">
Tags: ['Депортація', 'Діти', 'ООН', 'Війна з росією']</text:p>
      <text:p text:style-name="P4">
Type: Article</text:p>
      <!--METADATA-->
      <text:p text:style-name="P4">
<draw:frame draw:style-name="fr1" draw:name="Image239" text:anchor-type="as-char" svg:width="6.9236in" svg:height="3.956343in" draw:z-index="0">
<draw:image xlink:href="../Images/yкринформ/2023-04-05T19-48-45-03-00/630_360_1680706448-998.jpg" xlink:type="simple" xlink:show="embed" xlink:actuate="onLoad" draw:mime-type="image/jpeg"/>
</draw:frame>
Обговорення депортації українських дітей на неформальному заході Радбезу ООНза участю уповноваженої з прав дитини рф марії львової-бєлової, щодо якоїМіжнародний кримінальний суд видав ордер на арешт, відбувається без трансляціїна вебканалі ООН та офіційній сторінці ООН у Ютубі.</text:p>
      <text:p text:style-name="P4">
Про це повідомляє власний кореспондент Укрінформу.</text:p>
      <text:p text:style-name="P4">
При цьому делегації США, Великої Британії, Албанії та Мальти, залишили залузасідання під час виступу російської омбудсменки та інших доповідачів,запрошених росією, які брали участь в обговоренні в режимі онлайн.</text:p>
      <text:p text:style-name="P4">
Дві країни – члени Ради Безпеки, Велика Британія та США, заблокувалитрансляцію через офіційні канали ООН.</text:p>
      <text:p text:style-name="P4">
«Сьогодні ми виступили проти їхнього доповідача на зустрічі за формулою Аррії.Проти жінки, яку звинуватили у воєнних злочинах у зв'язку з її участю удепортації дітей із (українських – ред.) дитбудинків до росії. Ми проти цього.І тому приєдналися до Британії у блокуванні використання ООН як міжнародногомайданчика для неї», - сказала журналістам постпред США при ООН Лінда Томас-Грінфілд перед заходом.</text:p>
      <text:p text:style-name="P4">
льова-белова намагалася подати викрадення росією українських дітей як«евакуацію».</text:p>
      <text:p text:style-name="P4">
<text:span text:style-name="T4">
Читайте також:</text:span>
 <text:a xlink:type="simple" xlink:href="https://www.ukrinform.ua/rubric-ato/3692111-zelenskij-obgovoriv-iz-moraveckim-dopomogi-u-posuku-ta-povernenni-z-rf-ukrainskih-ditej.html" text:style-name="Internet_20_link" text:visited-style-name="Visited_20_Internet_20_Link">
 <text:span text:style-name="T4">
дітей</text:span>
 </text:a>
</text:p>
      <text:p text:style-name="P4">
Як повідомляв Укрінформ, Велика Британія <text:a xlink:type="simple" xlink:href="https://www.ukrinform.ua/rubric-world/3691671-britania-zablokuvala-vistup-v-radbezi-oon-rosianki-aka-mae-order-na-arest-vid-mks.html" text:style-name="Internet_20_link" text:visited-style-name="Visited_20_Internet_20_Link">
 </text:a>
 , закликавши її відповідати за свої дії в Гаазі.</text:p>
      <text:p text:style-name="P4">
17 березня 2023 року Міжнародний кримінальний суд видав ордер на арештпрезидента рф володимира путіна і львової-бєлової, яких підозрюють унезаконній депортації дітей з окупованих територій України в росію щонайменшез лютого 2022 року.</text:p>
      <text:p text:style-name="P4">
<text:span text:style-name="T5">
Фото: Getty Images</text:span>
</text:p>
      <text:p text:style-name="P4">
Source: <text:a xlink:type="simple" xlink:href="https://www.ukrinform.ua/rubric-ato/3692126-rosia-obgovorue-v-oon-deportaciu-ukrainskih-ditej-bez-oficijnoi-translacii.html" text:style-name="Internet_20_link" text:visited-style-name="Visited_20_Internet_20_Link">
https://www.ukrinform.ua/rubric-ato/3692126-rosia-obgovorue-v-oon-deportaciu-ukrainskih-ditej-bez-oficijnoi-translacii.html</text:a>
</text:p>
      <!--NEWS-->
      <text:h text:style-name="P10" text:outline-level="1">
<text:span text:style-name="T4">
У районі Бахмута знищили 88 загарбників, три безпілотники і склад боєприпасів – ЗСУ</text:span>
</text:h>
      <text:p text:style-name="P4">
Authors: Ukrinform (Person)</text:p>
      <text:p text:style-name="P4">
Publisher: Укринформ (Organization)</text:p>
      <text:p text:style-name="P4">
Published Time: 2023-04-05T19:51:00+03:00</text:p>
      <text:p text:style-name="P4">
Modified Time: 2023-04-05T19:51:00+03:00</text:p>
      <text:p text:style-name="P4">
Description: За останню добу Сили оборони України на Бахмутському напрямку знищили 88 окупантів, 124 загарбники було поранено, знищено три безпілотних апарати ворога, одна станція радіоелектронної боротьби і склад з боєприпасами. — Укрінформ.</text:p>
      <text:p text:style-name="P4">
Images: ["<text:a xlink:type="simple" xlink:href="https://static.ukrinform.com/photos/2023_04/thumb_files/630_360_1680537141-596.jpg" text:style-name="Internet_20_link" text:visited-style-name="Visited_20_Internet_20_Link">
630_360_16805...</text:a>
"]</text:p>
      <text:p text:style-name="P4">
Tags: ['Бахмут', 'Війна з росією', 'Єдині новини']</text:p>
      <text:p text:style-name="P4">
Type: Article</text:p>
      <!--METADATA-->
      <text:p text:style-name="P4">
<draw:frame draw:style-name="fr1" draw:name="Image240" text:anchor-type="as-char" svg:width="6.9236in" svg:height="3.956343in" draw:z-index="0">
<draw:image xlink:href="../Images/yкринформ/2023-04-05T19-51-00-03-00/630_360_1680537141-596.jpg" xlink:type="simple" xlink:show="embed" xlink:actuate="onLoad" draw:mime-type="image/jpeg"/>
</draw:frame>
 За останнюдобу Сили оборони України на Бахмутському напрямку знищили 88 окупантів, 124загарбники було поранено, знищено три безпілотних апарати ворога, одна станціярадіоелектронної боротьби і склад з боєприпасами.</text:p>
      <text:p text:style-name="P4">
Про це в ефірі телемарафону «Єдині новини» повідомив речник Східногоугруповання військ ЗСУ Сергій Череватий, передає Укрінформу.</text:p>
      <text:p text:style-name="P4">
"За цю добу на Бахмутському напрямку відбулося 245 обстрілів різнимиарртилерійськими системами, 21 боєзіткнення, 88 окупантів було знищено, 124зазнали поранень. Крім цього, було знищено три безпілотних апарати ворога,одна станція радіоелектронної боротьби і склад з боєприпасами", - розповівЧереватий.</text:p>
      <text:p text:style-name="P4">
За його словами, зараз під Бахмутом ведуться важкі бої, ворог продовжуєатакувати.</text:p>
      <text:p text:style-name="P4">
Речник Східного угруповання військ також констатував, що, на жаль, "снарядногоголоду" там, де ворог зосередив свої головні зусилля, зараз немає. ЦеБахмутський напрямок і Куп'янсько-Лиманський.</text:p>
      <text:p text:style-name="P4">
"Він (ворог - ред.), на жаль, ще має досить значні потужності, щоб бити понаших позиціях. Просто якщо порівнювати з літнім періодом, коли у ворога буламожливість наносити удари всіма типами озброєння і калібрами в режимі нон-стоп, то зараз такого нема: вони зосереджуються тільки там, де є така потребанакривати вогнем наші позиції. Це Бахмутський напрямок, і Лиманський, прицьому останній навіть лідирує за використанням ворожої артилерії", - сказавЧереватий.</text:p>
      <text:p text:style-name="P4">
Він зауважив, що якщо українське військове керівництво бачитиме, що користьвід утримання Бахмута буде меншою від існуючих загроз, то може бути здійсненийпевний тактичний крок, але лише за потреби.</text:p>
      <text:p text:style-name="P4">
<text:span text:style-name="T4">
Читайте також:</text:span>
 <text:a xlink:type="simple" xlink:href="https://www.ukrinform.ua/rubric-ato/3691802-u-bahmuti-prikordonniki-vidbili-masnij-sturm-vagnerivciv.html" text:style-name="Internet_20_link" text:visited-style-name="Visited_20_Internet_20_Link">
 <text:span text:style-name="T4">
Бахмут</text:span>
 </text:a>
</text:p>
      <text:p text:style-name="P4">
"Якщо ми бачитимемо, що користь від утримання Бахмута менша у нашомурозумінні, то може бути здійснений певний тактичний крок. Але, підкреслюю, целише за потреби", - заявив Череватий.</text:p>
      <text:p text:style-name="P4">
Як повідомляв Укрінформ, Президент Володимир Зеленський 5 квітня заявив, що <text:a xlink:type="simple" xlink:href="https://www.ukrinform.ua/rubric-ato/3691963-zelenskij-vorog-ne-kontrolue-bahmut-ale-situacia-skladna.html" text:style-name="Internet_20_link" text:visited-style-name="Visited_20_Internet_20_Link">
</text:a>
 , але ситуація там найскладніша на фронті.</text:p>
      <text:p text:style-name="P4">
Він нагадав, що оперативною ситуацією у місті опікується генерал ОлександрСирський і, за його словами, для генерала головне - зберегти особовий склад.</text:p>
      <text:p text:style-name="P4">
Водночас Президент наголосив, що чим швидше Україна отримує зброю відпартнерів, тим швидше українські воїни будуть "виборювати ситуацію" не тількив Бахмуті, а в цілому на території держави.</text:p>
      <text:p text:style-name="P4">
<text:span text:style-name="T5">
Фото: Генштаб ЗСУ</text:span>
</text:p>
      <text:p text:style-name="P4">
Source: <text:a xlink:type="simple" xlink:href="https://www.ukrinform.ua/rubric-ato/3692130-v-rajoni-bahmuta-znisili-88-zagarbnikiv-tri-bezpilotniki-i-sklad-boepripasiv-zsu.html" text:style-name="Internet_20_link" text:visited-style-name="Visited_20_Internet_20_Link">
https://www.ukrinform.ua/rubric-ato/3692130-v-rajoni-bahmuta-znisili-88-zagarbnikiv-tri-bezpilotniki-i-sklad-boepripasiv-zsu.html</text:a>
</text:p>
      <!--NEWS-->
      <text:h text:style-name="P10" text:outline-level="1">
<text:span text:style-name="T4">
Моравецький назвав розв’язану війну «початком кінця агресивної росії»</text:span>
</text:h>
      <text:p text:style-name="P4">
Authors: Ukrinform (Person)</text:p>
      <text:p text:style-name="P4">
Publisher: Укринформ (Organization)</text:p>
      <text:p text:style-name="P4">
Published Time: 2023-04-05T19:55:00+03:00</text:p>
      <text:p text:style-name="P4">
Modified Time: 2023-04-05T19:55:00+03:00</text:p>
      <text:p text:style-name="P4">
Description: Розв’язана росією війна проти України є кінцем для самої агресивної росії, але також початком потужної співпраці України та Польщі, яка стане фундаментом безпеки Центральної Європи на десятиліття. — Укрінформ.</text:p>
      <text:p text:style-name="P4">
Images: ["<text:a xlink:type="simple" xlink:href="https://static.ukrinform.com/photos/2023_04/thumb_files/630_360_1680712542-574.jpg" text:style-name="Internet_20_link" text:visited-style-name="Visited_20_Internet_20_Link">
630_360_16807...</text:a>
"]</text:p>
      <text:p text:style-name="P4">
Tags: ['Моравецький', 'Зеленський', 'Війна з росією']</text:p>
      <text:p text:style-name="P4">
Type: Article</text:p>
      <!--METADATA-->
      <text:p text:style-name="P4">
<draw:frame draw:style-name="fr1" draw:name="Image241" text:anchor-type="as-char" svg:width="6.9236in" svg:height="3.956343in" draw:z-index="0">
<draw:image xlink:href="../Images/yкринформ/2023-04-05T19-55-00-03-00/630_360_1680712542-574.jpg" xlink:type="simple" xlink:show="embed" xlink:actuate="onLoad" draw:mime-type="image/jpeg"/>
</draw:frame>
 Розв’язанаросією війна проти України є кінцем для самої агресивної росії, але такожпочатком потужної співпраці України та Польщі, яка стане фундаментом безпекиЦентральної Європи на десятиліття.</text:p>
      <text:p text:style-name="P4">
Як передає кореспондент Укрінформу, про це заявив прем’єр-міністр ПольщіМатеуш Моравецький під час спільної пресконференції з Президентом УкраїниВолодимиром Зеленським у Варшаві.</text:p>
      <text:p text:style-name="P4">
"Ми сьогодні формуємо картину майбутньої Європи. кремль та путін, москвахотіли кінця України. Але сьогодні ми бачимо, що ця війна є початком кінця дляросії, агресивної росії – такої, яку ми її знаємо, але також початком зовсімнової Європи", - сказав він.</text:p>
      <text:p text:style-name="P4">
<text:span text:style-name="T4">
Читайте також:</text:span>
 <text:a xlink:type="simple" xlink:href="https://www.ukrinform.ua/rubric-polytics/3692116-moraveckij-koli-ukraina-bude-v-nato-mi-budemo-u-bilsij-bezpeci.html" text:style-name="Internet_20_link" text:visited-style-name="Visited_20_Internet_20_Link">
 <text:span text:style-name="T4">
Моравецький</text:span>
 </text:a>
</text:p>
      <text:p text:style-name="P4">
Моравецький наголосив, що на кону зараз стоїть "не лише незалежність України,а й безпека усієї Європи та Польщі".</text:p>
      <text:p text:style-name="P4">
"росія вже програла війну та боротьбу за українські душі. І я переконаний, щоросія також програє цю війну і за Україну, і, врешті-решт, програє у війні задомінування в нашому регіоні", - заявив він.</text:p>
      <text:p text:style-name="P4">
Польський прем’єр підкреслив, що на цьому тлі потужна співпраця України таПольщі стане "фундаментом безпеки Центральної Європи" на десятиліття.</text:p>
      <text:p text:style-name="P4">
<text:span text:style-name="T4">
Читайте також:</text:span>
 <text:a xlink:type="simple" xlink:href="https://www.ukrinform.ua/rubric-ato/3692111-zelenskij-obgovoriv-iz-moraveckim-dopomogi-u-posuku-ta-povernenni-z-rf-ukrainskih-ditej.html" text:style-name="Internet_20_link" text:visited-style-name="Visited_20_Internet_20_Link">
 <text:span text:style-name="T4">
Моравецьким</text:span>
 </text:a>
</text:p>
      <text:p text:style-name="P4">
"24 лютого ми зрозуміли, що почалася нова епоха – початок кінця російськогоколоніалізму та імперіалізму, але також початок співпраці між Україною таПольщею – і наша дружба буде фундаментом безпеки Центральної Європи на багатодесятиліть або й довше. Україна вистоїть, Україна переможе!" - заявив він.</text:p>
      <text:p text:style-name="P4">
За його словами, Польща також готова "бути лідером Європи" і "говорить про цезі своїми партнерами із Західної Європи та США, яким чином побудувати цю новуархітектуру безпеки".</text:p>
      <text:p text:style-name="P4">
Окремо глава польського уряду прокоментував деякі заклики до того, щоб Українапоступилася та віддала частину території росії. Він наголосив, що не можна"плутати мир та спокій" і неможливість домовлятися з варварською росією.</text:p>
      <text:p text:style-name="P4">
<text:span text:style-name="T4">
Читайте також:</text:span>
 <text:a xlink:type="simple" xlink:href="https://www.ukrinform.ua/rubric-ato/3692100-zelenskij-pogodili-z-polseu-vazlivij-oboronnij-paket.html" text:style-name="Internet_20_link" text:visited-style-name="Visited_20_Internet_20_Link">
 </text:a>
</text:p>
      <text:p text:style-name="P4">
"Це від України залежить, що вона визначить, які прийнятні для неї умови мирута безпеки", - підкреслив він.</text:p>
      <text:p text:style-name="P4">
Як повідомлялося, Президент Володимир Зеленський разом з дружиною 5 квітняперебуває з офіційним візитом у Польщі.</text:p>
      <text:p text:style-name="P4">
Крім зустрічі з Президентом Анджеєм Дудою та главою польського уряду МатеушемМоравецьким, плануються також зустрічі з представниками бізнесу, українцями іполяками.</text:p>
      <text:p text:style-name="P4">
Фото: ОП</text:p>
      <text:p text:style-name="P4">
Source: <text:a xlink:type="simple" xlink:href="https://www.ukrinform.ua/rubric-ato/3692129-moraveckij-nazvav-rozvazanu-vijnu-pocatkom-kinca-agresivnoi-rosii.html" text:style-name="Internet_20_link" text:visited-style-name="Visited_20_Internet_20_Link">
https://www.ukrinform.ua/rubric-ato/3692129-moraveckij-nazvav-rozvazanu-vijnu-pocatkom-kinca-agresivnoi-rosii.html</text:a>
</text:p>
      <!--NEWS-->
      <text:h text:style-name="P10" text:outline-level="1">
<text:span text:style-name="T4">
Зеленський привітав іудеїв з Песахом</text:span>
</text:h>
      <text:p text:style-name="P4">
Authors: Ukrinform (Person)</text:p>
      <text:p text:style-name="P4">
Publisher: Укринформ (Organization)</text:p>
      <text:p text:style-name="P4">
Published Time: 2023-04-05T19:57:00+03:00</text:p>
      <text:p text:style-name="P4">
Modified Time: 2023-04-05T19:57:00+03:00</text:p>
      <text:p text:style-name="P4">
Description: Президент Володимир Зеленський побажав злагоди, добра і миру з нагоди початку святкування іудеями всього світу Песаха. — Укрінформ.</text:p>
      <text:p text:style-name="P4">
Images: ["<text:a xlink:type="simple" xlink:href="https://static.ukrinform.com/photos/2023_02/thumb_files/630_360_1676049059-535.png" text:style-name="Internet_20_link" text:visited-style-name="Visited_20_Internet_20_Link">
630_360_16760...</text:a>
"]</text:p>
      <text:p text:style-name="P4">
Tags: ['Свято', 'Зеленський', 'Песах']</text:p>
      <text:p text:style-name="P4">
Type: Article</text:p>
      <!--METADATA-->
      <text:p text:style-name="P4">
<draw:frame draw:style-name="fr1" draw:name="Image242" text:anchor-type="as-char" svg:width="6.9236in" svg:height="3.956343in" draw:z-index="0">
<draw:image xlink:href="../Images/yкринформ/2023-04-05T19-57-00-03-00/630_360_1676049059-535.png" xlink:type="simple" xlink:show="embed" xlink:actuate="onLoad" draw:mime-type="image/png"/>
</draw:frame>
 ПрезидентВолодимир Зеленський побажав злагоди, добра і миру з нагоди початкусвяткування іудеями всього світу Песаха.</text:p>
      <text:p text:style-name="P4">
Вітання глава держави опублікував у <text:a xlink:type="simple" xlink:href="https://twitter.com/ZelenskyyUa/status/1643653727532793857" text:style-name="Internet_20_link" text:visited-style-name="Visited_20_Internet_20_Link">
</text:a>
 передаєУкрінформ.</text:p>
      <text:p text:style-name="P4">
"Вітання іудеям усього світу з нагоди світлого свята Песах! Нехай добронаповнить наші домівки, а мир запанує на наших землях та в серцях. Злагодиусім, хто сьогодні святкує <text:a xlink:type="simple" xlink:href="https://www.ukrinform.ua/tag-pesah" text:style-name="Internet_20_link" text:visited-style-name="Visited_20_Internet_20_Link">
 </text:a>
 Хаг Песахсамеах!", - зазначив Президент.</text:p>
      <text:p text:style-name="P4">
<text:span text:style-name="T4">
Читайте також:</text:span>
 <text:a xlink:type="simple" xlink:href="https://www.ukrinform.ua/rubric-world/3685641-izrail-znav-zaboronu-na-povernenna-evreiv-do-poselen-na-zahidnomu-berezi-ricki-jordan.html" text:style-name="Internet_20_link" text:visited-style-name="Visited_20_Internet_20_Link">
 <text:span text:style-name="T4">
євреї</text:span>
 </text:a>
</text:p>
      <text:p text:style-name="P4">
Як відомо, Песах — юдейське свято на згадку про вихід з Єгипту, святкуєтьсяпротягом 7 днів у Ізраїлі та 8 днів за його межами. Цьогоріч святкуваннярозпочинається увечері 5 квітня і завершиться 13 квітня.</text:p>
      <text:p text:style-name="P4">
Source: <text:a xlink:type="simple" xlink:href="https://www.ukrinform.ua/rubric-society/3692132-zelenskij-privitav-iudeiv-z-pesahom.html" text:style-name="Internet_20_link" text:visited-style-name="Visited_20_Internet_20_Link">
https://www.ukrinform.ua/rubric-society/3692132-zelenskij-privitav-iudeiv-z-pesahom.html</text:a>
</text:p>
      <!--NEWS-->
      <text:h text:style-name="P10" text:outline-level="1">
<text:span text:style-name="T4">
У Львові розробили повнопривідне багі для військових</text:span>
</text:h>
      <text:p text:style-name="P4">
Authors: Ukrinform (Person)</text:p>
      <text:p text:style-name="P4">
Publisher: Укринформ (Organization)</text:p>
      <text:p text:style-name="P4">
Published Time: 2023-04-05T20:01:00+03:00</text:p>
      <text:p text:style-name="P4">
Modified Time: 2023-04-05T20:01:00+03:00</text:p>
      <text:p text:style-name="P4">
Description: На базі Львівського вищого професійного училища комп’ютерних технологій та будівництва розробили повнопривідне багі «ГУРКІТ», аналогів якому немає. — Укрінформ.</text:p>
      <text:p text:style-name="P4">
Images: ["<text:a xlink:type="simple" xlink:href="https://static.ukrinform.com/photos/2023_04/thumb_files/630_360_1680708639-876.jpg" text:style-name="Internet_20_link" text:visited-style-name="Visited_20_Internet_20_Link">
630_360_16807...</text:a>
", "<text:a xlink:type="simple" xlink:href="https://static.ukrinform.com/photos/2023_04/1680709177-654.jpg" text:style-name="Internet_20_link" text:visited-style-name="Visited_20_Internet_20_Link">
1680709177-65...</text:a>
"]</text:p>
      <text:p text:style-name="P4">
Tags: ['Львів', 'Технології', 'Транспорт', 'Військові']</text:p>
      <text:p text:style-name="P4">
Type: Article</text:p>
      <!--METADATA-->
      <text:p text:style-name="P4">
<draw:frame draw:style-name="fr1" draw:name="Image243" text:anchor-type="as-char" svg:width="6.9236in" svg:height="3.956343in" draw:z-index="0">
<draw:image xlink:href="../Images/yкринформ/2023-04-05T20-01-00-03-00/630_360_1680708639-876.jpg" xlink:type="simple" xlink:show="embed" xlink:actuate="onLoad" draw:mime-type="image/jpeg"/>
</draw:frame>
 На базіЛьвівського вищого професійного училища комп’ютерних технологій та будівництварозробили повнопривідне багі «ГУРКІТ», аналогів якому немає.</text:p>
      <text:p text:style-name="P4">
Про це повідомляє п <text:a xlink:type="simple" xlink:href="https://city-adm.lviv.ua/news/society/education/295954-u-lvivskomu-uchylyshchi-rozrobyly-unikalne-povnopryvidne-bahi-dlia-viiskovykh-na-peredovii" text:style-name="Internet_20_link" text:visited-style-name="Visited_20_Internet_20_Link">
 </text:a>
 , передає Укрінформ.</text:p>
      <text:p text:style-name="P4">
«Унікальність цієї конструкції в тому, що двигун в багі розташованийпосередині. Тобто тут ідеально розвантажена ходова частина, а це дуже сильновпливає на прохідність транспортного засобу. Також це багі є трьохмісним, аодне місце можна повністю скласти, щоб було зручно за потреби перевозитипоранену особу. Є зручний відсік для різного озброєння та дві точки дляфіксації кулеметів», – розповів учень училища та один із розробників ТарасЯнуш.</text:p>
      <text:p text:style-name="P4">
<draw:frame draw:style-name="fr1" draw:name="Image244" text:anchor-type="as-char" svg:width="6.9236in" svg:height="5.171846in" draw:z-index="0">
<draw:image xlink:href="../Images/yкринформ/2023-04-05T20-01-00-03-00/1680709177-654.jpg" xlink:type="simple" xlink:show="embed" xlink:actuate="onLoad" draw:mime-type="image/jpeg"/>
</draw:frame>
</text:p>
      <text:p text:style-name="P4">
Він також зазначив, що перші багі в училищі почали переробляти зі спортивнихмоделей на такі, які будуть зручнішими на передовій. Минулого року розробилисаморобну модель багі Tyrex, які досі виконують бойові завдання. А «ГУРКІТ» -це транспортний засіб, що є ще більш удосконаленою версією попереднього, аджетут враховані всі потреби військових, які тестують різні транспортні засоби вбою.</text:p>
      <text:p text:style-name="P4">
<text:span text:style-name="T4">
Читайте також:</text:span>
 <text:a xlink:type="simple" xlink:href="https://www.ukrinform.ua/rubric-technology/3599874-frankivskij-skolar-rozrobiv-dronminosukac.html" text:style-name="Internet_20_link" text:visited-style-name="Visited_20_Internet_20_Link">
 <text:span text:style-name="T4">
Франківський</text:span>
 <text:span text:style-name="T4">
школяр</text:span>
 <text:span text:style-name="T4">
розробив</text:span>
 <text:span text:style-name="T4">
дрон</text:span>
<text:span text:style-name="T4">
міношукач</text:span>
 </text:a>
</text:p>
      <text:p text:style-name="P4">
Наголошується, що повнопривідне багі має чимало переваг. Зокрема, окрімцентрального розташування двигуна, низький центр ваги; високий кліренс;захищений безнобак; відсутні передні та задні завіси кузова; дискові гальма поколу. А окрім того, високу прохідність, вантажопідйомність та маневреність(малий радіус розвороту).</text:p>
      <text:p text:style-name="P4">
У міськраді додають, що львівське училище комп’ютерних технологій табудівництва з початку повномасштабного вторгнення бере активну участь удопомозі Збройним силам України та внутрішньо переміщеним українцям: тутживуть і навчаються переселенці, ремонтують автомобілі для військових,проводять курси операторів дронів, створюють унікальні освітлювачі,співпрацюють з різноманітними громадськими та міжнародними організаціями.</text:p>
      <text:p text:style-name="P4">
Як повідомляв Укрінформ, <text:a xlink:type="simple" xlink:href="https://www.ukrinform.ua/rubric-regions/3502832-u-lvovi-gotuvatimut-profesijnih-operatoriv-droniv.html" text:style-name="Internet_20_link" text:visited-style-name="Visited_20_Internet_20_Link">
 </text:a>
 .Обладнання для навчання закупили в межах виконання Програми ООН із відновленнята розбудови миру за фінансової підтримки Євросоюзу.</text:p>
      <text:p text:style-name="P4">
<text:span text:style-name="T5">
Фото: Пресслужба Львівської міської ради</text:span>
</text:p>
      <text:p text:style-name="P4">
Source: <text:a xlink:type="simple" xlink:href="https://www.ukrinform.ua/rubric-technology/3692085-u-lvovi-rozrobili-povnoprividne-bagi-dla-vijskovih.html" text:style-name="Internet_20_link" text:visited-style-name="Visited_20_Internet_20_Link">
https://www.ukrinform.ua/rubric-technology/3692085-u-lvovi-rozrobili-povnoprividne-bagi-dla-vijskovih.html</text:a>
</text:p>
      <!--NEWS-->
      <text:h text:style-name="P10" text:outline-level="1">
<text:span text:style-name="T4">
На Закарпатті зафіксували землетрус</text:span>
</text:h>
      <text:p text:style-name="P4">
Authors: Ukrinform (Person)</text:p>
      <text:p text:style-name="P4">
Publisher: Укринформ (Organization)</text:p>
      <text:p text:style-name="P4">
Published Time: 2023-04-05T20:02:00+03:00</text:p>
      <text:p text:style-name="P4">
Modified Time: 2023-04-05T20:02:00+03:00</text:p>
      <text:p text:style-name="P4">
Description: Поблизу міста Мукачево Закарпатської області у середу стався землетрус магнітудою 2,2 за шкалою Ріхтера. — Укрінформ.</text:p>
      <text:p text:style-name="P4">
Images: ["<text:a xlink:type="simple" xlink:href="https://static.ukrinform.com/photos/2023_02/thumb_files/630_360_1675857416-430.jpg" text:style-name="Internet_20_link" text:visited-style-name="Visited_20_Internet_20_Link">
630_360_16758...</text:a>
"]</text:p>
      <text:p text:style-name="P4">
Tags: ['Мукачево', 'Землетрус', 'Закарпаття']</text:p>
      <text:p text:style-name="P4">
Type: Article</text:p>
      <!--METADATA-->
      <text:p text:style-name="P4">
<draw:frame draw:style-name="fr1" draw:name="Image245" text:anchor-type="as-char" svg:width="6.9236in" svg:height="3.949857in" draw:z-index="0">
<draw:image xlink:href="../Images/yкринформ/2023-04-05T20-02-00-03-00/630_360_1675857416-430.jpg" xlink:type="simple" xlink:show="embed" xlink:actuate="onLoad" draw:mime-type="image/jpeg"/>
</draw:frame>
 Поблизуміста Мукачево Закарпатської області у середу стався землетрус магнітудою 2,2за шкалою Ріхтера.</text:p>
      <text:p text:style-name="P4">
Як передає Укрінформ, про це Головний центр спеціального контролю повідомляє у<text:a xlink:type="simple" xlink:href="https://www.facebook.com/gcsk.mcsm/posts/pfbid0Qr4EYSyp2UXKbFfk2DNYLdb7ZD8ZsRjrdEin64RGbY2DVdAgGvesSLjyVyMXtTFUl" text:style-name="Internet_20_link" text:visited-style-name="Visited_20_Internet_20_Link">
</text:a>
.</text:p>
      <text:p text:style-name="P4">
"05 квітня 2023 року о 11:41:05 (за київським часом) Головним центромспеціального контролю зареєстровано землетрус, на південь від міста МукачевоЗакарпатської області, магнітудою 2,2 (за шкалою Ріхтера) на глибині 3 км", -ідеться у повідомленні.</text:p>
      <text:p text:style-name="P4">
<text:span text:style-name="T4">
Читайте також:</text:span>
 <text:a xlink:type="simple" xlink:href="https://www.ukrinform.ua/rubric-world/3691685-u-zoni-zemletrusu-v-tureccini-zveli-700-tisac-nametiv-ta-kontejneriv.html" text:style-name="Internet_20_link" text:visited-style-name="Visited_20_Internet_20_Link">
 <text:span text:style-name="T4">
землетрус</text:span>
 </text:a>
</text:p>
      <text:p text:style-name="P4">
Як відомо, за розрахунками землетрус такої магнітуди не несе загрози длянаселення, за класифікацією землетрусів відноситься до невідчутних.</text:p>
      <text:p text:style-name="P4">
Source: <text:a xlink:type="simple" xlink:href="https://www.ukrinform.ua/rubric-regions/3692193-na-zakarpatti-zafiksuvali-zemletrus.html" text:style-name="Internet_20_link" text:visited-style-name="Visited_20_Internet_20_Link">
https://www.ukrinform.ua/rubric-regions/3692193-na-zakarpatti-zafiksuvali-zemletrus.html</text:a>
</text:p>
      <!--NEWS-->
      <text:h text:style-name="P10" text:outline-level="1">
<text:span text:style-name="T4">
Українець Зінченко найменше фолить в АПЛ</text:span>
</text:h>
      <text:p text:style-name="P4">
Authors: Ukrinform (Person)</text:p>
      <text:p text:style-name="P4">
Publisher: Укринформ (Organization)</text:p>
      <text:p text:style-name="P4">
Published Time: 2023-04-05T20:05:13+03:00</text:p>
      <text:p text:style-name="P4">
Modified Time: 2023-04-05T20:05:13+03:00</text:p>
      <text:p text:style-name="P4">
Description: Лівий захисник «Арсенала» Олександр Зінченко порушує правила рідше за всіх інших польових гравців Англійської прем’єр-ліги. — Укрінформ.</text:p>
      <text:p text:style-name="P4">
Images: ["<text:a xlink:type="simple" xlink:href="https://static.ukrinform.com/photos/2023_04/thumb_files/630_360_1680714206-442.jpeg" text:style-name="Internet_20_link" text:visited-style-name="Visited_20_Internet_20_Link">
630_360_16807...</text:a>
"]</text:p>
      <text:p text:style-name="P4">
Tags: ['Арсенал', 'Футбол', 'Зінченко', 'АПЛ']</text:p>
      <text:p text:style-name="P4">
Type: Article</text:p>
      <!--METADATA-->
      <text:p text:style-name="P4">
<draw:frame draw:style-name="fr1" draw:name="Image246" text:anchor-type="as-char" svg:width="6.9236in" svg:height="3.956343in" draw:z-index="0">
<draw:image xlink:href="../Images/yкринформ/2023-04-05T20-05-13-03-00/630_360_1680714206-442.jpeg" xlink:type="simple" xlink:show="embed" xlink:actuate="onLoad" draw:mime-type="image/jpeg"/>
</draw:frame>
 Лівийзахисник «Арсенала» Олександр Зінченко порушує правила рідше за всіх іншихпольових гравців Англійської прем’єр-ліги.</text:p>
      <text:p text:style-name="P4">
За <text:a xlink:type="simple" xlink:href="https://twitter.com/OptaJoe/status/1643631308193628165" text:style-name="Internet_20_link" text:visited-style-name="Visited_20_Internet_20_Link">
 </text:a>
 Opta українецьфолить раз на 583 хвилини, передає Укрінформ.</text:p>
      <text:p text:style-name="P4">
Топ-5 польових гравців АПЛ за рідкістю фолів (враховуються лише футболісти, щозіграли цього сезону щонайменше 900 хвилин)</text:p>
      <text:p text:style-name="P4">
1. Олександр Зінченко («Арсенал») - один фол на 583 хвилини</text:p>
      <text:p text:style-name="P4">
2. Мадс Роерслев («Брентфорд») - один фол на 465 хвилин</text:p>
      <text:p text:style-name="P4">
3. Ітан Піннок («Брентфорд») - один фол на 360 хвилин</text:p>
      <text:p text:style-name="P4">
4. Езрі Конса («Астон Вілла») - один фол на 279 хвилин</text:p>
      <text:p text:style-name="P4">
5. Свен Ботман («Ньюкасл») - один фол на 238 хвилин</text:p>
      <text:p text:style-name="P4">
<text:span text:style-name="T4">
Читайте також:</text:span>
 <text:a xlink:type="simple" xlink:href="https://www.ukrinform.ua/rubric-sports/3692063-ukrainska-molodizka-prograla-futbolistkam-svecii-u-kvalifikacii-evro2023.html" text:style-name="Internet_20_link" text:visited-style-name="Visited_20_Internet_20_Link">
 <text:span text:style-name="T4">
футбол</text:span>
 </text:a>
</text:p>
      <text:p text:style-name="P4">
Як повідомлялося, «Арсенал» Зінченка очолює Англійську прем'єр-лігу, маючи вактиві 72 пункти після 29 матчів.</text:p>
      <text:p text:style-name="P4">
Фото: Getty Images</text:p>
      <text:p text:style-name="P4">
Source: <text:a xlink:type="simple" xlink:href="https://www.ukrinform.ua/rubric-sports/3692135-ukrainec-zincenko-najmense-folit-v-apl.html" text:style-name="Internet_20_link" text:visited-style-name="Visited_20_Internet_20_Link">
https://www.ukrinform.ua/rubric-sports/3692135-ukrainec-zincenko-najmense-folit-v-apl.html</text:a>
</text:p>
      <!--NEWS-->
      <text:h text:style-name="P10" text:outline-level="1">
<text:span text:style-name="T4">
Україна буде першим кризовим регіоном, де Німеччина надаватиме гарантії для інвесторів</text:span>
</text:h>
      <text:p text:style-name="P4">
Authors: Ukrinform (Person)</text:p>
      <text:p text:style-name="P4">
Publisher: Укринформ (Organization)</text:p>
      <text:p text:style-name="P4">
Published Time: 2023-04-05T20:06:32+03:00</text:p>
      <text:p text:style-name="P4">
Modified Time: 2023-04-05T20:06:32+03:00</text:p>
      <text:p text:style-name="P4">
Description: Німеччина в питанні заохочення бізнесу інвестувати в Україну відступає від практики роботи в інших регіонах світу. — Укрінформ.</text:p>
      <text:p text:style-name="P4">
Images: ["<text:a xlink:type="simple" xlink:href="https://static.ukrinform.com/photos/2022_12/thumb_files/630_360_1670417330-791.jpg" text:style-name="Internet_20_link" text:visited-style-name="Visited_20_Internet_20_Link">
630_360_16704...</text:a>
"]</text:p>
      <text:p text:style-name="P4">
Tags: ['Інвестиції', 'Німеччина', 'Україна']</text:p>
      <text:p text:style-name="P4">
Type: Article</text:p>
      <!--METADATA-->
      <text:p text:style-name="P4">
<draw:frame draw:style-name="fr1" draw:name="Image247" text:anchor-type="as-char" svg:width="6.9236in" svg:height="3.956343in" draw:z-index="0">
<draw:image xlink:href="../Images/yкринформ/2023-04-05T20-06-32-03-00/630_360_1670417330-791.jpg" xlink:type="simple" xlink:show="embed" xlink:actuate="onLoad" draw:mime-type="image/jpeg"/>
</draw:frame>
 Німеччинав питанні заохочення бізнесу інвестувати в Україну відступає від практикироботи в інших регіонах світу.</text:p>
      <text:p text:style-name="P4">
Це підтвердив на брифінгу речник Міністерства економіки ФРН Штефан ГабріельГауфе, повідомляє кореспондент Укрінформу.</text:p>
      <text:p text:style-name="P4">
Він зазначив, що для очільника міністерства Роберта Габека, який здійснив напочатку тижня дводенний візит в Україну, важливо було донести, як Німеччинанадалі підтримуватиме Україну, зокрема в гарантуванні інвестицій.</text:p>
      <text:p text:style-name="P4">
<text:span text:style-name="T4">
Читайте також:</text:span>
 <text:a xlink:type="simple" xlink:href="https://www.ukrinform.ua/rubric-economy/3692007-inozemci-investuvatimut-v-agrosektor-ukraini-za-umovi-strahuvanna-voennih-rizikiv-baslik.html" text:style-name="Internet_20_link" text:visited-style-name="Visited_20_Internet_20_Link">
 <text:span text:style-name="T4">
інвест</text:span>
 </text:a>
</text:p>
      <text:p text:style-name="P4">
«Міністр хотів показати, що Німеччина готова робити кроки, які раніше неробила, саме в тому, що стосується надання гарантій для інвестицій у районах,де війна. Тепер ми робимо це», - сказав речник.</text:p>
      <text:p text:style-name="P4">
Міністр, за словами речника, дав чітко зрозуміти, що в цьому питанні ФРН«відходить від практики роботи в інших регіонах світу».</text:p>
      <text:p text:style-name="P4">
Наразі подана вже 21 заявка на покриття гарантіями в обсязі 48 млн євро. 11проєктів на суму 220 мільйонів євро вже забезпечені такими гарантіями.Ведуться перемовини з бізнесменами, які мають плани інвестувати абопереформатувати бізнес, розпочатий до війни. Це стосується енергетики,логістики, сільського господарства.</text:p>
      <text:p text:style-name="P4">
<text:span text:style-name="T4">
Читайте також:</text:span>
 <text:a xlink:type="simple" xlink:href="https://www.ukrinform.ua/rubric-vidbudova/3691422-ukraina-vze-otrimala-vid-kraindonoriv-15-miljoniv-na-vidnovlenna-cornobilskoi-zoni.html" text:style-name="Internet_20_link" text:visited-style-name="Visited_20_Internet_20_Link">
 </text:a>
</text:p>
      <text:p text:style-name="P4">
Міністр Габек, якого супроводжувала група бізнесменів, хотів побачити, деінвестиції працюють, де є проблеми, де Україна потребує ще допомоги, додавГауфе.</text:p>
      <text:p text:style-name="P4">
Як повідомляв Укрінформ, віцеканцлер, міністр економіки ФРН Роберт Габекприбув до Києва 3 квітня з делегацією представників німецького бізнесу.</text:p>
      <text:p text:style-name="P4">
Source: <text:a xlink:type="simple" xlink:href="https://www.ukrinform.ua/rubric-economy/3692136-ukraina-bude-persim-krizovim-regionom-de-nimeccina-nadavatime-garantii-dla-investoriv.html" text:style-name="Internet_20_link" text:visited-style-name="Visited_20_Internet_20_Link">
https://www.ukrinform.ua/rubric-economy/3692136-ukraina-bude-persim-krizovim-regionom-de-nimeccina-nadavatime-garantii-dla-investoriv.html</text:a>
</text:p>
      <!--NEWS-->
      <text:h text:style-name="P10" text:outline-level="1">
<text:span text:style-name="T4">
Не можна дати кремлю розсварити Україну та Польщу – Моравецький</text:span>
</text:h>
      <text:p text:style-name="P4">
Authors: Ukrinform (Person)</text:p>
      <text:p text:style-name="P4">
Publisher: Укринформ (Organization)</text:p>
      <text:p text:style-name="P4">
Published Time: 2023-04-05T20:17:12+03:00</text:p>
      <text:p text:style-name="P4">
Modified Time: 2023-04-05T20:17:12+03:00</text:p>
      <text:p text:style-name="P4">
Description: Прем’єр-міністр Польщі Матеуш Моравецький закликав співвітчизників не вестися на російську пропаганду, яка націлена на те, щоб українські та польські народи розсварилися. — Укрінформ.</text:p>
      <text:p text:style-name="P4">
Images: ["<text:a xlink:type="simple" xlink:href="https://static.ukrinform.com/photos/2018_02/thumb_files/630_360_1519390944-7416.jpg" text:style-name="Internet_20_link" text:visited-style-name="Visited_20_Internet_20_Link">
630_360_15193...</text:a>
"]</text:p>
      <text:p text:style-name="P4">
Tags: ['росія', 'Моравецький', 'Війна з росією']</text:p>
      <text:p text:style-name="P4">
Type: Article</text:p>
      <!--METADATA-->
      <text:p text:style-name="P4">
<draw:frame draw:style-name="fr1" draw:name="Image248" text:anchor-type="as-char" svg:width="6.9236in" svg:height="3.956343in" draw:z-index="0">
<draw:image xlink:href="../Images/yкринформ/2023-04-05T20-17-12-03-00/630_360_1519390944-7416.jpg" xlink:type="simple" xlink:show="embed" xlink:actuate="onLoad" draw:mime-type="image/jpeg"/>
</draw:frame>
 Прем’єр-міністр Польщі Матеуш Моравецький закликав співвітчизників не вестися наросійську пропаганду, яка націлена на те, щоб українські та польські народирозсварилися.</text:p>
      <text:p text:style-name="P4">
Як передає кореспондент Укрінформу, про це Моравецький заявив під час спільноїпресконференції з Президентом України Володимиром Зеленським у Варшаві.</text:p>
      <text:p text:style-name="P4">
"кремль розраховує напевно, що Польща та Україна посваряться. І тому я такожзакликаю вас, мої співвітчизники: будьте уважні та обережні, не зважайте на цюросійські шкідливу пропаганду. Не можна дозволити їм нас розділити. Сьогодніукраїнські військові виборюють українську та нашу свободу", - сказав главапольського уряду.</text:p>
      <text:p text:style-name="P4">
<text:span text:style-name="T4">
Читайте також:</text:span>
 <text:a xlink:type="simple" xlink:href="https://www.ukrinform.ua/rubric-ato/3692129-moraveckij-nazvav-rozvazanu-vijnu-pocatkom-kinca-agresivnoi-rosii.html" text:style-name="Internet_20_link" text:visited-style-name="Visited_20_Internet_20_Link">
 <text:span text:style-name="T4">
Моравецький</text:span>
 </text:a>
</text:p>
      <text:p text:style-name="P4">
За його словами, Польща також є "об’єктом атак російських шпигунів, тролів,інтернет-ферм та фейкових новин на усіх можливих рівнях". Він додав, щоспецслужби "на усіх можливих рівнях працюють, щоб цьому протидіяти". Так,нещодавно викрили мережу російських агентів.</text:p>
      <text:p text:style-name="P4">
Моравецький наголосив, що Польща – "це справжня братня країна для України"."Польща першою попереджала про росію, перша підтримала Україну і перша хочебрати участь у відбудові України", - додав він.</text:p>
      <text:p text:style-name="P4">
<text:span text:style-name="T4">
Читайте також:</text:span>
 <text:a xlink:type="simple" xlink:href="https://www.ukrinform.ua/rubric-polytics/3692116-moraveckij-koli-ukraina-bude-v-nato-mi-budemo-u-bilsij-bezpeci.html" text:style-name="Internet_20_link" text:visited-style-name="Visited_20_Internet_20_Link">
 <text:span text:style-name="T4">
Моравецький</text:span>
 </text:a>
</text:p>
      <text:p text:style-name="P4">
Як повідомляв Укрінформ, прем’єр-міністр Польщі Матеуш Моравецький заявив, щорозв’язана росією війна проти України є кінцем для самої агресивної росії, алетакож початком потужної співпраці України та Польщі, яка стане фундаментомбезпеки Центральної Європи на десятиліття.</text:p>
      <text:p text:style-name="P4">
Source: <text:a xlink:type="simple" xlink:href="https://www.ukrinform.ua/rubric-society/3692139-ne-mozna-dati-kremlu-rozsvariti-ukrainu-ta-polsu-moraveckij.html" text:style-name="Internet_20_link" text:visited-style-name="Visited_20_Internet_20_Link">
https://www.ukrinform.ua/rubric-society/3692139-ne-mozna-dati-kremlu-rozsvariti-ukrainu-ta-polsu-moraveckij.html</text:a>
</text:p>
      <!--NEWS-->
      <text:h text:style-name="P10" text:outline-level="1">
<text:span text:style-name="T4">
В Україні завтра очікуються дощі, у західних областях - з мокрим снігом</text:span>
</text:h>
      <text:p text:style-name="P4">
Authors: Ukrinform (Person)</text:p>
      <text:p text:style-name="P4">
Publisher: Укринформ (Organization)</text:p>
      <text:p text:style-name="P4">
Published Time: 2023-04-05T20:18:00+03:00</text:p>
      <text:p text:style-name="P4">
Modified Time: 2023-04-05T20:18:00+03:00</text:p>
      <text:p text:style-name="P4">
Description: В Україні у четвер, 6 квітня, очікуються дощі, у західних областях з мокрим снігом, температура вночі 4-9° тепла, вдень 8-13°, на заході країни вночі від 2° тепла до 3° морозу, вдень 1-6° тепла. — Укрінформ.</text:p>
      <text:p text:style-name="P4">
Images: ["<text:a xlink:type="simple" xlink:href="https://static.ukrinform.com/photos/2020_12/thumb_files/630_360_1609431493-211.jpeg" text:style-name="Internet_20_link" text:visited-style-name="Visited_20_Internet_20_Link">
630_360_16094...</text:a>
"]</text:p>
      <text:p text:style-name="P4">
Tags: None</text:p>
      <text:p text:style-name="P4">
Type: Article</text:p>
      <!--METADATA-->
      <text:p text:style-name="P4">
<draw:frame draw:style-name="fr1" draw:name="Image249" text:anchor-type="as-char" svg:width="6.9236in" svg:height="3.956343in" draw:z-index="0">
<draw:image xlink:href="../Images/yкринформ/2023-04-05T20-18-00-03-00/630_360_1609431493-211.jpeg" xlink:type="simple" xlink:show="embed" xlink:actuate="onLoad" draw:mime-type="image/jpeg"/>
</draw:frame>
 В Україніу четвер, 6 квітня, очікуються дощі, у західних областях з мокрим снігом,температура вночі 4-9° тепла, вдень 8-13°, на заході країни вночі від 2° тепладо 3° морозу, вдень 1-6° тепла.</text:p>
      <text:p text:style-name="P4">
Про це Укрінформу повідомили в Українському гідрометцентрі.</text:p>
      <text:p text:style-name="P4">
"У західних областях помірний мокрий сніг та <text:a xlink:type="simple" xlink:href="https://www.ukrinform.ua/tag-dos" text:style-name="Internet_20_link" text:visited-style-name="Visited_20_Internet_20_Link">
 </text:a>
 , на Прикарпатті, вночі і на Хмельниччині значні опади; на дорогахподекуди ожеледиця; вітер переважно північний 7-12 м/с, місцями пориви 15-20м/с; температура вночі від 2° тепла до 3° морозу, вдень 1-6° тепла (в Карпатахвночі 4-9° морозу, вдень близько 0°). На решті території невеликий, вночі убільшості північних, центральних та Одеській областях помірний дощ; вітерпереважно південно-східний, 7-12 м/с; температура вночі 4-9° тепла, вдень8-13°, у східних областях до 16°", - йдеться в повідомленні.</text:p>
      <text:p text:style-name="P4">
У Києві та області 6 квітня вночі пройде помірний, вдень невеликий дощ. Вітерпівденно-східний, 7-12 м/с. У столиці температура вночі 6-8° тепла, вдень9-11°; на Київщині вночі 4-9° тепла, вдень 8-13°.</text:p>
      <text:p text:style-name="P4">
Синоптики прогнозують 7-8 квітня на Лівобережжі, у північних областях та накрайньому заході країни часом дощ, 7 квітня на Закарпатті та Прикарпаттімокрий сніг, на решті території без істотних опадів. Вітер змінних напрямків,3-8 м/с.</text:p>
      <text:p text:style-name="P4">
Температура вночі 3-8° тепла, вдень 8-13°, у східних областях до 16°; 7 квітняна Закарпатті та Прикарпатті вночі близько 0° (в Карпатах 1-6° морозу), вдень0-5° тепла.</text:p>
      <text:p text:style-name="P4">
У Києві та області дощитиме вдень 7 квітня та вночі 8 квітня, в решту часу безістотних опадів. Вітер змінних напрямків, 3-5 м/с. У столиці температура вночі5-7° тепла, вдень 10-12°; на Київщині вночі 3-8° тепла, вдень 8-13°.</text:p>
      <text:p text:style-name="P4">
<text:span text:style-name="T4">
Читайте також:</text:span>
 <text:a xlink:type="simple" xlink:href="https://www.ukrinform.ua/rubric-regions/3691927-na-zahodi-ukraini-prognozuut-silnij-mokrij-snig-ta-dos.html" text:style-name="Internet_20_link" text:visited-style-name="Visited_20_Internet_20_Link">
 <text:span text:style-name="T4">
дощ</text:span>
 </text:a>
</text:p>
      <text:p text:style-name="P4">
Згідно з прогнозом, в Україні 9-10 квітня часом пройдуть дощі (вночі узахідних, східних, південних, 9 квітня і центральних областях, без істотнихопадів). Температура вночі 2-8° тепла, вдень 9-15°.</text:p>
      <text:p text:style-name="P4">
У Карпатах вночі без істотних опадів, вдень 9 квітня часом невеликий, 10квітня помірний мокрий сніг; температура вночі 1-7° морозу, вдень близько 0°.</text:p>
      <text:p text:style-name="P4">
У Києві та області 10 квітня очікується помірний, 9 квітня невеликий дощ. Устолиці температура вночі 5-7° тепла, вдень 12-14°; на Київщині вночі 2-7°тепла, вдень 9-14°.</text:p>
      <text:p text:style-name="P4">
Source: <text:a xlink:type="simple" xlink:href="https://www.ukrinform.ua/rubric-regions/3691953-v-ukraini-zavtra-ocikuutsa-dosi-u-zahidnih-oblastah-z-mokrim-snigom.html" text:style-name="Internet_20_link" text:visited-style-name="Visited_20_Internet_20_Link">
https://www.ukrinform.ua/rubric-regions/3691953-v-ukraini-zavtra-ocikuutsa-dosi-u-zahidnih-oblastah-z-mokrim-snigom.html</text:a>
</text:p>
      <!--NEWS-->
      <text:h text:style-name="P10" text:outline-level="1">
<text:span text:style-name="T4">
Проблеми польських фермерів: Зеленський запевняє, що питання вирішать у найближчі дні-тижні</text:span>
</text:h>
      <text:p text:style-name="P4">
Authors: Ukrinform (Person)</text:p>
      <text:p text:style-name="P4">
Publisher: Укринформ (Organization)</text:p>
      <text:p text:style-name="P4">
Published Time: 2023-04-05T20:22:53+03:00</text:p>
      <text:p text:style-name="P4">
Modified Time: 2023-04-05T20:22:53+03:00</text:p>
      <text:p text:style-name="P4">
Description: Президент України Володимир Зеленський запевняє, що питання контролю за експортом українського зерна, на чому наполягають польські фермери, найближчим часом буде врегульовано. — Укрінформ.</text:p>
      <text:p text:style-name="P4">
Images: ["<text:a xlink:type="simple" xlink:href="https://static.ukrinform.com/photos/2023_04/thumb_files/630_360_1680700924-201.jpg" text:style-name="Internet_20_link" text:visited-style-name="Visited_20_Internet_20_Link">
630_360_16807...</text:a>
"]</text:p>
      <text:p text:style-name="P4">
Tags: ['Експорт', 'Польща', 'Зерно', 'Аграрії', 'Зеленський']</text:p>
      <text:p text:style-name="P4">
Type: Article</text:p>
      <!--METADATA-->
      <text:p text:style-name="P4">
<draw:frame draw:style-name="fr1" draw:name="Image250" text:anchor-type="as-char" svg:width="6.9236in" svg:height="3.956343in" draw:z-index="0">
<draw:image xlink:href="../Images/yкринформ/2023-04-05T20-22-53-03-00/630_360_1680700924-201.jpg" xlink:type="simple" xlink:show="embed" xlink:actuate="onLoad" draw:mime-type="image/jpeg"/>
</draw:frame>
 ПрезидентУкраїни Володимир Зеленський запевняє, що питання контролю за експортомукраїнського зерна, на чому наполягають польські фермери, найближчим часомбуде врегульовано.</text:p>
      <text:p text:style-name="P4">
Про це він зазначив під час спільного брифінгу з прем’єр-міністром ПольщіМатеушем Моравецьким, повідомляє кореспондент Укрінформу.</text:p>
      <text:p text:style-name="P4">
"Ми обговорювали питання щодо наших фермерів. Ми знайшли вихід, і я вважаю, щоу найближчі дні-тижні ми вирішимо остаточно це питання. Тому що не може бутибудь-яких питань, будь-яких складнощів між такими партнерами і реальнимидрузями, як Польща і Україна", - наголосив Зеленський.</text:p>
      <text:p text:style-name="P4">
Як повідомлялося, польські фермери провели низку протестів у зв'язку зпоставками зерна з України.</text:p>
      <text:p text:style-name="P4">
<text:span text:style-name="T4">
Читайте також:</text:span>
 <text:a xlink:type="simple" xlink:href="https://www.ukrinform.ua/rubric-economy/3686685-es-zbilsit-dopomogu-fermeram-aki-dopomagaut-ukraini-eksportuvati-zerno.html" text:style-name="Internet_20_link" text:visited-style-name="Visited_20_Internet_20_Link">
 <text:span text:style-name="T4">
збільшить</text:span>
 <text:span text:style-name="T4">
допомогу</text:span>
 <text:span text:style-name="T4">
фермерам</text:span>
 <text:span text:style-name="T4">
які</text:span>
<text:span text:style-name="T4">
допомагають</text:span>
 <text:span text:style-name="T4">
Україні</text:span>
 <text:span text:style-name="T4">
експортувати</text:span>
 <text:span text:style-name="T4">
зерно</text:span>
</text:a>
</text:p>
      <text:p text:style-name="P4">
Україна експортує значну частину свого зерна через сухопутний кордон з Польщеюу зв’язку з повномасштабним вторгненням рф і ускладненим експортом морем.Зерно мало йти через Польщу транзитом в інші держави, але, як стверджуютьпольські фермери, залишається в країні і там продається.</text:p>
      <text:p text:style-name="P4">
Минулого тижня прем’єри Румунії та <text:a xlink:type="simple" xlink:href="https://www.ukrinform.ua/tag-polsa" text:style-name="Internet_20_link" text:visited-style-name="Visited_20_Internet_20_Link">
 </text:a>
заявили, що Бухарест і Варшава попросять Європейську комісію розробитимеханізми, які допоможуть налагодити відстежування експорту зерна з України тауникнути демпінгу цін на шкоду місцевим фермерам.</text:p>
      <text:p text:style-name="P4">
<text:span text:style-name="T5">
Фото: Офіс Президента</text:span>
</text:p>
      <text:p text:style-name="P4">
Source: <text:a xlink:type="simple" xlink:href="https://www.ukrinform.ua/rubric-economy/3692141-problemi-polskih-fermeriv-zelenskij-zapevnae-so-pitanna-virisat-u-najblizci-dnitizni.html" text:style-name="Internet_20_link" text:visited-style-name="Visited_20_Internet_20_Link">
https://www.ukrinform.ua/rubric-economy/3692141-problemi-polskih-fermeriv-zelenskij-zapevnae-so-pitanna-virisat-u-najblizci-dnitizni.html</text:a>
</text:p>
      <!--NEWS-->
      <text:h text:style-name="P10" text:outline-level="1">
<text:span text:style-name="T4">
49 країн засудили росію за зловживання статусом постійного члена Радбезу ООН</text:span>
</text:h>
      <text:p text:style-name="P4">
Authors: Ukrinform (Person)</text:p>
      <text:p text:style-name="P4">
Publisher: Укринформ (Organization)</text:p>
      <text:p text:style-name="P4">
Published Time: 2023-04-05T20:29:00+03:00</text:p>
      <text:p text:style-name="P4">
Modified Time: 2023-04-05T20:29:00+03:00</text:p>
      <text:p text:style-name="P4">
Description: Сорок дев'ять держав світу та ЄС засудили росію за організацію засідання Радбезу стосовно нібито правових підстав викрадення українських дітей з тимчасово захоплених територій. — Укрінформ.</text:p>
      <text:p text:style-name="P4">
Images: ["<text:a xlink:type="simple" xlink:href="https://static.ukrinform.com/photos/2021_11/thumb_files/630_360_1635749082-989.jpg" text:style-name="Internet_20_link" text:visited-style-name="Visited_20_Internet_20_Link">
630_360_16357...</text:a>
"]</text:p>
      <text:p text:style-name="P4">
Tags: ['Діти', 'ООН', 'росія', 'Війна з росією']</text:p>
      <text:p text:style-name="P4">
Type: Article</text:p>
      <!--METADATA-->
      <text:p text:style-name="P4">
<draw:frame draw:style-name="fr1" draw:name="Image251" text:anchor-type="as-char" svg:width="6.9236in" svg:height="3.956343in" draw:z-index="0">
<draw:image xlink:href="../Images/yкринформ/2023-04-05T20-29-00-03-00/630_360_1635749082-989.jpg" xlink:type="simple" xlink:show="embed" xlink:actuate="onLoad" draw:mime-type="image/jpeg"/>
</draw:frame>
 Сорокдев'ять держав світу та ЄС засудили росію за організацію засідання Радбезустосовно нібито правових підстав викрадення українських дітей з тимчасовозахоплених територій.</text:p>
      <text:p text:style-name="P4">
Як передає Укрінформ, про це йдеться у <text:a xlink:type="simple" xlink:href="https://twitter.com/CanadaUN/status/1643606423266361345" text:style-name="Internet_20_link" text:visited-style-name="Visited_20_Internet_20_Link">
</text:a>
 цих країн.</text:p>
      <text:p text:style-name="P4">
“Сьогодні російська федерація знову зловживає правами та привілеями постійногочлена Ради Безпеки ООН з метою поширення дезінформації стосовно організованихнею викрадень та незаконних примусових депортацій тисяч українських дітей”, -йдеться у заяві.</text:p>
      <text:p text:style-name="P4">
Зазначається, що численні достовірні джерела “звертають увагу на російськінезаконні депортації <text:a xlink:type="simple" xlink:href="https://www.ukrinform.ua/tag-diti" text:style-name="Internet_20_link" text:visited-style-name="Visited_20_Internet_20_Link">
 </text:a>
 з України до рф”.“Ці обурливі дії відбувалися у контексті повномасштабного вторгнення рф, якеми беззастережно засуджуємо”, - наголосили підписанти.</text:p>
      <text:p text:style-name="Quotations">

<text:p text:style-name="P4">
Statement on behalf of:&gt;
 🇦🇩🇦🇱🇦🇺🇦🇹🇧🇪🇧🇦🇧🇬🇨🇦🇭🇷🇨🇾🇨🇿🇩🇰🇪🇪🇪🇺🇫🇮🇫🇷🇩🇪🇬🇪🇬🇷🇬🇹🇭🇺🇮🇸🇮🇪🇮🇹🇯🇵🇰🇷🇱🇻🇱🇮🇱🇹🇱🇺🇲🇹🇲🇩🇲🇨🇲🇪🇳🇱🇳🇿🇲🇰🇳🇴🇵🇱🇵🇹🇷🇴🇸🇲🇸🇰🇸🇮🇪🇸🇸🇪🇨🇭🇺🇦🇬🇧🇺🇸&gt;
 <text:a xlink:type="simple" xlink:href="https://t.co/kcicaAwx5s" text:style-name="Internet_20_link" text:visited-style-name="Visited_20_Internet_20_Link">
 </text:a>
&gt;
&gt;
 — Canada Mission UN #StandWithUkraine 🇺🇦 (@CanadaUN) <text:a xlink:type="simple" xlink:href="https://twitter.com/CanadaUN/status/1643606423266361345" text:style-name="Internet_20_link" text:visited-style-name="Visited_20_Internet_20_Link">
&gt;
 </text:a>
</text:p>

</text:p>
      <text:p text:style-name="P4">
“Жодна кількість дезінформації, поширюваної рф, не зможе заперечити правду чизахистити осіб від відповідальності за їх злочини”, - зазначається у заяві.</text:p>
      <text:p text:style-name="P4">
Серед її підписантів Андорра, Албанія, Австралія, Австрія, Бельгія, Боснія таГерцеговина, Болгарія, Канада, Хорватія, Кіпр, Чехія, Данія, Естонія,Фінляндія, Франція, Німеччина, Грузія, Греція, Гватемала, Угорщина, Ісландія,Ірландія, Італія, Японія, Південна Корея, Латвія, Ліхтенштейн, Литва,Люксембург, Мальта, Молдова, Монако, Чорногорія, Нідерланди, Нова Зеландія,Північна Македонія, Норвегія, Польща, Португалія, Румунія, Сан Марино,Словаччина, Словенія, Іспанія, Швеція, Швейцарія, Україна, Велика Британія,США та ЄС.</text:p>
      <text:p text:style-name="P4">
<text:span text:style-name="T4">
Читайте також:</text:span>
 <text:a xlink:type="simple" xlink:href="https://www.ukrinform.ua/rubric-ato/3692052-popri-order-mks-rosia-dorucila-svoij-ombudsmenci-rozpovidati-v-oon-pro-vikradenna-ukrainskih-ditej.html" text:style-name="Internet_20_link" text:visited-style-name="Visited_20_Internet_20_Link">
 </text:a>
</text:p>
      <text:p text:style-name="P4">
Як повідомляв Укрінформ, росія сьогодні спробувала організувати неформальнузустріч членів Радбезу за формулою Аррії про нібито правові підстави щодовикрадення українських дітей з окупованих територій, запросивши на неї львову-бєлову. <text:a xlink:type="simple" xlink:href="https://www.ukrinform.ua/rubric-world/3691671-britania-zablokuvala-vistup-v-radbezi-oon-rosianki-aka-mae-order-na-arest-vid-mks.html" text:style-name="Internet_20_link" text:visited-style-name="Visited_20_Internet_20_Link">
 </text:a>
, закликавши її відповідати за свої дії в Гаазі.</text:p>
      <text:p text:style-name="P4">
17 березня 2023 року Міжнародний кримінальний суд видав ордер на арештпрезидента рф володимира путіна і львової-бєлової, яких підозрюють унезаконній депортації дітей з окупованих територій України в росію щонайменшез лютого 2022 року.</text:p>
      <text:p text:style-name="P4">
<text:span text:style-name="T5">
Фото: Alexandros Michailidis/Shutterstock</text:span>
</text:p>
      <text:p text:style-name="P4">
Source: <text:a xlink:type="simple" xlink:href="https://www.ukrinform.ua/rubric-world/3692144-49-krain-zasudili-rosiu-za-zlovzivanna-statusom-postijnogo-clena-radbezu-oon.html" text:style-name="Internet_20_link" text:visited-style-name="Visited_20_Internet_20_Link">
https://www.ukrinform.ua/rubric-world/3692144-49-krain-zasudili-rosiu-za-zlovzivanna-statusom-postijnogo-clena-radbezu-oon.html</text:a>
</text:p>
      <!--NEWS-->
      <text:h text:style-name="P10" text:outline-level="1">
<text:span text:style-name="T4">
Експосол США пояснив, чому Китай не наважився відправити росії зброю</text:span>
</text:h>
      <text:p text:style-name="P4">
Authors: Ukrinform (Person)</text:p>
      <text:p text:style-name="P4">
Publisher: Укринформ (Organization)</text:p>
      <text:p text:style-name="P4">
Published Time: 2023-04-05T20:33:02+03:00</text:p>
      <text:p text:style-name="P4">
Modified Time: 2023-04-05T20:33:02+03:00</text:p>
      <text:p text:style-name="P4">
Description: Віцепрезидент Інституту миру США, колишній посол США в Україні Вільям Тейлор сумнівається, що Китай надасть росії зброю та боєприпаси, бо інакше Захід накладе на нього такі ж санкції, як і на рф. — Укрінформ.</text:p>
      <text:p text:style-name="P4">
Images: ["<text:a xlink:type="simple" xlink:href="https://static.ukrinform.com/photos/2019_09/thumb_files/630_360_1567593737-725.jpg" text:style-name="Internet_20_link" text:visited-style-name="Visited_20_Internet_20_Link">
630_360_15675...</text:a>
"]</text:p>
      <text:p text:style-name="P4">
Tags: ['Китай', 'Посол', 'США', 'Вільям Тейлор']</text:p>
      <text:p text:style-name="P4">
Type: Article</text:p>
      <!--METADATA-->
      <text:p text:style-name="P4">
<draw:frame draw:style-name="fr1" draw:name="Image252" text:anchor-type="as-char" svg:width="6.9236in" svg:height="3.956343in" draw:z-index="0">
<draw:image xlink:href="../Images/yкринформ/2023-04-05T20-33-02-03-00/630_360_1567593737-725.jpg" xlink:type="simple" xlink:show="embed" xlink:actuate="onLoad" draw:mime-type="image/jpeg"/>
</draw:frame>
Віцепрезидент Інституту миру США, колишній посол США в Україні Вільям Тейлорсумнівається, що Китай надасть росії зброю та боєприпаси, бо інакше Західнакладе на нього такі ж санкції, як і на рф.</text:p>
      <text:p text:style-name="P4">
Як передає Укрінформ, таку думку Тейлор висловив у <text:a xlink:type="simple" xlink:href="https://www.youtube.com/watch" text:style-name="Internet_20_link" text:visited-style-name="Visited_20_Internet_20_Link">
</text:a>
 увідповідь на запитання, чи вірить він, що Китай надасть росії зброю і самзможе вступити у війну на певному етапі.</text:p>
      <text:p text:style-name="P4">
«Ні, я так не думаю. І поки що Китай не зробив ані першого, ані другого, і ярозумію, чому. Адже якщо Китай наважиться відправити росії зброю, постачати їйбоєприпаси, наважиться порушити санкції і піти проти всього західного світу,цей самий західний світ і ці самі санкції повернуться проти Китаю», - сказавТейлор.</text:p>
      <text:p text:style-name="P4">
<text:span text:style-name="T4">
Читайте також:</text:span>
 <text:a xlink:type="simple" xlink:href="https://www.ukrinform.ua/rubric-polytics/3692017-makron-sprobue-zaluciti-kitaj-do-spilnoi-vidpovidalnosti-za-mir-v-ukraini.html" text:style-name="Internet_20_link" text:visited-style-name="Visited_20_Internet_20_Link">
 <text:span text:style-name="T4">
Китай</text:span>
 </text:a>
</text:p>
      <text:p text:style-name="P4">
За словами дипломата, якщо Китай усе ж таки наважиться надати росії зброю табоєприпаси і фактично вступити у війну, він опиниться в ситуації, аналогічнійтій, у якій зараз опинилася росія.</text:p>
      <text:p text:style-name="P4">
«США і Європа вже давно дали зрозуміти: якщо Китай наважиться на цей крок,якщо він припуститься того самого прорахунку, як і путін, то заплатить за цесвою ціну. Санкції дуже сильно похитнуть КНР. Тому я не вважаю, що Китай на ценаважиться, і поки що він нічого з цього не зробив: на даний момент він щенічого не надав росії, і я дуже сумніваюсь, що надасть», - резюмував експосолСША в Україні.</text:p>
      <text:p text:style-name="P4">
<text:span text:style-name="T4">
Читайте також:</text:span>
 <text:a xlink:type="simple" xlink:href="https://www.ukrinform.ua/rubric-world/3691954-kitaj-nikoli-ne-buv-na-boci-rosii-u-ii-vijni-proti-ukraini-posol.html" text:style-name="Internet_20_link" text:visited-style-name="Visited_20_Internet_20_Link">
 <text:span text:style-name="T4">
Китай</text:span>
 </text:a>
</text:p>
      <text:p text:style-name="P4">
Як повідомлялося, посол Китаю в Європейському Союзі Фу Цун заявив, що Китайніколи не був на боці росії у розв’язаній москвою війні проти України.</text:p>
      <text:p text:style-name="P4">
Source: <text:a xlink:type="simple" xlink:href="https://www.ukrinform.ua/rubric-ato/3692146-eksposol-ssa-poasniv-comu-kitaj-ne-navazivsa-vidpraviti-rosii-zbrou.html" text:style-name="Internet_20_link" text:visited-style-name="Visited_20_Internet_20_Link">
https://www.ukrinform.ua/rubric-ato/3692146-eksposol-ssa-poasniv-comu-kitaj-ne-navazivsa-vidpraviti-rosii-zbrou.html</text:a>
</text:p>
      <!--NEWS-->
      <text:h text:style-name="P10" text:outline-level="1">
<text:span text:style-name="T4">
У Хмельницькому ще одна парафія перейшла до ПЦУ</text:span>
</text:h>
      <text:p text:style-name="P4">
Authors: Ukrinform (Person)</text:p>
      <text:p text:style-name="P4">
Publisher: Укринформ (Organization)</text:p>
      <text:p text:style-name="P4">
Published Time: 2023-04-05T20:37:25+03:00</text:p>
      <text:p text:style-name="P4">
Modified Time: 2023-04-05T20:37:25+03:00</text:p>
      <text:p text:style-name="P4">
Description: У Хмельницькому люди, які ввечері зібралися біля церкви Різдва Пресвятої Богородиці УПЦ московського патріархату, проголосували за її перехід до Православної церкви України. — Укрінформ.</text:p>
      <text:p text:style-name="P4">
Images: ["<text:a xlink:type="simple" xlink:href="https://static.ukrinform.com/photos/2023_04/thumb_files/630_360_1680716043-272.jpg" text:style-name="Internet_20_link" text:visited-style-name="Visited_20_Internet_20_Link">
630_360_16807...</text:a>
"]</text:p>
      <text:p text:style-name="P4">
Tags: ['УПЦ МП', 'Хмельницький', 'Православна церква України']</text:p>
      <text:p text:style-name="P4">
Type: Article</text:p>
      <!--METADATA-->
      <text:p text:style-name="P4">
<draw:frame draw:style-name="fr1" draw:name="Image253" text:anchor-type="as-char" svg:width="6.9236in" svg:height="3.956343in" draw:z-index="0">
<draw:image xlink:href="../Images/yкринформ/2023-04-05T20-37-25-03-00/630_360_1680716043-272.jpg" xlink:type="simple" xlink:show="embed" xlink:actuate="onLoad" draw:mime-type="image/jpeg"/>
</draw:frame>
 УХмельницькому люди, які ввечері зібралися біля церкви Різдва ПресвятоїБогородиці УПЦ московського патріархату, проголосували за її перехід доПравославної церкви України.</text:p>
      <text:p text:style-name="P4">
Як передає Укрінформ, про це повідомляє <text:a xlink:type="simple" xlink:href="https://suspilne.media/436548-hmelnicani-progolosuvali-za-perehid-hramu-rizdva-presvatoi-bogorodici-upc-mp-do-pcu/" text:style-name="Internet_20_link" text:visited-style-name="Visited_20_Internet_20_Link">
</text:a>
 .</text:p>
      <text:p text:style-name="P4">
«Сьогодні, 5 квітня, під час зібрання біля храму Різдва Пресвятої БогородиціУПЦ (МП), що в центрі міста, хмельничани провели збори та більшістю голосівпроголосували за перехід УПЦ (МП) до ПЦУ», - йдеться у повідомленні.</text:p>
      <text:p text:style-name="P4">
У зборах зареєструвалося близько 1000 людей. До <text:a xlink:type="simple" xlink:href="https://www.ukrinform.ua/tag-cerkva" text:style-name="Internet_20_link" text:visited-style-name="Visited_20_Internet_20_Link">
</text:a>
 вже зайшла ревізійна комісія, згодомдвері до нього опечатають.</text:p>
      <text:p text:style-name="P4">
Раніше депутат Хмельницької міської ради Віталій Підгайчук у <text:a xlink:type="simple" xlink:href="https://www.facebook.com/100006077688531/videos/741001457520596/" text:style-name="Internet_20_link" text:visited-style-name="Visited_20_Internet_20_Link">
</text:a>
 повідомив,що із церкви Різдва Пресвятої Богородиці священники почали вивозити наавтомобілях заборонені російські книги.</text:p>
      <text:p text:style-name="P4">
Як повідомлялося, у Хмельницькому 2 квітня після побиття в Покровськомукафедральному соборі колишнього військовослужбовця, храм перейшов до ПЦУ. 4квітня <text:a xlink:type="simple" xlink:href="https://www.ukrinform.ua/rubric-regions/3691602-u-hmelnickomu-se-odna-parafia-perejsla-do-pcu.html" text:style-name="Internet_20_link" text:visited-style-name="Visited_20_Internet_20_Link">
 </text:a>
 .</text:p>
      <text:p text:style-name="P4">
<text:span text:style-name="T4">
Читайте також:</text:span>
 <text:a xlink:type="simple" xlink:href="https://www.ukrinform.ua/rubric-regions/3691813-gromada-lvivskogo-kafedralnogo-soboru-upc-mp-perejsla-do-pcu.html" text:style-name="Internet_20_link" text:visited-style-name="Visited_20_Internet_20_Link">
 <text:span text:style-name="T4">
ПЦУ</text:span>
 </text:a>
</text:p>
      <text:p text:style-name="P4">
Хмельницька міська рада прийняла рішення про припинення права користування 13земельними ділянками для церков УПЦ МП. Аналогічне рішення щодо 19 земельнихділянок прийняла і <text:a xlink:type="simple" xlink:href="https://www.ukrinform.ua/rubric-regions/3691346-u-kamancipodilskomu-upc-mp-pozbavili-prava-na-koristuvanna-zemleu.html" text:style-name="Internet_20_link" text:visited-style-name="Visited_20_Internet_20_Link">
 </text:a>
 .</text:p>
      <text:p text:style-name="P4">
Хмельницька обласна рада на позачерговій сесії прийняла рішення про <text:a xlink:type="simple" xlink:href="https://www.ukrinform.ua/rubric-regions/3691444-hmelnicka-oblrada-zaboronila-dialnist-upc-mp-na-teritorii-oblasti.html" text:style-name="Internet_20_link" text:visited-style-name="Visited_20_Internet_20_Link">
</text:a>
 .</text:p>
      <text:p text:style-name="P4">
<text:span text:style-name="T5">
Фото: Суспільне Хмельницький</text:span>
</text:p>
      <text:p text:style-name="P4">
Source: <text:a xlink:type="simple" xlink:href="https://www.ukrinform.ua/rubric-society/3692147-u-hmelnickomu-se-odna-parafia-perejsla-do-pcu.html" text:style-name="Internet_20_link" text:visited-style-name="Visited_20_Internet_20_Link">
https://www.ukrinform.ua/rubric-society/3692147-u-hmelnickomu-se-odna-parafia-perejsla-do-pcu.html</text:a>
</text:p>
      <!--NEWS-->
      <text:h text:style-name="P10" text:outline-level="1">
<text:span text:style-name="T4">
У Польщі підписали документ про відбудову України - Зеленський</text:span>
</text:h>
      <text:p text:style-name="P4">
Authors: Ukrinform (Person)</text:p>
      <text:p text:style-name="P4">
Publisher: Укринформ (Organization)</text:p>
      <text:p text:style-name="P4">
Published Time: 2023-04-05T20:41:00+03:00</text:p>
      <text:p text:style-name="P4">
Modified Time: 2023-04-05T20:41:00+03:00</text:p>
      <text:p text:style-name="P4">
Description: Україна та Польща підписали окремий документ про відбудову. — Укрінформ.</text:p>
      <text:p text:style-name="P4">
Images: ["<text:a xlink:type="simple" xlink:href="https://static.ukrinform.com/photos/2023_04/thumb_files/630_360_1680712542-783.jpg" text:style-name="Internet_20_link" text:visited-style-name="Visited_20_Internet_20_Link">
630_360_16807...</text:a>
", "<text:a xlink:type="simple" xlink:href="https://static.ukrinform.com/photos/2023_04/1680712543-882.jpg" text:style-name="Internet_20_link" text:visited-style-name="Visited_20_Internet_20_Link">
1680712543-88...</text:a>
", "<text:a xlink:type="simple" xlink:href="https://static.ukrinform.com/photos/2023_04/1680712543-797.jpg" text:style-name="Internet_20_link" text:visited-style-name="Visited_20_Internet_20_Link">
1680712543-79...</text:a>
", "<text:a xlink:type="simple" xlink:href="https://static.ukrinform.com/photos/2023_04/1680712542-574.jpg" text:style-name="Internet_20_link" text:visited-style-name="Visited_20_Internet_20_Link">
1680712542-57...</text:a>
"]</text:p>
      <text:p text:style-name="P4">
Tags: ['Польща', 'Моравецький', 'Зеленський', 'Відбудова']</text:p>
      <text:p text:style-name="P4">
Type: Article</text:p>
      <!--METADATA-->
      <text:p text:style-name="P4">
<draw:frame draw:style-name="fr1" draw:name="Image254" text:anchor-type="as-char" svg:width="6.9236in" svg:height="3.956343in" draw:z-index="0">
<draw:image xlink:href="../Images/yкринформ/2023-04-05T20-41-00-03-00/630_360_1680712542-783.jpg" xlink:type="simple" xlink:show="embed" xlink:actuate="onLoad" draw:mime-type="image/jpeg"/>
</draw:frame>
 Україна таПольща підписали окремий документ про відбудову.</text:p>
      <text:p text:style-name="P4">
Про це Президент України Володимир Зеленський заявив під час спільногобрифінгу з Прем’єр-міністром Польщі Матеушем Моравецьким, повідомляєкореспондент Укрінформу.</text:p>
      <text:p text:style-name="P4">
"Ми зацікавлені у максимальному залученні польського бізнесу в Україну. Я хочузазначити для потенційних інвесторів: ми працюємо над мінімізацією воєннихризиків", - сказав Президент.</text:p>
      <text:p text:style-name="P4">
<draw:frame draw:style-name="fr1" draw:name="Image255" text:anchor-type="as-char" svg:width="6.9236in" svg:height="4.615733in" draw:z-index="0">
<draw:image xlink:href="../Images/yкринформ/2023-04-05T20-41-00-03-00/1680712543-882.jpg" xlink:type="simple" xlink:show="embed" xlink:actuate="onLoad" draw:mime-type="image/jpeg"/>
</draw:frame>
<draw:frame draw:style-name="fr1" draw:name="Image256" text:anchor-type="as-char" svg:width="6.9236in" svg:height="4.615733in" draw:z-index="0">
<draw:image xlink:href="../Images/yкринформ/2023-04-05T20-41-00-03-00/1680712543-797.jpg" xlink:type="simple" xlink:show="embed" xlink:actuate="onLoad" draw:mime-type="image/jpeg"/>
</draw:frame>
</text:p>
      <text:p text:style-name="P4">
Він зазначив, що Україна і Польща підписали окремий документ про відбудовунашої держави, і висловив упевненість, що відновлення України допоможе якрозвитку польського бізнесу, так і загалом розвитку двох країн.</text:p>
      <text:p text:style-name="P4">
<text:span text:style-name="T4">
Читайте також:</text:span>
 <text:a xlink:type="simple" xlink:href="https://www.ukrinform.ua/rubric-society/3692139-ne-mozna-dati-kremlu-rozsvariti-ukrainu-ta-polsu-moraveckij.html" text:style-name="Internet_20_link" text:visited-style-name="Visited_20_Internet_20_Link">
 </text:a>
</text:p>
      <text:p text:style-name="P4">
"Важливо, щоб економічне зростання, над яким ми разом працюємо, давалоконкретне збільшення робочих місць у двох країнах. Ми дуже в цьомузацікавлені. Це дасть нам з Польщею ще й позитивний соціальний результат", -підкреслив Зеленський.</text:p>
      <text:p text:style-name="P4">
<draw:frame draw:style-name="fr1" draw:name="Image257" text:anchor-type="as-char" svg:width="6.9236in" svg:height="4.615733in" draw:z-index="0">
<draw:image xlink:href="../Images/yкринформ/2023-04-05T20-41-00-03-00/1680712543-797.jpg" xlink:type="simple" xlink:show="embed" xlink:actuate="onLoad" draw:mime-type="image/jpeg"/>
</draw:frame>
<draw:frame draw:style-name="fr1" draw:name="Image258" text:anchor-type="as-char" svg:width="6.9236in" svg:height="4.615733in" draw:z-index="0">
<draw:image xlink:href="../Images/yкринформ/2023-04-05T20-41-00-03-00/1680712542-574.jpg" xlink:type="simple" xlink:show="embed" xlink:actuate="onLoad" draw:mime-type="image/jpeg"/>
</draw:frame>
</text:p>
      <text:p text:style-name="P4">
Як повідомлялося, Президент Володимир Зеленський разом з дружиною 5 квітняперебуває з офіційним візитом у Польщі.</text:p>
      <text:p text:style-name="P4">
Нинішній візит є першим офіційним візитом Президента України до Польщі післяпочатку повномасштабного вторгнення росії в Україну. Зеленський і Дуда двічі –у грудні минулого року і лютому цього року – зустрічалися у Жешуві під часповернення Президента України транзитом через Польщу до України після візитівглави держави до США та країн Європи. Однак, ці зустрічі не мали статусувізитів.</text:p>
      <text:p text:style-name="P4">
Source: <text:a xlink:type="simple" xlink:href="https://www.ukrinform.ua/rubric-vidbudova/3692152-u-polsi-pidpisali-dokument-pro-vidbudovu-ukraini-zelenskij.html" text:style-name="Internet_20_link" text:visited-style-name="Visited_20_Internet_20_Link">
https://www.ukrinform.ua/rubric-vidbudova/3692152-u-polsi-pidpisali-dokument-pro-vidbudovu-ukraini-zelenskij.html</text:a>
</text:p>
      <!--NEWS-->
      <text:h text:style-name="P10" text:outline-level="1">
<text:span text:style-name="T4">
Атлети з росії і білорусі, які пропустили кваліфікацію, не отримають додаткових квот</text:span>
</text:h>
      <text:p text:style-name="P4">
Authors: Ukrinform (Person)</text:p>
      <text:p text:style-name="P4">
Publisher: Укринформ (Organization)</text:p>
      <text:p text:style-name="P4">
Published Time: 2023-04-05T20:44:08+03:00</text:p>
      <text:p text:style-name="P4">
Modified Time: 2023-04-05T20:44:08+03:00</text:p>
      <text:p text:style-name="P4">
Description: Міжнародний олімпійський комітет пояснив, що буде з російськими і білоруськими спортсменами, які вже пропустили відбіркові турніри до Олімпійських ігор-2024. — Укрінформ.</text:p>
      <text:p text:style-name="P4">
Images: ["<text:a xlink:type="simple" xlink:href="https://static.ukrinform.com/photos/2023_04/thumb_files/630_360_1680716549-213.jpg" text:style-name="Internet_20_link" text:visited-style-name="Visited_20_Internet_20_Link">
630_360_16807...</text:a>
"]</text:p>
      <text:p text:style-name="P4">
Tags: ['МОК', 'Олімпіада']</text:p>
      <text:p text:style-name="P4">
Type: Article</text:p>
      <!--METADATA-->
      <text:p text:style-name="P4">
<draw:frame draw:style-name="fr1" draw:name="Image259" text:anchor-type="as-char" svg:width="6.9236in" svg:height="3.956343in" draw:z-index="0">
<draw:image xlink:href="../Images/yкринформ/2023-04-05T20-44-08-03-00/630_360_1680716549-213.jpg" xlink:type="simple" xlink:show="embed" xlink:actuate="onLoad" draw:mime-type="image/jpeg"/>
</draw:frame>
Міжнародний олімпійський комітет пояснив, що буде з російськими і білоруськимиспортсменами, які вже пропустили відбіркові турніри до Олімпійських ігор-2024.</text:p>
      <text:p text:style-name="P4">
Як передає Укрінформ, з <text:a xlink:type="simple" xlink:href="https://olympics.com/ioc/news/q-a-on-solidarity-with-ukraine-sanctions-against-russia-and-belarus-and-the-status-of-athletes-from-these-countries" text:style-name="Internet_20_link" text:visited-style-name="Visited_20_Internet_20_Link">
 </text:a>
 на сайт МОК.</text:p>
      <text:p text:style-name="P4">
«Деякі кваліфікаційні змагання в кількох видах спорту вже відбулися. МОК непроситиме міжнародні федерації адаптувати свої системи кваліфікації заднімчислом, щоб виділити додаткові квоти спортсменам із російським чи білоруськимпаспортом, які втратили можливість кваліфікації через війну», - йдеться взаяві МОК.</text:p>
      <text:p text:style-name="P4">
Нещодавно МОК оприлюднив рекомендації для міжнародних федерацій щодопоступового допуску росіян і білорусів до міжнародних змагань у нейтральномустатусі без національних символів. Комітет планує прийняти окреме рішення зцього питання трохи пізніше.</text:p>
      <text:p text:style-name="P4">
<text:span text:style-name="T4">
Читайте також:</text:span>
 <text:a xlink:type="simple" xlink:href="https://www.ukrinform.ua/rubric-sports/3691986-britanci-ne-vistupatimut-na-cempionati-svitu2023-z-boksu.html" text:style-name="Internet_20_link" text:visited-style-name="Visited_20_Internet_20_Link">
 </text:a>
</text:p>
      <text:p text:style-name="P4">
Як повідомляв Укрінформ, Кабінет Міністрів ухвалив, що українські спортсменине змагатимуться на міжнародних турнірах, де будуть представлені атлети зросії та білорусі.</text:p>
      <text:p text:style-name="P4">
Фото: Getty Images</text:p>
      <text:p text:style-name="P4">
Source: <text:a xlink:type="simple" xlink:href="https://www.ukrinform.ua/rubric-sports/3692149-atleti-z-rosii-i-bilorusi-aki-propustili-kvalifikaciu-ne-otrimaut-dodatkovih-kvot.html" text:style-name="Internet_20_link" text:visited-style-name="Visited_20_Internet_20_Link">
https://www.ukrinform.ua/rubric-sports/3692149-atleti-z-rosii-i-bilorusi-aki-propustili-kvalifikaciu-ne-otrimaut-dodatkovih-kvot.html</text:a>
</text:p>
      <!--NEWS-->
      <text:h text:style-name="P10" text:outline-level="1">
<text:span text:style-name="T4">
росіяни обстріляли Нікополь з артилерії, є руйнування</text:span>
</text:h>
      <text:p text:style-name="P4">
Authors: Ukrinform (Person)</text:p>
      <text:p text:style-name="P4">
Publisher: Укринформ (Organization)</text:p>
      <text:p text:style-name="P4">
Published Time: 2023-04-05T20:46:45+03:00</text:p>
      <text:p text:style-name="P4">
Modified Time: 2023-04-05T20:46:45+03:00</text:p>
      <text:p text:style-name="P4">
Description: російська армія обстріляла Нікополь, що на Дніпропетровщині. Зруйновано 14 будинків, пошкоджено газопровід та обірвано лінію електропередач. — Укрінформ.</text:p>
      <text:p text:style-name="P4">
Images: ["<text:a xlink:type="simple" xlink:href="https://static.ukrinform.com/photos/2023_04/thumb_files/630_360_1680716718-174.jpg" text:style-name="Internet_20_link" text:visited-style-name="Visited_20_Internet_20_Link">
630_360_16807...</text:a>
"]</text:p>
      <text:p text:style-name="P4">
Tags: ['Дніпропетровщина', 'Обстріл', 'Війна з росією']</text:p>
      <text:p text:style-name="P4">
Type: Article</text:p>
      <!--METADATA-->
      <text:p text:style-name="P4">
<draw:frame draw:style-name="fr1" draw:name="Image260" text:anchor-type="as-char" svg:width="6.9236in" svg:height="3.956343in" draw:z-index="0">
<draw:image xlink:href="../Images/yкринформ/2023-04-05T20-46-45-03-00/630_360_1680716718-174.jpg" xlink:type="simple" xlink:show="embed" xlink:actuate="onLoad" draw:mime-type="image/jpeg"/>
</draw:frame>
 російськаармія обстріляла Нікополь, що на Дніпропетровщині. Зруйновано 14 будинків,пошкоджено газопровід та обірвано лінію електропередач.</text:p>
      <text:p text:style-name="P4">
Про це в <text:a xlink:type="simple" xlink:href="https://t.me/dnipropetrovskaODA/3971" text:style-name="Internet_20_link" text:visited-style-name="Visited_20_Internet_20_Link">
 </text:a>
 повідомляє головаДніпропетровської ОВА Сергій Лисак, передає Укрінформ.</text:p>
      <text:p text:style-name="P4">
"Сьогодні російська армія накрила артилерійським вогнем Нікополь. Знову підударом – цивільна інфраструктура. Є руйнування приватних садиб", - йдеться вдописі голови ОВА.</text:p>
      <text:p text:style-name="P4">
Ворожі снаряди зруйнували магазин. Побили 14 приватних будинків та 15господарських споруд, кілька автомобілів. У місті обірвана лініяелектропередач, понівечений газопровід.</text:p>
      <text:p text:style-name="P4">
<text:span text:style-name="T4">
Читайте також:</text:span>
 <text:a xlink:type="simple" xlink:href="https://www.ukrinform.ua/rubric-ato/3692066-ponad-300-obstriliv-za-misac-demcenko-rozpoviv-pro-ataki-rf-na-tri-prikordonni-oblasti.html" text:style-name="Internet_20_link" text:visited-style-name="Visited_20_Internet_20_Link">
 <text:span text:style-name="T4">
Демченко</text:span>
 </text:a>
</text:p>
      <text:p text:style-name="P4">
Жертв та поранених немає.</text:p>
      <text:p text:style-name="P4">
Раніше повідомлялось, що російська армія <text:a xlink:type="simple" xlink:href="https://www.ukrinform.ua/tag-obstril" text:style-name="Internet_20_link" text:visited-style-name="Visited_20_Internet_20_Link">
 </text:a>
 Нікопольський район з окупованого берега Каховського водосховища,зокрема з Василівського району Запорізької області.</text:p>
      <text:p text:style-name="P4">
Source: <text:a xlink:type="simple" xlink:href="https://www.ukrinform.ua/rubric-ato/3692151-rosiani-obstrilali-nikopol-z-artilerii-e-rujnuvanna.html" text:style-name="Internet_20_link" text:visited-style-name="Visited_20_Internet_20_Link">
https://www.ukrinform.ua/rubric-ato/3692151-rosiani-obstrilali-nikopol-z-artilerii-e-rujnuvanna.html</text:a>
</text:p>
      <!--NEWS-->
      <text:h text:style-name="P10" text:outline-level="1">
<text:span text:style-name="T4">
Збитки енергетичної інфраструктури України перевищили $10 мільярдів - ПРООН і Світовий банк</text:span>
</text:h>
      <text:p text:style-name="P4">
Authors: Ukrinform (Person)</text:p>
      <text:p text:style-name="P4">
Publisher: Укринформ (Organization)</text:p>
      <text:p text:style-name="P4">
Published Time: 2023-04-05T20:52:00+03:00</text:p>
      <text:p text:style-name="P4">
Modified Time: 2023-04-05T20:52:00+03:00</text:p>
      <text:p text:style-name="P4">
Description: За результатами нової спільної оцінки Програми розвитку ООН та Світового банку, збитки, завдані енергетичній, газовій та тепловій інфраструктурі України, перевищують 10 млрд дол. — Укрінформ.</text:p>
      <text:p text:style-name="P4">
Images: ["<text:a xlink:type="simple" xlink:href="https://static.ukrinform.com/photos/2022_12/thumb_files/630_360_1671101042-938.jpg" text:style-name="Internet_20_link" text:visited-style-name="Visited_20_Internet_20_Link">
630_360_16711...</text:a>
"]</text:p>
      <text:p text:style-name="P4">
Tags: ['Енергетика', 'Мінінфраструктури', 'Україна', 'Збитки', 'Війна з росією']</text:p>
      <text:p text:style-name="P4">
Type: Article</text:p>
      <!--METADATA-->
      <text:p text:style-name="P4">
<draw:frame draw:style-name="fr1" draw:name="Image261" text:anchor-type="as-char" svg:width="6.9236in" svg:height="3.956343in" draw:z-index="0">
<draw:image xlink:href="../Images/yкринформ/2023-04-05T20-52-00-03-00/630_360_1671101042-938.jpg" xlink:type="simple" xlink:show="embed" xlink:actuate="onLoad" draw:mime-type="image/jpeg"/>
</draw:frame>
 Зарезультатами нової спільної оцінки Програми розвитку ООН та Світового банку,збитки, завдані енергетичній, газовій та тепловій інфраструктурі України,перевищують 10 млрд дол.</text:p>
      <text:p text:style-name="P4">
Як передає Укрінформ, про це йдеться в пресрелізі ПРООН, що є в розпорядженніагентства.</text:p>
      <text:p text:style-name="P4">
"Безперервні атаки на енергетичну інфраструктуру України завдали збитків напонад 10 мільярдів доларів США і залишили понад 12 мільйонів людей безелектроенергії або з обмеженим доступом до неї, а також порушили роботу системводопостачання й опалення — про це свідчить комплексна Оцінка енергетичнихзбитків, яку провела Програма розвитку Організації Об'єднаних Націй (ПРООН) іСвітовий банк", - йдеться в повідомленні.</text:p>
      <text:p text:style-name="P4">
Оцінка містить детальний огляд катастрофічної шкоди, завданої енергетичнійінфраструктурі України. Аварійні ремонтні роботи оцінюються у 1,2 мільярдадоларів США.</text:p>
      <text:p text:style-name="P4">
<text:span text:style-name="T4">
Читайте також:</text:span>
 <text:a xlink:type="simple" xlink:href="https://www.ukrinform.ua/rubric-vidbudova/3682827-energeticne-spivtovaristvo-dopomoze-ukraini-u-vidbudovi-infrastrukturi-pidpisali-memorandum.html" text:style-name="Internet_20_link" text:visited-style-name="Visited_20_Internet_20_Link">
 </text:a>
</text:p>
      <text:p text:style-name="P4">
«Наразі ми сконцентровані на реалізації проєктів із забезпечення терміновихпотреб населення та економіки. Оцінка енергетичних збитків, проведена ПРООН,показує, наскільки масштабними є ці потреби. Розраховуємо, що міжнароднеспівтовариство, використає цей звіт для надання додаткової допомоги», —зазначив віцепрем'єр-міністр з питань відновлення – міністр розвитку громад,територій та інфраструктури України Олександр Кубраков.</text:p>
      <text:p text:style-name="P4">
Найбільша частка збитків припадає на енергетичний сектор — близько 6,5мільярда доларів США, у той час як збитки, завдані <text:a xlink:type="simple" xlink:href="https://www.ukrinform.ua/tag-aes" text:style-name="Internet_20_link" text:visited-style-name="Visited_20_Internet_20_Link">
</text:a>
 , сягнули близько 770 мільйонів доларівСША. Зважаючи на те, що цієї зими цілі громади тижнями залишалися безелектроенергії при мінусових температурах, ця оцінка також підкреслюєнеобхідність термінового планування на випадок надзвичайних ситуацій назимовий сезон 2023/2024 років, що, як передбачається, обійдеться приблизно в 1мільярд доларів США.</text:p>
      <text:p text:style-name="P4">
«Наразі першочерговим завданням є забезпечення світла та теплопостачання. Цебуде дуже важливим завданням, оскільки наша нова оцінка показує, що аварійніремонтні роботи коштуватимуть щонайменше 1,2 мільярда доларів США, при цьомуосновна увага приділятиметься забезпеченню енергопостачання критично важливоїінфраструктури у великих містах та на постраждалих від війни територіях, яківже не підлягають відновленню», — пояснив постійний представник ПРООН вУкраїні Яко Сільє.</text:p>
      <text:p text:style-name="P4">
<text:span text:style-name="T4">
Читайте також:</text:span>
 <text:a xlink:type="simple" xlink:href="https://www.ukrinform.ua/rubric-vidbudova/3682358-dla-finansuvanna-proektiv-vidbudovi-cogoric-treba-17-milardiv-smigal.html" text:style-name="Internet_20_link" text:visited-style-name="Visited_20_Internet_20_Link">
 <text:span text:style-name="T4">
Для</text:span>
 <text:span text:style-name="T4">
фінансування</text:span>
 <text:span text:style-name="T4">
проєктів</text:span>
 <text:span text:style-name="T4">
відбудови</text:span>
<text:span text:style-name="T4">
цьогоріч</text:span>
 <text:span text:style-name="T4">
треба</text:span>
 <text:span text:style-name="T4">
мільярдів</text:span>
 <text:span text:style-name="T4">
Шмигаль</text:span>
</text:a>
</text:p>
      <text:p text:style-name="P4">
Загалом, збитки в енергетичній інфраструктурі країни більш ніж у п'ять разівперевищують показники у попередній оцінці, зробленій у червні 2022 року.Продовжуючи оцінювання завданої шкоди, на наступному етапі слід визначитивтрати і потреби, щоб відбудувати краще, ніж було, зокрема з переходом на«зелені» технології.</text:p>
      <text:p text:style-name="P4">
Як повідомляв Укрінформ, <text:a xlink:type="simple" xlink:href="https://www.ukrinform.ua/rubric-economy/3686021-vidnovlenna-ekonomiki-ukraini-kostuvatime-411-milardiv-svitovij-bank.html" text:style-name="Internet_20_link" text:visited-style-name="Visited_20_Internet_20_Link">
 </text:a>
 , що у 2,6 раза перевищує очікуваний ВВП України у 2022році.</text:p>
      <text:p text:style-name="P4">
<text:span text:style-name="T5">
Фото: ДТЕК</text:span>
</text:p>
      <text:p text:style-name="P4">
Source: <text:a xlink:type="simple" xlink:href="https://www.ukrinform.ua/rubric-economy/3692153-zbitki-energeticnoi-infrastrukturi-ukraini-perevisili-10-milardiv-ocinka-proon-i-svitovogo-banku.html" text:style-name="Internet_20_link" text:visited-style-name="Visited_20_Internet_20_Link">
https://www.ukrinform.ua/rubric-economy/3692153-zbitki-energeticnoi-infrastrukturi-ukraini-perevisili-10-milardiv-ocinka-proon-i-svitovogo-banku.html</text:a>
</text:p>
      <!--NEWS-->
      <text:h text:style-name="P10" text:outline-level="1">
<text:span text:style-name="T4">
Законопроєкт щодо діяльності релігійних організацій убезпечить Україну - Єленський</text:span>
</text:h>
      <text:p text:style-name="P4">
Authors: Ukrinform (Person)</text:p>
      <text:p text:style-name="P4">
Publisher: Укринформ (Organization)</text:p>
      <text:p text:style-name="P4">
Published Time: 2023-04-05T21:11:00+03:00</text:p>
      <text:p text:style-name="P4">
Modified Time: 2023-04-05T21:11:00+03:00</text:p>
      <text:p text:style-name="P4">
Description: Законопроєкт щодо діяльності в Україні релігійних організацій може убезпечити країну від спекуляцій на ґрунті релігії з боку росії. — Укрінформ.</text:p>
      <text:p text:style-name="P4">
Images: ["<text:a xlink:type="simple" xlink:href="https://static.ukrinform.com/photos/2023_02/thumb_files/630_360_1676992884-988.jpg" text:style-name="Internet_20_link" text:visited-style-name="Visited_20_Internet_20_Link">
630_360_16769...</text:a>
"]</text:p>
      <text:p text:style-name="P4">
Tags: ['Релігія', 'Законопроєкт', 'Єленський']</text:p>
      <text:p text:style-name="P4">
Type: Article</text:p>
      <!--METADATA-->
      <text:p text:style-name="P4">
<draw:frame draw:style-name="fr1" draw:name="Image262" text:anchor-type="as-char" svg:width="6.9236in" svg:height="3.956343in" draw:z-index="0">
<draw:image xlink:href="../Images/yкринформ/2023-04-05T21-11-00-03-00/630_360_1676992884-988.jpg" xlink:type="simple" xlink:show="embed" xlink:actuate="onLoad" draw:mime-type="image/jpeg"/>
</draw:frame>
Законопроєкт щодо діяльності в Україні релігійних організацій може убезпечитикраїну від спекуляцій на ґрунті релігії з боку росії.</text:p>
      <text:p text:style-name="P4">
Про це повідомив голова Державної служби з етнополітики та свободи совісті(ДЕСС) Віктор Єленський в ефірі телемарафону "Єдині новини", передаєУкрінформ.</text:p>
      <text:p text:style-name="P4">
"Цей законопроєкт ефективний для убезпечення України від зловживання релігієюз боку країни-агресора. Також він відповідає демократичним процедурам, тому щоостаннє слово буде за судом. Законопроєкт передбачає, що діяльність релігійнихорганізацій, чиї центри знаходяться в країні, що здійснила агресію протиУкраїни, не допускається на території України", - зазначив він.</text:p>
      <text:p text:style-name="P4">
<text:span text:style-name="T4">
Читайте також:</text:span>
 <text:a xlink:type="simple" xlink:href="https://www.ukrinform.ua/rubric-ato/3681725-viktor-elenskij-golova-derzavnoi-sluzbi-z-etnopolitiki-ta-svobodi-sovisti.html" text:style-name="Internet_20_link" text:visited-style-name="Visited_20_Internet_20_Link">
 <text:span text:style-name="T4">
Єленський</text:span>
 </text:a>
</text:p>
      <text:p text:style-name="P4">
За словами Єленського, аби визначити, чи є та, чи інша організація упідпорядкуванні центрів, що знаходяться на території країни-агресора, ДЕССпроведе релігієзнавчу експертизу, до складу комісії увійдуть фахівці зекономічного права, історії православ'я, політології, соціології релігії.</text:p>
      <text:p text:style-name="P4">
"За позитивної відповіді ДЕСС зробить припис досліджуваній організації ізпроханням розірвати цей зв'язок. Зв'язок, із московським патріархатом у нашомувипадку, не є частиною православного віровчення. Він не накладає тягарів насовість окремої людини або організації", - зазначив голова ДЕСС.</text:p>
      <text:p text:style-name="P4">
Він зауважив: якщо організація перериває цей зв'язок, то до неї не будепретензій. За його збереження ДЕСС може звернутися до суду, який "поставитькрапку у цьому питанні".</text:p>
      <text:p text:style-name="P4">
<text:span text:style-name="T4">
Читайте також:</text:span>
 <text:a xlink:type="simple" xlink:href="https://www.ukrinform.ua/rubric-society/3673120-kozna-etnicna-spilnota-robit-unikalnij-vnesok-v-ukrainsku-kulturu-elenskij.html" text:style-name="Internet_20_link" text:visited-style-name="Visited_20_Internet_20_Link">
 <text:span text:style-name="T4">
Єленськи</text:span>
 </text:a>
</text:p>
      <text:p text:style-name="P4">
Як повідомляв Укрінформ, у Верховній Раді у січні 2023 року було зареєстрованоурядовий законопроєкт № 8371 щодо діяльності в Україні релігійних організацій,за яким може бути припинена діяльність УПЦ МП. Законопроєкт спрямований назабезпечення духовної незалежності, недопущення розколу в суспільстві зарелігійною ознакою, сприяння консолідації українського суспільства та захистнаціональних інтересів.</text:p>
      <text:p text:style-name="P4">
Source: <text:a xlink:type="simple" xlink:href="https://www.ukrinform.ua/rubric-society/3692201-zakonoproekt-sodo-dialnosti-religijnih-organizacij-ubezpecit-ukrainu-elenskij.html" text:style-name="Internet_20_link" text:visited-style-name="Visited_20_Internet_20_Link">
https://www.ukrinform.ua/rubric-society/3692201-zakonoproekt-sodo-dialnosti-religijnih-organizacij-ubezpecit-ukrainu-elenskij.html</text:a>
</text:p>
      <!--NEWS-->
      <text:h text:style-name="P10" text:outline-level="1">
<text:span text:style-name="T4">
Швейцарія обурена участю в заході ООН омбудсменки росії, яка перебуває під слідством МКС</text:span>
</text:h>
      <text:p text:style-name="P4">
Authors: Ukrinform (Person)</text:p>
      <text:p text:style-name="P4">
Publisher: Укринформ (Organization)</text:p>
      <text:p text:style-name="P4">
Published Time: 2023-04-05T21:12:00+03:00</text:p>
      <text:p text:style-name="P4">
Modified Time: 2023-04-05T21:12:00+03:00</text:p>
      <text:p text:style-name="P4">
Description: Швейцарія засудила підбір росією доповідачів з обговорення депортації українських дітей на неформальному зібранні членів Радбезу ООН за формулою Аррії. — Укрінформ.</text:p>
      <text:p text:style-name="P4">
Images: ["<text:a xlink:type="simple" xlink:href="https://static.ukrinform.com/photos/2018_09/thumb_files/630_360_1538176474-3876.jpg" text:style-name="Internet_20_link" text:visited-style-name="Visited_20_Internet_20_Link">
630_360_15381...</text:a>
"]</text:p>
      <text:p text:style-name="P4">
Tags: ['Діти', 'ООН', 'Швейцарія']</text:p>
      <text:p text:style-name="P4">
Type: Article</text:p>
      <!--METADATA-->
      <text:p text:style-name="P4">
<draw:frame draw:style-name="fr1" draw:name="Image263" text:anchor-type="as-char" svg:width="6.9236in" svg:height="3.956343in" draw:z-index="0">
<draw:image xlink:href="../Images/yкринформ/2023-04-05T21-12-00-03-00/630_360_1538176474-3876.jpg" xlink:type="simple" xlink:show="embed" xlink:actuate="onLoad" draw:mime-type="image/jpeg"/>
</draw:frame>
 Швейцаріязасудила підбір росією доповідачів з обговорення депортації українських дітейна неформальному зібранні членів Радбезу ООН за формулою Аррії.</text:p>
      <text:p text:style-name="P4">
Як передає власний кореспондент Укрінформу у Нью-Йорку, представник Швейцаріївід імені своєї делегації в ООН висловив обурення тим, що росія запросила доучасті онлайн представників так званих «днр/лнр» та особу, яка «перебуває підслідством Міжнародного кримінального суду і щодо якої було видано ордер наарешт» (уповноважену з прав дитини рф марію львову-бєлову).</text:p>
      <text:p text:style-name="P4">
Він зазначив, що «російська воєнна агресія проти України призвела донестерпних страждань дітей, і Швейцарія глибоко стурбована випадкаминезаконної депортації та переміщення дітей, які незалежна комісія ООН зрозслідування визнала воєнними злочинами».</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a>
</text:p>
      <text:p text:style-name="P4">
За його словами, Швейцарія, закликає росію негайно виконати рекомендації цієїкомісії, у тому числі шляхом надання достовірної інформації про депортованихдітей, сприяння спілкуванню між ними та їхніми сім'ями й активного ініціюванняїхнього повернення в Україну.</text:p>
      <text:p text:style-name="P4">
Швейцарія, наголосив дипломат, вкотре заявляє про свою повну підтримкуМіжнародного кримінального суду, який видав ордери на арешт президента рфволодимира путіна та львової-бєлової.</text:p>
      <text:p text:style-name="P4">
Своєю чергою, представниця Великої Британії від імені своєї делегаціїзазначила, що «росія прагне ввести Радбез в оману щодо руйнівних наслідківсвого вторгнення». «Під приводом евакуації насильницьке переміщення тисячдітей, відібраних у їхніх батьків, викликає жах… – сказала вона. – росіястверджує, що захищає цих дітей. Насправді це прорахована політика, спрямованана стирання української ідентичності та державності в цілому».</text:p>
      <text:p text:style-name="P4">
<text:span text:style-name="T4">
Читайте також:</text:span>
 <text:a xlink:type="simple" xlink:href="https://www.ukrinform.ua/rubric-world/3691671-britania-zablokuvala-vistup-v-radbezi-oon-rosianki-aka-mae-order-na-arest-vid-mks.html" text:style-name="Internet_20_link" text:visited-style-name="Visited_20_Internet_20_Link">
 </text:a>
</text:p>
      <text:p text:style-name="P4">
Як повідомлялося, Велика Британія та США заблокували трансляцію цього заходуна ресурсах ООН.</text:p>
      <text:p text:style-name="P4">
17 березня 2023 року Міжнародний кримінальний суд видав ордер на арештпрезидента рф володимира путіна і львової-бєлової, яких підозрюють унезаконній депортації дітей з окупованих територій України в росію щонайменшез лютого 2022 року.</text:p>
      <text:p text:style-name="P4">
<text:span text:style-name="T4">
Читайте також:</text:span>
 <text:a xlink:type="simple" xlink:href="https://www.ukrinform.ua/rubric-ato/3692126-rosia-obgovorue-v-oon-deportaciu-ukrainskih-ditej-bez-oficijnoi-translacii.html" text:style-name="Internet_20_link" text:visited-style-name="Visited_20_Internet_20_Link">
 </text:a>
</text:p>
      <text:p text:style-name="P4">
У середу росія винесла обговорення депортації дітей з України на неформальнузустріч членів Радбезу у форматі Аррії. Під час виступів львової-бєлової таінших осіб, запрошених росією, делегації США, Великої Британії, Мальти таАлбанії залишили залу засідань.</text:p>
      <text:p text:style-name="P4">
Source: <text:a xlink:type="simple" xlink:href="https://www.ukrinform.ua/rubric-polytics/3692157-svejcaria-oburena-ucastu-v-zahodi-v-oon-ombudsmenki-rosii-aka-perebuvae-pid-slidstvom-mks.html" text:style-name="Internet_20_link" text:visited-style-name="Visited_20_Internet_20_Link">
https://www.ukrinform.ua/rubric-polytics/3692157-svejcaria-oburena-ucastu-v-zahodi-v-oon-ombudsmenki-rosii-aka-perebuvae-pid-slidstvom-mks.html</text:a>
</text:p>
      <!--NEWS-->
      <text:h text:style-name="P10" text:outline-level="1">
<text:span text:style-name="T4">
Череватий: росіяни використовують у районі Бахмута вдосконалені авіабомби ФАБ-500</text:span>
</text:h>
      <text:p text:style-name="P4">
Authors: Ukrinform (Person)</text:p>
      <text:p text:style-name="P4">
Publisher: Укринформ (Organization)</text:p>
      <text:p text:style-name="P4">
Published Time: 2023-04-05T21:21:00+03:00</text:p>
      <text:p text:style-name="P4">
Modified Time: 2023-04-05T21:21:00+03:00</text:p>
      <text:p text:style-name="P4">
Description: Армія рф не має новітніх систем ведення бою, тому використовує зараз на Бахмутському напрямку удосконалені керовані авіаційні бомби ФАБ-500, ефективною протидією яким можуть стати літаки F-16. — Укрінформ.</text:p>
      <text:p text:style-name="P4">
Images: ["<text:a xlink:type="simple" xlink:href="https://static.ukrinform.com/photos/2023_04/thumb_files/630_360_1680718845-815.jpg" text:style-name="Internet_20_link" text:visited-style-name="Visited_20_Internet_20_Link">
630_360_16807...</text:a>
"]</text:p>
      <text:p text:style-name="P4">
Tags: ['Бахмут', 'Російська авіація', 'Бомба', 'Війна з росією', 'Єдині новини']</text:p>
      <text:p text:style-name="P4">
Type: Article</text:p>
      <!--METADATA-->
      <text:p text:style-name="P4">
<draw:frame draw:style-name="fr1" draw:name="Image264" text:anchor-type="as-char" svg:width="6.9236in" svg:height="3.956343in" draw:z-index="0">
<draw:image xlink:href="../Images/yкринформ/2023-04-05T21-21-00-03-00/630_360_1680718845-815.jpg" xlink:type="simple" xlink:show="embed" xlink:actuate="onLoad" draw:mime-type="image/jpeg"/>
</draw:frame>
 Армія рфне має новітніх систем ведення бою, тому використовує зараз на Бахмутськомунапрямку удосконалені керовані авіаційні бомби ФАБ-500, ефективною протидієюяким можуть стати літаки F-16.</text:p>
      <text:p text:style-name="P4">
Про це в ефірі телемарафону "Єдині новини" сказав речник Східного угрупованнявійськ ЗСУ Сергій Череватий, передає Укрінформ.</text:p>
      <text:p text:style-name="P4">
"Оскільки у ворога немає новітніх систем ведення бою, на відміну від того, щонам намагаються надати партнери, росіяни удосконалюють і використовують старерадянське озброєння, у тому числі і бомби ФАБ-500, обладнуючи їх крилами інавігаторами GPS", - зазначив Череватий.</text:p>
      <text:p text:style-name="P4">
За його словами, це все робиться для того, щоб обходити нашу систему ППО і невитрачати дорогі ракети типу "Калібр" чи "Іскандер".</text:p>
      <text:p text:style-name="P4">
<text:span text:style-name="T4">
Читайте також:</text:span>
 <text:a xlink:type="simple" xlink:href="https://www.ukrinform.ua/rubric-ato/3691802-u-bahmuti-prikordonniki-vidbili-masnij-sturm-vagnerivciv.html" text:style-name="Internet_20_link" text:visited-style-name="Visited_20_Internet_20_Link">
 <text:span text:style-name="T4">
Бахмут</text:span>
 </text:a>
</text:p>
      <text:p text:style-name="P4">
"Використання цих авіабомб дає росіянам певний простір, проте і тут мизнаходимо свої протидії. Ідеальною протидією, звісно, було б надання нампартнерами новітніх літаків типу F-16 з потужними ракетами "повітря-повітря",які можуть збивати ворожі літаки, коли вони намагаються скидати бомби.Відповідно ця проблема швидко вирішилася б. Але в даному випадку ми шукаємоінші належні способи, щоб убезпечитися від наслідків цієї нової загрози", -наголосив Череватий.</text:p>
      <text:p text:style-name="P4">
Як повідомляв Укрінформ, Президент Володимир Зеленський 5 квітня заявив, що <text:a xlink:type="simple" xlink:href="https://www.ukrinform.ua/rubric-ato/3691963-zelenskij-vorog-ne-kontrolue-bahmut-ale-situacia-skladna.html" text:style-name="Internet_20_link" text:visited-style-name="Visited_20_Internet_20_Link">
</text:a>
 , але ситуація там найскладніша на фронті.</text:p>
      <text:p text:style-name="P4">
<text:span text:style-name="T4">
Читайте також:</text:span>
 <text:a xlink:type="simple" xlink:href="https://www.ukrinform.ua/rubric-ato/3692155-nastupalni-dii-rosian-trivaut-na-cotiroh-napramkah-minoboroni.html" text:style-name="Internet_20_link" text:visited-style-name="Visited_20_Internet_20_Link">
 </text:a>
</text:p>
      <text:p text:style-name="P4">
Він наголосив, що чим швидше Україна отримає зброю від партнерів, тим швидшеукраїнські воїни будуть "виборювати ситуацію" не тільки в Бахмуті, а в ціломуна території держави.</text:p>
      <text:p text:style-name="P4">
За останню добу Сили оборони України <text:a xlink:type="simple" xlink:href="https://www.ukrinform.ua/rubric-ato/3692130-v-rajoni-bahmuta-znisili-88-zagarbnikiv-tri-bezpilotniki-i-sklad-boepripasiv-zsu.html" text:style-name="Internet_20_link" text:visited-style-name="Visited_20_Internet_20_Link">
 </text:a>
 , знищено три безпілотних апарати ворога, одна станціярадіоелектронної боротьби і склад з боєприпасами.</text:p>
      <text:p text:style-name="P4">
<text:span text:style-name="T5">
Фото ілюстративне з соцмереж</text:span>
</text:p>
      <text:p text:style-name="P4">
Source: <text:a xlink:type="simple" xlink:href="https://www.ukrinform.ua/rubric-ato/3692159-cerevatij-rosiani-vikoristovuut-na-bahmutskomu-napramku-vdoskonaleni-aviabombi-fab500.html" text:style-name="Internet_20_link" text:visited-style-name="Visited_20_Internet_20_Link">
https://www.ukrinform.ua/rubric-ato/3692159-cerevatij-rosiani-vikoristovuut-na-bahmutskomu-napramku-vdoskonaleni-aviabombi-fab500.html</text:a>
</text:p>
      <!--NEWS-->
      <text:h text:style-name="P10" text:outline-level="1">
<text:span text:style-name="T4">
Чехія передасть Україні майно з армійських складів</text:span>
</text:h>
      <text:p text:style-name="P4">
Authors: Ukrinform (Person)</text:p>
      <text:p text:style-name="P4">
Publisher: Укринформ (Organization)</text:p>
      <text:p text:style-name="P4">
Published Time: 2023-04-05T21:31:00+03:00</text:p>
      <text:p text:style-name="P4">
Modified Time: 2023-04-05T21:31:00+03:00</text:p>
      <text:p text:style-name="P4">
Description: Запланована військова допомога Чеської Республіки Україні сягне 600-700 мільйонів крон (28 тис. - 32,6 тис. дол). — Укрінформ.</text:p>
      <text:p text:style-name="P4">
Images: ["<text:a xlink:type="simple" xlink:href="https://static.ukrinform.com/photos/2023_04/thumb_files/630_360_1680719617-531.jpg" text:style-name="Internet_20_link" text:visited-style-name="Visited_20_Internet_20_Link">
630_360_16807...</text:a>
"]</text:p>
      <text:p text:style-name="P4">
Tags: ['Чехія', 'Україна', 'допомога', 'Війна з росією']</text:p>
      <text:p text:style-name="P4">
Type: Article</text:p>
      <!--METADATA-->
      <text:p text:style-name="P4">
<draw:frame draw:style-name="fr1" draw:name="Image265" text:anchor-type="as-char" svg:width="6.9236in" svg:height="3.956343in" draw:z-index="0">
<draw:image xlink:href="../Images/yкринформ/2023-04-05T21-31-00-03-00/630_360_1680719617-531.jpg" xlink:type="simple" xlink:show="embed" xlink:actuate="onLoad" draw:mime-type="image/jpeg"/>
</draw:frame>
Запланована військова допомога Чеської Республіки Україні сягне 600-700мільйонів крон (28 тис. - 32,6 тис. дол).</text:p>
      <text:p text:style-name="P4">
Про це заявила журналістам міністр оборони ЧР Яна Чернохова після зустрічі зпрезидентом Петром Павелом, передає Укрінформ.</text:p>
      <text:p text:style-name="P4">
За її словами, Україні буде передане непотрібне чеській армії майно зармійських складів.</text:p>
      <text:p text:style-name="P4">
«Допомога, яку ми плануємо разом із начальником Генерального штабу, становитьблизько 600-700 мільйонів крон. Це не фінансова допомога, це військовийматеріал, який все ще знаходиться на наших складах, якого армія не потребує тадійсно може відправити в Україну, не ставлячи під загрозу власнуобороноздатність», – сказала міністр.</text:p>
      <text:p text:style-name="P4">
Чернохова передала президенту список допомоги, яку Чехія вже надіслала Україніраніше. Вона згадала чесько-український виробничий кластер та допомогу, надануприватними компаніями.</text:p>
      <text:p text:style-name="P4">
<text:span text:style-name="T4">
Читайте також:</text:span>
 <text:a xlink:type="simple" xlink:href="https://www.ukrinform.ua/rubric-ato/3690670-cehia-se-mae-mozlivist-nadavati-ukraini-vijskovu-dopomogu-ministr-oboroni.html" text:style-name="Internet_20_link" text:visited-style-name="Visited_20_Internet_20_Link">
 <text:span text:style-name="T4">
Чехія</text:span>
 <text:span text:style-name="T4">
має</text:span>
 <text:span text:style-name="T4">
можливість</text:span>
 <text:span text:style-name="T4">
надавати</text:span>
 <text:span text:style-name="T4">
Україні</text:span>
<text:span text:style-name="T4">
військову</text:span>
 <text:span text:style-name="T4">
допомогу</text:span>
 <text:span text:style-name="T4">
міністр</text:span>
 <text:span text:style-name="T4">
оборони</text:span>
</text:a>
</text:p>
      <text:p text:style-name="P4">
Як повідомлялось, Павел в одному з нещодавніх інтерв’ю заявив, що <text:a xlink:type="simple" xlink:href="https://www.ukrinform.ua/tag-cehia" text:style-name="Internet_20_link" text:visited-style-name="Visited_20_Internet_20_Link">
</text:a>
 віддала Україні все, що могла, але маєвиробничі потужності для подальшої допомоги.</text:p>
      <text:p text:style-name="P4">
Чехія почала передавати Україні озброєння за кілька днів до початку війни.Згодом вона стала одним із найбільших постачальників військової техніки вУкраїну. Впродовж року Прага передала Україні озброєння на суму близько 422мільйонів євро, включаючи танки, бойові машини піхоти, бронетранспортери,гаубиці, гелікоптери та зенітні системи.</text:p>
      <text:p text:style-name="P4">
Source: <text:a xlink:type="simple" xlink:href="https://www.ukrinform.ua/rubric-ato/3692167-cehia-peredast-ukraini-majno-z-armijskih-skladiv.html" text:style-name="Internet_20_link" text:visited-style-name="Visited_20_Internet_20_Link">
https://www.ukrinform.ua/rubric-ato/3692167-cehia-peredast-ukraini-majno-z-armijskih-skladiv.html</text:a>
</text:p>
      <!--NEWS-->
      <text:h text:style-name="P10" text:outline-level="1">
<text:span text:style-name="T4">
Хокей: Україна перемогла Угорщину по буллітах в рамках підготовки до ЧС</text:span>
</text:h>
      <text:p text:style-name="P4">
Authors: Ukrinform (Person)</text:p>
      <text:p text:style-name="P4">
Publisher: Укринформ (Organization)</text:p>
      <text:p text:style-name="P4">
Published Time: 2023-04-05T21:36:04+03:00</text:p>
      <text:p text:style-name="P4">
Modified Time: 2023-04-05T21:36:04+03:00</text:p>
      <text:p text:style-name="P4">
Description: Збірна України з хокею обіграла команду Угорщини на старті підготовки до чемпіонату світу. — Укрінформ.</text:p>
      <text:p text:style-name="P4">
Images: ["<text:a xlink:type="simple" xlink:href="https://static.ukrinform.com/photos/2023_04/thumb_files/630_360_1680719724-946.jpg" text:style-name="Internet_20_link" text:visited-style-name="Visited_20_Internet_20_Link">
630_360_16807...</text:a>
"]</text:p>
      <text:p text:style-name="P4">
Tags: ['хокей', 'Збірна України']</text:p>
      <text:p text:style-name="P4">
Type: Article</text:p>
      <!--METADATA-->
      <text:p text:style-name="P4">
<draw:frame draw:style-name="fr1" draw:name="Image266" text:anchor-type="as-char" svg:width="6.9236in" svg:height="3.956343in" draw:z-index="0">
<draw:image xlink:href="../Images/yкринформ/2023-04-05T21-36-04-03-00/630_360_1680719724-946.jpg" xlink:type="simple" xlink:show="embed" xlink:actuate="onLoad" draw:mime-type="image/jpeg"/>
</draw:frame>
 ЗбірнаУкраїни з хокею обіграла команду Угорщини на старті підготовки до чемпіонатусвіту.</text:p>
      <text:p text:style-name="P4">
«Синьо-жовті» перемогли з рахунком 1:0(після буллітів), передає Укрінформ.</text:p>
      <text:p text:style-name="P4">
Україна запланувала шість підготовчих ігор перед участю і чемпіонату світу вдивізіоні ІВ.</text:p>
      <text:p text:style-name="P4">
Другий матч українська команда проведе також проти Угорщини 6 квітня.</text:p>
      <text:p text:style-name="P4">
<text:span text:style-name="T4">
Читайте також:</text:span>
 <text:a xlink:type="simple" xlink:href="https://www.ukrinform.ua/rubric-sports/3691574-zinoca-zbirna-ukraini-zaznala-persoi-porazki-na-cs-z-hokeu.html" text:style-name="Internet_20_link" text:visited-style-name="Visited_20_Internet_20_Link">
 <text:span text:style-name="T4">
хокею</text:span>
 </text:a>
</text:p>
      <text:p text:style-name="P4">
Чемпіонат світу відбудеться з 23 до 29 квітня у Таллінні.</text:p>
      <text:p text:style-name="P4">
Фото: ФХУ</text:p>
      <text:p text:style-name="P4">
Source: <text:a xlink:type="simple" xlink:href="https://www.ukrinform.ua/rubric-sports/3692169-hokej-ukraina-peremogla-ugorsinu-po-bullitah-v-ramkah-pidgotovki-do-cs.html" text:style-name="Internet_20_link" text:visited-style-name="Visited_20_Internet_20_Link">
https://www.ukrinform.ua/rubric-sports/3692169-hokej-ukraina-peremogla-ugorsinu-po-bullitah-v-ramkah-pidgotovki-do-cs.html</text:a>
</text:p>
      <!--NEWS-->
      <text:h text:style-name="P10" text:outline-level="1">
<text:span text:style-name="T4">
Білий дім спростував заяви кремля про начебто причетність Заходу до ударів по росії</text:span>
</text:h>
      <text:p text:style-name="P4">
Authors: Ukrinform (Person)</text:p>
      <text:p text:style-name="P4">
Publisher: Укринформ (Organization)</text:p>
      <text:p text:style-name="P4">
Published Time: 2023-04-05T21:37:59+03:00</text:p>
      <text:p text:style-name="P4">
Modified Time: 2023-04-05T21:37:59+03:00</text:p>
      <text:p text:style-name="P4">
Description: Сполучені Штати разом із союзниками та партнерами не забезпечують Україну можливостями і не спонукають її завдавати ударів поза своєю територією, натомість зосереджені на тому, щоби посилити потенціал ЗСУ для оборони власної території. — Укрінформ.</text:p>
      <text:p text:style-name="P4">
Images: ["<text:a xlink:type="simple" xlink:href="https://static.ukrinform.com/photos/2016_11/thumb_files/630_360_1478586899-5364.jpg" text:style-name="Internet_20_link" text:visited-style-name="Visited_20_Internet_20_Link">
630_360_14785...</text:a>
"]</text:p>
      <text:p text:style-name="P4">
Tags: ['США', 'Білий дім', 'Війна з росією']</text:p>
      <text:p text:style-name="P4">
Type: Article</text:p>
      <!--METADATA-->
      <text:p text:style-name="P4">
<draw:frame draw:style-name="fr1" draw:name="Image267" text:anchor-type="as-char" svg:width="6.9236in" svg:height="3.956343in" draw:z-index="0">
<draw:image xlink:href="../Images/yкринформ/2023-04-05T21-37-59-03-00/630_360_1478586899-5364.jpg" xlink:type="simple" xlink:show="embed" xlink:actuate="onLoad" draw:mime-type="image/jpeg"/>
</draw:frame>
 СполученіШтати разом із союзниками та партнерами не забезпечують Україну можливостями іне спонукають її завдавати ударів поза своєю територією, натомість зосередженіна тому, щоби посилити потенціал ЗСУ для оборони власної території.</text:p>
      <text:p text:style-name="P4">
Так прокоментував у середу чергові звинувачення кремля координатор Радинацбезпеки Білого дому Джон Кірбі, передає власний кореспондент Укрінформу.</text:p>
      <text:p text:style-name="P4">
«Ми не надаємо можливостей та не заохочуємо українців завдавати ударів замежами України»,- підкреслив Кірбі.</text:p>
      <text:p text:style-name="P4">
<text:span text:style-name="T4">
Читайте також:</text:span>
 <text:a xlink:type="simple" xlink:href="https://www.ukrinform.ua/rubric-ato/3691113-bilij-dim-sprostuvav-rosijski-fejki-pro-bahmut.html" text:style-name="Internet_20_link" text:visited-style-name="Visited_20_Internet_20_Link">
 </text:a>
</text:p>
      <text:p text:style-name="P4">
Водночас він підтвердив, що з перших днів російської агресії проти України СШАзабезпечують ЗСУ розвідувальною та інформаційною підтримкою. Він пояснив, щоце робиться для того, «щоби вони могли краще оборонятися, проводити операціїта надалі відвоювати території», загарбані росією з 2014 року.</text:p>
      <text:p text:style-name="P4">
Представник Білого дому підкреслив, що підтримка з боку Сполучених Штатівспрямована на те, щоби допомогти Україні захистити себе.</text:p>
      <text:p text:style-name="P4">
<text:span text:style-name="T4">
Читайте також:</text:span>
 <text:a xlink:type="simple" xlink:href="https://www.ukrinform.ua/rubric-polytics/3689209-bilij-dim-ne-bacit-dokaziv-nenaleznogo-vikoristanna-ukrainou-vijskovoi-dopomogi-ssa.html" text:style-name="Internet_20_link" text:visited-style-name="Visited_20_Internet_20_Link">
 </text:a>
</text:p>
      <text:p text:style-name="P4">
Як повідомлялося, у середу кремлівський лідер путін заявив без наведенняжодних доказів, що західні спецслужби могли бути причетними до «терактів»,здійснених на території рф, у тому числі вибуху, під час якого загинувпропагандист татарський. Водночас секретар ради безпеки рф патрушеввідзвітував про заходи запобігання вербовці росіян з боку західних спецслужб.</text:p>
      <text:p text:style-name="P4">
Source: <text:a xlink:type="simple" xlink:href="https://www.ukrinform.ua/rubric-ato/3692170-bilij-dim-sprostuvav-zaavi-kremla-pro-nacebto-pricetnist-zahodu-do-udariv-po-rosii.html" text:style-name="Internet_20_link" text:visited-style-name="Visited_20_Internet_20_Link">
https://www.ukrinform.ua/rubric-ato/3692170-bilij-dim-sprostuvav-zaavi-kremla-pro-nacebto-pricetnist-zahodu-do-udariv-po-rosii.html</text:a>
</text:p>
      <!--NEWS-->
      <text:h text:style-name="P10" text:outline-level="1">
<text:span text:style-name="T4">
Координаційна платформа донорів України провела друге засідання</text:span>
</text:h>
      <text:p text:style-name="P4">
Authors: Ukrinform (Person)</text:p>
      <text:p text:style-name="P4">
Publisher: Укринформ (Organization)</text:p>
      <text:p text:style-name="P4">
Published Time: 2023-04-05T21:45:18+03:00</text:p>
      <text:p text:style-name="P4">
Modified Time: 2023-04-05T21:45:18+03:00</text:p>
      <text:p text:style-name="P4">
Description: Шляхи покращення координації фінансової підтримки, а також потреби на відновлення та реконструкцію обговорили учасники міжвідомчої Координаційної Платформи донорів України 5 квітня під час другого засідання Керівного комітету. — Укрінформ.</text:p>
      <text:p text:style-name="P4">
Images: ["<text:a xlink:type="simple" xlink:href="https://static.ukrinform.com/photos/2023_04/thumb_files/630_360_1680720019-853.jpg" text:style-name="Internet_20_link" text:visited-style-name="Visited_20_Internet_20_Link">
630_360_16807...</text:a>
"]</text:p>
      <text:p text:style-name="P4">
Tags: ['Мінфін', 'Донор', 'Відбудова']</text:p>
      <text:p text:style-name="P4">
Type: Article</text:p>
      <!--METADATA-->
      <text:p text:style-name="P4">
<draw:frame draw:style-name="fr1" draw:name="Image268" text:anchor-type="as-char" svg:width="6.9236in" svg:height="3.956343in" draw:z-index="0">
<draw:image xlink:href="../Images/yкринформ/2023-04-05T21-45-18-03-00/630_360_1680720019-853.jpg" xlink:type="simple" xlink:show="embed" xlink:actuate="onLoad" draw:mime-type="image/jpeg"/>
</draw:frame>
 Шляхипокращення координації фінансової підтримки, а також потреби на відновлення тареконструкцію обговорили учасники міжвідомчої Координаційної Платформи донорівУкраїни 5 квітня під час другого засідання Керівного комітету.</text:p>
      <text:p text:style-name="P4">
Як передає Укрінформ, про це повідомляє <text:a xlink:type="simple" xlink:href="https://www.mof.gov.ua/uk/news/second_meeting_of_the_steering_committee_for_the_multi-agency_donor_coordination_platform_for_ukraine-3922" text:style-name="Internet_20_link" text:visited-style-name="Visited_20_Internet_20_Link">
</text:a>
</text:p>
      <text:p text:style-name="P4">
Співголовами Платформи є міністр фінансів України Сергій Марченко, заступникрадника Білого дому з національної безпеки з міжнародної економіки Майкл Пайлвід Сполучених Штатів та генеральний директор з питань сусідства тапереговорів щодо розширення Герт-Ян Купман від Європейської комісії. Узустрічі також взяли участь представники країн G7, Європейської комісії таміжнародних фінансових організацій.</text:p>
      <text:p text:style-name="P4">
Сергій Марченко поінформував про потреби у фінансуванні державного бюджету тадефіциту, а також повідомив, що міжнародні партнери запевнили Україну у своїйподальшій підтримці. Також він розповів про потреби України у швидкомувідновленні.</text:p>
      <text:p text:style-name="P4">
“У цьому році Україна має значні потреби у залученні зовнішнього фінансуваннядля покриття таких пріоритетних видатків, як соціальні й гуманітарні. Вдячнийміжнародним партнерам за запевнення в підтримці України в покритті дефіцитубюджету цього року”, — зазначив український міністр.</text:p>
      <text:p text:style-name="P4">
Він додав, що це стало можливим у тому числі завдяки нещодавньому затвердженнюМВФ нової чотирирічної програми розширеного фінансування (Extended FundFacility - EFF) для України у 15,6 млрд дол. США.</text:p>
      <text:p text:style-name="P4">
“На минулому тижні ми досягли значного результату у співпраці з МіжнароднимВалютним Фондом. Вперше воююча країна отримала схвалення від Фонду нафінансову програму співпраці. Це рішення є важливим індикатором довіри доУкраїни, що сприятиме залученню додаткових фінансових ресурсів від міжнароднихдонорів”, — зауважив Марченко.</text:p>
      <text:p text:style-name="P4">
Міністр наголосив, що план відновлення України – це не просто про відбудовузруйнованих доріг та будинків. Це повна трансформація України за принципомbuild back better та інтеграція країни в Європейський Союз.</text:p>
      <text:p text:style-name="P4">
“Уряд України розраховує, що функціонування Платформи має забезпечити тіснукоординацію між міжнародними донорами та міжнародними фінансовимиорганізаціями, а також узгоджене, прозоре та підзвітне надання підтримки длявідбудови країни”, — додав Марченко.</text:p>
      <text:p text:style-name="P4">
<text:span text:style-name="T4">
Читайте також:</text:span>
 <text:a xlink:type="simple" xlink:href="https://www.ukrinform.ua/rubric-economy/3692153-zbitki-energeticnoi-infrastrukturi-ukraini-perevisili-10-milardiv-ocinka-proon-i-svitovogo-banku.html" text:style-name="Internet_20_link" text:visited-style-name="Visited_20_Internet_20_Link">
 </text:a>
</text:p>
      <text:p text:style-name="P4">
3,3 млрд доларів США з необхідних 14,1 млрд доларів США вже виділено здержавного бюджету на швидке відновлення. Для фінансування решти майже 10,8млрд доларів США, уряд України націлений на конструктивну та плідну співпрацюз донорами та приватним сектором.</text:p>
      <text:p text:style-name="P4">
Підсумовуючи, учасники засідання висловилися щодо важливості продовженняроботи Платформи для мобілізації міжнародної допомоги, необхідної длясвоєчасного реагування на потреби України.</text:p>
      <text:p text:style-name="P4">
Як повідомлялось, Міжвідомча Координаційна Платформа донорів розпочала своюроботу 26 січня, коли відбулося перше засідання її Керівного комітету.Ініціатива започаткована для координації існуючих і нових механізмів підтримкибюджету України, а також швидкого відновлення та реконструкції.</text:p>
      <text:p text:style-name="P4">
<text:span text:style-name="T5">
Фото: Мінфін</text:span>
</text:p>
      <text:p text:style-name="P4">
Source: <text:a xlink:type="simple" xlink:href="https://www.ukrinform.ua/rubric-vidbudova/3692173-koordinacijna-platforma-donoriv-ukraini-provela-druge-zasidanna.html" text:style-name="Internet_20_link" text:visited-style-name="Visited_20_Internet_20_Link">
https://www.ukrinform.ua/rubric-vidbudova/3692173-koordinacijna-platforma-donoriv-ukraini-provela-druge-zasidanna.html</text:a>
</text:p>
      <!--NEWS-->
      <text:h text:style-name="P10" text:outline-level="1">
<text:span text:style-name="T4">
Зеленський у Польщі: Чотири кольори наших прапорів міцніші за російський триколор</text:span>
</text:h>
      <text:p text:style-name="P4">
Authors: Ukrinform (Person)</text:p>
      <text:p text:style-name="P4">
Publisher: Укринформ (Organization)</text:p>
      <text:p text:style-name="P4">
Published Time: 2023-04-05T21:47:22+03:00</text:p>
      <text:p text:style-name="P4">
Modified Time: 2023-04-05T21:47:22+03:00</text:p>
      <text:p text:style-name="P4">
Description: Президент України Володимир Зеленський переконаний, що жовто-синій і біло-червоний кольори сильніші за російський триколор. — Укрінформ.</text:p>
      <text:p text:style-name="P4">
Images: ["<text:a xlink:type="simple" xlink:href="https://static.ukrinform.com/photos/2023_04/thumb_files/630_360_1680717213-122.jpg" text:style-name="Internet_20_link" text:visited-style-name="Visited_20_Internet_20_Link">
630_360_16807...</text:a>
", "<text:a xlink:type="simple" xlink:href="https://static.ukrinform.com/photos/2023_04/1680717214-559.jpg" text:style-name="Internet_20_link" text:visited-style-name="Visited_20_Internet_20_Link">
1680717214-55...</text:a>
", "<text:a xlink:type="simple" xlink:href="https://static.ukrinform.com/photos/2023_04/1680717213-704.jpg" text:style-name="Internet_20_link" text:visited-style-name="Visited_20_Internet_20_Link">
1680717213-70...</text:a>
"]</text:p>
      <text:p text:style-name="P4">
Tags: ['Польща', 'Варшава', 'Зеленський']</text:p>
      <text:p text:style-name="P4">
Type: Article</text:p>
      <!--METADATA-->
      <text:p text:style-name="P4">
<draw:frame draw:style-name="fr1" draw:name="Image269" text:anchor-type="as-char" svg:width="6.9236in" svg:height="3.956343in" draw:z-index="0">
<draw:image xlink:href="../Images/yкринформ/2023-04-05T21-47-22-03-00/630_360_1680717213-122.jpg" xlink:type="simple" xlink:show="embed" xlink:actuate="onLoad" draw:mime-type="image/jpeg"/>
</draw:frame>
 ПрезидентУкраїни Володимир Зеленський переконаний, що жовто-синій і біло-червонийкольори сильніші за російський триколор.</text:p>
      <text:p text:style-name="P4">
Про це він заявив, виступаючи перед українською і польською громадами на площіКоролівського замку у Варшаві, і дякуючи полякам за їх підтримку і допомогуУкраїні у війні з агресором, повідомляє кореспондент Укрінформу.</text:p>
      <text:p text:style-name="P4">
"Україна і Польща разом утвердять свободу у Європі назавжди. Тиранія програє вісторії, коли програє Україні. москва не вбиватиме, а петербург не ділитимебільше ніколи. Після нашої перемоги на наших і ваших майданах більше ніколи небуде росії", - зазначив Глава Української держави.</text:p>
      <text:p text:style-name="P4">
<draw:frame draw:style-name="fr1" draw:name="Image270" text:anchor-type="as-char" svg:width="6.9236in" svg:height="3.237424in" draw:z-index="0">
<draw:image xlink:href="../Images/yкринформ/2023-04-05T21-47-22-03-00/1680717214-559.jpg" xlink:type="simple" xlink:show="embed" xlink:actuate="onLoad" draw:mime-type="image/jpeg"/>
</draw:frame>
</text:p>
      <text:p text:style-name="P4">
Він підкреслив, що кожного разу, коли український прапор повертається на своєзаконне місце на українській землі, а російський окупант тікає, міцнішає іпольський прапор. Жовто-синій і біло-червоний - ці чотири кольори міцніші заросійський триколор.</text:p>
      <text:p text:style-name="P4">
<text:span text:style-name="T4">
Читайте також:</text:span>
 <text:a xlink:type="simple" xlink:href="https://www.ukrinform.ua/rubric-polytics/3692154-zelenskij-vistupae-u-korolivskomu-zamku-varsavi.html" text:style-name="Internet_20_link" text:visited-style-name="Visited_20_Internet_20_Link">
 <text:span text:style-name="T4">
Зеленський</text:span>
 </text:a>
</text:p>
      <text:p text:style-name="P4">
Кожен успішний бій за незалежну Українську державу, за словами Президента,додає захисту і польській незалежності. "Польські "Краби" і "Перуни" в рукахукраїнців, які повертають нашим людям свободу, додають міцності і вашійсвободі. Ось що означає наше вміння - українців і поляків - будувати нашупереможну історію пліч-о-пліч, і я вдячний за це братерство кожному поляку", -наголосив він.</text:p>
      <text:p text:style-name="P4">
Зеленський нагадав пророчі слова Папи Римського Іоанна Павла II про Божий Дух,Який зійде на наші землі.</text:p>
      <text:p text:style-name="P4">
<draw:frame draw:style-name="fr1" draw:name="Image271" text:anchor-type="as-char" svg:width="6.9236in" svg:height="3.237424in" draw:z-index="0">
<draw:image xlink:href="../Images/yкринформ/2023-04-05T21-47-22-03-00/1680717213-704.jpg" xlink:type="simple" xlink:show="embed" xlink:actuate="onLoad" draw:mime-type="image/jpeg"/>
</draw:frame>
</text:p>
      <text:p text:style-name="P4">
Він підкреслив, що так і сталося: вільна Польща постала і ніколи не впаде,вільна Україна постала і ніколи не впаде, а радянський режим розсипався. Таксамо, на його переконання, це станеться і з росією.</text:p>
      <text:p text:style-name="P4">
"Ця чужа влада, що хотіла контролювати наші народи і не розуміла, чого мипрагнемо, просто розсипалась. А ми стоїмо. Стоїмо разом пліч-о-пліч - Українаі Польща, і Європа, і вільний світ. Стоїмо, коли знову кинуто повномасштабнісили, сили агресії проти нашої свободи. Впаде і цей режим, що пішов війноюпроти нас", - сказав Зеленський.</text:p>
      <text:p text:style-name="P4">
<text:span text:style-name="T4">
Читайте також:</text:span>
 <text:a xlink:type="simple" xlink:href="https://www.ukrinform.ua/rubric-vidbudova/3692152-u-polsi-pidpisali-dokument-pro-vidbudovu-ukraini-zelenskij.html" text:style-name="Internet_20_link" text:visited-style-name="Visited_20_Internet_20_Link">
 <text:span text:style-name="T4">
Зеленський</text:span>
 </text:a>
</text:p>
      <text:p text:style-name="P4">
Президент нагадав, що росія принесла могили Україні, щоб потім принести могилизнову і Польщі, і усім нашим братам і сестрам вільної Європи. Але ми боремосьпліч-о-пліч. російський режим, за його словами, приніс депортації українцям,щоб знову депортувати і інші народи, але ми захищаємось пліч-о-пліч. "Ворогхотів поховати нашу з вами незалежність та розчинити в російському просторінаші з вами культури, а ми стоїмо міцно: українці і поляки - разом пліч-о-пліч. Повернемо ж все це зло епітафією російському імперіалізму", - наголосивГлава Української держави.</text:p>
      <text:p text:style-name="P4">
Глава держави переконаний: як нині українці і поляки разом протистоятьросійському агресору, так разом і насолоджуватимуться миром, будуть разом в ЄСі НАТО.</text:p>
      <text:p text:style-name="P4">
"Це продовження нашої долі вільних народів, історичне порозуміння між нашиминародами маємо підкріплювати всім - усе, що маємо вирішити для інтересів іспокою наших суспільств, повинні вирішити - від співпраці військової іполітичної, економічної, енергетичної до кропіткої роботи істориків", -наголосив Зеленський.</text:p>
      <text:p text:style-name="P4">
<text:span text:style-name="T4">
Читайте також:</text:span>
 <text:a xlink:type="simple" xlink:href="https://www.ukrinform.ua/rubric-ato/3692129-moraveckij-nazvav-rozvazanu-vijnu-pocatkom-kinca-agresivnoi-rosii.html" text:style-name="Internet_20_link" text:visited-style-name="Visited_20_Internet_20_Link">
 </text:a>
</text:p>
      <text:p text:style-name="P4">
Президент також висловив вдячність польським містам і державі за надані ізперших днів повномасштабного російського вторгнення прихисток і допомогуукраїнцям.</text:p>
      <text:p text:style-name="P4">
Як повідомлялося, Президент Володимир Зеленський разом з дружиною 5 квітняперебуває з офіційним візитом у Польщі.</text:p>
      <text:p text:style-name="P4">
Source: <text:a xlink:type="simple" xlink:href="https://www.ukrinform.ua/rubric-polytics/3692174-zelenskij-u-polsi-cotiri-kolori-nasih-praporiv-micnisi-za-rosijskij-trikolor.html" text:style-name="Internet_20_link" text:visited-style-name="Visited_20_Internet_20_Link">
https://www.ukrinform.ua/rubric-polytics/3692174-zelenskij-u-polsi-cotiri-kolori-nasih-praporiv-micnisi-za-rosijskij-trikolor.html</text:a>
</text:p>
      <!--NEWS-->
      <text:h text:style-name="P10" text:outline-level="1">
<text:span text:style-name="T4">
Зеленський вірить, що Польща проявить своє лідерство у створенні авіаційної коаліції</text:span>
</text:h>
      <text:p text:style-name="P4">
Authors: Ukrinform (Person)</text:p>
      <text:p text:style-name="P4">
Publisher: Укринформ (Organization)</text:p>
      <text:p text:style-name="P4">
Published Time: 2023-04-05T21:48:11+03:00</text:p>
      <text:p text:style-name="P4">
Modified Time: 2023-04-05T21:48:11+03:00</text:p>
      <text:p text:style-name="P4">
Description: Президент України Володимир Зеленський вірить, що Польща проявить своє лідерство у створенні міжнародної авіаційної коаліції для забезпечення України сучасними винищувачами, і закликав світ не зупинятися у солідарності з Україною. — Укрінформ.</text:p>
      <text:p text:style-name="P4">
Images: ["<text:a xlink:type="simple" xlink:href="https://static.ukrinform.com/photos/2023_04/thumb_files/630_360_1680717221-266.jpg" text:style-name="Internet_20_link" text:visited-style-name="Visited_20_Internet_20_Link">
630_360_16807...</text:a>
"]</text:p>
      <text:p text:style-name="P4">
Tags: ['Польща', 'Зеленський', 'Війна з росією', 'Авіаційна коаліція']</text:p>
      <text:p text:style-name="P4">
Type: Article</text:p>
      <!--METADATA-->
      <text:p text:style-name="P4">
<draw:frame draw:style-name="fr1" draw:name="Image272" text:anchor-type="as-char" svg:width="6.9236in" svg:height="3.956343in" draw:z-index="0">
<draw:image xlink:href="../Images/yкринформ/2023-04-05T21-48-11-03-00/630_360_1680717221-266.jpg" xlink:type="simple" xlink:show="embed" xlink:actuate="onLoad" draw:mime-type="image/jpeg"/>
</draw:frame>
 ПрезидентУкраїни Володимир Зеленський вірить, що Польща проявить своє лідерство устворенні міжнародної авіаційної коаліції для забезпечення України сучаснимивинищувачами, і закликав світ не зупинятися у солідарності з Україною.</text:p>
      <text:p text:style-name="P4">
Про це він заявив, виступаючи перед українською і польською громадами на площіКоролівського замку у Варшаві, і дякуючи полякам за їх підтримку і допомогуУкраїні у війні з агресором, повідомляє кореспондент Укрінформу.</text:p>
      <text:p text:style-name="P4">
"Чи багато ще треба кроків до перемоги? Ні. Треба лише не зупинятися усолідарності. Коли битва вимагає артилерії, її варто надавати, коли перемогапотребує танків, їхній гуркіт має зазвучати на передовій. Коли незалежністьпотребує повітря, не треба звертати увагу, як відреагують в росії на літаки унас, не варто гадати, яке число виглядатиме безпечніше поруч із літерою F - 16чи якесь інше. Варто діяти", - сказав Президент.</text:p>
      <text:p text:style-name="P4">
<text:span text:style-name="T4">
Читайте також:</text:span>
 <text:a xlink:type="simple" xlink:href="https://www.ukrinform.ua/rubric-ato/3692117-prezident-napolagae-na-stvorenni-aviacijnoi-koalicii-dla-ukraini.html" text:style-name="Internet_20_link" text:visited-style-name="Visited_20_Internet_20_Link">
 <text:span text:style-name="T4">
коаліції</text:span>
 </text:a>
</text:p>
      <text:p text:style-name="P4">
Він нагадав про лідерство і рішучість Польщі у створення "танкової коаліції"для допомоги Україні і сподівається на це лідерство і в "авіаційній коаліції".</text:p>
      <text:p text:style-name="P4">
"Треба так само діяти, як ваше лідерство проявило себе у "танковій коаліції".Вірю, що проявиться і в "авіаційній коаліції". Бо це битва за свободу, і в нійнеможливо виграти частково", - наголос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692111-zelenskij-obgovoriv-iz-moraveckim-dopomogi-u-posuku-ta-povernenni-z-rf-ukrainskih-ditej.html" text:style-name="Internet_20_link" text:visited-style-name="Visited_20_Internet_20_Link">
 <text:span text:style-name="T4">
Зеленський</text:span>
 </text:a>
</text:p>
      <text:p text:style-name="P4">
Як повідомлялося, Президент Володимир Зеленський разом з дружиною 5 квітняперебуває з офіційним візитом у Польщі.</text:p>
      <text:p text:style-name="P4">
Президент Польщі Анджей Дуда раніше заявив, що <text:a xlink:type="simple" xlink:href="https://www.ukrinform.ua/rubric-ato/3691947-polsa-peredala-ukraini-vze-visim-migiv-gotue-se-sist.html" text:style-name="Internet_20_link" text:visited-style-name="Visited_20_Internet_20_Link">
</text:a>
 та готує до передачі шість винищувачів.</text:p>
      <text:p text:style-name="P4">
Source: <text:a xlink:type="simple" xlink:href="https://www.ukrinform.ua/rubric-ato/3692175-zelenskij-virit-so-polsa-proavit-svoe-liderstvo-u-stvorenni-aviacijnoi-koalicii.html" text:style-name="Internet_20_link" text:visited-style-name="Visited_20_Internet_20_Link">
https://www.ukrinform.ua/rubric-ato/3692175-zelenskij-virit-so-polsa-proavit-svoe-liderstvo-u-stvorenni-aviacijnoi-koalicii.html</text:a>
</text:p>
      <!--NEWS-->
      <text:h text:style-name="P10" text:outline-level="1">
<text:span text:style-name="T4">
З початку року до зведеного бюджету надійшло понад ₴253 мільярди</text:span>
</text:h>
      <text:p text:style-name="P4">
Authors: Ukrinform (Person)</text:p>
      <text:p text:style-name="P4">
Publisher: Укринформ (Organization)</text:p>
      <text:p text:style-name="P4">
Published Time: 2023-04-05T21:52:12+03:00</text:p>
      <text:p text:style-name="P4">
Modified Time: 2023-04-05T21:52:12+03:00</text:p>
      <text:p text:style-name="P4">
Description: Платники у складний воєнний час продовжують підтримувати економіку України, сумлінно сплачуючи до бюджету податки, так за три місяці уже надійшло понад 253 млрд грн. — Укрінформ.</text:p>
      <text:p text:style-name="P4">
Images: ["<text:a xlink:type="simple" xlink:href="https://static.ukrinform.com/photos/2020_10/thumb_files/630_360_1602826953-917.jpg" text:style-name="Internet_20_link" text:visited-style-name="Visited_20_Internet_20_Link">
630_360_16028...</text:a>
"]</text:p>
      <text:p text:style-name="P4">
Tags: ['Бюджет', 'Податки']</text:p>
      <text:p text:style-name="P4">
Type: Article</text:p>
      <!--METADATA-->
      <text:p text:style-name="P4">
<draw:frame draw:style-name="fr1" draw:name="Image273" text:anchor-type="as-char" svg:width="6.9236in" svg:height="3.956343in" draw:z-index="0">
<draw:image xlink:href="../Images/yкринформ/2023-04-05T21-52-12-03-00/630_360_1602826953-917.jpg" xlink:type="simple" xlink:show="embed" xlink:actuate="onLoad" draw:mime-type="image/jpeg"/>
</draw:frame>
 Платники ускладний воєнний час продовжують підтримувати економіку України, сумлінносплачуючи до бюджету податки, так за три місяці уже надійшло понад 253 млрдгрн.</text:p>
      <text:p text:style-name="P4">
Як передає Укрінформ, про це повідомляє <text:a xlink:type="simple" xlink:href="https://tax.gov.ua/media-tsentr/novini/666239.html" text:style-name="Internet_20_link" text:visited-style-name="Visited_20_Internet_20_Link">
 </text:a>
</text:p>
      <text:p text:style-name="P4">
"Так, у січні – березні 2023 року надходження (сальдо) до зведеного бюджету поплатежах, що контролюються ДПС, становлять 253,2 млрд грн. До державногобюджету надійшло 152,2 млрд грн, до місцевих бюджетів – 101 млрд гривень", -йдеться в повідомленні.</text:p>
      <text:p text:style-name="P4">
Надходження (сальдо) до загального фонду державного бюджету у січні – березні2023 року становили 150,4 млрд грн. Показники розпису Міністерства фінансівУкраїни за доходами загального фонду державного бюджету виконано на 98,8 відс.При цьому за І квартал 2023 року на рахунки платників відшкодовано 40,4 млрдгрн ПДВ.</text:p>
      <text:p text:style-name="P4">
<text:span text:style-name="T4">
Читайте також:</text:span>
 <text:a xlink:type="simple" xlink:href="https://www.ukrinform.ua/rubric-economy/3691281-derzavni-zapozicenna-do-budzetu-v-persomu-kvartali-stanovili-4035-milarda-minfin.html" text:style-name="Internet_20_link" text:visited-style-name="Visited_20_Internet_20_Link">
 </text:a>
</text:p>
      <text:p text:style-name="P4">
У березні 2023 року надходження (сальдо) до зведеного бюджету по платежах, щоконтролюються ДПС, становлять 103,3 млрд грн. До державного бюджету надійшло68,8 млрд грн, до місцевих бюджетів – 34,5 млрд гривень.</text:p>
      <text:p text:style-name="P4">
Як повідомляв Укрінформ, у січні-лютому 2023 року надходження до зведеного <text:a xlink:type="simple" xlink:href="https://www.ukrinform.ua/tag-budzet" text:style-name="Internet_20_link" text:visited-style-name="Visited_20_Internet_20_Link">
</text:a>
 по платежах, що контролюються Державноюподатковою службою України, становили 149,9 млрд грн.</text:p>
      <text:p text:style-name="P4">
Source: <text:a xlink:type="simple" xlink:href="https://www.ukrinform.ua/rubric-economy/3692177-z-pocatku-roku-do-zvedenogo-budzetu-nadijslo-ponad-253-milardi.html" text:style-name="Internet_20_link" text:visited-style-name="Visited_20_Internet_20_Link">
https://www.ukrinform.ua/rubric-economy/3692177-z-pocatku-roku-do-zvedenogo-budzetu-nadijslo-ponad-253-milardi.html</text:a>
</text:p>
      <!--NEWS-->
      <text:h text:style-name="P10" text:outline-level="1">
<text:span text:style-name="T4">
Свобода України та Польщі є гарантією свободи для сусідніх країн – Зеленський</text:span>
</text:h>
      <text:p text:style-name="P4">
Authors: Ukrinform (Person)</text:p>
      <text:p text:style-name="P4">
Publisher: Укринформ (Organization)</text:p>
      <text:p text:style-name="P4">
Published Time: 2023-04-05T21:53:46+03:00</text:p>
      <text:p text:style-name="P4">
Modified Time: 2023-04-05T21:53:46+03:00</text:p>
      <text:p text:style-name="P4">
Description: Свобода України та Польщі є гарантією свободи для сусідніх країн, а чим більше свободи, тим більше гарантій, що ворог понесе справедливу відповідальність. — Укрінформ.</text:p>
      <text:p text:style-name="P4">
Images: ["<text:a xlink:type="simple" xlink:href="https://static.ukrinform.com/photos/2023_04/thumb_files/630_360_1680717221-266.jpg" text:style-name="Internet_20_link" text:visited-style-name="Visited_20_Internet_20_Link">
630_360_16807...</text:a>
"]</text:p>
      <text:p text:style-name="P4">
Tags: ['Польща', 'Варшава', 'Зеленський']</text:p>
      <text:p text:style-name="P4">
Type: Article</text:p>
      <!--METADATA-->
      <text:p text:style-name="P4">
<draw:frame draw:style-name="fr1" draw:name="Image274" text:anchor-type="as-char" svg:width="6.9236in" svg:height="3.956343in" draw:z-index="0">
<draw:image xlink:href="../Images/yкринформ/2023-04-05T21-53-46-03-00/630_360_1680717221-266.jpg" xlink:type="simple" xlink:show="embed" xlink:actuate="onLoad" draw:mime-type="image/jpeg"/>
</draw:frame>
 СвободаУкраїни та Польщі є гарантією свободи для сусідніх країн, а чим більшесвободи, тим більше гарантій, що ворог понесе справедливу відповідальність.</text:p>
      <text:p text:style-name="P4">
Про це сказав Президент Володимир Зеленський під час виступу в Королівськомузамку у Варшаві, повідомляє кореспондент Укрінформу.</text:p>
      <text:p text:style-name="P4">
"Коли ми із вами вільні - це гарантія, що свобода буде міцною у всіх нашихкраїнах-сусідах в ЄС: Румунія і Словаччина, Литва та інші країни Балтії всісильніші, коли ми вільні. Коли ми вільні - це гарантія, що свобода вистоїть уМолдові, не полишить Грузії і прийде, обов'язково прийде, в білорусь", -сказав Зеленський.</text:p>
      <text:p text:style-name="P4">
<text:span text:style-name="T4">
Читайте також:</text:span>
 <text:a xlink:type="simple" xlink:href="https://www.ukrinform.ua/rubric-polytics/3692174-zelenskij-u-polsi-cotiri-kolori-nasih-praporiv-micnisi-za-rosijskij-trikolor.html" text:style-name="Internet_20_link" text:visited-style-name="Visited_20_Internet_20_Link">
 <text:span text:style-name="T4">
Зеленський</text:span>
 </text:a>
</text:p>
      <text:p text:style-name="P4">
Також він підкреслив, що чим більше буде свободи в країн, тим більшими будутьгарантії того, що "наш спільний ворог відповідатиме справедливо за Биківню таБучу, за Катинь та Смоленськ, відповідатиме до кінця свого життя тут, наземлі, і на віки перед Богом".</text:p>
      <text:p text:style-name="P4">
"Справедливість - це буде історичний здобуток наших поколінь", - додавПрезидент.</text:p>
      <text:p text:style-name="P4">
Як повідомлялося, Президент Володимир Зеленський разом з дружиною 5 квітняперебуває з офіційним візитом у Польщі.</text:p>
      <text:p text:style-name="P4">
Source: <text:a xlink:type="simple" xlink:href="https://www.ukrinform.ua/rubric-polytics/3692179-svoboda-ukraini-ta-polsi-e-garantieu-svobodi-dla-susidnih-krain-zelenskij.html" text:style-name="Internet_20_link" text:visited-style-name="Visited_20_Internet_20_Link">
https://www.ukrinform.ua/rubric-polytics/3692179-svoboda-ukraini-ta-polsi-e-garantieu-svobodi-dla-susidnih-krain-zelenskij.html</text:a>
</text:p>
      <!--NEWS-->
      <text:h text:style-name="P10" text:outline-level="1">
<text:span text:style-name="T4">
У центрі москви горіла будівля міноборони</text:span>
</text:h>
      <text:p text:style-name="P4">
Authors: Ukrinform (Person)</text:p>
      <text:p text:style-name="P4">
Publisher: Укринформ (Organization)</text:p>
      <text:p text:style-name="P4">
Published Time: 2023-04-05T21:55:00+03:00</text:p>
      <text:p text:style-name="P4">
Modified Time: 2023-04-05T21:55:00+03:00</text:p>
      <text:p text:style-name="P4">
Description: В історичному центрі москви на вулиці Знам'янка сталася пожежа другого рівня складності в будівлі міноборони рф.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Міноборони', 'Москва', 'росія']</text:p>
      <text:p text:style-name="P4">
Type: Article</text:p>
      <!--METADATA-->
      <text:p text:style-name="P4">
<draw:frame draw:style-name="fr1" draw:name="Image275" text:anchor-type="as-char" svg:width="6.9236in" svg:height="3.956343in" draw:z-index="0">
<draw:image xlink:href="../Images/yкринформ/2023-04-05T21-55-00-03-00/630_360_1677569405-698.jpg" xlink:type="simple" xlink:show="embed" xlink:actuate="onLoad" draw:mime-type="image/jpeg"/>
</draw:frame>
 Вісторичному центрі москви на вулиці Знам'янка сталася пожежа другого рівняскладності в будівлі міноборони рф.</text:p>
      <text:p text:style-name="P4">
Як передає Укрінформ, про це повідомляє <text:a xlink:type="simple" xlink:href="https://tass.ru/proisshestviya/17459961" text:style-name="Internet_20_link" text:visited-style-name="Visited_20_Internet_20_Link">
</text:a>
 з посиланням на пресслужбустоличного гу мнс росії.</text:p>
      <text:p text:style-name="P4">
За твердженням чиновників, пожежа сталася на третьому поверсі черезелектропобутовий прилад, по іншій версії – через аварію електромережі. Пожежібуло надано другий - підвищений номер складності з п'яти існуючих.</text:p>
      <text:p text:style-name="P4">
<text:span text:style-name="T4">
Читайте також:</text:span>
 <text:a xlink:type="simple" xlink:href="https://www.ukrinform.ua/rubric-world/3691579-u-banglades-goriv-stolicnij-rinok-zniseni-blizko-5-tisac-kramnic.html" text:style-name="Internet_20_link" text:visited-style-name="Visited_20_Internet_20_Link">
 </text:a>
</text:p>
      <text:p text:style-name="P4">
<text:a xlink:type="simple" xlink:href="https://tass.ru/proisshestviya/17459961" text:style-name="Internet_20_link" text:visited-style-name="Visited_20_Internet_20_Link">
 </text:a>
 ліквідували на площі 60 кв. м о20:00.</text:p>
      <text:p text:style-name="P4">
У будівлі, де сталася пожежа, розташовані адміністративні служби міноборони,зокрема департамент військового майна та департамент житлового забезпечення.також у ньому розташований музей радянського полководця георгія жукова.</text:p>
      <text:p text:style-name="P4">
<text:span text:style-name="T4">
Читайте також:</text:span>
 <text:a xlink:type="simple" xlink:href="https://www.ukrinform.ua/rubric-world/3690914-u-berlinskij-likarni-stalasa-pozeza-postrazdali-troe-pacientiv-i-medsestra.html" text:style-name="Internet_20_link" text:visited-style-name="Visited_20_Internet_20_Link">
 <text:span text:style-name="T4">
пожеж</text:span>
 </text:a>
</text:p>
      <text:p text:style-name="P4">
Російські медіа нагадують, що в цьому домі, де розташовані господарськідепартаменти міноборони, у 2016 році вже була пожежа, більш масштабна. Тодівпала покрівля, пожежу гасили близько дев'яти годин.</text:p>
      <text:p text:style-name="P4">
По вулиці Знам'янка, 19 знаходиться старий будинок російського генштабу,колишнє Олександрівське військове училище. В його основі - палац генерала С.С.Апраксіна, збудований у 1792 році архітектором Ф.І. Кампорезі.</text:p>
      <text:p text:style-name="P4">
Фото ілюстративне, Олександр Гіманов</text:p>
      <text:p text:style-name="P4">
Source: <text:a xlink:type="simple" xlink:href="https://www.ukrinform.ua/rubric-world/3692182-u-centri-moskvi-gorila-budivla-minoboroni.html" text:style-name="Internet_20_link" text:visited-style-name="Visited_20_Internet_20_Link">
https://www.ukrinform.ua/rubric-world/3692182-u-centri-moskvi-gorila-budivla-minoboroni.html</text:a>
</text:p>
      <!--NEWS-->
      <text:h text:style-name="P10" text:outline-level="1">
<text:span text:style-name="T4">
Профільний комітет Ради підтримує законопроєкт про реорганізацію ФДМУ</text:span>
</text:h>
      <text:p text:style-name="P4">
Authors: Ukrinform (Person)</text:p>
      <text:p text:style-name="P4">
Publisher: Укринформ (Organization)</text:p>
      <text:p text:style-name="P4">
Published Time: 2023-04-05T22:01:16+03:00</text:p>
      <text:p text:style-name="P4">
Modified Time: 2023-04-05T22:01:16+03:00</text:p>
      <text:p text:style-name="P4">
Description: Комітет з питань економічного розвитку рекомендує парламенту ухвалити в другому читанні законопроєкт №8250, який допоможе покращити управлінську структуру Фонду держмайна. — Укрінформ.</text:p>
      <text:p text:style-name="P4">
Images: ["<text:a xlink:type="simple" xlink:href="https://static.ukrinform.com/photos/2015_12/thumb_files/630_360_1450445153-4552.jpg" text:style-name="Internet_20_link" text:visited-style-name="Visited_20_Internet_20_Link">
630_360_14504...</text:a>
"]</text:p>
      <text:p text:style-name="P4">
Tags: ['ФДМУ', 'Реформа', 'Законопроєкт', 'Верховна Рада']</text:p>
      <text:p text:style-name="P4">
Type: Article</text:p>
      <!--METADATA-->
      <text:p text:style-name="P4">
<draw:frame draw:style-name="fr1" draw:name="Image276" text:anchor-type="as-char" svg:width="6.9236in" svg:height="3.956343in" draw:z-index="0">
<draw:image xlink:href="../Images/yкринформ/2023-04-05T22-01-16-03-00/630_360_1450445153-4552.jpg" xlink:type="simple" xlink:show="embed" xlink:actuate="onLoad" draw:mime-type="image/jpeg"/>
</draw:frame>
 Комітет зпитань економічного розвитку рекомендує парламенту ухвалити в другому читаннізаконопроєкт №8250, який допоможе покращити управлінську структуру Фондудержмайна.</text:p>
      <text:p text:style-name="P4">
Про це повідомляє Укрінформ з посиланням на сайт <text:a xlink:type="simple" xlink:href="https://www.rada.gov.ua/news/news_kom/234971.html" text:style-name="Internet_20_link" text:visited-style-name="Visited_20_Internet_20_Link">
</text:a>
 .</text:p>
      <text:p text:style-name="P4">
«За результатами обговорення народні депутати – члени Комітету з питаньекономічного розвитку ухвалили рішення рекомендувати <text:a xlink:type="simple" xlink:href="https://www.ukrinform.ua/tag-verhovna-rada" text:style-name="Internet_20_link" text:visited-style-name="Visited_20_Internet_20_Link">
</text:a>
 прийняти вищезазначенийзаконопроєкт в цілому», - йдеться в повідомленні.</text:p>
      <text:p text:style-name="P4">
Документ направлений на врегулювання управлінських процесів всередині Фондудержавного майна. Він дозволить створити єдиний підхід до системи доборукадрів і управління, а також цифровізує внутрішній документообіг тавдосконалить систему аналізу ризиків.</text:p>
      <text:p text:style-name="P4">
<text:span text:style-name="T4">
Читайте також:</text:span>
 <text:a xlink:type="simple" xlink:href="https://www.ukrinform.ua/rubric-economy/3689488-fond-derzmajna-planue-vidnoviti-veliku-privatizaciu.html" text:style-name="Internet_20_link" text:visited-style-name="Visited_20_Internet_20_Link">
 </text:a>
</text:p>
      <text:p text:style-name="P4">
Як повідомлялося, з початку 2023 року Фонд держмайна провів 81 приватизаційнийаукціон та залучив 1 млрд грн від приватних інвесторів. 65% коштів вженадійшли до державного бюджету.</text:p>
      <text:p text:style-name="P4">
Source: <text:a xlink:type="simple" xlink:href="https://www.ukrinform.ua/rubric-economy/3692183-profilnij-komitet-radi-pidtrimue-zakonoproekt-pro-reorganizaciu-fdmu.html" text:style-name="Internet_20_link" text:visited-style-name="Visited_20_Internet_20_Link">
https://www.ukrinform.ua/rubric-economy/3692183-profilnij-komitet-radi-pidtrimue-zakonoproekt-pro-reorganizaciu-fdmu.html</text:a>
</text:p>
      <!--NEWS-->
      <text:h text:style-name="P10" text:outline-level="1">
<text:span text:style-name="T4">
Україна зможе експортувати менше зерна автошляхами, якщо будуть розблоковані морпорти - Сольський</text:span>
</text:h>
      <text:p text:style-name="P4">
Authors: Ukrinform (Person)</text:p>
      <text:p text:style-name="P4">
Publisher: Укринформ (Organization)</text:p>
      <text:p text:style-name="P4">
Published Time: 2023-04-05T22:06:56+03:00</text:p>
      <text:p text:style-name="P4">
Modified Time: 2023-04-05T22:06:56+03:00</text:p>
      <text:p text:style-name="P4">
Description: Україна могла б зменшити обсяги перевезення зерна автомобільними шляхами через Європу, якщо росія припинить блокувати роботу українських морських портів. — Укрінформ.</text:p>
      <text:p text:style-name="P4">
Images: ["<text:a xlink:type="simple" xlink:href="https://static.ukrinform.com/photos/2022_06/thumb_files/630_360_1655714911-861.jpg" text:style-name="Internet_20_link" text:visited-style-name="Visited_20_Internet_20_Link">
630_360_16557...</text:a>
"]</text:p>
      <text:p text:style-name="P4">
Tags: ['Експорт', 'Мінагро', 'Польща', 'Зерно', 'Сольський']</text:p>
      <text:p text:style-name="P4">
Type: Article</text:p>
      <!--METADATA-->
      <text:p text:style-name="P4">
<draw:frame draw:style-name="fr1" draw:name="Image277" text:anchor-type="as-char" svg:width="6.9236in" svg:height="3.956343in" draw:z-index="0">
<draw:image xlink:href="../Images/yкринформ/2023-04-05T22-06-56-03-00/630_360_1655714911-861.jpg" xlink:type="simple" xlink:show="embed" xlink:actuate="onLoad" draw:mime-type="image/jpeg"/>
</draw:frame>
 Українамогла б зменшити обсяги перевезення зерна автомобільними шляхами через Європу,якщо росія припинить блокувати роботу українських морських портів.</text:p>
      <text:p text:style-name="P4">
Про це сказав міністр аграрної політики та продовольства України МиколаСольський, передає Укрінформ з посиланням на <text:a xlink:type="simple" xlink:href="https://minagro.gov.ua/news/mikola-solskij-na-vartist-zerna-u-sviti-vplivaye-vijna-proti-ukrayini" text:style-name="Internet_20_link" text:visited-style-name="Visited_20_Internet_20_Link">
</text:a>
</text:p>
      <text:p text:style-name="P4">
Він зазначив, що якби всій світовій спільноті вдалося дотиснути росію щодозбільшення перевірок у Босфорі, Україна могла б відправляти в декілька разівбільше суден із зерном за добу. Відповідно, потік автомобільних перевезеньукраїнського зерна країнами Європи міг би зменшитися.</text:p>
      <text:p text:style-name="P4">
За словами Сольського, для українського фермера експорт морем дешевший, а отже- вигідніший.</text:p>
      <text:p text:style-name="P4">
Він наголосив, що росія продовжує штучно стримувати експорт українського <text:a xlink:type="simple" xlink:href="https://www.ukrinform.ua/tag-zerno" text:style-name="Internet_20_link" text:visited-style-name="Visited_20_Internet_20_Link">
</text:a>
 морем, гальмуючи проведення інспекційсуден у Босфорі. Інспектують лише 2-3 кораблі в день. Міністр пояснив, щоукраїнські порти не працюють на повну потужність через військову агресіюросії. Тому для експорту українського зерна доводиться шукати альтернативнілогістичні шляхи, в тому числі, й через Польщу.</text:p>
      <text:p text:style-name="P4">
"Війна росії проти України вплинула на весь світовий аграрний ринок. Країна-агресор створила проблеми як для виробників - українських та, наприклад,польських, так і для споживачів, не лише в нас, а й у Європі чи Африці. І одназ головних проблем - це блокування морських шляхів експорту українськогозерна", - заявив очільник Мінагрополітики.</text:p>
      <text:p text:style-name="P4">
Він додав, що майже рік тому Єврокомісія впровадила ініціативу «ШляхиСолідарності» для налагодження альтернативних маршрутів експорту українськоїагропродукції та імпорту товарів першої необхідності в умовах блокади морськихпортів.</text:p>
      <text:p text:style-name="P4">
"Це була шалена підтримка з боку Європи, в тому числі, Польщі, і це рішеннядало змогу захистити критичні інтереси українських фермерів. Ми продовжуємозближувати наші ринки, ми за здорову конкуренцію і розуміємо, що союзникам маєбути комфортно співпрацювати. На жаль, війна внесла свої корективи, на щастя,поляки це розуміють", - сказав Сольський.</text:p>
      <text:p text:style-name="P4">
<text:span text:style-name="T4">
Читайте також:</text:span>
 <text:a xlink:type="simple" xlink:href="https://www.ukrinform.ua/rubric-economy/3692141-problemi-polskih-fermeriv-zelenskij-zapevnae-so-pitanna-virisat-u-najblizci-dnitizni.html" text:style-name="Internet_20_link" text:visited-style-name="Visited_20_Internet_20_Link">
 <text:span text:style-name="T4">
фермерів</text:span>
 </text:a>
</text:p>
      <text:p text:style-name="P4">
Як повідомляв Укрінформ, міністр сільського господарства Польщі ГенрикКовальчик подав у відставку 5 квітня на тлі зростання обурення фермерів черезвплив імпорту українського зерна на ціни.</text:p>
      <text:p text:style-name="P4">
Ковальчик заявив, що вирішив залишити посаду через рішення Єврокомісіїпродовжити безмитне ввезення українського зерна до червня 2024 року. Завведення тарифів виступили польські фермери.</text:p>
      <text:p text:style-name="P4">
Польща та інші країни запропонували допомогу у транзиті українського зерна назовнішні ринки після того, як росія заблокувала традиційні маршрути післяповномасштабного вторгнення в Україну.</text:p>
      <text:p text:style-name="P4">
Польські фермери стверджують, що зерно залишається у їхніх країнах, щопризводить до зниження цін.</text:p>
      <text:p text:style-name="P4">
Source: <text:a xlink:type="simple" xlink:href="https://www.ukrinform.ua/rubric-economy/3692184-ukraina-zmoze-eksportuvati-mense-zerna-avtoslahami-akso-budut-rozblokovani-morporti-solskij.html" text:style-name="Internet_20_link" text:visited-style-name="Visited_20_Internet_20_Link">
https://www.ukrinform.ua/rubric-economy/3692184-ukraina-zmoze-eksportuvati-mense-zerna-avtoslahami-akso-budut-rozblokovani-morporti-solskij.html</text:a>
</text:p>
      <!--NEWS-->
      <text:h text:style-name="P10" text:outline-level="1">
<text:span text:style-name="T4">
Перші леді України та Польщі відвідали варшавський центр допомоги біженцям</text:span>
</text:h>
      <text:p text:style-name="P4">
Authors: Ukrinform (Person)</text:p>
      <text:p text:style-name="P4">
Publisher: Укринформ (Organization)</text:p>
      <text:p text:style-name="P4">
Published Time: 2023-04-05T22:12:00+03:00</text:p>
      <text:p text:style-name="P4">
Modified Time: 2023-04-05T22:12:00+03:00</text:p>
      <text:p text:style-name="P4">
Description: Дружини Президентів України Олена Зеленська та Польщі Агата Корнгаузер-Дуда відвідали у Варшаві центрі допомоги мігрантам і біженцям від «Карітас Польща» (Caritas Polska). — Укрінформ.</text:p>
      <text:p text:style-name="P4">
Images: ["<text:a xlink:type="simple" xlink:href="https://static.ukrinform.com/photos/2023_04/thumb_files/630_360_1680721814-410.jpg" text:style-name="Internet_20_link" text:visited-style-name="Visited_20_Internet_20_Link">
630_360_16807...</text:a>
"]</text:p>
      <text:p text:style-name="P4">
Tags: ['Польща', 'Візит', 'Олена Зеленська', 'Перша леді']</text:p>
      <text:p text:style-name="P4">
Type: Article</text:p>
      <!--METADATA-->
      <text:p text:style-name="P4">
<draw:frame draw:style-name="fr1" draw:name="Image278" text:anchor-type="as-char" svg:width="6.9236in" svg:height="3.956343in" draw:z-index="0">
<draw:image xlink:href="../Images/yкринформ/2023-04-05T22-12-00-03-00/630_360_1680721814-410.jpg" xlink:type="simple" xlink:show="embed" xlink:actuate="onLoad" draw:mime-type="image/jpeg"/>
</draw:frame>
 ДружиниПрезидентів України Олена Зеленська та Польщі Агата Корнгаузер-Дуда відвідалиу Варшаві центрі допомоги мігрантам і біженцям від «Карітас Польща» (CaritasPolska).</text:p>
      <text:p text:style-name="P4">
Як передає Укрінформ, про це Зеленська повідомила у <text:a xlink:type="simple" xlink:href="https://t.me/FirstLadyOfUkraine/2851" text:style-name="Internet_20_link" text:visited-style-name="Visited_20_Internet_20_Link">
</text:a>
 .</text:p>
      <text:p text:style-name="P4">
«Допомога з орендою житла, гроші на харчування, психологічна підтримка, мовнікурси, працевлаштування, усебічні заняття для дітей і дорослих, кімнати длямалечі та старших – це далеко не все, що отримують українці у варшавськомуцентрі допомоги мігрантам і біженцям від «Карітас Польща» (Caritas Polska).Сьогодні побували тут разом із колегою Агатою Корнгаузер-Дудою», - зазначилаЗеленська.</text:p>
      <text:p text:style-name="P4">
<text:span text:style-name="T4">
Читайте також:</text:span>
 <text:span text:style-name="T4">
<text:a xlink:type="simple" xlink:href="https://www.ukrinform.ua/rubric-society/3692022-zelenska-zustrilasa-z-ukrainskimi-medikami-aki-zaversuut-navcanna-u-polsi.html" text:style-name="Internet_20_link" text:visited-style-name="Visited_20_Internet_20_Link">
 </text:a>
 </text:span>
</text:p>
      <text:p text:style-name="P4">
За її словами, із «Карітасом» – благодійною організацією католицької церкви –стикався майже кожен українець, якого війна вигнала за кордон. Адже саметисячі волонтерів «Карітасу» просто на кордоні роздавали українцям їжу, напої,термоси, ковдри в перші дні широкомасштабного російського вторгнення.</text:p>
      <text:p text:style-name="P4">
«І дотепер допомагають у різних містах країни: центрів, подібних доваршавського, у Польщі діє 32. Мільйони українців отримали не лише дієвупідтримку, але й безцінне відчуття, що в незнайомій країні не залишаються зпроблемами сам на сам», - зауважила Зеленська.</text:p>
      <text:p text:style-name="P4">
<text:span text:style-name="T4">
Читайте також:</text:span>
 <text:span text:style-name="T4">
<text:a xlink:type="simple" xlink:href="https://www.ukrinform.ua/rubric-vidbudova/3692152-u-polsi-pidpisali-dokument-pro-vidbudovu-ukraini-zelenskij.html" text:style-name="Internet_20_link" text:visited-style-name="Visited_20_Internet_20_Link">
 </text:a>
 </text:span>
</text:p>
      <text:p text:style-name="P4">
Вона подякувала кожному польському волонтеру й кожній волонтерці, якісупроводжують українців на нелегкому емігрантському шляху, і підкреслила, що«добро обов’язково повернеться сторицею».</text:p>
      <text:p text:style-name="P4">
<text:span text:style-name="T4">
Читайте також:</text:span>
 <text:span text:style-name="T4">
<text:a xlink:type="simple" xlink:href="https://www.ukrinform.ua/rubric-polytics/3692154-zelenskij-vistupae-u-korolivskomu-zamku-varsavi.html" text:style-name="Internet_20_link" text:visited-style-name="Visited_20_Internet_20_Link">
 </text:a>
 </text:span>
</text:p>
      <text:p text:style-name="P4">
Як повідомляв Укрінформ, раніше Олена Зеленська й Агата Корнгаузер-Дудазустрілися з українськими медиками, які завершують у <text:span text:style-name="T4">
<text:a xlink:type="simple" xlink:href="https://www.ukrinform.ua/tag-polsa" text:style-name="Internet_20_link" text:visited-style-name="Visited_20_Internet_20_Link">
</text:a>
 </text:span>
 курс із вертолітної екстреноїмедичної допомоги.</text:p>
      <text:p text:style-name="P4">
Source: <text:a xlink:type="simple" xlink:href="https://www.ukrinform.ua/rubric-society/3692186-persi-ledi-ukraini-ta-polsi-vidvidali-varsavskij-centr-dopomogi-bizencam.html" text:style-name="Internet_20_link" text:visited-style-name="Visited_20_Internet_20_Link">
https://www.ukrinform.ua/rubric-society/3692186-persi-ledi-ukraini-ta-polsi-vidvidali-varsavskij-centr-dopomogi-bizencam.html</text:a>
</text:p>
      <!--NEWS-->
      <text:h text:style-name="P10" text:outline-level="1">
<text:span text:style-name="T4">
Світ має вимагати вивести російські війська з усієї території України – Дуда</text:span>
</text:h>
      <text:p text:style-name="P4">
Authors: Ukrinform (Person)</text:p>
      <text:p text:style-name="P4">
Publisher: Укринформ (Organization)</text:p>
      <text:p text:style-name="P4">
Published Time: 2023-04-05T22:18:00+03:00</text:p>
      <text:p text:style-name="P4">
Modified Time: 2023-04-05T22:18:00+03:00</text:p>
      <text:p text:style-name="P4">
Description: Лише Україна буде визначати своє майбутнє та умови миру з росією, а світ в цей час має виступати з єдиним закликом до кремля - вивести російські війська з усієї української території. — Укрінформ.</text:p>
      <text:p text:style-name="P4">
Images: ["<text:a xlink:type="simple" xlink:href="https://static.ukrinform.com/photos/2023_04/thumb_files/630_360_1680720196-140.jpg" text:style-name="Internet_20_link" text:visited-style-name="Visited_20_Internet_20_Link">
630_360_16807...</text:a>
"]</text:p>
      <text:p text:style-name="P4">
Tags: ['Дуда', 'Польща', 'Україна', 'Агресія РФ', 'Війна з росією']</text:p>
      <text:p text:style-name="P4">
Type: Article</text:p>
      <!--METADATA-->
      <text:p text:style-name="P4">
<draw:frame draw:style-name="fr1" draw:name="Image279" text:anchor-type="as-char" svg:width="6.9236in" svg:height="3.956343in" draw:z-index="0">
<draw:image xlink:href="../Images/yкринформ/2023-04-05T22-18-00-03-00/630_360_1680720196-140.jpg" xlink:type="simple" xlink:show="embed" xlink:actuate="onLoad" draw:mime-type="image/jpeg"/>
</draw:frame>
 ЛишеУкраїна буде визначати своє майбутнє та умови миру з росією, а світ в цей часмає виступати з єдиним закликом до кремля - вивести російські війська з усієїукраїнської території.</text:p>
      <text:p text:style-name="P4">
Як передає Укрінформ, про це заявив президент Польщі Анджей Дуда у своїйемоційній промові перед українцями і поляками в Королівському замку у Варшавіу присутності Президента України Володимира Зеленського.</text:p>
      <text:p text:style-name="P4">
Польський лідер розпочав свій виступ з відзначення лідерства ВолодимираЗеленського, назвавши його "героєм вільного світу", та висловив повагу до"великого українського народу який веде героїчну боротьбу за незалежність".</text:p>
      <text:p text:style-name="P4">
"Україна показала усьому світу що здатна протистояти сусідній потузі, державінабагато більшій, теоретично набагато потужнішій. путін не досяг жодної зісвоїх стратегічних цілей, і росія зазнала величезних втрат. Це - величезнийуспіх української держави, українського суспільства та Збройних Сил України",- заявив Дуда.</text:p>
      <text:p text:style-name="P4">
<text:span text:style-name="T4">
Читайте також:</text:span>
 <text:span text:style-name="T4">
<text:a xlink:type="simple" xlink:href="https://www.ukrinform.ua/rubric-ato/3692100-zelenskij-pogodili-z-polseu-vazlivij-oboronnij-paket.html" text:style-name="Internet_20_link" text:visited-style-name="Visited_20_Internet_20_Link">
 </text:a>
 </text:span>
</text:p>
      <text:p text:style-name="P4">
Поруч з цим, він вказав на те, що до завершення війни ще далеко, й Українапотребує подальшої підтримки та негайних поставок сучасного озброєння.</text:p>
      <text:p text:style-name="P4">
"Польща була та буде одним з лідерів у цій підтримці... Немає часу чекати.Саме тому ми негайно поставляємо до України танки, БТРи, САУ, а останнімиднями також літаки. І ми також даємо приклад іншим державам, а інколи долаємоїх опір щодо поставок озброєння", - зазначив польський президент.</text:p>
      <text:p text:style-name="P4">
Він додав, що українці зараз борються не лише за свою незалежність, але й забезпеку усієї Європи, а також запевнив, що "підтримка вільної та незалежноїкраїни була, є і буде в нашій країні позаполітичним питанням, незалежно відтого, при владі перебувають ліві чи праві".</text:p>
      <text:p text:style-name="P4">
<text:span text:style-name="T4">
Читайте також:</text:span>
 <text:span text:style-name="T4">
<text:a xlink:type="simple" xlink:href="https://www.ukrinform.ua/rubric-ato/3692117-prezident-napolagae-na-stvorenni-aviacijnoi-koalicii-dla-ukraini.html" text:style-name="Internet_20_link" text:visited-style-name="Visited_20_Internet_20_Link">
 </text:a>
 </text:span>
</text:p>
      <text:p text:style-name="P4">
Поруч з цим, Дуда зазначив, що "у багатьох країнах після понад 400 днів війнивиникає втома, виснаження та зневіра: "Виникає спокуса, підживлюванаросійською пропагандою та дезінформацією, за всяку ціну якомога швидшедомогтися перемир’я – укладення невигідного для України миру з росією, який,по суті, полягатиме у тому, що росія і надалі займатиме українські окупованіземлі".</text:p>
      <text:p text:style-name="P4">
Він підкреслив, що Польща ніколи не погодиться щодо цього, та наголосив, щолише Україна буде вирішувати, як завершити цю війну.</text:p>
      <text:p text:style-name="P4">
"Лише Україна має право вирішувати про свій суверенітет та про те, на якихпідставах буде проводити мирні переговори. Єдина умова, якої світові лідериповинні вимагати від росії – це повне виведення військ з території України.Повне виведення військ. Поза міжнародно визнані кордони України", - заявивпольський лідер.</text:p>
      <text:p text:style-name="P4">
<text:span text:style-name="T4">
Читайте також:</text:span>
 <text:span text:style-name="T4">
<text:a xlink:type="simple" xlink:href="https://www.ukrinform.ua/rubric-polytics/3692018-polsa-ta-ukraina-pracuut-nad-novim-dogovorom-pro-dobrosusidstvo-duda.html" text:style-name="Internet_20_link" text:visited-style-name="Visited_20_Internet_20_Link">
 </text:a>
 </text:span>
</text:p>
      <text:p text:style-name="P4">
Він долав, що "ні про які переговори, і рішення над головами українців не можебути й мови".</text:p>
      <text:p text:style-name="P4">
"Якщо хтось у світі починає зі мною таку розмову, то я відповідаю: а ти був уБучі, Бородянці та Ірпіні? Не був? То поїдь туди, і скажи людям, чиїх близькихвбивали, катували та ґвалтували, скажи їм прямо в очі, що жертва їх близьких іїх страждання не мали значення, і що все буде як і раніше. І тому я кажу: ні,не може бути так, як колись, і не буде", - заявив Дуда.</text:p>
      <text:p text:style-name="P4">
<text:span text:style-name="T4">
Читайте також:</text:span>
 <text:span text:style-name="T4">
<text:a xlink:type="simple" xlink:href="https://www.ukrinform.ua/rubric-polytics/3692000-ukraina-ne-pide-na-kompromisi-u-pitannah-zahistu-svoei-zemli-zelenskij.html" text:style-name="Internet_20_link" text:visited-style-name="Visited_20_Internet_20_Link">
 </text:a>
 </text:span>
</text:p>
      <text:p text:style-name="P4">
Він ще раз наголосив на тому, що потрібно продовжувати збройно підтримуватиУкраїну без жодних сумнівів.</text:p>
      <text:p text:style-name="P4">
"Україні сьогодні вкрай необхідна віра усього вільного світу у її перемогу.Ми, поляки, віримо, що Україна захистить себе від російської агресії, і щомільйони її громадян зможуть повернутися до своїх домівок, які ми, Захід,допоможемо відбудувати... Ми віримо у вас та у вашу перемогу!", - наголосивпольський президент.</text:p>
      <text:p text:style-name="P4">
Свою промову він завершив першими рядками з польського та українськогодержавного гімнів.</text:p>
      <text:p text:style-name="P4">
Як повідомлялося, Президент Володимир Зеленський разом з дружиною 5 квітняперебуває з офіційним візитом у Польщі.</text:p>
      <text:p text:style-name="P4">
Source: <text:a xlink:type="simple" xlink:href="https://www.ukrinform.ua/rubric-polytics/3692190-svit-mae-vimagati-vivesti-rosijski-vijska-z-usiei-teritorii-ukraini-duda.html" text:style-name="Internet_20_link" text:visited-style-name="Visited_20_Internet_20_Link">
https://www.ukrinform.ua/rubric-polytics/3692190-svit-mae-vimagati-vivesti-rosijski-vijska-z-usiei-teritorii-ukraini-duda.html</text:a>
</text:p>
      <!--NEWS-->
      <text:h text:style-name="P10" text:outline-level="1">
<text:span text:style-name="T4">
Напередодні Великодніх свят збільшився пасажиропотік громадян в Україну - Демченко</text:span>
</text:h>
      <text:p text:style-name="P4">
Authors: Ukrinform (Person)</text:p>
      <text:p text:style-name="P4">
Publisher: Укринформ (Organization)</text:p>
      <text:p text:style-name="P4">
Published Time: 2023-04-05T22:23:00+03:00</text:p>
      <text:p text:style-name="P4">
Modified Time: 2023-04-05T22:23:00+03:00</text:p>
      <text:p text:style-name="P4">
Description: Пасажиропотік громадян, які прямують в Україну, збільшився напередодні Великодніх свят. Якщо раніше в середньому за добу кордон перетинало до 80 тисяч осіб в обидва боки, то останнім часом - понад 110 тисяч осіб. — Укрінформ.</text:p>
      <text:p text:style-name="P4">
Images: ["<text:a xlink:type="simple" xlink:href="https://static.ukrinform.com/photos/2023_04/thumb_files/630_360_1680704433-141.jpg" text:style-name="Internet_20_link" text:visited-style-name="Visited_20_Internet_20_Link">
630_360_16807...</text:a>
"]</text:p>
      <text:p text:style-name="P4">
Tags: ['Прикордонники', 'Великдень', 'Демченко']</text:p>
      <text:p text:style-name="P4">
Type: Article</text:p>
      <!--METADATA-->
      <text:p text:style-name="P4">
<draw:frame draw:style-name="fr1" draw:name="Image280" text:anchor-type="as-char" svg:width="6.9236in" svg:height="3.956343in" draw:z-index="0">
<draw:image xlink:href="../Images/yкринформ/2023-04-05T22-23-00-03-00/630_360_1680704433-141.jpg" xlink:type="simple" xlink:show="embed" xlink:actuate="onLoad" draw:mime-type="image/jpeg"/>
</draw:frame>
Пасажиропотік громадян, які прямують в Україну, збільшився напередодніВеликодніх свят. Якщо раніше в середньому за добу кордон перетинало до 80тисяч осіб в обидва боки, то останнім часом - понад 110 тисяч осіб.</text:p>
      <text:p text:style-name="P4">
Про це під час брифінгу в медіацентрі Україна - Укрінформ повідомив речникДПСУ Андрій Демченко.</text:p>
      <text:p text:style-name="P4">
«На цей час загальний пасажиропотік дещо змінився і має тенденцію дозбільшення. Це пов'язано в першу чергу з Великодніми святами. Збільшення рухуми почали фіксувати з середи минулого тижня і якщо до цього в середньому задобу кордон перетинало до 80 тисяч осіб в обидва боки, то з середипасажиропотік зріс спочатку до 90 тисяч осіб за добу, а протягом суботи інеділі він був на рівні понад 110 тисяч осіб за добу в обидва боки. Протягомминулої доби він знову знизився, але показники трималися на рівні понад 80тисяч осіб за добу», - зазначив Демченко.</text:p>
      <text:p text:style-name="P4">
<text:span text:style-name="T4">
Читайте також:</text:span>
 <text:a xlink:type="simple" xlink:href="https://www.ukrinform.ua/rubric-society/3690986-sodobi-prikordonniki-zatrimuut-do-20-uhilantiv-demcenko.html" text:style-name="Internet_20_link" text:visited-style-name="Visited_20_Internet_20_Link">
 <text:span text:style-name="T4">
Демченко</text:span>
 </text:a>
</text:p>
      <text:p text:style-name="P4">
Він також повідомив, що до збільшення пасажиропотоку співвідношення громадянна в’їзд та виїзд залишалося на рівні 50 на 50 у відсотковому співвідношенні,не відмічалося суттєвої переваги виїзду громадян з України. Водночас речникнагадав, що деякі російські пабліки намагалися поширювати фейкову інформацію,що Україну, начебто, масово залишають українці.</text:p>
      <text:p text:style-name="P4">
Демченко підкреслив, що масового виїзду громадян України за останній час небуло. Загалом за 3 місяці цього року загальна інтенсивність пасажиропотокузменшилась на 16% у порівнянні з торішніми показниками.</text:p>
      <text:p text:style-name="P4">
За словами речника, зростання кількості пасажирів на в’їзд в Україну особливовідчутним було в суботу, неділю та понеділок. Загалом протягом тижня на в’їздв Україну перетнуло кордон на 80 тисяч осіб більше ніж тих, хто слідував навиїзд. Висока динаміка пасажиропотоку очікується і надалі, до завершенняВеликодніх свят, спрогнозував речник.</text:p>
      <text:p text:style-name="P4">
<text:span text:style-name="T4">
Читайте також:</text:span>
 <text:a xlink:type="simple" xlink:href="https://www.ukrinform.ua/rubric-society/3662856-bez-vidradzenna-derzsluzbovciv-ne-vipuskatimut-za-kordon-navit-iz-dovidkou-pro-invalidnist.html" text:style-name="Internet_20_link" text:visited-style-name="Visited_20_Internet_20_Link">
 </text:a>
</text:p>
      <text:p text:style-name="P4">
Також Демченко повідомив, що як і раніше найбільше громадяни перетинаютькордон з Польщею, на нього припадає 50% пасажиропотоку. Через збільшенняпасажиропотоку на окремих напрямках спостерігалися і черги на в’їзд. Зокрема,за інформацією польських прикордонників у вихідні найбільше скупчення автівокбуло на напрямку пунктів пропуску Краківець і Шегині на в'їзд до України.Водночас інші пункти пропуску не були завантажені.</text:p>
      <text:p text:style-name="P4">
Демченко звернувся до громадян із закликом при плануванні поїздок цікавитисяінформацією щодо стану завантаженості пунктів пропуску на інформаційнихресурсах контролюючих служб суміжних країн. Таку інформацію можна отриматитакож на ресурсах ДПСУ і Західного регіонального управління.</text:p>
      <text:p text:style-name="P4">
Як повідомлялось раніше, за добу 4 квітня західні кордони України з ЄС таМолдовою перетнули 70 тисяч осіб та 18 тисяч транспортних засобів.Пасажиропотік відносно попередньої доби зменшився ще на 11 тисяч осіб.</text:p>
      <text:p text:style-name="P4">
Source: <text:a xlink:type="simple" xlink:href="https://www.ukrinform.ua/rubric-society/3692029-naperedodni-velikodnih-svat-zbilsivsa-pasaziropotik-gromadan-v-ukrainu-demcenko.html" text:style-name="Internet_20_link" text:visited-style-name="Visited_20_Internet_20_Link">
https://www.ukrinform.ua/rubric-society/3692029-naperedodni-velikodnih-svat-zbilsivsa-pasaziropotik-gromadan-v-ukrainu-demcenko.html</text:a>
</text:p>
      <!--NEWS-->
      <text:h text:style-name="P10" text:outline-level="1">
<text:span text:style-name="T4">
Стрічка «Мирний-21» доступна до перегляду на стрімінгових платформах</text:span>
</text:h>
      <text:p text:style-name="P4">
Authors: Ukrinform (Person)</text:p>
      <text:p text:style-name="P4">
Publisher: Укринформ (Organization)</text:p>
      <text:p text:style-name="P4">
Published Time: 2023-04-05T22:25:03+03:00</text:p>
      <text:p text:style-name="P4">
Modified Time: 2023-04-05T22:25:03+03:00</text:p>
      <text:p text:style-name="P4">
Description: Фільм Ахтема Сеітаблаєва про луганський прикордонний загін, який зустрів ворога влітку 2014 року, відсьогодні доступний для перегляду на українських стрімінгових платформах. — Укрінформ.</text:p>
      <text:p text:style-name="P4">
Images: ["<text:a xlink:type="simple" xlink:href="https://static.ukrinform.com/photos/2022_12/thumb_files/630_360_1670480597-631.jpg" text:style-name="Internet_20_link" text:visited-style-name="Visited_20_Internet_20_Link">
630_360_16704...</text:a>
", "<text:a xlink:type="simple" xlink:href="https://static.ukrinform.com/photos/2023_04/1680722632-547.jpg" text:style-name="Internet_20_link" text:visited-style-name="Visited_20_Internet_20_Link">
1680722632-54...</text:a>
"]</text:p>
      <text:p text:style-name="P4">
Tags: ['Держкіно', 'фільм']</text:p>
      <text:p text:style-name="P4">
Type: Article</text:p>
      <!--METADATA-->
      <text:p text:style-name="P4">
<draw:frame draw:style-name="fr1" draw:name="Image281" text:anchor-type="as-char" svg:width="6.9236in" svg:height="3.956343in" draw:z-index="0">
<draw:image xlink:href="../Images/yкринформ/2023-04-05T22-25-03-03-00/630_360_1670480597-631.jpg" xlink:type="simple" xlink:show="embed" xlink:actuate="onLoad" draw:mime-type="image/jpeg"/>
</draw:frame>
 ФільмАхтема Сеітаблаєва про луганський прикордонний загін, який зустрів ворогавлітку 2014 року, відсьогодні доступний для перегляду на українськихстрімінгових платформах.</text:p>
      <text:p text:style-name="P4">
Про це повідомляє <text:a xlink:type="simple" xlink:href="https://www.facebook.com/ukrainefilmagency/posts/pfbid021uz7twATyqxaJkt899g81mGoHhxvWSShY7BquyZGoSbnrATHoWM834Cy8h91zYqel" text:style-name="Internet_20_link" text:visited-style-name="Visited_20_Internet_20_Link">
</text:a>
, передає Укрінформ.</text:p>
      <text:p text:style-name="P4">
"З 5 квітня екшн-драма про прикордонників Луганщини виходить на стрімінговихплатформах: MEGOGO, SWEET.TV, Volia Hits TV, Kyivstar TV. Перегляд доступнийтільки на території України", - йдеться в повідомленні.</text:p>
      <text:p text:style-name="P4">
<text:span text:style-name="T4">
Читайте також:</text:span>
 <text:a xlink:type="simple" xlink:href="https://www.ukrinform.ua/rubric-culture/3691995-u-kinoprokat-z-6-kvitna-vihodit-stricka-bacenna-metelika.html" text:style-name="Internet_20_link" text:visited-style-name="Visited_20_Internet_20_Link">
 </text:a>
</text:p>
      <text:p text:style-name="P4">
Картина розповідає історію про довіру та її відсутність на тлі подій, якірозгортаються на сході України на початку 2014 року. Головна темарозкривається через призму луганського прикордонного загону, бійців якогосепаратисти та російські спецслужби марно намагаються змусити зрадити своюкраїну.</text:p>
      <text:p text:style-name="P4">
<draw:frame draw:style-name="fr1" draw:name="Image282" text:anchor-type="as-char" svg:width="6.9236in" svg:height="6.9236in" draw:z-index="0">
<draw:image xlink:href="../Images/yкринформ/2023-04-05T22-25-03-03-00/1680722632-547.jpg" xlink:type="simple" xlink:show="embed" xlink:actuate="onLoad" draw:mime-type="image/jpeg"/>
</draw:frame>
</text:p>
      <text:p text:style-name="P4">
Стрічку створено ISTMEN FILMS за підтримки Державного агентства України зпитань кіно та UA Production.</text:p>
      <text:p text:style-name="P4">
<text:span text:style-name="T4">
Читайте також:</text:span>
 <text:a xlink:type="simple" xlink:href="https://www.ukrinform.ua/rubric-culture/3691940-v-avstralii-ta-novij-zelandii-startue-kinoprokat-multfilmu-mavka-lisova-pisna.html" text:style-name="Internet_20_link" text:visited-style-name="Visited_20_Internet_20_Link">
 </text:a>
</text:p>
      <text:p text:style-name="P4">
Як повідомляв Укрінформ, у Києві 22 лютого відбувся прем'єрний показ фільмурежисера Ахтема Сеітаблаєва "Мирний-21".</text:p>
      <text:p text:style-name="P4">
Source: <text:a xlink:type="simple" xlink:href="https://www.ukrinform.ua/rubric-culture/3692192-stricka-mirnij21-dostupna-do-peregladu-na-strimingovih-platformah.html" text:style-name="Internet_20_link" text:visited-style-name="Visited_20_Internet_20_Link">
https://www.ukrinform.ua/rubric-culture/3692192-stricka-mirnij21-dostupna-do-peregladu-na-strimingovih-platformah.html</text:a>
</text:p>
      <!--NEWS-->
      <text:h text:style-name="P10" text:outline-level="1">
<text:span text:style-name="T4">
Зеленський запросив польський бізнес до відбудови України</text:span>
</text:h>
      <text:p text:style-name="P4">
Authors: Ukrinform (Person)</text:p>
      <text:p text:style-name="P4">
Publisher: Укринформ (Organization)</text:p>
      <text:p text:style-name="P4">
Published Time: 2023-04-05T22:29:00+03:00</text:p>
      <text:p text:style-name="P4">
Modified Time: 2023-04-05T22:29:00+03:00</text:p>
      <text:p text:style-name="P4">
Description: Президент України Володимир Зеленський запросив інвесторів Польщі до майбутньої відбудови нашої держави. — Укрінформ.</text:p>
      <text:p text:style-name="P4">
Images: ["<text:a xlink:type="simple" xlink:href="https://static.ukrinform.com/photos/2023_04/thumb_files/630_360_1680720218-593.jpg" text:style-name="Internet_20_link" text:visited-style-name="Visited_20_Internet_20_Link">
630_360_16807...</text:a>
"]</text:p>
      <text:p text:style-name="P4">
Tags: ['Польща', 'Зеленський', 'Відбудова']</text:p>
      <text:p text:style-name="P4">
Type: Article</text:p>
      <!--METADATA-->
      <text:p text:style-name="P4">
<draw:frame draw:style-name="fr1" draw:name="Image283" text:anchor-type="as-char" svg:width="6.9236in" svg:height="3.956343in" draw:z-index="0">
<draw:image xlink:href="../Images/yкринформ/2023-04-05T22-29-00-03-00/630_360_1680720218-593.jpg" xlink:type="simple" xlink:show="embed" xlink:actuate="onLoad" draw:mime-type="image/jpeg"/>
</draw:frame>
 ПрезидентУкраїни Володимир Зеленський запросив інвесторів Польщі до майбутньоївідбудови нашої держави.</text:p>
      <text:p text:style-name="P4">
Про це він заявив, виступаючи на українсько-польському бізнес-форумі уВаршаві, повідомляє кореспондент Укрінформу.</text:p>
      <text:p text:style-name="P4">
"Коли бізнес працює з країною, коли бізнес вірить в країну, розширює своюприсутність - це найочевидніше підтвердження того, що країна має майбутнє.Дякую, що ви вірите в майбутнє України... І я б хотів запросити весь польськийбізнес до відбудови нашої держави", - сказав Президент.</text:p>
      <text:p text:style-name="P4">
<text:span text:style-name="T5">
Відео: Офіс Президента</text:span>
</text:p>
      <text:p text:style-name="P4">
<text:span text:style-name="T4">
Читайте також:</text:span>
 <text:a xlink:type="simple" xlink:href="https://www.ukrinform.ua/rubric-vidbudova/3692152-u-polsi-pidpisali-dokument-pro-vidbudovu-ukraini-zelenskij.html" text:style-name="Internet_20_link" text:visited-style-name="Visited_20_Internet_20_Link">
 <text:span text:style-name="T4">
відбудов</text:span>
 </text:a>
</text:p>
      <text:p text:style-name="P4">
Він висловив вдячність усьому польському бізнесу за роботу з Україною і зароботу в Україні, особливо тим польським компаніям, які працюють в східнихрегіонах нашої держави.</text:p>
      <text:p text:style-name="P4">
Президент також подякував польським компаніям, які надавали та надають медичніматеріали й ліки Україні, та бізнесу, який допомагає тимчасово переміщенимукраїнцям.</text:p>
      <text:p text:style-name="P4">
Окремо він висловив вдячність тим польським компаніям, які залишили російськийринок, керувались людяністю, а не прагматизмом.</text:p>
      <text:p text:style-name="P4">
<text:span text:style-name="T4">
Читайте також:</text:span>
 <text:a xlink:type="simple" xlink:href="https://www.ukrinform.ua/rubric-polytics/3692174-zelenskij-u-polsi-cotiri-kolori-nasih-praporiv-micnisi-za-rosijskij-trikolor.html" text:style-name="Internet_20_link" text:visited-style-name="Visited_20_Internet_20_Link">
 <text:span text:style-name="T4">
Зеленський</text:span>
 </text:a>
</text:p>
      <text:p text:style-name="P4">
"Я впевнений, що ми збережемо і на повну проявимо нашу економічну ігуманітарну мобілізованість, коли на повну силу розгорнеться проєкт відбудовиУкраїни. Ми вже працюємо разом над відбудовою, але очевидно, що це тількипочаток, а головне - попереду", - наголосив Зеленський.</text:p>
      <text:p text:style-name="P4">
На його переконання, Україна і Польща здатні наповнити новим безпечним ітехнологічним змістом увесь простір між Балтійським і Чорним морями, щопринесе економічне зростання для двох країн і для Європи в цілому.</text:p>
      <text:p text:style-name="P4">
"Наш соціальний, економічний. енергетичний, культурний потенціал у Балто-Чорноморському просторі, впевнений, дасть десятилітні зростання для нашихнародів і для всієї Європи", - сказав Зеленський.</text:p>
      <text:p text:style-name="P4">
<text:span text:style-name="T4">
Читайте також:</text:span>
 <text:a xlink:type="simple" xlink:href="https://www.ukrinform.ua/rubric-polytics/3692154-zelenskij-vistupae-u-korolivskomu-zamku-varsavi.html" text:style-name="Internet_20_link" text:visited-style-name="Visited_20_Internet_20_Link">
 <text:span text:style-name="T4">
Зеленський</text:span>
 </text:a>
</text:p>
      <text:p text:style-name="P4">
Як повідомлялося, Президент Володимир Зеленський разом з дружиною 5 квітняперебуває з офіційним візитом у Польщі.</text:p>
      <text:p text:style-name="P4">
Фото: ОП</text:p>
      <text:p text:style-name="P4">
Source: <text:a xlink:type="simple" xlink:href="https://www.ukrinform.ua/rubric-economy/3692194-zelenskij-zaprosiv-polskij-biznes-do-vidbudovi-ukraini.html" text:style-name="Internet_20_link" text:visited-style-name="Visited_20_Internet_20_Link">
https://www.ukrinform.ua/rubric-economy/3692194-zelenskij-zaprosiv-polskij-biznes-do-vidbudovi-ukraini.html</text:a>
</text:p>
      <!--NEWS-->
      <text:h text:style-name="P10" text:outline-level="1">
<text:span text:style-name="T4">
Українські військові взяли участь в навчальному курсі НАТО - Генштаб</text:span>
</text:h>
      <text:p text:style-name="P4">
Authors: Ukrinform (Person)</text:p>
      <text:p text:style-name="P4">
Publisher: Укринформ (Organization)</text:p>
      <text:p text:style-name="P4">
Published Time: 2023-04-05T22:40:00+03:00</text:p>
      <text:p text:style-name="P4">
Modified Time: 2023-04-05T22:40:00+03:00</text:p>
      <text:p text:style-name="P4">
Description: Українські військові пройшли міжнародний курс НАТО CIMIC для офіцерів тактичної та штабної ланки Центру передового досвіду цивільно-військового співробітництва НАТО. — Укрінформ.</text:p>
      <text:p text:style-name="P4">
Images: ["<text:a xlink:type="simple" xlink:href="https://static.ukrinform.com/photos/2023_04/thumb_files/630_360_1680721467-268.jpg" text:style-name="Internet_20_link" text:visited-style-name="Visited_20_Internet_20_Link">
630_360_16807...</text:a>
"]</text:p>
      <text:p text:style-name="P4">
Tags: ['Генштаб', 'ЗСУ', 'Військові навчання']</text:p>
      <text:p text:style-name="P4">
Type: Article</text:p>
      <!--METADATA-->
      <text:p text:style-name="P4">
<draw:frame draw:style-name="fr1" draw:name="Image284" text:anchor-type="as-char" svg:width="6.9236in" svg:height="3.956343in" draw:z-index="0">
<draw:image xlink:href="../Images/yкринформ/2023-04-05T22-40-00-03-00/630_360_1680721467-268.jpg" xlink:type="simple" xlink:show="embed" xlink:actuate="onLoad" draw:mime-type="image/jpeg"/>
</draw:frame>
 Українськівійськові пройшли міжнародний курс НАТО CIMIC для офіцерів тактичної таштабної ланки Центру передового досвіду цивільно-військового співробітництваНАТО.</text:p>
      <text:p text:style-name="P4">
Про це повідомляє Генеральний штаб ЗСУ на сторінці у <text:a xlink:type="simple" xlink:href="https://www.facebook.com/GeneralStaff.ua/posts/pfbid02na81scDJ7tfG7ty2jQM3spfpnDEmo8KDtNQZdgMrJZfZZ7nEkUHNqursUkTqW3fVl" text:style-name="Internet_20_link" text:visited-style-name="Visited_20_Internet_20_Link">
</text:a>
, передає Укрінформ.</text:p>
      <text:p text:style-name="P4">
"Упродовж двох тижнів учасники курсу вдосконалювали свої навички у сферіцивільно-військового співробітництва, а саме за напрямком: планування заходівцивільно-військового співробітництва, оцінки стану цивільного середовища,проведення перемовин, координації надання гуманітарної допомоги, а такожналагодженні ефективної цивільно-військової взаємодії", - йдеться вповідомленні.</text:p>
      <text:p text:style-name="P4">
<text:span text:style-name="T4">
Читайте також:</text:span>
 <text:a xlink:type="simple" xlink:href="https://www.ukrinform.ua/rubric-ato/3691966-protiminni-navcanna-ukrainskih-vijskovih-u-britanii-trenuut-kanadski-instruktori.html" text:style-name="Internet_20_link" text:visited-style-name="Visited_20_Internet_20_Link">
 <text:span text:style-name="T4">
навчанн</text:span>
 </text:a>
</text:p>
      <text:p text:style-name="P4">
Зазначається, що заняття відбулися на базі Центру підготовки до іноземнихмісій у польському місті Кельце. Підготовку проводили військові інструктори тапредставники міжнародних організацій, зокрема, з Греції, Нідерландів,Німеччини, Польщі, Канади та США. Заразом у навчаннях взяли участь офіцериCIMIC з Чехії, Іспанії, Німеччини, США, України та Польщі. Метою навчання булапідготовка офіцерів цивільно-військового співробітництва до виконання завданьу рамках міжнародних миротворчих та військових операцій, а також обміндосвідом учасників з різних країн світу.</text:p>
      <text:p text:style-name="P4">
"Українські військові ознайомили представників міжнародної спільноти CIMIC зпоточною безпековою ситуацією в країні, основними викликами з відсічіширокомасштабної збройної агресії російської федерації та набутим досвідомпідрозділів Збройних Сил України за напрямком цивільно-військовогоспівробітництва", - підкреслюють у Генштабі.</text:p>
      <text:p text:style-name="P4">
Усі учасники успішно підтвердили високий рівень підготовки та отрималивідповідні сертифікати ЦВС НАТО.</text:p>
      <text:p text:style-name="P4">
<text:span text:style-name="T4">
Читайте також:</text:span>
 <text:a xlink:type="simple" xlink:href="https://www.ukrinform.ua/rubric-ato/3692130-v-rajoni-bahmuta-znisili-88-zagarbnikiv-tri-bezpilotniki-i-sklad-boepripasiv-zsu.html" text:style-name="Internet_20_link" text:visited-style-name="Visited_20_Internet_20_Link">
 </text:a>
</text:p>
      <text:p text:style-name="P4">
Як повідомляв Укрінформ, у Великобританії військовослужбовці Збройних силУкраїни проходять інженерну підготовку з мінної безпеки щодо особливих ознакмісць встановлення вибухівки.</text:p>
      <text:p text:style-name="P4">
Source: <text:a xlink:type="simple" xlink:href="https://www.ukrinform.ua/rubric-ato/3692185-ukrainski-vijskovi-vzali-ucast-v-navcalnomu-kursi-nato-genstab.html" text:style-name="Internet_20_link" text:visited-style-name="Visited_20_Internet_20_Link">
https://www.ukrinform.ua/rubric-ato/3692185-ukrainski-vijskovi-vzali-ucast-v-navcalnomu-kursi-nato-genstab.html</text:a>
</text:p>
      <!--NEWS-->
      <text:h text:style-name="P10" text:outline-level="1">
<text:span text:style-name="T4">
У Києві на Головпоштамті відкрили виставку іноземних поштових марок «Солідарні з Україною»</text:span>
</text:h>
      <text:p text:style-name="P4">
Authors: Ukrinform (Person)</text:p>
      <text:p text:style-name="P4">
Publisher: Укринформ (Organization)</text:p>
      <text:p text:style-name="P4">
Published Time: 2023-04-05T22:47:34+03:00</text:p>
      <text:p text:style-name="P4">
Modified Time: 2023-04-05T22:47:34+03:00</text:p>
      <text:p text:style-name="P4">
Description: Виставка іноземних марок «Солідарні з Україною», які впродовж минулого року випустили поштові оператори 15 країн світу на знак солідарності з нашою країною, відкрилася 5 квітня на Головпоштамті у Києві. — Укрінформ.</text:p>
      <text:p text:style-name="P4">
Images: ["<text:a xlink:type="simple" xlink:href="https://static.ukrinform.com/photos/2023_04/thumb_files/630_360_1680723914-132.jpg" text:style-name="Internet_20_link" text:visited-style-name="Visited_20_Internet_20_Link">
630_360_16807...</text:a>
", "<text:a xlink:type="simple" xlink:href="https://static.ukrinform.com/photos/2023_04/thumb_files/630_360_1680713194-8016.jpeg" text:style-name="Internet_20_link" text:visited-style-name="Visited_20_Internet_20_Link">
630_360_16807...</text:a>
", "<text:a xlink:type="simple" xlink:href="https://static.ukrinform.com/photos/2023_04/thumb_files/630_360_1680713194-4394.jpeg" text:style-name="Internet_20_link" text:visited-style-name="Visited_20_Internet_20_Link">
630_360_16807...</text:a>
", "<text:a xlink:type="simple" xlink:href="https://static.ukrinform.com/photos/2023_04/thumb_files/630_360_1680713194-7670.jpeg" text:style-name="Internet_20_link" text:visited-style-name="Visited_20_Internet_20_Link">
630_360_16807...</text:a>
", "<text:a xlink:type="simple" xlink:href="https://static.ukrinform.com/photos/2023_04/thumb_files/630_360_1680713194-7840.jpeg" text:style-name="Internet_20_link" text:visited-style-name="Visited_20_Internet_20_Link">
630_360_16807...</text:a>
", "<text:a xlink:type="simple" xlink:href="https://static.ukrinform.com/photos/2023_04/thumb_files/630_360_1680713194-6885.jpeg" text:style-name="Internet_20_link" text:visited-style-name="Visited_20_Internet_20_Link">
630_360_16807...</text:a>
"]</text:p>
      <text:p text:style-name="P4">
Tags: ['Укрпошта', 'Київ', 'Головпоштамт']</text:p>
      <text:p text:style-name="P4">
Type: Article</text:p>
      <!--METADATA-->
      <text:p text:style-name="P4">
<draw:frame draw:style-name="fr1" draw:name="Image285" text:anchor-type="as-char" svg:width="6.9236in" svg:height="3.956343in" draw:z-index="0">
<draw:image xlink:href="../Images/yкринформ/2023-04-05T22-47-34-03-00/630_360_1680723914-132.jpg" xlink:type="simple" xlink:show="embed" xlink:actuate="onLoad" draw:mime-type="image/jpeg"/>
</draw:frame>
 Виставкаіноземних марок «Солідарні з Україною», які впродовж минулого року випустилипоштові оператори 15 країн світу на знак солідарності з нашою країною,відкрилася 5 квітня на Головпоштамті у Києві.</text:p>
      <text:p text:style-name="P4">
Як передає Укрінформ із посиланням на <text:a xlink:type="simple" xlink:href="https://mfa.gov.ua/news/yevgen-perebijnis-vzyav-uchast-u-vidkritti-vistavki-inozemnih-poshtovih-marok-ukrposhti" text:style-name="Internet_20_link" text:visited-style-name="Visited_20_Internet_20_Link">
 </text:a>
 , в експозиції представлені поштові марки з Латвії, Естонії,Польщі, Австрії, Хорватії, Молдови, Чехії, Люксембургу, Іспанії, Литви,Франції, Канади, Словаччини, Португалії та Італії.</text:p>
      <text:p text:style-name="P4">
Заступник міністра закордонних справ Євген Перебийніс, який взяв участь вофіційній церемонії відкриття унікальної виставки, організованої Укрпоштою,подякував партнерам і друзям України за їхню неймовірну підтримку упродовжцього складного року.</text:p>
      <text:p text:style-name="P4">
<text:span text:style-name="T4">
Читайте також:</text:span>
 <text:a xlink:type="simple" xlink:href="https://www.ukrinform.ua/rubric-economy/3691734-ukrposta-zapustila-persu-avtomatizovanu-liniu-sortuvanna-posilok.html" text:style-name="Internet_20_link" text:visited-style-name="Visited_20_Internet_20_Link">
 </text:a>
</text:p>
      <text:p text:style-name="P4">
<draw:frame draw:style-name="fr1" draw:name="Image286" text:anchor-type="as-char" svg:width="6.9236in" svg:height="3.956343in" draw:z-index="0">
<draw:image xlink:href="../Images/yкринформ/2023-04-05T22-47-34-03-00/630_360_1680713194-8016.jpeg" xlink:type="simple" xlink:show="embed" xlink:actuate="onLoad" draw:mime-type="image/jpeg"/>
</draw:frame>
 У Києвіна Головпоштамті відкрили виставку іноземних поштових марок "Солідарні зУкраїною" / Фото: МЗС  <text:a xlink:type="simple" xlink:href="https://static.ukrinform.com/photos/2023_04/1680713194-8016.jpeg" text:style-name="Internet_20_link" text:visited-style-name="Visited_20_Internet_20_Link">
<draw:frame draw:style-name="fr1" draw:name="Image287" text:anchor-type="as-char" svg:width="6.9236in" svg:height="3.956343in" draw:z-index="0">
<draw:image xlink:href="../Images/yкринформ/2023-04-05T22-47-34-03-00/630_360_1680713194-8016.jpeg" xlink:type="simple" xlink:show="embed" xlink:actuate="onLoad" draw:mime-type="image/jpeg"/>
</draw:frame>
</text:a>
 <text:a xlink:type="simple" xlink:href="https://static.ukrinform.com/photos/2023_04/1680713194-4394.jpeg" text:style-name="Internet_20_link" text:visited-style-name="Visited_20_Internet_20_Link">
<draw:frame draw:style-name="fr1" draw:name="Image288" text:anchor-type="as-char" svg:width="6.9236in" svg:height="3.956343in" draw:z-index="0">
<draw:image xlink:href="../Images/yкринформ/2023-04-05T22-47-34-03-00/630_360_1680713194-4394.jpeg" xlink:type="simple" xlink:show="embed" xlink:actuate="onLoad" draw:mime-type="image/jpeg"/>
</draw:frame>
</text:a>
 <text:a xlink:type="simple" xlink:href="https://static.ukrinform.com/photos/2023_04/1680713194-7670.jpeg" text:style-name="Internet_20_link" text:visited-style-name="Visited_20_Internet_20_Link">
<draw:frame draw:style-name="fr1" draw:name="Image289" text:anchor-type="as-char" svg:width="6.9236in" svg:height="3.956343in" draw:z-index="0">
<draw:image xlink:href="../Images/yкринформ/2023-04-05T22-47-34-03-00/630_360_1680713194-7670.jpeg" xlink:type="simple" xlink:show="embed" xlink:actuate="onLoad" draw:mime-type="image/jpeg"/>
</draw:frame>
</text:a>
 <text:a xlink:type="simple" xlink:href="https://static.ukrinform.com/photos/2023_04/1680713194-7840.jpeg" text:style-name="Internet_20_link" text:visited-style-name="Visited_20_Internet_20_Link">
<draw:frame draw:style-name="fr1" draw:name="Image290" text:anchor-type="as-char" svg:width="6.9236in" svg:height="3.956343in" draw:z-index="0">
<draw:image xlink:href="../Images/yкринформ/2023-04-05T22-47-34-03-00/630_360_1680713194-7840.jpeg" xlink:type="simple" xlink:show="embed" xlink:actuate="onLoad" draw:mime-type="image/jpeg"/>
</draw:frame>
</text:a>
 <text:a xlink:type="simple" xlink:href="https://static.ukrinform.com/photos/2023_04/1680713194-6885.jpeg" text:style-name="Internet_20_link" text:visited-style-name="Visited_20_Internet_20_Link">
<draw:frame draw:style-name="fr1" draw:name="Image291" text:anchor-type="as-char" svg:width="6.9236in" svg:height="3.956343in" draw:z-index="0">
<draw:image xlink:href="../Images/yкринформ/2023-04-05T22-47-34-03-00/630_360_1680713194-6885.jpeg" xlink:type="simple" xlink:show="embed" xlink:actuate="onLoad" draw:mime-type="image/jpeg"/>
</draw:frame>
</text:a>
</text:p>
      <text:p text:style-name="P4">
«Я впевнений, що у день нашої перемоги всі країни випустять марки, які будутьприсвячені перемозі України”, - зазначив Перебийніс.</text:p>
      <text:p text:style-name="P4">
Відвідати експозицію іноземних поштових марок кияни та гості столиці можуть досередини травня безкоштовно.</text:p>
      <text:p text:style-name="P4">
<text:span text:style-name="T4">
Читайте також:</text:span>
 <text:a xlink:type="simple" xlink:href="https://www.ukrinform.ua/rubric-kyiv/3691448-u-kievi-prezentuvali-vistavku-vijna-ocima-pirotehnikiv-dsns.html" text:style-name="Internet_20_link" text:visited-style-name="Visited_20_Internet_20_Link">
 <text:span text:style-name="T4">
виставк</text:span>
 </text:a>
</text:p>
      <text:p text:style-name="P4">
Проєкт «Солідарні з Україною» також буде представлений в онлайн-форматі насайті компанії.</text:p>
      <text:p text:style-name="P4">
Як повідомлялося, генеральний директор АТ “Укрпошта” Ігор Смілянськийанонсував презентацію марки "Kalush" як символу сміливості українців робитивсе, щоб бути почутими.</text:p>
      <text:p text:style-name="P4">
Source: <text:a xlink:type="simple" xlink:href="https://www.ukrinform.ua/rubric-kyiv/3692196-u-kievi-na-golovpostamti-vidkrili-vistavku-inozemnih-postovih-marok-solidarni-z-ukrainou.html" text:style-name="Internet_20_link" text:visited-style-name="Visited_20_Internet_20_Link">
https://www.ukrinform.ua/rubric-kyiv/3692196-u-kievi-na-golovpostamti-vidkrili-vistavku-inozemnih-postovih-marok-solidarni-z-ukrainou.html</text:a>
</text:p>
      <!--NEWS-->
      <text:h text:style-name="P10" text:outline-level="1">
<text:span text:style-name="T4">
На Херсонщині відновили електропостачання у селі, де світла не було понад сім місяців</text:span>
</text:h>
      <text:p text:style-name="P4">
Authors: Ukrinform (Person)</text:p>
      <text:p text:style-name="P4">
Publisher: Укринформ (Organization)</text:p>
      <text:p text:style-name="P4">
Published Time: 2023-04-05T22:52:19+03:00</text:p>
      <text:p text:style-name="P4">
Modified Time: 2023-04-05T22:52:19+03:00</text:p>
      <text:p text:style-name="P4">
Description: На Херсонщині відновили електропостачання у селі Чарівне Борозенської тергромади, де світла не було понад 7 місяців. — Укрінформ.</text:p>
      <text:p text:style-name="P4">
Images: ["<text:a xlink:type="simple" xlink:href="https://static.ukrinform.com/photos/2022_12/thumb_files/630_360_1671100904-294.jpg" text:style-name="Internet_20_link" text:visited-style-name="Visited_20_Internet_20_Link">
630_360_16711...</text:a>
"]</text:p>
      <text:p text:style-name="P4">
Tags: ['Електроенергія', 'Херсонщина', 'Відновлення України']</text:p>
      <text:p text:style-name="P4">
Type: Article</text:p>
      <!--METADATA-->
      <text:p text:style-name="P4">
<draw:frame draw:style-name="fr1" draw:name="Image292" text:anchor-type="as-char" svg:width="6.9236in" svg:height="3.956343in" draw:z-index="0">
<draw:image xlink:href="../Images/yкринформ/2023-04-05T22-52-19-03-00/630_360_1671100904-294.jpg" xlink:type="simple" xlink:show="embed" xlink:actuate="onLoad" draw:mime-type="image/jpeg"/>
</draw:frame>
 НаХерсонщині відновили електропостачання у селі Чарівне Борозенської тергромади,де світла не було понад 7 місяців.</text:p>
      <text:p text:style-name="P4">
Як передає Укрінформ, про це повідомляє <text:a xlink:type="simple" xlink:href="https://t.me/khersonskaODA/4925" text:style-name="Internet_20_link" text:visited-style-name="Visited_20_Internet_20_Link">
 </text:a>
 .</text:p>
      <text:p text:style-name="P4">
«У село Чарівне Борозенської тергромади почали подавати напругу»,- йдеться уповідомленні.</text:p>
      <text:p text:style-name="P4">
Зазначається, що через злочинні дії російських загарбників понад 7 місяцівлюди залишалися без світла. Наразі у селі проживає 290 мешканців і нарештівдалося відновити для них базову послугу з електропостачання.</text:p>
      <text:p text:style-name="P4">
<text:span text:style-name="T4">
Читайте також:</text:span>
 <text:a xlink:type="simple" xlink:href="https://www.ukrinform.ua/rubric-economy/3691598-energoatom-ulitku-vivede-polovinu-energoblokiv-aes-u-remont.html" text:style-name="Internet_20_link" text:visited-style-name="Visited_20_Internet_20_Link">
 </text:a>
</text:p>
      <text:p text:style-name="P4">
Як повідомляв Укрінформ, ЗСУ визволили правобережну частину Херсонськоїобласті, зокрема і місто Херсон. Частина області, розташована на лівому березіДніпра, тимчасово захоплена російськими військами, які викрадають місцевихжителів, займаються мародерством, грабують підприємства.</text:p>
      <text:p text:style-name="P4">
Фото ілюстративне, ДТЕК</text:p>
      <text:p text:style-name="P4">
Source: <text:a xlink:type="simple" xlink:href="https://www.ukrinform.ua/rubric-regions/3692197-na-hersonsini-vidnovili-elektropostacanna-u-seli-de-svitla-ne-bulo-ponad-sim-misaciv.html" text:style-name="Internet_20_link" text:visited-style-name="Visited_20_Internet_20_Link">
https://www.ukrinform.ua/rubric-regions/3692197-na-hersonsini-vidnovili-elektropostacanna-u-seli-de-svitla-ne-bulo-ponad-sim-misaciv.html</text:a>
</text:p>
      <!--NEWS-->
      <text:h text:style-name="P10" text:outline-level="1">
<text:span text:style-name="T4">
В Україну повернули дитину, яку рф депортувала з Херсонщини – Лубінець</text:span>
</text:h>
      <text:p text:style-name="P4">
Authors: Ukrinform (Person)</text:p>
      <text:p text:style-name="P4">
Publisher: Укринформ (Organization)</text:p>
      <text:p text:style-name="P4">
Published Time: 2023-04-05T22:58:00+03:00</text:p>
      <text:p text:style-name="P4">
Modified Time: 2023-04-05T22:58:00+03:00</text:p>
      <text:p text:style-name="P4">
Description: В Україну вдалось повернути дитину, депортовану до російської федерації з тимчасово захопленої території Херсонської області. — Укрінформ.</text:p>
      <text:p text:style-name="P4">
Images: ["<text:a xlink:type="simple" xlink:href="https://static.ukrinform.com/photos/2023_02/thumb_files/630_360_1677395798-958.jpg" text:style-name="Internet_20_link" text:visited-style-name="Visited_20_Internet_20_Link">
630_360_16773...</text:a>
", "<text:a xlink:type="simple" xlink:href="https://static.ukrinform.com/photos/2023_04/1680718910-991.jpg" text:style-name="Internet_20_link" text:visited-style-name="Visited_20_Internet_20_Link">
1680718910-99...</text:a>
"]</text:p>
      <text:p text:style-name="P4">
Tags: ['Діти', 'Викрадення людей', 'Дмитро Лубінець']</text:p>
      <text:p text:style-name="P4">
Type: Article</text:p>
      <!--METADATA-->
      <text:p text:style-name="P4">
<draw:frame draw:style-name="fr1" draw:name="Image293" text:anchor-type="as-char" svg:width="6.9236in" svg:height="3.956343in" draw:z-index="0">
<draw:image xlink:href="../Images/yкринформ/2023-04-05T22-58-00-03-00/630_360_1677395798-958.jpg" xlink:type="simple" xlink:show="embed" xlink:actuate="onLoad" draw:mime-type="image/jpeg"/>
</draw:frame>
 В Українувдалось повернути дитину, депортовану до російської федерації з тимчасовозахопленої території Херсонської області.</text:p>
      <text:p text:style-name="P4">
Як передає Укрінформ, про це Уповноважений Верховної Ради з прав людини ДмитроЛубінець повідомив у <text:a xlink:type="simple" xlink:href="https://t.me/dmytro_lubinetzs/2068" text:style-name="Internet_20_link" text:visited-style-name="Visited_20_Internet_20_Link">
 </text:a>
 .</text:p>
      <text:p text:style-name="P4">
«На початку року до мене звернулася бабуся з проханням сприяти у поверненніонука Артема, якого разом із іншими вихованцями Олешківського дитячогобудинку-інтернату Херсонської області було депортовано до рф», - зазначивЛубінець.</text:p>
      <text:p text:style-name="P4">
<text:span text:style-name="T4">
Читайте також:</text:span>
 <text:a xlink:type="simple" xlink:href="https://www.ukrinform.ua/rubric-ato/3692111-zelenskij-obgovoriv-iz-moraveckim-dopomogi-u-posuku-ta-povernenni-z-rf-ukrainskih-ditej.html" text:style-name="Internet_20_link" text:visited-style-name="Visited_20_Internet_20_Link">
 </text:a>
</text:p>
      <text:p text:style-name="P4">
Заявниця повідомила, як тільки їй стало відомо, що вихованців зазначеногобудинку-інтернату вивозять до рф, вона особисто поїхала до закладу, абизабрати онука. Проте Артема разом із іншими вихованцями на той час вжеперемістили на територію росії, звідти до тимчасово окупованого Криму, азгодом до міста Скадовська. Втім адміністрація закладу, в якому перебувавАртем, відмовилася повертати дитину.</text:p>
      <text:p text:style-name="P4">
<draw:frame draw:style-name="fr1" draw:name="Image294" text:anchor-type="as-char" svg:width="6.9236in" svg:height="7.468513in" draw:z-index="0">
<draw:image xlink:href="../Images/yкринформ/2023-04-05T22-58-00-03-00/1680718910-991.jpg" xlink:type="simple" xlink:show="embed" xlink:actuate="onLoad" draw:mime-type="image/jpeg"/>
</draw:frame>
</text:p>
      <text:p text:style-name="P4">
«За моїм зверненням до органу опіки та піклування щодо вжиття заходів з метоюзахисту прав та інтересів дитини, у лютому бабусю було призначенопіклувальником над онуком та вжито інших заходів щодо повернення дитини напідконтрольну Україні територію», - підкреслив Лубінець.</text:p>
      <text:p text:style-name="P4">
Він подякував службі у справах дітей Херсонської ОДА, Дніпровській районній умісті Херсоні раді, БО «Благодійний Фонд «СОС Дитячі містечка Україна» та БФ«Посмішка ЮА».</text:p>
      <text:p text:style-name="P4">
<text:span text:style-name="T4">
Читайте також:</text:span>
 <text:a xlink:type="simple" xlink:href="https://www.ukrinform.ua/rubric-polytics/3692041-lubinec-predstaviv-soricnu-dopovid-pered-profilnim-komitetom-radi.html" text:style-name="Internet_20_link" text:visited-style-name="Visited_20_Internet_20_Link">
 <text:span text:style-name="T4">
Лубінець</text:span>
 </text:a>
</text:p>
      <text:p text:style-name="P4">
«Нагадаю, що у разі порушення прав, незаконного переміщення/депортації вас івашої родини, ви можете звернутися до Уповноваженого Верховної Ради України зправ людини: за адресою: вул. Інститутська, 21/8, місто Київ, 01008; наелектронну пошту: hotline@ombudsman.gov.ua; на гарячу лінію: 0 800 501 720; зателефоном: 044 299 74 08», - наголосив Лубінець.</text:p>
      <text:p text:style-name="P4">
У разі депортації дитини можна заповнити онлайн-форму заяви «Повідомити прозникнення/депортацію/примусове переміщення дитини» <text:a xlink:type="simple" xlink:href="https://childrenofwar.gov.ua/" text:style-name="Internet_20_link" text:visited-style-name="Visited_20_Internet_20_Link">
</text:a>
 у розділі «Надіслати звернення в один клік».</text:p>
      <text:p text:style-name="P4">
Як повідомляв Укрінформ, станом на кінець березня в Україну з рф <text:a xlink:type="simple" xlink:href="https://www.ukrinform.ua/rubric-society/3688821-v-ukrainu-z-pocatku-povnomasstabnoi-vijni-povernuli-327-ditej.html" text:style-name="Internet_20_link" text:visited-style-name="Visited_20_Internet_20_Link">
</text:a>
 повернути 327 дітей.</text:p>
      <text:p text:style-name="P4">
Source: <text:a xlink:type="simple" xlink:href="https://www.ukrinform.ua/rubric-society/3692166-v-ukrainu-povernuli-ditinu-aku-rf-deportuvala-z-hersonsini-lubinec.html" text:style-name="Internet_20_link" text:visited-style-name="Visited_20_Internet_20_Link">
https://www.ukrinform.ua/rubric-society/3692166-v-ukrainu-povernuli-ditinu-aku-rf-deportuvala-z-hersonsini-lubinec.html</text:a>
</text:p>
      <!--NEWS-->
      <text:h text:style-name="P10" text:outline-level="1">
<text:span text:style-name="T4">
Корабельне угруповання ворога в Чорному морі збільшено — Наталія Гуменюк</text:span>
</text:h>
      <text:p text:style-name="P4">
Author: ['Ольга Вікарчук']</text:p>
      <text:p text:style-name="P4">
Time: 2023-04-05T23:00:00-04:00</text:p>
      <text:p text:style-name="P4">
Description: Нині ми спостерігаємо 15 кораблів та шість ракетоносіїв противника. Це дуже велика с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nataliya-gumenyuk.jpg" text:style-name="Internet_20_link" text:visited-style-name="Visited_20_Internet_20_Link">
3-nataliya-gumenyuk.jpg</text:a>
']</text:p>
      <text:p text:style-name="P4">
Tags: ['STOPRUSSIA', 'АГРЕСІЯ РФ', 'ВІЙНА', 'ВТОРГНЕННЯ РФ', 'НАТАЛІЯ ГУМЕНЮК']</text:p>
      <text:p text:style-name="P4">
Category: News</text:p>
      <!--METADATA-->
      <text:p text:style-name="P4">
<draw:frame draw:style-name="fr1" draw:name="Image295" text:anchor-type="as-char" svg:width="6.9236in" svg:height="4.483031in" draw:z-index="0">
<draw:image xlink:href="../Images/AРМІЯINFORM/2023-04-05T23-00-00-04-00/3-nataliya-gumenyuk.jpg" xlink:type="simple" xlink:show="embed" xlink:actuate="onLoad" draw:mime-type="image/jpeg"/>
</draw:frame>
</text:p>
      <text:p text:style-name="P4">
Нині ми спостерігаємо 15 кораблів та шість ракетоносіїв противника. Це дужевелика сила, адже загальний залп може сягати до 40 ракет . Це чотири надводнихі два підводних ракетоносії.</text:p>
      <text:p text:style-name="P4">
Про це <text:a xlink:type="simple" xlink:href="https://www.youtube.com/watch" text:style-name="Internet_20_link" text:visited-style-name="Visited_20_Internet_20_Link">
розповіла</text:a>
 начальникоб’єднаного пресцентру Сил оборони півдня України капітан І рангу НаталіяГуменюк під час прямого етеру телемарафону «Єдині новини».</text:p>
      <text:p text:style-name="P4">
— Найімовірніше не всі ворожі кораблі відповідно споряджені, адже ми неспостерігали активності. Попри це, нам варто розуміти та усвідомлювати, що цедуже велика сила. На тлі активності тактичної авіації, яку ми спостерігаликількома годинами раніше на південному сході, можна говорити про певнупідготовку ракетного удару, — додала офіцер.</text:p>
      <text:p text:style-name="P4">
Також Наталія Гуменюк не виключає факту, що противник може застосовуватихвилеподібні ракетні атаки, тобто з використання різного типу ракет якморського, так і повітряного базування.</text:p>
      <text:p text:style-name="P4">
— Ворог не має вже так багато ракет, тому вони будуть їх економити. Миприпускаємо, що армія противника вирішить у цій атаці застосувати і БПЛА типу«Шахед». Погодні умови на даному етапі такі, що можуть сприяти таким загрозам.Саме тому закликаю усіх реагувати на сигнали повітряної тривоги, — сказалакапітан І рангу.</text:p>
      <text:p text:style-name="P4">
Source: <text:a xlink:type="simple" xlink:href="https://armyinform.com.ua/2023/04/05/korabelne-ugrupovuvannya-voroga-u-chornomu-mori-zbilsheno-nataliya-gumenyuk/" text:style-name="Internet_20_link" text:visited-style-name="Visited_20_Internet_20_Link">
https://armyinform.com.ua/2023/04/05/korabelne-ugrupovuvannya-voroga-u-chornomu-mori-zbilsheno-nataliya-gumenyuk/</text:a>
</text:p>
      <!--NEWS-->
      <text:h text:style-name="P10" text:outline-level="1">
<text:span text:style-name="T4">
На Київщині до кінця цієї доби та завтра вранці буде туман</text:span>
</text:h>
      <text:p text:style-name="P4">
Authors: Ukrinform (Person)</text:p>
      <text:p text:style-name="P4">
Publisher: Укринформ (Organization)</text:p>
      <text:p text:style-name="P4">
Published Time: 2023-04-05T23:05:00+03:00</text:p>
      <text:p text:style-name="P4">
Modified Time: 2023-04-05T23:05:00+03:00</text:p>
      <text:p text:style-name="P4">
Description: На Київщині до кінця доби 5 квітня та вранці 6 квітня триматиметься туман, що зумовить видимість у 200-300 м. — Укрінформ.</text:p>
      <text:p text:style-name="P4">
Images: ["<text:a xlink:type="simple" xlink:href="https://static.ukrinform.com/photos/2020_05/thumb_files/630_360_1589268962-307.jpg" text:style-name="Internet_20_link" text:visited-style-name="Visited_20_Internet_20_Link">
630_360_15892...</text:a>
"]</text:p>
      <text:p text:style-name="P4">
Tags: ['Погода', 'Туман', 'Київ', 'Київщина']</text:p>
      <text:p text:style-name="P4">
Type: Article</text:p>
      <!--METADATA-->
      <text:p text:style-name="P4">
<draw:frame draw:style-name="fr1" draw:name="Image296" text:anchor-type="as-char" svg:width="6.9236in" svg:height="3.956343in" draw:z-index="0">
<draw:image xlink:href="../Images/yкринформ/2023-04-05T23-05-00-03-00/630_360_1589268962-307.jpg" xlink:type="simple" xlink:show="embed" xlink:actuate="onLoad" draw:mime-type="image/jpeg"/>
</draw:frame>
 НаКиївщині до кінця доби 5 квітня та вранці 6 квітня триматиметься туман, щозумовить видимість у 200-300 м.</text:p>
      <text:p text:style-name="P4">
Про це повідомляє пресслужба Київської обласної військової адміністрації в <text:a xlink:type="simple" xlink:href="https://t.me/kyivoda/9175" text:style-name="Internet_20_link" text:visited-style-name="Visited_20_Internet_20_Link">
</text:a>
 , передає Укрінформ.</text:p>
      <text:p text:style-name="P4">
"На Київщині в найближчу годину, з утриманням до кінця доби 5 квітня, вночі тавранці 6 квітня туман. Видимість 200-500 м. Рівень небезпечності – I, жовтий",- йдеться в повідомленні.</text:p>
      <text:p text:style-name="P4">
<text:span text:style-name="T4">
Читайте також:</text:span>
 <text:span text:style-name="T4">
<text:a xlink:type="simple" xlink:href="https://www.ukrinform.ua/rubric-regions/3691953-v-ukraini-zavtra-ocikuutsa-dosi-u-zahidnih-oblastah-z-mokrim-snigom.html" text:style-name="Internet_20_link" text:visited-style-name="Visited_20_Internet_20_Link">
 </text:a>
 </text:span>
</text:p>
      <text:p text:style-name="P4">
Також підкреслюється, що погодні умови можуть призвести до погіршення рухутранспорту на окремих ділянках доріг та вулиць. Тому закликають водіїв приобмеженій видимості та <text:span text:style-name="T4">
<text:a xlink:type="simple" xlink:href="https://www.ukrinform.ua/tag-tuman" text:style-name="Internet_20_link" text:visited-style-name="Visited_20_Internet_20_Link">
 </text:a>
 </text:span>
 бутиособливо уважними на дорогах та дотримуватися безпечної дистанції.</text:p>
      <text:p text:style-name="P4">
Як повідомляв Укрінформ, у Києві опалювальний сезон закінчиться 8 квітня.</text:p>
      <text:p text:style-name="P4">
Source: <text:a xlink:type="simple" xlink:href="https://www.ukrinform.ua/rubric-regions/3692200-na-kiivsini-do-kinca-ciei-dobi-ta-zavtra-vranci-bude-tuman.html" text:style-name="Internet_20_link" text:visited-style-name="Visited_20_Internet_20_Link">
https://www.ukrinform.ua/rubric-regions/3692200-na-kiivsini-do-kinca-ciei-dobi-ta-zavtra-vranci-bude-tuman.html</text:a>
</text:p>
      <!--NEWS-->
      <text:h text:style-name="P10" text:outline-level="1">
<text:span text:style-name="T4">
росії не виграти у Європи, коли українець і поляк стоять пліч-о-пліч - Зеленський</text:span>
</text:h>
      <text:p text:style-name="P4">
Authors: Ukrinform (Person)</text:p>
      <text:p text:style-name="P4">
Publisher: Укринформ (Organization)</text:p>
      <text:p text:style-name="P4">
Published Time: 2023-04-05T23:17:00+03:00</text:p>
      <text:p text:style-name="P4">
Modified Time: 2023-04-05T23:17:00+03:00</text:p>
      <text:p text:style-name="P4">
Description: Президент Володимир Зеленський виступив перед депутатами обох палат Національних зборів, представниками громадськості України та Польщі на площі Королівського замку у Варшаві. — Укрінформ.</text:p>
      <text:p text:style-name="P4">
Images: ["<text:a xlink:type="simple" xlink:href="https://static.ukrinform.com/photos/2023_04/thumb_files/630_360_1680717213-704.jpg" text:style-name="Internet_20_link" text:visited-style-name="Visited_20_Internet_20_Link">
630_360_16807...</text:a>
"]</text:p>
      <text:p text:style-name="P4">
Tags: None</text:p>
      <text:p text:style-name="P4">
Type: Article</text:p>
      <!--METADATA-->
      <text:p text:style-name="P4">
<draw:frame draw:style-name="fr1" draw:name="Image297" text:anchor-type="as-char" svg:width="6.9236in" svg:height="3.956343in" draw:z-index="0">
<draw:image xlink:href="../Images/yкринформ/2023-04-05T23-17-00-03-00/630_360_1680717213-704.jpg" xlink:type="simple" xlink:show="embed" xlink:actuate="onLoad" draw:mime-type="image/jpeg"/>
</draw:frame>
 ПрезидентВолодимир Зеленський виступив перед депутатами обох палат Національних зборів,представниками громадськості України та Польщі на площі Королівського замку уВаршаві.</text:p>
      <text:p text:style-name="P4">
Укрінформ публікує текст виступу.</text:p>
      <text:p text:style-name="P4">
_<text:span text:style-name="T4">
Вітаю, Варшаво!</text:span>
 _</text:p>
      <text:p text:style-name="P4">
_<text:span text:style-name="T4">
Вітаю, Польще!</text:span>
 _</text:p>
      <text:p text:style-name="P4">
Великий польський народе! Великий український народе! Пліч-о-пліч тут,об’єднані на цій площі духом свободи, величною історією та славетноюперемогою, яку разом наближаємо!</text:p>
      <text:p text:style-name="P4">
Ми знаємо одне одного, українці й поляки, і знаємо дуже давно. І зараз у серціпольської столиці українські серця звертаються до кожного з польських сердець.</text:p>
      <text:p text:style-name="P4">
Це честь для мене – бути тут. Я промовляю до вас словами вдячності й сили.Вдячності, бо немає більше таких моментів, коли б ми були порізно, коли мибули б не об’єднані. Українські й польські серця бʼються за одну свободу, заобопільну незалежність наших держав, за нашу рідну Європу – наш спільний дім,і ми переможемо!</text:p>
      <text:p text:style-name="P4">
Немає більше такої сили, яка переважила б українське й польське братерство. Азавдяки цьому справдяться слова: «Що у нас сила чужа взяла, шаблею відберемо».</text:p>
      <text:p text:style-name="P4">
Запануєм, браття, й ми усюди у своїй сторонці.</text:p>
      <text:p text:style-name="P4">
Щоразу, коли український прапор повертається на абсолютно законне місце наукраїнській землі, а російський окупант утікає, міцнішає й польський прапор.</text:p>
      <text:p text:style-name="P4">
Жовто-сині й біло-червоні – ці чотири кольори міцніші за ворожий триколор.</text:p>
      <text:p text:style-name="P4">
Кожен успішний бій українських героїв за нашу незалежну державу додає захистуй польській незалежності. Польські «Краби» й «Перуни» в руках українців, якіповертають нашим людям свободу, додають міцності і вашій свободі.</text:p>
      <text:p text:style-name="P4">
Ось що означає наше вміння, українців і поляків, будувати нашу переможнуісторію пліч-о-пліч. І я вдячний за це братерство кожному поляку!</text:p>
      <text:p text:style-name="P4">
Уклін тобі, Польще! Оплески тобі, польський народе!</text:p>
      <text:p text:style-name="P4">
Вдячний тобі, друже Анджею, пане Президенте. Твоїй дружині Агаті. Для менечесть – бути тут сьогодні разом із моєю дружиною.</text:p>
      <text:p text:style-name="P4">
Тобі, дорогий Матеуше, пане Прем’єр-міністре.</text:p>
      <text:p text:style-name="P4">
Дякую вам, пані маршалок і пане маршалку. Усім польським лідерам тут, уВаршаві, і всюди у гмінах та людям Польщі, які знають, що означає для вашоїсвободи наша свобода. Я вдячний усім вам, хто зараз на цій площі й хто чуємене по всій Польщі!</text:p>
      <text:p text:style-name="P4">
Сьогодні я був на площі Маршалка Пілсудського, поруч із цим місцем, там, де79-го року прозвучали слова великої людини й великого поляка Івана Павла ІІ.Звертаючись до Бога, він сказав: «Нехай зійде Твій Дух і оновить лице землі!Цієї землі!»</text:p>
      <text:p text:style-name="P4">
Сьогодні очевидно, наскільки щедрим був Господь, коли почув ці слова.</text:p>
      <text:p text:style-name="P4">
Вільна Польща постала й ніколи не впаде. Вільна Україна постала й ніколи невпаде.</text:p>
      <text:p text:style-name="P4">
Та чужа влада, що хотіла контролювати наші народи й не розуміла, чого мипрагнемо, просто розсипалася. А ми – ми стоїмо разом! Пліч-о-пліч. Україна іПольща, і Європа, і вільний світ.</text:p>
      <text:p text:style-name="P4">
Стоїмо й коли знову кинуто повномасштабні сили агресії проти нашої свободи. Щож, впаде і цей режим, що пішов війною проти нас. Він приніс могили Україні,щоб потім принести могили знову і Польщі, і всім нашим братам і сестрамвільної Європи. А ми боремось. Пліч-о-пліч!</text:p>
      <text:p text:style-name="P4">
Він приніс депортації українцям, щоб знову депортувати й інших, чия свободадихає на землях, які росія збирається вкрасти. А ми захищаємося. Пліч-о-пліч!</text:p>
      <text:p text:style-name="P4">
Ворог хотів поховати нашу з вами незалежність і розчинити в російськомупросторі наші національні культури. А ми стоїмо міцно! Ми з вами, українці йполяки, разом, пліч-о-пліч повернемо все це зло епітафією російськомуімперіалізму.</text:p>
      <text:p text:style-name="P4">
Ми з тобою, Польще, пліч-о-пліч утвердимо свободу у Європі назавжди. Тираніяпрограє в історії, коли програє в Україні. Москва не вбиватиме, а Петербург неділитиме. Більше ніколи.</text:p>
      <text:p text:style-name="P4">
На цій славетній площі й на будь-якій іншій польській площі так само як і навсіх українських майданах, більше ніколи не буде росії – після нашої перемоги.</text:p>
      <text:p text:style-name="P4">
Чи багато ще треба кроків до неї? Ні. Треба лише не зупинятися в солідарності.Коли битва вимагає артилерії, її варто надати. Коли перемога потребує танків,їхній гуркіт має зазвучати на передовій. Коли незалежність потребує повітря,не треба звертати уваги, як відреагують у росії на літаки в нас, не вартогадати, яке число матиме безпечніший вигляд поруч із літерою F – 16 чи якесьінше. Варто діяти!</text:p>
      <text:p text:style-name="P4">
Діяти так само як ваше лідерство проявило себе в танковій коаліції. Вірю, щопроявиться і в авіаційній коаліції. Бо це ж битва за свободу, і в нійнеможливо виграти частково.</text:p>
      <text:p text:style-name="P4">
Коли у Варшаві нещодавно виступав наш із вами союзник, потужний союзниксвободи – Президент Байден, він сказав: «Немає солодшого слова, ніж «свобода».Немає шляхетнішої мети, ніж свобода. Немає вищого прагнення, ніж свобода».</text:p>
      <text:p text:style-name="P4">
Ми, українці й поляки, це добре знаємо. Тому й немає такого питання між нами,яке ми не розв’яжемо, щоб посилити наш спільний захист. Тому й цей мій візит,переговори тут у Варшаві стали ще одним кроком до перемоги. І я дякую зарішення погоджені сьогодні! За потужний оборонний пакет. Дякую за життя, якіми спільно з вами рятуємо нашою солідарністю!</text:p>
      <text:p text:style-name="P4">
<text:span text:style-name="T4">
Дорогий польський народе!</text:span>
</text:p>
      <text:p text:style-name="P4">
Я певен, ти знаєш, що солідарність охоплює зараз значно більше, ніж долю нашихдвох народів. Коли ми з вами вільні – це гарантія, що свобода буде міцною вусіх наших країнах-сусідках у Євросоюзі. Румунія й Словаччина, Литва та іншікраїни Балтії... Всі сильніші, коли ми вільні. Коли ми вільні – це гарантія,що свобода вистоїть у Молдові, не полишить Грузії та прийде, обов’язковоприйде в Білорусь.</text:p>
      <text:p text:style-name="P4">
Що більше свободи буде у нас із вами, навколо нас, то більше гарантій буде й усправедливості. У того, що наш спільний ворог відповідатиме. Справедливовідповідатиме за Биківню та Бучу, за Катинь і Смоленськ. Відповідатиме докінця свого життя тут, на землі, і навіки – перед Богом.</text:p>
      <text:p text:style-name="P4">
Справедливість – це буде історичний здобуток наших поколінь, і шляхпрокладається так само нашим братерством. Українцями й поляками, що йдутьпліч-о-пліч.</text:p>
      <text:p text:style-name="P4">
<text:span text:style-name="T4">
Брати й сестри поляки!</text:span>
</text:p>
      <text:p text:style-name="P4">
Ще кілька поколінь тому усе те, на чому зараз базується наша сила, було лишезавданням.</text:p>
      <text:p text:style-name="P4">
Єжи Ґедройць учив, що «немає незалежної Польщі без незалежної України». Цевивчено.</text:p>
      <text:p text:style-name="P4">
І я продовжив би. Не виграти росії у Європи, коли українець і поляк стоятьпліч-о-пліч. Це вивчимо.</text:p>
      <text:p text:style-name="P4">
І так само, як ми із тобою, Польще, стоїмо разом у цій війні, будемонасолоджуватися й миром. Разом! Пліч-о-пліч в усьому. Разом у ЄвропейськомуСоюзі, разом у НАТО. Це продовження нашої долі вільних народів!</text:p>
      <text:p text:style-name="P4">
Історичне порозуміння між нашими народами маємо підкріплювати всім. Усім! Усе,що маємо вирішити для інтересів і спокою наших суспільств, повинні вирішити.Від співпраці військової й політичної, економічної та енергетичної докропіткої роботи істориків.</text:p>
      <text:p text:style-name="P4">
Коли приймаємо, що людське життя – найвища цінність, ми вшановуємо памʼять ігідність кожної людини. Усіх, хто жив перед нами. Усіх, хто потребує поваги. Ітут не повинно бути жодних заборон. Саме наша з вами обопільна й абсолютнаповага нестиме світові українську й польську культури. Завжди нестиме! Бо миназавжди врятувалися нашою єдністю, нашою рішучістю.</text:p>
      <text:p text:style-name="P4">
Дорогий Жешуве! Я дякую тобі за те, що ти став першим містом-рятівником дляУкраїни!</text:p>
      <text:p text:style-name="P4">
Перемишлю! Любліне! Хелме! Дякую вам! Вам, що відкрилися нашим людям у час,коли це було найбільше потрібно!</text:p>
      <text:p text:style-name="P4">
Гданську і Вроцлаве! Катовіце й Білостоку! Кракове й Варшаво! Кожне містоПольщі, яке стало таким гостинним для наших людей! Я дякую вам!</text:p>
      <text:p text:style-name="P4">
Дякую за те, що українські діти в Польщі можуть жити в повазі, а українськідорослі отримали від Польської держави закон, що гарантує їм ті ж права йможливості, що є у ваших людей!</text:p>
      <text:p text:style-name="P4">
Дякую всім волонтерам Польщі – можна гучніше волонтерам? – які допомагаютьнашим людям тут, на польській землі, та в Україні, навіть ризикуючи своїмжиттям!</text:p>
      <text:p text:style-name="P4">
Дякую всім, хто тренує українських солдатів на польській землі!</text:p>
      <text:p text:style-name="P4">
І дякую кожному польському серцю, що піднімає свої молитви також і заукраїнців!</text:p>
      <text:p text:style-name="P4">
<text:span text:style-name="T4">
Дорогі українці, дорогі українки в Польщі!</text:span>
</text:p>
      <text:p text:style-name="P4">
Щодня працюємо для того, щоб вигнати ворога з України, щоб повернути безпекувсім нашим містам і селам, щоб наші люди, які знайшли прихисток в іншихкраїнах, могли повернутися додому.</text:p>
      <text:p text:style-name="P4">
І я дякую всім вам, хто допомагає державі!</text:p>
      <text:p text:style-name="P4">
<text:span text:style-name="T4">
Дорогі поляки! Усі європейці!</text:span>
</text:p>
      <text:p text:style-name="P4">
Бажаю вам щасливих прийдешніх Великодніх свят! І всім – перемоги життя надагресією, перемоги в боях, що тривають зараз в Україні!</text:p>
      <text:p text:style-name="P4">
Слава всім нашим воїнам, які б’ються за нашу й вашу свободу!</text:p>
      <text:p text:style-name="P4">
<text:span text:style-name="T4">
Слава Україні!</text:span>
</text:p>
      <text:p text:style-name="P4">
<text:span text:style-name="T4">
Chwała Polsce!</text:span>
</text:p>
      <text:p text:style-name="P4">
Source: <text:a xlink:type="simple" xlink:href="https://www.ukrinform.ua/rubric-polytics/3692203-rosii-ne-vigrati-u-evropi-koli-ukrainec-i-polak-stoat-plicoplic-zelenskij.html" text:style-name="Internet_20_link" text:visited-style-name="Visited_20_Internet_20_Link">
https://www.ukrinform.ua/rubric-polytics/3692203-rosii-ne-vigrati-u-evropi-koli-ukrainec-i-polak-stoat-plicoplic-zelenskij.html</text:a>
</text:p>
      <!--NEWS-->
      <text:h text:style-name="P10" text:outline-level="1">
<text:span text:style-name="T4">
Експосол США: У Штатів такі самі плани, як і в України – вигнати росіян з української землі</text:span>
</text:h>
      <text:p text:style-name="P4">
Authors: Ukrinform (Person)</text:p>
      <text:p text:style-name="P4">
Publisher: Укринформ (Organization)</text:p>
      <text:p text:style-name="P4">
Published Time: 2023-04-05T23:35:00+03:00</text:p>
      <text:p text:style-name="P4">
Modified Time: 2023-04-05T23:35:00+03:00</text:p>
      <text:p text:style-name="P4">
Description: Ціллю США у розв’язаній росією війні проти України є відновлення світового порядку, в якому панує верховенство права, а для цього треба вигнати російські війська з української землі. — Укрінформ.</text:p>
      <text:p text:style-name="P4">
Images: ["<text:a xlink:type="simple" xlink:href="https://static.ukrinform.com/photos/2019_03/thumb_files/630_360_1553035558-290.jpg" text:style-name="Internet_20_link" text:visited-style-name="Visited_20_Internet_20_Link">
630_360_15530...</text:a>
"]</text:p>
      <text:p text:style-name="P4">
Tags: ['США', 'Україна', 'Вільям Тейлор', 'Війна з росією']</text:p>
      <text:p text:style-name="P4">
Type: Article</text:p>
      <!--METADATA-->
      <text:p text:style-name="P4">
<draw:frame draw:style-name="fr1" draw:name="Image298" text:anchor-type="as-char" svg:width="6.9236in" svg:height="3.956343in" draw:z-index="0">
<draw:image xlink:href="../Images/yкринформ/2023-04-05T23-35-00-03-00/630_360_1553035558-290.jpg" xlink:type="simple" xlink:show="embed" xlink:actuate="onLoad" draw:mime-type="image/jpeg"/>
</draw:frame>
 Ціллю СШАу розв’язаній росією війні проти України є відновлення світового порядку, вякому панує верховенство права, а для цього треба вигнати російські війська зукраїнської землі.</text:p>
      <text:p text:style-name="P4">
Про це заявив віцепрезидент Інституту миру США, колишній посол США в УкраїніВільям Тейлор в інтерв’ю <text:a xlink:type="simple" xlink:href="https://www.youtube.com/watch" text:style-name="Internet_20_link" text:visited-style-name="Visited_20_Internet_20_Link">
</text:a>
 , передаєУкрінформ.</text:p>
      <text:p text:style-name="P4">
«Я вважаю, що всередині уряду США є розуміння цілі у війні росії протиУкраїни. Вона та полягає в тому, щоб повернути мир, у якому панує верховенствоправа і закон. А щоб це сталося, росію треба вигнати з України, російськівійська мають забратися з української землі. Це дуже чітка і зрозуміла цільдля Президента Зеленського і українського народу. Тож усе просто – прибратиросіян з України. Я вважаю, що американський уряд поділяє цю ціль - у ньоготакі самі плани», - сказав Тейлор.</text:p>
      <text:p text:style-name="P4">
<text:span text:style-name="T4">
Читайте також:</text:span>
 <text:span text:style-name="T4">
<text:a xlink:type="simple" xlink:href="https://www.ukrinform.ua/rubric-polytics/3692073-ssa-pidtrimuut-zusilla-zadla-miru-v-ukraini-ale-ne-budakogo-miru-blinken.html" text:style-name="Internet_20_link" text:visited-style-name="Visited_20_Internet_20_Link">
 </text:a>
 </text:span>
</text:p>
      <text:p text:style-name="P4">
Він зауважив, що цілі США не завжди можуть озвучуватися напряму, переважно проних згадують в інтерв’ю або на пресконференціях.</text:p>
      <text:p text:style-name="P4">
«Коли офіційні особи роблять заяви, зважується дуже багато чинників. Цестосується будь-якої влади – моєї країни, вашої. Тому, я вважаю, що мета СШАполягає в тому, щоб Україна перемогла, а щоб це сталося, треба вигнати всіросійські війська з території України», - зазначив експосол.</text:p>
      <text:p text:style-name="P4">
<text:span text:style-name="T4">
Читайте також:</text:span>
 <text:span text:style-name="T4">
<text:a xlink:type="simple" xlink:href="https://www.ukrinform.ua/rubric-polytics/3691668-ssa-bacat-majbutne-ukraini-ak-silnoi-j-nezaleznoi-demokratii-derzdep.html" text:style-name="Internet_20_link" text:visited-style-name="Visited_20_Internet_20_Link">
 </text:a>
 </text:span>
</text:p>
      <text:p text:style-name="P4">
У цьому контексті він нагадав заяви Президента Зеленського і глави українськоїдипломатії Дмитра Кулеби, що Україна хоче повернути всю свою територію. <text:span text:style-name="T4">
<text:a xlink:type="simple" xlink:href="https://www.ukrinform.ua/tag-vilam-tejlor" text:style-name="Internet_20_link" text:visited-style-name="Visited_20_Internet_20_Link">
</text:a>
 </text:span>
 також привернув увагу до того,що, згідно з їхніми заявами, частину окупованих земель Україна поверневійськовим шляхом, але, можливо, частину територій вдасться повернутидипломатичним шляхом, що може забрати більше часу. Тому дипломат порадив «бутитерплячими» у всьому, що стосується термінів відновлення територіальноїцілісності України.</text:p>
      <text:p text:style-name="P4">
«У будь-якому разі кінцева мета зрозуміла абсолютно всім – відновити світовийпорядок, відновити систему, в якій жили всі нації, починаючи з Другої світовоївійни і до 2014 року. Ця система важлива, вона варта того, щоб за неїборотися, і зараз Україна за неї бореться. Україна захищає свою ідентичність,незалежність, але вона також бореться за цю систему. Бо якщо українці виженутьросіян, то це буде краще для всіх, і ця система візьме гору. Я вважаю, що це іє ціль США», - резюмував віцепрезидент Інституту миру США.</text:p>
      <text:p text:style-name="P4">
<text:span text:style-name="T4">
Читайте також:</text:span>
 <text:span text:style-name="T4">
<text:a xlink:type="simple" xlink:href="https://www.ukrinform.ua/rubric-ato/3692121-amerikanski-zrk-avenger-pribuli-na-bojove-cerguvanna-do-ukraini.html" text:style-name="Internet_20_link" text:visited-style-name="Visited_20_Internet_20_Link">
 </text:a>
 </text:span>
</text:p>
      <text:p text:style-name="P4">
Як повідомлялося, Уряд Сполучених Штатів 4 квітня оголосив про _<text:span text:style-name="T4">
<text:a xlink:type="simple" xlink:href="https://www.ukrinform.ua/rubric-ato/3691689-novij-paket-oboronnoi-dopomogi-26-milarda-u-pentagoni-pokazali-so-peredaut-ukraini.html" text:style-name="Internet_20_link" text:visited-style-name="Visited_20_Internet_20_Link">
</text:a>
 </text:span>
 _ усфері безпеки й оборони загальною вартістю $2,6 мільярда.</text:p>
      <text:p text:style-name="P4">
Source: <text:a xlink:type="simple" xlink:href="https://www.ukrinform.ua/rubric-polytics/3692205-eksposol-ssa-u-stativ-taki-sami-plani-ak-i-v-ukraini-vignati-rosian-z-ukrainskoi-zemli.html" text:style-name="Internet_20_link" text:visited-style-name="Visited_20_Internet_20_Link">
https://www.ukrinform.ua/rubric-polytics/3692205-eksposol-ssa-u-stativ-taki-sami-plani-ak-i-v-ukraini-vignati-rosian-z-ukrainskoi-zemli.html</text:a>
</text:p>
      <!--NEWS-->
      <text:h text:style-name="P10" text:outline-level="1">
<text:span text:style-name="T4">
Клименко вручив державні нагороди бійцям полку «Азов»</text:span>
</text:h>
      <text:p text:style-name="P4">
Authors: Ukrinform (Person)</text:p>
      <text:p text:style-name="P4">
Publisher: Укринформ (Organization)</text:p>
      <text:p text:style-name="P4">
Published Time: 2023-04-05T23:50:00+03:00</text:p>
      <text:p text:style-name="P4">
Modified Time: 2023-04-05T23:50:00+03:00</text:p>
      <text:p text:style-name="P4">
Description: Міністр внутрішніх справ України Ігор Клименко у середу вручив державні нагороди бійцям полку Нацгвардії “Азов”. — Укрінформ.</text:p>
      <text:p text:style-name="P4">
Images: ["<text:a xlink:type="simple" xlink:href="https://static.ukrinform.com/photos/2023_04/thumb_files/630_360_1680723352-547.jpg" text:style-name="Internet_20_link" text:visited-style-name="Visited_20_Internet_20_Link">
630_360_16807...</text:a>
", "<text:a xlink:type="simple" xlink:href="https://static.ukrinform.com/photos/2023_04/1680723415-236.jpg" text:style-name="Internet_20_link" text:visited-style-name="Visited_20_Internet_20_Link">
1680723415-23...</text:a>
", "<text:a xlink:type="simple" xlink:href="https://static.ukrinform.com/photos/2023_04/1680723415-502.jpg" text:style-name="Internet_20_link" text:visited-style-name="Visited_20_Internet_20_Link">
1680723415-50...</text:a>
", "<text:a xlink:type="simple" xlink:href="https://static.ukrinform.com/photos/2023_04/1680723414-498.jpg" text:style-name="Internet_20_link" text:visited-style-name="Visited_20_Internet_20_Link">
1680723414-49...</text:a>
", "<text:a xlink:type="simple" xlink:href="https://static.ukrinform.com/photos/2023_04/1680723414-997.jpg" text:style-name="Internet_20_link" text:visited-style-name="Visited_20_Internet_20_Link">
1680723414-99...</text:a>
"]</text:p>
      <text:p text:style-name="P4">
Tags: ['Азов', 'Клименко', 'Нагорода']</text:p>
      <text:p text:style-name="P4">
Type: Article</text:p>
      <!--METADATA-->
      <text:p text:style-name="P4">
<draw:frame draw:style-name="fr1" draw:name="Image299" text:anchor-type="as-char" svg:width="6.9236in" svg:height="3.956343in" draw:z-index="0">
<draw:image xlink:href="../Images/yкринформ/2023-04-05T23-50-00-03-00/630_360_1680723352-547.jpg" xlink:type="simple" xlink:show="embed" xlink:actuate="onLoad" draw:mime-type="image/jpeg"/>
</draw:frame>
 Міністрвнутрішніх справ України Ігор Клименко у середу вручив державні нагородибійцям полку Нацгвардії “Азов”.</text:p>
      <text:p text:style-name="P4">
Про це поінформувала <text:a xlink:type="simple" xlink:href="https://mvs.gov.ua/uk/news/ministr-vnutrisnix-sprav-ukrayini-igor-klimenko-vruciv-derzavni-nagorodi-biiciam-polku-azov" text:style-name="Internet_20_link" text:visited-style-name="Visited_20_Internet_20_Link">
 </text:a>
 , передаєУкрінформ.</text:p>
      <text:p text:style-name="P4">
“Сьогодні міністр внутрішніх справ відзначив нацгвардійців окремого загонуспеціального призначення “Азов” орденами “За мужність” ІІІ ступеня, медалями“За військову службу Україні” та “Захиснику Вітчизни”, - уточнили упресслужбі.</text:p>
      <text:p text:style-name="P4">
<draw:frame draw:style-name="fr1" draw:name="Image300" text:anchor-type="as-char" svg:width="6.9236in" svg:height="4.615733in" draw:z-index="0">
<draw:image xlink:href="../Images/yкринформ/2023-04-05T23-50-00-03-00/1680723415-236.jpg" xlink:type="simple" xlink:show="embed" xlink:actuate="onLoad" draw:mime-type="image/jpeg"/>
</draw:frame>
</text:p>
      <text:p text:style-name="P4">
На початку церемонії присутні спільно виконали державний гімн України івшанували пам’ять загиблих побратимів хвилиною мовчання.</text:p>
      <text:p text:style-name="P4">
<text:span text:style-name="T4">
Читайте також:</text:span>
 <text:a xlink:type="simple" xlink:href="https://www.ukrinform.ua/rubric-regions/3692079-na-kiivsini-nagorodili-vodiiv-skilnih-avtobusiv-aki-ratuvali-meskanciv-na-pocatku-vtorgnenna-rf.html" text:style-name="Internet_20_link" text:visited-style-name="Visited_20_Internet_20_Link">
 <text:span text:style-name="T4">
нагород</text:span>
 </text:a>
</text:p>
      <text:p text:style-name="P4">
Клименко уточнив, що підрозділ “Азов” щодня доводить свою гідність, боронячинашу державу і зазначив, що він є одним з найкращих у Національній гвардіїУкраїни.</text:p>
      <text:p text:style-name="P4">
<draw:frame draw:style-name="fr1" draw:name="Image301" text:anchor-type="as-char" svg:width="6.9236in" svg:height="4.442643in" draw:z-index="0">
<draw:image xlink:href="../Images/yкринформ/2023-04-05T23-50-00-03-00/1680723415-502.jpg" xlink:type="simple" xlink:show="embed" xlink:actuate="onLoad" draw:mime-type="image/jpeg"/>
</draw:frame>
</text:p>
      <text:p text:style-name="P4">
“Ви є повністю боєздатним, великим підрозділом. Повноцінним по техніці і поозброєнню. Максимально робимо все, що можливо на сьогодні, щоб вашеперебування в пунктах постійної дислокації було максимально ефективним”, —сказав очільник МВС.</text:p>
      <text:p text:style-name="P4">
<text:span text:style-name="T4">
Читайте також:</text:span>
 <text:a xlink:type="simple" xlink:href="https://www.ukrinform.ua/rubric-ato/3691011-zelenskij-na-cernigivsini-vidvidav-gospital-i-vruciv-nagorodi-poranenim-vijskovim.html" text:style-name="Internet_20_link" text:visited-style-name="Visited_20_Internet_20_Link">
 <text:span text:style-name="T4">
нагород</text:span>
 </text:a>
</text:p>
      <text:p text:style-name="P4">
На цій церемонії Клименко посмертно нагородив орденом “За мужність” ІІІступеня полеглого бійця окремого загону спецпризначення “Азов”, солдатаВладислава Денисенка. Нагороду сина отримали мати загиблого нацгвардійця -Інна Олександрівна та його батько, Едуард Костянтинович.</text:p>
      <text:p text:style-name="P4">
<draw:frame draw:style-name="fr1" draw:name="Image302" text:anchor-type="as-char" svg:width="6.9236in" svg:height="4.577269in" draw:z-index="0">
<draw:image xlink:href="../Images/yкринформ/2023-04-05T23-50-00-03-00/1680723414-498.jpg" xlink:type="simple" xlink:show="embed" xlink:actuate="onLoad" draw:mime-type="image/jpeg"/>
</draw:frame>
</text:p>
      <text:p text:style-name="P4">
Міністр внутрішніх справ після цього вручив присутнім нацгвардійцям ордени “Замужність” ІІІ ступеня, медалі “За військову службу Україні” та “ЗахисникуВітчизни”.</text:p>
      <text:p text:style-name="P4">
<draw:frame draw:style-name="fr1" draw:name="Image303" text:anchor-type="as-char" svg:width="6.9236in" svg:height="4.615733in" draw:z-index="0">
<draw:image xlink:href="../Images/yкринформ/2023-04-05T23-50-00-03-00/1680723414-997.jpg" xlink:type="simple" xlink:show="embed" xlink:actuate="onLoad" draw:mime-type="image/jpeg"/>
</draw:frame>
</text:p>
      <text:p text:style-name="P4">
Як повідомлялося, 8 березня Клименко вручив державні нагороди героїням системиМВС.</text:p>
      <text:p text:style-name="P4">
Фото, відео: МВС</text:p>
      <text:p text:style-name="P4">
Source: <text:a xlink:type="simple" xlink:href="https://www.ukrinform.ua/rubric-society/3692195-klimenko-vruciv-derzavni-nagorodi-bijcam-polku-azov.html" text:style-name="Internet_20_link" text:visited-style-name="Visited_20_Internet_20_Link">
https://www.ukrinform.ua/rubric-society/3692195-klimenko-vruciv-derzavni-nagorodi-bijcam-polku-azov.html</text:a>
</text:p>
      <!--NEWS-->
      <text:h text:style-name="P10" text:outline-level="1">
<text:span text:style-name="T4">
«Реал» переміг «Барселону» і вийшов до фіналу кубка Іспанії</text:span>
</text:h>
      <text:p text:style-name="P4">
Authors: Ukrinform (Person)</text:p>
      <text:p text:style-name="P4">
Publisher: Укринформ (Organization)</text:p>
      <text:p text:style-name="P4">
Published Time: 2023-04-05T23:56:38+03:00</text:p>
      <text:p text:style-name="P4">
Modified Time: 2023-04-05T23:56:38+03:00</text:p>
      <text:p text:style-name="P4">
Description: Мадридці зустрінуться у фіналі кубка з «Осасуною». — Укрінформ.</text:p>
      <text:p text:style-name="P4">
Images: ["<text:a xlink:type="simple" xlink:href="https://static.ukrinform.com/photos/2023_04/thumb_files/630_360_1680728102-865.jpg" text:style-name="Internet_20_link" text:visited-style-name="Visited_20_Internet_20_Link">
630_360_16807...</text:a>
"]</text:p>
      <text:p text:style-name="P4">
Tags: ['Барселона', 'Футбол', 'Реал Мадрид']</text:p>
      <text:p text:style-name="P4">
Type: Article</text:p>
      <!--METADATA-->
      <text:p text:style-name="P4">
<draw:frame draw:style-name="fr1" draw:name="Image304" text:anchor-type="as-char" svg:width="6.9236in" svg:height="3.956343in" draw:z-index="0">
<draw:image xlink:href="../Images/yкринформ/2023-04-05T23-56-38-03-00/630_360_1680728102-865.jpg" xlink:type="simple" xlink:show="embed" xlink:actuate="onLoad" draw:mime-type="image/jpeg"/>
</draw:frame>
 Мадридцізустрінуться у фіналі кубка з «Осасуною».</text:p>
      <text:p text:style-name="P4">
«Реал» на чужому полі розгромив «Барселону» 4:0(4:1 за підсумками двох матчів)у півфіналі кубка Іспанії, передає Укрінформ.</text:p>
      <text:p text:style-name="P4">
У складі «вершкових» відзначився Вінісіус, тричі забив Бензема.</text:p>
      <text:p text:style-name="P4">
У фіналі кубка Іспанії «Реал» зустрінеться з «Осасуною».</text:p>
      <text:p text:style-name="P4">
<text:span text:style-name="T4">
Читайте також:</text:span>
 <text:a xlink:type="simple" xlink:href="https://www.ukrinform.ua/rubric-sports/3691601-uefa-nazvav-gospodarku-zinocogo-evro2025.html" text:style-name="Internet_20_link" text:visited-style-name="Visited_20_Internet_20_Link">
 </text:a>
</text:p>
      <text:p text:style-name="P4">
Як повідомлялося, «Барселона» очолює Ла Лігу, маючи в активі 71 очко після 27матчів.</text:p>
      <text:p text:style-name="P4">
Фото: twitter.com/realmadrid</text:p>
      <text:p text:style-name="P4">
Source: <text:a xlink:type="simple" xlink:href="https://www.ukrinform.ua/rubric-sports/3692206-real-peremig-barselonu-i-vijsov-do-finalu-kubka-ispanii.html" text:style-name="Internet_20_link" text:visited-style-name="Visited_20_Internet_20_Link">
https://www.ukrinform.ua/rubric-sports/3692206-real-peremig-barselonu-i-vijsov-do-finalu-kubka-ispanii.html</text:a>
</text:p>
      <!--NEWS-->
      <text:h text:style-name="P10" text:outline-level="1">
<text:span text:style-name="T4">
російські фейки минулої доби — Центр протидії дезінформації</text:span>
</text:h>
      <text:p text:style-name="P4">
Author: ['АРМІЯINFORM']</text:p>
      <text:p text:style-name="P4">
Time: 2023-04-05T24:00:00-04:00</text:p>
      <text:p text:style-name="P4">
Description: Центр протидії дезінформації 4 квітня виявив в інформаційному просторі такі фей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jky.jpg" text:style-name="Internet_20_link" text:visited-style-name="Visited_20_Internet_20_Link">
fejky.jpg</text:a>
']</text:p>
      <text:p text:style-name="P4">
Tags: ['STOPRUSSIA', 'АГРЕСІЯ РФ', 'ВІЙНА', 'ВТОРГНЕННЯ РФ', 'РОСІЙСЬКА ДЕЗІНФОРМАЦІЯ', 'РОСІЙСЬКІ ФЕЙКИ', 'ЦПД РНБО']</text:p>
      <text:p text:style-name="P4">
Category: News</text:p>
      <!--METADATA-->
      <text:p text:style-name="P4">
<draw:frame draw:style-name="fr1" draw:name="Image305" text:anchor-type="as-char" svg:width="6.9236in" svg:height="6.9236in" draw:z-index="0">
<draw:image xlink:href="../Images/AРМІЯINFORM/2023-04-05T24-00-00-04-00/fejky.jpg" xlink:type="simple" xlink:show="embed" xlink:actuate="onLoad" draw:mime-type="image/jpeg"/>
</draw:frame>
</text:p>
      <text:p text:style-name="P4">
Центр протидії дезінформації 4 квітня<text:a xlink:type="simple" xlink:href="https://www.facebook.com/protydiyadezinformatsiyi.cpd/posts/pfbid02vHt9wJzAbSkEmzGjza2GWwDFquDUEB9SFumjUKBeWZtVHdjZ4Leh8VpQEVgVs7Chl" text:style-name="Internet_20_link" text:visited-style-name="Visited_20_Internet_20_Link">
виявив</text:a>
в інформаційному просторі такі фейки російської пропаганди:</text:p>
      <ul>
        <li>
<text:span text:style-name="T4">
Дезінформація:</text:span>
 директор сзр рф с.наришкін заявив, що «Захід у боротьбі за новий світовий порядок знищує канонічне православ’я в Україні. … [Водночас] ситуація в Україні набула рис релігійної війни, в якій Захід і Київ не мають червоних ліній».  * <text:span text:style-name="T4">
Маніпуляція:</text:span>
 «Я, напевно, опишу нинішній стан відносин (між росією та США — ред.) одним словом — словом „крах“. Відносини зруйновано, відповідальність за це лежить на США», — заявив заступник міністра закордонних справ росії с.рябков.  * <text:span text:style-name="T4">
Дезінформація:</text:span>
 У мзс рф повідомили, що тимчасовому повіреному у справах Франції в рф Дж.Дармадікарі висловлено протест у зв’язку з опублікованими Посольством заявами про «звірства, здійснені зс рф у Бучі та інших українських містах»: «Вказали французу на неприйнятність хибних звинувачень щодо військових рф. … Нагадали йому про численні факти нестиковок у цьому далеко не єдиному пропагандистському інсценуванні київського режиму».</li>
      </ul>
      <text:p text:style-name="P4">
Source: <text:a xlink:type="simple" xlink:href="https://armyinform.com.ua/2023/04/05/rosijski-fejky-mynuloyi-doby-czentr-protydiyi-dezinformacziyi/" text:style-name="Internet_20_link" text:visited-style-name="Visited_20_Internet_20_Link">
https://armyinform.com.ua/2023/04/05/rosijski-fejky-mynuloyi-doby-czentr-protydiyi-dezinformacziyi/</text:a>
</text:p>
      <!--NEWS-->
      <text:h text:style-name="P10" text:outline-level="1">
<text:span text:style-name="T4">
Ідентифіковано трьох російських військових, які під час окупації Харківщини зґвалтували молоду дівчину</text:span>
</text:h>
      <text:p text:style-name="P4">
Author: ['АРМІЯINFORM']</text:p>
      <text:p text:style-name="P4">
Time: 2023-04-05T25:00:00-04:00</text:p>
      <text:p text:style-name="P4">
Description: За процесуального керівництва Харківської обласної прокуратури трьом російсь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valtivnyky.jpg" text:style-name="Internet_20_link" text:visited-style-name="Visited_20_Internet_20_Link">
gvaltivnyky.jpg</text:a>
', '<text:a xlink:type="simple" xlink:href="https://armyinform.com.ua/wp-content/uploads/2023/04/1-13-150x150.jpg" text:style-name="Internet_20_link" text:visited-style-name="Visited_20_Internet_20_Link">
1-13-150x150.jpg</text:a>
', '<text:a xlink:type="simple" xlink:href="https://armyinform.com.ua/wp-content/uploads/2023/04/2-15-150x150.jpg" text:style-name="Internet_20_link" text:visited-style-name="Visited_20_Internet_20_Link">
2-15-150x150.jpg</text:a>
', '<text:a xlink:type="simple" xlink:href="https://armyinform.com.ua/wp-content/uploads/2023/04/3-11-150x150.jpg" text:style-name="Internet_20_link" text:visited-style-name="Visited_20_Internet_20_Link">
3-11-150x150.jpg</text:a>
']</text:p>
      <text:p text:style-name="P4">
Tags: ['STOPRUSSIA', 'АГРЕСІЯ РФ', 'ВІЙНА', 'ВТОРГНЕННЯ РФ', 'ҐВАЛТІВНИКИ РОСАРМІЇ', 'ОФІС ГЕНЕРАЛЬНОГО ПРОКУРОРА']</text:p>
      <text:p text:style-name="P4">
Category: News</text:p>
      <!--METADATA-->
      <text:p text:style-name="P4">
<draw:frame draw:style-name="fr1" draw:name="Image306" text:anchor-type="as-char" svg:width="6.9236in" svg:height="3.956343in" draw:z-index="0">
<draw:image xlink:href="../Images/AРМІЯINFORM/2023-04-05T25-00-00-04-00/gvaltivnyky.jpg" xlink:type="simple" xlink:show="embed" xlink:actuate="onLoad" draw:mime-type="image/jpeg"/>
</draw:frame>
 Фотоз сайту ukrinform.ua</text:p>
      <text:p text:style-name="P4">
За процесуального керівництва Харківської обласної прокуратури трьомросійським військовослужбовцям заочно повідомлено про підозру у порушеннізаконів та звичаїв війни (ч. 2 ст. 28, ч. 1 ст. 438 КК України).</text:p>
      <text:p text:style-name="P4">
Про це<text:a xlink:type="simple" xlink:href="https://www.facebook.com/pgo.gov.ua/posts/pfbid02uJYhxukVCn1fsHfZgwyxeZPyC9FPnMttd4CJ3r4KQi8igzHPYXvn2sSB3NwxMheZl" text:style-name="Internet_20_link" text:visited-style-name="Visited_20_Internet_20_Link">
йдеться</text:a>
у повідомленні на офіційній сторінці Офісу Генерального прокурора у Facebook.</text:p>
      <text:p text:style-name="P4">
Правоохоронці ідентифікували військових рф, які навесні 2022 року зґвалтувалимолоду дівчину на Харківщині. Це 43-річний полковник, командир 99-огосамохідного артилерійського полку 3-ї мотострілецької дивізії 20-їзагальновійськової армії Західного військового округу зс рф та двоє йогопідлеглих: 20-річний рядовий, який був водієм, та 24-річний молодший сержант,командир відділення командно-бойової машини.</text:p>
      <text:p text:style-name="P4">
За даними слідства, окупанти прийшли до будинку, де з родиною проживаладівчина. Спочатку вони погрожували зброєю, а потім почали стрілянину завтоматів в бік господарських приміщень. Після цього підозрювані наказаливіддати їм всі засоби зв’язку для перевірки. Переконавшись, що це цивільненаселення, російські військові залишили домоволодіння.</text:p>
      <text:p text:style-name="P4">
Ввечері цього ж дня вони повернулися, наказали родичам дівчини залишатисявдома, а потерпілу силоміць посадили до БТР та повезли до одного з будинків,де їх очікував командир.</text:p>
      <text:p text:style-name="P4">
Вони закрили дівчині очі капюшоном, щоб вона не розуміла куди її везуть та незапам‘ятала маршрут. По дорозі російські військові розпочали оголюватидівчину.</text:p>
      <text:p text:style-name="P4">
Коли вони прибули до будинку, де знаходився командир, окупанти по черзіґвалтували дівчину. При цьому командир сказав своїм підлеглим, що він будеробити це першим.</text:p>
      <text:p text:style-name="P4">
Після деокупації дівчина звернулась до правоохоронних органів з метоюпритягнення до відповідальності ґвалтівників.</text:p>
      <text:p text:style-name="P4">
Досудове розслідування проводить СБУ.</text:p>
      <text:p text:style-name="P4">
<text:a xlink:type="simple" xlink:href="https://armyinform.com.ua/wp-content/uploads/2023/04/1-13.jpg" text:style-name="Internet_20_link" text:visited-style-name="Visited_20_Internet_20_Link">
<draw:frame draw:style-name="fr1" draw:name="Image307" text:anchor-type="as-char" svg:width="6.9236in" svg:height="6.9236in" draw:z-index="0">
<draw:image xlink:href="../Images/AРМІЯINFORM/2023-04-05T25-00-00-04-00/1-13-150x150.jpg" xlink:type="simple" xlink:show="embed" xlink:actuate="onLoad" draw:mime-type="image/jpeg"/>
</draw:frame>
</text:a>
</text:p>
      <text:p text:style-name="P4">
<text:a xlink:type="simple" xlink:href="https://armyinform.com.ua/wp-content/uploads/2023/04/2-15.jpg" text:style-name="Internet_20_link" text:visited-style-name="Visited_20_Internet_20_Link">
<draw:frame draw:style-name="fr1" draw:name="Image308" text:anchor-type="as-char" svg:width="6.9236in" svg:height="6.9236in" draw:z-index="0">
<draw:image xlink:href="../Images/AРМІЯINFORM/2023-04-05T25-00-00-04-00/2-15-150x150.jpg" xlink:type="simple" xlink:show="embed" xlink:actuate="onLoad" draw:mime-type="image/jpeg"/>
</draw:frame>
</text:a>
</text:p>
      <text:p text:style-name="P4">
<text:a xlink:type="simple" xlink:href="https://armyinform.com.ua/wp-content/uploads/2023/04/3-11.jpg" text:style-name="Internet_20_link" text:visited-style-name="Visited_20_Internet_20_Link">
<draw:frame draw:style-name="fr1" draw:name="Image309" text:anchor-type="as-char" svg:width="6.9236in" svg:height="6.9236in" draw:z-index="0">
<draw:image xlink:href="../Images/AРМІЯINFORM/2023-04-05T25-00-00-04-00/3-11-150x150.jpg" xlink:type="simple" xlink:show="embed" xlink:actuate="onLoad" draw:mime-type="image/jpeg"/>
</draw:frame>
</text:a>
</text:p>
      <text:p text:style-name="P4">
Source: <text:a xlink:type="simple" xlink:href="https://armyinform.com.ua/2023/04/05/identyfikovano-troh-rosijskyh-vijskovyh-yaki-pid-chas-okupacziyi-harkivshhyny-zgvaltuvaly-molodu-divchynu/" text:style-name="Internet_20_link" text:visited-style-name="Visited_20_Internet_20_Link">
https://armyinform.com.ua/2023/04/05/identyfikovano-troh-rosijskyh-vijskovyh-yaki-pid-chas-okupacziyi-harkivshhyny-zgvaltuvaly-molodu-divchynu/</text:a>
</text:p>
      <!--NEWS-->
      <text:h text:style-name="P10" text:outline-level="1">
<text:span text:style-name="T4">
Не можуть бути нормою такі війни, як зараз веде росія проти України — виступ Президента на спільному засіданні Сенату й Палати депутатів Національного конгресу Чилі</text:span>
</text:h>
      <text:p text:style-name="P4">
Author: ['АРМІЯINFORM']</text:p>
      <text:p text:style-name="P4">
Time: 2023-04-05T26:00:00-04:00</text:p>
      <text:p text:style-name="P4">
Description: Пане голово Сенату, пане голово Палати депутатів!  Вдячний вам за ваші слова, за так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elenskyj.jpeg" text:style-name="Internet_20_link" text:visited-style-name="Visited_20_Internet_20_Link">
zelenskyj.jpeg</text:a>
', '<text:a xlink:type="simple" xlink:href="https://armyinform.com.ua/wp-content/uploads/2023/04/zelenskyj-1-150x150.jpeg" text:style-name="Internet_20_link" text:visited-style-name="Visited_20_Internet_20_Link">
zelenskyj-1-150x150.jpeg</text:a>
', '<text:a xlink:type="simple" xlink:href="https://armyinform.com.ua/wp-content/uploads/2023/04/zelenskyj-2-150x150.jpeg" text:style-name="Internet_20_link" text:visited-style-name="Visited_20_Internet_20_Link">
zelenskyj-2-150x150.jpeg</text:a>
', '<text:a xlink:type="simple" xlink:href="https://armyinform.com.ua/wp-content/uploads/2023/04/zelenskyj-3-150x150.jpeg" text:style-name="Internet_20_link" text:visited-style-name="Visited_20_Internet_20_Link">
zelenskyj-3-150x150.jpeg</text:a>
']</text:p>
      <text:p text:style-name="P4">
Tags: ['STOPRUSSIA', 'АГРЕСІЯ РФ', 'ВІЙНА', 'ВОЛОДИМИР ЗЕЛЕНСЬКИЙ', 'ВТОРГНЕННЯ РФ', 'ПРЕЗИДЕНТ УКРАЇНИ', 'ЧИЛІ']</text:p>
      <text:p text:style-name="P4">
Category: News</text:p>
      <!--METADATA-->
      <text:p text:style-name="P4">
<draw:frame draw:style-name="fr1" draw:name="Image310" text:anchor-type="as-char" svg:width="6.9236in" svg:height="4.613521in" draw:z-index="0">
<draw:image xlink:href="../Images/AРМІЯINFORM/2023-04-05T26-00-00-04-00/zelenskyj.jpeg" xlink:type="simple" xlink:show="embed" xlink:actuate="onLoad" draw:mime-type="image/jpeg"/>
</draw:frame>
</text:p>
      <text:p text:style-name="P4">
Пане голово Сенату, пане голово Палати депутатів!</text:p>
      <text:p text:style-name="P4">
Вдячний вам за ваші слова, за таке добре привітання.</text:p>
      <text:p text:style-name="P4">
Я бачу наш прапор у вас. Дякую вам за повагу до нашого прапора, нашого гімну,до моєї держави!</text:p>
      <text:p text:style-name="P4">
Пані та панове!</text:p>
      <text:p text:style-name="P4">
Шановні члени Національного конгресу Чилі, шановні представники й представницідипломатичного корпусу, шановні журналісти!</text:p>
      <text:p text:style-name="P4">
Чилійський народе!</text:p>
      <text:p text:style-name="P4">
Дозвольте мені розпочати моє звернення з однієї історії. З історії про місце,у якому діти малювали.</text:p>
      <text:p text:style-name="P4">
Звичайні діти, але незвичайні малюнки. На стінах. У школі. У підвалі.</text:p>
      <text:p text:style-name="P4">
У селі Ягідному в нашій Чернігівській області, де російські солдатиперетворили звичайну сільську школу на концентраційний табір.</text:p>
      <text:p text:style-name="P4">
Вони зігнали туди всіх жителів села. Усіх! У підвал. Дітей і дорослих. Зовсімлітніх людей. Жінок і чоловіків. Менш як 200 квадратних метрів на понад 360людей.</text:p>
      <text:p text:style-name="P4">
Можливо, ви ще не чули про це місце. Але я хочу розказати вам про нього.</text:p>
      <text:p text:style-name="P4">
Розказати про стіни цього підвалу в Ягідному, на яких діти малювали те, щомалюють будь-які діти в будь-якій країні: друзів, рідних, своє життя, своїмрії, футболістів, інших своїх героїв.</text:p>
      <text:p text:style-name="P4">
Діти намагалися писати рядки нашого гімну, який щойно тут у вас звучав, рядкигімну на стінах… А дорослі вели підрахунок. Теж на стінах. Скільки днів минулоу тому підвалі й скільки людей загинуло, не витримавши таких умов. Їхніпрізвища й досі на тих стінах. Я вчора був там, я все це бачив.</text:p>
      <text:p text:style-name="P4">
Від третього до 30 березня минулого року проіснував концтабір у Ягідному.</text:p>
      <text:p text:style-name="P4">
На початку людей іще випускали на вулицю. По одному. Інколи. Хоча б у туалет.</text:p>
      <text:p text:style-name="P4">
А потім їх і цього позбавили. Жодної хвилини сонця й неба. Темрява підвалу,тиснява, пил і відро замість туалету.</text:p>
      <text:p text:style-name="P4">
Ми точно знаємо про десятьох загиблих там. Люди просто не витримували. Знаємой про тих, кого розстріляли потім у селі, хто зник безвісти.</text:p>
      <text:p text:style-name="P4">
І я не хочу говорити публічно зараз про те, що окупанти почали робити, колилюди сказали, що загиблих треба поховати.</text:p>
      <text:p text:style-name="P4">
Це було пекло на землі. Пекло, яке прийшло в Україну з російською армією.</text:p>
      <text:p text:style-name="P4">
Можливо, десь на вашому континенті, у якихось країнах іще залишилися позитивнічи ностальгічні спогади про період відносин із Радянським Союзом чи про туросію, якою вона прикидалася після 1991 року. Але зараз ось цей концтабір уЯгідному характеризує, з ким ми маємо справу.</text:p>
      <text:p text:style-name="P4">
Навіщо було потрібне таке знущання з людей? Що може бути мотивом, щоб триматитри тижні все село в нелюдських умовах у підвалі?</text:p>
      <text:p text:style-name="P4">
Це фашизм ХХІ століття. Він так діє. Це диктатура. Вона таке робить.</text:p>
      <text:p text:style-name="P4">
І коли ми звертаємося до партнерів по зброю, ми звертаємося виключно позахист. І майже 1900 українських міст і сіл нашим воїнам вдалося звільнити відросійської окупації. Ягідне — серед них.</text:p>
      <text:p text:style-name="P4">
Багато сіл, містечок і міст пережили ще гірші знущання. Вони просто спалені.</text:p>
      <text:p text:style-name="P4">
Уявіть колись міцне село, наприклад, Посад-Покровське Херсонської областіУкраїни, у якому жило понад 2 тисячі людей, а тепер майже всі будинки розбиті.Якщо бути точним, 96% пошкоджень обстрілами. Ось це прийшла росія!</text:p>
      <text:p text:style-name="P4">
Уявіть, коли в одній тільки області ще 50 таких майже повністю розбитих війноюсіл.</text:p>
      <text:p text:style-name="P4">
Уявіть місто, яке десятиліттями славилося своєю промисловістю, своїм морськимпортом. А зараз місто мертве. Убите росією. Це наш Маріуполь.</text:p>
      <text:p text:style-name="P4">
<text:a xlink:type="simple" xlink:href="https://armyinform.com.ua/wp-content/uploads/2023/04/zelenskyj-1.jpeg" text:style-name="Internet_20_link" text:visited-style-name="Visited_20_Internet_20_Link">
<draw:frame draw:style-name="fr1" draw:name="Image311" text:anchor-type="as-char" svg:width="6.9236in" svg:height="6.9236in" draw:z-index="0">
<draw:image xlink:href="../Images/AРМІЯINFORM/2023-04-05T26-00-00-04-00/zelenskyj-1-150x150.jpeg" xlink:type="simple" xlink:show="embed" xlink:actuate="onLoad" draw:mime-type="image/jpeg"/>
</draw:frame>
</text:a>
</text:p>
      <text:p text:style-name="P4">
<text:a xlink:type="simple" xlink:href="https://armyinform.com.ua/wp-content/uploads/2023/04/zelenskyj-2.jpeg" text:style-name="Internet_20_link" text:visited-style-name="Visited_20_Internet_20_Link">
<draw:frame draw:style-name="fr1" draw:name="Image312" text:anchor-type="as-char" svg:width="6.9236in" svg:height="6.9236in" draw:z-index="0">
<draw:image xlink:href="../Images/AРМІЯINFORM/2023-04-05T26-00-00-04-00/zelenskyj-2-150x150.jpeg" xlink:type="simple" xlink:show="embed" xlink:actuate="onLoad" draw:mime-type="image/jpeg"/>
</draw:frame>
</text:a>
</text:p>
      <text:p text:style-name="P4">
<text:a xlink:type="simple" xlink:href="https://armyinform.com.ua/wp-content/uploads/2023/04/zelenskyj-3.jpeg" text:style-name="Internet_20_link" text:visited-style-name="Visited_20_Internet_20_Link">
<draw:frame draw:style-name="fr1" draw:name="Image313" text:anchor-type="as-char" svg:width="6.9236in" svg:height="6.9236in" draw:z-index="0">
<draw:image xlink:href="../Images/AРМІЯINFORM/2023-04-05T26-00-00-04-00/zelenskyj-3-150x150.jpeg" xlink:type="simple" xlink:show="embed" xlink:actuate="onLoad" draw:mime-type="image/jpeg"/>
</draw:frame>
</text:a>
</text:p>
      <text:p text:style-name="P4">
Уявіть одну з найбільших українських цінностей, одну з найбільших людськихцінностей — родючі поля, які століттями забезпечували добробут. На півднінашої країни, на сході також.</text:p>
      <text:p text:style-name="P4">
Поля, які зараз забруднені російськими мінами. Нерідко російські ракети, що нерозірвалися, від систем залпового вогню стирчать із цієї землі, нагадуючи проте, що агресії однієї держави проти іншої не може бути жодного виправдання.</text:p>
      <text:p text:style-name="P4">
Пані та панове!</text:p>
      <text:p text:style-name="P4">
Чилійський народе!</text:p>
      <text:p text:style-name="P4">
Ще майже 1900 українських міст і сіл ми повинні звільнити від російського зла!</text:p>
      <text:p text:style-name="P4">
Саме для цього ми створили коаліцію країн, що допомагають Україні боронитинашу національну незалежність і життя наших людей.</text:p>
      <text:p text:style-name="P4">
Саме для цього я запропонував ще минулої осені формулу миру — десять пунктів,які здатні повернути Україні безпеку, а всій Європі та всьому світу —стабільність, порушену російським фашизмом.</text:p>
      <text:p text:style-name="P4">
Саме для цього ми звертаємося по підтримку до вас — до чилійського народу.</text:p>
      <text:p text:style-name="P4">
Життя всюди має однакову цінність. Найвищу цінність. Немає нічого, що могло бвиправдати знищення життя мирних людей, приниження мирних людей, підкореннявільних народів та розбійні напади на інші держави заради прибутку.</text:p>
      <text:p text:style-name="P4">
Я вдячний вам, Республіко Чилі, за принципове засудження російської агресії,за підтримку відповідних резолюцій Генасамблеї ООН.</text:p>
      <text:p text:style-name="P4">
Я вдячний пану Президенту Чилі, пану Боричу, за досягнуті дуже важливідомовленості про участь вашої держави в гуманітарному розмінуванні нашоїкраїни, нашої землі. Це те, чого потребують 174 тисячі квадратних кілометрівнашої території, що забруднені російськими мінами.</text:p>
      <text:p text:style-name="P4">
Ми формуємо глобальну коаліцію, щоб виконати це та інші подібні завдання. І явпевнений, що ми їх виконаємо.</text:p>
      <text:p text:style-name="P4">
Всюди у світі не може бути нормою спалення міст і сіл. Не можуть бути нормоюкатівні, якими хтось хоче тримати в покорі людей. Не можуть бути нормоюконцентраційні чи фільтраційні табори, куди зганяють людей і де люди гинуть.</text:p>
      <text:p text:style-name="P4">
Не можуть бути нормами такі війни, як зараз веде росія проти України. А отже,й сама росія, якою вона стала, не може й не буде нормою. Це держава-фашист.Держава-терорист. Держава-зло. Держава, що заслуговує на законне й справедливеставлення світу — ставлення як до злочинця.</text:p>
      <text:p text:style-name="P4">
Чилійський народе!</text:p>
      <text:p text:style-name="P4">
Україна запрошує вас приєднатися до наших миротворчих зусиль. Ваш голос в ООНна підтримку відновлення безпеки й територіальної цілісності України — завжди,завжди дуже важливий.</text:p>
      <text:p text:style-name="P4">
Ваша участь у реалізації пунктів нашої формули миру — а це може бути не лишегуманітарне розмінування — точно додасть сили міжнародному порядку,заснованому на правилах.</text:p>
      <text:p text:style-name="P4">
Я запрошую вас підтримувати наші зусилля для продовольчої безпеки світу. Цете, що залежить від спільних дій усіх країн!</text:p>
      <text:p text:style-name="P4">
Через те що гігантські площі нашої землі забруднені мінами чи перебувають узоні обстрілів, через те що росія блокує наші порти й морські перевезення вЧорному морі, ринок продовольства дестабілізований.</text:p>
      <text:p text:style-name="P4">
Частину постачання нам вдалося розблокувати. Але світ потребує більшого.Просто щоб обсяги на ринку й ціни на їжу на всіх континентах були стабільними.Ви можете бути лідером стабілізаційних зусиль від вашого континенту!</text:p>
      <text:p text:style-name="P4">
Будь ласка, підтримуйте зусилля Міжнародного кримінального суду, якийнещодавно видав ордер на арешт російського диктатора у справі щодонасильницької депортації українських дітей у Росію та спроби знищення їхньоїідентичності шляхом асиміляції та незаконного усиновлення. При живих рідних!</text:p>
      <text:p text:style-name="P4">
Немає такого злочину, який би ще не скоїла росія, ведучи цю війну.</text:p>
      <text:p text:style-name="P4">
І немає такого народу, який міг би залишитися байдужим чи нейтральним дотакого зла.</text:p>
      <text:p text:style-name="P4">
Бо ми всі — люди. Ми всі хочемо, щоб діти наших народів були щасливі, убезпеці. Вчилися й раділи життю, а не малювали на стінах у неволі, у підвалахі таборах.</text:p>
      <text:p text:style-name="P4">
Я дякую вам за увагу! Дякую вам за підтримку!</text:p>
      <text:p text:style-name="P4">
Хай диктатура завжди програє, а життя — завжди перемагає!</text:p>
      <text:p text:style-name="P4">
Дякую!</text:p>
      <text:p text:style-name="P4">
Слава Україні!</text:p>
      <text:p text:style-name="P4">
<text:span text:style-name="T4">
Джерело:</text:span>
 <text:a xlink:type="simple" xlink:href="https://www.president.gov.ua/news/ne-mozhut-buti-normoyu-taki-vijni-yak-zaraz-vede-rosiya-prot-82093" text:style-name="Internet_20_link" text:visited-style-name="Visited_20_Internet_20_Link">
Офіційне інтернет-представництво ПрезидентаУкраїни.</text:a>
</text:p>
      <text:p text:style-name="P4">
Source: <text:a xlink:type="simple" xlink:href="https://armyinform.com.ua/2023/04/05/ne-mozhut-buty-normoyu-taki-vijny-yak-zaraz-vede-rosiya-proty-ukrayiny-vystup-prezydenta-na-spilnomu-zasidanni-senatu-j-palaty-deputativ-naczionalnogo-kongresu-chyl/" text:style-name="Internet_20_link" text:visited-style-name="Visited_20_Internet_20_Link">
https://armyinform.com.ua/2023/04/05/ne-mozhut-buty-normoyu-taki-vijny-yak-zaraz-vede-rosiya-proty-ukrayiny-vystup-prezydenta-na-spilnomu-zasidanni-senatu-j-palaty-deputativ-naczionalnogo-kongresu-chyl/</text:a>
</text:p>
      <!--NEWS-->
      <text:h text:style-name="P10" text:outline-level="1">
<text:span text:style-name="T4">
Повний комплекс робіт із гуманітарного розмінування в Україні оцінюється в 37,4 млрд доларів</text:span>
</text:h>
      <text:p text:style-name="P4">
Author: ['АРМІЯINFORM']</text:p>
      <text:p text:style-name="P4">
Time: 2023-04-05T27:00:00-04:00</text:p>
      <text:p text:style-name="P4">
Description: За оцінкою Світового банку, повний комплекс робіт із гуманітарного розмінування буд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hmygal-kmu.jpg" text:style-name="Internet_20_link" text:visited-style-name="Visited_20_Internet_20_Link">
shmygal-kmu.jpg</text:a>
']</text:p>
      <text:p text:style-name="P4">
Tags: ['STOPRUSSIA', 'АГРЕСІЯ РФ', 'ВІЙНА', 'ВТОРГНЕННЯ РФ', 'ГУМАНІТАРНЕ РОЗМІНУВАННЯ', 'ДЕНИС ШМИГАЛЬ']</text:p>
      <text:p text:style-name="P4">
Category: News</text:p>
      <!--METADATA-->
      <text:p text:style-name="P4">
<draw:frame draw:style-name="fr1" draw:name="Image314" text:anchor-type="as-char" svg:width="6.9236in" svg:height="4.610104in" draw:z-index="0">
<draw:image xlink:href="../Images/AРМІЯINFORM/2023-04-05T27-00-00-04-00/shmygal-kmu.jpg" xlink:type="simple" xlink:show="embed" xlink:actuate="onLoad" draw:mime-type="image/jpeg"/>
</draw:frame>
</text:p>
      <text:p text:style-name="P4">
За оцінкою Світового банку, повний комплекс робіт із гуманітарногорозмінування буде коштувати 37,4 млрд доларів. Лише потреби на поточний ріксягають понад 397 млн доларів. Про це зазначив Прем’єр-міністр Денис Шмигаль.</text:p>
      <text:p text:style-name="P4">
Про це йдеться у <text:a xlink:type="simple" xlink:href="https://www.kmu.gov.ua/news/povnyi-kompleks-robit-iz-humanitarnoho-rozminuvannia-v-ukraini-otsiniuietsia-v-374-mlrd-dolariv-denys-shmyhal" text:style-name="Internet_20_link" text:visited-style-name="Visited_20_Internet_20_Link">
повідомленні</text:a>
 Департаменту комунікацій Секретаріату КабінетуМіністрів України на Єдиному веб-порталі органів виконавчої влади.</text:p>
      <text:p text:style-name="P4">
«Закликаємо партнерів до активної взаємодії. Зокрема, перспективним є форматпатронату країн G7 над замінованими українськими регіонами. Адже гуманітарнерозмінування сприятиме поверненню життя на деокуповані території. І дозволитьреалізовувати інші проекти відновлення, зокрема критичної та транспортноїінфраструктури», — підкреслив Глава Уряду.</text:p>
      <text:p text:style-name="P4">
Прем’єр-міністр подякував усім, хто допомагає. Європейський Союз, США, Канадата Японія, за його словами, на сьогодні є лідерами в підтримці гуманітарногорозмінування. Залучено 16 млн доларів міжнародної технічної допомоги, єпопередні домовленості про ще 73 млн доларів.</text:p>
      <text:p text:style-name="P4">
Source: <text:a xlink:type="simple" xlink:href="https://armyinform.com.ua/2023/04/05/povnyj-kompleks-robit-iz-gumanitarnogo-rozminuvannya-v-ukrayini-oczinyuyetsya-v-374-mlrd-dolariv/" text:style-name="Internet_20_link" text:visited-style-name="Visited_20_Internet_20_Link">
https://armyinform.com.ua/2023/04/05/povnyj-kompleks-robit-iz-gumanitarnogo-rozminuvannya-v-ukrayini-oczinyuyetsya-v-374-mlrd-dolariv/</text:a>
</text:p>
      <!--NEWS-->
      <text:h text:style-name="P10" text:outline-level="1">
<text:span text:style-name="T4">
На Донеччині у 21 населеному пункті оголошено примусову евакуацію дітей — Ірина Верещук</text:span>
</text:h>
      <text:p text:style-name="P4">
Author: ['АРМІЯINFORM']</text:p>
      <text:p text:style-name="P4">
Time: 2023-04-05T28:00:00-04:00</text:p>
      <text:p text:style-name="P4">
Description: Під головуванням Віцепрем’єр-міністра Ірини Верещук відбулося засідання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evakuacziya-ditej.jpg" text:style-name="Internet_20_link" text:visited-style-name="Visited_20_Internet_20_Link">
evakuacziya-ditej.jpg</text:a>
']</text:p>
      <text:p text:style-name="P4">
Tags: []</text:p>
      <text:p text:style-name="P4">
Category: News</text:p>
      <!--METADATA-->
      <text:p text:style-name="P4">
<draw:frame draw:style-name="fr1" draw:name="Image315" text:anchor-type="as-char" svg:width="6.9236in" svg:height="4.615733in" draw:z-index="0">
<draw:image xlink:href="../Images/AРМІЯINFORM/2023-04-05T28-00-00-04-00/evakuacziya-ditej.jpg" xlink:type="simple" xlink:show="embed" xlink:actuate="onLoad" draw:mime-type="image/jpeg"/>
</draw:frame>
</text:p>
      <text:p text:style-name="P4">
Під головуванням Віцепрем’єр-міністра Ірини Верещук відбулося засіданняКоординаційного штабу з питань проведення обов’язкової евакуації населення вумовах воєнного стану.</text:p>
      <text:p text:style-name="P4">
Члени Коордштабу одноголосно підтримали рішення Донецької ОВА про оголошенняобов’язкової евакуації 126 дітей із 21 населеного пункту Донеччини, дебезпекова ситуація залишається критичною.</text:p>
      <text:p text:style-name="P4">
Нині в області працює 5 евакуаційних екіпажів поліції «Білі янголи». Вонизабезпечують безпечне вивезення дітей на броньованих автомобілях.</text:p>
      <text:p text:style-name="P4">
Евакуйовані діти в супроводі одного з батьків або ж законного представникабудуть забезпечені безкоштовним прихистком, соціальними гарантіями,гуманітарною допомогою і психологічною підтримкою.</text:p>
      <text:p text:style-name="P4">
З питань евакуації з Донецької області звертайтеся до представників місцевоївлади або ж за номером: (098) 890-33-18.</text:p>
      <text:p text:style-name="P4">
Для евакуації тяжкохворих та осіб з інвалідністю звертайтеся за телефонами:(099) 710-48-72, (099) 311-53-14, (099) 311-53-36, (096) 108-60-48, (096)108-52-24.</text:p>
      <text:p text:style-name="P4">
Джерело: <text:a xlink:type="simple" xlink:href="https://www.facebook.com/MReintegration/posts/pfbid0g1XQqJDnLtep7MHaAbJtaNdqiJFwYQyNE8rpo7TzhhGR9yyvSfgBuxrNf3bMi9col" text:style-name="Internet_20_link" text:visited-style-name="Visited_20_Internet_20_Link">
Міністерство з питань реінтеграції тимчасово окупованих територійУкраїни</text:a>
</text:p>
      <text:p text:style-name="P4">
Source: <text:a xlink:type="simple" xlink:href="https://armyinform.com.ua/2023/04/05/na-donechchyni-u-21-naselenomu-punkti-ogolosheno-prymusovu-evakuacziyu-ditej-iryna-vereshhuk/" text:style-name="Internet_20_link" text:visited-style-name="Visited_20_Internet_20_Link">
https://armyinform.com.ua/2023/04/05/na-donechchyni-u-21-naselenomu-punkti-ogolosheno-prymusovu-evakuacziyu-ditej-iryna-vereshhuk/</text:a>
</text:p>
      <!--NEWS-->
      <text:h text:style-name="P10" text:outline-level="1">
<text:span text:style-name="T4">
Мінветеранів отримало 15 тисяч заяв на виплату грошової допомоги від Червоного Хреста України</text:span>
</text:h>
      <text:p text:style-name="P4">
Author: ['АРМІЯINFORM']</text:p>
      <text:p text:style-name="P4">
Time: 2023-04-05T29:00:00-04:00</text:p>
      <text:p text:style-name="P4">
Description: 4 квітня, завершився другий етап спільного проєкту з підтримки ветеранів і ветеранок,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000_zayav-2.jpg" text:style-name="Internet_20_link" text:visited-style-name="Visited_20_Internet_20_Link">
15000_zayav-2.jpg</text:a>
']</text:p>
      <text:p text:style-name="P4">
Tags: ['STOPRUSSIA', 'АГРЕСІЯ РФ', 'ВЕТЕРАНИ ВІЙНИ', 'ВІЙНА', 'ВТОРГНЕННЯ РФ', 'МІНВЕТЕРАНІВ']</text:p>
      <text:p text:style-name="P4">
Category: News</text:p>
      <!--METADATA-->
      <text:p text:style-name="P4">
<draw:frame draw:style-name="fr1" draw:name="Image316" text:anchor-type="as-char" svg:width="6.9236in" svg:height="4.85229in" draw:z-index="0">
<draw:image xlink:href="../Images/AРМІЯINFORM/2023-04-05T29-00-00-04-00/15000_zayav-2.jpg" xlink:type="simple" xlink:show="embed" xlink:actuate="onLoad" draw:mime-type="image/jpeg"/>
</draw:frame>
</text:p>
      <text:p text:style-name="P4">
4 квітня, завершився другий етап спільного проєкту з підтримки ветеранів іветеранок, які дістали інвалідність внаслідок війни І або II групи. Заявники,що пройдуть верифікацію, отримають одним платежем кошти на свій банківськийрахунок у розмірі 4 тис. гривень на місяць. Виплати будуть здійснюватисявпродовж чотирьох місяців незалежно від наявності інших видів допомоги.</text:p>
      <text:p text:style-name="P4">
Це повідомлення <text:a xlink:type="simple" xlink:href="https://mva.gov.ua/ua/news/minveteraniv-otrimalo-15-tisyach-zayav-na-viplatu-groshovoyi-dopomogi-vid-tovaristva-chervonogo-hresta-ukrayini" text:style-name="Internet_20_link" text:visited-style-name="Visited_20_Internet_20_Link">
міститься</text:a>
 на сайті Міністерства у справах ветеранів України.</text:p>
      <text:p text:style-name="P4">
Надалі, за умовами проєкту, можливість подачі заяв в електронній формітимчасово припиняється задля завершення процесу виплати коштів на банківськікартки заявникам та удосконалення технічних процесів. Команда Мінветераніввибудовує простий, доступний і прозорий сервіс.</text:p>
      <text:p text:style-name="P4">
Про продовження проєкту щодо виплати грошової допомоги від Червоного ХрестаУкраїни буде повідомлено на інформаційних ресурсах Мінветеранів.</text:p>
      <text:p text:style-name="P4">
Мінветеранів нагадало, що перші 10 тисяч заяв від ветеранів і ветеранок, якімають інвалідність внаслідок війни І або II групи, надійшли наприкінці лютого.Надалі було проведено моніторинг якості надання послуги, завершення процесувиплати коштів на банківські картки заявникам та удосконалення технічнихпроцесів.</text:p>
      <text:p text:style-name="P4">
Source: <text:a xlink:type="simple" xlink:href="https://armyinform.com.ua/2023/04/05/minveteraniv-otrymalo-15-tysyach-zayav-na-vyplatu-groshovoyi-dopomogy-vid-chervonogo-hresta-ukrayiny/" text:style-name="Internet_20_link" text:visited-style-name="Visited_20_Internet_20_Link">
https://armyinform.com.ua/2023/04/05/minveteraniv-otrymalo-15-tysyach-zayav-na-vyplatu-groshovoyi-dopomogy-vid-chervonogo-hresta-ukrayiny/</text:a>
</text:p>
      <!--NEWS-->
      <text:h text:style-name="P10" text:outline-level="1">
<text:span text:style-name="T4">
Посилюємо кібербезпеку: Уряд затвердив механізм реагування на кібератаки</text:span>
</text:h>
      <text:p text:style-name="P4">
Author: ['АРМІЯINFORM']</text:p>
      <text:p text:style-name="P4">
Time: 2023-04-05T30:00:00-04:00</text:p>
      <text:p text:style-name="P4">
Description: Кабінет Міністрів України ухвалив постанову, яка визначає процедуру реаг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498568713-9864.jpg" text:style-name="Internet_20_link" text:visited-style-name="Visited_20_Internet_20_Link">
630_360_1498568713-9864.jpg</text:a>
']</text:p>
      <text:p text:style-name="P4">
Tags: ['STOPRUSSIA', 'АГРЕСІЯ РФ', 'ВІЙНА', 'ВТОРГНЕННЯ РФ']</text:p>
      <text:p text:style-name="P4">
Category: News</text:p>
      <!--METADATA-->
      <text:p text:style-name="P4">
<draw:frame draw:style-name="fr1" draw:name="Image317" text:anchor-type="as-char" svg:width="6.9236in" svg:height="3.956343in" draw:z-index="0">
<draw:image xlink:href="../Images/AРМІЯINFORM/2023-04-05T30-00-00-04-00/630_360_1498568713-9864.jpg" xlink:type="simple" xlink:show="embed" xlink:actuate="onLoad" draw:mime-type="image/jpeg"/>
</draw:frame>
</text:p>
      <text:p text:style-name="P4">
Кабінет Міністрів України ухвалив постанову, яка визначає процедуру реагуванняна кіберінциденти та кібератаки. Це дасть можливість вчасно реагувати іпланувати заходи із кіберзахисту.</text:p>
      <text:p text:style-name="P4">
Зараз відбувається перша світова кібервійна. Тому надзвичайно важливопосилювати кіберстійкість країни. Для цього необхідно вчасно і правильнореагувати на кібератаки, щоб уникнути негативних наслідків. Визначений порядокреагування дасть змогу:</text:p>
      <text:p text:style-name="P4">
швидко виявити та захиститися від кіберінцидентів чи кібератак;</text:p>
      <text:p text:style-name="P4">
повідомити про небезпеку, запобігти негативним наслідкам чи мінімізувати їх;</text:p>
      <text:p text:style-name="P4">
виявити і виправити вразливості;</text:p>
      <text:p text:style-name="P4">
відновити сталість і надійність функціонування інформаційних, електроннихкомунікаційних, інформаційно-комунікаційних, технологічних систем та іншихоб’єктів кіберзахисту.</text:p>
      <text:p text:style-name="P4">
Процедура реагування на кібератаки та кіберінциденти складається з декількохетапів: підготовка, виявлення й аналіз, стримування, усунення, відновлення,аналіз ефективності заходів з реагування. Також постанова визначає критичністькібератак та кіберінцидентів.</text:p>
      <text:p text:style-name="P4">
Документ розроблений Державною службою спеціального зв’язку та захистуінформації України на виконання Плану реалізації Стратегії кібербезпекиУкраїни.</text:p>
      <text:p text:style-name="P4">
Джерело: <text:a xlink:type="simple" xlink:href="https://www.kmu.gov.ua/news/posyliuiemo-kiberbezpeku-uriad-zatverdyv-mekhanizm-reahuvannia-na-kiberataky" text:style-name="Internet_20_link" text:visited-style-name="Visited_20_Internet_20_Link">
Урядовий портал</text:a>
</text:p>
      <text:p text:style-name="P4">
Source: <text:a xlink:type="simple" xlink:href="https://armyinform.com.ua/2023/04/05/posylyuyemo-kiberbezpeku-uryad-zatverdyv-mehanizm-reaguvannya-na-kiberataky/" text:style-name="Internet_20_link" text:visited-style-name="Visited_20_Internet_20_Link">
https://armyinform.com.ua/2023/04/05/posylyuyemo-kiberbezpeku-uryad-zatverdyv-mehanizm-reaguvannya-na-kiberataky/</text:a>
</text:p>
      <!--NEWS-->
      <text:h text:style-name="P10" text:outline-level="1">
<text:span text:style-name="T4">
Відбулось бойове злагодження підрозділів Донецької окремої бригади Сил територіальної оборони (ВІДЕО)</text:span>
</text:h>
      <text:p text:style-name="P4">
Author: ['АРМІЯINFORM']</text:p>
      <text:p text:style-name="P4">
Time: 2023-04-05T31:00:00-04:00</text:p>
      <text:p text:style-name="P4">
Description: В умовах, наближених до реальних, відбулось бойове злагодження декількох підрозд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vchannya-syl-tro.png" text:style-name="Internet_20_link" text:visited-style-name="Visited_20_Internet_20_Link">
navchannya-syl-tro.png</text:a>
']</text:p>
      <text:p text:style-name="P4">
Tags: ['STOPRUSSIA', 'АГРЕСІЯ РФ', 'БОЙОВЕ ЗЛАГОДЖЕННЯ', 'ВІЙНА', 'ВТОРГНЕННЯ РФ', 'СИЛИ ТРО ЗСУ']</text:p>
      <text:p text:style-name="P4">
Category: News</text:p>
      <!--METADATA-->
      <text:p text:style-name="P4">
<draw:frame draw:style-name="fr1" draw:name="Image318" text:anchor-type="as-char" svg:width="6.9236in" svg:height="4.925357in" draw:z-index="0">
<draw:image xlink:href="../Images/AРМІЯINFORM/2023-04-05T31-00-00-04-00/navchannya-syl-tro.png" xlink:type="simple" xlink:show="embed" xlink:actuate="onLoad" draw:mime-type="image/png"/>
</draw:frame>
</text:p>
      <text:p text:style-name="P4">
В умовах, наближених до реальних, відбулось бойове злагодження декількохпідрозділів Донецької окремої бригади Сил територіальної оборони.</text:p>
      <text:p text:style-name="P4">
Про це<text:a xlink:type="simple" xlink:href="https://www.facebook.com/TerritorialDefenseForces/videos/903925577484314/" text:style-name="Internet_20_link" text:visited-style-name="Visited_20_Internet_20_Link">
пише</text:a>
Регіональне управління Сил територіальної оборони «Схід» ЗС України уFacebook, на офіційній сторінці Сил ТрО.</text:p>
      <text:p text:style-name="P4">
Місцевість була підібрана не випадково, саме такий рельєф та ґрунт має ріднийдля бригади Донбас. Як навчаються бійці Сил тероборони видно на відео підповідомленням.</text:p>
      <text:p text:style-name="P4">
;</text:p>
      <text:p text:style-name="P4">
Source: <text:a xlink:type="simple" xlink:href="https://armyinform.com.ua/2023/04/05/vidbulosya-bojove-zlagodzhennya-pidrozdiliv-doneczkoyi-okremoyi-brygady-syl-terytorialnoyi-oborony-video/" text:style-name="Internet_20_link" text:visited-style-name="Visited_20_Internet_20_Link">
https://armyinform.com.ua/2023/04/05/vidbulosya-bojove-zlagodzhennya-pidrozdiliv-doneczkoyi-okremoyi-brygady-syl-terytorialnoyi-oborony-video/</text:a>
</text:p>
      <!--NEWS-->
      <text:h text:style-name="P10" text:outline-level="1">
<text:span text:style-name="T4">
Українська делегація на 67-й сесії Комісії ООН зі становища жінок стала «голосом правди» про злочини росії — Ольга Стефанішина</text:span>
</text:h>
      <text:p text:style-name="P4">
Author: ['АРМІЯINFORM']</text:p>
      <text:p text:style-name="P4">
Time: 2023-04-05T32:00:00-04:00</text:p>
      <text:p text:style-name="P4">
Description: «У зв’язку з триваючою широкомасштабною війною, на сесії ми мали свою особливу місію.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efanishyna-scaled.jpg" text:style-name="Internet_20_link" text:visited-style-name="Visited_20_Internet_20_Link">
stefanishyna-scaled.jpg</text:a>
']</text:p>
      <text:p text:style-name="P4">
Tags: ['STOPRUSSIA', 'АГРЕСІЯ РФ', 'ВІЙНА', 'ВТОРГНЕННЯ РФ', 'ОЛЬГА СТЕФАНІШИНА', 'ООН']</text:p>
      <text:p text:style-name="P4">
Category: News</text:p>
      <!--METADATA-->
      <text:p text:style-name="P4">
<draw:frame draw:style-name="fr1" draw:name="Image319" text:anchor-type="as-char" svg:width="6.9236in" svg:height="4.615733in" draw:z-index="0">
<draw:image xlink:href="../Images/AРМІЯINFORM/2023-04-05T32-00-00-04-00/stefanishyna-scaled.jpg" xlink:type="simple" xlink:show="embed" xlink:actuate="onLoad" draw:mime-type="image/jpeg"/>
</draw:frame>
</text:p>
      <text:p text:style-name="P4">
«У зв’язку з триваючою широкомасштабною війною, на сесії ми мали свою особливумісію. Для нас було надзвичайно важливо, щоб питання злочинів, які коїть росіяна території України, та покарання за них стало магістральним протягом всіхднів Комісії. Україна була „голосом правди“», — заявила Віцепрем’єр-міністр зпитань європейської та євроатлантичної інтеграції Ольга Стефанішина під часпублічного діалогу учасників урядової делегації, яка представляла Україну на67-й сесій Комісії ООН зі становища жінок, що відбувалась у Нью-Йорку.</text:p>
      <text:p text:style-name="P4">
Про це на Урядовому порталі<text:a xlink:type="simple" xlink:href="https://www.kmu.gov.ua/news/ukrainska-delehatsiia-na-67-i-sesii-komisii-oon-zi-stanovyshcha-zhinok-stala-holosom-pravdy-pro-zlochyny-rosii-olha-stefanishyna" text:style-name="Internet_20_link" text:visited-style-name="Visited_20_Internet_20_Link">
повідомляє</text:a>
 Служба Віцепрем’єр-міністра України.</text:p>
      <text:p text:style-name="P4">
Участь у заході також взяли: Катерина Левченко, Урядовий Уповноважений зпитань гендерної політики в Україні; Сабін Фрейзер, Представниця ООН Жінки вУкраїні; Тетяна Бережна, заступник Міністра економіки України; Уляна Токарєва,заступник Міністра соціальної політики; Євгенія Кравчук, депутат ВРУ.</text:p>
      <text:p text:style-name="P4">
Віцепрем’єр-міністр зауважила, що цьогорічна Комісія стала наймасштабнішою змоменту її створення, та наголосила на важливості присутності України на такихглобальних заходах для унеможливлення просування російських наративів середінших країн.</text:p>
      <text:p text:style-name="P4">
«У деяких елементах системи ООН, які залучені до гуманітарного реагування тамоніторингу дотримання норм гуманітарного права, присутність росії дужевисока. Відтак, для нас критично використовувати всі можливості, щобпопередити будь-які маніпуляції й поширення пропагандистських теорій з бокуросії. Це особливо важливо на таких майданчиках, де присутні не лише країни ЄСта НАТО, а й країни Азії, Африки й тих регіонів, з якими у нас поки немаєстійкого об’єднаного порядку денного», — підкреслила голова українськоїделегації Віцепрем’єр-міністр з питань європейської та євроатлантичноїінтеграції Ольга Стефанішина.</text:p>
      <text:p text:style-name="P4">
Урядовиця зауважила, що для України ключовим завданням під час усіх днівзаходу стало привернення уваги світової спільноти до злочинних дій рф вУкраїні, їх впливу на життя громадян та становище жінок зокрема.</text:p>
      <text:p text:style-name="P4">
Учасники діалогу наголосили, що завдяки тому, що Уряд України протягомостанніх років пріоретизував питання діджиталізації, з 24 лютого минулого рокукраїна змогла дуже оперативно дати громадянам інформацію й доступ до наявнихслужб допомоги, створити нові сервіси, зокрема онлайн підтримки. В межах 67-їсесії Комісії українська сторона поділилась цим досвідом з іншими країнами-учасницями.</text:p>
      <text:p text:style-name="P4">
Ольга Стефанішина зауважила, що ще одним наскрізним питанням Комісії булапідтримка українських жінок, зокрема тимчасово переміщених за кордон.</text:p>
      <text:p text:style-name="P4">
«Війна змусила жінок взяти на себе роль економічного драйвера як своєї родини,так і країни в цілому. Жінки, які вимушено тимчасово виїхали за межі країни,відкривають бізнеси та філіали українських компаній в різних куточках світу.Багато хто зробив релокацію всередині держави. Це дозволило нам вижити вумовах війни, втримати економіку і це ті кейси, які ми сьогодні приносимо усвіт. Цей досвід потрібно врахувати й у післявоєнному відновленні країни йпереосмислити роль жінки в економіці», — додала Ольга Стефанішина.</text:p>
      <text:p text:style-name="P4">
Учасники також зауважили на тому, що досвід повномасштабного вторгнення вУкраїну, зокрема, став приводом для перегляду Резолюції РБ ООН 1325 «Жінки.Мир. Безпека» на період до 2025 року, де представникам України вдалосявідстояти наші національні пріоритети. Іншим важливим досягненням українськоїделегації в межах Комісії стало доєднання до новоствореного ГлобальногоАльянсу з протидії сексуальному насильству під час конфліктів, де Україна будеспівголовою до кінця 2023 року.</text:p>
      <text:p text:style-name="P4">
«Альянс дозволить ще більше розповідати про злочини, які коять росіяни тазробить наш голос гучнішим на міжнародній арені. Крім того, завданням Альянсує включення постраждалих від сексуального насильства в процес розробки тареалізації політик на міжнародному та національному рівнях. Це дозволитьпосилити клієнтоорієнтованість надання послуг постраждалим та діалог з ними»,— підкреслила Урядовий Уповноважений з питань гендерної політики КатеринаЛевченко, Віцеголова української делегації.</text:p>
      <text:p text:style-name="P4">
Окремо йшлося про запобігання й протидію домашньому насильству. ОльгаСтефанішина наголосила, що в умовах війни питання протидії домашньомунасильству набуває зовсім іншого значення. Воно стає одним з наслідків війни,тому важливо переосмислити та адаптувати до нових реалій відповідну державнуполітику.</text:p>
      <text:p text:style-name="P4">
Представниця ООН Жінки в Україні Сабін Фрейзер відзначила, що попри триваючівоєнні дії, Україна змогла показати хороший результат в реалізації державноїполітики у напрямку гендерної рівності та захисту прав жінок. Вона висловиланамір інтенсифікувати співпрацю з представниками Уряду України тагромадянського суспільства у реагуванні й протидії насильству, зокремасексуальному. Також пані Сабін оголосила про намір підтримувати Уряд унапрямку підвищення обізнаності жінок у сфері цифрових технологій і розширеннідоступу до них. Це сприятиме як підвищенню економічної спроможності жінок, такі економічному зростанню країни в цілому.</text:p>
      <text:p text:style-name="P4">
Захід відбувся за ініціативи Офісу Віцепрем’єр-міністра з питань європейськоїта євроатлантичної інтеграції спільно з Апаратом Урядової Уповноваженої зпитань гендерної рівності за підтримки ООН Жінки, в межах проєкту«Трансформаційні підходи для досягнення гендерної рівності в Україні», щофінансується Урядом Швеції.</text:p>
      <text:p text:style-name="P4">
<text:span text:style-name="T4">
Довідково:</text:span>
</text:p>
      <text:p text:style-name="P4">
Комісія зі становища жінок — це функціональний орган Економічної і соціальноїради ООН (ЕКОСОР). Вона займається оглядом застосування міжнародних стандартівіз захисту та просування прав жінок, а також розробкою пропозицій щодо їхвиконання.</text:p>
      <text:p text:style-name="P4">
Тематика цьогорічної Комісії: Інновації та технологічні зміни й освіта вцифрову епоху для досягнення гендерної рівності та розширення можливостей усіхжінок та дівчат.</text:p>
      <text:p text:style-name="P4">
Source: <text:a xlink:type="simple" xlink:href="https://armyinform.com.ua/2023/04/05/ukrayinska-delegacziya-na-67-j-sesiyi-komisiyi-oon-zi-stanovyshha-zhinok-stala-golosom-pravdy-pro-zlochyny-rosiyi-olga-stefanishyna/" text:style-name="Internet_20_link" text:visited-style-name="Visited_20_Internet_20_Link">
https://armyinform.com.ua/2023/04/05/ukrayinska-delegacziya-na-67-j-sesiyi-komisiyi-oon-zi-stanovyshha-zhinok-stala-golosom-pravdy-pro-zlochyny-rosiyi-olga-stefanishyna/</text:a>
</text:p>
      <!--NEWS-->
      <text:h text:style-name="P10" text:outline-level="1">
<text:span text:style-name="T4">
Сили оборони відбили близько 30 атак противника в районі Богданівки, що на Донеччині</text:span>
</text:h>
      <text:p text:style-name="P4">
Author: ['АРМІЯINFORM']</text:p>
      <text:p text:style-name="P4">
Time: 2023-04-05T33:00:00-04:00</text:p>
      <text:p text:style-name="P4">
Description: Про це повідомляє Генеральний штаб ЗСУ.    «На Бахмутському напрямку воро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ІЙНА', 'ВТОРГНЕННЯ РФ', 'ВТРАТИ ВОРОГА', 'ООС']</text:p>
      <text:p text:style-name="P4">
Category: News</text:p>
      <!--METADATA-->
      <text:p text:style-name="P4">
<draw:frame draw:style-name="fr1" draw:name="Image320" text:anchor-type="as-char" svg:width="6.9236in" svg:height="4.603112in" draw:z-index="0">
<draw:image xlink:href="../Images/AРМІЯINFORM/2023-04-05T33-00-00-04-00/316291145_461855632794187_3997898045081184413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RwGWPma2WAM97XQowch8AdmFKHGMjsaoyrR2MVUnYQap48F5ZfiAjSYA6PmBYitl" text:style-name="Internet_20_link" text:visited-style-name="Visited_20_Internet_20_Link">
повідомляє</text:a>
Генеральний штаб ЗСУ.</text:p>
      <text:p text:style-name="P4">
«На Бахмутському напрямку ворог намагається взяти під повний контроль містоБахмут, продовжує його штурмувати. Також окупанти вели безуспішні наступальнідії в районі Богданівки, що на Донеччині. Підрозділи сил оборони протягом добивідбили близько 30 атак противника на зазначеній ділянці фронту. Від ворожихобстрілів постраждали понад 15 населених пунктів, включаючи Васюківку,Міньківку, Оріхово-Василівку, Новомаркове, Бахмут, Часів Яр, Григорівку,Іванівське, Північне та Шуми Донецької області», — йдеться в повідомленні.</text:p>
      <text:p text:style-name="P4">
Зазначається, що на Авдіївському та Мар’їнському напрямках противник вівнаступальні дії в районах Новокалинове, Сєверне, Первомайське та Мар’їнкаДонецької області, успіху не мав. Водночас ворог обстріляв населені пунктиНовобахмутівка, Новокалинове, Авдіївка, Водяне, Первомайське, Красногорівка,Георгіївка та Мар’їнка.</text:p>
      <text:p text:style-name="P4">
Source: <text:a xlink:type="simple" xlink:href="https://armyinform.com.ua/2023/04/05/syly-oborony-vidbyly-blyzko-30-atak-protyvnyka-v-rajoni-bogdanivky-shho-na-donechchyni/" text:style-name="Internet_20_link" text:visited-style-name="Visited_20_Internet_20_Link">
https://armyinform.com.ua/2023/04/05/syly-oborony-vidbyly-blyzko-30-atak-protyvnyka-v-rajoni-bogdanivky-shho-na-donechchyni/</text:a>
</text:p>
      <!--NEWS-->
      <text:h text:style-name="P10" text:outline-level="1">
<text:span text:style-name="T4">
Наші захисники знищили 14 ворожих БПЛА типу «Шахед-136»</text:span>
</text:h>
      <text:p text:style-name="P4">
Author: ['АРМІЯINFORM']</text:p>
      <text:p text:style-name="P4">
Time: 2023-04-05T34:00:00-04:00</text:p>
      <text:p text:style-name="P4">
Description: Про це повідомляє у своєму ранковому зведенні Генеральний штаб ЗСУ.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shah.jpg" text:style-name="Internet_20_link" text:visited-style-name="Visited_20_Internet_20_Link">
shah.jpg</text:a>
']</text:p>
      <text:p text:style-name="P4">
Tags: ['STOPRUSSIA', 'АГРЕСІЯ РФ', 'ВІЙНА', 'ВТОРГНЕННЯ РФ', 'ХРОНІКА ОБОРОНИ']</text:p>
      <text:p text:style-name="P4">
Category: News</text:p>
      <!--METADATA-->
      <text:p text:style-name="P4">
<draw:frame draw:style-name="fr1" draw:name="Image321" text:anchor-type="as-char" svg:width="6.9236in" svg:height="3.89773in" draw:z-index="0">
<draw:image xlink:href="../Images/AРМІЯINFORM/2023-04-05T34-00-00-04-00/shah.jpg" xlink:type="simple" xlink:show="embed" xlink:actuate="onLoad" draw:mime-type="image/jpeg"/>
</draw:frame>
 <text:span text:style-name="T4">
🔥Ситуація щодо російського вторгнення</text:span>
</text:p>
      <text:p text:style-name="P4">
Про це <text:a xlink:type="simple" xlink:href="https://www.facebook.com/GeneralStaff.ua/posts/pfbid02yRwGWPma2WAM97XQowch8AdmFKHGMjsaoyrR2MVUnYQap48F5ZfiAjSYA6PmBYitl" text:style-name="Internet_20_link" text:visited-style-name="Visited_20_Internet_20_Link">
повідомляє</text:a>
усвоєму ранковому зведенні Генеральний штаб ЗСУ.</text:p>
      <text:p text:style-name="P4">
«Протягом минулої доби противник завдав 3 ракетних та 47 авіаційних ударів,зокрема, застосував 17 БПЛА типу „Шахед-136“. 14 з них були знищені нашимизахисниками», — йдеться у повідомленні.</text:p>
      <text:p text:style-name="P4">
Зазначається, що ворог здійснив 42 обстріли з реактивних систем залповоговогню. Є загиблі та поранені серед цивільного населення.</text:p>
      <text:p text:style-name="P4">
Source: <text:a xlink:type="simple" xlink:href="https://armyinform.com.ua/2023/04/05/nashi-zahysnyky-znyshhyly-14-vorozhyh-bpla-typu-shahed-136/" text:style-name="Internet_20_link" text:visited-style-name="Visited_20_Internet_20_Link">
https://armyinform.com.ua/2023/04/05/nashi-zahysnyky-znyshhyly-14-vorozhyh-bpla-typu-shahed-136/</text:a>
</text:p>
      <!--NEWS-->
      <text:h text:style-name="P10" text:outline-level="1">
<text:span text:style-name="T4">
Авіація Сил оборони завдала 9 ударів по районах зосередження окупантів та збила високоточний БПЛА</text:span>
</text:h>
      <text:p text:style-name="P4">
Author: ['АРМІЯINFORM']</text:p>
      <text:p text:style-name="P4">
Time: 2023-04-05T35:00:00-04:00</text:p>
      <text:p text:style-name="P4">
Description: Про це повідомляє Генеральний штаб ЗСУ.  «Авіація Сил оборони за добу завдала 9 ударів 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ІЙНА', 'ВТОРГНЕННЯ РФ', 'ВТРАТИ ВОРОГА']</text:p>
      <text:p text:style-name="P4">
Category: News</text:p>
      <!--METADATA-->
      <text:p text:style-name="P4">
<draw:frame draw:style-name="fr1" draw:name="Image322" text:anchor-type="as-char" svg:width="6.9236in" svg:height="4.49457in" draw:z-index="0">
<draw:image xlink:href="../Images/AРМІЯINFORM/2023-04-05T35-00-00-04-00/aviacziya-ps-zsu-zavdara-udariv.jpg" xlink:type="simple" xlink:show="embed" xlink:actuate="onLoad" draw:mime-type="image/jpeg"/>
</draw:frame>
 Ілюстративне фото</text:p>
      <text:p text:style-name="P4">
Про це<text:a xlink:type="simple" xlink:href="https://www.facebook.com/GeneralStaff.ua/posts/pfbid02yRwGWPma2WAM97XQowch8AdmFKHGMjsaoyrR2MVUnYQap48F5ZfiAjSYA6PmBYitl" text:style-name="Internet_20_link" text:visited-style-name="Visited_20_Internet_20_Link">
повідомляє</text:a>
Генеральний штаб ЗСУ.</text:p>
      <text:p text:style-name="P4">
«Авіація Сил оборони за добу завдала 9 ударів по районах зосередженняособового складу та військової техніки окупантів. Також збито російськийвисокоточний безпілотний БПЛА типу «КУБ», — йдеться в повідомленні.</text:p>
      <text:p text:style-name="P4">
Зазначається, що підрозділи ракетних військ і артилерії зі свого боку уразили3 пункти управління, 2 райони зосередження живої сили, 2 реактивні системизалпового вогню БМ-21 «Град» та станцію радіоелектронної боротьби противника.</text:p>
      <text:p text:style-name="P4">
Source: <text:a xlink:type="simple" xlink:href="https://armyinform.com.ua/2023/04/05/aviacziya-syl-oborony-zavdala-9-udariv-po-rajonah-zoseredzhennya-okupantiv-ta-zbyla-vysokotochnyj-bpla-typu-kub/" text:style-name="Internet_20_link" text:visited-style-name="Visited_20_Internet_20_Link">
https://armyinform.com.ua/2023/04/05/aviacziya-syl-oborony-zavdala-9-udariv-po-rajonah-zoseredzhennya-okupantiv-ta-zbyla-vysokotochnyj-bpla-typu-kub/</text:a>
</text:p>
      <!--NEWS-->
      <text:h text:style-name="P10" text:outline-level="1">
<text:span text:style-name="T4">
На ТОТ окупанти розповсюджують серед місцевого населення листівки щодо їхньої евакуації до рф</text:span>
</text:h>
      <text:p text:style-name="P4">
Author: ['АРМІЯINFORM']</text:p>
      <text:p text:style-name="P4">
Time: 2023-04-05T36:00:00-04:00</text:p>
      <text:p text:style-name="P4">
Description: Про це повідомляє Генеральний штаб ЗСУ.  «У населеному пункті Мелітополь Запоріз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 'ВІЙНА', 'ВТОРГНЕННЯ РФ', 'ВТРАТИ ВОРОГА']</text:p>
      <text:p text:style-name="P4">
Category: News</text:p>
      <!--METADATA-->
      <text:p text:style-name="P4">
<draw:frame draw:style-name="fr1" draw:name="Image323" text:anchor-type="as-char" svg:width="6.9236in" svg:height="4.61903in" draw:z-index="0">
<draw:image xlink:href="../Images/AРМІЯINFORM/2023-04-05T36-00-00-04-00/37_main-v1660280985.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2yRwGWPma2WAM97XQowch8AdmFKHGMjsaoyrR2MVUnYQap48F5ZfiAjSYA6PmBYitl" text:style-name="Internet_20_link" text:visited-style-name="Visited_20_Internet_20_Link">
повідомляє</text:a>
Генеральний штаб ЗСУ.</text:p>
      <text:p text:style-name="P4">
«У населеному пункті Мелітополь Запорізької області, російські окупантипродовжують чинити психологічний вплив на місцеве населення шляхомрозповсюдження листівок щодо їхньої евакуації до росії. Лякають людеймайбутнім наступом Збройних Сил України», — йдеться в повідомленні.</text:p>
      <text:p text:style-name="P4">
Зазначається, що у Великій Кардашівці Херсонської області, через переміщенняважкої техніки окупантів околицями населеного пункту, майже повністю обмеженов’їзд та виїзд усіх місцевих жителів, людям заборонено залишати своїпомешкання. Посилено перевірку документів та мобільних телефонів.</text:p>
      <text:p text:style-name="P4">
Source: <text:a xlink:type="simple" xlink:href="https://armyinform.com.ua/2023/04/05/na-tot-okupanty-rozpovsyudzhuyut-sered-misczevogo-naselennya-lystivky-shhodo-yih-evakuacziyi-do-rf/" text:style-name="Internet_20_link" text:visited-style-name="Visited_20_Internet_20_Link">
https://armyinform.com.ua/2023/04/05/na-tot-okupanty-rozpovsyudzhuyut-sered-misczevogo-naselennya-lystivky-shhodo-yih-evakuacziyi-do-rf/</text:a>
</text:p>
      <!--NEWS-->
      <text:h text:style-name="P10" text:outline-level="1">
<text:span text:style-name="T4">
Українські захисники за добу ліквідували понад 500 окупантів, знищили 2 танки і 6 ББМ</text:span>
</text:h>
      <text:p text:style-name="P4">
Author: ['АРМІЯINFORM']</text:p>
      <text:p text:style-name="P4">
Time: 2023-04-05T37:00:00-04:00</text:p>
      <text:p text:style-name="P4">
Description: Загальні бойові втрати противника з 24.02.22 по 05.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a127158-c3df-4a91-ac7e-9083ec66d057-scaled.jpg" text:style-name="Internet_20_link" text:visited-style-name="Visited_20_Internet_20_Link">
4a127158-c3df-4a91-ac7e-9083ec66d057-scaled.jpg</text:a>
']</text:p>
      <text:p text:style-name="P4">
Tags: ['STOPRUSSIA', 'АГРЕСІЯ РФ', 'ВТОРГНЕННЯ РФ', 'ВТРАТИ ВОРОГА', 'ГШ ЗСУ']</text:p>
      <text:p text:style-name="P4">
Category: News</text:p>
      <!--METADATA-->
      <text:p text:style-name="P4">
<draw:frame draw:style-name="fr1" draw:name="Image324" text:anchor-type="as-char" svg:width="6.9236in" svg:height="6.975527in" draw:z-index="0">
<draw:image xlink:href="../Images/AРМІЯINFORM/2023-04-05T37-00-00-04-00/4a127158-c3df-4a91-ac7e-9083ec66d057-scaled.jpg" xlink:type="simple" xlink:show="embed" xlink:actuate="onLoad" draw:mime-type="image/jpeg"/>
</draw:frame>
</text:p>
      <text:p text:style-name="P4">
Загальні бойові втрати противника з 24.02.22 по 05.04.23 орієнтовностановлять:</text:p>
      <ul>
        <li>
<text:span text:style-name="T4">
особового складу ‒</text:span>
 176240 (+550) осіб ліквідовано  * <text:span text:style-name="T4">
танків ‒</text:span>
 3629 (+2)  * <text:span text:style-name="T4">
бойових броньованих машин ‒</text:span>
 7005 (+6)  * <text:span text:style-name="T4">
артилерійських систем ‒</text:span>
 2707 (+10)  * <text:span text:style-name="T4">
РСЗВ ‒</text:span>
 532 (+4)  * <text:span text:style-name="T4">
засоби ППО ‒</text:span>
 280 (0)  * <text:span text:style-name="T4">
літаків ‒</text:span>
 306 (0)  * <text:span text:style-name="T4">
гелікоптерів ‒</text:span>
 291 (0)  * <text:span text:style-name="T4">
БПЛА оперативно-тактичного рівня ‒</text:span>
 2283 (+6)  * <text:span text:style-name="T4">
крилаті ракети ‒</text:span>
 911 (0)  * <text:span text:style-name="T4">
кораблі / катери ‒</text:span>
 18 (0)  * <text:span text:style-name="T4">
автомобільної техніки та автоцистерн ‒</text:span>
 5573 (+11)  * <text:span text:style-name="T4">
спеціальна техніка ‒</text:span>
 299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5.04.23.</text:p>
      <text:p text:style-name="P4">
Source: <text:a xlink:type="simple" xlink:href="https://armyinform.com.ua/2023/04/05/ukrayinski-zahysnyky-za-dobu-likviduvaly-ponad-500-okupantiv-znyshhyly-2-tanky-i-6-bbm/" text:style-name="Internet_20_link" text:visited-style-name="Visited_20_Internet_20_Link">
https://armyinform.com.ua/2023/04/05/ukrayinski-zahysnyky-za-dobu-likviduvaly-ponad-500-okupantiv-znyshhyly-2-tanky-i-6-bbm/</text:a>
</text:p>
      <!--NEWS-->
      <text:h text:style-name="P10" text:outline-level="1">
<text:span text:style-name="T4">
Пресслужба Пентагона опублікувала фото військової допомоги з нового пакета</text:span>
</text:h>
      <text:p text:style-name="P4">
Author: ['АРМІЯINFORM']</text:p>
      <text:p text:style-name="P4">
Time: 2023-04-05T38:00:00-04:00</text:p>
      <text:p text:style-name="P4">
Description: Міністерство оборони США опублікувало фото військової допомоги, що входить у новий паке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16.jpg" text:style-name="Internet_20_link" text:visited-style-name="Visited_20_Internet_20_Link">
2-16.jpg</text:a>
', '<text:a xlink:type="simple" xlink:href="https://armyinform.com.ua/wp-content/uploads/2023/04/1-15-150x150.jpg" text:style-name="Internet_20_link" text:visited-style-name="Visited_20_Internet_20_Link">
1-15-150x150.jpg</text:a>
', '<text:a xlink:type="simple" xlink:href="https://armyinform.com.ua/wp-content/uploads/2023/04/3-13-150x150.jpg" text:style-name="Internet_20_link" text:visited-style-name="Visited_20_Internet_20_Link">
3-13-150x150.jpg</text:a>
']</text:p>
      <text:p text:style-name="P4">
Tags: ['STOPRUSSIA', 'АГРЕСІЯ РФ', 'ВІЙСЬКОВА ДОПОМОГА УКРАЇНІ', 'ВТОРГНЕННЯ РФ', 'НАТО']</text:p>
      <text:p text:style-name="P4">
Category: News</text:p>
      <!--METADATA-->
      <text:p text:style-name="P4">
<draw:frame draw:style-name="fr1" draw:name="Image325" text:anchor-type="as-char" svg:width="6.9236in" svg:height="4.981146in" draw:z-index="0">
<draw:image xlink:href="../Images/AРМІЯINFORM/2023-04-05T38-00-00-04-00/2-16.jpg" xlink:type="simple" xlink:show="embed" xlink:actuate="onLoad" draw:mime-type="image/jpeg"/>
</draw:frame>
 Фото зсайту defense.gov</text:p>
      <text:p text:style-name="P4">
Міністерство оборони США опублікувало фото військової допомоги, що входить уновий пакет, про який було оголошено 4 квітня.</text:p>
      <text:p text:style-name="P4">
Фотографії <text:a xlink:type="simple" xlink:href="https://www.defense.gov/News/News-Stories/Article/Article/3351964/large-quantity-of-defensive-munitions-earmarked-for-ukraine/" text:style-name="Internet_20_link" text:visited-style-name="Visited_20_Internet_20_Link">
розмістила</text:a>
 пресслужба Пентагона на своєму офіційному сайті.</text:p>
      <text:p text:style-name="P4">
«Департамент веде постійні переговори з Україною щодо її потреб, будь-тобоєприпаси чи інші матеріальні засоби, і постійно вносяться коригуваннявідповідно до умов на полі бою», — зазначили у відомстві.</text:p>
      <text:p text:style-name="P4">
<text:span text:style-name="T4">
Довідка:</text:span>
 Новий <text:a xlink:type="simple" xlink:href="https://armyinform.com.ua/2023/04/04/pentagon-ogolosyv-pro-novyj-masshtabnyj-paket-vijskovoyi-dopomogy-ukrayini/" text:style-name="Internet_20_link" text:visited-style-name="Visited_20_Internet_20_Link">
пакет</text:a>
 оборонкиоцінений у $2,6 мільярда.</text:p>
      <text:p text:style-name="P4">
<text:a xlink:type="simple" xlink:href="https://armyinform.com.ua/wp-content/uploads/2023/04/1-15.jpg" text:style-name="Internet_20_link" text:visited-style-name="Visited_20_Internet_20_Link">
<draw:frame draw:style-name="fr1" draw:name="Image326" text:anchor-type="as-char" svg:width="6.9236in" svg:height="6.9236in" draw:z-index="0">
<draw:image xlink:href="../Images/AРМІЯINFORM/2023-04-05T38-00-00-04-00/1-15-150x150.jpg" xlink:type="simple" xlink:show="embed" xlink:actuate="onLoad" draw:mime-type="image/jpeg"/>
</draw:frame>
</text:a>
</text:p>
      <text:p text:style-name="P4">
Фото з сайту defense.gov</text:p>
      <text:p text:style-name="P4">
<text:a xlink:type="simple" xlink:href="https://armyinform.com.ua/wp-content/uploads/2023/04/3-13.jpg" text:style-name="Internet_20_link" text:visited-style-name="Visited_20_Internet_20_Link">
<draw:frame draw:style-name="fr1" draw:name="Image327" text:anchor-type="as-char" svg:width="6.9236in" svg:height="6.9236in" draw:z-index="0">
<draw:image xlink:href="../Images/AРМІЯINFORM/2023-04-05T38-00-00-04-00/3-13-150x150.jpg" xlink:type="simple" xlink:show="embed" xlink:actuate="onLoad" draw:mime-type="image/jpeg"/>
</draw:frame>
</text:a>
</text:p>
      <text:p text:style-name="P4">
Фото з сайту defense.gov</text:p>
      <text:p text:style-name="P4">
Source: <text:a xlink:type="simple" xlink:href="https://armyinform.com.ua/2023/04/05/pressluzhba-pentagonu-opublikuvala-foto-vijskovoyi-dopomogy-z-novogo-paketu/" text:style-name="Internet_20_link" text:visited-style-name="Visited_20_Internet_20_Link">
https://armyinform.com.ua/2023/04/05/pressluzhba-pentagonu-opublikuvala-foto-vijskovoyi-dopomogy-z-novogo-paketu/</text:a>
</text:p>
      <!--NEWS-->
      <text:h text:style-name="P10" text:outline-level="1">
<text:span text:style-name="T4">
Дмитро Кулеба обговорив з іспанським колегою прискорення поставок боєприпасів в Україну</text:span>
</text:h>
      <text:p text:style-name="P4">
Author: ['АРМІЯINFORM']</text:p>
      <text:p text:style-name="P4">
Time: 2023-04-05T39:00:00-04:00</text:p>
      <text:p text:style-name="P4">
Description: Міністр закордонних справ України Дмитро Кулеба провів зустріч із міністром за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2c736bb19a0015998510_730x410.jpg" text:style-name="Internet_20_link" text:visited-style-name="Visited_20_Internet_20_Link">
642c736bb19a0015998510_730x410.jpg</text:a>
']</text:p>
      <text:p text:style-name="P4">
Tags: ['STOPRUSSIA', 'ГЛАВА МЗС УКРАЇНИ', 'ДМИТРО КУЛЕБА', 'ПОСТАВКИ ЗБРОЇ']</text:p>
      <text:p text:style-name="P4">
Category: News</text:p>
      <!--METADATA-->
      <text:p text:style-name="P4">
<draw:frame draw:style-name="fr1" draw:name="Image328" text:anchor-type="as-char" svg:width="6.9236in" svg:height="4.713739in" draw:z-index="0">
<draw:image xlink:href="../Images/AРМІЯINFORM/2023-04-05T39-00-00-04-00/642c736bb19a0015998510_730x410.jpg" xlink:type="simple" xlink:show="embed" xlink:actuate="onLoad" draw:mime-type="image/jpeg"/>
</draw:frame>
</text:p>
      <text:p text:style-name="P4">
Міністр закордонних справ України Дмитро Кулеба провів зустріч із міністромзакордонних справ Іспанії Хосе Мануелем Альбаресом, під час якої обговорилиприскорення поставок боєприпасів та іншого озброєння в Україну.</text:p>
      <text:p text:style-name="P4">
Про це <text:a xlink:type="simple" xlink:href="https://twitter.com/DmytroKuleba/status/1643323407734374401" text:style-name="Internet_20_link" text:visited-style-name="Visited_20_Internet_20_Link">
написав</text:a>
Дмитро Кулеба у Твіттері.</text:p>
      <text:p text:style-name="P4">
«Я зустрівся зі своїм іспанським колегою і другом Хосе Мануелем АльбаресомБуено, щоб обговорити прискорення доставки боєприпасів і додаткового озброєнняв Україну. Ми також зосередилися на просуванні інтеграції України в ЄС. Явдячний за солідарність Іспанії з Україною», — йдеться у повідомленні.</text:p>
      <text:p text:style-name="P4">
Source: <text:a xlink:type="simple" xlink:href="https://armyinform.com.ua/2023/04/05/dmytro-kuleba-obgovoryv-z-ispanskym-kolegoyu-pryskorennya-postavok-boyeprypasiv-v-ukrayinu/" text:style-name="Internet_20_link" text:visited-style-name="Visited_20_Internet_20_Link">
https://armyinform.com.ua/2023/04/05/dmytro-kuleba-obgovoryv-z-ispanskym-kolegoyu-pryskorennya-postavok-boyeprypasiv-v-ukrayinu/</text:a>
</text:p>
      <!--NEWS-->
      <text:h text:style-name="P10" text:outline-level="1">
<text:span text:style-name="T4">
В Україні хвилина мовчання</text:span>
</text:h>
      <text:p text:style-name="P4">
Author: ['АРМІЯINFORM']</text:p>
      <text:p text:style-name="P4">
Time: 2023-04-05T4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329" text:anchor-type="as-char" svg:width="6.9236in" svg:height="3.895992in" draw:z-index="0">
<draw:image xlink:href="../Images/AРМІЯINFORM/2023-04-05T4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05/v-ukrayini-hvylyna-movchannya/" text:style-name="Internet_20_link" text:visited-style-name="Visited_20_Internet_20_Link">
https://armyinform.com.ua/2023/04/05/v-ukrayini-hvylyna-movchannya/</text:a>
</text:p>
      <!--NEWS-->
      <text:h text:style-name="P10" text:outline-level="1">
<text:span text:style-name="T4">
Розширення НАТО є важливим для України — Олексій Данілов</text:span>
</text:h>
      <text:p text:style-name="P4">
Author: ['АРМІЯINFORM']</text:p>
      <text:p text:style-name="P4">
Time: 2023-04-05T41:00:00-04:00</text:p>
      <text:p text:style-name="P4">
Description: Для України має велике значення розширення Північноатлантичного альянсу.    На цьому, я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2-44.jpg" text:style-name="Internet_20_link" text:visited-style-name="Visited_20_Internet_20_Link">
2-44.jpg</text:a>
']</text:p>
      <text:p text:style-name="P4">
Tags: ['STOPRUSSIA', 'АГРЕСІЯ РФ', 'ВТОРГНЕННЯ РФ', 'НАТО', 'ОЛЕКСІЙ ДАНІЛОВ', 'СЕКРЕТАР РНБО УКРАЇНИ']</text:p>
      <text:p text:style-name="P4">
Category: News</text:p>
      <!--METADATA-->
      <text:p text:style-name="P4">
<draw:frame draw:style-name="fr1" draw:name="Image330" text:anchor-type="as-char" svg:width="6.9236in" svg:height="4.633042in" draw:z-index="0">
<draw:image xlink:href="../Images/AРМІЯINFORM/2023-04-05T41-00-00-04-00/2-44.jpg" xlink:type="simple" xlink:show="embed" xlink:actuate="onLoad" draw:mime-type="image/jpeg"/>
</draw:frame>
</text:p>
      <text:p text:style-name="P4">
Для України має велике значення розширення Північноатлантичного альянсу.</text:p>
      <text:p text:style-name="P4">
На цьому, як <text:a xlink:type="simple" xlink:href="https://www.rnbo.gov.ua/ua/Diialnist/6234.html" text:style-name="Internet_20_link" text:visited-style-name="Visited_20_Internet_20_Link">
повідомляє</text:a>
РНБО, наголосив Секретар Ради національної безпеки і оборони України ОлексійДанілов.</text:p>
      <text:p text:style-name="P4">
«Коли путін починав гарячу фазу війни 24 лютого 2022 року, то гадки не мав, щоФінляндія і Швеція розпочнуть процедуру вступу до НАТО. Сьогодні<text:a xlink:type="simple" xlink:href="https://armyinform.com.ua/2023/04/04/sogodni-finlyandiya-stala-31-m-chlenom-nato-oficzijna-zayava-genseka/" text:style-name="Internet_20_link" text:visited-style-name="Visited_20_Internet_20_Link">
Фінляндія</text:a>
 є повноправним членом НАТО,і найближчим часом таку процедуру пройде і Швеція. Тоді в НАТО буде 32 країни.Я б дуже хотів, щоб цифра 33 була за нами, — заявив Олексій Данілов та додав:— Крім України сьогодні немає жодної країни світу, яка б воювала й перемагалатак звану «другу армію світу».</text:p>
      <text:p text:style-name="P4">
Source: <text:a xlink:type="simple" xlink:href="https://armyinform.com.ua/2023/04/05/rozshyrennya-nato-ye-vazhlyvym-dlya-ukrayiny-oleksij-danilov/" text:style-name="Internet_20_link" text:visited-style-name="Visited_20_Internet_20_Link">
https://armyinform.com.ua/2023/04/05/rozshyrennya-nato-ye-vazhlyvym-dlya-ukrayiny-oleksij-danilov/</text:a>
</text:p>
      <!--NEWS-->
      <text:h text:style-name="P10" text:outline-level="1">
<text:span text:style-name="T4">
За добу рятувальники понад 150 разів виїздили на ліквідацію наслідків ворожих обстрілів</text:span>
</text:h>
      <text:p text:style-name="P4">
Author: ['АРМІЯINFORM']</text:p>
      <text:p text:style-name="P4">
Time: 2023-04-05T42:00:00-04:00</text:p>
      <text:p text:style-name="P4">
Description: Протягом минулої доби, 4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31" text:anchor-type="as-char" svg:width="6.9236in" svg:height="4.635046in" draw:z-index="0">
<draw:image xlink:href="../Images/AРМІЯINFORM/2023-04-05T42-00-00-04-00/pozhezha-1.jpg" xlink:type="simple" xlink:show="embed" xlink:actuate="onLoad" draw:mime-type="image/jpeg"/>
</draw:frame>
Ілюстративне фото</text:p>
      <text:p text:style-name="P4">
Протягом минулої доби, <text:span text:style-name="T4">
4 квітня,</text:span>
 підрозділи Державної служби України знадзвичайних ситуацій <text:span text:style-name="T4">
здійснили 168 виїздів</text:span>
 на ліквідацію наслідківобстрілів окупантами населених пунктів та об’єктів інфраструктури. Ліквідовано4 пожежі. Надано психологічну допомогу 555 особам.</text:p>
      <text:p text:style-name="P4">
Про це йдеться у <text:a xlink:type="simple" xlink:href="https://dsns.gov.ua/uk/news/nadzvicaini-podiyi/operativna-informaciia-dsns-shhodo-naslidkiv-vedennia-boiovix-dii-rosiiskoiu-federacijeiu-116" text:style-name="Internet_20_link" text:visited-style-name="Visited_20_Internet_20_Link">
повідомленні</text:a>
 ДСНС України.</text:p>
      <text:p text:style-name="P4">
Довідково: З початку війни здійснено <text:span text:style-name="T4">
87 635 виїздів</text:span>
 на ліквідаціюнаслідків обстрілів, ліквідовано <text:span text:style-name="T4">
14 250 пожеж</text:span>
 , врятовано <text:span text:style-name="T4">
3 988 осіб</text:span>
 ,надано психологічну допомогу <text:span text:style-name="T4">
208 834 особам</text:span>
.</text:p>
      <text:p text:style-name="P4">
Source: <text:a xlink:type="simple" xlink:href="https://armyinform.com.ua/2023/04/05/za-dobu-ryatuvalnyky-ponad-150-raziv-vyyizdyly-na-likvidacziyu-naslidkiv-vorozhyh-obstriliv-2/" text:style-name="Internet_20_link" text:visited-style-name="Visited_20_Internet_20_Link">
https://armyinform.com.ua/2023/04/05/za-dobu-ryatuvalnyky-ponad-150-raziv-vyyizdyly-na-likvidacziyu-naslidkiv-vorozhyh-obstriliv-2/</text:a>
</text:p>
      <!--NEWS-->
      <text:h text:style-name="P10" text:outline-level="1">
<text:span text:style-name="T4">
Олексій Резніков подякував США за новий пакет військової допомоги</text:span>
</text:h>
      <text:p text:style-name="P4">
Author: ['АРМІЯINFORM']</text:p>
      <text:p text:style-name="P4">
Time: 2023-04-05T43:00:00-04:00</text:p>
      <text:p text:style-name="P4">
Description: Міністр оборони України Олексій Резніков подякував Президентові Сполучених Штатів Амер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entagon.jpg" text:style-name="Internet_20_link" text:visited-style-name="Visited_20_Internet_20_Link">
pentagon.jpg</text:a>
']</text:p>
      <text:p text:style-name="P4">
Tags: ['ВІЙСЬКОВА ДОПОМОГА УКРАЇНІ', 'МІНІСТР ОБОРОНИ УКРАЇНИ ОЛЕКСІЙ РЕЗНІКОВ', 'НАТО', 'США']</text:p>
      <text:p text:style-name="P4">
Category: News</text:p>
      <!--METADATA-->
      <text:p text:style-name="P4">
<draw:frame draw:style-name="fr1" draw:name="Image332" text:anchor-type="as-char" svg:width="6.9236in" svg:height="3.894525in" draw:z-index="0">
<draw:image xlink:href="../Images/AРМІЯINFORM/2023-04-05T43-00-00-04-00/pentagon.jpg" xlink:type="simple" xlink:show="embed" xlink:actuate="onLoad" draw:mime-type="image/jpeg"/>
</draw:frame>
</text:p>
      <text:p text:style-name="P4">
Міністр оборони України Олексій Резніков подякував Президентові СполученихШтатів Америки Джо Байдену, очільникові американського оборонного відомстваЛлойду Остіну та усьому американському народові за <text:a xlink:type="simple" xlink:href="https://armyinform.com.ua/2023/04/04/pentagon-ogolosyv-pro-novyj-masshtabnyj-paket-vijskovoyi-dopomogy-ukrayini/" text:style-name="Internet_20_link" text:visited-style-name="Visited_20_Internet_20_Link">
черговийпакет</text:a>
 військової допомоги Україні.</text:p>
      <text:p text:style-name="P4">
Про це глава Міноборони України<text:a xlink:type="simple" xlink:href="https://twitter.com/oleksiireznikov/status/1643364827933417475" text:style-name="Internet_20_link" text:visited-style-name="Visited_20_Internet_20_Link">
повідомив</text:a>
 уTwitter.</text:p>
      <text:p text:style-name="P4">
«У <text:a xlink:type="simple" xlink:href="https://armyinform.com.ua/2023/04/04/yak-hto-i-chomu-stvoryv-nato-74-roky-tomu/" text:style-name="Internet_20_link" text:visited-style-name="Visited_20_Internet_20_Link">
день народження</text:a>
 НАТО США оголосили про черговий пакет безпековоїдопомоги Україні, який, серед іншого, підвищує сумісність української армії зАльянсом. Ми сповнені рішучості боротися і виграти цю війну», — зазначивОлексій Резніков.</text:p>
      <text:p text:style-name="P4">
Source: <text:a xlink:type="simple" xlink:href="https://armyinform.com.ua/2023/04/05/oleksij-reznikov-podyakuvav-ssha-za-novyj-paket-vijskovoyi-dopomogy/" text:style-name="Internet_20_link" text:visited-style-name="Visited_20_Internet_20_Link">
https://armyinform.com.ua/2023/04/05/oleksij-reznikov-podyakuvav-ssha-za-novyj-paket-vijskovoyi-dopomogy/</text:a>
</text:p>
      <!--NEWS-->
      <text:h text:style-name="P10" text:outline-level="1">
<text:span text:style-name="T4">
Дмитро Кулеба обговорив з Джеймсом Клеверлі посилення контрнаступальних можливостей ЗСУ</text:span>
</text:h>
      <text:p text:style-name="P4">
Author: ['АРМІЯINFORM']</text:p>
      <text:p text:style-name="P4">
Time: 2023-04-05T44:00:00-04:00</text:p>
      <text:p text:style-name="P4">
Description: Міністр закордонних справ України Дмитро Кулеба провів зустріч із Державним секретарем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s4zjtzxoai-88l.jpg" text:style-name="Internet_20_link" text:visited-style-name="Visited_20_Internet_20_Link">
fs4zjtzxoai-88l.jpg</text:a>
']</text:p>
      <text:p text:style-name="P4">
Tags: ['ВЕЛИКА БРИТАНІЯ', 'ВІЙСЬКОВА ДОПОМОГА УКРАЇНІ', 'ДЖЕЙМС КЛЕВЕРЛІ', 'ДМИТРО КУЛЕБА', 'МЗС УКРАЇНИ']</text:p>
      <text:p text:style-name="P4">
Category: News</text:p>
      <!--METADATA-->
      <text:p text:style-name="P4">
<draw:frame draw:style-name="fr1" draw:name="Image333" text:anchor-type="as-char" svg:width="6.9236in" svg:height="4.901963in" draw:z-index="0">
<draw:image xlink:href="../Images/AРМІЯINFORM/2023-04-05T44-00-00-04-00/fs4zjtzxoai-88l.jpg" xlink:type="simple" xlink:show="embed" xlink:actuate="onLoad" draw:mime-type="image/jpeg"/>
</draw:frame>
</text:p>
      <text:p text:style-name="P4">
Міністр закордонних справ України Дмитро Кулеба провів зустріч із Державнимсекретарем у закордонних справах, справах Співдружності націй та розвиткуВеликої Британії Джеймсом Клеверлі, під час якої обговорили посиленняконтрнаступальних можливостей України</text:p>
      <text:p text:style-name="P4">
Про це він<text:a xlink:type="simple" xlink:href="https://twitter.com/DmytroKuleba/status/1643278566111563777" text:style-name="Internet_20_link" text:visited-style-name="Visited_20_Internet_20_Link">
написав</text:a>
 у Твіттері.</text:p>
      <text:p text:style-name="P4">
«Ми обоє погодилися, що росія повинна залишити Україну, щоб війна припинилася.Я також наголосив, що членство України в НАТО запобіжить майбутнім агресіям уЄвропі», — зазначив Дмитро Кулеба.</text:p>
      <text:p text:style-name="P4">
Source: <text:a xlink:type="simple" xlink:href="https://armyinform.com.ua/2023/04/05/dmytro-kuleba-obgovoryv-z-dzhejmsom-kleverli-posylennya-kontrnastupalnyh-mozhlyvostej-zsu/" text:style-name="Internet_20_link" text:visited-style-name="Visited_20_Internet_20_Link">
https://armyinform.com.ua/2023/04/05/dmytro-kuleba-obgovoryv-z-dzhejmsom-kleverli-posylennya-kontrnastupalnyh-mozhlyvostej-zsu/</text:a>
</text:p>
      <!--NEWS-->
      <text:h text:style-name="P10" text:outline-level="1">
<text:span text:style-name="T4">
У НАТО підтримали створення багаторічної програми підтримки України</text:span>
</text:h>
      <text:p text:style-name="P4">
Author: ['АРМІЯINFORM']</text:p>
      <text:p text:style-name="P4">
Time: 2023-04-05T45:00:00-04:00</text:p>
      <text:p text:style-name="P4">
Description: Міністри закордонних справ країн Північноатлантичного альянсу підтримали розроб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30404d-026_rdax_775x440s.jpg" text:style-name="Internet_20_link" text:visited-style-name="Visited_20_Internet_20_Link">
230404d-026_rdax_775x440s.jpg</text:a>
']</text:p>
      <text:p text:style-name="P4">
Tags: ['STOPRUSSIA', 'ГЕНСЕК НАТО', 'ЄНС СТОЛТЕНБЕРГ', 'НАТО']</text:p>
      <text:p text:style-name="P4">
Category: News</text:p>
      <!--METADATA-->
      <text:p text:style-name="P4">
<draw:frame draw:style-name="fr1" draw:name="Image334" text:anchor-type="as-char" svg:width="6.9236in" svg:height="3.935897in" draw:z-index="0">
<draw:image xlink:href="../Images/AРМІЯINFORM/2023-04-05T45-00-00-04-00/230404d-026_rdax_775x440s.jpg" xlink:type="simple" xlink:show="embed" xlink:actuate="onLoad" draw:mime-type="image/jpeg"/>
</draw:frame>
 Meeting of the NATO-Ukraine Commission</text:p>
      <text:p text:style-name="P4">
Міністри закордонних справ країн Північноатлантичного альянсу підтрималирозробку багаторічної програми підтримки України, яка допоможе їй зблизитисьіз НАТО.</text:p>
      <text:p text:style-name="P4">
Про це Генеральний секретар НАТО Єнс Столтенберг<text:a xlink:type="simple" xlink:href="https://www.nato.int/cps/en/natohq/news_213669.htm" text:style-name="Internet_20_link" text:visited-style-name="Visited_20_Internet_20_Link">
заявив</text:a>
 напресконференції в Брюсселі за підсумками засідання Комісії Україна-НАТО.</text:p>
      <text:p text:style-name="P4">
«Ми розробимо багаторічну ініціативу підтримки України, яка допоможезабезпечити умови оборони України, здійснити перехід від обладнання та доктринрадянської епохи до стандартів НАТО та підвищити оперативну сумісність зНАТО», — зазначив він.</text:p>
      <text:p text:style-name="P4">
За словами Генсека НАТО, цей крок демонструє «довгострокову відданість АльянсуУкраїні та наближає Україну до євроатлантичної сім'ї».</text:p>
      <text:p text:style-name="P4">
«Ми заохочуємо Україну продовжувати шлях реформ — навіть у важкі часи», —зазначив він.</text:p>
      <text:p text:style-name="P4">
Source: <text:a xlink:type="simple" xlink:href="https://armyinform.com.ua/2023/04/05/u-nato-pidtrymaly-stvorennya-bagatorichnoyi-programy-pidtrymky-ukrayiny/" text:style-name="Internet_20_link" text:visited-style-name="Visited_20_Internet_20_Link">
https://armyinform.com.ua/2023/04/05/u-nato-pidtrymaly-stvorennya-bagatorichnoyi-programy-pidtrymky-ukrayiny/</text:a>
</text:p>
      <!--NEWS-->
      <text:h text:style-name="P10" text:outline-level="1">
<text:span text:style-name="T4">
На Херсонщині посилюються заходи з інформування щодо мінної безпеки</text:span>
</text:h>
      <text:p text:style-name="P4">
Author: ['АРМІЯINFORM']</text:p>
      <text:p text:style-name="P4">
Time: 2023-04-05T46:00:00-04:00</text:p>
      <text:p text:style-name="P4">
Description: Херсонська область залишається однією з найбільш забруднених вибухонебезпеч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a3b658d-3ee175c85d754efe5b42798755200c73.jpg" text:style-name="Internet_20_link" text:visited-style-name="Visited_20_Internet_20_Link">
0a3b658d-3ee175c85d754efe5b42798755200c73.jpg</text:a>
']</text:p>
      <text:p text:style-name="P4">
Tags: ['МІННА БЕЗПЕКА', 'МІНРЕІНТЕГРАЦІЇ', 'ХЕРСОНЩИНА']</text:p>
      <text:p text:style-name="P4">
Category: News</text:p>
      <!--METADATA-->
      <text:p text:style-name="P4">
<draw:frame draw:style-name="fr1" draw:name="Image335" text:anchor-type="as-char" svg:width="6.9236in" svg:height="3.499428in" draw:z-index="0">
<draw:image xlink:href="../Images/AРМІЯINFORM/2023-04-05T46-00-00-04-00/0a3b658d-3ee175c85d754efe5b42798755200c73.jpg" xlink:type="simple" xlink:show="embed" xlink:actuate="onLoad" draw:mime-type="image/jpeg"/>
</draw:frame>
</text:p>
      <text:p text:style-name="P4">
Херсонська область залишається однією з найбільш забрудненихвибухонебезпечними предметами (ВНП) територій. З початку року тут зафіксовано28 інцидентів, пов’язаних з підривами цивільних на мінах і нерозірванихбоєприпасах. Внаслідок цих інцидентів постраждали 43 особи, з них 17 людейзагинули, а інші — дістали поранення.</text:p>
      <text:p text:style-name="P4">
Про це <text:a xlink:type="simple" xlink:href="https://minre.gov.ua/2023/04/05/na-hersonshhyni-minreintegracziyi-posylyuye-zahody-z-informuvannya-shhodo-minnoyi-bezpeky/" text:style-name="Internet_20_link" text:visited-style-name="Visited_20_Internet_20_Link">
повідомляє</text:a>
Міністерство з питань реінтеграції тимчасово окупованих територій України.</text:p>
      <text:p text:style-name="P4">
Саме тому, заходи з інформування населення щодо ризиків, пов’язаних ізвибухонебезпечними предметами (ВНП), обговорювались під час зустрічіпредставників Мінреінтеграції та Херсонської обласної військовоїадміністрації.</text:p>
      <text:p text:style-name="P4">
У підсумку зустрічі представник Мінреінтеграції передав Херсонській ОВА 2тисячі роздаткових матеріалів для інформування населення з мінної безпеки. Атакож — учнівські зошити та банери для шкіл звільнених районів області.Найближчим часом планується передати на Херсонщину ще 100 тисяч роздатковихматеріалів з мінної безпеки.</text:p>
      <text:p text:style-name="P4">
Source: <text:a xlink:type="simple" xlink:href="https://armyinform.com.ua/2023/04/05/na-hersonshhyni-posylyuyutsya-zahody-z-informuvannya-shhodo-minnoyi-bezpeky/" text:style-name="Internet_20_link" text:visited-style-name="Visited_20_Internet_20_Link">
https://armyinform.com.ua/2023/04/05/na-hersonshhyni-posylyuyutsya-zahody-z-informuvannya-shhodo-minnoyi-bezpeky/</text:a>
</text:p>
      <!--NEWS-->
      <text:h text:style-name="P10" text:outline-level="1">
<text:span text:style-name="T4">
ООН ухвалила резолюцію про права людини в Україні внаслідок російської агресії</text:span>
</text:h>
      <text:p text:style-name="P4">
Author: ['АРМІЯINFORM']</text:p>
      <text:p text:style-name="P4">
Time: 2023-04-05T47:00:00-04:00</text:p>
      <text:p text:style-name="P4">
Description: Рада Організації об’єднаних націй з прав людини ухвалила резолюцію про «Ситуацію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un.jpg" text:style-name="Internet_20_link" text:visited-style-name="Visited_20_Internet_20_Link">
un.jpg</text:a>
']</text:p>
      <text:p text:style-name="P4">
Tags: ['STOPRUSSIA', 'ДОПОМОГА ПАРТНЕРІВ', 'МЗС УКРАЇНИ', 'ООН', 'РЕЗОЛЮЦІЯ', 'СВІТ ПІДТРИМУЄ УКРАЇНУ']</text:p>
      <text:p text:style-name="P4">
Category: News</text:p>
      <!--METADATA-->
      <text:p text:style-name="P4">
<draw:frame draw:style-name="fr1" draw:name="Image336" text:anchor-type="as-char" svg:width="6.9236in" svg:height="3.894525in" draw:z-index="0">
<draw:image xlink:href="../Images/AРМІЯINFORM/2023-04-05T47-00-00-04-00/un.jpg" xlink:type="simple" xlink:show="embed" xlink:actuate="onLoad" draw:mime-type="image/jpeg"/>
</draw:frame>
 Ілюстративнефото</text:p>
      <text:p text:style-name="P4">
Рада Організації об’єднаних націй з прав людини ухвалила резолюцію про«Ситуацію з правами людини в Україні внаслідок російської агресії».</text:p>
      <text:p text:style-name="P4">
Про це <text:a xlink:type="simple" xlink:href="https://mfa.gov.ua/news/komentar-mzs-ukrayini-shchodo-shvalennya-radoyu-oon-z-prav-lyudini-rezolyuciyi-situaciya-z-pravami-lyudini-v-ukrayini-vnaslidok-rosijskoyi-agresiyi" text:style-name="Internet_20_link" text:visited-style-name="Visited_20_Internet_20_Link">
повідомила</text:a>
 пресслужба зовнішньополітичноговідомства України.</text:p>
      <text:p text:style-name="P4">
Резолюція дозволить продовжити повноваження Незалежної міжнародної комісії ООНрозслідувати усі порушення міжнародного права у контексті збройної агресіїросії проти України.</text:p>
      <text:p text:style-name="P4">
Важливим елементом резолюції є підтвердження необхідності забезпеченнявідповідальності за порушення прав людини, міжнародного гуманітарного права танайбільш серйозні міжнародні злочини, відтак, Україна разом з партнерамипродовжить роботу із створення спеціального трибуналу для притягненняросійського керівництва за злочин агресії.</text:p>
      <text:p text:style-name="P4">
У зв’язку з вивченням комісією фактів незаконного насильницького переміщеннята депортації цивільних осіб, зокрема дітей, з окупованих територій України натериторію рф, у резолюції міститься заклик до росії припинити такі дії тадопустити відповідні міжнародні правозахисні та гуманітарні механізми до цихосіб.</text:p>
      <text:p text:style-name="P4">
«Рада ООН з прав людини також звертається до рф з вимогою надати представникамміжнародних механізмів негайний доступ до всіх військовополонених, насильноутримуваних та депортованих осіб», — йдеться у повідомленні МЗС України.</text:p>
      <text:p text:style-name="P4">
Source: <text:a xlink:type="simple" xlink:href="https://armyinform.com.ua/2023/04/05/oon-uhvalyla-rezolyucziyu-pro-prava-lyudyny-v-ukrayini-vnaslidok-rosijskoyi-agresiyi/" text:style-name="Internet_20_link" text:visited-style-name="Visited_20_Internet_20_Link">
https://armyinform.com.ua/2023/04/05/oon-uhvalyla-rezolyucziyu-pro-prava-lyudyny-v-ukrayini-vnaslidok-rosijskoyi-agresiyi/</text:a>
</text:p>
      <!--NEWS-->
      <text:h text:style-name="P10" text:outline-level="1">
<text:span text:style-name="T4">
Міністри оборони України та Литви відвідали Харків</text:span>
</text:h>
      <text:p text:style-name="P4">
Author: ['АРМІЯINFORM']</text:p>
      <text:p text:style-name="P4">
Time: 2023-04-05T48:00:00-04:00</text:p>
      <text:p text:style-name="P4">
Description: Міністр оборони України Олексій Резніков та міністр національної оборони Лито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i-arvidas-anushauskas.jpg" text:style-name="Internet_20_link" text:visited-style-name="Visited_20_Internet_20_Link">
reznikov-i-arvidas-anushauskas.jpg</text:a>
', '<text:a xlink:type="simple" xlink:href="https://armyinform.com.ua/wp-content/uploads/2023/04/fs7yfnfwwamhhck-1-e1680680850209.jpg" text:style-name="Internet_20_link" text:visited-style-name="Visited_20_Internet_20_Link">
fs7yfnfwwamhhck-1-e1680680850209.jpg</text:a>
']</text:p>
      <text:p text:style-name="P4">
Tags: ['STOPRUSSIA', 'ЛИТВА', 'МІНІСТР ОБОРОНИ УКРАЇНИ ОЛЕКСІЙ РЕЗНІКОВ', 'ХАРКІВ']</text:p>
      <text:p text:style-name="P4">
Category: News</text:p>
      <!--METADATA-->
      <text:p text:style-name="P4">
<draw:frame draw:style-name="fr1" draw:name="Image337" text:anchor-type="as-char" svg:width="6.9236in" svg:height="3.851805in" draw:z-index="0">
<draw:image xlink:href="../Images/AРМІЯINFORM/2023-04-05T48-00-00-04-00/reznikov-i-arvidas-anushauskas.jpg" xlink:type="simple" xlink:show="embed" xlink:actuate="onLoad" draw:mime-type="image/jpeg"/>
</draw:frame>
</text:p>
      <text:p text:style-name="P4">
Міністр оборони України Олексій Резніков та міністр національної оборониЛитовської Республіки Арвідас Анушаускас відвідали Харків.</text:p>
      <text:p text:style-name="P4">
Про це очільник оборонного відомства України<text:a xlink:type="simple" xlink:href="https://twitter.com/oleksiireznikov/status/1643517537034944512" text:style-name="Internet_20_link" text:visited-style-name="Visited_20_Internet_20_Link">
написав</text:a>
 у своєму Твіттері.</text:p>
      <text:p text:style-name="P4">
«Я був радий приймати свого відважного друга і колегу Арвідаса Анушаускасу уХаркові та його передмістях.  Наше друге за величиною місто живе лише за 40 км від кордону з терористичноюдержавою. Живе під вогнем», — йдеться у його дописі.</text:p>
      <text:p text:style-name="P4">
<draw:frame draw:style-name="fr1" draw:name="Image338" text:anchor-type="as-char" svg:width="6.9236in" svg:height="4.259987in" draw:z-index="0">
<draw:image xlink:href="../Images/AРМІЯINFORM/2023-04-05T48-00-00-04-00/fs7yfnfwwamhhck-1-e1680680850209.jpg" xlink:type="simple" xlink:show="embed" xlink:actuate="onLoad" draw:mime-type="image/jpeg"/>
</draw:frame>
</text:p>
      <text:p text:style-name="P4">
Олексій Резніков подякував Литві за допомогу у відновленні миру та відродженніукраїнських міст, які зазнали значних пошкоджень внаслідок бойових дій.</text:p>
      <text:p text:style-name="P4">
Source: <text:a xlink:type="simple" xlink:href="https://armyinform.com.ua/2023/04/05/ministr-oborony-ukrayiny-razom-z-lytovskym-kolegoyu-vidvidaly-harkiv/" text:style-name="Internet_20_link" text:visited-style-name="Visited_20_Internet_20_Link">
https://armyinform.com.ua/2023/04/05/ministr-oborony-ukrayiny-razom-z-lytovskym-kolegoyu-vidvidaly-harkiv/</text:a>
</text:p>
      <!--NEWS-->
      <text:h text:style-name="P10" text:outline-level="1">
<text:span text:style-name="T4">
Перемога України є передумовою для будь-якої дискусії щодо майбутнього членства в НАТО — Єнс Столтенберг</text:span>
</text:h>
      <text:p text:style-name="P4">
Author: ['АРМІЯINFORM']</text:p>
      <text:p text:style-name="P4">
Time: 2023-04-05T49:00:00-04:00</text:p>
      <text:p text:style-name="P4">
Description: Північноатлантичний альянс висловлює довгострокову прихильність Україні і наближ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zczcznato.jpg" text:style-name="Internet_20_link" text:visited-style-name="Visited_20_Internet_20_Link">
czczcznato.jpg</text:a>
']</text:p>
      <text:p text:style-name="P4">
Tags: ['ЄНС СТОЛТЕНБЕРГ', 'НАТО', 'СВІТ ПІДТРИМУЄ УКРАЇНУ']</text:p>
      <text:p text:style-name="P4">
Category: News</text:p>
      <!--METADATA-->
      <text:p text:style-name="P4">
<draw:frame draw:style-name="fr1" draw:name="Image339" text:anchor-type="as-char" svg:width="6.9236in" svg:height="4.340623in" draw:z-index="0">
<draw:image xlink:href="../Images/AРМІЯINFORM/2023-04-05T49-00-00-04-00/czczcznato.jpg" xlink:type="simple" xlink:show="embed" xlink:actuate="onLoad" draw:mime-type="image/jpeg"/>
</draw:frame>
</text:p>
      <text:p text:style-name="P4">
Північноатлантичний альянс висловлює довгострокову прихильність Україні інаближає Україну до євроатлантичної родини.</text:p>
      <text:p text:style-name="P4">
Про це за підсумками першого дня зустрічі міністрів закордонних справ країнНАТО <text:a xlink:type="simple" xlink:href="https://www.nato.int/cps/en/natohq/opinions_213420.htm" text:style-name="Internet_20_link" text:visited-style-name="Visited_20_Internet_20_Link">
заявив</text:a>
 очільникПівнічноатлантичного альянсу Єнс Столтенберг.</text:p>
      <text:p text:style-name="P4">
«Народ України продовжує вміло та мужньо захищати свою державу. І ми будемопідтримувати їх стільки, скільки буде потрібно. Наша зустріч підкреслиланезмінну відданість НАТО Україні», — зазначив Єнс Столтенберг.</text:p>
      <text:p text:style-name="P4">
Він додав, що Північноатлантичний блок розробить багаторічну ініціативупідтримки України, аби допомогти забезпечити стримування та оборону України,здійснити перехід від обладнання та доктрин радянських часів до стандартівНАТО та підвищити взаємосумісність з НАТО.</text:p>
      <text:p text:style-name="P4">
«Першим кроком є ​​забезпечення того, щоб Україна переважала як суверенна,незалежна держава. І це причина, чому члени НАТО та партнери надаютьбезпрецедентний рівень підтримки. І ми продовжуватимемо це робити, і тому митакож у постійному, тісному контакті з українцями, а також забезпечуємонавчання, і члени Альянсу оголосили про додаткову підтримку Україні длязабезпечення того, щоб Україна переважала як суверенна, незалежна держава, щоє передумовою для будь-якої змістовної дискусії щодо майбутнього членства», —наголосив Генеральний секретар НАТО.</text:p>
      <text:p text:style-name="P4">
Source: <text:a xlink:type="simple" xlink:href="https://armyinform.com.ua/2023/04/05/peremoga-ukrayiny-ye-peredumovoyu-dlya-bud-yakoyi-dyskusiyi-shhodo-majbutnogo-chlenstva-v-nato-yens-stoltenberg/" text:style-name="Internet_20_link" text:visited-style-name="Visited_20_Internet_20_Link">
https://armyinform.com.ua/2023/04/05/peremoga-ukrayiny-ye-peredumovoyu-dlya-bud-yakoyi-dyskusiyi-shhodo-majbutnogo-chlenstva-v-nato-yens-stoltenberg/</text:a>
</text:p>
      <!--NEWS-->
      <text:h text:style-name="P10" text:outline-level="1">
<text:span text:style-name="T4">
Ворог спрямовує інформацію про бої в Бахмуті для психологічного впливу, але йому це не вдається — Ганна Маляр</text:span>
</text:h>
      <text:p text:style-name="P4">
Author: ['АРМІЯINFORM']</text:p>
      <text:p text:style-name="P4">
Time: 2023-04-05T50:00:00-04:00</text:p>
      <text:p text:style-name="P4">
Description: Ворогу не вдається психологічно вплинути на ухвалення рішень нашого Командування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anna-malyar-778-1.jpg" text:style-name="Internet_20_link" text:visited-style-name="Visited_20_Internet_20_Link">
ganna-malyar-778-1.jpg</text:a>
']</text:p>
      <text:p text:style-name="P4">
Tags: ['STOPRUSSIA', 'АГРЕСІЯ РФ', 'БАХМУТСЬКИЙ НАПРЯМОК', 'ГАННА МАЛЯР']</text:p>
      <text:p text:style-name="P4">
Category: News</text:p>
      <!--METADATA-->
      <text:p text:style-name="P4">
<draw:frame draw:style-name="fr1" draw:name="Image340" text:anchor-type="as-char" svg:width="6.9236in" svg:height="3.894525in" draw:z-index="0">
<draw:image xlink:href="../Images/AРМІЯINFORM/2023-04-05T50-00-00-04-00/ganna-malyar-778-1.jpg" xlink:type="simple" xlink:show="embed" xlink:actuate="onLoad" draw:mime-type="image/jpeg"/>
</draw:frame>
</text:p>
      <text:p text:style-name="P4">
Ворогу не вдається психологічно вплинути на ухвалення рішень нашогоКомандування щодо Бахмутського напрямку. Так само, як не вдається демотивуватинаших бійців. Попри те, що всі інформаційні повідомлення ворога про бої уБахмуті спрямовані саме на це.</text:p>
      <text:p text:style-name="P4">
Про це <text:a xlink:type="simple" xlink:href="https://t.me/annamaliar/615" text:style-name="Internet_20_link" text:visited-style-name="Visited_20_Internet_20_Link">
зазначила</text:a>
 заступник Міністра оборониУкраїни Ганна Маляр у Телеграм.</text:p>
      <text:p text:style-name="P4">
Так, за її словами, ворог використовує інформаційно два інструменти:</text:p>
      <ul>
        <li>
повідомлення про нібито його успіх у різних формах і видах;  * повідомлення про начебто розсекречені наші плани і рішення по Бахмуту.</li>
      </ul>
      <text:p text:style-name="P4">
«Аналіз цих повідомлень показує, що ворог не може знайти дієві наративи, томуінформація більше схожа на випробовування всіх можливих варіантів. Скажімо,версій про те, що саме „Сирський доповів Зеленському і яке рішення ухвалено“,поширено вже близько десяти», — резюмувала Ганна Маляр.</text:p>
      <text:p text:style-name="P4">
Source: <text:a xlink:type="simple" xlink:href="https://armyinform.com.ua/2023/04/05/vorog-spryamovuye-informacziyu-pro-boyi-u-bahmuti-dlya-psyhologichnogo-vplyvu-ale-jomu-cze-ne-vdayetsya-ganna-malyar/" text:style-name="Internet_20_link" text:visited-style-name="Visited_20_Internet_20_Link">
https://armyinform.com.ua/2023/04/05/vorog-spryamovuye-informacziyu-pro-boyi-u-bahmuti-dlya-psyhologichnogo-vplyvu-ale-jomu-cze-ne-vdayetsya-ganna-malyar/</text:a>
</text:p>
      <!--NEWS-->
      <text:h text:style-name="P10" text:outline-level="1">
<text:span text:style-name="T4">
За добу піротехніки ДСНС знешкодили майже 500 вибухонебезпечних предметів</text:span>
</text:h>
      <text:p text:style-name="P4">
Author: ['АРМІЯINFORM']</text:p>
      <text:p text:style-name="P4">
Time: 2023-04-05T51:00:00-04:00</text:p>
      <text:p text:style-name="P4">
Description: Протягом минулої доби, 04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4/339115787_2265642500489976_9097460951087385887_n.jpg" text:style-name="Internet_20_link" text:visited-style-name="Visited_20_Internet_20_Link">
339115787_2265642500489976_9097460951087385887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341" text:anchor-type="as-char" svg:width="6.9236in" svg:height="3.89908in" draw:z-index="0">
<draw:image xlink:href="../Images/AРМІЯINFORM/2023-04-05T51-00-00-04-00/medium.jpg" xlink:type="simple" xlink:show="embed" xlink:actuate="onLoad" draw:mime-type="image/jpeg"/>
</draw:frame>
Ілюстративне фото</text:p>
      <text:p text:style-name="P4">
<text:span text:style-name="T4">
Протягом минулої доби,</text:span>
 <text:span text:style-name="T4">
04 квітня</text:span>
 <text:span text:style-name="T4">
,</text:span>
 піротехнічні підрозділиДержавної служби України з надзвичайних ситуацій <text:span text:style-name="T4">
136 разів</text:span>
 залучалися довиконання завдань з розмінування.</text:p>
      <text:p text:style-name="P4">
Про це <text:span text:style-name="T5">
<text:a xlink:type="simple" xlink:href="https://dsns.gov.ua/uk/news/nadzvicaini-podiyi/informaciia-shhodo-diialnosti-pirotexnicnix-pidrozdiliv-dsns-96"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477</text:span>
<text:span text:style-name="T4">
вибухонебезпечних</text:span>
 <text:span text:style-name="T4">
предметів.</text:span>
 Обстежено (очищено) територію площеюпонад <text:span text:style-name="T4">
44 гектара</text:span>
.</text:p>
      <text:p text:style-name="P4">
Найчастіше піротехнічні підрозділи працювали: в Харківській області 16 362разів, Київщині — 7 379, Чернігівщині — 4 415, Донеччині — 4 474, Миколаївщині— 4 140, Херсонщині — 3 879, Сумщині — 1 769, Черкащині — 1 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561раз</text:span>
 до виконання завдань з розмінування. Знешкоджено <text:span text:style-name="T4">
340 488вибухонебезпечних предметів</text:span>
 , зокрема <text:span text:style-name="T4">
2 200 авіаційних бомб</text:span>
. Обстежено(очищено) територію площею <text:span text:style-name="T4">
81 646 гектар</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342" text:anchor-type="as-char" svg:width="6.9236in" svg:height="5.804039in" draw:z-index="0">
<draw:image xlink:href="../Images/AРМІЯINFORM/2023-04-05T51-00-00-04-00/339115787_2265642500489976_9097460951087385887_n.jpg" xlink:type="simple" xlink:show="embed" xlink:actuate="onLoad" draw:mime-type="image/jpeg"/>
</draw:frame>
</text:p>
      <text:p text:style-name="P4">
Source: <text:a xlink:type="simple" xlink:href="https://armyinform.com.ua/2023/04/05/za-dobu-pirotehniky-dsns-zneshkodyly-majzhe-500-vybuhonebezpechnyh-predmetiv-3/" text:style-name="Internet_20_link" text:visited-style-name="Visited_20_Internet_20_Link">
https://armyinform.com.ua/2023/04/05/za-dobu-pirotehniky-dsns-zneshkodyly-majzhe-500-vybuhonebezpechnyh-predmetiv-3/</text:a>
</text:p>
      <!--NEWS-->
      <text:h text:style-name="P10" text:outline-level="1">
<text:span text:style-name="T4">
В Україні судитимуть 15 окупантів, які на Чернігівщині насильно утримували 368 цивільних</text:span>
</text:h>
      <text:p text:style-name="P4">
Author: ['АРМІЯINFORM']</text:p>
      <text:p text:style-name="P4">
Time: 2023-04-05T52:00:00-04:00</text:p>
      <text:p text:style-name="P4">
Description: Судитимуть 15 російських військовослужбовців за жорстоке поводження з цивіль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cons-100.jpg" text:style-name="Internet_20_link" text:visited-style-name="Visited_20_Internet_20_Link">
icons-100.jpg</text:a>
']</text:p>
      <text:p text:style-name="P4">
Tags: ['STOPRUSSIA', 'ВОЄННІ ЗЛОЧИНИ РФ', 'ОФІС ГЕНПРОКУРОРА УКРАЇНИ']</text:p>
      <text:p text:style-name="P4">
Category: News</text:p>
      <!--METADATA-->
      <text:p text:style-name="P4">
<draw:frame draw:style-name="fr1" draw:name="Image343" text:anchor-type="as-char" svg:width="6.9236in" svg:height="4.661891in" draw:z-index="0">
<draw:image xlink:href="../Images/AРМІЯINFORM/2023-04-05T52-00-00-04-00/icons-100.jpg" xlink:type="simple" xlink:show="embed" xlink:actuate="onLoad" draw:mime-type="image/jpeg"/>
</draw:frame>
</text:p>
      <text:p text:style-name="P4">
Судитимуть 15 російських військовослужбовців за жорстоке поводження зцивільним населенням Чернігівщини.</text:p>
      <text:p text:style-name="P4">
Про це <text:a xlink:type="simple" xlink:href="https://www.gp.gov.ua/ua/posts/za-zorstoke-povodzennya-z-civilnim-naselennyam-na-cernigivshhini-suditimut-15-viiskovosluzbovciv-rf" text:style-name="Internet_20_link" text:visited-style-name="Visited_20_Internet_20_Link">
повідомляє</text:a>
Офіс Генпрокурора України.</text:p>
      <text:p text:style-name="P4">
Як встановило слідство, на початку березня 2022 року в окупованому с. ЯгіднеЧернігівського району озброєні військові зс рф позбавили волі та насильноутримували в підвалі Ягіднянської школи як «живий щит» 368 осіб, серед яких 69неповнолітніх.</text:p>
      <text:p text:style-name="P4">
Таким чином, місцеві мешканці використовувались для прикриття командногопункту від можливих наступальних дій з боку Збройних Сил України.</text:p>
      <text:p text:style-name="P4">
У прокуратурі зазначили, що російським військовим загрожує покарання у видіпозбавлення волі на строк до 12 років.</text:p>
      <text:p text:style-name="P4">
Source: <text:a xlink:type="simple" xlink:href="https://armyinform.com.ua/2023/04/05/v-ukrayini-sudytymut-15-okupantiv-yaki-na-chernigivshhyni-nasylno-utrymuvaly-368-czyvilnyh-u-pidvali/" text:style-name="Internet_20_link" text:visited-style-name="Visited_20_Internet_20_Link">
https://armyinform.com.ua/2023/04/05/v-ukrayini-sudytymut-15-okupantiv-yaki-na-chernigivshhyni-nasylno-utrymuvaly-368-czyvilnyh-u-pidvali/</text:a>
</text:p>
      <!--NEWS-->
      <text:h text:style-name="P10" text:outline-level="1">
<text:span text:style-name="T4">
Офіс Генпрокурора України: задокументовано майже 17 тисяч злочинів проти нацбезпеки</text:span>
</text:h>
      <text:p text:style-name="P4">
Author: ['АРМІЯINFORM']</text:p>
      <text:p text:style-name="P4">
Time: 2023-04-05T53: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05042023ua.jpg" text:style-name="Internet_20_link" text:visited-style-name="Visited_20_Internet_20_Link">
warcrime-05042023ua.jpg</text:a>
', '<text:a xlink:type="simple" xlink:href="https://armyinform.com.ua/wp-content/uploads/2023/04/warcrime-05042023en.jpg" text:style-name="Internet_20_link" text:visited-style-name="Visited_20_Internet_20_Link">
warcrime-05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44" text:anchor-type="as-char" svg:width="6.9236in" svg:height="4.448413in" draw:z-index="0">
<draw:image xlink:href="../Images/AРМІЯINFORM/2023-04-05T53-00-00-04-00/warcrime-05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05 квітня</text:span>
 зареєстровано:</text:p>
      <ul>
        <li>
78 433 воєнних злочини,  * 16 977 злочинів проти національної безпеки України.</li>
      </ul>
      <text:p text:style-name="P4">
Крім того, за офіційними даними ювенальних прокурорів, <text:span text:style-name="T4">
1411 дітейпостраждали</text:span>
 внаслідок агресії рф, з них:</text:p>
      <ul>
        <li>
467 — дітей загинули,  * 944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45" text:anchor-type="as-char" svg:width="6.9236in" svg:height="4.448413in" draw:z-index="0">
<draw:image xlink:href="../Images/AРМІЯINFORM/2023-04-05T53-00-00-04-00/warcrime-05042023en.jpg" xlink:type="simple" xlink:show="embed" xlink:actuate="onLoad" draw:mime-type="image/jpeg"/>
</draw:frame>
</text:p>
      <text:p text:style-name="P4">
Source: <text:a xlink:type="simple" xlink:href="https://armyinform.com.ua/2023/04/05/ofis-genprokurora-ukrayiny-zadokumentovano-majzhe-17-tysyach-zlochyniv-proty-naczbezpeky-8/" text:style-name="Internet_20_link" text:visited-style-name="Visited_20_Internet_20_Link">
https://armyinform.com.ua/2023/04/05/ofis-genprokurora-ukrayiny-zadokumentovano-majzhe-17-tysyach-zlochyniv-proty-naczbezpeky-8/</text:a>
</text:p>
      <!--NEWS-->
      <text:h text:style-name="P10" text:outline-level="1">
<text:span text:style-name="T4">
рф збільшила кількість ракетоносіїв у Чорному морі, загальний залп може сягати 60 ракет</text:span>
</text:h>
      <text:p text:style-name="P4">
Author: ['АРМІЯINFORM']</text:p>
      <text:p text:style-name="P4">
Time: 2023-04-05T54:00:00-04:00</text:p>
      <text:p text:style-name="P4">
Description: російські війська збільшили кількість корабельного угруповання в Чорному морі до 13-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7-u-chornomu-mori-perebuvayut-2.jpg" text:style-name="Internet_20_link" text:visited-style-name="Visited_20_Internet_20_Link">
2022-10-27-u-chornomu-mori-perebuvayut-2.jpg</text:a>
']</text:p>
      <text:p text:style-name="P4">
Tags: ['STOPRUSSIA', 'ВМС ЗС УКРАЇНИ', 'РАКЕТИ «КАЛІБР»']</text:p>
      <text:p text:style-name="P4">
Category: News</text:p>
      <!--METADATA-->
      <text:p text:style-name="P4">
<draw:frame draw:style-name="fr1" draw:name="Image346" text:anchor-type="as-char" svg:width="6.9236in" svg:height="3.893007in" draw:z-index="0">
<draw:image xlink:href="../Images/AРМІЯINFORM/2023-04-05T54-00-00-04-00/2022-10-27-u-chornomu-mori-perebuvayut-2.jpg" xlink:type="simple" xlink:show="embed" xlink:actuate="onLoad" draw:mime-type="image/jpeg"/>
</draw:frame>
Ілюстративне фото</text:p>
      <text:p text:style-name="P4">
російські війська збільшили кількість корабельного угруповання в Чорному морідо 13-ти одиниць, серед них шість ракетоносіїв, загальний залп може сягати 40ракет типу «Калібр».</text:p>
      <text:p text:style-name="P4">
Про це<text:a xlink:type="simple" xlink:href="https%3A%2F%2Fwww.facebook.com%2Fnavy.mil.gov.ua%2Fposts%2Fpfbid0Qm9CKL1xFP7BMQq66fG2L6risiA9uFMXFcr44yuVSBBgKhMJMxZTfvehYL37oQQbl&amp;show_text=true&amp;width=500" text:style-name="Internet_20_link" text:visited-style-name="Visited_20_Internet_20_Link">
повідомляє</text:a>
пресслужба Військово-Морських Сил ЗСУ.</text:p>
      <text:p text:style-name="P4">
В Азовському морі рф триває один ворожий корабель. У Середземному морі — до 7ворожих кораблів, з них 3 носія крилатих ракет «Калібр», загальний залп до 20ракет;</text:p>
      <text:p text:style-name="P4">
За добу, в інтересах рф, прохід Керч-Єнікальською протокою здійснили:</text:p>
      <ul>
        <li>
до Азовського моря — 10 суден, з них 3 судна продовжили рух у напрямку протоки Босфор;  * до Чорного моря — 25 суден, з них 9 суден продовжили рух у напрямку протоки Босфор.</li>
      </ul>
      <text:p text:style-name="P4">
Зазначається, що рф продовжує порушувати Міжнародну конвенцію з охоронилюдського життя на морі 1974 р. (SOLAS), вимикаючи системи автоматичноїідентифікації (AIS), на цивільних суднах в акваторії Азовського моря.</text:p>
      <text:p text:style-name="P4">
Source: <text:a xlink:type="simple" xlink:href="https://armyinform.com.ua/2023/04/05/rf-zbilshyla-kilkist-raketonosiyiv-u-chornomu-mori-zagalnyj-zalp-mozhe-syagaty-60-raket/" text:style-name="Internet_20_link" text:visited-style-name="Visited_20_Internet_20_Link">
https://armyinform.com.ua/2023/04/05/rf-zbilshyla-kilkist-raketonosiyiv-u-chornomu-mori-zagalnyj-zalp-mozhe-syagaty-60-raket/</text:a>
</text:p>
      <!--NEWS-->
      <text:h text:style-name="P10" text:outline-level="1">
<text:span text:style-name="T4">
За минулу добу окупанти обстріляли 8 областей України: загинуло 4 особи</text:span>
</text:h>
      <text:p text:style-name="P4">
Author: ['АРМІЯINFORM']</text:p>
      <text:p text:style-name="P4">
Time: 2023-04-05T55: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9846060543493931_y.jpg" text:style-name="Internet_20_link" text:visited-style-name="Visited_20_Internet_20_Link">
photo_5289846060543493931_y.jpg</text:a>
']</text:p>
      <text:p text:style-name="P4">
Tags: ['MILITARY MEDIA CENTER', 'ВОРОЖІ ОБСТРІЛИ', 'ОБСТРІЛИ РФ', 'ХАРКІВСЬКИЙ ТРИБУНАЛ']</text:p>
      <text:p text:style-name="P4">
Category: News</text:p>
      <!--METADATA-->
      <text:p text:style-name="P4">
<draw:frame draw:style-name="fr1" draw:name="Image347" text:anchor-type="as-char" svg:width="6.9236in" svg:height="4.847899in" draw:z-index="0">
<draw:image xlink:href="../Images/AРМІЯINFORM/2023-04-05T55-00-00-04-00/photo_5289846060543493931_y.jpg" xlink:type="simple" xlink:show="embed" xlink:actuate="onLoad" draw:mime-type="image/jpeg"/>
</draw:frame>
</text:p>
      <text:p text:style-name="P4">
Протягом минулої доби російські війська обстріляли територію 8 областейУкраїни.</text:p>
      <text:p text:style-name="P4">
Про це у Telegram <text:a xlink:type="simple" xlink:href="https://t.me/militarymediacenter/1603" text:style-name="Internet_20_link" text:visited-style-name="Visited_20_Internet_20_Link">
інформує</text:a>
 MilitaryMedia Center.</text:p>
      <text:p text:style-name="P4">
«Загалом із різних видів озброєння (гранатомети, міномети, танки, артилерія,РСЗВ, БПЛА, тактична авіація) здійснено обстріли 92 населених пунктів,підтверджено ураження 75 об’єктів інфраструктури», — йдеться у повідомленні.</text:p>
      <text:p text:style-name="P4">
За попередньою інформацією, загинуло 4 особи та 14 поранено.</text:p>
      <text:p text:style-name="P4">
Source: <text:a xlink:type="simple" xlink:href="https://armyinform.com.ua/2023/04/05/za-mynulu-dobu-okupanty-obstrilyaly-8-oblastej-ukrayiny-zagynulo-4-osoby/" text:style-name="Internet_20_link" text:visited-style-name="Visited_20_Internet_20_Link">
https://armyinform.com.ua/2023/04/05/za-mynulu-dobu-okupanty-obstrilyaly-8-oblastej-ukrayiny-zagynulo-4-osoby/</text:a>
</text:p>
      <!--NEWS-->
      <text:h text:style-name="P10" text:outline-level="1">
<text:span text:style-name="T4">
Трьох колаборантів судитимуть за тортури над цивільними в Донецьку</text:span>
</text:h>
      <text:p text:style-name="P4">
Author: ['АРМІЯINFORM']</text:p>
      <text:p text:style-name="P4">
Time: 2023-04-05T56:00:00-04:00</text:p>
      <text:p text:style-name="P4">
Description: До суду скеровано обвинувальний акт щодно трьох учасників терористичної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45579563_4191828170828513_5286622141540812964_n-e1680694071653.jpg" text:style-name="Internet_20_link" text:visited-style-name="Visited_20_Internet_20_Link">
145579563_4191828170828513_5286622141540812964_n-e1680694071653.jpg</text:a>
', '<text:a xlink:type="simple" xlink:href="https://armyinform.com.ua/wp-content/uploads/2023/04/6-7-150x150.jpg" text:style-name="Internet_20_link" text:visited-style-name="Visited_20_Internet_20_Link">
6-7-150x150.jpg</text:a>
', '<text:a xlink:type="simple" xlink:href="https://armyinform.com.ua/wp-content/uploads/2023/04/7-3-150x150.jpg" text:style-name="Internet_20_link" text:visited-style-name="Visited_20_Internet_20_Link">
7-3-150x150.jpg</text:a>
', '<text:a xlink:type="simple" xlink:href="https://armyinform.com.ua/wp-content/uploads/2023/04/8-2-150x150.jpg" text:style-name="Internet_20_link" text:visited-style-name="Visited_20_Internet_20_Link">
8-2-150x150.jpg</text:a>
']</text:p>
      <text:p text:style-name="P4">
Tags: ['STOPRUSSIA', 'ВТОРГНЕННЯ РФ', 'КОЛАБОРАНТИ', 'ОФІС ГЕНЕРАЛЬНОГО ПРОКУРОРА УКРАЇНИ']</text:p>
      <text:p text:style-name="P4">
Category: News</text:p>
      <!--METADATA-->
      <text:p text:style-name="P4">
<draw:frame draw:style-name="fr1" draw:name="Image348" text:anchor-type="as-char" svg:width="6.9236in" svg:height="4.428219in" draw:z-index="0">
<draw:image xlink:href="../Images/AРМІЯINFORM/2023-04-05T56-00-00-04-00/145579563_4191828170828513_5286622141540812964_n-e1680694071653.jpg" xlink:type="simple" xlink:show="embed" xlink:actuate="onLoad" draw:mime-type="image/jpeg"/>
</draw:frame>
Ілюстративне фото</text:p>
      <text:p text:style-name="P4">
До суду скеровано обвинувальний акт щодно трьох учасників терористичноїорганізації «днр». Їм інкриміновано державну зраду, участь у діяльностітерористичної організації, порушення законів та звичаїв війни.</text:p>
      <text:p text:style-name="P4">
Розслідуванням встановлено, що обвинувачені обіймали псевдопосади у такзваному «міністерстві державної безпеки «днр».</text:p>
      <text:p text:style-name="P4">
З січня по листопад 2016 року, колаборанти, діючи на виконання завданьватажків терористичної організації «днр», жорстоко поводились з цивільнимигромадянами, затриманими в тимчасово окупованому Донецьку за проукраїнськіпогляди.</text:p>
      <text:p text:style-name="P4">
Під час проведення допитів та незаконного утримання бойовики застосовували домирних мешканців тортури, систематично наносили потерпілим велику кількістьударів руками і ногами по різних частинах тіла, що спричиняло сильний фізичнийбіль і страждання. Також обвинувачені здійснювали психологічний тиск, щобдеморалізувати та залякати незаконно затриманих громадян.</text:p>
      <text:p text:style-name="P4">
<text:a xlink:type="simple" xlink:href="https://armyinform.com.ua/wp-content/uploads/2023/04/6-7.jpg" text:style-name="Internet_20_link" text:visited-style-name="Visited_20_Internet_20_Link">
<draw:frame draw:style-name="fr1" draw:name="Image349" text:anchor-type="as-char" svg:width="6.9236in" svg:height="6.9236in" draw:z-index="0">
<draw:image xlink:href="../Images/AРМІЯINFORM/2023-04-05T56-00-00-04-00/6-7-150x150.jpg" xlink:type="simple" xlink:show="embed" xlink:actuate="onLoad" draw:mime-type="image/jpeg"/>
</draw:frame>
</text:a>
</text:p>
      <text:p text:style-name="P4">
<text:a xlink:type="simple" xlink:href="https://armyinform.com.ua/wp-content/uploads/2023/04/7-3.jpg" text:style-name="Internet_20_link" text:visited-style-name="Visited_20_Internet_20_Link">
<draw:frame draw:style-name="fr1" draw:name="Image350" text:anchor-type="as-char" svg:width="6.9236in" svg:height="6.9236in" draw:z-index="0">
<draw:image xlink:href="../Images/AРМІЯINFORM/2023-04-05T56-00-00-04-00/7-3-150x150.jpg" xlink:type="simple" xlink:show="embed" xlink:actuate="onLoad" draw:mime-type="image/jpeg"/>
</draw:frame>
</text:a>
</text:p>
      <text:p text:style-name="P4">
<text:a xlink:type="simple" xlink:href="https://armyinform.com.ua/wp-content/uploads/2023/04/8-2.jpg" text:style-name="Internet_20_link" text:visited-style-name="Visited_20_Internet_20_Link">
<draw:frame draw:style-name="fr1" draw:name="Image351" text:anchor-type="as-char" svg:width="6.9236in" svg:height="6.9236in" draw:z-index="0">
<draw:image xlink:href="../Images/AРМІЯINFORM/2023-04-05T56-00-00-04-00/8-2-150x150.jpg" xlink:type="simple" xlink:show="embed" xlink:actuate="onLoad" draw:mime-type="image/jpeg"/>
</draw:frame>
</text:a>
</text:p>
      <text:p text:style-name="P4">
<text:span text:style-name="T4">
Джерело:</text:span>
 <text:span text:style-name="T5">
<text:a xlink:type="simple" xlink:href="https://www.gp.gov.ua/ua/posts/za-zorstoke-povodzennya-z-civilnim-naselennyam-suditimut-tryox-ucasnikiv-teroristicnoyi-organizaciyi-dnr" text:style-name="Internet_20_link" text:visited-style-name="Visited_20_Internet_20_Link">
Офіс Генерального прокурораУкраїни</text:a>
</text:span>
</text:p>
      <text:p text:style-name="P4">
Source: <text:a xlink:type="simple" xlink:href="https://armyinform.com.ua/2023/04/05/troh-kolaborantiv-sudytymut-za-tortury-nad-czyvilnymy-u-doneczku/" text:style-name="Internet_20_link" text:visited-style-name="Visited_20_Internet_20_Link">
https://armyinform.com.ua/2023/04/05/troh-kolaborantiv-sudytymut-za-tortury-nad-czyvilnymy-u-doneczku/</text:a>
</text:p>
      <!--NEWS-->
      <text:h text:style-name="P10" text:outline-level="1">
<text:span text:style-name="T4">
Міністр оборони України в Харкові вручив нагороди пораненим військовослужбовцям</text:span>
</text:h>
      <text:p text:style-name="P4">
Author: ['АРМІЯINFORM']</text:p>
      <text:p text:style-name="P4">
Time: 2023-04-05T57:00:00-04:00</text:p>
      <text:p text:style-name="P4">
Description: Міністр оборони України Олексій Резніков та міністр національної оборони Лито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408555_1515212205631408_2688761157321420681_n.jpg" text:style-name="Internet_20_link" text:visited-style-name="Visited_20_Internet_20_Link">
339408555_1515212205631408_2688761157321420681_n.jpg</text:a>
', '<text:a xlink:type="simple" xlink:href="https://armyinform.com.ua/wp-content/uploads/2023/04/339574038_6147501265315341_4972539804739946309_n-150x150.jpg" text:style-name="Internet_20_link" text:visited-style-name="Visited_20_Internet_20_Link">
339574038_6147501265315341_4972539804739946309_n-150x150.jpg</text:a>
', '<text:a xlink:type="simple" xlink:href="https://armyinform.com.ua/wp-content/uploads/2023/04/339915591_1350642132447361_471700998703725543_n-150x150.jpg" text:style-name="Internet_20_link" text:visited-style-name="Visited_20_Internet_20_Link">
339915591_1350642132447361_471700998703725543_n-150x150.jpg</text:a>
', '<text:a xlink:type="simple" xlink:href="https://armyinform.com.ua/wp-content/uploads/2023/04/339789176_534824022067697_707525689452154207_n-150x150.jpg" text:style-name="Internet_20_link" text:visited-style-name="Visited_20_Internet_20_Link">
339789176_534824022067697_707525689452154207_n-150x150.jpg</text:a>
', '<text:a xlink:type="simple" xlink:href="https://armyinform.com.ua/wp-content/uploads/2023/04/339500242_145671248183251_2504559477426765081_n-1-150x150.jpg" text:style-name="Internet_20_link" text:visited-style-name="Visited_20_Internet_20_Link">
339500242_145671248183251_2504559477426765081_n-1-150x150.jpg</text:a>
', '<text:a xlink:type="simple" xlink:href="https://armyinform.com.ua/wp-content/uploads/2023/04/339788985_886881009078343_7195779154720715384_n-150x150.jpg" text:style-name="Internet_20_link" text:visited-style-name="Visited_20_Internet_20_Link">
339788985_886881009078343_7195779154720715384_n-150x150.jpg</text:a>
']</text:p>
      <text:p text:style-name="P4">
Tags: ['АРВІДАС АНУШАУСКАС', 'МІНІСТР ОБОРОНИ УКРАЇНИ ОЛЕКСІЙ РЕЗНІКОВ', 'ХАРКІВ']</text:p>
      <text:p text:style-name="P4">
Category: News</text:p>
      <!--METADATA-->
      <text:p text:style-name="P4">
<draw:frame draw:style-name="fr1" draw:name="Image352" text:anchor-type="as-char" svg:width="6.9236in" svg:height="3.894525in" draw:z-index="0">
<draw:image xlink:href="../Images/AРМІЯINFORM/2023-04-05T57-00-00-04-00/339408555_1515212205631408_2688761157321420681_n.jpg" xlink:type="simple" xlink:show="embed" xlink:actuate="onLoad" draw:mime-type="image/jpeg"/>
</draw:frame>
</text:p>
      <text:p text:style-name="P4">
Міністр оборони України Олексій Резніков та міністр національної оборониЛитовської Республіки Арвідас Анушаускас, перебуваючи з робочим візитом у<text:a xlink:type="simple" xlink:href="https://armyinform.com.ua/2023/04/05/ministr-oborony-ukrayiny-razom-z-lytovskym-kolegoyu-vidvidaly-harkiv/" text:style-name="Internet_20_link" text:visited-style-name="Visited_20_Internet_20_Link">
Харкові</text:a>
, відвідали у шпиталі пораненихвійськовослужбовців.</text:p>
      <text:p text:style-name="P4">
Про це зазначив глава оборонного відомства у<text:a xlink:type="simple" xlink:href="https://www.facebook.com/reznikovoleksii/posts/pfbid02UDm34QZnEHMiXVuyrUt5X48yHLnvTfaN6KCowMH5fPKAT6AcLDxtHA1McZZUAAeJl" text:style-name="Internet_20_link" text:visited-style-name="Visited_20_Internet_20_Link">
фейсбук</text:a>
у.</text:p>
      <text:p text:style-name="P4">
«Нагородили наших героїчних воїнів», — повідомив Олексій Резніков та додав, щотакож вручив державні нагороди харків’янам, які щодня працюють задля Перемоги.</text:p>
      <text:p text:style-name="P4">
<text:a xlink:type="simple" xlink:href="https://armyinform.com.ua/wp-content/uploads/2023/04/339574038_6147501265315341_4972539804739946309_n.jpg" text:style-name="Internet_20_link" text:visited-style-name="Visited_20_Internet_20_Link">
<draw:frame draw:style-name="fr1" draw:name="Image353" text:anchor-type="as-char" svg:width="6.9236in" svg:height="6.9236in" draw:z-index="0">
<draw:image xlink:href="../Images/AРМІЯINFORM/2023-04-05T57-00-00-04-00/339574038_6147501265315341_4972539804739946309_n-150x150.jpg" xlink:type="simple" xlink:show="embed" xlink:actuate="onLoad" draw:mime-type="image/jpeg"/>
</draw:frame>
</text:a>
</text:p>
      <text:p text:style-name="P4">
<text:a xlink:type="simple" xlink:href="https://armyinform.com.ua/wp-content/uploads/2023/04/339915591_1350642132447361_471700998703725543_n.jpg" text:style-name="Internet_20_link" text:visited-style-name="Visited_20_Internet_20_Link">
<draw:frame draw:style-name="fr1" draw:name="Image354" text:anchor-type="as-char" svg:width="6.9236in" svg:height="6.9236in" draw:z-index="0">
<draw:image xlink:href="../Images/AРМІЯINFORM/2023-04-05T57-00-00-04-00/339915591_1350642132447361_471700998703725543_n-150x150.jpg" xlink:type="simple" xlink:show="embed" xlink:actuate="onLoad" draw:mime-type="image/jpeg"/>
</draw:frame>
</text:a>
</text:p>
      <text:p text:style-name="P4">
<text:a xlink:type="simple" xlink:href="https://armyinform.com.ua/wp-content/uploads/2023/04/339789176_534824022067697_707525689452154207_n.jpg" text:style-name="Internet_20_link" text:visited-style-name="Visited_20_Internet_20_Link">
<draw:frame draw:style-name="fr1" draw:name="Image355" text:anchor-type="as-char" svg:width="6.9236in" svg:height="6.9236in" draw:z-index="0">
<draw:image xlink:href="../Images/AРМІЯINFORM/2023-04-05T57-00-00-04-00/339789176_534824022067697_707525689452154207_n-150x150.jpg" xlink:type="simple" xlink:show="embed" xlink:actuate="onLoad" draw:mime-type="image/jpeg"/>
</draw:frame>
</text:a>
</text:p>
      <text:p text:style-name="P4">
Міністри оборони України та Литви побували на раніше окупованих територіях,які досі зазнають обстрілів з боку рашистів. Зокрема, відвідали ПівнічнуСалтівку, яку зараз намагаються крок за кроком відбудовувати.</text:p>
      <text:p text:style-name="P4">
Олексій Резніков та Арвідас Анушаускас також поспілкувались із оборонцямиукраїнського неба.</text:p>
      <text:p text:style-name="P4">
<text:a xlink:type="simple" xlink:href="https://armyinform.com.ua/wp-content/uploads/2023/04/339500242_145671248183251_2504559477426765081_n-1.jpg" text:style-name="Internet_20_link" text:visited-style-name="Visited_20_Internet_20_Link">
<draw:frame draw:style-name="fr1" draw:name="Image356" text:anchor-type="as-char" svg:width="6.9236in" svg:height="6.9236in" draw:z-index="0">
<draw:image xlink:href="../Images/AРМІЯINFORM/2023-04-05T57-00-00-04-00/339500242_145671248183251_2504559477426765081_n-1-150x150.jpg" xlink:type="simple" xlink:show="embed" xlink:actuate="onLoad" draw:mime-type="image/jpeg"/>
</draw:frame>
</text:a>
</text:p>
      <text:p text:style-name="P4">
<text:a xlink:type="simple" xlink:href="https://armyinform.com.ua/wp-content/uploads/2023/04/339788985_886881009078343_7195779154720715384_n.jpg" text:style-name="Internet_20_link" text:visited-style-name="Visited_20_Internet_20_Link">
<draw:frame draw:style-name="fr1" draw:name="Image357" text:anchor-type="as-char" svg:width="6.9236in" svg:height="6.9236in" draw:z-index="0">
<draw:image xlink:href="../Images/AРМІЯINFORM/2023-04-05T57-00-00-04-00/339788985_886881009078343_7195779154720715384_n-150x150.jpg" xlink:type="simple" xlink:show="embed" xlink:actuate="onLoad" draw:mime-type="image/jpeg"/>
</draw:frame>
</text:a>
</text:p>
      <text:p text:style-name="P4">
«Безперечно, провели з моїм литовським колегою двосторонні перемовини щодоподальшого посилення обороноздатності нашої армії задля захисту України наземлі і в повітрі. Я вдячний нашому литовському другу, пану АрвідасуАнушаускасу і всьому народу Литви за підтримку і за вагомий внесок уневідворотню перемогу України.</text:p>
      <text:p text:style-name="P4">
З такими друзями, як Литва, ми досягнемо миру і відбудуємо наші міста!» —резюмував глава оборонного відомства України.</text:p>
      <text:p text:style-name="P4">
Source: <text:a xlink:type="simple" xlink:href="https://armyinform.com.ua/2023/04/05/ministr-oborony-ukrayiny-u-harkovi-vruchyv-nagorody-poranenym-vijskovosluzhbovczyam/" text:style-name="Internet_20_link" text:visited-style-name="Visited_20_Internet_20_Link">
https://armyinform.com.ua/2023/04/05/ministr-oborony-ukrayiny-u-harkovi-vruchyv-nagorody-poranenym-vijskovosluzhbovczyam/</text:a>
</text:p>
      <!--NEWS-->
      <text:h text:style-name="P10" text:outline-level="1">
<text:span text:style-name="T4">
Якщо людина облікована в реєстрі Національного інформаційного бюро, вона задіяна в процесі обмінів</text:span>
</text:h>
      <text:p text:style-name="P4">
Author: ['АРМІЯINFORM']</text:p>
      <text:p text:style-name="P4">
Time: 2023-04-05T58:00:00-04:00</text:p>
      <text:p text:style-name="P4">
Description: У Координаційному штабі з питань поводження з військовополоненими відбулася 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913696_583745593715111_8383913936741083410_n.jpg" text:style-name="Internet_20_link" text:visited-style-name="Visited_20_Internet_20_Link">
339913696_583745593715111_8383913936741083410_n.jpg</text:a>
']</text:p>
      <text:p text:style-name="P4">
Tags: ['STOPRUSSIA', 'АГРЕСІЯ РФ', 'ВІЙСЬКОВОПОЛОНЕНІ', 'КООРДИНАЦІЙНИЙ ШТАБ З ПИТАНЬ ПОВОДЖЕННЯ З ВІЙСЬКОВОПОЛОНЕНИМИ']</text:p>
      <text:p text:style-name="P4">
Category: News</text:p>
      <!--METADATA-->
      <text:p text:style-name="P4">
<draw:frame draw:style-name="fr1" draw:name="Image358" text:anchor-type="as-char" svg:width="6.9236in" svg:height="3.681047in" draw:z-index="0">
<draw:image xlink:href="../Images/AРМІЯINFORM/2023-04-05T58-00-00-04-00/339913696_583745593715111_8383913936741083410_n.jpg" xlink:type="simple" xlink:show="embed" xlink:actuate="onLoad" draw:mime-type="image/jpeg"/>
</draw:frame>
</text:p>
      <text:p text:style-name="P4">
У Координаційному штабі з питань поводження з військовополоненими відбуласязустріч з родичами та близькими військовослужбовців Національної гвардіїУкраїни. З родинами полонених нацгвардійців спілкувалися представникиКоординаційного штабу та Головного управління Національної гвардії України.</text:p>
      <text:p text:style-name="P4">
Про це <text:a xlink:type="simple" xlink:href="https://t.me/Koord_shtab/787" text:style-name="Internet_20_link" text:visited-style-name="Visited_20_Internet_20_Link">
повідомляє</text:a>
 Координаційний штаб з питаньповодження з військовополоненими.</text:p>
      <text:p text:style-name="P4">
За словами представника Штабу, якщо людина облікована в реєстрі Національногоінформаційного бюро, вона задіяна в процесі обмінів. Безвісти зниклівійськовослужбовці, як і підтверджені міністерством оборони росії черезМіжнародний комітет Червоного Хреста (МКЧХ), теж повертаються з полону.</text:p>
      <text:p text:style-name="P4">
Що стосується місць утримання полонених захисників, представник Штабузазначив, що офіційної інформації про це немає. Але докладаються зусилля, щобзвільняти військовослужбовців зі всіх місць утримань, де вони перебувають уполоні. Він додав, що немає жодних ілюзій стосовно умов їхнього утримання, аМКЧХ має доступ далеко не до всіх таборів і колоній.</text:p>
      <text:p text:style-name="P4">
Представник Національної гвардії України зауважив, що в разі появи новихматеріалів, які можуть вказувати на те, що людина в полоні, військова частинаможе відповідним чином змінити його вид обліку.</text:p>
      <text:p text:style-name="P4">
Окремо обговорили питання фінансового забезпечення та одноразової грошовоїдопомоги родинам військовополонених, а також несення службивійськовослужбовцем після звільнення його з полону, лікування й реабілітації.</text:p>
      <text:p text:style-name="P4">
Source: <text:a xlink:type="simple" xlink:href="https://armyinform.com.ua/2023/04/05/koordynaczijnyj-shtab-yakshho-lyudyna-oblikovana-v-reyestri-nib-vona-zadiyana-v-proczesi-obminiv/" text:style-name="Internet_20_link" text:visited-style-name="Visited_20_Internet_20_Link">
https://armyinform.com.ua/2023/04/05/koordynaczijnyj-shtab-yakshho-lyudyna-oblikovana-v-reyestri-nib-vona-zadiyana-v-proczesi-obminiv/</text:a>
</text:p>
      <!--NEWS-->
      <text:h text:style-name="P10" text:outline-level="1">
<text:span text:style-name="T4">
Володимир Зеленський прибув з робочим візитом до Польщі</text:span>
</text:h>
      <text:p text:style-name="P4">
Author: ['АРМІЯINFORM']</text:p>
      <text:p text:style-name="P4">
Time: 2023-04-05T59:00:00-04:00</text:p>
      <text:p text:style-name="P4">
Description: Про це повідомляє Офіс Президента України:    «Офіційна церемонія зустрічі Президен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АНДЖЕЙ ДУДА', 'ВОЛОДИМИР ЗЕЛЕНСЬКИЙ']</text:p>
      <text:p text:style-name="P4">
Category: News</text:p>
      <!--METADATA-->
      <text:p text:style-name="P4">
Про це <text:a xlink:type="simple" xlink:href="https://www.facebook.com/watch/" text:style-name="Internet_20_link" text:visited-style-name="Visited_20_Internet_20_Link">
повідомляє</text:a>
 ОфісПрезидента України:</text:p>
      <text:p text:style-name="P4">
«Офіційна церемонія зустрічі Президента України Володимира Зеленського таПрезидента Республіки Польща Анджея Дуди».</text:p>
      <text:p text:style-name="P4">
Source: <text:a xlink:type="simple" xlink:href="https://armyinform.com.ua/2023/04/05/volodymyr-zelenskyj-prybuv-z-robochym-vizytom-do-polshhi/" text:style-name="Internet_20_link" text:visited-style-name="Visited_20_Internet_20_Link">
https://armyinform.com.ua/2023/04/05/volodymyr-zelenskyj-prybuv-z-robochym-vizytom-do-polshhi/</text:a>
</text:p>
      <!--NEWS-->
      <text:h text:style-name="P10" text:outline-level="1">
<text:span text:style-name="T4">
Президенту України вручили найвищу нагороду Польщі</text:span>
</text:h>
      <text:p text:style-name="P4">
Author: ['АРМІЯINFORM']</text:p>
      <text:p text:style-name="P4">
Time: 2023-04-05T60:00:00-04:00</text:p>
      <text:p text:style-name="P4">
Description: Про це повідомляє Верховна Рада України:    «Президент України Володимир Зеленський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18.jpg" text:style-name="Internet_20_link" text:visited-style-name="Visited_20_Internet_20_Link">
1-18.jpg</text:a>
']</text:p>
      <text:p text:style-name="P4">
Tags: ['АНДЖЕЙ ДУДА', 'ВОЛОДИМИР ЗЕЛЕНСЬКИЙ']</text:p>
      <text:p text:style-name="P4">
Category: News</text:p>
      <!--METADATA-->
      <text:p text:style-name="P4">
<draw:frame draw:style-name="fr1" draw:name="Image359" text:anchor-type="as-char" svg:width="6.9236in" svg:height="3.767592in" draw:z-index="0">
<draw:image xlink:href="../Images/AРМІЯINFORM/2023-04-05T60-00-00-04-00/1-18.jpg" xlink:type="simple" xlink:show="embed" xlink:actuate="onLoad" draw:mime-type="image/jpeg"/>
</draw:frame>
</text:p>
      <text:p text:style-name="P4">
Про це <text:a xlink:type="simple" xlink:href="https://www.facebook.com/watch/" text:style-name="Internet_20_link" text:visited-style-name="Visited_20_Internet_20_Link">
повідомляє</text:a>
Верховна Рада України:</text:p>
      <text:p text:style-name="P4">
«Президент України Володимир Зеленський на знак визнання заслуг у поглибленнівідносин між Польщею та Україною, діяльність у сфері безпеки й стійкість узахисті прав людини нагороджений Орденом Білого Орла — найвищою нагородоюПольщі.</text:p>
      <text:p text:style-name="P4">
Орден Білого Орла є найстарішою й найціннішою польською нагородою. Її вручаютьвидатним людям, які своїм життям зробили винятковий внесок у РеспублікуПольща. Важко приховати сльози зворушення, спостерігаючи за вашим служіннямБатьківщині. Ви не покинули ні України, ні своїх співвітчизників. Ви —взірцевий лідер держави і нації", — зазначив Президент Польщі Анджей Дуда.</text:p>
      <text:p text:style-name="P4">
Source: <text:a xlink:type="simple" xlink:href="https://armyinform.com.ua/2023/04/05/prezydentu-ukrayiny-vruchyly-najvyshhu-nagorodu-polshhi/" text:style-name="Internet_20_link" text:visited-style-name="Visited_20_Internet_20_Link">
https://armyinform.com.ua/2023/04/05/prezydentu-ukrayiny-vruchyly-najvyshhu-nagorodu-polshhi/</text:a>
</text:p>
      <!--NEWS-->
      <text:h text:style-name="P10" text:outline-level="1">
<text:span text:style-name="T4">
ОК «Схід» показало, як наші захисники опановують західну техніку</text:span>
</text:h>
      <text:p text:style-name="P4">
Author: ['АРМІЯINFORM']</text:p>
      <text:p text:style-name="P4">
Time: 2023-04-05T61:00:00-04:00</text:p>
      <text:p text:style-name="P4">
Description: Відео про це розміщено на Facebook-сторінці оперативного командування «Схід».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ЗАХІДНА ТЕХНІКА', 'ОК «СХІД»']</text:p>
      <text:p text:style-name="P4">
Category: News</text:p>
      <!--METADATA-->
      <text:p text:style-name="P4">
Відео про це <text:a xlink:type="simple" xlink:href="https://www.facebook.com/watch/" text:style-name="Internet_20_link" text:visited-style-name="Visited_20_Internet_20_Link">
розміщено</text:a>
 наFacebook-сторінці оперативного командування «Схід».</text:p>
      <text:p text:style-name="P4">
«Опановуємо сучасну техніку, тренуємось нищити ворога з нової зброї —інтенсивна підготовка наших підрозділів триває», — зазначається у дописі.</text:p>
      <text:p text:style-name="P4">
Source: <text:a xlink:type="simple" xlink:href="https://armyinform.com.ua/2023/04/05/ok-shid-pokazalo-yak-nashi-zahysnyky-opanovuyut-zahidnu-tehniku/" text:style-name="Internet_20_link" text:visited-style-name="Visited_20_Internet_20_Link">
https://armyinform.com.ua/2023/04/05/ok-shid-pokazalo-yak-nashi-zahysnyky-opanovuyut-zahidnu-tehniku/</text:a>
</text:p>
      <!--NEWS-->
      <text:h text:style-name="P10" text:outline-level="1">
<text:span text:style-name="T4">
Представники харківського ТЦК та СП розповіли молоді про умови вступу до військових вишів</text:span>
</text:h>
      <text:p text:style-name="P4">
Author: ['Дмитро Горбунов']</text:p>
      <text:p text:style-name="P4">
Time: 2023-04-05T62:00:00-04:00</text:p>
      <text:p text:style-name="P4">
Description: Кілька сотень харківських старшокласників та їхніх батьків вже дізналися про перева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harkiv-onlajn-konferencziya-1.jpg" text:style-name="Internet_20_link" text:visited-style-name="Visited_20_Internet_20_Link">
harkiv-onlajn-konferencziya-1.jpg</text:a>
']</text:p>
      <text:p text:style-name="P4">
Tags: ['STOPRUSSIA', 'АГРЕСІЯ РФ', 'ВІЙНА', 'ВТОРГНЕННЯ РФ', 'ТЦК ТА СП']</text:p>
      <text:p text:style-name="P4">
Category: News</text:p>
      <!--METADATA-->
      <text:p text:style-name="P4">
<draw:frame draw:style-name="fr1" draw:name="Image360" text:anchor-type="as-char" svg:width="6.9236in" svg:height="4.604194in" draw:z-index="0">
<draw:image xlink:href="../Images/AРМІЯINFORM/2023-04-05T62-00-00-04-00/harkiv-onlajn-konferencziya-1.jpg" xlink:type="simple" xlink:show="embed" xlink:actuate="onLoad" draw:mime-type="image/jpeg"/>
</draw:frame>
</text:p>
      <text:p text:style-name="P4">
Кілька сотень харківських старшокласників та їхніх батьків вже дізналися пропереваги навчання у вищих військово-навчальних закладах України та умовивступу.</text:p>
      <text:p text:style-name="P4">
Офіцери Харківського обласного територіального центру комплектування тасоціальної підтримки вперше в своїй практиці вирішили поспілкуватися зпотенційними курсантами у формі онлайн-конференції.</text:p>
      <text:p text:style-name="P4">
— Цього року ми досить креативно підійшли до завдання щодо доведенняінформації про умови навчання у військових вишах, — каже начальник відділурекрутингу та комплектування — заступник начальника сектору комплектуванняХарківського ОТЦК та СП підполковник Андрій Котенко. — Напередодні ми вийшлина всі районні структури освіти в області та запропонували провести низкуонлайн-зустрічей у такому форматі.</text:p>
      <text:p text:style-name="P4">
Водночас армійці вийшли на командування ВВНЗ із пропозиціями долучитися доданого заходу в рамках військово-професійної орієнтації. Щоб охопити якомогабільше осіб, військові склали відповідні графіки, розмістили анонси насторінках РТЦК та СП.</text:p>
      <text:p text:style-name="P4">
Упродовж двох днів вдалося провести вісім онлайн-конференцій з мешканцямидекількох районів Харкова.</text:p>
      <text:p text:style-name="P4">
Під час однієї із зустрічей з потенційними курсантами був присутній офіцерВійськового інституту танкових військ НТУ «ХПІ» майор Володимир Сінько.</text:p>
      <text:p text:style-name="P4">
— На відміну від цивільних вишів, навчання в нас безкоштовне. Опануванняофіцерських спеціальностей проводиться очно в безпечних умовах. Головне ж, щовід першого дня носіння погонів перед юнаками та дівчатами відкриваютьсяперспективи професійного зростання. Також після випуску ми гарантуємопрацевлаштування, — поінформував майор Володимир Сінько.</text:p>
      <text:p text:style-name="P4">
До онлайн-спілкування також приєдналися два курсанти ВІТВ НТУ «ХПІ» ОлександраКравцова та Дмитро Колосок.</text:p>
      <text:p text:style-name="P4">
— Я родом із Закарпаття, але три роки тому не побоялася поїхати за 1300кілометрів, до Харкова, аби вступити на факультет озброєння та військовоїтехніки. Якщо ти чогось прагнеш, то в тебе все вийде. Певні службові труднощібули і є. Проте, вважаю, що офіцерські погони стануть гідною нагородою за всімої старання, — розповіла Олександра Кравцова.</text:p>
      <text:p text:style-name="P4">
Після виступу кожного представника ВВНЗ діти чи їхні батьки ставили запитання,просили контакти приймальної комісії тощо.</text:p>
      <text:p text:style-name="P4">
— Майбутніх абітурієнтів найбільш цікавили пакет необхідних документіввступника та з чого складається іспит з фізичної підготовки. Більш прагматичнібатьки акцентували увагу на соціальному захисті воїнів ЗСУ та службовихзавданнях офіцера, — зауважив наприкінці однієї із зустрічей підполковникАндрій Котенко.</text:p>
      <text:p text:style-name="P4">
За словами командування Харківського обласного територіального центрукомплектування та соціальної підтримки, онлайн-конференції триватимуть ще дватижні. В результаті вони максимально охоплять випускників середньо-навчальнихзакладів, розташованих у східному регіоні.</text:p>
      <text:p text:style-name="P4">
<text:span text:style-name="T5">
Фото автора</text:span>
</text:p>
      <text:p text:style-name="P4">
Source: <text:a xlink:type="simple" xlink:href="https://armyinform.com.ua/2023/04/05/predstavnyky-harkivskogo-tczk-ta-sp-rozpovily-molodi-pro-umovy-vstupu-do-vijskovyh-vyshiv/" text:style-name="Internet_20_link" text:visited-style-name="Visited_20_Internet_20_Link">
https://armyinform.com.ua/2023/04/05/predstavnyky-harkivskogo-tczk-ta-sp-rozpovily-molodi-pro-umovy-vstupu-do-vijskovyh-vyshiv/</text:a>
</text:p>
      <!--NEWS-->
      <text:h text:style-name="P10" text:outline-level="1">
<text:span text:style-name="T4">
До послуг у ЦНАП додадуться ще 19, які стосуються реалізації прав ветеранів</text:span>
</text:h>
      <text:p text:style-name="P4">
Author: ['АРМІЯINFORM']</text:p>
      <text:p text:style-name="P4">
Time: 2023-04-05T63:00:00-04:00</text:p>
      <text:p text:style-name="P4">
Description: Про це повідомляє Мінветеранів:    «Забезпечення надання належних адміністративних послу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2/ubd.jpg" text:style-name="Internet_20_link" text:visited-style-name="Visited_20_Internet_20_Link">
ubd.jpg</text:a>
']</text:p>
      <text:p text:style-name="P4">
Tags: ['МІНВЕТЕРАНІВ', 'ЦНАП']</text:p>
      <text:p text:style-name="P4">
Category: News</text:p>
      <!--METADATA-->
      <text:p text:style-name="P4">
<draw:frame draw:style-name="fr1" draw:name="Image361" text:anchor-type="as-char" svg:width="6.9236in" svg:height="3.624072in" draw:z-index="0">
<draw:image xlink:href="../Images/AРМІЯINFORM/2023-04-05T63-00-00-04-00/ubd.jpg" xlink:type="simple" xlink:show="embed" xlink:actuate="onLoad" draw:mime-type="image/jpeg"/>
</draw:frame>
</text:p>
      <text:p text:style-name="P4">
Про це<text:a xlink:type="simple" xlink:href="https://www.facebook.com/mva.gov.ua/posts/pfbid0FuxrWzWyqiv7sAfgm3mb5mocBDLQQSHYmaY3SPkkzSiJGpPNRNn18GmywgCY4wwyl" text:style-name="Internet_20_link" text:visited-style-name="Visited_20_Internet_20_Link">
повідомляє</text:a>
Мінветеранів:</text:p>
      <text:p text:style-name="P4">
«Забезпечення надання належних адміністративних послуг і якісного сервісуветеранам війни та членам їхніх сімей — серед пріоритетів Мінветеранів», —наголосила міністр у справах ветеранів України Юлія Лапутіна під час прямоїтрансляції на «Українському радіо».</text:p>
      <text:p text:style-name="P4">
Наразі Мінветеранів розпочало навчання працівників ЦНАПів у всіх регіонахУкраїни. Протягом квітня вони ознайомляться з переліком ветеранських послуг,практичними кейсами щодо особливостей взаємодії з ветеранами та ветеранками уЦентрах.</text:p>
      <text:p text:style-name="P4">
«Ми ініціювали зміни до переліку адміністративних послуг через ЦНАПи. Тепер довсіх послуг, які вже надаються в ЦНАП, додаються ще 19, які стосуютьсяреалізації прав ветеранів. Старт реалізації буде повідомлено додатково.</text:p>
      <text:p text:style-name="P4">
Коли велика кількість наших Захисників і Захисниць повернуться з фронту післяперемоги, для них має бути доступне єдине вікно, де надаватимуться належніпослуги та сервіси. Ми розраховуємо на ЦНАПи, які є майже у кожному населеномупункті та куди особа може фізично звернутися для отримання тієї чи іншоїпослуги, доступно, швидко і якісно», — наголосила Юлія Лапутіна.</text:p>
      <text:p text:style-name="P4">
Source: <text:a xlink:type="simple" xlink:href="https://armyinform.com.ua/2023/04/05/do-poslug-u-cznap-dodadutsya-shhe-19-yaki-stosuyutsya-realizacziyi-prav-veteraniv/" text:style-name="Internet_20_link" text:visited-style-name="Visited_20_Internet_20_Link">
https://armyinform.com.ua/2023/04/05/do-poslug-u-cznap-dodadutsya-shhe-19-yaki-stosuyutsya-realizacziyi-prav-veteraniv/</text:a>
</text:p>
      <!--NEWS-->
      <text:h text:style-name="P10" text:outline-level="1">
<text:span text:style-name="T4">
У Львові незаконно продану нерухомість оборонного відомства повернуть державі</text:span>
</text:h>
      <text:p text:style-name="P4">
Author: ['АРМІЯINFORM']</text:p>
      <text:p text:style-name="P4">
Time: 2023-04-05T64:00:00-04:00</text:p>
      <text:p text:style-name="P4">
Description: Львівський апеляційний суд задоволив апеляційну скаргу Спеціалізованої прокура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8/74ad5acd091bee871ce0dba43bd17a5d709ce798-1.jpg" text:style-name="Internet_20_link" text:visited-style-name="Visited_20_Internet_20_Link">
74ad5acd091bee871ce0dba43bd17a5d709ce798-1.jpg</text:a>
']</text:p>
      <text:p text:style-name="P4">
Tags: ['ЛЬВІВ', 'НЕРУХОМІСТЬ']</text:p>
      <text:p text:style-name="P4">
Category: News</text:p>
      <!--METADATA-->
      <text:p text:style-name="P4">
<draw:frame draw:style-name="fr1" draw:name="Image362" text:anchor-type="as-char" svg:width="6.9236in" svg:height="4.615733in" draw:z-index="0">
<draw:image xlink:href="../Images/AРМІЯINFORM/2023-04-05T64-00-00-04-00/74ad5acd091bee871ce0dba43bd17a5d709ce798-1.jpg" xlink:type="simple" xlink:show="embed" xlink:actuate="onLoad" draw:mime-type="image/jpeg"/>
</draw:frame>
Ілюстративне фото</text:p>
      <text:p text:style-name="P4">
Львівський апеляційний суд задоволив апеляційну скаргу Спеціалізованоїпрокуратури у сфері оборони Західного регіону щодо повернення до державноївласності об’єкта нерухомості на вулиці Стрийській у м.Львові орієнтовноювартістю 4 мільйони гривень.</text:p>
      <text:p text:style-name="P4">
Про це<text:a xlink:type="simple" xlink:href="https://vpzhr.gp.gov.ua/ua/news.html" text:style-name="Internet_20_link" text:visited-style-name="Visited_20_Internet_20_Link">
повідомляє</text:a>
Спеціалізована прокуратури у сфері оборони Західного регіону.</text:p>
      <text:p text:style-name="P4">
Спецпрокурори встановили, що понад 65 квадратних метри приміщення колишньогомагазину, що належало структурному підрозділу Міністерства оборони України,без дозволу оборонного відомства, у 2007 році було продане концерномприватному підприємству, а потім — ще два рази переходило у власність третіхосіб.</text:p>
      <text:p text:style-name="P4">
Реагуючи на порушення законодавства, спецпрокурорами подано до суду позов,який задоволено у суді апеляційної інстанції.</text:p>
      <text:p text:style-name="P4">
На цей час вживаються заходи щодо повернення державі вказаної нерухомості.</text:p>
      <text:p text:style-name="P4">
Source: <text:a xlink:type="simple" xlink:href="https://armyinform.com.ua/2023/04/05/u-lvovi-neruhomist-oboronnogo-vidomstva-vartistyu-4-mln-gryven-povernut-derzhavi/" text:style-name="Internet_20_link" text:visited-style-name="Visited_20_Internet_20_Link">
https://armyinform.com.ua/2023/04/05/u-lvovi-neruhomist-oboronnogo-vidomstva-vartistyu-4-mln-gryven-povernut-derzhavi/</text:a>
</text:p>
      <!--NEWS-->
      <text:h text:style-name="P10" text:outline-level="1">
<text:span text:style-name="T4">
Віддавав злочинні накази: у Запоріжжі судитимуть командира підрозділу російської нацгвардії</text:span>
</text:h>
      <text:p text:style-name="P4">
Author: ['АРМІЯINFORM']</text:p>
      <text:p text:style-name="P4">
Time: 2023-04-05T65:00:00-04:00</text:p>
      <text:p text:style-name="P4">
Description: До суду скеровано обвинувальний акт щодо «військового коменданта» окупацій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age-2023-04-04-14-49-42.png" text:style-name="Internet_20_link" text:visited-style-name="Visited_20_Internet_20_Link">
image-2023-04-04-14-49-42.png</text:a>
']</text:p>
      <text:p text:style-name="P4">
Tags: ['STOPRUSSIA', 'ВТОРГНЕННЯ РФ', 'ОФІС ГЕНЕРАЛЬНОГО ПРОКУРОРА УКРАЇНИ']</text:p>
      <text:p text:style-name="P4">
Category: News</text:p>
      <!--METADATA-->
      <text:p text:style-name="P4">
<draw:frame draw:style-name="fr1" draw:name="Image363" text:anchor-type="as-char" svg:width="6.9236in" svg:height="5.367538in" draw:z-index="0">
<draw:image xlink:href="../Images/AРМІЯINFORM/2023-04-05T65-00-00-04-00/image-2023-04-04-14-49-42.png" xlink:type="simple" xlink:show="embed" xlink:actuate="onLoad" draw:mime-type="image/png"/>
</draw:frame>
</text:p>
      <text:p text:style-name="P4">
До суду скеровано обвинувальний акт щодо «військового коменданта» окупаційноїадміністрації м. Мелітополь за фактом порушення законів та звичаїв війни.</text:p>
      <text:p text:style-name="P4">
Слідством встановлено, що після окупації Мелітопольського району командиратактичної групи військ нацгвардії рф призначено «військовим комендантом».</text:p>
      <text:p text:style-name="P4">
На виконання злочинних наказів обвинуваченого військовослужбовці держави-агресора затримували мирних жителів, які своєю активною громадянською позицієюмогли «заважати» впровадженню та реалізації окупаційної політики.</text:p>
      <text:p text:style-name="P4">
Їх доправляли до так званої «військової комендатури», де застосовували фізичнета психологічне насильство.</text:p>
      <text:p text:style-name="P4">
Також чоловік зі своїми спільниками ініціював викрадення керівниці одного змісцевих закладів освіти. Жінку помістили до камери, де утримували без їжі таоблаштованого санвузла, давали пити мінімальну кількість води.</text:p>
      <text:p text:style-name="P4">
Потерпілій влаштовували допити виключно в нічний час доби, тим самим змушувалидо співпраці з ворогом.</text:p>
      <text:p text:style-name="P4">
<text:span text:style-name="T4">
Джерело:</text:span>
 <text:span text:style-name="T5">
<text:a xlink:type="simple" xlink:href="https://www.gp.gov.ua/ua/posts/suditimut-viiskovogo-komendanta-okupaciinoyi-administraciyi-melitopolya-yakii-katuvav-mirnix-ziteliv-z-proukrayinskoyu-pozicijeyu" text:style-name="Internet_20_link" text:visited-style-name="Visited_20_Internet_20_Link">
Офіс Генерального прокурораУкраїни</text:a>
</text:span>
</text:p>
      <text:p text:style-name="P4">
Source: <text:a xlink:type="simple" xlink:href="https://armyinform.com.ua/2023/04/05/viddavav-zlochynni-nakazy-u-zaporizhzhi-sudytymut-komandyra-pidrozdilu-rosijskoyi-naczgvardiyi/" text:style-name="Internet_20_link" text:visited-style-name="Visited_20_Internet_20_Link">
https://armyinform.com.ua/2023/04/05/viddavav-zlochynni-nakazy-u-zaporizhzhi-sudytymut-komandyra-pidrozdilu-rosijskoyi-naczgvardiyi/</text:a>
</text:p>
      <!--NEWS-->
      <text:h text:style-name="P10" text:outline-level="1">
<text:span text:style-name="T4">
Що робити, якщо посвідчення учасника бойових дій втрачене чи зіпсоване</text:span>
</text:h>
      <text:p text:style-name="P4">
Author: ['АРМІЯINFORM']</text:p>
      <text:p text:style-name="P4">
Time: 2023-04-05T66:00:00-04:00</text:p>
      <text:p text:style-name="P4">
Description: Алгоритм дій дає Military Media Center:    «КРОК 1. Зберіть необхідні документи:    1️⃣...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ubd-e1635926270362.jpg" text:style-name="Internet_20_link" text:visited-style-name="Visited_20_Internet_20_Link">
ubd-e1635926270362.jpg</text:a>
']</text:p>
      <text:p text:style-name="P4">
Tags: ['ВЕТЕРАНИ', 'СОЦЗАХИСТ']</text:p>
      <text:p text:style-name="P4">
Category: News</text:p>
      <!--METADATA-->
      <text:p text:style-name="P4">
<draw:frame draw:style-name="fr1" draw:name="Image364" text:anchor-type="as-char" svg:width="6.9236in" svg:height="4.1181in" draw:z-index="0">
<draw:image xlink:href="../Images/AРМІЯINFORM/2023-04-05T66-00-00-04-00/ubd-e1635926270362.jpg" xlink:type="simple" xlink:show="embed" xlink:actuate="onLoad" draw:mime-type="image/jpeg"/>
</draw:frame>
</text:p>
      <text:p text:style-name="P4">
Алгоритм дій <text:a xlink:type="simple" xlink:href="https://t.me/militarymediacenter/1635" text:style-name="Internet_20_link" text:visited-style-name="Visited_20_Internet_20_Link">
дає</text:a>
 Military MediaCenter:</text:p>
      <text:p text:style-name="P4">
«КРОК 1. Зберіть необхідні документи:</text:p>
      <text:p text:style-name="P4">
1️⃣ Заява про заміну зіпсованого / втраченого посвідчення з уточненням причин</text:p>
      <text:p text:style-name="P4">
втрати. Обов’язково вкажіть у заяві номер мобільного телефону.</text:p>
      <text:p text:style-name="P4">
2️⃣ У разі втрати посвідчення (за можливості) — оголошення в газету про втрату</text:p>
      <text:p text:style-name="P4">
документа із зазначенням прізвища, ім’я, по-батькові, що на ньому вказані.</text:p>
      <text:p text:style-name="P4">
3️⃣ У разі пошкодження посвідчення — зіпсоване посвідчення.</text:p>
      <text:p text:style-name="P4">
4️⃣ Копія втраченого посвідчення (за наявності) або зазначення номеру, серіїпосвідчення та дати видачі.</text:p>
      <text:p text:style-name="P4">
5️⃣ Копії сторінок паспорту (1,2 та 11,12), копії довідки про присвоєнняідентифікаційного номера.</text:p>
      <text:p text:style-name="P4">
6️⃣ Фотокартки розміром 3*4 — 2 шт.</text:p>
      <text:p text:style-name="P4">
КРОК 2. Надішліть документи на електронну пошту Мінветеранів <text:a xlink:type="simple" xlink:href="https://armyinform.com.ua/cdn-cgi/l/email-protection" text:style-name="Internet_20_link" text:visited-style-name="Visited_20_Internet_20_Link">
[emailprotected]</text:a>
</text:p>
      <text:p text:style-name="P4">
(фотокартки — поштовим зв’язком АТ «Укрпошта» на адресу Мінветеранів: м. Київ,пров. Музейний, 12, 01001).</text:p>
      <text:p text:style-name="P4">
P.S: Необхідно зібрати відповідний пакет документів та надіслати на поштуМіністерства у справах ветеранів України.</text:p>
      <text:p text:style-name="P4">
Звертаємо вашу увагу на те, що така можливість доступна для тих Захисників іЗахисниць, які отримували статус УБД згідно з рішенням міжвідомчої комісї,утвореної Мінветеранів!».</text:p>
      <text:p text:style-name="P4">
Source: <text:a xlink:type="simple" xlink:href="https://armyinform.com.ua/2023/04/05/shho-robyty-yakshho-posvidchennya-uchasnyka-bojovyh-dij-vtrachene-chy-zipsovane/" text:style-name="Internet_20_link" text:visited-style-name="Visited_20_Internet_20_Link">
https://armyinform.com.ua/2023/04/05/shho-robyty-yakshho-posvidchennya-uchasnyka-bojovyh-dij-vtrachene-chy-zipsovane/</text:a>
</text:p>
      <!--NEWS-->
      <text:h text:style-name="P10" text:outline-level="1">
<text:span text:style-name="T4">
Канадські інструктори у Британії вчать військових ЗСУ мінної безпеки</text:span>
</text:h>
      <text:p text:style-name="P4">
Author: ['АРМІЯINFORM']</text:p>
      <text:p text:style-name="P4">
Time: 2023-04-05T67:00:00-04:00</text:p>
      <text:p text:style-name="P4">
Description: Військовослужбовці Збройних Сил України у Великій Британії отримують теоретичні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y01.jpg" text:style-name="Internet_20_link" text:visited-style-name="Visited_20_Internet_20_Link">
miny01.jpg</text:a>
', '<text:a xlink:type="simple" xlink:href="https://armyinform.com.ua/wp-content/uploads/2023/04/miny02-150x150.jpg" text:style-name="Internet_20_link" text:visited-style-name="Visited_20_Internet_20_Link">
miny02-150x150.jpg</text:a>
', '<text:a xlink:type="simple" xlink:href="https://armyinform.com.ua/wp-content/uploads/2023/04/miny03-150x150.jpg" text:style-name="Internet_20_link" text:visited-style-name="Visited_20_Internet_20_Link">
miny03-150x150.jpg</text:a>
']</text:p>
      <text:p text:style-name="P4">
Tags: ['ВЕЛИКА БРИТАНІЯ', 'ГШ ЗС УКРАЇНИ', 'НАВЧАННЯ ВІЙСЬКОВИХ']</text:p>
      <text:p text:style-name="P4">
Category: News</text:p>
      <!--METADATA-->
      <text:p text:style-name="P4">
<draw:frame draw:style-name="fr1" draw:name="Image365" text:anchor-type="as-char" svg:width="6.9236in" svg:height="3.894525in" draw:z-index="0">
<draw:image xlink:href="../Images/AРМІЯINFORM/2023-04-05T67-00-00-04-00/miny01.jpg" xlink:type="simple" xlink:show="embed" xlink:actuate="onLoad" draw:mime-type="image/jpeg"/>
</draw:frame>
</text:p>
      <text:p text:style-name="P4">
Військовослужбовці Збройних Сил України у Великій Британії отримуютьтеоретичні та практичні заняття з інженерної підготовки. Вишкіл стосуєтьсямінної безпеки щодо особливих ознак місць встановлення вибухонебезпечнихпредметів.</text:p>
      <text:p text:style-name="P4">
Про це<text:a xlink:type="simple" xlink:href="https://www.facebook.com/100069092624537/posts/pfbid024YDyXTGJ8QfPQbQnWwiGLY4ZXDW2C9kcQMKMBhGA7GbykMKVgoYUFndgPZLW6ZLol/" text:style-name="Internet_20_link" text:visited-style-name="Visited_20_Internet_20_Link">
повідомляє</text:a>
Генеральний штаб ЗСУ.</text:p>
      <text:p text:style-name="P4">
Тренування здійснюються під керівництвом інструкторів 3-го батальйонуКанадської легкої піхоти Принцеси Патриції 1-ї Канадської механізованоїбригадної групи 3-ї Канадської дивізії Збройних Сил Канади в рамках операціїUNIFIER-UK.</text:p>
      <text:p text:style-name="P4">
<text:a xlink:type="simple" xlink:href="https://armyinform.com.ua/wp-content/uploads/2023/04/miny02.jpg" text:style-name="Internet_20_link" text:visited-style-name="Visited_20_Internet_20_Link">
<draw:frame draw:style-name="fr1" draw:name="Image366" text:anchor-type="as-char" svg:width="6.9236in" svg:height="6.9236in" draw:z-index="0">
<draw:image xlink:href="../Images/AРМІЯINFORM/2023-04-05T67-00-00-04-00/miny02-150x150.jpg" xlink:type="simple" xlink:show="embed" xlink:actuate="onLoad" draw:mime-type="image/jpeg"/>
</draw:frame>
</text:a>
</text:p>
      <text:p text:style-name="P4">
<text:a xlink:type="simple" xlink:href="https://armyinform.com.ua/wp-content/uploads/2023/04/miny03.jpg" text:style-name="Internet_20_link" text:visited-style-name="Visited_20_Internet_20_Link">
<draw:frame draw:style-name="fr1" draw:name="Image367" text:anchor-type="as-char" svg:width="6.9236in" svg:height="6.9236in" draw:z-index="0">
<draw:image xlink:href="../Images/AРМІЯINFORM/2023-04-05T67-00-00-04-00/miny03-150x150.jpg" xlink:type="simple" xlink:show="embed" xlink:actuate="onLoad" draw:mime-type="image/jpeg"/>
</draw:frame>
</text:a>
</text:p>
      <text:p text:style-name="P4">
Source: <text:a xlink:type="simple" xlink:href="https://armyinform.com.ua/2023/04/05/kanadski-instruktory-u-brytaniyi-vchat-vijskovyh-zsu-minnoyi-bezpeky/" text:style-name="Internet_20_link" text:visited-style-name="Visited_20_Internet_20_Link">
https://armyinform.com.ua/2023/04/05/kanadski-instruktory-u-brytaniyi-vchat-vijskovyh-zsu-minnoyi-bezpeky/</text:a>
</text:p>
      <!--NEWS-->
      <text:h text:style-name="P10" text:outline-level="1">
<text:span text:style-name="T4">
Вже понад 7 тис. українських військових пройшли навчання в рамках проєкту «Армія дронів»</text:span>
</text:h>
      <text:p text:style-name="P4">
Author: ['АРМІЯINFORM']</text:p>
      <text:p text:style-name="P4">
Time: 2023-04-05T68:00:00-04:00</text:p>
      <text:p text:style-name="P4">
Description: Понад 7 тисяч військових пройшли навчання на операторів безпілотників за дев'ять міся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7452312060676436_y-1.jpg" text:style-name="Internet_20_link" text:visited-style-name="Visited_20_Internet_20_Link">
photo_5287452312060676436_y-1.jpg</text:a>
']</text:p>
      <text:p text:style-name="P4">
Tags: ['АРМІЯ ДРОНІВ', 'МИХАЙЛО ФЕДОРОВ', 'МІНЦИФРИ']</text:p>
      <text:p text:style-name="P4">
Category: News</text:p>
      <!--METADATA-->
      <text:p text:style-name="P4">
<draw:frame draw:style-name="fr1" draw:name="Image368" text:anchor-type="as-char" svg:width="6.9236in" svg:height="4.615733in" draw:z-index="0">
<draw:image xlink:href="../Images/AРМІЯINFORM/2023-04-05T68-00-00-04-00/photo_5287452312060676436_y-1.jpg" xlink:type="simple" xlink:show="embed" xlink:actuate="onLoad" draw:mime-type="image/jpeg"/>
</draw:frame>
</text:p>
      <text:p text:style-name="P4">
Понад 7 тисяч військових пройшли навчання на операторів безпілотників задев'ять місяців існування «Армія дронів».</text:p>
      <text:p text:style-name="P4">
Про це <text:a xlink:type="simple" xlink:href="https://t.me/zedigital/3028" text:style-name="Internet_20_link" text:visited-style-name="Visited_20_Internet_20_Link">
повідомляє</text:a>
 віцепрем'єр з інновацій,розвитку освіти, науки та технологій – міністр цифрової трансформації МихайлоФедоров у Телеграмі.</text:p>
      <text:p text:style-name="P4">
Зокрема, у рамках проєкту UNITED24 «Армія дронів» законтрактувала 3200комплексів БПЛА на понад 4 млрд грн. та повністю трансформували доктринувикористання БПЛА.</text:p>
      <text:p text:style-name="P4">
Михайло Федоров додав, що потужні дрони — наша конкурентна перевага надросіянами. «Пташки» змінюють хід війни та зберігають життя військовим.</text:p>
      <text:p text:style-name="P4">
Source: <text:a xlink:type="simple" xlink:href="https://armyinform.com.ua/2023/04/05/vzhe-ponad-7-tys-ukrayinskyh-vijskovyh-projshly-navchannya-v-ramkah-proektu-armiya-droniv/" text:style-name="Internet_20_link" text:visited-style-name="Visited_20_Internet_20_Link">
https://armyinform.com.ua/2023/04/05/vzhe-ponad-7-tys-ukrayinskyh-vijskovyh-projshly-navchannya-v-ramkah-proektu-armiya-droniv/</text:a>
</text:p>
      <!--NEWS-->
      <text:h text:style-name="P10" text:outline-level="1">
<text:span text:style-name="T4">
Вірю в цей рік, як в рік перемоги — Олексій Резніков</text:span>
</text:h>
      <text:p text:style-name="P4">
Author: ['АРМІЯINFORM']</text:p>
      <text:p text:style-name="P4">
Time: 2023-04-05T69:00:00-04:00</text:p>
      <text:p text:style-name="P4">
Description: Хоча російсько-українська війна за своїми масштабами й нагадує великі конвенційні вій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znikov-rejt-e1680696122348.jpg" text:style-name="Internet_20_link" text:visited-style-name="Visited_20_Internet_20_Link">
reznikov-rejt-e1680696122348.jpg</text:a>
']</text:p>
      <text:p text:style-name="P4">
Tags: ['МІНІСТР ОБОРОНИ УКРАЇНИ ОЛЕКСІЙ РЕЗНІКОВ']</text:p>
      <text:p text:style-name="P4">
Category: News</text:p>
      <!--METADATA-->
      <text:p text:style-name="P4">
<draw:frame draw:style-name="fr1" draw:name="Image369" text:anchor-type="as-char" svg:width="6.9236in" svg:height="4.15416in" draw:z-index="0">
<draw:image xlink:href="../Images/AРМІЯINFORM/2023-04-05T69-00-00-04-00/reznikov-rejt-e1680696122348.jpg" xlink:type="simple" xlink:show="embed" xlink:actuate="onLoad" draw:mime-type="image/jpeg"/>
</draw:frame>
</text:p>
      <text:p text:style-name="P4">
Хоча російсько-українська війна за своїми масштабами й нагадує великіконвенційні війни минулого століття, вона не триватиме довго, оскільки вУкраїни є перевага у військовій та емоційній підтримці цивілізованого світу.</text:p>
      <text:p text:style-name="P4">
Таку думку в інтерв’ю виданню<text:a xlink:type="simple" xlink:href="https://nv.ua/ukr/ukraine/politics/reznikov-pro-kontrnastup-viyskova-dopomoga-ti-tayming-virishalni-dlya-peremogi-interv-yu-50315526.html" text:style-name="Internet_20_link" text:visited-style-name="Visited_20_Internet_20_Link">
NV</text:a>
 висловивМіністр оборони України Олексій Резніков.</text:p>
      <text:p text:style-name="P4">
За словами Міністра оборони, ця війна є війною ресурсів, і хоча вонизменшуються з обидвох сторін, Україна має потужну ресурсну підтримку з боку 50країн членів «Рамштайн-Клубу», які бажають її перемоги, і вірять, що вонареалістична. Другим сприятливим фактором для України є інформаційний компонент— цивілізований світ відчуває свою емоційну причетність до цієї війни черезвикриття злочинів окупаційних військ в Бучі, Ізюмі, Маріуполі та Балаклії.</text:p>
      <text:p text:style-name="P4">
— Люди відчувають свою емоційну причетність до цієї війни, що вони можутьвпливати на неї, я вже не кажу про сучасні технології, які дозволяють наносититочні удари та збалансувати відсутність живої сили. Я думаю, ця війна швидкозакінчиться. Звісно, хотілося б, щоб вона і не починалася, але особисто я вірюв цей рік, як в рік перемоги, — запевнив глава оборонного відомства.</text:p>
      <text:p text:style-name="P4">
<text:span text:style-name="T4">
<text:span text:style-name="T5">
*</text:span>
*Інші важливі тези з інтерв’ю Міністра оборони:</text:span>
</text:p>
      <ul>
        <li>
росія починає відчувати брак ресурсів – людського, високоточної зброї та артилерійських боєприпасів.</li>
      </ul>
      <text:p text:style-name="P4">
— Раніше вони висипали нам на голову до 60 тис. снарядів, зараз, безперечно,лінія фронту звузилася, але й вони почали менше бити, лише 20−30 тисяч надень. Розвідка доповідає, наші партнери це підтверджують, що вони бігаютьпротягом року в Північну Корею, Китай і інші країни саме за артилерійськимиснарядами і бронетехнікою. Вони навіть з білорусі вивезли все важке озброєння,— заявив Олексій Резніков.</text:p>
      <ul>
        <li>
Міністр прогнозує, що входження США в передвиборчу кампанію не позначиться на рівні підтримки України.</li>
      </ul>
      <text:p text:style-name="P4">
— Так, під час американських праймеріз та перегонів буде помітнаантиукраїнська риторика у деяких політиків, які мріють про бізнес з Кремлем asusual. Але все одно, я думаю, що переможе той, хто підтримуватиме ідею, що СШАбудуть пишатися перемогою України. Тому що США є головним партнером цієїперемоги, і ця перемога цілком досяжна, — зазначає Міністр оборони.</text:p>
      <ul>
        <li>
Немає проблеми в тому, що Україні надають старіші моделі Abrams — швидкість надання є ключовим фактором. В майбутньому ВПК країн НАТО буде конкурувати й змагатися, хто з них буде основним постачальником зброї для України.  * Сьогодні майже всі європейські країни запустили свої ВПК на виробництво та розв'язують дві задачі — допомогти нам та поповнити свої склади, щоб не втрачати рівень власної обороноздатності.</li>
      </ul>
      <text:p text:style-name="P4">
Source: <text:a xlink:type="simple" xlink:href="https://armyinform.com.ua/2023/04/05/viryu-v-czej-rik-yak-v-rik-peremogy-oleksij-reznikov/" text:style-name="Internet_20_link" text:visited-style-name="Visited_20_Internet_20_Link">
https://armyinform.com.ua/2023/04/05/viryu-v-czej-rik-yak-v-rik-peremogy-oleksij-reznikov/</text:a>
</text:p>
      <!--NEWS-->
      <text:h text:style-name="P10" text:outline-level="1">
<text:span text:style-name="T4">
Вперше в Україні засуджено суддю, яка депортує кримчан з тимчасово окупованого півострова</text:span>
</text:h>
      <text:p text:style-name="P4">
Author: ['АРМІЯINFORM']</text:p>
      <text:p text:style-name="P4">
Time: 2023-04-05T70:00:00-04:00</text:p>
      <text:p text:style-name="P4">
Description: Зібрано беззаперечні докази вини окупаційної «судді», яка сприяє примусовому видворенн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022-11-01-zasudzheno-meshkanczya.jpg" text:style-name="Internet_20_link" text:visited-style-name="Visited_20_Internet_20_Link">
2022-11-01-zasudzheno-meshkanczya.jpg</text:a>
']</text:p>
      <text:p text:style-name="P4">
Tags: ['STOPRUSSIA', 'АГРЕСІЯ РФ', 'ПОРУШЕННЯ ЗАКОНІВ ТА ЗВИЧАЇВ ВІЙНИ', 'СБУ']</text:p>
      <text:p text:style-name="P4">
Category: News</text:p>
      <!--METADATA-->
      <text:p text:style-name="P4">
<draw:frame draw:style-name="fr1" draw:name="Image370" text:anchor-type="as-char" svg:width="6.9236in" svg:height="3.956343in" draw:z-index="0">
<draw:image xlink:href="../Images/AРМІЯINFORM/2023-04-05T70-00-00-04-00/2022-11-01-zasudzheno-meshkanczya.jpg" xlink:type="simple" xlink:show="embed" xlink:actuate="onLoad" draw:mime-type="image/jpeg"/>
</draw:frame>
 Ілюстративнефото</text:p>
      <text:p text:style-name="P4">
Зібрано беззаперечні докази вини окупаційної «судді», яка сприяє примусовомувидворенню кримчан з території тимчасово захопленого півострова. З 2014 рокувона прийняла «судові» рішення щодо насильницької депортації за межі Кримупонад 20 місцевих жителів. Суд призначив зловмисниці 10 років ув’язнення.</text:p>
      <text:p text:style-name="P4">
Про це <text:a xlink:type="simple" xlink:href="https://ssu.gov.ua/novyny/zavdiaky-sbu-v-ukraini-vpershe-zasudzheno-suddiu-yaka-deportuie-krymchan-z-tymchasovo-okupovanoho-pivostrova" text:style-name="Internet_20_link" text:visited-style-name="Visited_20_Internet_20_Link">
повідомляє</text:a>
Служба безпеки України.</text:p>
      <text:p text:style-name="P4">
Засудженою є колишня українська суддя, яка після окупації півостровадобровільно пішла на співпрацю з російськими загарбниками. За це ворогпризначив її очільницею так званого «Армянського міського суду РеспублікиКрим».</text:p>
      <text:p text:style-name="P4">
Перебуваючи на «посаді», вона приймала незаконні рішення щодо депортаціїмирних жителів за нібито відсутність документів і недотримання «правилперебування» на захопленій території.</text:p>
      <text:p text:style-name="P4">
Суд визнав фігурантку винною у порушення законів та звичаїв війни. Початокстроку відбування покарання обчислюватиметься з дня її затримання.</text:p>
      <text:p text:style-name="P4">
Source: <text:a xlink:type="simple" xlink:href="https://armyinform.com.ua/2023/04/05/vpershe-v-ukrayini-zasudzheno-suddyu-yaka-deportuye-krymchan-z-tymchasovo-okupovanogo-pivostrova/" text:style-name="Internet_20_link" text:visited-style-name="Visited_20_Internet_20_Link">
https://armyinform.com.ua/2023/04/05/vpershe-v-ukrayini-zasudzheno-suddyu-yaka-deportuye-krymchan-z-tymchasovo-okupovanogo-pivostrova/</text:a>
</text:p>
      <!--NEWS-->
      <text:h text:style-name="P10" text:outline-level="1">
<text:span text:style-name="T4">
6 квітня відбудеться брифінг щодо напрямів розвитку цивільно-військового співробітництва ЗСУ</text:span>
</text:h>
      <text:p text:style-name="P4">
Author: ['АРМІЯINFORM']</text:p>
      <text:p text:style-name="P4">
Time: 2023-04-05T71:00:00-04:00</text:p>
      <text:p text:style-name="P4">
Description: 6 квітня об 11:30 у Military Media Center відбудеться брифінг на тему: «Сучасний ста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MILITARY MEDIA CENTER', 'БРИФІНГ', 'ГРУПИ ЦИВІЛЬНОГО-ВІЙСЬКОВОГО СПІВРОБІТНИЦТВА']</text:p>
      <text:p text:style-name="P4">
Category: News</text:p>
      <!--METADATA-->
      <text:p text:style-name="P4">
<draw:frame draw:style-name="fr1" draw:name="Image371" text:anchor-type="as-char" svg:width="6.9236in" svg:height="3.894525in" draw:z-index="0">
<draw:image xlink:href="../Images/AРМІЯINFORM/2023-04-05T71-00-00-04-00/big-mmc.jpg" xlink:type="simple" xlink:show="embed" xlink:actuate="onLoad" draw:mime-type="image/jpeg"/>
</draw:frame>
 Брифінг</text:p>
      <text:p text:style-name="P4">
6 квітня об 11:30 у Military Media Center відбудеться брифінг на тему:<text:span text:style-name="T4">
«Сучасний стан, здобуті уроки та напрями розвитку цивільно-військовогоспівробітництва Збройних Сил України»</text:span>
 за участю начальника Центральногоуправління цивільно-військового співробітництва Генерального штабу ЗбройнихСил України полковника Володимира Лямзіна.</text:p>
      <text:p text:style-name="P4">
<text:span text:style-name="T4">
Акредитація представників ЗМІ обов’язкова і триватиме до</text:span>
 <text:span text:style-name="T4">
10</text:span>
 <text:span text:style-name="T4">
:</text:span>
00<text:span text:style-name="T4">
<text:span text:style-name="T5">
* </text:span>
*6 квітня.</text:span>
</text:p>
      <text:p text:style-name="P4">
Заявки на акредитацію надсилайте на електронну адресу: <text:a xlink:type="simple" xlink:href="https://armyinform.com.ua/cdn-cgi/l/email-protection#3f4f4c52505b4a7f4f504c4b1152565311585049114a5e" text:style-name="Internet_20_link" text:visited-style-name="Visited_20_Internet_20_Link">
[emailprotected]</text:a>
 із зазначеннямпрізвища, імені та по батькові журналіста, назви видання, номера прескартиакредитації ЗСУ, контактного телефону.</text:p>
      <text:p text:style-name="P4">
За новинами та анонсами стежте в телеграм-каналі у Military Media Center —<text:a xlink:type="simple" xlink:href="https://t.me/militarymediacenter" text:style-name="Internet_20_link" text:visited-style-name="Visited_20_Internet_20_Link">
https://t.me/militarymediacenter</text:a>
.</text:p>
      <text:p text:style-name="P4">
Source: <text:a xlink:type="simple" xlink:href="https://armyinform.com.ua/2023/04/05/6-kvitnya-vidbudetsya-bryfing-shhodo-napryamiv-rozvytku-czyvilno-vijskovogo-spivrobitnycztva-zsu/" text:style-name="Internet_20_link" text:visited-style-name="Visited_20_Internet_20_Link">
https://armyinform.com.ua/2023/04/05/6-kvitnya-vidbudetsya-bryfing-shhodo-napryamiv-rozvytku-czyvilno-vijskovogo-spivrobitnycztva-zsu/</text:a>
</text:p>
      <!--NEWS-->
      <text:h text:style-name="P10" text:outline-level="1">
<text:span text:style-name="T4">
Анджей Дуда повідомив, скільки МіГ-29 Польща передасть Україні</text:span>
</text:h>
      <text:p text:style-name="P4">
Author: ['АРМІЯINFORM']</text:p>
      <text:p text:style-name="P4">
Time: 2023-04-05T72:00:00-04:00</text:p>
      <text:p text:style-name="P4">
Description: Польща вже передала Україні чотири винищувачі МіГ-29, ще стільки ж — доставл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g.jpg" text:style-name="Internet_20_link" text:visited-style-name="Visited_20_Internet_20_Link">
mig.jpg</text:a>
']</text:p>
      <text:p text:style-name="P4">
Tags: ['STOPRUSSIA', 'АГРЕСІЯ РФ', 'АНДЖЕЙ ДУДА', 'ВІЙНА', 'ВОЛОДИМИР ЗЕЛЕНСЬКИЙ', 'ВТОРГНЕННЯ РФ', 'ПОЛЬЩА']</text:p>
      <text:p text:style-name="P4">
Category: News</text:p>
      <!--METADATA-->
      <text:p text:style-name="P4">
<draw:frame draw:style-name="fr1" draw:name="Image372" text:anchor-type="as-char" svg:width="6.9236in" svg:height="3.894525in" draw:z-index="0">
<draw:image xlink:href="../Images/AРМІЯINFORM/2023-04-05T72-00-00-04-00/mig.jpg" xlink:type="simple" xlink:show="embed" xlink:actuate="onLoad" draw:mime-type="image/jpeg"/>
</draw:frame>
</text:p>
      <text:p text:style-name="P4">
Польща вже передала Україні чотири винищувачі МіГ-29, ще стільки ж —доставлять найближчим часом. Крім того, Польща готова надіслати Україні щешість таких літаків.</text:p>
      <text:p text:style-name="P4">
Про це <text:a xlink:type="simple" xlink:href="https://twitter.com/prezydentpl/status/1643576832208297984" text:style-name="Internet_20_link" text:visited-style-name="Visited_20_Internet_20_Link">
заявив</text:a>
президент Польщі Анджей Дуда під час спільної пресконференції з ПрезидентомУкраїни Володимиром Зеленським у Варшаві.</text:p>
      <text:p text:style-name="P4">
— Чотири МіГ-29 з наших запасів протягом останніх місяців вже передані довикористання Збройним Силам України. Чотири МіГи переказуються останнім часомдодатково. Сумарно це виходить 8. Ми готові, і я говорив про це пановіПрезидентові ( <text:span text:style-name="T5">
Володимиру Зеленському — ред.</text:span>
 ), надати іще шість, які заразготуються до передачі. Припускаю, що можемо надати їх найближчим часом, —зазначив Анджей Дуда.</text:p>
      <text:p text:style-name="P4">
Він повідомив, що наразі у Польщі ще є МіГи, які пройшли модернізацію івідповідають стандартам НАТО. Однак, додає Анджей Дуда, уже в цьому році їхпланують замінити новими літаками, і це дозволить передати Україні весь паркМіГ-29.</text:p>
      <text:p text:style-name="P4">
— Я думаю, що в майбутньому ми зможемо передати Україні весь парк МіГів, якізалишилися, якщо буде така потреба, — додав президент Польщі.</text:p>
      <text:p text:style-name="P4">
Source: <text:a xlink:type="simple" xlink:href="https://armyinform.com.ua/2023/04/05/polshha-peredala-ukrayini-8-vynyshhuvachiv-mig-29-ta-gotova-nadaty-shhe-6/" text:style-name="Internet_20_link" text:visited-style-name="Visited_20_Internet_20_Link">
https://armyinform.com.ua/2023/04/05/polshha-peredala-ukrayini-8-vynyshhuvachiv-mig-29-ta-gotova-nadaty-shhe-6/</text:a>
</text:p>
      <!--NEWS-->
      <text:h text:style-name="P10" text:outline-level="1">
<text:span text:style-name="T4">
У Великій Британії ще одна група українських артилеристів завершила навчання на гаубиці AS90</text:span>
</text:h>
      <text:p text:style-name="P4">
Author: ['АРМІЯINFORM']</text:p>
      <text:p text:style-name="P4">
Time: 2023-04-05T73:00:00-04:00</text:p>
      <text:p text:style-name="P4">
Description: Друга група українських артилеристів закінчила навчання на самохідних артилер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s8vqt_xwamymqt-scaled.jpg" text:style-name="Internet_20_link" text:visited-style-name="Visited_20_Internet_20_Link">
fs8vqt_xwamymqt-scaled.jpg</text:a>
', '<text:a xlink:type="simple" xlink:href="https://armyinform.com.ua/wp-content/uploads/2023/04/fs8vqusxgaetrrg-150x150.jpg" text:style-name="Internet_20_link" text:visited-style-name="Visited_20_Internet_20_Link">
fs8vqusxgaetrrg-150x150.jpg</text:a>
', '<text:a xlink:type="simple" xlink:href="https://armyinform.com.ua/wp-content/uploads/2023/04/fs8vqtpwyaasd-s-150x150.jpg" text:style-name="Internet_20_link" text:visited-style-name="Visited_20_Internet_20_Link">
fs8vqtpwyaasd-s-150x150.jpg</text:a>
', '<text:a xlink:type="simple" xlink:href="https://armyinform.com.ua/wp-content/uploads/2023/04/fs8vqvaxwaik-bd-150x150.jpg" text:style-name="Internet_20_link" text:visited-style-name="Visited_20_Internet_20_Link">
fs8vqvaxwaik-bd-150x150.jpg</text:a>
']</text:p>
      <text:p text:style-name="P4">
Tags: ['БОЙОВА ПІДГОТОВКА', 'ВІЙСЬКОВІ НАВЧАННЯ']</text:p>
      <text:p text:style-name="P4">
Category: News</text:p>
      <!--METADATA-->
      <text:p text:style-name="P4">
<draw:frame draw:style-name="fr1" draw:name="Image373" text:anchor-type="as-char" svg:width="6.9236in" svg:height="4.615733in" draw:z-index="0">
<draw:image xlink:href="../Images/AРМІЯINFORM/2023-04-05T73-00-00-04-00/fs8vqt_xwamymqt-scaled.jpg" xlink:type="simple" xlink:show="embed" xlink:actuate="onLoad" draw:mime-type="image/jpeg"/>
</draw:frame>
</text:p>
      <text:p text:style-name="P4">
Друга група українських артилеристів закінчила навчання на самохіднихартилерійських установках AS90 у Великій Британії.</text:p>
      <text:p text:style-name="P4">
Про це <text:a xlink:type="simple" xlink:href="https://twitter.com/DefenceHQ/status/1642482035271819265" text:style-name="Internet_20_link" text:visited-style-name="Visited_20_Internet_20_Link">
повідомляє</text:a>
Міністерствооборони Великої Британії у твіттері.</text:p>
      <text:p text:style-name="P4">
«Друга група українських новобранців-артилеристів завершила навчання нагрізній 155-мм САУ AS90. Програма є частиною незмінного зобов’язання ВеликоїБританії підтримувати Україну в її боротьбі з росією», — йдеться вповідомленні.</text:p>
      <text:p text:style-name="P4">
<text:a xlink:type="simple" xlink:href="https://armyinform.com.ua/wp-content/uploads/2023/04/fs8vqusxgaetrrg-scaled.jpg" text:style-name="Internet_20_link" text:visited-style-name="Visited_20_Internet_20_Link">
<draw:frame draw:style-name="fr1" draw:name="Image374" text:anchor-type="as-char" svg:width="6.9236in" svg:height="6.9236in" draw:z-index="0">
<draw:image xlink:href="../Images/AРМІЯINFORM/2023-04-05T73-00-00-04-00/fs8vqusxgaetrrg-150x150.jpg" xlink:type="simple" xlink:show="embed" xlink:actuate="onLoad" draw:mime-type="image/jpeg"/>
</draw:frame>
</text:a>
</text:p>
      <text:p text:style-name="P4">
<text:a xlink:type="simple" xlink:href="https://armyinform.com.ua/wp-content/uploads/2023/04/fs8vqtpwyaasd-s-scaled.jpg" text:style-name="Internet_20_link" text:visited-style-name="Visited_20_Internet_20_Link">
<draw:frame draw:style-name="fr1" draw:name="Image375" text:anchor-type="as-char" svg:width="6.9236in" svg:height="6.9236in" draw:z-index="0">
<draw:image xlink:href="../Images/AРМІЯINFORM/2023-04-05T73-00-00-04-00/fs8vqtpwyaasd-s-150x150.jpg" xlink:type="simple" xlink:show="embed" xlink:actuate="onLoad" draw:mime-type="image/jpeg"/>
</draw:frame>
</text:a>
</text:p>
      <text:p text:style-name="P4">
<text:a xlink:type="simple" xlink:href="https://armyinform.com.ua/wp-content/uploads/2023/04/fs8vqvaxwaik-bd-scaled.jpg" text:style-name="Internet_20_link" text:visited-style-name="Visited_20_Internet_20_Link">
<draw:frame draw:style-name="fr1" draw:name="Image376" text:anchor-type="as-char" svg:width="6.9236in" svg:height="6.9236in" draw:z-index="0">
<draw:image xlink:href="../Images/AРМІЯINFORM/2023-04-05T73-00-00-04-00/fs8vqvaxwaik-bd-150x150.jpg" xlink:type="simple" xlink:show="embed" xlink:actuate="onLoad" draw:mime-type="image/jpeg"/>
</draw:frame>
</text:a>
</text:p>
      <text:p text:style-name="P4">
Source: <text:a xlink:type="simple" xlink:href="https://armyinform.com.ua/2023/04/05/u-velykij-brytaniyi-shhe-odna-grupa-ukrayinskyh-artylerystiv-zavershyla-navchannya-na-gaubyczi-as90/" text:style-name="Internet_20_link" text:visited-style-name="Visited_20_Internet_20_Link">
https://armyinform.com.ua/2023/04/05/u-velykij-brytaniyi-shhe-odna-grupa-ukrayinskyh-artylerystiv-zavershyla-navchannya-na-gaubyczi-as90/</text:a>
</text:p>
      <!--NEWS-->
      <text:h text:style-name="P10" text:outline-level="1">
<text:span text:style-name="T4">
Польща надає Україні потужний оборонний пакет допомоги</text:span>
</text:h>
      <text:p text:style-name="P4">
Author: ['АРМІЯINFORM']</text:p>
      <text:p text:style-name="P4">
Time: 2023-04-05T74:00:00-04:00</text:p>
      <text:p text:style-name="P4">
Description: Президенти Польщі та України домовилися про надання офіційному Києву нового потуж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eapons-3.jpg" text:style-name="Internet_20_link" text:visited-style-name="Visited_20_Internet_20_Link">
weapons-3.jpg</text:a>
']</text:p>
      <text:p text:style-name="P4">
Tags: ['ВОЛОДИМИР ЗЕЛЕНСЬКИЙ', 'ДОПОМОГА ПАРТНЕРІВ', 'ПОЛЬЩА', 'СВІТ ПІДТРИМУЄ УКРАЇНУ']</text:p>
      <text:p text:style-name="P4">
Category: News</text:p>
      <!--METADATA-->
      <text:p text:style-name="P4">
<draw:frame draw:style-name="fr1" draw:name="Image377" text:anchor-type="as-char" svg:width="6.9236in" svg:height="3.894525in" draw:z-index="0">
<draw:image xlink:href="../Images/AРМІЯINFORM/2023-04-05T74-00-00-04-00/weapons-3.jpg" xlink:type="simple" xlink:show="embed" xlink:actuate="onLoad" draw:mime-type="image/jpeg"/>
</draw:frame>
Ілюстративне фото</text:p>
      <text:p text:style-name="P4">
Президенти Польщі та України домовилися про надання офіційному Києву новогопотужного оборонного пакета допомоги.</text:p>
      <text:p text:style-name="P4">
Про це під час офіційного візиту до Варшави<text:a xlink:type="simple" xlink:href="https://www.facebook.com/watch/live/" text:style-name="Internet_20_link" text:visited-style-name="Visited_20_Internet_20_Link">
заявив</text:a>
глава України Володимир Зеленський.</text:p>
      <text:p text:style-name="P4">
«Обговорили зміцнення нашої армії. Це дуже важливо. Ми сьогодні обговорили йухвалили рішення щодо потужного оборонного пакета, який посилить наших людей»,— заявив Володимир Зеленський</text:p>
      <text:p text:style-name="P4">
Він подякував Польщі за підтримку України та українських біженців під часширокомасштабного наступу рф на Україну.</text:p>
      <text:p text:style-name="P4">
«Сьогодні ми — у Варшаві, але там — в окопах Бахмута, Мар'їнки, Авдіївкиперебувають наші люди, справжні воїни, чоловіки, жінки, абсолютно сильні люди,яких ми, на жаль, через росію втрачаємо щодня», — додав український Президент.</text:p>
      <text:p text:style-name="P4">
Source: <text:a xlink:type="simple" xlink:href="https://armyinform.com.ua/2023/04/05/polshha-nadaye-ukrayini-potuzhnyj-oboronnyj-paket-dopomogy/" text:style-name="Internet_20_link" text:visited-style-name="Visited_20_Internet_20_Link">
https://armyinform.com.ua/2023/04/05/polshha-nadaye-ukrayini-potuzhnyj-oboronnyj-paket-dopomogy/</text:a>
</text:p>
      <!--NEWS-->
      <text:h text:style-name="P10" text:outline-level="1">
<text:span text:style-name="T4">
Окупати здійснюють варварську вирубку лісу, що призведе до екологічної катастрофи — Ганна Маляр</text:span>
</text:h>
      <text:p text:style-name="P4">
Author: ['АРМІЯINFORM']</text:p>
      <text:p text:style-name="P4">
Time: 2023-04-05T75:00:00-04:00</text:p>
      <text:p text:style-name="P4">
Description: російські загарбники продовжують активно знищувати природно-ресурсний потенціа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48.jpg" text:style-name="Internet_20_link" text:visited-style-name="Visited_20_Internet_20_Link">
photo_2022-12-15_12-35-48.jpg</text:a>
']</text:p>
      <text:p text:style-name="P4">
Tags: ['STOPRUSSIA', 'АГРЕСІЯ РФ', 'ВТОРГНЕННЯ РФ', 'ГАННА МАЛЯР']</text:p>
      <text:p text:style-name="P4">
Category: News</text:p>
      <!--METADATA-->
      <text:p text:style-name="P4">
<draw:frame draw:style-name="fr1" draw:name="Image378" text:anchor-type="as-char" svg:width="6.9236in" svg:height="4.615733in" draw:z-index="0">
<draw:image xlink:href="../Images/AРМІЯINFORM/2023-04-05T75-00-00-04-00/photo_2022-12-15_12-35-48.jpg" xlink:type="simple" xlink:show="embed" xlink:actuate="onLoad" draw:mime-type="image/jpeg"/>
</draw:frame>
 Заступник Міністраоборони Ганна Маляр. Фото Дмитра Юрченка.</text:p>
      <text:p text:style-name="P4">
російські загарбники продовжують активно знищувати природно-ресурснийпотенціал тимчасово окупованих українських територій.</text:p>
      <text:p text:style-name="P4">
Про це заявила заступник Міністра оборони України Ганна Маляр у<text:a xlink:type="simple" xlink:href="https://t.me/annamaliar/616" text:style-name="Internet_20_link" text:visited-style-name="Visited_20_Internet_20_Link">
Телеграм</text:a>
.</text:p>
      <text:p text:style-name="P4">
«З початку окупації російськими підприємствами було організовано заготівлюлісу у Запорізькій, Херсонській та інших тимчасово окупованих областяхУкраїни. При цьому підприємцями здійснюється неконтрольована варварськавирубка лісових насаджень, що у разі її продовження невідворотно призведе докатастрофічних наслідків для екології», — зазначила вона.</text:p>
      <text:p text:style-name="P4">
Ганна Маляр наголосила, що більшість лісових масивів у південному регіоніштучного походження і вони спеціально створювались для захисту від вітрової,ґрунтової та водної ерозії, виконуючи функцію рекреаційних талісомеліоративних насаджень.</text:p>
      <text:p text:style-name="P4">
«Разом з цим, протягом останньої декади березня ц. р. у районі Маріуполязафіксовано інтенсивне переміщення автошляхами Е105 та М18 колон російськихвантажних автомобілів, завантажених свіжозрубаним лісом-кругляком», —повідомила заступник Міністра оборони України.</text:p>
      <text:p text:style-name="P4">
Крім того, акцентує Ганна Маляр, у деяких населених пунктах ТОТ Україниросійське командування заборонило місцевому населенню здійснюватисільськогосподарські роботи на полях, що, ймовірно, призведе до зривуцьогорічної весняної посівної кампанії, а в надалі — занедбаннясільськогосподарських угідь.</text:p>
      <text:p text:style-name="P4">
Source: <text:a xlink:type="simple" xlink:href="https://armyinform.com.ua/2023/04/05/okupaty-zdijsnyuyut-varvarsku-vyrubku-lisu-shho-pryzvede-do-ekologichnoyi-katastrofy-ganna-malyar/" text:style-name="Internet_20_link" text:visited-style-name="Visited_20_Internet_20_Link">
https://armyinform.com.ua/2023/04/05/okupaty-zdijsnyuyut-varvarsku-vyrubku-lisu-shho-pryzvede-do-ekologichnoyi-katastrofy-ganna-malyar/</text:a>
</text:p>
      <!--NEWS-->
      <text:h text:style-name="P10" text:outline-level="1">
<text:span text:style-name="T4">
Анджей Дуда: Польща надає Україні військову підтримку та мобілізує союзників робити те ж саме</text:span>
</text:h>
      <text:p text:style-name="P4">
Author: ['АРМІЯINFORM']</text:p>
      <text:p text:style-name="P4">
Time: 2023-04-05T76:00:00-04:00</text:p>
      <text:p text:style-name="P4">
Description: Польща нині є найбільшим економічним партнером України. І збереження цієї тенденції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25d657bf445d6d4caf8832036450940_1680693113_extra_large.jpeg" text:style-name="Internet_20_link" text:visited-style-name="Visited_20_Internet_20_Link">
925d657bf445d6d4caf8832036450940_1680693113_extra_large.jpeg</text:a>
']</text:p>
      <text:p text:style-name="P4">
Tags: ['АНДЖЕЙ ДУДА', 'ПОЛЬЩА']</text:p>
      <text:p text:style-name="P4">
Category: News</text:p>
      <!--METADATA-->
      <text:p text:style-name="P4">
<draw:frame draw:style-name="fr1" draw:name="Image379" text:anchor-type="as-char" svg:width="6.9236in" svg:height="4.617948in" draw:z-index="0">
<draw:image xlink:href="../Images/AРМІЯINFORM/2023-04-05T76-00-00-04-00/925d657bf445d6d4caf8832036450940_1680693113_extra_large.jpeg" xlink:type="simple" xlink:show="embed" xlink:actuate="onLoad" draw:mime-type="image/jpeg"/>
</draw:frame>
</text:p>
      <text:p text:style-name="P4">
Польща нині є найбільшим економічним партнером України. І збереження цієїтенденції на майбутнє вважає за потрібне Президент Польщі Анджей Дуда.</text:p>
      <text:p text:style-name="P4">
Про це польський глава заявив під час офіційного візиту Президента УкраїниВолодимира Зеленського до Варшави,<text:a xlink:type="simple" xlink:href="https://twitter.com/prezydentpl/status/1643576162910625794" text:style-name="Internet_20_link" text:visited-style-name="Visited_20_Internet_20_Link">
повідомляє</text:a>
Канцелярія Анджея Дуди.</text:p>
      <text:p text:style-name="P4">
«Сьогодні для нас найважливішою поточною справою є допомога Україні, аби їйвдалося вигнати загарбника. Ми надаємо військову підтримку та мобілізуємонаших союзників робити це на кожному світовому форумі», — наголосив АнджейДуда.</text:p>
      <text:p text:style-name="P4">
Він вважає, що західний напрям економічної діяльності України буде збережено.</text:p>
      <text:p text:style-name="P4">
«Ми підтримуємо Україну та її прагнення до членства в ЄС і НАТО. Під час<text:a xlink:type="simple" xlink:href="https://armyinform.com.ua/2022/11/09/nastupnyj-samit-nato-vidbudetsya-vlitku-2023-roku-v-lytvi/" text:style-name="Internet_20_link" text:visited-style-name="Visited_20_Internet_20_Link">
Вільнюського саміту</text:a>
 ми хочемо отримати гарантіїбезпеки для України», — підкреслив польський президент.</text:p>
      <text:p text:style-name="P4">
Нагадаємо, 5 квітня 2023 року Анджей Дуда<text:a xlink:type="simple" xlink:href="https://armyinform.com.ua/2023/04/05/polshha-peredala-ukrayini-8-vynyshhuvachiv-mig-29-ta-gotova-nadaty-shhe-6/" text:style-name="Internet_20_link" text:visited-style-name="Visited_20_Internet_20_Link">
заявив</text:a>
, що Польща вжепередала Україні чотири винищувачі МіГ-29, ще стільки ж — доставлятьнайближчим часом. Крім того, його країна готова надіслати Україні ще шістьтаких літаків.</text:p>
      <text:p text:style-name="P4">
Source: <text:a xlink:type="simple" xlink:href="https://armyinform.com.ua/2023/04/05/andzhej-duda-polshha-nadaye-ukrayini-vijskovu-pidtrymku-ta-mobilizuye-soyuznykiv-robyty-te-zh-same/" text:style-name="Internet_20_link" text:visited-style-name="Visited_20_Internet_20_Link">
https://armyinform.com.ua/2023/04/05/andzhej-duda-polshha-nadaye-ukrayini-vijskovu-pidtrymku-ta-mobilizuye-soyuznykiv-robyty-te-zh-same/</text:a>
</text:p>
      <!--NEWS-->
      <text:h text:style-name="P10" text:outline-level="1">
<text:span text:style-name="T4">
Житло для ветеранів: покрокова інструкція</text:span>
</text:h>
      <text:p text:style-name="P4">
Author: ['АРМІЯINFORM']</text:p>
      <text:p text:style-name="P4">
Time: 2023-04-05T77:00:00-04:00</text:p>
      <text:p text:style-name="P4">
Description: Міністерство у справах ветеранів України підготувало інформаційні матеріали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309546_533235822314179_3237245969651263245_n.jpg" text:style-name="Internet_20_link" text:visited-style-name="Visited_20_Internet_20_Link">
339309546_533235822314179_3237245969651263245_n.jpg</text:a>
', '<text:a xlink:type="simple" xlink:href="https://armyinform.com.ua/wp-content/uploads/2023/04/infogafikazabezpechennya-zhitlom-1page-0003-1-150x150.jpg" text:style-name="Internet_20_link" text:visited-style-name="Visited_20_Internet_20_Link">
infogafikazabezpechennya-zhitlom-1page-0003-1-150x150.jpg</text:a>
', '<text:a xlink:type="simple" xlink:href="https://armyinform.com.ua/wp-content/uploads/2023/04/infogafikazabezpechennya-zhitlom-1page-0005-1-150x150.jpg" text:style-name="Internet_20_link" text:visited-style-name="Visited_20_Internet_20_Link">
infogafikazabezpechennya-zhitlom-1page-0005-1-150x150.jpg</text:a>
', '<text:a xlink:type="simple" xlink:href="https://armyinform.com.ua/wp-content/uploads/2023/04/infogafikazabezpechennya-zhitlom-1page-0007-1-150x150.jpg" text:style-name="Internet_20_link" text:visited-style-name="Visited_20_Internet_20_Link">
infogafikazabezpechennya-zhitlom-1page-0007-1-150x150.jpg</text:a>
', '<text:a xlink:type="simple" xlink:href="https://armyinform.com.ua/wp-content/uploads/2023/04/infogafikazabezpechennya-zhitlom-1page-0017-1-150x150.jpg" text:style-name="Internet_20_link" text:visited-style-name="Visited_20_Internet_20_Link">
infogafikazabezpechennya-zhitlom-1page-0017-1-150x150.jpg</text:a>
', '<text:a xlink:type="simple" xlink:href="https://armyinform.com.ua/wp-content/uploads/2023/04/zabezpechennya-zhitlom-1page-0002-150x150.jpg" text:style-name="Internet_20_link" text:visited-style-name="Visited_20_Internet_20_Link">
zabezpechennya-zhitlom-1page-0002-150x150.jpg</text:a>
', '<text:a xlink:type="simple" xlink:href="https://armyinform.com.ua/wp-content/uploads/2023/04/zabezpechennya-zhitlom-1page-0004-1-150x150.jpg" text:style-name="Internet_20_link" text:visited-style-name="Visited_20_Internet_20_Link">
zabezpechennya-zhitlom-1page-0004-1-150x150.jpg</text:a>
', '<text:a xlink:type="simple" xlink:href="https://armyinform.com.ua/wp-content/uploads/2023/04/zabezpechennya-zhitlom-1page-0006-1-150x150.jpg" text:style-name="Internet_20_link" text:visited-style-name="Visited_20_Internet_20_Link">
zabezpechennya-zhitlom-1page-0006-1-150x150.jpg</text:a>
', '<text:a xlink:type="simple" xlink:href="https://armyinform.com.ua/wp-content/uploads/2023/04/zabezpechennya-zhitlom-1page-0008-1-150x150.jpg" text:style-name="Internet_20_link" text:visited-style-name="Visited_20_Internet_20_Link">
zabezpechennya-zhitlom-1page-0008-1-150x150.jpg</text:a>
', '<text:a xlink:type="simple" xlink:href="https://armyinform.com.ua/wp-content/uploads/2023/04/zabezpechennya-zhitlom-1page-0009-1-150x150.jpg" text:style-name="Internet_20_link" text:visited-style-name="Visited_20_Internet_20_Link">
zabezpechennya-zhitlom-1page-0009-1-150x150.jpg</text:a>
', '<text:a xlink:type="simple" xlink:href="https://armyinform.com.ua/wp-content/uploads/2023/04/zabezpechennya-zhitlom-1page-0010-1-150x150.jpg" text:style-name="Internet_20_link" text:visited-style-name="Visited_20_Internet_20_Link">
zabezpechennya-zhitlom-1page-0010-1-150x150.jpg</text:a>
', '<text:a xlink:type="simple" xlink:href="https://armyinform.com.ua/wp-content/uploads/2023/04/zabezpechennya-zhitlom-1page-0011-1-150x150.jpg" text:style-name="Internet_20_link" text:visited-style-name="Visited_20_Internet_20_Link">
zabezpechennya-zhitlom-1page-0011-1-150x150.jpg</text:a>
', '<text:a xlink:type="simple" xlink:href="https://armyinform.com.ua/wp-content/uploads/2023/04/zabezpechennya-zhitlom-1page-0012-1-150x150.jpg" text:style-name="Internet_20_link" text:visited-style-name="Visited_20_Internet_20_Link">
zabezpechennya-zhitlom-1page-0012-1-150x150.jpg</text:a>
', '<text:a xlink:type="simple" xlink:href="https://armyinform.com.ua/wp-content/uploads/2023/04/zabezpechennya-zhitlom-1page-0013-1-150x150.jpg" text:style-name="Internet_20_link" text:visited-style-name="Visited_20_Internet_20_Link">
zabezpechennya-zhitlom-1page-0013-1-150x150.jpg</text:a>
', '<text:a xlink:type="simple" xlink:href="https://armyinform.com.ua/wp-content/uploads/2023/04/zabezpechennya-zhitlom-1page-0014-1-150x150.jpg" text:style-name="Internet_20_link" text:visited-style-name="Visited_20_Internet_20_Link">
zabezpechennya-zhitlom-1page-0014-1-150x150.jpg</text:a>
', '<text:a xlink:type="simple" xlink:href="https://armyinform.com.ua/wp-content/uploads/2023/04/zabezpechennya-zhitlom-1page-0015-1-150x150.jpg" text:style-name="Internet_20_link" text:visited-style-name="Visited_20_Internet_20_Link">
zabezpechennya-zhitlom-1page-0015-1-150x150.jpg</text:a>
', '<text:a xlink:type="simple" xlink:href="https://armyinform.com.ua/wp-content/uploads/2023/04/zabezpechennya-zhitlom-1page-0016-1-150x150.jpg" text:style-name="Internet_20_link" text:visited-style-name="Visited_20_Internet_20_Link">
zabezpechennya-zhitlom-1page-0016-1-150x150.jpg</text:a>
']</text:p>
      <text:p text:style-name="P4">
Tags: ['ВЕТЕРАНИ', 'ЖИТЛО']</text:p>
      <text:p text:style-name="P4">
Category: News</text:p>
      <!--METADATA-->
      <text:p text:style-name="P4">
<draw:frame draw:style-name="fr1" draw:name="Image380" text:anchor-type="as-char" svg:width="6.9236in" svg:height="3.894525in" draw:z-index="0">
<draw:image xlink:href="../Images/AРМІЯINFORM/2023-04-05T77-00-00-04-00/339309546_533235822314179_3237245969651263245_n.jpg" xlink:type="simple" xlink:show="embed" xlink:actuate="onLoad" draw:mime-type="image/jpeg"/>
</draw:frame>
</text:p>
      <text:p text:style-name="P4">
Міністерство у справах ветеранів України підготувало інформаційні матеріалищодо актуальних питань у сфері реалізації права на житло ветеранами війни,членами сімей загиблих (померлих) ветеранів, Захисників і Захисниць України.</text:p>
      <text:p text:style-name="P4">
Про це <text:a xlink:type="simple" xlink:href="https://mva.gov.ua/ua/news/minveteraniv-pidgotuvalo-pokrokovu-instrukciyu-shchodo-zabezpechennya-zhitlom-veteraniv-ta-chleniv-yihnih-rodin" text:style-name="Internet_20_link" text:visited-style-name="Visited_20_Internet_20_Link">
повідомляє</text:a>
 Мінветеранів.</text:p>
      <text:p text:style-name="P4">
Зазначимо, що у березні цього року за ініціативи Мінветеранів Уряд вніс змінидо постанов КМУ №№ 719, 280 та 214, якими удосконалив порядки виплати грошовоїкомпенсації для придбання житла ветеранами та членами їхніх сімей.</text:p>
      <text:p text:style-name="P4">
Зокрема, створено механізм реалізації права на отримання грошової компенсаціїтими одержувачами, яким така компенсація була призначена у 2018-2022 рр. і доцього часу не виплачена, та які після широкомасштабного вторгнення рф вимушеноперемістилися з території, де ведуться бойові дії, чи тимчасово окупованої рф,за місцем перебування на обліку в Єдиній інформаційній базі даних про ВПО. Зачотирма бюджетними програмами у 2023 році на це передбачено 5,5 млрд грн —завдяки всебічній підтримці Прем’єр-міністра України, Офісу Президента таПарламенту.</text:p>
      <text:p text:style-name="P4">
У наведеній нижче інфографіці або за цим посиланням <text:a xlink:type="simple" xlink:href="https://mva.gov.ua/storage/app/sites/1/uploaded-files/%20%D1%89%D0%BE%D0%B4%D0%BE%20%D0%B0%D0%BA%D1%82%D1%83%D0%B0%D0%BB%D1%8C%D0%BD%D0%B8%D1%85%20%D0%BF%D0%B8%D1%82%D0%B0%D0%BD%D1%8C%20%D1%96%D0%B7%20%D0%B7%D0%B0%D0%B1%D0%B5%D0%B7%D0%BF%D0%B5%D1%87%D0%B5%D0%BD%D0%BD%D1%8F%20%D0%B6%D0%B8%D1%82%D0%BB%D0%BE%D0%BC%20%D0%B2%D0%B5%D1%82%D0%B5%D1%80%D0%B0%D0%BD%D1%96%D0%B2%20%D1%82%D0%B0%20%D1%87%D0%BB%D0%B5%D0%BD%D1%96%D0%B2%20%D1%97%D1%85%D0%BD%D1%96%D1%85%20%D1%81%D1%96%D0%BC%D0%B5%D0%B9.pdf" text:style-name="Internet_20_link" text:visited-style-name="Visited_20_Internet_20_Link">
Інфографіка щодоактуальних питань із забезпечення житлом ветеранів та членів їхніхсімей</text:a>
ветерани на члени їхніх родин можуть отримати детальну інформацію щодожитлових питань, зокрема:</text:p>
      <ul>
        <li>
Як стати на облік громадян, які потребують поліпшення житлових умов за місцем проживання?  * Який перелік документів потрібно подати для зарахування на квартирний облік?  * Як реалізувати право на отримання грошової компенсації за належні для отримання жилі приміщення відповідно до постанов № 719, № 280, № 214 та № 206?  * Який перелік документів потрібно подати для призначення грошової компенсації?  * Як придбати житло за новим місцем переміщення, якщо кошти у 2021 році були зараховані на поточний рахунок, відкритий на території де ведуться бойові дії чи тимчасово окупованій рф?  * Як реалізувати право на грошову компенсацію за належні для отримання жилі приміщення, якщо рішення про призначення винесено на території де ведуться бойові дії або тимчасово окупованій рф?</li>
      </ul>
      <text:p text:style-name="P4">
У разі виникнення питань можете звертатись до Відділу з розробки та реалізаціїжитлових програм Департаменту соціального захисту Мінветеранів за телефоном(063) 688 95 98.</text:p>
      <text:p text:style-name="P4">
<text:a xlink:type="simple" xlink:href="https://armyinform.com.ua/wp-content/uploads/2023/04/infogafikazabezpechennya-zhitlom-1page-0003-1.jpg" text:style-name="Internet_20_link" text:visited-style-name="Visited_20_Internet_20_Link">
<draw:frame draw:style-name="fr1" draw:name="Image381" text:anchor-type="as-char" svg:width="6.9236in" svg:height="6.9236in" draw:z-index="0">
<draw:image xlink:href="../Images/AРМІЯINFORM/2023-04-05T77-00-00-04-00/infogafikazabezpechennya-zhitlom-1page-0003-1-150x150.jpg" xlink:type="simple" xlink:show="embed" xlink:actuate="onLoad" draw:mime-type="image/jpeg"/>
</draw:frame>
</text:a>
</text:p>
      <text:p text:style-name="P4">
<text:a xlink:type="simple" xlink:href="https://armyinform.com.ua/wp-content/uploads/2023/04/infogafikazabezpechennya-zhitlom-1page-0005-1.jpg" text:style-name="Internet_20_link" text:visited-style-name="Visited_20_Internet_20_Link">
<draw:frame draw:style-name="fr1" draw:name="Image382" text:anchor-type="as-char" svg:width="6.9236in" svg:height="6.9236in" draw:z-index="0">
<draw:image xlink:href="../Images/AРМІЯINFORM/2023-04-05T77-00-00-04-00/infogafikazabezpechennya-zhitlom-1page-0005-1-150x150.jpg" xlink:type="simple" xlink:show="embed" xlink:actuate="onLoad" draw:mime-type="image/jpeg"/>
</draw:frame>
</text:a>
</text:p>
      <text:p text:style-name="P4">
<text:a xlink:type="simple" xlink:href="https://armyinform.com.ua/wp-content/uploads/2023/04/infogafikazabezpechennya-zhitlom-1page-0007-1.jpg" text:style-name="Internet_20_link" text:visited-style-name="Visited_20_Internet_20_Link">
<draw:frame draw:style-name="fr1" draw:name="Image383" text:anchor-type="as-char" svg:width="6.9236in" svg:height="6.9236in" draw:z-index="0">
<draw:image xlink:href="../Images/AРМІЯINFORM/2023-04-05T77-00-00-04-00/infogafikazabezpechennya-zhitlom-1page-0007-1-150x150.jpg" xlink:type="simple" xlink:show="embed" xlink:actuate="onLoad" draw:mime-type="image/jpeg"/>
</draw:frame>
</text:a>
</text:p>
      <text:p text:style-name="P4">
<text:a xlink:type="simple" xlink:href="https://armyinform.com.ua/wp-content/uploads/2023/04/infogafikazabezpechennya-zhitlom-1page-0017-1.jpg" text:style-name="Internet_20_link" text:visited-style-name="Visited_20_Internet_20_Link">
<draw:frame draw:style-name="fr1" draw:name="Image384" text:anchor-type="as-char" svg:width="6.9236in" svg:height="6.9236in" draw:z-index="0">
<draw:image xlink:href="../Images/AРМІЯINFORM/2023-04-05T77-00-00-04-00/infogafikazabezpechennya-zhitlom-1page-0017-1-150x150.jpg" xlink:type="simple" xlink:show="embed" xlink:actuate="onLoad" draw:mime-type="image/jpeg"/>
</draw:frame>
</text:a>
</text:p>
      <text:p text:style-name="P4">
<text:a xlink:type="simple" xlink:href="https://armyinform.com.ua/wp-content/uploads/2023/04/zabezpechennya-zhitlom-1page-0002.jpg" text:style-name="Internet_20_link" text:visited-style-name="Visited_20_Internet_20_Link">
<draw:frame draw:style-name="fr1" draw:name="Image385" text:anchor-type="as-char" svg:width="6.9236in" svg:height="6.9236in" draw:z-index="0">
<draw:image xlink:href="../Images/AРМІЯINFORM/2023-04-05T77-00-00-04-00/zabezpechennya-zhitlom-1page-0002-150x150.jpg" xlink:type="simple" xlink:show="embed" xlink:actuate="onLoad" draw:mime-type="image/jpeg"/>
</draw:frame>
</text:a>
</text:p>
      <text:p text:style-name="P4">
<text:a xlink:type="simple" xlink:href="https://armyinform.com.ua/wp-content/uploads/2023/04/zabezpechennya-zhitlom-1page-0004-1.jpg" text:style-name="Internet_20_link" text:visited-style-name="Visited_20_Internet_20_Link">
<draw:frame draw:style-name="fr1" draw:name="Image386" text:anchor-type="as-char" svg:width="6.9236in" svg:height="6.9236in" draw:z-index="0">
<draw:image xlink:href="../Images/AРМІЯINFORM/2023-04-05T77-00-00-04-00/zabezpechennya-zhitlom-1page-0004-1-150x150.jpg" xlink:type="simple" xlink:show="embed" xlink:actuate="onLoad" draw:mime-type="image/jpeg"/>
</draw:frame>
</text:a>
</text:p>
      <text:p text:style-name="P4">
<text:a xlink:type="simple" xlink:href="https://armyinform.com.ua/wp-content/uploads/2023/04/zabezpechennya-zhitlom-1page-0006-1.jpg" text:style-name="Internet_20_link" text:visited-style-name="Visited_20_Internet_20_Link">
<draw:frame draw:style-name="fr1" draw:name="Image387" text:anchor-type="as-char" svg:width="6.9236in" svg:height="6.9236in" draw:z-index="0">
<draw:image xlink:href="../Images/AРМІЯINFORM/2023-04-05T77-00-00-04-00/zabezpechennya-zhitlom-1page-0006-1-150x150.jpg" xlink:type="simple" xlink:show="embed" xlink:actuate="onLoad" draw:mime-type="image/jpeg"/>
</draw:frame>
</text:a>
</text:p>
      <text:p text:style-name="P4">
<text:a xlink:type="simple" xlink:href="https://armyinform.com.ua/wp-content/uploads/2023/04/zabezpechennya-zhitlom-1page-0008-1.jpg" text:style-name="Internet_20_link" text:visited-style-name="Visited_20_Internet_20_Link">
<draw:frame draw:style-name="fr1" draw:name="Image388" text:anchor-type="as-char" svg:width="6.9236in" svg:height="6.9236in" draw:z-index="0">
<draw:image xlink:href="../Images/AРМІЯINFORM/2023-04-05T77-00-00-04-00/zabezpechennya-zhitlom-1page-0008-1-150x150.jpg" xlink:type="simple" xlink:show="embed" xlink:actuate="onLoad" draw:mime-type="image/jpeg"/>
</draw:frame>
</text:a>
</text:p>
      <text:p text:style-name="P4">
<text:a xlink:type="simple" xlink:href="https://armyinform.com.ua/wp-content/uploads/2023/04/zabezpechennya-zhitlom-1page-0009-1.jpg" text:style-name="Internet_20_link" text:visited-style-name="Visited_20_Internet_20_Link">
<draw:frame draw:style-name="fr1" draw:name="Image389" text:anchor-type="as-char" svg:width="6.9236in" svg:height="6.9236in" draw:z-index="0">
<draw:image xlink:href="../Images/AРМІЯINFORM/2023-04-05T77-00-00-04-00/zabezpechennya-zhitlom-1page-0009-1-150x150.jpg" xlink:type="simple" xlink:show="embed" xlink:actuate="onLoad" draw:mime-type="image/jpeg"/>
</draw:frame>
</text:a>
</text:p>
      <text:p text:style-name="P4">
<text:a xlink:type="simple" xlink:href="https://armyinform.com.ua/wp-content/uploads/2023/04/zabezpechennya-zhitlom-1page-0010-1.jpg" text:style-name="Internet_20_link" text:visited-style-name="Visited_20_Internet_20_Link">
<draw:frame draw:style-name="fr1" draw:name="Image390" text:anchor-type="as-char" svg:width="6.9236in" svg:height="6.9236in" draw:z-index="0">
<draw:image xlink:href="../Images/AРМІЯINFORM/2023-04-05T77-00-00-04-00/zabezpechennya-zhitlom-1page-0010-1-150x150.jpg" xlink:type="simple" xlink:show="embed" xlink:actuate="onLoad" draw:mime-type="image/jpeg"/>
</draw:frame>
</text:a>
</text:p>
      <text:p text:style-name="P4">
<text:a xlink:type="simple" xlink:href="https://armyinform.com.ua/wp-content/uploads/2023/04/zabezpechennya-zhitlom-1page-0011-1.jpg" text:style-name="Internet_20_link" text:visited-style-name="Visited_20_Internet_20_Link">
<draw:frame draw:style-name="fr1" draw:name="Image391" text:anchor-type="as-char" svg:width="6.9236in" svg:height="6.9236in" draw:z-index="0">
<draw:image xlink:href="../Images/AРМІЯINFORM/2023-04-05T77-00-00-04-00/zabezpechennya-zhitlom-1page-0011-1-150x150.jpg" xlink:type="simple" xlink:show="embed" xlink:actuate="onLoad" draw:mime-type="image/jpeg"/>
</draw:frame>
</text:a>
</text:p>
      <text:p text:style-name="P4">
<text:a xlink:type="simple" xlink:href="https://armyinform.com.ua/wp-content/uploads/2023/04/zabezpechennya-zhitlom-1page-0012-1.jpg" text:style-name="Internet_20_link" text:visited-style-name="Visited_20_Internet_20_Link">
<draw:frame draw:style-name="fr1" draw:name="Image392" text:anchor-type="as-char" svg:width="6.9236in" svg:height="6.9236in" draw:z-index="0">
<draw:image xlink:href="../Images/AРМІЯINFORM/2023-04-05T77-00-00-04-00/zabezpechennya-zhitlom-1page-0012-1-150x150.jpg" xlink:type="simple" xlink:show="embed" xlink:actuate="onLoad" draw:mime-type="image/jpeg"/>
</draw:frame>
</text:a>
</text:p>
      <text:p text:style-name="P4">
<text:a xlink:type="simple" xlink:href="https://armyinform.com.ua/wp-content/uploads/2023/04/zabezpechennya-zhitlom-1page-0013-1.jpg" text:style-name="Internet_20_link" text:visited-style-name="Visited_20_Internet_20_Link">
<draw:frame draw:style-name="fr1" draw:name="Image393" text:anchor-type="as-char" svg:width="6.9236in" svg:height="6.9236in" draw:z-index="0">
<draw:image xlink:href="../Images/AРМІЯINFORM/2023-04-05T77-00-00-04-00/zabezpechennya-zhitlom-1page-0013-1-150x150.jpg" xlink:type="simple" xlink:show="embed" xlink:actuate="onLoad" draw:mime-type="image/jpeg"/>
</draw:frame>
</text:a>
</text:p>
      <text:p text:style-name="P4">
<text:a xlink:type="simple" xlink:href="https://armyinform.com.ua/wp-content/uploads/2023/04/zabezpechennya-zhitlom-1page-0014-1.jpg" text:style-name="Internet_20_link" text:visited-style-name="Visited_20_Internet_20_Link">
<draw:frame draw:style-name="fr1" draw:name="Image394" text:anchor-type="as-char" svg:width="6.9236in" svg:height="6.9236in" draw:z-index="0">
<draw:image xlink:href="../Images/AРМІЯINFORM/2023-04-05T77-00-00-04-00/zabezpechennya-zhitlom-1page-0014-1-150x150.jpg" xlink:type="simple" xlink:show="embed" xlink:actuate="onLoad" draw:mime-type="image/jpeg"/>
</draw:frame>
</text:a>
</text:p>
      <text:p text:style-name="P4">
<text:a xlink:type="simple" xlink:href="https://armyinform.com.ua/wp-content/uploads/2023/04/zabezpechennya-zhitlom-1page-0015-1.jpg" text:style-name="Internet_20_link" text:visited-style-name="Visited_20_Internet_20_Link">
<draw:frame draw:style-name="fr1" draw:name="Image395" text:anchor-type="as-char" svg:width="6.9236in" svg:height="6.9236in" draw:z-index="0">
<draw:image xlink:href="../Images/AРМІЯINFORM/2023-04-05T77-00-00-04-00/zabezpechennya-zhitlom-1page-0015-1-150x150.jpg" xlink:type="simple" xlink:show="embed" xlink:actuate="onLoad" draw:mime-type="image/jpeg"/>
</draw:frame>
</text:a>
</text:p>
      <text:p text:style-name="P4">
<text:a xlink:type="simple" xlink:href="https://armyinform.com.ua/wp-content/uploads/2023/04/zabezpechennya-zhitlom-1page-0016-1.jpg" text:style-name="Internet_20_link" text:visited-style-name="Visited_20_Internet_20_Link">
<draw:frame draw:style-name="fr1" draw:name="Image396" text:anchor-type="as-char" svg:width="6.9236in" svg:height="6.9236in" draw:z-index="0">
<draw:image xlink:href="../Images/AРМІЯINFORM/2023-04-05T77-00-00-04-00/zabezpechennya-zhitlom-1page-0016-1-150x150.jpg" xlink:type="simple" xlink:show="embed" xlink:actuate="onLoad" draw:mime-type="image/jpeg"/>
</draw:frame>
</text:a>
</text:p>
      <text:p text:style-name="P4">
Source: <text:a xlink:type="simple" xlink:href="https://armyinform.com.ua/2023/04/05/zhytlo-dlya-veteraniv-pokrokova-instrukcziya/" text:style-name="Internet_20_link" text:visited-style-name="Visited_20_Internet_20_Link">
https://armyinform.com.ua/2023/04/05/zhytlo-dlya-veteraniv-pokrokova-instrukcziya/</text:a>
</text:p>
      <!--NEWS-->
      <text:h text:style-name="P10" text:outline-level="1">
<text:span text:style-name="T4">
Підприємство «Українська бронетехніка» відновило виробництво мінометних пострілів: понад 100 тисяч вже у ЗСУ</text:span>
</text:h>
      <text:p text:style-name="P4">
Author: ['Олег Мащенко']</text:p>
      <text:p text:style-name="P4">
Time: 2023-04-05T78:00:00-04:00</text:p>
      <text:p text:style-name="P4">
Description: Конструкторсько-виробниче підприємство «Українська бронетехніка» відновило можлив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miny.jpg" text:style-name="Internet_20_link" text:visited-style-name="Visited_20_Internet_20_Link">
foto1-miny.jpg</text:a>
', '<text:a xlink:type="simple" xlink:href="https://armyinform.com.ua/wp-content/uploads/2023/04/foto2-miny1.jpg" text:style-name="Internet_20_link" text:visited-style-name="Visited_20_Internet_20_Link">
foto2-miny1.jpg</text:a>
', '<text:a xlink:type="simple" xlink:href="https://armyinform.com.ua/wp-content/uploads/2023/04/foto3-miny2.jpg" text:style-name="Internet_20_link" text:visited-style-name="Visited_20_Internet_20_Link">
foto3-miny2.jpg</text:a>
']</text:p>
      <text:p text:style-name="P4">
Tags: ['STOPRUSSIA', 'АГРЕСІЯ РФ', 'ВИРОБНИЦТВО БОЄПРИПАСІВ', 'ВІЙНА', 'ВТОРГНЕННЯ РФ', 'МІНОМЕТИ', 'СНАРЯДИ']</text:p>
      <text:p text:style-name="P4">
Category: News</text:p>
      <!--METADATA-->
      <text:p text:style-name="P4">
<draw:frame draw:style-name="fr1" draw:name="Image397" text:anchor-type="as-char" svg:width="6.9236in" svg:height="4.633042in" draw:z-index="0">
<draw:image xlink:href="../Images/AРМІЯINFORM/2023-04-05T78-00-00-04-00/foto1-miny.jpg" xlink:type="simple" xlink:show="embed" xlink:actuate="onLoad" draw:mime-type="image/jpeg"/>
</draw:frame>
Мінометні постріли українського виробництва. Фото: «Українська бронетехніка»</text:p>
      <text:p text:style-name="P4">
<text:span text:style-name="T4">
Конструкторсько-виробниче підприємство «Українська бронетехніка» відновиломожливості серійного випуску мінометних пострілів калібру 60 мм та вжепередало понад 100 тисяч цих боєприпасів до підрозділів Збройних Сил України.Про це в ексклюзивному коментарі кореспонденту АрміяInform повідомивгенеральний директор Владислав Бельбас.</text:span>
</text:p>
      <text:p text:style-name="P4">
— «Українська бронетехніка» вперше в Україні використала натівський підхід тавиготовляє не міну 60 мм калібру, а постріл. Мінометний постріл від нашогопідприємства — це повністю споряджений максимальним пороховим зарядомбоєприпас, що герметично запакований в індивідуальний тубус. Його можнавикористовувати відразу на позиціях без додаткової підготовки, що додає нашимвійськовим мобільності. На сьогодні це єдиний український мінометний постріл,який виробляється вітчизняним ВПК, — пояснив Бельбас.</text:p>
      <text:p text:style-name="P4">
<draw:frame draw:style-name="fr1" draw:name="Image398" text:anchor-type="as-char" svg:width="6.9236in" svg:height="3.894525in" draw:z-index="0">
<draw:image xlink:href="../Images/AРМІЯINFORM/2023-04-05T78-00-00-04-00/foto2-miny1.jpg" xlink:type="simple" xlink:show="embed" xlink:actuate="onLoad" draw:mime-type="image/jpeg"/>
</draw:frame>
Мінометні постріли українськоговиробництва. <text:span text:style-name="T5">
Фото: «Українська бронетехніка»</text:span>
</text:p>
      <text:p text:style-name="P4">
При цьому варто зазначити, що класична міна пострадянського зразка — це корпусбез встановленого патрона та підривача, всі складові якої вкручуються вже напозиціях, що потребує від артилеристів вищого рівня підготовки та більше часудля виконання бойового завдання.</text:p>
      <text:p text:style-name="P4">
За словами Владислава Бельбаса, 60-мм мінометний постріл виробництва«Української бронетехніки» після проведення випробувань було прийнято наозброєння ЗСУ наприкінці 2018 року. З 2019 року розпочалося серійневиробництво для потреб українського війська.</text:p>
      <text:p text:style-name="P4">
— На жаль, з початком широкомасштабного вторгнення частину виробничихпотужностей підприємства було втрачено, частина опинилася під окупацію. На цеймомент «Українська бронетехніка», використовуючи принципи розподільчоговиробництва, на релокованих майданчиках відновила можливості серійного випускуцих вкрай потрібних для Сил оборони боєприпасів, — констатував Бельбас.</text:p>
      <text:p text:style-name="P4">
<draw:frame draw:style-name="fr1" draw:name="Image399" text:anchor-type="as-char" svg:width="6.9236in" svg:height="4.894269in" draw:z-index="0">
<draw:image xlink:href="../Images/AРМІЯINFORM/2023-04-05T78-00-00-04-00/foto3-miny2.jpg" xlink:type="simple" xlink:show="embed" xlink:actuate="onLoad" draw:mime-type="image/jpeg"/>
</draw:frame>
Мінометні постріли українськоговиробництва. <text:span text:style-name="T5">
Фото: «Українська бронетехніка»</text:span>
</text:p>
      <text:p text:style-name="P4">
За словами керівника підприємства, на цей час «Українська бронетехніка» маєможливості для розширення та систематизації виробництва мінометних пострілівкалібром 60 мм. Також у вигляді дослідних зразків існують постріли калібрів 82мм та 120 мм. І за погодженням із замовниками підприємство здатне нарощувативиробництво своєї продукції.</text:p>
      <text:p text:style-name="P4">
Source: <text:a xlink:type="simple" xlink:href="https://armyinform.com.ua/2023/04/05/pidpryyemstvo-ukrayinska-bronetehnika-vidnovylo-vyrobnycztvo-minometnyh-postriliv-ponad-100-tysyach-vzhe-u-zsu/" text:style-name="Internet_20_link" text:visited-style-name="Visited_20_Internet_20_Link">
https://armyinform.com.ua/2023/04/05/pidpryyemstvo-ukrayinska-bronetehnika-vidnovylo-vyrobnycztvo-minometnyh-postriliv-ponad-100-tysyach-vzhe-u-zsu/</text:a>
</text:p>
      <!--NEWS-->
      <text:h text:style-name="P10" text:outline-level="1">
<text:span text:style-name="T4">
Мінветеранів готує пілотний проєкт у чотирьох областях України з впровадження помічника ветерана</text:span>
</text:h>
      <text:p text:style-name="P4">
Author: ['АРМІЯINFORM']</text:p>
      <text:p text:style-name="P4">
Time: 2023-04-05T79:00:00-04:00</text:p>
      <text:p text:style-name="P4">
Description: Про це повідомляє Урядовий портал.    Міністерство у справах ветеранів працює 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9d8d0c-bumble-dee-depositphotos-1320.jpg" text:style-name="Internet_20_link" text:visited-style-name="Visited_20_Internet_20_Link">
c9d8d0c-bumble-dee-depositphotos-1320.jpg</text:a>
']</text:p>
      <text:p text:style-name="P4">
Tags: ['STOPRUSSIA', 'АГРЕСІЯ РФ', 'ВЕТЕРАНИ АТО/ООС', 'ВІЙНА', 'ВТОРГНЕННЯ РФ', 'МІНВЕТЕРАНІВ', 'УРЯДОВИЙ ПОРТАЛ']</text:p>
      <text:p text:style-name="P4">
Category: News</text:p>
      <!--METADATA-->
      <text:p text:style-name="P4">
<draw:frame draw:style-name="fr1" draw:name="Image400" text:anchor-type="as-char" svg:width="6.9236in" svg:height="3.565654in" draw:z-index="0">
<draw:image xlink:href="../Images/AРМІЯINFORM/2023-04-05T79-00-00-04-00/c9d8d0c-bumble-dee-depositphotos-1320.jpg" xlink:type="simple" xlink:show="embed" xlink:actuate="onLoad" draw:mime-type="image/jpeg"/>
</draw:frame>
 Ілюстративне фото</text:p>
      <text:p text:style-name="P4">
Про це <text:a xlink:type="simple" xlink:href="https://www.kmu.gov.ua/news/yuliia-laputina-minveteraniv-hotuie-pilotnyi-proekt-u-chotyrokh-oblastiakh-ukrainy-iz-vprovadzhennia-pomichnyka-veterana" text:style-name="Internet_20_link" text:visited-style-name="Visited_20_Internet_20_Link">
повідомляє</text:a>
 Урядовий портал.</text:p>
      <text:p text:style-name="P4">
Міністерство у справах ветеранів працює над впровадженням в Україні інститутупомічника ветерана. Наразі планується запуск пілотного проекту в чотирьохобластях — Львівській, Вінницькій, Дніпропетровській та Миколаївській.</text:p>
      <text:p text:style-name="P4">
Про це повідомила Міністр у справах ветеранів України Юлія Лапутіна під часпрямої трансляції на «Українському радіо» у середу, 5 квітня.</text:p>
      <text:p text:style-name="P4">
«Ми плануємо, що в українських громадах, за принципом «рівний — рівному»працюватимуть спеціально навчені люди, які будуть налагоджувати спілкуванняветеранів з усією бюрократичною системою, допомагатимуть із необхідноюінформацією щодо соціальних гарантій та ветеранских послуг. Кожен помічниквідповідатиме за певну кількість ветеранів у громаді», — розповіла очільницяМінветеранів.</text:p>
      <text:p text:style-name="P4">
Крім того, майбутніх помічників навчатимуть й особливостей психологічноївзаємодії з людьми, які повернулись із зони бойових дій. Надалі цей проєктбуде масштабований на всю країну.</text:p>
      <text:p text:style-name="P4">
Наразі фахівці Мінветеранів розробляють вимоги до помічників та алгоритмиїхньої роботи з ветеранами. У пріоритеті на цю посаду — ветерани й ветеранки,які виявлять таке бажання, а також члени їхніх сімей та родин полеглих Воїнів.А координувати роботу помічників будуть Сервісних офісів у справах ветеранів,які будуть створені у територіальних громадах, повідомила Міністр.</text:p>
      <text:p text:style-name="P4">
«Українське суспільство має бути готовим до масового повернення наших Воїнівпісля здобуття перемоги у війні та якісної реінтеграції їх до мирного життя усвоїх громадах. Наша політика і наша філософія, що ветеранська політика — цеелемент національної безпеки, елемент стійкості держави і вона маєреалізовуватись через людиноцентричний підхід», — підкреслила Юлія Лапутіна.</text:p>
      <text:p text:style-name="P4">
Source: <text:a xlink:type="simple" xlink:href="https://armyinform.com.ua/2023/04/05/minveteraniv-gotuye-pilotnyj-proekt-u-chotyroh-oblastyah-ukrayiny-iz-vprovadzhennya-pomichnyka-veterana/" text:style-name="Internet_20_link" text:visited-style-name="Visited_20_Internet_20_Link">
https://armyinform.com.ua/2023/04/05/minveteraniv-gotuye-pilotnyj-proekt-u-chotyroh-oblastyah-ukrayiny-iz-vprovadzhennya-pomichnyka-veterana/</text:a>
</text:p>
      <!--NEWS-->
      <text:h text:style-name="P10" text:outline-level="1">
<text:span text:style-name="T4">
Україна вважає Польщу не лише своїм партнером, а й другом навіки — Володимир Зеленський</text:span>
</text:h>
      <text:p text:style-name="P4">
Author: ['АРМІЯINFORM']</text:p>
      <text:p text:style-name="P4">
Time: 2023-04-05T80:00:00-04:00</text:p>
      <text:p text:style-name="P4">
Description: У межах офіційного візиту до Республіки Польща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12bcf8f7bca16746b914601e5cfc88_1680693297_extra_large.jpeg" text:style-name="Internet_20_link" text:visited-style-name="Visited_20_Internet_20_Link">
2712bcf8f7bca16746b914601e5cfc88_1680693297_extra_large.jpeg</text:a>
']</text:p>
      <text:p text:style-name="P4">
Tags: ['STOPRUSSIA', 'АГРЕСІЯ РФ', 'АНДЖЕЙ ДУДА', 'ВІЙНА', 'ВОЛОДИМИР ЗЕЛЕНСЬКИЙ', 'ВТОРГНЕННЯ РФ', 'ОФІС ПРЕЗИДЕНТА УКРАЇНИ', 'ПОЛЬЩА']</text:p>
      <text:p text:style-name="P4">
Category: News</text:p>
      <!--METADATA-->
      <text:p text:style-name="P4">
<draw:frame draw:style-name="fr1" draw:name="Image401" text:anchor-type="as-char" svg:width="6.9236in" svg:height="4.617948in" draw:z-index="0">
<draw:image xlink:href="../Images/AРМІЯINFORM/2023-04-05T80-00-00-04-00/2712bcf8f7bca16746b914601e5cfc88_1680693297_extra_large.jpeg" xlink:type="simple" xlink:show="embed" xlink:actuate="onLoad" draw:mime-type="image/jpeg"/>
</draw:frame>
</text:p>
      <text:p text:style-name="P4">
У межах офіційного візиту до Республіки Польща Президент України ВолодимирЗеленський провів зустріч із Президентом Польщі Анджеєм Дудою.</text:p>
      <text:p text:style-name="P4">
Про це повідомляє Офіс Президента України.</text:p>
      <text:p text:style-name="P4">
Глава Української держави висловив подяку особисто лідеру Польщі, першій ледіАгаті Корнгаузер-Дуді, Прем’єр-міністру Матеушу Моравецькому, урядовій командіта всьому польському народові за братерство й реальну дружбу, яку вонипродемонстрували за час широкомасштабного вторгнення росії в нашу державу.</text:p>
      <text:p text:style-name="P4">
«Хочу подякувати вам за те, що ви, наші потужні сусіди, не дали й не даєте намзламатися, допомагаєте нам. Якщо Україна впаде, ми знаємо, що росія на цьомуне зупиниться й піде далі», — зазначив Володимир Зеленський на зустрічі зпредставниками ЗМІ за результатами переговорів з Анджеєм Дудою у Варшаві.</text:p>
      <text:p text:style-name="P4">
Під час перемовин, які відбулися як у вузькому колі, так і в розширеномуформаті, сторони торкнулися низки питань, серед яких: посилення українськоїармії, повернення незаконно депортованих росією українських дітей, підтримканабуття Україною членства у Європейському Союзі та євроатлантична інтеграція.</text:p>
      <text:p text:style-name="P4">
«Ми вважаємо Польщу не лише партнером, а й другом навіки. Я дякую тобі,Анджею, за те, що ми побудували з тобою такі дружні стосунки. Сьогодні миперебуваємо у справді міцних відносинах — не просто прагматичних, а людських.Це дуже важливо в історичних і будь-яких питаннях, які, я впевнений, миобов’язково розв’яжемо», — сказав Глава держави.</text:p>
      <text:p text:style-name="P4">
-Президент України наголосив, що наша держава отримала статус кандидата в члени Європейського Союзу завдяки допомозі багатьох партнерів, але передусім — завдяки Польщі, яка продемонструвала безкомпромісну підтримку.</text:p>
      <text:p text:style-name="P4">
«Я хотів би сказати всім нашим партнерам, які постійно шукають компроміси нашляху України в НАТО, що і в цьому питанні наша країна буде безкомпромісною. Івдячний, що на цьому шляху з нами — Польща», — додав він.</text:p>
      <text:p text:style-name="P4">
Глава держави також подякував за потужний оборонний пакет, який посилитьукраїнських захисників на полі бою.</text:p>
      <text:p text:style-name="P4">
«Адже вони ризикують своїм життям не лише заради життя українців, а й зарадимайбутнього ваших дітей, дітей Європи», — зазначив Володимир Зеленський.</text:p>
      <text:p text:style-name="P4">
«Сьогодні ми тут, у Варшаві, а вони там, в окопах Бахмута, Мар’їнки, Авдіївки.Там перебувають наші люди, справжні воїни — чоловіки, жінки, абсолютно міцнілюди, яких ми, на жаль, через росію втрачаємо щодня», — додав він.</text:p>
      <text:p text:style-name="P4">
Президент також обговорив з Анджеєм Дудою участь Польщі у відбудові України.На переконання Володимира Зеленського, це стане ще однією важливою сторінкою удвосторонніх відносинах.</text:p>
      <text:p text:style-name="P4">
-«Це справді максимально сблизить наші бізнеси, наші народи. Для нас надзвичайно важливо, щоб Польща була одним із головних партнерів у відбудові України. Це має бути не лише допомогою Україні, а передусім має бути вигідно. І ми дуже хочемо, щоб польський бізнес був одним із лідерів на нашому ринку й обов’язково приходив до нас», — акцентував Президент України.</text:p>
      <text:p text:style-name="P4">
Володимир Зеленський окремо висловив подяку польським громадянам, якідопомагали українцям від початку широкомасштабного вторгнення росії.</text:p>
      <text:p text:style-name="P4">
«Можна забути про той чи інший економічний проєкт, бо історія довга. Але вашелюдське ставлення до наших громадян Україна ніколи й нізащо не забуде. Низькийвам уклін і слава Україні!» — сказав Глава держави.</text:p>
      <text:p text:style-name="P4">
Зі свого боку Анджей Дуда наголосив, що для нього — велика радість від іменівсіх поляків вітати сьогодні у Варшаві Президента України ВолодимираЗеленського та першу леді Олену Зеленську. Він акцентував, що це першийофіційний закордонний візит українського лідера з початку широкомасштабноговторгнення росії в Україну.</text:p>
      <text:p text:style-name="P4">
Лідер Польщі зазначив, що в центрі уваги під час цього візиту перебуваютьпитання оборонної співпраці. Анджей Дуда зауважив, що Польща — середнайбільших партнерів України у військовій допомозі. Зокрема, його країнапередала сотні танків, САУ «Краб», ракети українській армії, щоб вона буласпроможна стримати агресію росії, експансивні плани якої поширюються й на іншікраїни Європи, що здобули незалежність після 1989 року.</text:p>
      <text:p text:style-name="P4">
«Україна першою дала їй рішучу відсіч. Ми дякуємо всім, хто підтримує Україну,і запевняємо, що й надалі підтримуватимемо вас», — наголосив Президент Польщі.</text:p>
      <text:p text:style-name="P4">
Source: <text:a xlink:type="simple" xlink:href="https://armyinform.com.ua/2023/04/05/ukrayina-vvazhaye-polshhu-ne-lyshe-svoyim-partnerom-a-j-drugom-naviky-volodymyr-zelenskyj/" text:style-name="Internet_20_link" text:visited-style-name="Visited_20_Internet_20_Link">
https://armyinform.com.ua/2023/04/05/ukrayina-vvazhaye-polshhu-ne-lyshe-svoyim-partnerom-a-j-drugom-naviky-volodymyr-zelenskyj/</text:a>
</text:p>
      <!--NEWS-->
      <text:h text:style-name="P10" text:outline-level="1">
<text:span text:style-name="T4">
Знищено ще один російський вертоліт Ка-52</text:span>
</text:h>
      <text:p text:style-name="P4">
Author: ['АРМІЯINFORM']</text:p>
      <text:p text:style-name="P4">
Time: 2023-04-05T81:00:00-04:00</text:p>
      <text:p text:style-name="P4">
Description: Про це повідомляє Генеральний штаб ЗСУ у Facebook.    «На східному фронті наші во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923826_1527524527771380_1703833838219506002_n.jpg" text:style-name="Internet_20_link" text:visited-style-name="Visited_20_Internet_20_Link">
339923826_1527524527771380_1703833838219506002_n.jpg</text:a>
']</text:p>
      <text:p text:style-name="P4">
Tags: ['АГРЕСІЯ РФ', 'ВІЙНА', 'ВТОРГНЕННЯ РФ', 'ВТРАТИ ВОРОГА', 'КА-52']</text:p>
      <text:p text:style-name="P4">
Category: News</text:p>
      <!--METADATA-->
      <text:p text:style-name="P4">
<draw:frame draw:style-name="fr1" draw:name="Image402" text:anchor-type="as-char" svg:width="6.9236in" svg:height="3.883237in" draw:z-index="0">
<draw:image xlink:href="../Images/AРМІЯINFORM/2023-04-05T81-00-00-04-00/339923826_1527524527771380_1703833838219506002_n.jpg" xlink:type="simple" xlink:show="embed" xlink:actuate="onLoad" draw:mime-type="image/jpeg"/>
</draw:frame>
</text:p>
      <text:p text:style-name="P4">
Про це<text:a xlink:type="simple" xlink:href="https://www.facebook.com/GeneralStaff.ua/posts/pfbid03443hHweHB6MCqhm1PNpweErFR5TnGFKFJPjioei9SdcoMPi82tnUxc7fFi1LZLqml" text:style-name="Internet_20_link" text:visited-style-name="Visited_20_Internet_20_Link">
повідомляє</text:a>
Генеральний штаб ЗСУ у Facebook.</text:p>
      <text:p text:style-name="P4">
«На східному фронті наші воїни знищили російський вертоліт Ка-52.</text:p>
      <text:p text:style-name="P4">
Вистоїмо і переможемо!», — йдеться у повідомленні.</text:p>
      <text:p text:style-name="P4">
Source: <text:a xlink:type="simple" xlink:href="https://armyinform.com.ua/2023/04/05/na-shidnomu-fronti-nashi-voyiny-znyshhyly-rosijskyj-vertolit-ka-52/" text:style-name="Internet_20_link" text:visited-style-name="Visited_20_Internet_20_Link">
https://armyinform.com.ua/2023/04/05/na-shidnomu-fronti-nashi-voyiny-znyshhyly-rosijskyj-vertolit-ka-52/</text:a>
</text:p>
      <!--NEWS-->
      <text:h text:style-name="P10" text:outline-level="1">
<text:span text:style-name="T4">
ГУР звертається до мешканців тимчасово окупованого Криму щодо співпраці з Силами оборони України</text:span>
</text:h>
      <text:p text:style-name="P4">
Author: ['АРМІЯINFORM']</text:p>
      <text:p text:style-name="P4">
Time: 2023-04-05T82:00:00-04:00</text:p>
      <text:p text:style-name="P4">
Description: Про це йдеться у повідомленні ГУР МО України:      «Жителі Криму, дякуємо вам за якіс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gur.webp" text:style-name="Internet_20_link" text:visited-style-name="Visited_20_Internet_20_Link">
gur.webp</text:a>
']</text:p>
      <text:p text:style-name="P4">
Tags: ['STOPRUSSIA', 'АГРЕСІЯ РФ', 'ВІЙНА', 'ВТОРГНЕННЯ РФ', 'ГУР МО УКРАЇНИ', 'СОЦЗАХИСТ']</text:p>
      <text:p text:style-name="P4">
Category: News</text:p>
      <!--METADATA-->
      <text:p text:style-name="P4">
<draw:frame draw:style-name="fr1" draw:name="Image403" text:anchor-type="as-char" svg:width="6.9236in" svg:height="3.894525in" draw:z-index="0">
<draw:image xlink:href="../ConvertedIMGs/AРМІЯINFORM/2023-04-05T82-00-00-04-00/gur.png" xlink:type="simple" xlink:show="embed" xlink:actuate="onLoad" draw:mime-type="image/png"/>
</draw:frame>
</text:p>
      <text:p text:style-name="P4">
Про це йдеться у <text:a xlink:type="simple" xlink:href="https://gur.gov.ua/content/hur-mo-ukrainy-zvertaietsia-do-meshkantsiv-tymchasovo-okupovanoho-krymu-shchodo-spivpratsi-z-sylamy-oborony-ukrainy.html" text:style-name="Internet_20_link" text:visited-style-name="Visited_20_Internet_20_Link">
повідомленні </text:a>
ГУР МО України:</text:p>
      <text:p text:style-name="P4">
«Жителі Криму, дякуємо вам за якісну співпрацю та наближення поразкиокупантів!</text:p>
      <text:p text:style-name="P4">
Рішучість військово-політичного керівництва України, українського суспільствата Сил оборони України в питанні повернення усіх тимчасово окупованихросійськими загарбниками українських земель, а також ваша підтримка,наближають нашу Перемогу!</text:p>
      <text:p text:style-name="P4">
<text:span text:style-name="T4">
Просимо і надалі повідомляти інформацію про розташування окупаційних сил тазасобів:</text:span>
</text:p>
      <ul>
        <li>
пунктів дислокації, адреси проживання особового та керівного складу окупаційних військ;  * складів зберігання снарядів та паливно-мастильних матеріалів;  * точок розміщення, зберігання та ремонту військової техніки;  * місць розміщення РЕР та РЕБ засобів (характерна ознака: антени та локатори);  * штабів та пунктів управління окупаційними військами;  * місць зберігання та точок чергування засобів протиповітряної оборони (ППО).</li>
      </ul>
      <text:p text:style-name="P4">
Разом виженемо окупантів з рідної землі!</text:p>
      <text:p text:style-name="P4">
Слава Україні!».</text:p>
      <text:p text:style-name="P4">
Source: <text:a xlink:type="simple" xlink:href="https://armyinform.com.ua/2023/04/05/gur-mo-ukrayiny-zvertayetsya-do-meshkancziv-tymchasovo-okupovanogo-krymu-shhodo-spivpraczi-z-sylamy-oborony-ukrayiny/" text:style-name="Internet_20_link" text:visited-style-name="Visited_20_Internet_20_Link">
https://armyinform.com.ua/2023/04/05/gur-mo-ukrayiny-zvertayetsya-do-meshkancziv-tymchasovo-okupovanogo-krymu-shhodo-spivpraczi-z-sylamy-oborony-ukrayiny/</text:a>
</text:p>
      <!--NEWS-->
      <text:h text:style-name="P10" text:outline-level="1">
<text:span text:style-name="T4">
Протягом доби Сили оборони відбили понад 40 атак окупантів</text:span>
</text:h>
      <text:p text:style-name="P4">
Author: ['АРМІЯINFORM']</text:p>
      <text:p text:style-name="P4">
Time: 2023-04-05T83:00:00-04:00</text:p>
      <text:p text:style-name="P4">
Description: Про це повідомляє Генеральний штаб Збройних Сил України.    —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7-1.jpg" text:style-name="Internet_20_link" text:visited-style-name="Visited_20_Internet_20_Link">
4-7-1.jpg</text:a>
']</text:p>
      <text:p text:style-name="P4">
Tags: ['STOPRUSSIA', 'АГРЕСІЯ РФ', 'ВІЙНА', 'ВТОРГНЕННЯ РФ', 'ВТРАТИ ВОРОГА', 'ГШ ЗСУ']</text:p>
      <text:p text:style-name="P4">
Category: News</text:p>
      <!--METADATA-->
      <text:p text:style-name="P4">
<draw:frame draw:style-name="fr1" draw:name="Image404" text:anchor-type="as-char" svg:width="6.9236in" svg:height="5.009994in" draw:z-index="0">
<draw:image xlink:href="../Images/AРМІЯINFORM/2023-04-05T83-00-00-04-00/4-7-1.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XvaP348ULJjaxc4FchgCzmoBpUUayVR6xuvTTdsgyv8kgg5earRwtyPk1VJFU4cZl" text:style-name="Internet_20_link" text:visited-style-name="Visited_20_Internet_20_Link">
повідомляє</text:a>
Генеральний штаб Збройних Сил України.</text:p>
      <text:p text:style-name="P4">
— Противник продовжує зосереджувати основні зусилля на веденні наступальнихдій на Лиманському, Бахмутському, Авдіївському та Мар’їнському напрямках.Протягом доби було відбито понад 40 атак окупантів. В епіцентрі бойових дійзалишаються населені пункти Бахмут, Авдіївка та Мар’їнка, — йдеться уповідомленні.</text:p>
      <text:p text:style-name="P4">
За інформацією Генштабу ЗСУ, протягом доби противник завдав 3 ракетних та 21авіаційний удар, здійснив понад 35 обстрілів з реактивних систем залповоговогню по позиціях наших військ та цивільній інфраструктурі населених пунктів.</text:p>
      <text:p text:style-name="P4">
Високою залишається ймовірність завдання ракетних та авіаційних ударів по всійтериторії України.</text:p>
      <text:p text:style-name="P4">
Source: <text:a xlink:type="simple" xlink:href="https://armyinform.com.ua/2023/04/05/protyagom-doby-syly-oborony-vidbyly-ponad-40-atak-okupantiv/" text:style-name="Internet_20_link" text:visited-style-name="Visited_20_Internet_20_Link">
https://armyinform.com.ua/2023/04/05/protyagom-doby-syly-oborony-vidbyly-ponad-40-atak-okupantiv/</text:a>
</text:p>
      <!--NEWS-->
      <text:h text:style-name="P10" text:outline-level="1">
<text:span text:style-name="T4">
російські окупанти посилюють контррозвідувальний та поліцейський режими на тимчасово зайнятій Херсонщині</text:span>
</text:h>
      <text:p text:style-name="P4">
Author: ['АРМІЯINFORM']</text:p>
      <text:p text:style-name="P4">
Time: 2023-04-05T84:00:00-04:00</text:p>
      <text:p text:style-name="P4">
Description: Про це повідомляє Генеральний штаб Збройних Сил України.      — Зокре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osiia-vyznachylasia-z-holovnymy-udaramy-po-ukraini-1024x731-1.webp" text:style-name="Internet_20_link" text:visited-style-name="Visited_20_Internet_20_Link">
rosiia-vyznachylasia-z-holovnymy-udaramy-po-ukraini-1024x731-1.webp</text:a>
']</text:p>
      <text:p text:style-name="P4">
Tags: ['STOPRUSSIA', 'АГРЕСІЯ РФ', 'ВІЙНА', 'ВТОРГНЕННЯ РФ', 'ГШ ЗСУ', 'ХЕРСОНЩИНА']</text:p>
      <text:p text:style-name="P4">
Category: News</text:p>
      <!--METADATA-->
      <text:p text:style-name="P4">
<draw:frame draw:style-name="fr1" draw:name="Image405" text:anchor-type="as-char" svg:width="6.9236in" svg:height="4.942531in" draw:z-index="0">
<draw:image xlink:href="../ConvertedIMGs/AРМІЯINFORM/2023-04-05T84-00-00-04-00/rosiia-vyznachylasia-z-holovnymy-udaramy-po-ukraini-1024x731-1.png" xlink:type="simple" xlink:show="embed" xlink:actuate="onLoad" draw:mime-type="image/pn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XvaP348ULJjaxc4FchgCzmoBpUUayVR6xuvTTdsgyv8kgg5earRwtyPk1VJFU4cZl" text:style-name="Internet_20_link" text:visited-style-name="Visited_20_Internet_20_Link">
повідомляє</text:a>
Генеральний штаб Збройних Сил України.</text:p>
      <text:p text:style-name="P4">
— Зокрема, в Каховському районі, починаючи з 23 березня поточного року,тривають рейдові заходи збройних сил російської федерації з перевіркиособистих телефонів у місцевого населення на наявність фото- тавідеоматеріалів, а також «забороненого» контенту. Під час таких перевірококупанти проводять обшуки в оселях місцевих жителів. Насамперед під перевіркупідпадають ті, хто здійснює телефонні дзвінки до вільної України, — повідомляєГенеральний штаб Збройних Сил України.</text:p>
      <text:p text:style-name="P4">
Source: <text:a xlink:type="simple" xlink:href="https://armyinform.com.ua/2023/04/05/rosijski-okupanty-posylyuyut-kontrrozviduvalnyj-ta-policzejskyj-rezhymy-na-tymchasovo-zajnyatij-hersonshhyni/" text:style-name="Internet_20_link" text:visited-style-name="Visited_20_Internet_20_Link">
https://armyinform.com.ua/2023/04/05/rosijski-okupanty-posylyuyut-kontrrozviduvalnyj-ta-policzejskyj-rezhymy-na-tymchasovo-zajnyatij-hersonshhyni/</text:a>
</text:p>
      <!--NEWS-->
      <text:h text:style-name="P10" text:outline-level="1">
<text:span text:style-name="T4">
Що більше надходитиме в Україну військової допомоги, то швидше змінюватиметься ситуація в Бахмуті — Президент України</text:span>
</text:h>
      <text:p text:style-name="P4">
Author: ['АРМІЯINFORM']</text:p>
      <text:p text:style-name="P4">
Time: 2023-04-05T85:00:00-04:00</text:p>
      <text:p text:style-name="P4">
Description: Ситуація в місті Бахмуті на Донеччині та на інших ділянках фронту в Україні, д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f50273bfbfa55d421b996be06787e2c_1680700426_extra_large.jpeg" text:style-name="Internet_20_link" text:visited-style-name="Visited_20_Internet_20_Link">
4f50273bfbfa55d421b996be06787e2c_1680700426_extra_large.jpeg</text:a>
']</text:p>
      <text:p text:style-name="P4">
Tags: ['STOPRUSSIA', 'АГРЕСІЯ РФ', 'ВІЙНА', 'ВОЛОДИМИР ЗЕЛЕНСЬКИЙ', 'ВТОРГНЕННЯ РФ', 'ОФІС ПРЕЗИДЕНТА УКРАЇНИ', 'ПОЛЬЩА']</text:p>
      <text:p text:style-name="P4">
Category: News</text:p>
      <!--METADATA-->
      <text:p text:style-name="P4">
<draw:frame draw:style-name="fr1" draw:name="Image406" text:anchor-type="as-char" svg:width="6.9236in" svg:height="4.617948in" draw:z-index="0">
<draw:image xlink:href="../Images/AРМІЯINFORM/2023-04-05T85-00-00-04-00/4f50273bfbfa55d421b996be06787e2c_1680700426_extra_large.jpeg" xlink:type="simple" xlink:show="embed" xlink:actuate="onLoad" draw:mime-type="image/jpeg"/>
</draw:frame>
</text:p>
      <text:p text:style-name="P4">
Ситуація в місті Бахмуті на Донеччині та на інших ділянках фронту в Україні,де тривають важкі бої з російськими окупантами, залежить не тільки відгероїзму українських військових, а й від швидкості та обсягів надходженнявійськової допомоги від міжнародних партнерів. Про це заявив Президент УкраїниВолодимир Зеленський під час зустрічі з представниками ЗМІ після переговорівіз Президентом Польщі Анджеєм Дудою у Варшаві.</text:p>
      <text:p text:style-name="P4">
Про це <text:a xlink:type="simple" xlink:href="https://president.gov.ua/news/sho-bilshe-nadhoditime-v-ukrayinu-vijskovoyi-dopomogi-shvids-82105" text:style-name="Internet_20_link" text:visited-style-name="Visited_20_Internet_20_Link">
повідомляє</text:a>
 Офіс Президента України.</text:p>
      <text:p text:style-name="P4">
«Найскладніша ситуація на території нашої держави — у Бахмуті. Найбільшезастосування різної зброї, артилерії — саме там. Там дуже-дуже складнаісторія. І щоденно — дефіцит: то є артилерія, достатньо снарядів у нашоїсторони, то їх менше. Це відбувається щоденно. То є успіх у якихось частинахБахмута, ми йдемо вперед, то його немає, і ми знову відходимо на позиції. Алеми перебуваємо в Бахмуті, і ворог не контролює місто. Це ситуація насьогодні», — пояснив Володимир Зеленський, відповідаючи на запитанняжурналістів.</text:p>
      <text:p text:style-name="P4">
Глава держави нагадав, що за оперативну ситуацію на Бахмутському напрямкувідповідає командувач Сухопутних військ Збройних Сил України, командувач ОСУВ«Хортиця» генерал-полковник Олександр Сирський, для якого основним єзбереження особового складу.</text:p>
      <text:p text:style-name="P4">
«Для мене найголовніше — наші військові. І, безумовно, якщо буде момент іщегарячіших подій і небезпека, що ми можемо втратити особовий склад черезоточення, обов’язково будуть відповідні правильні рішення генерала на місці. Яв цьому впевнений», — наголосив Президент.</text:p>
      <text:p text:style-name="P4">
Володимир Зеленський акцентував: що більше та швидше надходитимуть в Українузброя та боєприпаси, то швидше Збройні Сили змінюватимуть ситуацію не лише вБахмуті, а й на інших ділянках фронту на території нашої держави.</text:p>
      <text:p text:style-name="P4">
Зі свого боку Анджей Дуда, відповідаючи на запитання про плани щодовідправлення Україні бойових літаків, зазначив, що Польща протягом останніхмісяців передала зі своїх складів у розпорядження Збройних Сил України чотириМіГ-29. Передача ще чотирьох — у процесі.</text:p>
      <text:p text:style-name="P4">
«Тобто вже вісім. Ми готові — і я про це говорив пану Президенту — передати щешість літаків, які готують до цього», — розповів лідер Польщі.</text:p>
      <text:p text:style-name="P4">
Source: <text:a xlink:type="simple" xlink:href="https://armyinform.com.ua/2023/04/05/shho-bilshe-nadhodytyme-v-ukrayinu-vijskovoyi-dopomogy-to-shvydshe-zminyuvatymetsya-sytuacziya-v-bahmuti-j-na-inshyh-dilyankah-frontu-prezydent/" text:style-name="Internet_20_link" text:visited-style-name="Visited_20_Internet_20_Link">
https://armyinform.com.ua/2023/04/05/shho-bilshe-nadhodytyme-v-ukrayinu-vijskovoyi-dopomogy-to-shvydshe-zminyuvatymetsya-sytuacziya-v-bahmuti-j-na-inshyh-dilyankah-frontu-prezydent/</text:a>
</text:p>
      <!--NEWS-->
      <text:h text:style-name="P10" text:outline-level="1">
<text:span text:style-name="T4">
Авіація Сил оборони за добу завдала 12 ударів по районах зосередження окупантів</text:span>
</text:h>
      <text:p text:style-name="P4">
Author: ['АРМІЯINFORM']</text:p>
      <text:p text:style-name="P4">
Time: 2023-04-05T86:00:00-04:00</text:p>
      <text:p text:style-name="P4">
Description: Про це повідомляє Генеральний штаб Збройних Сил України.    — Наші захисн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ВТРАТИ ВОРОГА']</text:p>
      <text:p text:style-name="P4">
Category: News</text:p>
      <!--METADATA-->
      <text:p text:style-name="P4">
<draw:frame draw:style-name="fr1" draw:name="Image407" text:anchor-type="as-char" svg:width="6.9236in" svg:height="3.894525in" draw:z-index="0">
<draw:image xlink:href="../Images/AРМІЯINFORM/2023-04-05T86-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XvaP348ULJjaxc4FchgCzmoBpUUayVR6xuvTTdsgyv8kgg5earRwtyPk1VJFU4cZl" text:style-name="Internet_20_link" text:visited-style-name="Visited_20_Internet_20_Link">
повідомляє</text:a>
Генеральний штаб Збройних Сил України.</text:p>
      <text:p text:style-name="P4">
— Наші захисники на східному фронті знищили російський вертоліт Ка-52.Підрозділи ракетних військ і артилерії уразили 2 пункти управління, 2 складибоєприпасів, 2 позиції засобів протиповітряної оборони та 4 станціїрадіоелектронної боротьби противника, — йдеться у повідомленні Генштабу ЗСУ.</text:p>
      <text:p text:style-name="P4">
Source: <text:a xlink:type="simple" xlink:href="https://armyinform.com.ua/2023/04/05/aviacziya-syl-oborony-za-dobu-zavdala-12-udariv-po-rajonah-zoseredzhennya-okupantiv/" text:style-name="Internet_20_link" text:visited-style-name="Visited_20_Internet_20_Link">
https://armyinform.com.ua/2023/04/05/aviacziya-syl-oborony-za-dobu-zavdala-12-udariv-po-rajonah-zoseredzhennya-okupantiv/</text:a>
</text:p>
      <!--NEWS-->
      <text:h text:style-name="P10" text:outline-level="1">
<text:span text:style-name="T4">
У росіян всі терміни взяття Бахмута, які вони ставили раніше, минули — Сергій Череватий</text:span>
</text:h>
      <text:p text:style-name="P4">
Author: ['Наталія Задверняк']</text:p>
      <text:p text:style-name="P4">
Time: 2023-04-05T87:00:00-04:00</text:p>
      <text:p text:style-name="P4">
Description: — Ворог продовжує атакувати наші позиції на цій ділянці фронту. За останню добу відбуло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jpg" text:style-name="Internet_20_link" text:visited-style-name="Visited_20_Internet_20_Link">
bahmut-2.jpg</text:a>
']</text:p>
      <text:p text:style-name="P4">
Tags: ['STOPRUSSIA', 'АГРЕСІЯ РФ', 'ВІЙНА', 'ВТОРГНЕННЯ РФ', 'СЕРГІЙ ЧЕРЕВАТИЙ', 'ФОРТЕЦЯ БАХМУТ']</text:p>
      <text:p text:style-name="P4">
Category: News</text:p>
      <!--METADATA-->
      <text:p text:style-name="P4">
<draw:frame draw:style-name="fr1" draw:name="Image408" text:anchor-type="as-char" svg:width="6.9236in" svg:height="4.609964in" draw:z-index="0">
<draw:image xlink:href="../Images/AРМІЯINFORM/2023-04-05T87-00-00-04-00/bahmut-2.jpg" xlink:type="simple" xlink:show="embed" xlink:actuate="onLoad" draw:mime-type="image/jpeg"/>
</draw:frame>
</text:p>
      <text:p text:style-name="P4">
— Ворог продовжує атакувати наші позиції на цій ділянці фронту. За останнюдобу відбулося 245 обстрілів різними артилерійськими системами, 21боєзіткнення, 88 окупантів було знищено, 124 — зазнали поранень, також булознищено 3 БПЛА, 1 станція радіоелектронної боротьби й 3 склади з боєприпасами,— повідомив під час прямого ефіру телемарафону «Єдині новини» речник Східногоугруповання військ Збройних Сил України полковник Сергій Череватий.</text:p>
      <text:p text:style-name="P4">
Крім того, він зауважив, що там, де ворог зосереджує свої основні зусилля, нажаль, він не відчуває «снарядного голоду».</text:p>
      <text:p text:style-name="P4">
— Якщо порівнювати ситуацію з літнім періодом, коли в окупантів буламожливість завдавати ударів по всьому фронту фактично в режимі нон-стоп зрізних видів озброєння, то зараз такого нема і вони зосереджують зусилля там,де є потреба накривати вогнем наші позиції. У нашому випадку, це Бахмутськийта Куп’янсько-Лиманський напрямки, — підкреслив офіцер.</text:p>
      <text:p text:style-name="P4">
Щодо використання росіянами ракет С-300 та керованих авіаційних бомб,полковник Сергій Череватий запевнив, що хоча це дає певний простір ворогу, алеукраїнські військові, які знаходили на всі ворожі дії протидію раніше,знайдуть її і тепер.</text:p>
      <text:p text:style-name="P4">
— У росіян всі терміни взяття Бахмута, які вони ставили раніше, минули. Їхзірвав професіоналізм та героїзм наших воїнів. Переконаний, що так буде інадалі, — сказав речник Східного угруповання військ Збройних Сил України.</text:p>
      <text:p text:style-name="P4">
Source: <text:a xlink:type="simple" xlink:href="https://armyinform.com.ua/2023/04/05/u-rosiyan-vsi-terminy-vzyattya-bahmuta-yaki-vony-stavyly-ranishe-mynuly-sergij-cherevatyj/" text:style-name="Internet_20_link" text:visited-style-name="Visited_20_Internet_20_Link">
https://armyinform.com.ua/2023/04/05/u-rosiyan-vsi-terminy-vzyattya-bahmuta-yaki-vony-stavyly-ranishe-mynuly-sergij-cherevatyj/</text:a>
</text:p>
      <!--NEWS-->
      <text:h text:style-name="P10" text:outline-level="1">
<text:span text:style-name="T4">
Президент України вшанував пам’ять загиблих біля Могили невідомого солдата у Варшаві</text:span>
</text:h>
      <text:p text:style-name="P4">
Author: ['АРМІЯINFORM']</text:p>
      <text:p text:style-name="P4">
Time: 2023-04-05T88:00:00-04:00</text:p>
      <text:p text:style-name="P4">
Description: Про це йдеться у дописі Президента України Володимира Зеленського:    «Разом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ОЛОДИМИР ЗЕЛЕНСЬКИЙ', 'ПОЛЬЩА']</text:p>
      <text:p text:style-name="P4">
Category: News</text:p>
      <!--METADATA-->
      <text:p text:style-name="P4">
Про це<text:a xlink:type="simple" xlink:href="https://www.facebook.com/zelenskiy.official/videos/1690240278088603/" text:style-name="Internet_20_link" text:visited-style-name="Visited_20_Internet_20_Link">
йдеться</text:a>
у дописі Президента України Володимира Зеленського:</text:p>
      <text:p text:style-name="P4">
«Разом із Прем’єр-міністром Польщі Матеушем Моравецьким вшанували пам’ятьзагиблих біля Могили невідомого солдата у Варшаві.</text:p>
      <text:p text:style-name="P4">
Встановили лампадки до пам’ятника жертвам Смоленської трагедії 2010 року та допам’ятника Президенту Польщі у 2005–2010 роках Леху Качинському».</text:p>
      <text:p text:style-name="P4">
Source: <text:a xlink:type="simple" xlink:href="https://armyinform.com.ua/2023/04/05/prezydent-ukrayiny-vshanuvav-pamyat-zagyblyh-bilya-mogyly-nevidomogo-soldata-u-varshavi/" text:style-name="Internet_20_link" text:visited-style-name="Visited_20_Internet_20_Link">
https://armyinform.com.ua/2023/04/05/prezydent-ukrayiny-vshanuvav-pamyat-zagyblyh-bilya-mogyly-nevidomogo-soldata-u-varshavi/</text:a>
</text:p>
      <!--NEWS-->
      <text:h text:style-name="P10" text:outline-level="1">
<text:span text:style-name="T4">
Епіцентром бойових дій залишається Схід — Ганна Маляр</text:span>
</text:h>
      <text:p text:style-name="P4">
Author: ['АРМІЯINFORM']</text:p>
      <text:p text:style-name="P4">
Time: 2023-04-05T89:00:00-04:00</text:p>
      <text:p text:style-name="P4">
Description: Про це заступник Міністра оборони України Ганна Маляр повідомила у Telegram:    «Як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anna-malyar-778-1.jpg" text:style-name="Internet_20_link" text:visited-style-name="Visited_20_Internet_20_Link">
ganna-malyar-778-1.jpg</text:a>
']</text:p>
      <text:p text:style-name="P4">
Tags: ['STOPRUSSIA', 'АГРЕСІЯ РФ']</text:p>
      <text:p text:style-name="P4">
Category: News</text:p>
      <!--METADATA-->
      <text:p text:style-name="P4">
<draw:frame draw:style-name="fr1" draw:name="Image409" text:anchor-type="as-char" svg:width="6.9236in" svg:height="3.894525in" draw:z-index="0">
<draw:image xlink:href="../Images/AРМІЯINFORM/2023-04-05T89-00-00-04-00/ganna-malyar-778-1.jpg" xlink:type="simple" xlink:show="embed" xlink:actuate="onLoad" draw:mime-type="image/jpeg"/>
</draw:frame>
</text:p>
      <text:p text:style-name="P4">
Про це заступник Міністра оборони України Ганна Маляр<text:a xlink:type="simple" xlink:href="https://t.me/annamaliar/617" text:style-name="Internet_20_link" text:visited-style-name="Visited_20_Internet_20_Link">
повідомила</text:a>
 у Telegram:</text:p>
      <text:p text:style-name="P4">
«Якщо читати сьогоднішні офіційні зведення, то вони дійсно схожі на вчорашні.Насправді ж, за цими словами стоять активні дії наших оборонців та цілодобоваробота штабів.</text:p>
      <text:p text:style-name="P4">
Дійсно, епіцентром бойових дій залишається Схід.</text:p>
      <text:p text:style-name="P4">
Там тривають наступальні дії ворога на чотирьох напрямках — Лиманському,Бахмутському, Авдіївському та Мар’їнському.</text:p>
      <text:p text:style-name="P4">
Ворогу не вдається досягти мети на Лиманському напрямку. Попри гарячі бої діїворога так само безуспішні на Авдіївському та Мар‘їнському напрямках.</text:p>
      <text:p text:style-name="P4">
Наші воїни відбивають десятки атак на добу.</text:p>
      <text:p text:style-name="P4">
Ворог не полишає мети захопити Бахмут. Використовує для цього не лише в‘язнівВагнера, а й інші професійні підрозділи. Вони виконують бойові задачі підстрахом бути розстріляними своїми.</text:p>
      <text:p text:style-name="P4">
З нашого боку, ситуація повністю контрольована. Командування безперервноздійснює оцінку оперативної обстановки та ухвалює необхідні рішення».</text:p>
      <text:p text:style-name="P4">
Source: <text:a xlink:type="simple" xlink:href="https://armyinform.com.ua/2023/04/05/epiczentrom-bojovyh-dij-zalyshayetsya-shid-ganna-malyar/" text:style-name="Internet_20_link" text:visited-style-name="Visited_20_Internet_20_Link">
https://armyinform.com.ua/2023/04/05/epiczentrom-bojovyh-dij-zalyshayetsya-shid-ganna-malyar/</text:a>
</text:p>
      <!--NEWS-->
      <text:h text:style-name="P10" text:outline-level="1">
<text:span text:style-name="T4">
Ворог намагається блокувати Авдіївку і захопити Мар’їнку</text:span>
</text:h>
      <text:p text:style-name="P4">
Author: ['Наталія Задверняк']</text:p>
      <text:p text:style-name="P4">
Time: 2023-04-05T90:00:00-04:00</text:p>
      <text:p text:style-name="P4">
Description: Про це під час прямого ефіру телемарафону «Єдині новини» повідомив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05_205155.jpg" text:style-name="Internet_20_link" text:visited-style-name="Visited_20_Internet_20_Link">
2023-04-05_205155.jpg</text:a>
']</text:p>
      <text:p text:style-name="P4">
Tags: ['STOPRUSSIA', 'АВДІЇВКА', 'АГРЕСІЯ РФ', 'ВІЙНА', 'ВТОРГНЕННЯ РФ', 'ЄДИНІ НОВИНИ', 'ОЛЕКСІЙ ДМИТРАШКІВСЬКИЙ']</text:p>
      <text:p text:style-name="P4">
Category: News</text:p>
      <!--METADATA-->
      <text:p text:style-name="P4">
<draw:frame draw:style-name="fr1" draw:name="Image410" text:anchor-type="as-char" svg:width="6.9236in" svg:height="3.894525in" draw:z-index="0">
<draw:image xlink:href="../Images/AРМІЯINFORM/2023-04-05T90-00-00-04-00/2023-04-05_205155.jpg" xlink:type="simple" xlink:show="embed" xlink:actuate="onLoad" draw:mime-type="image/jpeg"/>
</draw:frame>
</text:p>
      <text:p text:style-name="P4">
Про це під час прямого ефіру телемарафону «Єдині новини» повідомив начальникоб’єднаного пресцентру Сил оборони Таврійського напрямку полковник ОлексійДмитрашківський.</text:p>
      <text:p text:style-name="P4">
— За вчорашню добу було 35 штурмів наших позицій, з них — 13 вночі. Ворогзавдав 9 авіаційних ударів по Мар’їнці, Вугледару та Великій Новосілці.Загалом, обстріли не припиняються, — розповів офіцер ЗСУ.</text:p>
      <text:p text:style-name="P4">
За його словами, на Запорізькому напрямку ворог наразі не має можливостіатакувати і має проблеми з логістикою.</text:p>
      <text:p text:style-name="P4">
— Якщо «запустити» Запорізький напрямок, то у ворога виникнуть досить великіпроблеми як в живій силі, так і в техніці, яка постійно знищується нашоюавіацією та артилерією. Щоденно знищують їхні склади боєприпасів, пунктиуправління, скупчення техніки та живої сили, — повідомив полковник ОлексійДмитрашківський.</text:p>
      <text:p text:style-name="P4">
Також він зазначив, що ворог на цьому напрямку розпочав мінування.</text:p>
      <text:p text:style-name="P4">
— росіяни вже тиждень мінують місцевість керованими фугасами із застосуваннямавіаційних бомб, артилерійських та інженерних боєприпасів. Слід зазначити, щовсі ці заходи відбуваються через те, що вони бояться контрнаступу, боятьсянового надходження від наших західних партнерів, — підсумував начальникоб’єднаного пресцентру Сил оборони Таврійського напрямку.</text:p>
      <text:p text:style-name="P4">
Source: <text:a xlink:type="simple" xlink:href="https://armyinform.com.ua/2023/04/05/vorog-namagayetsya-blokuvaty-avdiyivku-i-zahopyty-maryinku/" text:style-name="Internet_20_link" text:visited-style-name="Visited_20_Internet_20_Link">
https://armyinform.com.ua/2023/04/05/vorog-namagayetsya-blokuvaty-avdiyivku-i-zahopyty-maryinku/</text:a>
</text:p>
      <!--NEWS-->
      <text:h text:style-name="P10" text:outline-level="1">
<text:span text:style-name="T4">
Ганна Маляр про ключові принципи інформування під час війни</text:span>
</text:h>
      <text:p text:style-name="P4">
Author: ['АРМІЯINFORM']</text:p>
      <text:p text:style-name="P4">
Time: 2023-04-05T91:00:00-04:00</text:p>
      <text:p text:style-name="P4">
Description: https://www.youtube.com/watch?v=6tcWjmKwxq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АННА МАЛЯР']</text:p>
      <text:p text:style-name="P4">
Category: News</text:p>
      <!--METADATA-->
      <text:p text:style-name="P4">
Source: <text:a xlink:type="simple" xlink:href="https://armyinform.com.ua/2023/04/05/ganna-malyar-pro-klyuchovi-prynczypy-informuvannya-pid-chas-vijny/" text:style-name="Internet_20_link" text:visited-style-name="Visited_20_Internet_20_Link">
https://armyinform.com.ua/2023/04/05/ganna-malyar-pro-klyuchovi-prynczypy-informuvannya-pid-chas-vijny/</text:a>
</text:p>
      <!--NEWS-->
      <text:h text:style-name="P10" text:outline-level="1">
<text:span text:style-name="T4">
Артилеристи ВМС знищили польову гармату окупантів «Гіацинт-Б»</text:span>
</text:h>
      <text:p text:style-name="P4">
Author: ['АРМІЯINFORM']</text:p>
      <text:p text:style-name="P4">
Time: 2023-04-05T92:00:00-04:00</text:p>
      <text:p text:style-name="P4">
Description: Про це повідомляє ВМС ЗС України:    «Артилеристи окремої артилерійськ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повідомляє</text:a>
 ВМС ЗСУкраїни:</text:p>
      <text:p text:style-name="P4">
«Артилеристи окремої артилерійської бригади імені генерал-хорунжого ОлексіяАлмазова знищили орківську гармату 2A36 «Гіацинт-Б», яка обстрілювала мирнісела на Херсонщині.</text:p>
      <text:p text:style-name="P4">
Постійно нагадуємо ворогу на чиїй вони землі».</text:p>
      <text:p text:style-name="P4">
Source: <text:a xlink:type="simple" xlink:href="https://armyinform.com.ua/2023/04/05/artylerysty-vms-znyshhyly-polovu-garmatu-okupantiv-giaczynt-b/" text:style-name="Internet_20_link" text:visited-style-name="Visited_20_Internet_20_Link">
https://armyinform.com.ua/2023/04/05/artylerysty-vms-znyshhyly-polovu-garmatu-okupantiv-giaczynt-b/</text:a>
</text:p>
      <!--NEWS-->
      <text:h text:style-name="P10" text:outline-level="1">
<text:span text:style-name="T4">
«Як тобі таке, Ілон Маск?», або Про робота-мінера на передовій</text:span>
</text:h>
      <text:p text:style-name="P4">
Author: ['АРМІЯINFORM']</text:p>
      <text:p text:style-name="P4">
Time: 2023-04-05T93:00:00-04:00</text:p>
      <text:p text:style-name="P4">
Description: Про це йдеться у відео, розміщеному на Facebook-сторінці Угруповання Об’єднаних сил.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йдеться</text:a>
 у відео,розміщеному на Facebook-сторінці Угруповання Об’єднаних сил.</text:p>
      <text:p text:style-name="P4">
«Як тобі таке, Ілон Маск?</text:p>
      <text:p text:style-name="P4">
У лавах штурмової бригади служить унікальний робот-мінер.</text:p>
      <text:p text:style-name="P4">
Він дистанційно закладає вибухові «подарунки» біля позицій росіян та створюєнеочікуваний «бада-бум».</text:p>
      <text:p text:style-name="P4">
Як це працює — показують бійці штурмового батальйону», — йдеться уповідомленні.</text:p>
      <text:p text:style-name="P4">
Source: <text:a xlink:type="simple" xlink:href="https://armyinform.com.ua/2023/04/05/ugrupovannya-obyednanyh-syl-pokazalo-yak-robot-miner-praczyuye-na-peredovij/" text:style-name="Internet_20_link" text:visited-style-name="Visited_20_Internet_20_Link">
https://armyinform.com.ua/2023/04/05/ugrupovannya-obyednanyh-syl-pokazalo-yak-robot-miner-praczyuye-na-peredovij/</text:a>
</text:p>
      <!--NEWS-->
      <text:h text:style-name="P10" text:outline-level="1">
<text:span text:style-name="T4">
Ми домовилися про те, що дасть українським воїнам більше сили — Володимир Зеленський про переговори у Варшаві</text:span>
</text:h>
      <text:p text:style-name="P4">
Author: ['АРМІЯINFORM']</text:p>
      <text:p text:style-name="P4">
Time: 2023-04-05T94:00:00-04:00</text:p>
      <text:p text:style-name="P4">
Description: https://www.youtube.com/watch?v=qyZeyorJrHI    У межах офіційного візиту до Республ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1dd19d9c162795bef3fba4a58d4c597_1680720041_extra_large.jpeg" text:style-name="Internet_20_link" text:visited-style-name="Visited_20_Internet_20_Link">
c1dd19d9c162795bef3fba4a58d4c597_1680720041_extra_large.jpeg</text:a>
', '<text:a xlink:type="simple" xlink:href="https://armyinform.com.ua/wp-content/uploads/2023/04/07e225037084ecbd7ed3ad0626bf50b8_1680706386_extra_large.jpeg" text:style-name="Internet_20_link" text:visited-style-name="Visited_20_Internet_20_Link">
07e225037084ecbd7ed3ad0626bf50b8_1680706386_extra_large.jpeg</text:a>
']</text:p>
      <text:p text:style-name="P4">
Tags: ['STOPRUSSIA', 'АГРЕСІЯ РФ']</text:p>
      <text:p text:style-name="P4">
Category: News</text:p>
      <!--METADATA-->
      <text:p text:style-name="P4">
У межах офіційного візиту до Республіки Польща Президент України ВолодимирЗеленський провів зустріч із Прем’єр-міністром Польщі Матеушем Моравецьким.</text:p>
      <text:p text:style-name="P4">
Про це <text:a xlink:type="simple" xlink:href="https://president.gov.ua/news/volodimir-zelenskij-za-rezultatami-peregovoriv-iz-mateushem-82121" text:style-name="Internet_20_link" text:visited-style-name="Visited_20_Internet_20_Link">
повідомляє</text:a>
 Офіс Президента України.</text:p>
      <text:p text:style-name="P4">
Глава Української держави подякував очільнику польського уряду за словапідтримки й відповідні потужні кроки, які він як Премʼєр-міністр Польщі робивіз самого початку повномасштабного вторгнення Російської Федерації в Україну.</text:p>
      <text:p text:style-name="P4">
«Цей візит у Варшаву, усі наші переговори сьогодні — їх справді можна назватипереможними. Погоджено новий і дуже потрібний саме зараз нашим воїнамоборонний пакет, який захищає свободу й незалежність не лише України, Польщі,Європи, а й усього світу. І дуже важливо, щоб воїни, які зараз в окопах насході, там, де гаряче, які на півдні України, знали, що тут, у Варшаві, мидомовилися про те, що дасть Україні й кожному та кожній із наших захисниківбільше сили. Ця сила нам дуже потрібна зараз. Я дякую за це тобі, Матеуше», —сказав Володимир Зеленський.</text:p>
      <text:p text:style-name="P4">
Президент України констатував, що попередні домовленості, яких було досягнуто,зокрема, під час зустрічі у Львові, вже виконані.</text:p>
      <text:p text:style-name="P4">
«Є очевидне польське лідерство у танковій коаліції. І польські танки вже наполі бою в Україні. І так само разом із союзниками маємо прийти до створенняавіаційної коаліції — на вищому рівні бойової авіації, сучаснішому. Польськібрати нас у цьому розуміють», — сказав Глава держави.</text:p>
      <text:p text:style-name="P4">
<draw:frame draw:style-name="fr1" draw:name="Image411" text:anchor-type="as-char" svg:width="6.9236in" svg:height="4.617948in" draw:z-index="0">
<draw:image xlink:href="../Images/AРМІЯINFORM/2023-04-05T94-00-00-04-00/c1dd19d9c162795bef3fba4a58d4c597_1680720041_extra_large.jpeg" xlink:type="simple" xlink:show="embed" xlink:actuate="onLoad" draw:mime-type="image/jpeg"/>
</draw:frame>
</text:p>
      <text:p text:style-name="P4">
Під час зустрічі сторони обговорили економічні та інфраструктурні питання, атакож можливості щодо відбудови України.</text:p>
      <text:p text:style-name="P4">
«Ми обговорювали питання щодо наших фермерів — польських і українських. Мизнайшли вихід. Я вважаю, що найближчими днями, тижнями ми остаточно розв’яжемовсі питання, тому що не може бути будь-яких складнощів між такими близькимипартнерами й реальними друзями, як Польща та Україна», — зазначив ВолодимирЗеленський.</text:p>
      <text:p text:style-name="P4">
Президент також висловив подяку польському народові за ключове логістичнезначення Польщі, адже саме польськими дорогами та через польські портидоправляється Україні військова, енергетична, медична, гуманітарна допомога зусього світу.</text:p>
      <text:p text:style-name="P4">
«Разом із Матеушем ми відзначили досягнення у співпраці між українською тапольською залізницями. Зокрема, відкриття нового залізничного сполучення Львів— Варшава через Раву-Руську. Очікуємо, що сполучення запрацює на повну вженайближчими місяцями», — повідомив Президент.</text:p>
      <text:p text:style-name="P4">
Під час переговорів ішлося й про подальші кроки для зближення України зЄвропейським Союзом та їхню підтримку з боку уряду Польщі.</text:p>
      <text:p text:style-name="P4">
<draw:frame draw:style-name="fr1" draw:name="Image412" text:anchor-type="as-char" svg:width="6.9236in" svg:height="4.617948in" draw:z-index="0">
<draw:image xlink:href="../Images/AРМІЯINFORM/2023-04-05T94-00-00-04-00/07e225037084ecbd7ed3ad0626bf50b8_1680706386_extra_large.jpeg" xlink:type="simple" xlink:show="embed" xlink:actuate="onLoad" draw:mime-type="image/jpeg"/>
</draw:frame>
</text:p>
      <text:p text:style-name="P4">
«І ще одне, що потребує максимальної уваги. Шукаємо рішення, як повернутиукраїнських діточок, які були силою викрадені, депортовані нашим ворогом —Російською Федерацією. Наші польські брати готові допомогти Україні в пошукута поверненні дітей», — зазначив Глава держави.</text:p>
      <text:p text:style-name="P4">
Він подякував за спільну ініціативу Польщі та Європейської комісії щодо пошукуй повернення дітей, яких російська держава намагається позбавити родини,країни та національної ідентичності.</text:p>
      <text:p text:style-name="P4">
«Дуже важливо, що й такій формі російської агресії — а форм у неї багато — мипротистоїмо разом із Польщею. Разом назавжди — Україна й Польща», — наголосивВолодимир Зеленський.</text:p>
      <text:p text:style-name="P4">
Зі свого боку Матеуш Моравецький акцентував, що з першого дня повномасштабноговторгнення Росії Польща стіною стала за Україну, а українці власною кров’ючітко написали свою програму на майбутнє.</text:p>
      <text:p text:style-name="P4">
«Вони хочуть бути в НАТО, хочуть бути частиною ЄС, і Польща дуже підтримує ціпрагнення. Тому що ми знаємо: коли Україна буде в НАТО — ми будемо в більшійбезпеці», — переконаний він.</text:p>
      <text:p text:style-name="P4">
Прем’єр-міністр Польщі наголосив, що сьогодні українські військові своїмвеличезним героїзмом демонструють, що таке боротьба за незалежність таєвропейські цінності.</text:p>
      <text:p text:style-name="P4">
«Ви — щит Польщі, щит усієї Європи», — сказав Матеуш Моравецький.</text:p>
      <text:p text:style-name="P4">
Голова польського уряду заявив, що не може бути й мови про угоди з лютою,варварською Росією.</text:p>
      <text:p text:style-name="P4">
«Це від України залежить, що вона визначить як прийнятні для себе умови мирута безпеки», — наголосив він.</text:p>
      <text:p text:style-name="P4">
За словами Матеуша Моравецького, Польща обговорює з європейськими партнерамита США, як побудувати нову архітектуру безпеки.</text:p>
      <text:p text:style-name="P4">
Прем’єр-міністр зауважив, що Росія за допомогою своєї пропаганди й далінамагається посварити Польщу та Україну, чого не можна допустити. За йогословами, українсько-польська співпраця має особливий характер, а під часпереговорів порушуються й проблемні питання, зокрема щодо українського зерната іншої аграрної продукції на польському ринку.</text:p>
      <text:p text:style-name="P4">
Матеуш Моравецький наголосив, що поляки чудово знають, наскільки цінними єсвобода й солідарність, тому надзвичайно підтримують український народ уборотьбі з російським агресором.</text:p>
      <text:p text:style-name="P4">
«Росія вже програла війну й боротьбу за українські душі. Я переконаний, щоРосія також програє цю війну за Україну. І врешті-решт програє у війні задомінування в нашому регіоні», — підсумував він.</text:p>
      <text:p text:style-name="P4">
Володимир Зеленський і Матеуш Моравецький також оглянули зразки військовоїтехніки, яку Польща планує передати Україні.</text:p>
      <text:p text:style-name="P4">
Крім того, Президент України та Прем’єр-міністр Польщі поклали квіти до Могилиневідомого солдата у Варшаві. Глава Української держави у присутностіочільника уряду Польщі ознайомився з історією меморіалу та зробив запис уКнизі пам’яті.</text:p>
      <text:p text:style-name="P4">
Володимир Зеленський і Матеуш Моравецький також встановили лампадки допам’ятника жертвам Смоленської трагедії 2010 року та до пам’ятника ПрезидентуПольщі у 2005–2010 роках Леху Качинському.</text:p>
      <text:p text:style-name="P4">
Source: <text:a xlink:type="simple" xlink:href="https://armyinform.com.ua/2023/04/05/my-domovylysya-pro-te-shho-dast-ukrayinskym-voyinam-bilshe-syly-volodymyr-zelenskyj-pro-peregovory-u-varshavi/" text:style-name="Internet_20_link" text:visited-style-name="Visited_20_Internet_20_Link">
https://armyinform.com.ua/2023/04/05/my-domovylysya-pro-te-shho-dast-ukrayinskym-voyinam-bilshe-syly-volodymyr-zelenskyj-pro-peregovory-u-varshavi/</text:a>
</text:p>
      <!--NEWS-->
      <text:h text:style-name="P10" text:outline-level="1">
<text:span text:style-name="T4">
Українська команда виборола трофей Quantico Cyber Eagle на кібернавчаннях Корпусу морської піхоти США</text:span>
</text:h>
      <text:p text:style-name="P4">
Author: ['АРМІЯINFORM']</text:p>
      <text:p text:style-name="P4">
Time: 2023-04-05T95:00:00-04:00</text:p>
      <text:p text:style-name="P4">
Description: Чотири команди Державної служби спеціального зв’язку та захисту інформації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922069_536033915351206_81406824076544962_n-1-e1680698418531.jpg" text:style-name="Internet_20_link" text:visited-style-name="Visited_20_Internet_20_Link">
339922069_536033915351206_81406824076544962_n-1-e1680698418531.jpg</text:a>
']</text:p>
      <text:p text:style-name="P4">
Tags: ['QUANTICO CYBER EAGLE', 'ДССЗЗІ', 'КІБЕРНАВЧАННЯ']</text:p>
      <text:p text:style-name="P4">
Category: News</text:p>
      <!--METADATA-->
      <text:p text:style-name="P4">
<draw:frame draw:style-name="fr1" draw:name="Image413" text:anchor-type="as-char" svg:width="6.9236in" svg:height="2.682895in" draw:z-index="0">
<draw:image xlink:href="../Images/AРМІЯINFORM/2023-04-05T95-00-00-04-00/339922069_536033915351206_81406824076544962_n-1-e1680698418531.jpg" xlink:type="simple" xlink:show="embed" xlink:actuate="onLoad" draw:mime-type="image/jpeg"/>
</draw:frame>
</text:p>
      <text:p text:style-name="P4">
Чотири команди Державної служби спеціального зв’язку та захисту інформаціїУкраїни за запрошенням Корпусу морської піхоти США взяли участь у навчаннях зкібербезпеки «Quantico Cyber Eagle», які в кінці березня пройшли на полігоніCYBER RANGES technology у місті Квантіко, штат Вірджинія (США).</text:p>
      <text:p text:style-name="P4">
Мета заходу, в якому взяли участь 11 команд, — навчання елітних кіберфахівців,здатних проводити сучасні оборонні операції і протистояти розумному івинахідливому противнику.</text:p>
      <text:p text:style-name="P4">
Такі виклики вимагають від кіберфахівців тренувань у симуляційних середовищах,що відображають загрози, які постійно змінюються.</text:p>
      <text:p text:style-name="P4">
В основу сценарію лягла імітація кібератаки спецслужб рф на посольствовигаданої країни НАТО. Схожість тактик, технік та процедур, яківикористовуються для проведення реальних кібератак на нашу країну та країниНАТО, дала українським командам можливість попрактикуватися та відточити своївміння оперативного реагування на кіберінциденти.</text:p>
      <text:p text:style-name="P4">
Також учасники могли перевірити навички командної роботи в середовищімоделювання з високою точністю, яке відтворювало тактику та методи, щовикористовують ворожі суб’єкти в кіберпросторі.</text:p>
      <text:p text:style-name="P4">
«Ми раді, що наші команди показали дуже хороші результати, а команда CERT-UAотримала трофей Quantico Cyber Eagle», — зазначив заступник головиДержспецзв’язку Олександр Потій.</text:p>
      <text:p text:style-name="P4">
<text:span text:style-name="T4">
Джерело:</text:span>
 <text:a xlink:type="simple" xlink:href="https://www.facebook.com/dsszzi/posts/pfbid02iNoSz4fRiNTwzCHqp6CXKf6BSautSYEkUMJ6jRm8mshw2X5juLfxatCHaT71W2r3l" text:style-name="Internet_20_link" text:visited-style-name="Visited_20_Internet_20_Link">
<text:span text:style-name="T5">
Державна служба спеціального зв 'язку та захисту інформаціїУкраїни</text:span>
</text:a>
</text:p>
      <text:p text:style-name="P4">
Source: <text:a xlink:type="simple" xlink:href="https://armyinform.com.ua/2023/04/05/komanda-cert-ua-vyborola-trofej-quantico-cyber-eagle-na-kibernavchannyah-korpusu-morskoyi-pihoty-ssha/" text:style-name="Internet_20_link" text:visited-style-name="Visited_20_Internet_20_Link">
https://armyinform.com.ua/2023/04/05/komanda-cert-ua-vyborola-trofej-quantico-cyber-eagle-na-kibernavchannyah-korpusu-morskoyi-pihoty-ssha/</text:a>
</text:p>
      <!--NEWS-->
      <text:h text:style-name="P10" text:outline-level="1">
<text:span text:style-name="T4">
росії не виграти у Європи, коли українець і поляк стоять пліч-о-пліч — виступ Президента України</text:span>
</text:h>
      <text:p text:style-name="P4">
Author: ['АРМІЯINFORM']</text:p>
      <text:p text:style-name="P4">
Time: 2023-04-05T96:00:00-04:00</text:p>
      <text:p text:style-name="P4">
Description: https://www.youtube.com/watch?v=m8gm2rdmLeg    Росії не виграти у Європи, коли українец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c94aa12eb09c8f77fd3b824b939b885_1680724194_extra_large-150x150.jpeg" text:style-name="Internet_20_link" text:visited-style-name="Visited_20_Internet_20_Link">
2c94aa12eb09c8f77fd3b824b939b885_1680724194_extra_large-150x150.jpeg</text:a>
', '<text:a xlink:type="simple" xlink:href="https://armyinform.com.ua/wp-content/uploads/2023/04/6ea505822437ed271db598f470834246_1680724192_extra_large-150x150.jpeg" text:style-name="Internet_20_link" text:visited-style-name="Visited_20_Internet_20_Link">
6ea505822437ed271db598f470834246_1680724192_extra_large-150x150.jpeg</text:a>
', '<text:a xlink:type="simple" xlink:href="https://armyinform.com.ua/wp-content/uploads/2023/04/80eba2d58b1cc3046a0ce7daf4d4dd8a_1680724199_extra_large-150x150.jpeg" text:style-name="Internet_20_link" text:visited-style-name="Visited_20_Internet_20_Link">
80eba2d58b1cc3046a0ce7daf4d4dd8a_1680724199_extra_large-150x150.jpeg</text:a>
']</text:p>
      <text:p text:style-name="P4">
Tags: ['STOPRUSSIA', 'АГРЕСІЯ РФ']</text:p>
      <text:p text:style-name="P4">
Category: News</text:p>
      <!--METADATA-->
      <text:p text:style-name="P4">
Росії не виграти у Європи, коли українець і поляк стоять пліч-о-пліч — виступПрезидента України перед депутатами обох палат Національних зборів,представниками громадськості України та Польщі:</text:p>
      <text:p text:style-name="P4">
«Вітаю, Варшаво!</text:p>
      <text:p text:style-name="P4">
Вітаю, Польще!</text:p>
      <text:p text:style-name="P4">
Великий польський народе! Великий український народе! Пліч-о-пліч тут,об’єднані на цій площі духом свободи, величною історією та славетноюперемогою, яку разом наближаємо!</text:p>
      <text:p text:style-name="P4">
Ми знаємо одне одного, українці й поляки, і знаємо дуже давно. І зараз у серціпольської столиці українські серця звертаються до кожного з польських сердець.</text:p>
      <text:p text:style-name="P4">
Це честь для мене — бути тут. Я промовляю до вас словами вдячності й сили.Вдячності, бо немає більше таких моментів, коли б ми були порізно, коли мибули б не об’єднані. Українські й польські серця бʼються за одну свободу, заобопільну незалежність наших держав, за нашу рідну Європу — наш спільний дім,і ми переможемо!</text:p>
      <text:p text:style-name="P4">
Немає більше такої сили, яка переважила б українське й польське братерство. Азавдяки цьому справдяться слова: «Що у нас сила чужа взяла, шаблею відберемо».</text:p>
      <text:p text:style-name="P4">
Запануєм, браття, й ми усюди у своїй сторонці.</text:p>
      <text:p text:style-name="P4">
<text:a xlink:type="simple" xlink:href="https://armyinform.com.ua/wp-content/uploads/2023/04/2c94aa12eb09c8f77fd3b824b939b885_1680724194_extra_large.jpeg" text:style-name="Internet_20_link" text:visited-style-name="Visited_20_Internet_20_Link">
<draw:frame draw:style-name="fr1" draw:name="Image414" text:anchor-type="as-char" svg:width="6.9236in" svg:height="6.9236in" draw:z-index="0">
<draw:image xlink:href="../Images/AРМІЯINFORM/2023-04-05T96-00-00-04-00/2c94aa12eb09c8f77fd3b824b939b885_1680724194_extra_large-150x150.jpeg" xlink:type="simple" xlink:show="embed" xlink:actuate="onLoad" draw:mime-type="image/jpeg"/>
</draw:frame>
</text:a>
</text:p>
      <text:p text:style-name="P4">
<text:a xlink:type="simple" xlink:href="https://armyinform.com.ua/wp-content/uploads/2023/04/6ea505822437ed271db598f470834246_1680724192_extra_large.jpeg" text:style-name="Internet_20_link" text:visited-style-name="Visited_20_Internet_20_Link">
<draw:frame draw:style-name="fr1" draw:name="Image415" text:anchor-type="as-char" svg:width="6.9236in" svg:height="6.9236in" draw:z-index="0">
<draw:image xlink:href="../Images/AРМІЯINFORM/2023-04-05T96-00-00-04-00/6ea505822437ed271db598f470834246_1680724192_extra_large-150x150.jpeg" xlink:type="simple" xlink:show="embed" xlink:actuate="onLoad" draw:mime-type="image/jpeg"/>
</draw:frame>
</text:a>
</text:p>
      <text:p text:style-name="P4">
<text:a xlink:type="simple" xlink:href="https://armyinform.com.ua/wp-content/uploads/2023/04/80eba2d58b1cc3046a0ce7daf4d4dd8a_1680724199_extra_large.jpeg" text:style-name="Internet_20_link" text:visited-style-name="Visited_20_Internet_20_Link">
<draw:frame draw:style-name="fr1" draw:name="Image416" text:anchor-type="as-char" svg:width="6.9236in" svg:height="6.9236in" draw:z-index="0">
<draw:image xlink:href="../Images/AРМІЯINFORM/2023-04-05T96-00-00-04-00/80eba2d58b1cc3046a0ce7daf4d4dd8a_1680724199_extra_large-150x150.jpeg" xlink:type="simple" xlink:show="embed" xlink:actuate="onLoad" draw:mime-type="image/jpeg"/>
</draw:frame>
</text:a>
</text:p>
      <text:p text:style-name="P4">
Щоразу, коли український прапор повертається на абсолютно законне місце наукраїнській землі, а російський окупант утікає, міцнішає й польський прапор.</text:p>
      <text:p text:style-name="P4">
Жовто-сині й біло-червоні — ці чотири кольори міцніші за ворожий триколор.</text:p>
      <text:p text:style-name="P4">
Кожен успішний бій українських героїв за нашу незалежну державу додає захистуй польській незалежності. Польські «Краби» й «Перуни» в руках українців, якіповертають нашим людям свободу, додають міцності і вашій свободі.</text:p>
      <text:p text:style-name="P4">
Ось що означає наше вміння, українців і поляків, будувати нашу переможнуісторію пліч-о-пліч. І я вдячний за це братерство кожному поляку!</text:p>
      <text:p text:style-name="P4">
Уклін тобі, Польще! Оплески тобі, польський народе!</text:p>
      <text:p text:style-name="P4">
Вдячний тобі, друже Анджею, пане Президенте. Твоїй дружині Агаті. Для менечесть — бути тут сьогодні разом із моєю дружиною.</text:p>
      <text:p text:style-name="P4">
Тобі, дорогий Матеуше, пане Прем’єр-міністре.</text:p>
      <text:p text:style-name="P4">
Дякую вам, пані маршалек і пане маршалку. Усім польським лідерам тут, уВаршаві, і всюди у гмінах та людям Польщі, які знають, що означає для вашоїсвободи наша свобода. Я вдячний усім вам, хто зараз на цій площі й хто чуємене по всій Польщі!</text:p>
      <text:p text:style-name="P4">
Сьогодні я був на площі Маршалка Пілсудського, поруч із цим місцем, там, де79-го року прозвучали слова великої людини й великого поляка Івана Павла ІІ.Звертаючись до Бога, він сказав: «Нехай зійде Твій Дух і оновить лице землі!Цієї землі!»</text:p>
      <text:p text:style-name="P4">
Сьогодні очевидно, наскільки щедрим був Господь, коли почув ці слова.</text:p>
      <text:p text:style-name="P4">
Вільна Польща постала й ніколи не впаде. Вільна Україна постала й ніколи невпаде.</text:p>
      <text:p text:style-name="P4">
Та чужа влада, що хотіла контролювати наші народи й не розуміла, чого мипрагнемо, просто розсипалася. А ми — ми стоїмо разом! Пліч-о-пліч. Україна іПольща, і Європа, і вільний світ.</text:p>
      <text:p text:style-name="P4">
Стоїмо й коли знову кинуто повномасштабні сили агресії проти нашої свободи. Щож, впаде і цей режим, що пішов війною проти нас. Він приніс могили Україні,щоб потім принести могили знову і Польщі, і всім нашим братам і сестрамвільної Європи. А ми боремось. Пліч-о-пліч!</text:p>
      <text:p text:style-name="P4">
Він приніс депортації українцям, щоб знову депортувати й інших, чия свободадихає на землях, які Росія збирається вкрасти. А ми захищаємося. Пліч-о-пліч!</text:p>
      <text:p text:style-name="P4">
Ворог хотів поховати нашу з вами незалежність і розчинити в російськомупросторі наші національні культури. А ми стоїмо міцно! Ми з вами, українці йполяки, разом, пліч-о-пліч повернемо все це зло епітафією російськомуімперіалізму.</text:p>
      <text:p text:style-name="P4">
Ми з тобою, Польще, пліч-о-пліч утвердимо свободу у Європі назавжди. Тираніяпрограє в історії, коли програє в Україні. Москва не вбиватиме, а Петербург неділитиме. Більше ніколи.</text:p>
      <text:p text:style-name="P4">
На цій славетній площі й на будь-якій іншій польській площі так само, як і навсіх українських майданах, більше ніколи не буде Росії — після нашої перемоги.</text:p>
      <text:p text:style-name="P4">
Чи багато ще треба кроків до неї? Ні. Треба лише не зупинятися в солідарності.Коли битва вимагає артилерії, її варто надати. Коли перемога потребує танків,їхній гуркіт має зазвучати на передовій. Коли незалежність потребує повітря,не треба звертати уваги, як відреагують у Росії на літаки в нас, не вартогадати, яке число матиме безпечніший вигляд поруч із літерою F — 16 чи якесьінше. Варто діяти!</text:p>
      <text:p text:style-name="P4">
Діяти так само, як ваше лідерство проявило себе в танковій коаліції. Вірю, щопроявиться і в авіаційній коаліції. Бо це ж битва за свободу, і в нійнеможливо виграти частково.</text:p>
      <text:p text:style-name="P4">
Коли у Варшаві нещодавно виступав наш із вами союзник, потужний союзниксвободи — Президент Байден, він сказав: «Немає солодшого слова, ніж „свобода“.Немає шляхетнішої мети, ніж свобода. Немає вищого прагнення, ніж свобода».</text:p>
      <text:p text:style-name="P4">
Ми, українці й поляки, це добре знаємо. Тому й немає такого питання між нами,яке ми не розв’яжемо, щоб посилити наш спільний захист. Тому й цей мій візит,переговори тут у Варшаві стали ще одним кроком до перемоги. І я дякую зарішення погоджені сьогодні! За потужний оборонний пакет. Дякую за життя, якіми спільно з вами рятуємо нашою солідарністю!</text:p>
      <text:p text:style-name="P4">
Дорогий польський народе!</text:p>
      <text:p text:style-name="P4">
Я певен, ти знаєш, що солідарність охоплює зараз значно більше, ніж долю нашихдвох народів. Коли ми з вами вільні — це гарантія, що свобода буде міцною вусіх наших країнах-сусідках у Євросоюзі. Румунія й Словаччина, Литва та іншікраїни Балтії… Всі сильніші, коли ми вільні. Коли ми вільні — це гарантія, щосвобода вистоїть у Молдові, не полишить Грузії та прийде, обов’язково прийде вБілорусь.</text:p>
      <text:p text:style-name="P4">
Що більше свободи буде у нас із вами, навколо нас, то більше гарантій буде й усправедливості. У того, що наш спільний ворог відповідатиме. Справедливовідповідатиме за Биківню та Бучу, за Катинь і Смоленськ. Відповідатиме докінця свого життя тут, на землі, і навіки — перед Богом.</text:p>
      <text:p text:style-name="P4">
Справедливість — це буде історичний здобуток наших поколінь, і шляхпрокладається так само нашим братерством. Українцями й поляками, що йдутьпліч-о-пліч.</text:p>
      <text:p text:style-name="P4">
Брати й сестри поляки!</text:p>
      <text:p text:style-name="P4">
Ще кілька поколінь тому усе те, на чому зараз базується наша сила, було лишезавданням.</text:p>
      <text:p text:style-name="P4">
Єжи Ґедройць учив, що «немає незалежної Польщі без незалежної України». Цевивчено.</text:p>
      <text:p text:style-name="P4">
І я продовжив би. Не виграти Росії у Європи, коли українець і поляк стоятьпліч-о-пліч. Це вивчимо.</text:p>
      <text:p text:style-name="P4">
І так само, як ми із тобою, Польще, стоїмо разом у цій війні, будемонасолоджуватися й миром. Разом! Пліч-о-пліч в усьому. Разом у ЄвропейськомуСоюзі, разом у НАТО. Це продовження нашої долі вільних народів!</text:p>
      <text:p text:style-name="P4">
Історичне порозуміння між нашими народами маємо підкріплювати всім. Усім! Усе,що маємо вирішити для інтересів і спокою наших суспільств, повинні вирішити.Від співпраці військової й політичної, економічної та енергетичної докропіткої роботи істориків.</text:p>
      <text:p text:style-name="P4">
Коли приймаємо, що людське життя — найвища цінність, ми вшановуємо памʼять ігідність кожної людини. Усіх, хто жив перед нами. Усіх, хто потребує поваги. Ітут не повинно бути жодних заборон. Саме наша з вами обопільна й абсолютнаповага нестиме світові українську й польську культури. Завжди нестиме! Бо миназавжди врятувалися нашою єдністю, нашою рішучістю.</text:p>
      <text:p text:style-name="P4">
Дорогий Жешуве! Я дякую тобі за те, що ти став першим містом-рятівником дляУкраїни!</text:p>
      <text:p text:style-name="P4">
Перемишлю! Любліне! Хелме! Дякую вам! Вам, що відкрилися нашим людям у час,коли це було найбільше потрібно!</text:p>
      <text:p text:style-name="P4">
Гданську і Вроцлаве! Катовіце й Білостоку! Кракове й Варшаво! Кожне містоПольщі, яке стало таким гостинним для наших людей! Я дякую вам!</text:p>
      <text:p text:style-name="P4">
Дякую за те, що українські діти в Польщі можуть жити в повазі, а українськідорослі отримали від Польської держави закон, що гарантує їм ті ж права йможливості, що є у ваших людей!</text:p>
      <text:p text:style-name="P4">
Дякую всім волонтерам Польщі — можна гучніше волонтерам? — які допомагаютьнашим людям тут, на польській землі, та в Україні, навіть ризикуючи своїмжиттям!</text:p>
      <text:p text:style-name="P4">
Дякую всім, хто тренує українських солдатів на польській землі!</text:p>
      <text:p text:style-name="P4">
І дякую кожному польському серцю, що піднімає свої молитви також і заукраїнців!</text:p>
      <text:p text:style-name="P4">
Дорогі українці, дорогі українки в Польщі!</text:p>
      <text:p text:style-name="P4">
Щодня працюємо для того, щоб вигнати ворога з України, щоб повернути безпекувсім нашим містам і селам, щоб наші люди, які знайшли прихисток в іншихкраїнах, могли повернутися додому.</text:p>
      <text:p text:style-name="P4">
І я дякую всім вам, хто допомагає державі!</text:p>
      <text:p text:style-name="P4">
Дорогі поляки! Усі європейці!</text:p>
      <text:p text:style-name="P4">
Бажаю вам щасливих прийдешніх Великодніх свят! І всім — перемоги життя надагресією, перемоги в боях, що тривають зараз в Україні!</text:p>
      <text:p text:style-name="P4">
Слава всім нашим воїнам, які б’ються за нашу й вашу свободу!</text:p>
      <text:p text:style-name="P4">
Слава Україні!</text:p>
      <text:p text:style-name="P4">
Chwała Polsce!».</text:p>
      <text:p text:style-name="P4">
Джерело: <text:a xlink:type="simple" xlink:href="https://www.president.gov.ua/news/rosiyi-ne-vigrati-u-yevropi-koli-ukrayinec-i-polyak-stoyat-p-82125" text:style-name="Internet_20_link" text:visited-style-name="Visited_20_Internet_20_Link">
Офіс Президента України</text:a>
</text:p>
      <text:p text:style-name="P4">
Source: <text:a xlink:type="simple" xlink:href="https://armyinform.com.ua/2023/04/05/rosiyi-ne-vygraty-u-yevropy-koly-ukrayinecz-i-polyak-stoyat-plich-o-plich-vystup-prezydenta-ukrayiny/" text:style-name="Internet_20_link" text:visited-style-name="Visited_20_Internet_20_Link">
https://armyinform.com.ua/2023/04/05/rosiyi-ne-vygraty-u-yevropy-koly-ukrayinecz-i-polyak-stoyat-plich-o-plich-vystup-prezydenta-ukrayiny/</text:a>
</text:p>
      <!--NEWS-->
      <text:h text:style-name="P10" text:outline-level="1">
<text:span text:style-name="T4">
49 держав засудили рф за організацію засідання Радбезу ООН щодо нібито правових підстав викрадення українських дітей</text:span>
</text:h>
      <text:p text:style-name="P4">
Author: ['АРМІЯINFORM']</text:p>
      <text:p text:style-name="P4">
Time: 2023-04-05T97:00:00-04:00</text:p>
      <text:p text:style-name="P4">
Description: Про це повідомляє Верховна Рада України:    «49 держав світу та ЄС засудили рф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257142_1239857860257879_5050545734590329332_n.jpg" text:style-name="Internet_20_link" text:visited-style-name="Visited_20_Internet_20_Link">
339257142_1239857860257879_5050545734590329332_n.jpg</text:a>
']</text:p>
      <text:p text:style-name="P4">
Tags: ['STOPRUSSIA', 'АГРЕСІЯ РФ']</text:p>
      <text:p text:style-name="P4">
Category: News</text:p>
      <!--METADATA-->
      <text:p text:style-name="P4">
<draw:frame draw:style-name="fr1" draw:name="Image417" text:anchor-type="as-char" svg:width="6.9236in" svg:height="5.383099in" draw:z-index="0">
<draw:image xlink:href="../Images/AРМІЯINFORM/2023-04-05T97-00-00-04-00/339257142_1239857860257879_5050545734590329332_n.jpg" xlink:type="simple" xlink:show="embed" xlink:actuate="onLoad" draw:mime-type="image/jpeg"/>
</draw:frame>
</text:p>
      <text:p text:style-name="P4">
Про це<text:a xlink:type="simple" xlink:href="https://www.facebook.com/verkhovna.rada.ukraine/posts/pfbid02DgDnGzzZWBhuH7gjMXTr5GXijH9LXunHCCbSDCqo8wXS2HtRUgmaGkA3BMSsciU1l" text:style-name="Internet_20_link" text:visited-style-name="Visited_20_Internet_20_Link">
повідомляє</text:a>
Верховна Рада України:</text:p>
      <text:p text:style-name="P4">
«49 держав світу та ЄС засудили рф за організацію засідання Радбезу ООН щодонібито правових підстав викрадення українських дітей з тимчасово захопленихтериторій, — повідомив постійний представник України при ООН Сергій Кислиця уТвіттер.</text:p>
      <text:p text:style-name="P4">
«рф зловживає правами та привілеями постійного члена Радбезу ООН з метоюпоширення дезінформації стосовно організованих нею викрадень та незаконнихпримусових депортацій тисяч українських дітей… Ми засуджуємо дії російськоїфедерації в Україні, включаючи, зокрема, примусову депортацію українськихдітей, а також інші серйозні порушення щодо дітей, вчинені російськимивійськами в Україні. Жодна кількість дезінформації, яка поширюється рф, неможе заперечити правдивість цього питання або захистити людей відвідповідальності за ці злочини», — йдеться у заяві.</text:p>
      <text:p text:style-name="P4">
Підписанти: Андорра, Албанія, Австралія, Австрія, Бельгія, Боснія таГерцеговина, Болгарія, Канада, Хорватія, Кіпр, Чехія, Данія, Естонія,Фінляндія, Франція, Німеччина, Грузія, Греція, Гватемала, Угорщина, Ісландія,Ірландія, Італія, Японія, Південна Корея, Латвія, Ліхтенштейн, Литва,Люксембург, Мальта, Молдова, Монако, Чорногорія, Нідерланди, Нова Зеландія,Північна Македонія, Норвегія, Польща, Португалія, Румунія, Сан Марино,Словаччина, Словенія, Іспанія, Швеція, Швейцарія, Україна, Велика Британія,США та ЄС».</text:p>
      <text:p text:style-name="P4">
Source: <text:a xlink:type="simple" xlink:href="https://armyinform.com.ua/2023/04/05/49-derzhav-zasudyly-rf-za-organizacziyu-zasidannya-radbezu-oon-shhodo-nibyto-pravovyh-pidstav-vykradennya-ukrayinskyh-ditej/" text:style-name="Internet_20_link" text:visited-style-name="Visited_20_Internet_20_Link">
https://armyinform.com.ua/2023/04/05/49-derzhav-zasudyly-rf-za-organizacziyu-zasidannya-radbezu-oon-shhodo-nibyto-pravovyh-pidstav-vykradennya-ukrayinskyh-ditej/</text:a>
</text:p>
      <!--NEWS-->
      <text:h text:style-name="P10" text:outline-level="1">
<text:span text:style-name="T4">
Українські військові взяли участь в навчальному курсі CIMIC НАТО</text:span>
</text:h>
      <text:p text:style-name="P4">
Author: ['АРМІЯINFORM']</text:p>
      <text:p text:style-name="P4">
Time: 2023-04-05T98:00:00-04:00</text:p>
      <text:p text:style-name="P4">
Description: Міжнародний курс НАТО CIMIC для офіцерів тактичної та штабної ланки Центру перед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621733_733857251550726_5548035444740075252_n.jpg" text:style-name="Internet_20_link" text:visited-style-name="Visited_20_Internet_20_Link">
339621733_733857251550726_5548035444740075252_n.jpg</text:a>
', '<text:a xlink:type="simple" xlink:href="https://armyinform.com.ua/wp-content/uploads/2023/04/339643243_155702247126445_7118633002958684930_n-150x150.jpg" text:style-name="Internet_20_link" text:visited-style-name="Visited_20_Internet_20_Link">
339643243_155702247126445_7118633002958684930_n-150x150.jpg</text:a>
', '<text:a xlink:type="simple" xlink:href="https://armyinform.com.ua/wp-content/uploads/2023/04/339653253_968065574576055_169202602372472069_n-150x150.jpg" text:style-name="Internet_20_link" text:visited-style-name="Visited_20_Internet_20_Link">
339653253_968065574576055_169202602372472069_n-150x150.jpg</text:a>
', '<text:a xlink:type="simple" xlink:href="https://armyinform.com.ua/wp-content/uploads/2023/04/339653591_6004956609540692_5628547629119552766_n-150x150.jpg" text:style-name="Internet_20_link" text:visited-style-name="Visited_20_Internet_20_Link">
339653591_6004956609540692_5628547629119552766_n-150x150.jpg</text:a>
']</text:p>
      <text:p text:style-name="P4">
Tags: ['STOPRUSSIA', 'АГРЕСІЯ РФ']</text:p>
      <text:p text:style-name="P4">
Category: News</text:p>
      <!--METADATA-->
      <text:p text:style-name="P4">
<draw:frame draw:style-name="fr1" draw:name="Image418" text:anchor-type="as-char" svg:width="6.9236in" svg:height="4.621503in" draw:z-index="0">
<draw:image xlink:href="../Images/AРМІЯINFORM/2023-04-05T98-00-00-04-00/339621733_733857251550726_5548035444740075252_n.jpg" xlink:type="simple" xlink:show="embed" xlink:actuate="onLoad" draw:mime-type="image/jpeg"/>
</draw:frame>
</text:p>
      <text:p text:style-name="P4">
Міжнародний курс НАТО CIMIC для офіцерів тактичної та штабної ланки Центрупередового досвіду цивільно-військового співробітництва НАТО, який проводивсяна базі Центру підготовки до іноземних місій (м. Кельце, Польща), є основниметапом підготовки до виконання завдань за напрямком ЦВС, як єдиної спільноїфункції військ країн-учасниць НАТО.</text:p>
      <text:p text:style-name="P4">
Про це у Facebook<text:a xlink:type="simple" xlink:href="https://www.facebook.com/GeneralStaff.ua/posts/pfbid02na81scDJ7tfG7ty2jQM3spfpnDEmo8KDtNQZdgMrJZfZZ7nEkUHNqursUkTqW3fVl" text:style-name="Internet_20_link" text:visited-style-name="Visited_20_Internet_20_Link">
повідомляє</text:a>
Генеральний штаб ЗСУ.</text:p>
      <text:p text:style-name="P4">
Метою навчання була підготовка офіцерів цивільно-військового співробітництвадо виконання завдань за призначенням, у рамках міжнародних миротворчих тавійськових операцій, а також обмін досвідом учасників з різних країн світу.</text:p>
      <text:p text:style-name="P4">
У навчаннях взяли участь офіцери CIMIC з Чехії, Іспанії, Німеччини, США,України та Польщі, а заняття з ними проводили військові інструктори тапредставники міжнародних організацій, зокрема, з Греції, Нідерландів,Німеччини, Польщі, Канади та США.</text:p>
      <text:p text:style-name="P4">
<text:a xlink:type="simple" xlink:href="https://armyinform.com.ua/wp-content/uploads/2023/04/339643243_155702247126445_7118633002958684930_n.jpg" text:style-name="Internet_20_link" text:visited-style-name="Visited_20_Internet_20_Link">
<draw:frame draw:style-name="fr1" draw:name="Image419" text:anchor-type="as-char" svg:width="6.9236in" svg:height="6.9236in" draw:z-index="0">
<draw:image xlink:href="../Images/AРМІЯINFORM/2023-04-05T98-00-00-04-00/339643243_155702247126445_7118633002958684930_n-150x150.jpg" xlink:type="simple" xlink:show="embed" xlink:actuate="onLoad" draw:mime-type="image/jpeg"/>
</draw:frame>
</text:a>
</text:p>
      <text:p text:style-name="P4">
<text:a xlink:type="simple" xlink:href="https://armyinform.com.ua/wp-content/uploads/2023/04/339653253_968065574576055_169202602372472069_n.jpg" text:style-name="Internet_20_link" text:visited-style-name="Visited_20_Internet_20_Link">
<draw:frame draw:style-name="fr1" draw:name="Image420" text:anchor-type="as-char" svg:width="6.9236in" svg:height="6.9236in" draw:z-index="0">
<draw:image xlink:href="../Images/AРМІЯINFORM/2023-04-05T98-00-00-04-00/339653253_968065574576055_169202602372472069_n-150x150.jpg" xlink:type="simple" xlink:show="embed" xlink:actuate="onLoad" draw:mime-type="image/jpeg"/>
</draw:frame>
</text:a>
</text:p>
      <text:p text:style-name="P4">
<text:a xlink:type="simple" xlink:href="https://armyinform.com.ua/wp-content/uploads/2023/04/339653591_6004956609540692_5628547629119552766_n.jpg" text:style-name="Internet_20_link" text:visited-style-name="Visited_20_Internet_20_Link">
<draw:frame draw:style-name="fr1" draw:name="Image421" text:anchor-type="as-char" svg:width="6.9236in" svg:height="6.9236in" draw:z-index="0">
<draw:image xlink:href="../Images/AРМІЯINFORM/2023-04-05T98-00-00-04-00/339653591_6004956609540692_5628547629119552766_n-150x150.jpg" xlink:type="simple" xlink:show="embed" xlink:actuate="onLoad" draw:mime-type="image/jpeg"/>
</draw:frame>
</text:a>
</text:p>
      <text:p text:style-name="P4">
Українські військові ознайомили представників міжнародної спільноти CIMIC зпоточною безпековою ситуацією в країні, основними викликами з відсічіширокомасштабної збройної агресії російської федерації та набутим досвідомпідрозділів Збройних Сил України за напрямком цивільно-військовогоспівробітництва.</text:p>
      <text:p text:style-name="P4">
Впродовж двох тижнів учасники курсу вдосконалювали свої навички у сферіцивільно-військового співробітництва, а саме за напрямком: планування заходівцивільно-військового співробітництва, оцінки стану цивільного середовища,проведення перемовин, координації надання гуманітарної допомоги, а такожналагодженні ефективної цивільно-військової взаємодії.</text:p>
      <text:p text:style-name="P4">
Зважаючи на широкий спектр досвіду учасників, всі вони успішно підтвердиливисокий рівень підготовки та отримали відповідні сертифікати ЦВС НАТО.</text:p>
      <text:p text:style-name="P4">
Варто зауважити, що військовослужбовці ЦВС ЗСУ активно беруть участь в цихкурсах та поряд з іншими учасниками отримують відповідну кваліфікацію офіцерівЦВС НАТО як тактичної, так і штабної ланки. Діляться власним досвідом танабувають необхідних навичок з метою їх подальшого впровадження в службовійдіяльності та вдосконаленні системи ЦВС у ЗСУ.</text:p>
      <text:p text:style-name="P4">
Source: <text:a xlink:type="simple" xlink:href="https://armyinform.com.ua/2023/04/05/ukrayinski-vijskovi-vzyaly-uchast-v-navchalnomu-kursi-cimic-nato/" text:style-name="Internet_20_link" text:visited-style-name="Visited_20_Internet_20_Link">
https://armyinform.com.ua/2023/04/05/ukrayinski-vijskovi-vzyaly-uchast-v-navchalnomu-kursi-cimic-nato/</text:a>
</text:p>
      <!--NEWS-->
      <text:h text:style-name="P10" text:outline-level="1">
<text:span text:style-name="T4">
Коротко. Війна. День 406. Відеодайджест</text:span>
</text:h>
      <text:p text:style-name="P4">
Author: ['АРМІЯINFORM']</text:p>
      <text:p text:style-name="P4">
Time: 2023-04-05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text:span text:style-name="T4">
Джерело:</text:span>
 <text:a xlink:type="simple" xlink:href="https://www.facebook.com/GeneralStaff.ua/videos/724534472705223/" text:style-name="Internet_20_link" text:visited-style-name="Visited_20_Internet_20_Link">
<text:span text:style-name="T5">
ГШЗСУ</text:span>
</text:a>
</text:p>
      <text:p text:style-name="P4">
Source: <text:a xlink:type="simple" xlink:href="https://armyinform.com.ua/2023/04/05/korotko-vijna-den-406-videodajdzhest/" text:style-name="Internet_20_link" text:visited-style-name="Visited_20_Internet_20_Link">
https://armyinform.com.ua/2023/04/05/korotko-vijna-den-406-videodajdzhest/</text:a>
</text:p>
      <!--NEWS-->
      <text:h text:style-name="P10" text:outline-level="1">
<text:span text:style-name="T4">
Співпрацювати з ворогом погодились 700 мешканців Мелітопольського району – мер</text:span>
</text:h>
      <text:p text:style-name="P4">
Authors: Ukrinform (Person)</text:p>
      <text:p text:style-name="P4">
Publisher: Укринформ (Organization)</text:p>
      <text:p text:style-name="P4">
Published Time: 2023-04-06T-31:42:00+03:00</text:p>
      <text:p text:style-name="P4">
Modified Time: 2023-04-06T00:42:00+03:00</text:p>
      <text:p text:style-name="P4">
Description: На співпрацю з ворогом погодилося 700 людей. Мова йде про Мелітополь та Мелітопольський район. — Укрінформ.</text:p>
      <text:p text:style-name="P4">
Images: ["<text:a xlink:type="simple" xlink:href="https://static.ukrinform.com/photos/2022_11/thumb_files/630_360_1667485448-125.jpg" text:style-name="Internet_20_link" text:visited-style-name="Visited_20_Internet_20_Link">
630_360_16674...</text:a>
"]</text:p>
      <text:p text:style-name="P4">
Tags: ['Мелітополь', 'Федоров', 'Війна з росією']</text:p>
      <text:p text:style-name="P4">
Type: Article</text:p>
      <!--METADATA-->
      <text:p text:style-name="P4">
<draw:frame draw:style-name="fr1" draw:name="Image422" text:anchor-type="as-char" svg:width="6.9236in" svg:height="3.956343in" draw:z-index="0">
<draw:image xlink:href="../Images/yкринформ/2023-04-06T-31-42-00-03-00/630_360_1667485448-125.jpg" xlink:type="simple" xlink:show="embed" xlink:actuate="onLoad" draw:mime-type="image/jpeg"/>
</draw:frame>
 Наспівпрацю з ворогом погодилося 700 людей. Мова йде про Мелітополь таМелітопольський район.</text:p>
      <text:p text:style-name="P4">
Про це в ефірі національного телемарафону "Єдині новини" сказав міський головаМелітополя Іван Федоров, передає Укрінформ.</text:p>
      <text:p text:style-name="P4">
"Якщо говорити про Мелітополь та район, то на співпрацю з ворогом (хто ставколаборантом, хто допоміг з організацією псевдореферендуму), то в нашомуреєстрі зібрано 700 людей. Це ті люди, хто почав захоплювати школи і навчатидітей, і ті, хто пішли до фейкової податкової, пенсійного фонду і так далі. Ці700 людей перевірені, по них є факти колаборації, йдуть кримінальніпровадження і будуть вручатись підозри", - повідомив він.</text:p>
      <text:p text:style-name="P4">
<text:span text:style-name="T4">
Читайте також:</text:span>
 <text:a xlink:type="simple" xlink:href="https://www.ukrinform.ua/rubric-society/3691595-veresuk-rekomendue-ukraincam-timcasovo-viihati-z-tot-do-tretih-krain.html" text:style-name="Internet_20_link" text:visited-style-name="Visited_20_Internet_20_Link">
 </text:a>
</text:p>
      <text:p text:style-name="P4">
Щодо того, чи багато колаборантів серед представників влади, то Федоровзазначив, що серед тих, хто працював у структурі міської ради на бік ворогаперейшло не більше 10 людей.</text:p>
      <text:p text:style-name="P4">
Як повідомлялося, сьогодні зранку, близько 8:20, в Мелітополі пролунав вибух.Наразі точно не відомо, що саме вибухнуло. Проте, як зазначив Федоров, вибухстався в тій частині, де знаходиться військовий аеродром, локомотивне депо -тобто там, де є скупчення ворожої техніки.</text:p>
      <text:p text:style-name="P4">
Source: <text:a xlink:type="simple" xlink:href="https://www.ukrinform.ua/rubric-regions/3691887-spivpracuvati-z-vorogom-pogodilis-700-meskanciv-melitopolskogo-rajonu-mer.html" text:style-name="Internet_20_link" text:visited-style-name="Visited_20_Internet_20_Link">
https://www.ukrinform.ua/rubric-regions/3691887-spivpracuvati-z-vorogom-pogodilis-700-meskanciv-melitopolskogo-rajonu-mer.html</text:a>
</text:p>
      <!--NEWS-->
      <text:h text:style-name="P10" text:outline-level="1">
<text:span text:style-name="T4">
Інтенсивність російських обстрілів у березні зросла на 11% - прикордонники</text:span>
</text:h>
      <text:p text:style-name="P4">
Authors: Ukrinform (Person)</text:p>
      <text:p text:style-name="P4">
Publisher: Укринформ (Organization)</text:p>
      <text:p text:style-name="P4">
Published Time: 2023-04-06T-33:24:00+03:00</text:p>
      <text:p text:style-name="P4">
Modified Time: 2023-04-06T00:24:00+03:00</text:p>
      <text:p text:style-name="P4">
Description: </text:p>
      <text:p text:style-name="P4">
Спільно з іншими підрозділами Сил оборони прикордонники протягом березня брали участь у понад 900 бойових зіткненнях з агресором. — Укрінформ.</text:p>
      <text:p text:style-name="P4">
Images: ["<text:a xlink:type="simple" xlink:href="https://static.ukrinform.com/photos/2022_04/thumb_files/630_360_1651318370-894.jpg" text:style-name="Internet_20_link" text:visited-style-name="Visited_20_Internet_20_Link">
630_360_16513...</text:a>
"]</text:p>
      <text:p text:style-name="P4">
Tags: ['Обстріл', 'Війна з росією']</text:p>
      <text:p text:style-name="P4">
Type: Article</text:p>
      <!--METADATA-->
      <text:p text:style-name="P4">
<draw:frame draw:style-name="fr1" draw:name="Image423" text:anchor-type="as-char" svg:width="6.9236in" svg:height="3.956343in" draw:z-index="0">
<draw:image xlink:href="../Images/yкринформ/2023-04-06T-33-24-00-03-00/630_360_1651318370-894.jpg" xlink:type="simple" xlink:show="embed" xlink:actuate="onLoad" draw:mime-type="image/jpeg"/>
</draw:frame>
 Спільно зіншими підрозділами Сил оборони прикордонники протягом березня брали участь упонад 900 бойових зіткненнях з агресором.</text:p>
      <text:p text:style-name="P4">
Про це в коментарі Укрінформу повідомив речник ДПСУ Андрій Демченко.</text:p>
      <text:p text:style-name="P4">
«Протягом березня прикордонники витримали понад 1800 <text:a xlink:type="simple" xlink:href="https://www.ukrinform.ua/tag-obstril" text:style-name="Internet_20_link" text:visited-style-name="Visited_20_Internet_20_Link">
</text:a>
 , які здійснював ворог по позиціямнаших військовослужбовців. Їх інтенсивність у порівнянні з попереднім місяцемзбільшилася на 11%. Спільно з іншими підрозділами прикордонники протягомберезня брали участь у більш ніж 900 бойових зіткненнях з агресором. Також уході спільних дій знищено значну кількість живої сили противника та ворожоїтехніки», - повідомив Демченко.</text:p>
      <text:p text:style-name="P4">
За його словами, атаки ворога українські військовослужбовці постійновідбивають на Авдіївському, Лиманському та Бахмутському напрямках. Наостанньому ворог продовжує концентрувати свої найбільші наступальніспроможності попри значні втрати. Окупанти намагаються використовувати тактикувиснаження та тотального руйнування.</text:p>
      <text:p text:style-name="P4">
<text:span text:style-name="T4">
Читайте також:</text:span>
 <text:a xlink:type="simple" xlink:href="https://www.ukrinform.ua/rubric-ato/3692066-ponad-300-obstriliv-za-misac-demcenko-rozpoviv-pro-ataki-rf-na-tri-prikordonni-oblasti.html" text:style-name="Internet_20_link" text:visited-style-name="Visited_20_Internet_20_Link">
 <text:span text:style-name="T4">
Демченко</text:span>
 </text:a>
</text:p>
      <text:p text:style-name="P4">
Особливо речник відзначив ефективні дії груп аеророзвідки прикордоннихпідрозділів, які не лише нищать ворога, а й корегують вогонь артилерії попозиціях противника.</text:p>
      <text:p text:style-name="P4">
Виконуючи бойові завдання прикордонники діють за єдиним задумом Генеральногоштабу, підкреслив Демченко.</text:p>
      <text:p text:style-name="P4">
Як повідомляв Укрінформ, підрозділи Держприкордонслужби у складі Сил оборонисьогодні вночі <text:a xlink:type="simple" xlink:href="https://www.ukrinform.ua/rubric-ato/3691802-u-bahmuti-prikordonniki-vidbili-masnij-sturm-vagnerivciv.html" text:style-name="Internet_20_link" text:visited-style-name="Visited_20_Internet_20_Link">
 </text:a>
 , зокрема було знищено 29загарбників, поранено – понад 40.</text:p>
      <text:p text:style-name="P4">
Source: <text:a xlink:type="simple" xlink:href="https://www.ukrinform.ua/rubric-ato/3692076-intensivnist-rosijskih-obstriliv-u-berezni-zrosla-na-11-prikordonniki.html" text:style-name="Internet_20_link" text:visited-style-name="Visited_20_Internet_20_Link">
https://www.ukrinform.ua/rubric-ato/3692076-intensivnist-rosijskih-obstriliv-u-berezni-zrosla-na-11-prikordonniki.html</text:a>
</text:p>
      <!--NEWS-->
      <text:h text:style-name="P10" text:outline-level="1">
<text:span text:style-name="T4">
Інтенсивність російських обстрілів у березні зросла на 11% - прикордонники</text:span>
</text:h>
      <text:p text:style-name="P4">
Authors: Ukrinform (Person)</text:p>
      <text:p text:style-name="P4">
Publisher: Укринформ (Organization)</text:p>
      <text:p text:style-name="P4">
Published Time: 2023-04-06T00:24:00+03:00</text:p>
      <text:p text:style-name="P4">
Modified Time: 2023-04-06T00:24:00+03:00</text:p>
      <text:p text:style-name="P4">
Description: </text:p>
      <text:p text:style-name="P4">
Спільно з іншими підрозділами Сил оборони прикордонники протягом березня брали участь у понад 900 бойових зіткненнях з агресором. — Укрінформ.</text:p>
      <text:p text:style-name="P4">
Images: ["<text:a xlink:type="simple" xlink:href="https://static.ukrinform.com/photos/2022_04/thumb_files/630_360_1651318370-894.jpg" text:style-name="Internet_20_link" text:visited-style-name="Visited_20_Internet_20_Link">
630_360_16513...</text:a>
"]</text:p>
      <text:p text:style-name="P4">
Tags: ['Обстріл', 'Війна з росією']</text:p>
      <text:p text:style-name="P4">
Type: Article</text:p>
      <!--METADATA-->
      <text:p text:style-name="P4">
<draw:frame draw:style-name="fr1" draw:name="Image424" text:anchor-type="as-char" svg:width="6.9236in" svg:height="3.956343in" draw:z-index="0">
<draw:image xlink:href="../Images/yкринформ/2023-04-06T00-24-00-03-00/630_360_1651318370-894.jpg" xlink:type="simple" xlink:show="embed" xlink:actuate="onLoad" draw:mime-type="image/jpeg"/>
</draw:frame>
 Спільно зіншими підрозділами Сил оборони прикордонники протягом березня брали участь упонад 900 бойових зіткненнях з агресором.</text:p>
      <text:p text:style-name="P4">
Про це в коментарі Укрінформу повідомив речник ДПСУ Андрій Демченко.</text:p>
      <text:p text:style-name="P4">
«Протягом березня прикордонники витримали понад 1800 <text:a xlink:type="simple" xlink:href="https://www.ukrinform.ua/tag-obstril" text:style-name="Internet_20_link" text:visited-style-name="Visited_20_Internet_20_Link">
</text:a>
 , які здійснював ворог по позиціямнаших військовослужбовців. Їх інтенсивність у порівнянні з попереднім місяцемзбільшилася на 11%. Спільно з іншими підрозділами прикордонники протягомберезня брали участь у більш ніж 900 бойових зіткненнях з агресором. Також уході спільних дій знищено значну кількість живої сили противника та ворожоїтехніки», - повідомив Демченко.</text:p>
      <text:p text:style-name="P4">
За його словами, атаки ворога українські військовослужбовці постійновідбивають на Авдіївському, Лиманському та Бахмутському напрямках. Наостанньому ворог продовжує концентрувати свої найбільші наступальніспроможності попри значні втрати. Окупанти намагаються використовувати тактикувиснаження та тотального руйнування.</text:p>
      <text:p text:style-name="P4">
<text:span text:style-name="T4">
Читайте також:</text:span>
 <text:a xlink:type="simple" xlink:href="https://www.ukrinform.ua/rubric-ato/3692066-ponad-300-obstriliv-za-misac-demcenko-rozpoviv-pro-ataki-rf-na-tri-prikordonni-oblasti.html" text:style-name="Internet_20_link" text:visited-style-name="Visited_20_Internet_20_Link">
 <text:span text:style-name="T4">
Демченко</text:span>
 </text:a>
</text:p>
      <text:p text:style-name="P4">
Особливо речник відзначив ефективні дії груп аеророзвідки прикордоннихпідрозділів, які не лише нищать ворога, а й корегують вогонь артилерії попозиціях противника.</text:p>
      <text:p text:style-name="P4">
Виконуючи бойові завдання прикордонники діють за єдиним задумом Генеральногоштабу, підкреслив Демченко.</text:p>
      <text:p text:style-name="P4">
Як повідомляв Укрінформ, підрозділи Держприкордонслужби у складі Сил оборонисьогодні вночі <text:a xlink:type="simple" xlink:href="https://www.ukrinform.ua/rubric-ato/3691802-u-bahmuti-prikordonniki-vidbili-masnij-sturm-vagnerivciv.html" text:style-name="Internet_20_link" text:visited-style-name="Visited_20_Internet_20_Link">
 </text:a>
 , зокрема було знищено 29загарбників, поранено – понад 40.</text:p>
      <text:p text:style-name="P4">
Source: <text:a xlink:type="simple" xlink:href="https://www.ukrinform.ua/rubric-ato/3692076-intensivnist-rosijskih-obstriliv-u-berezni-zrosla-na-11-prikordonniki.html" text:style-name="Internet_20_link" text:visited-style-name="Visited_20_Internet_20_Link">
https://www.ukrinform.ua/rubric-ato/3692076-intensivnist-rosijskih-obstriliv-u-berezni-zrosla-na-11-prikordonniki.html</text:a>
</text:p>
      <!--NEWS-->
      <text:h text:style-name="P10" text:outline-level="1">
<text:span text:style-name="T4">
Співпрацювати з ворогом погодились 700 мешканців Мелітопольського району – мер</text:span>
</text:h>
      <text:p text:style-name="P4">
Authors: Ukrinform (Person)</text:p>
      <text:p text:style-name="P4">
Publisher: Укринформ (Organization)</text:p>
      <text:p text:style-name="P4">
Published Time: 2023-04-06T00:42:00+03:00</text:p>
      <text:p text:style-name="P4">
Modified Time: 2023-04-06T00:42:00+03:00</text:p>
      <text:p text:style-name="P4">
Description: На співпрацю з ворогом погодилося 700 людей. Мова йде про Мелітополь та Мелітопольський район. — Укрінформ.</text:p>
      <text:p text:style-name="P4">
Images: ["<text:a xlink:type="simple" xlink:href="https://static.ukrinform.com/photos/2022_11/thumb_files/630_360_1667485448-125.jpg" text:style-name="Internet_20_link" text:visited-style-name="Visited_20_Internet_20_Link">
630_360_16674...</text:a>
"]</text:p>
      <text:p text:style-name="P4">
Tags: ['Мелітополь', 'Федоров', 'Війна з росією']</text:p>
      <text:p text:style-name="P4">
Type: Article</text:p>
      <!--METADATA-->
      <text:p text:style-name="P4">
<draw:frame draw:style-name="fr1" draw:name="Image425" text:anchor-type="as-char" svg:width="6.9236in" svg:height="3.956343in" draw:z-index="0">
<draw:image xlink:href="../Images/yкринформ/2023-04-06T00-42-00-03-00/630_360_1667485448-125.jpg" xlink:type="simple" xlink:show="embed" xlink:actuate="onLoad" draw:mime-type="image/jpeg"/>
</draw:frame>
 Наспівпрацю з ворогом погодилося 700 людей. Мова йде про Мелітополь таМелітопольський район.</text:p>
      <text:p text:style-name="P4">
Про це в ефірі національного телемарафону "Єдині новини" сказав міський головаМелітополя Іван Федоров, передає Укрінформ.</text:p>
      <text:p text:style-name="P4">
"Якщо говорити про Мелітополь та район, то на співпрацю з ворогом (хто ставколаборантом, хто допоміг з організацією псевдореферендуму), то в нашомуреєстрі зібрано 700 людей. Це ті люди, хто почав захоплювати школи і навчатидітей, і ті, хто пішли до фейкової податкової, пенсійного фонду і так далі. Ці700 людей перевірені, по них є факти колаборації, йдуть кримінальніпровадження і будуть вручатись підозри", - повідомив він.</text:p>
      <text:p text:style-name="P4">
<text:span text:style-name="T4">
Читайте також:</text:span>
 <text:a xlink:type="simple" xlink:href="https://www.ukrinform.ua/rubric-society/3691595-veresuk-rekomendue-ukraincam-timcasovo-viihati-z-tot-do-tretih-krain.html" text:style-name="Internet_20_link" text:visited-style-name="Visited_20_Internet_20_Link">
 </text:a>
</text:p>
      <text:p text:style-name="P4">
Щодо того, чи багато колаборантів серед представників влади, то Федоровзазначив, що серед тих, хто працював у структурі міської ради на бік ворогаперейшло не більше 10 людей.</text:p>
      <text:p text:style-name="P4">
Як повідомлялося, сьогодні зранку, близько 8:20, в Мелітополі пролунав вибух.Наразі точно не відомо, що саме вибухнуло. Проте, як зазначив Федоров, вибухстався в тій частині, де знаходиться військовий аеродром, локомотивне депо -тобто там, де є скупчення ворожої техніки.</text:p>
      <text:p text:style-name="P4">
Source: <text:a xlink:type="simple" xlink:href="https://www.ukrinform.ua/rubric-regions/3691887-spivpracuvati-z-vorogom-pogodilis-700-meskanciv-melitopolskogo-rajonu-mer.html" text:style-name="Internet_20_link" text:visited-style-name="Visited_20_Internet_20_Link">
https://www.ukrinform.ua/rubric-regions/3691887-spivpracuvati-z-vorogom-pogodilis-700-meskanciv-melitopolskogo-rajonu-mer.html</text:a>
</text:p>
      <!--NEWS-->
      <text:h text:style-name="P10" text:outline-level="1">
<text:span text:style-name="T4">
Мінреінтеграції посилює заходи з інформування щодо мінної безпеки</text:span>
</text:h>
      <text:p text:style-name="P4">
Author: ['АРМІЯINFORM']</text:p>
      <text:p text:style-name="P4">
Time: 2023-04-06T98:00:00-04:00</text:p>
      <text:p text:style-name="P4">
Description: Про це повідомляє Міністерство з питань реінтеграції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miny.jpg" text:style-name="Internet_20_link" text:visited-style-name="Visited_20_Internet_20_Link">
miny.jpg</text:a>
']</text:p>
      <text:p text:style-name="P4">
Tags: ['STOPRUSSIA', 'АГРЕСІЯ РФ', 'ВІЙНА', 'ВТОРГНЕННЯ РФ', 'МІННА БЕЗПЕКА', 'ХЕРСОНЩИНА']</text:p>
      <text:p text:style-name="P4">
Category: News</text:p>
      <!--METADATA-->
      <text:p text:style-name="P4">
<draw:frame draw:style-name="fr1" draw:name="Image426" text:anchor-type="as-char" svg:width="6.9236in" svg:height="3.893007in" draw:z-index="0">
<draw:image xlink:href="../Images/AРМІЯINFORM/2023-04-06T98-00-00-04-00/miny.jpg" xlink:type="simple" xlink:show="embed" xlink:actuate="onLoad" draw:mime-type="image/jpeg"/>
</draw:frame>
Ілюстративне фото</text:p>
      <text:p text:style-name="P4">
Про це <text:a xlink:type="simple" xlink:href="https://minre.gov.ua/2023/04/05/na-hersonshhyni-minreintegracziyi-posylyuye-zahody-z-informuvannya-shhodo-minnoyi-bezpeky/" text:style-name="Internet_20_link" text:visited-style-name="Visited_20_Internet_20_Link">
повідомляє</text:a>
Міністерство з питань реінтеграції тимчасово окупованих територій України.</text:p>
      <text:p text:style-name="P4">
Заходи з інформування населення щодо ризиків, пов’язаних із вибухонебезпечнимипредметами (ВНП), обговорювались під час зустрічі представниківМінреінтеграції та Херсонської обласної військової адміністрації.</text:p>
      <text:p text:style-name="P4">
У підсумку зустрічі представник Мінреінтеграції передав Херсонській ОВА 2тисячі роздаткових матеріалів для інформування населення з мінної безпеки. Атакож — учнівські зошити та банери для шкіл звільнених районів області.Найближчим часом планується передати на Херсонщину ще 100 тисяч роздатковихматеріалів з мінної безпеки.</text:p>
      <text:p text:style-name="P4">
Відповідно до бази даних Мінреінтеграції щодо обліку постраждалих від мін іневибухнувших боєприпасів, Херсонська область залишається однією з найбільшзабруднених ВНП територій. З початку року тут зафіксовано 28 інцидентів,пов’язаних з підривами цивільних на мінах і нерозірваних боєприпасах.Внаслідок цих інцидентів постраждали 43 особи, з них 17 людей загинули, а інші— дістали поранення.</text:p>
      <text:p text:style-name="P4">
Зазначимо, що Мінреінтеграції в межах роботи Координаційного штабу з питаньдеокупованих територій проводить постійну роз’яснювальну роботу з метоюнавчання населення звільнених територій ризикам, пов’язаним з ВНП.</text:p>
      <text:p text:style-name="P4">
Source: <text:a xlink:type="simple" xlink:href="https://armyinform.com.ua/2023/04/06/naselennya-zvilnenyh-rajoniv-hersonshhyny-posylyuyut-zahody-z-informuvannya-shhodo-minnoyi-bezpeky/" text:style-name="Internet_20_link" text:visited-style-name="Visited_20_Internet_20_Link">
https://armyinform.com.ua/2023/04/06/naselennya-zvilnenyh-rajoniv-hersonshhyny-posylyuyut-zahody-z-informuvannya-shhodo-minnoyi-bezpeky/</text:a>
</text:p>
      <!--NEWS-->
      <text:h text:style-name="P10" text:outline-level="1">
<text:span text:style-name="T4">
Важливо продовжувати формування доказової бази злочинів росії в Україні — Мінюст</text:span>
</text:h>
      <text:p text:style-name="P4">
Author: ['АРМІЯINFORM']</text:p>
      <text:p text:style-name="P4">
Time: 2023-04-06T99:00:00-04:00</text:p>
      <text:p text:style-name="P4">
Description: Заступник Міністра юстиції України Ірина Мудра та Уповноважена у справах Європе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rp6965_.jpg" text:style-name="Internet_20_link" text:visited-style-name="Visited_20_Internet_20_Link">
korp6965_.jpg</text:a>
']</text:p>
      <text:p text:style-name="P4">
Tags: ['STOPRUSSIA', 'АГРЕСІЯ РФ', 'ВІЙНА', 'ВІЙСЬКОВІ ЗЛОЧИНИ РФ', 'ВОЄННІ ЗЛОЧИНЦІ', 'ВТОРГНЕННЯ РФ', 'УРЯДОВИЙ ПОРТАЛ']</text:p>
      <text:p text:style-name="P4">
Category: News</text:p>
      <!--METADATA-->
      <text:p text:style-name="P4">
<draw:frame draw:style-name="fr1" draw:name="Image427" text:anchor-type="as-char" svg:width="6.9236in" svg:height="4.281093in" draw:z-index="0">
<draw:image xlink:href="../Images/AРМІЯINFORM/2023-04-06T99-00-00-04-00/korp6965_.jpg" xlink:type="simple" xlink:show="embed" xlink:actuate="onLoad" draw:mime-type="image/jpeg"/>
</draw:frame>
Ілюстративне фото</text:p>
      <text:p text:style-name="P4">
Заступник Міністра юстиції України Ірина Мудра та Уповноважена у справахЄвропейського суду з прав людини Маргарита Сокоренко зустрілися зпредставниками організації «Яхад-Ін Унум» та обговорили питання воєннихзлочинів, скоєних російської федерацією, важливість створення компенсаційногомеханізму та виплат репарацій, а також можливість підписання Меморандуму проспівпрацю між Міністерством юстиції України та організацією «Яхад-Ін Унум».</text:p>
      <text:p text:style-name="P4">
Про це <text:a xlink:type="simple" xlink:href="https://www.kmu.gov.ua/news/iryna-mudra-vazhlyvo-prodovzhuvaty-formuvannia-dokazovoi-bazy-zlochyniv-rosii-v-ukraini" text:style-name="Internet_20_link" text:visited-style-name="Visited_20_Internet_20_Link">
повідомляє</text:a>
 Урядовийпортал.</text:p>
      <text:p text:style-name="P4">
Ірина Мудра підкреслила, що минув рік із моменту запуску спільного проектуМін’юсту та організації «Яхад-Ін Унум» зі збору доказів і свідчень задлярозслідування воєнних злочинів російської федерації, скоєних в Україні таподякувала представникам організації за важливі результати цієї ініціативи.</text:p>
      <text:p text:style-name="P4">
«Маcштабна діяльність „Яхад-Ін Унум“ в цьому напрямку, зокрема, взаємодія збезпосередніми свідками агресії рф та порушень прав людини, є надзвичайноцінним внеском для формування доказової бази систематичних злочинів росіїпроти мирного населення по всій території України. А це у свою чергу сприяєякнайшвидшому запровадженню міжнародного компенсаційного механізму, що єнеможливим без створення Реєстру збитків, завданих війною українцям, бізнесута державі», — підкреслила заступник Міністра.</text:p>
      <text:p text:style-name="P4">
Як відомо, 17 лютого 2023 року Уряд Нідерландів погодив пропозицію Українищодо створення міжнародної організації реєстру збитків у Гаазі. А отже, наразінеобхідно докласти всіх можливих зусиль, аби посилити доказову базу з метоюотримання справедливих компенсацій від росії.</text:p>
      <text:p text:style-name="P4">
Уповноважена у справах Європейського суду з прав людини Маргарита Сокоренкозазначила, що зібрані організацією «Яхад-Ін Унум» свідчення воєнних злочинівросії вже передані Міністерством юстиції України до Європейського суду з правлюдини: «Цьогоріч одним із пріоритетів діяльності ЄСПЛ є ретельнеопрацьовування доказів численних порушень російською федерацією прав людини,тож підтримка „Яхад-Ін Унум“ у даній сфері є вкрай важливою».</text:p>
      <text:p text:style-name="P4">
У свою чергу представники організації «Яхад-Ін Унум» наголосили, що неприпинятимуть збирати важливі свідчення, адже мають на меті отримати докази ізнайбільш віддалених сіл України, що постраждали від російських окупантів.Генеральний директор організації «Яхад-Ін Унум» Марко Ґонзалез підкреслив, щоце є вкрай важливим задля продовження боротьби із російською пропагандою, щоспотворює факти та презентує інформацію навіть про найжахливіші злочини увигідному для рф світлі.</text:p>
      <text:p text:style-name="P4">
У рамках обговорення сторони також узгодили плани щодо створення більшдетальних звітів та аналітичних матеріалів, які слугуватимуть доказами дляЄСПЛ систематичних порушень росією прав людини, внесення правок до майбутньогоМеморандуму про співпрацю між Міністерством юстиції України та організацією«Яхад-Ін Унум» та висловили сподівання на подальше, не менш плідне,співробітництво у напрямку покарання злочинів агресії.</text:p>
      <text:p text:style-name="P4">
Сторони також приділили увагу доказовій базі щодо злочину геноциду, що такожзбирається цією організацією та потім передається українським правоохоронниморганам та до МКС.</text:p>
      <text:p text:style-name="P4">
«Навіть у таких поважних NGO не виникає жодних сумнівів, що росія вчиняєгеноцид в Україні. Неминучість покарання обов’язково настане. І дуже скоро!Для цього зібрані відповідні докази», — наголосила Ірина Мудра.</text:p>
      <text:p text:style-name="P4">
Source: <text:a xlink:type="simple" xlink:href="https://armyinform.com.ua/2023/04/06/vazhlyvo-prodovzhuvaty-formuvannya-dokazovoyi-bazy-zlochyniv-rosiyi-v-ukrayini/" text:style-name="Internet_20_link" text:visited-style-name="Visited_20_Internet_20_Link">
https://armyinform.com.ua/2023/04/06/vazhlyvo-prodovzhuvaty-formuvannya-dokazovoyi-bazy-zlochyniv-rosiyi-v-ukrayi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